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Yeline，Mykolayivka，Ivan ...</text:span>
</text:h>
      <text:p text:style-name="P4">
作者: liveuamap (Language: en)</text:p>
      <text:p text:style-name="P4">
时间: 2023-05-05T-107:16:00</text:p>
      <text:p text:style-name="P4">
地点: Kharkiv (Latitude:49.94194 Longtitude:37.76052)</text:p>
      <text:p text:style-name="P4">
视频: []</text:p>
      <text:p text:style-name="P4">
图片: []</text:p>
      <text:p text:style-name="P4">
标签: ["Russia"]</text:p>
      <text:p text:style-name="P4">
Id: 22560617</text:p>
      <!--METADATA-->
      <text:p text:style-name="P4">
在Sivershchyna和Slbozhanschyna的方向上，俄罗斯军队炮击了Chernihiv地区的Yeline，Mykolayivka，Ivanivka，Buchky和Hremyach； Uralove, Porokhon, Studenok, Shalyhyne, Rivne, Boyaro-Lezhachi, Stukalivka, Bilopillya, Tymofiyivka, Kindrativka, Oleksiyivka, Yunaka, Yunaka Vona Zorya, HlyBoke, Lyptsi, Vesele, OhirtsEve, Vovchanski Khutory, Karayichne, Bochkove, Budarky, Komisarove, Kolodyazne乌克兰武装部队的总参谋长在晨报中说</text:p>
      <text:p text:style-name="P4">
新闻集链接：(https://liveuamap.com/en/2023/5-may-at-sivershchyna-and-slobozhanschyna-directions-russian)</text:p>
      <text:p text:style-name="P4">
News Source: <text:a xlink:type="simple" xlink:href="https://t.me/lumsrc/4688" text:style-name="Internet_20_link" text:visited-style-name="Visited_20_Internet_20_Link">
https://t.me/lumsrc/4688</text:a>
</text:p>
      <!--NEWS-->
      <text:h text:style-name="P10" text:outline-level="1">
<text:span text:style-name="T4">
在Kupyansk指令俄罗斯军队WELLED PHONOLIVKA，NOVOMOLINSK，KAMYANKA，DVORICHNY，WEST ...</text:span>
</text:h>
      <text:p text:style-name="P4">
作者: liveuamap (Language: en)</text:p>
      <text:p text:style-name="P4">
时间: 2023-05-05T-109:16:00</text:p>
      <text:p text:style-name="P4">
地点: Svatove (Latitude:49.54303 Longtitude:37.89425)</text:p>
      <text:p text:style-name="P4">
视频: []</text:p>
      <text:p text:style-name="P4">
图片: []</text:p>
      <text:p text:style-name="P4">
标签: ["Russia"]</text:p>
      <text:p text:style-name="P4">
Id: 22560614</text:p>
      <!--METADATA-->
      <text:p text:style-name="P4">
在Kupiansk的指示，俄罗斯军队炮击了Fyholivka，Novomlynsk，Kamyanka，Dvorichna，Dvorichna，Zapadne，Zapadne，Lyman Pershyy，Kyslivka，Kotlyarivka，Kotlyarivka，Krokhmalne and Krokhmalne andBerestove，Kharkiv地区，Kharkiv地区，乌克兰(Ukraine of Morther)的报道 -</text:p>
      <text:p text:style-name="P4">
新闻集链接：<text:a xlink:type="simple" xlink:href="https://liveuamap.com/en/2023/5-may-at-kupiansk-direction-russian-army-shelled-fyholivka" text:style-name="Internet_20_link" text:visited-style-name="Visited_20_Internet_20_Link">
https://liveuamap.com/en/2023/5-may-at-kupiansk-direction-russian-army-shelled-fyholivka</text:a>
</text:p>
      <text:p text:style-name="P4">
News Source: <text:a xlink:type="simple" xlink:href="https://t.me/lumsrc/4689" text:style-name="Internet_20_link" text:visited-style-name="Visited_20_Internet_20_Link">
https://t.me/lumsrc/4689</text:a>
</text:p>
      <!--NEWS-->
      <text:h text:style-name="P10" text:outline-level="1">
<text:span text:style-name="T4">
在利曼（Liman Diretiin</text:span>
</text:h>
      <text:p text:style-name="P4">
作者: liveuamap (Language: en)</text:p>
      <text:p text:style-name="P4">
时间: 2023-05-05T-111:16:00</text:p>
      <text:p text:style-name="P4">
地点: Donetsk (Latitude:48.75166 Longtitude:38.07518)</text:p>
      <text:p text:style-name="P4">
视频: []</text:p>
      <text:p text:style-name="P4">
图片: []</text:p>
      <text:p text:style-name="P4">
标签: ["Russia"]</text:p>
      <text:p text:style-name="P4">
Id: 22560609</text:p>
      <!--METADATA-->
      <text:p text:style-name="P4">
新闻集链接：<text:a xlink:type="simple" xlink:href="https://liveuamap.com/en/2023/5-may-at-lyman-direction-russian-army-shelled-stelmakhivka" text:style-name="Internet_20_link" text:visited-style-name="Visited_20_Internet_20_Link">
https://liveuamap.com/en/2023/2023/5-may-at-yman-direction-russian-army-army-shelled-stelmakhivka</text:a>
</text:p>
      <text:p text:style-name="P4">
News Source: <text:a xlink:type="simple" xlink:href="https://t.me/lumsrc/4690" text:style-name="Internet_20_link" text:visited-style-name="Visited_20_Internet_20_Link">
https://t.me/lumsrc/4690</text:a>
</text:p>
      <!--NEWS-->
      <text:h text:style-name="P10" text:outline-level="1">
<text:span text:style-name="T4">
巴赫穆特（Bakhmut Directio Rusian）军队炮击了Nikiforivka，Vasukivka，Novomarkovo，Markovo，Grigo ...</text:span>
</text:h>
      <text:p text:style-name="P4">
作者: liveuamap (Language: en)</text:p>
      <text:p text:style-name="P4">
时间: 2023-05-05T-113:16:00</text:p>
      <text:p text:style-name="P4">
地点: Novhorods'ke, Donetsk Oblast (Latitude:48.32384 Longtitude:37.85236)</text:p>
      <text:p text:style-name="P4">
视频: []</text:p>
      <text:p text:style-name="P4">
图片: []</text:p>
      <text:p text:style-name="P4">
标签: ["Russia"]</text:p>
      <text:p text:style-name="P4">
Id: 22560604</text:p>
      <!--METADATA-->
      <text:p text:style-name="P4">
At Bakhmut Direction Russian Army Shelled Nykyforivka, Vasukivka, Novomarkove, Markove, Hryhorivka, Bohdanivka, Bakhmut, Ivanivske, Chaske, ChasKE A, Zalizne and New York of Donetsk Region, - General StaffofofOFFOFFOFFOFFOFFOFFOFFOFFOFFOFFOFFOFFOFFOFFOFFOFFOFFOFFOFFOFFOFFOFFOFFOFFOFFOFFOFFOFFOFFOFFOFFOFFOFFOFFOFFOFFOFFOFFOFFOFFOFFOFFOFFOFFOF Report</text:p>
      <text:p text:style-name="P4">
新闻集链接：(https://liveuamap.com/en/2023/5-may-at-bakhmut-direction-russian-army-shelled-nykyforivka)</text:p>
      <text:p text:style-name="P4">
News Source: <text:a xlink:type="simple" xlink:href="https://t.me/lumsrc/4691" text:style-name="Internet_20_link" text:visited-style-name="Visited_20_Internet_20_Link">
https://t.me/lumsrc/4691</text:a>
</text:p>
      <!--NEWS-->
      <text:h text:style-name="P10" text:outline-level="1">
<text:span text:style-name="T4">
陆军的JSC Avdiivka Directio Rusian炮击Avdiivka，Pervomaisko，Neetailev和Karlovka ...</text:span>
</text:h>
      <text:p text:style-name="P4">
作者: liveuamap (Language: en)</text:p>
      <text:p text:style-name="P4">
时间: 2023-05-05T-115:16:00</text:p>
      <text:p text:style-name="P4">
地点: Donetsk Oblast (Latitude:48.10858 Longtitude:37.49205)</text:p>
      <text:p text:style-name="P4">
视频: []</text:p>
      <text:p text:style-name="P4">
图片: []</text:p>
      <text:p text:style-name="P4">
标签: ["Russia"]</text:p>
      <text:p text:style-name="P4">
Id: 22560601</text:p>
      <!--METADATA-->
      <text:p text:style-name="P4">
在Avdiyivka方向，俄罗斯军队炮击了Avdiyivka，Pervomayske，Donetsk地区的Netayloveand Karlivka，乌克兰武装部队的总参谋</text:p>
      <text:p text:style-name="P4">
新闻集链接：<text:a xlink:type="simple" xlink:href="https://liveuamap.com/en/2023/5-may-at-avdiyivka-direction-russian-army-shelled-avdiyivka" text:style-name="Internet_20_link" text:visited-style-name="Visited_20_Internet_20_Link">
https://liveuamap.com/en/2023/5-may-at-avdiyivka-direction-russian-army-army-shelled-avdiyivka</text:a>
</text:p>
      <text:p text:style-name="P4">
News Source: <text:a xlink:type="simple" xlink:href="https://t.me/lumsrc/4692" text:style-name="Internet_20_link" text:visited-style-name="Visited_20_Internet_20_Link">
https://t.me/lumsrc/4692</text:a>
</text:p>
      <!--NEWS-->
      <text:h text:style-name="P10" text:outline-level="1">
<text:span text:style-name="T4">
在玛丽卡（Maryinka）方向，俄罗斯军队炮击了Krasnohorivka，Pobyeda和Novomykhaylivka的工作...</text:span>
</text:h>
      <text:p text:style-name="P4">
作者: liveuamap (Language: en)</text:p>
      <text:p text:style-name="P4">
时间: 2023-05-05T-117:16:00</text:p>
      <text:p text:style-name="P4">
地点: Donetsk (Latitude:47.85556 Longtitude:37.47831)</text:p>
      <text:p text:style-name="P4">
视频: []</text:p>
      <text:p text:style-name="P4">
图片: []</text:p>
      <text:p text:style-name="P4">
标签: ["Russia"]</text:p>
      <text:p text:style-name="P4">
Id: 22560597</text:p>
      <!--METADATA-->
      <text:p text:style-name="P4">
在玛丽卡(Maryinka)方向，俄罗斯军队炮击了顿涅茨克地区的Krasnohorivka，Pobyeda和Novomykhaylivka， - 乌克兰武装部队在早晨的报告中</text:p>
      <text:p text:style-name="P4">
新闻集链接：<text:a xlink:type="simple" xlink:href="https://liveuamap.com/en/2023/5-may-at-maryinka-direction-russian-army-shelled-krasnohorivka" text:style-name="Internet_20_link" text:visited-style-name="Visited_20_Internet_20_Link">
https://liveuamap.com/en/2023/5-may-at-maryinka-direction-russian-marmy-shelled-krasnohorivka</text:a>
</text:p>
      <text:p text:style-name="P4">
News Source: <text:a xlink:type="simple" xlink:href="https://t.me/lumsrc/4693" text:style-name="Internet_20_link" text:visited-style-name="Visited_20_Internet_20_Link">
https://t.me/lumsrc/4693</text:a>
</text:p>
      <!--NEWS-->
      <text:h text:style-name="P10" text:outline-level="1">
<text:span text:style-name="T4">
JSC Shakhtar Directio Rusian军队炮击Kalledar，Novoukrainka，Amenian和Shakh ...</text:span>
</text:h>
      <text:p text:style-name="P4">
作者: liveuamap (Language: en)</text:p>
      <text:p text:style-name="P4">
时间: 2023-05-05T-119:16:00</text:p>
      <text:p text:style-name="P4">
地点: Velyka Novosilka (Latitude:47.85683 Longtitude:37.00951)</text:p>
      <text:p text:style-name="P4">
视频: []</text:p>
      <text:p text:style-name="P4">
图片: []</text:p>
      <text:p text:style-name="P4">
标签: ["Russia"]</text:p>
      <text:p text:style-name="P4">
Id: 22560593</text:p>
      <!--METADATA-->
      <text:p text:style-name="P4">
在沙克塔克(Shakhtarske)的指示，俄罗斯军队炮击了Vuhledar，Novoukrayinka，Prechystivka和Donetsk地区的Shakhtarske，乌克兰军队的总参谋部在早晨的报告中说</text:p>
      <text:p text:style-name="P4">
新闻集链接：<text:a xlink:type="simple" xlink:href="https://liveuamap.com/en/2023/5-may-at-shakhtarske-direction-russian-army-shelled-vuhledar" text:style-name="Internet_20_link" text:visited-style-name="Visited_20_Internet_20_Link">
https://liveuamap.com/en/2023/5-may-at-shakhtarske-direction-direction-russian-army-shelled-vuhledar</text:a>
</text:p>
      <text:p text:style-name="P4">
News Source: <text:a xlink:type="simple" xlink:href="https://t.me/lumsrc/4694" text:style-name="Internet_20_link" text:visited-style-name="Visited_20_Internet_20_Link">
https://t.me/lumsrc/4694</text:a>
</text:p>
      <!--NEWS-->
      <text:h text:style-name="P10" text:outline-level="1">
<text:span text:style-name="T4">
在Zaporizhzhia和Kherson的指示，俄罗斯军队炮击Vremivka，Novosilka和Novopil O ...</text:span>
</text:h>
      <text:p text:style-name="P4">
作者: liveuamap (Language: en)</text:p>
      <text:p text:style-name="P4">
时间: 2023-05-05T-121:16:00</text:p>
      <text:p text:style-name="P4">
地点: Kherson (Latitude:46.59497 Longtitude:32.26157)</text:p>
      <text:p text:style-name="P4">
视频: []</text:p>
      <text:p text:style-name="P4">
图片: []</text:p>
      <text:p text:style-name="P4">
标签: ["Russia"]</text:p>
      <text:p text:style-name="P4">
Id: 22560590</text:p>
      <!--METADATA-->
      <text:p text:style-name="P4">
在Zaporizhzhia和Kherson的指示，俄罗斯军队炮击了Vremivka，Novosilka和Donetsk地区的Novopil； Malynivka，Novoandriyivka，Malischerbaky，Stepove和Zaporizhzhia地区的Kamyanske； Nikopol ofDnipropetrovsk地区； Mykhaylivka，Kozatske，Lvove，Novotyahynka，Sofiyivkaof Kherson地区和Kherson City， - 乌克兰武装部队在早晨的报告中</text:p>
      <text:p text:style-name="P4">
新闻集链接：<text:a xlink:type="simple" xlink:href="https://liveuamap.com/en/2023/5-may-at-zaporizhzhia-and-kherson-directions-russian-army" text:style-name="Internet_20_link" text:visited-style-name="Visited_20_Internet_20_Link">
https://liveuamap.com/en/2023/5-may-at-zaporizhzhia-and-kherson-directions-russian-army</text:a>
</text:p>
      <text:p text:style-name="P4">
News Source: <text:a xlink:type="simple" xlink:href="https://t.me/lumsrc/4695" text:style-name="Internet_20_link" text:visited-style-name="Visited_20_Internet_20_Link">
https://t.me/lumsrc/4695</text:a>
</text:p>
      <!--NEWS-->
      <text:h text:style-name="P10" text:outline-level="1">
<text:span text:style-name="T4">
Chernihivska Oblast（18:14）。 红色警报：空中威胁。 警笛声。 立即掩盖！</text:span>
</text:h>
      <text:p text:style-name="P4">
作者: liveuamap (Language: en)</text:p>
      <text:p text:style-name="P4">
时间: 2023-05-05T12:15:00</text:p>
      <text:p text:style-name="P4">
地点: Chernihivska Oblast (Latitude:51.33316 Longtitude:32.00015)</text:p>
      <text:p text:style-name="P4">
视频: []</text:p>
      <text:p text:style-name="P4">
图片: []</text:p>
      <text:p text:style-name="P4">
标签: ["Europe", "Central and Eastern Europe"]</text:p>
      <text:p text:style-name="P4">
Id: 22560694</text:p>
      <!--METADATA-->
      <text:p text:style-name="P4">
切尔尼希夫地区(18:14). Red Alert: aerial threat. Sirens sounding. Takecover now!</text:p>
      <text:p text:style-name="P4">
News Collection Link: <text:a xlink:type="simple" xlink:href="https://liveuamap.com/en/2023/05-may-chernihivska-oblast1814-red-alert-aerig" text:style-name="Internet_20_link" text:visited-style-name="Visited_20_Internet_20_Link">
https://liveuamap.com/en/2023/05-may-chernihivska-oblast1814-red-alert-aerig</text:a>
</text:p>
      <text:p text:style-name="P4">
News Source: <text:a xlink:type="simple" xlink:href="https://t.me/suspilnechernihiv/18297" text:style-name="Internet_20_link" text:visited-style-name="Visited_20_Internet_20_Link">
https://t.me/suspilnechernihiv/18297</text:a>
</text:p>
      <!--NEWS-->
      <text:h text:style-name="P10" text:outline-level="1">
<text:span text:style-name="T4">
哈尔基夫，哈尔基夫地区，苏米地区（18:15）。 红色ALRT：空中tchretate。 警笛声。 ...</text:span>
</text:h>
      <text:p text:style-name="P4">
作者: liveuamap (Language: en)</text:p>
      <text:p text:style-name="P4">
时间: 2023-05-05T12:16:00</text:p>
      <text:p text:style-name="P4">
地点: Kharkiv (Latitude:49.97996 Longtitude:36.25355)</text:p>
      <text:p text:style-name="P4">
视频: []</text:p>
      <text:p text:style-name="P4">
图片: []</text:p>
      <text:p text:style-name="P4">
标签: ["Europe", "Central and Eastern Europe"]</text:p>
      <text:p text:style-name="P4">
Id: 22560695</text:p>
      <!--METADATA-->
      <text:p text:style-name="P4">
苏米地区哈尔基夫地区哈尔基夫(18:15). Red Alert: aerial threat.Sirens sounding. Take cover now!</text:p>
      <text:p text:style-name="P4">
News Collection Link: <text:a xlink:type="simple" xlink:href="https://liveuamap.com/en/2023/05-may-kharkiv-kharkivska-oblast-sumska-oblasg" text:style-name="Internet_20_link" text:visited-style-name="Visited_20_Internet_20_Link">
https://liveuamap.com/en/2023/05-may-kharkiv-kharkivska-oblast-sumska-oblasg</text:a>
</text:p>
      <text:p text:style-name="P4">
News Source: <text:a xlink:type="simple" xlink:href="https://t.me/air_alert_ua/44522" text:style-name="Internet_20_link" text:visited-style-name="Visited_20_Internet_20_Link">
https://t.me/air_alert_ua/44522</text:a>
</text:p>
      <!--NEWS-->
      <text:h text:style-name="P10" text:outline-level="1">
<text:span text:style-name="T4">
Poltavska Oblast（18:16）。 红色警报：空中威胁。 警笛声。 立即掩盖！</text:span>
</text:h>
      <text:p text:style-name="P4">
作者: liveuamap (Language: en)</text:p>
      <text:p text:style-name="P4">
时间: 2023-05-05T12:17:00</text:p>
      <text:p text:style-name="P4">
地点: Poltavska Oblast (Latitude:49.47632 Longtitude:33.81838)</text:p>
      <text:p text:style-name="P4">
视频: []</text:p>
      <text:p text:style-name="P4">
图片: []</text:p>
      <text:p text:style-name="P4">
标签: ["Europe", "Central and Eastern Europe"]</text:p>
      <text:p text:style-name="P4">
Id: 22560696</text:p>
      <!--METADATA-->
      <text:p text:style-name="P4">
poltava(18:16). Red Alert: aerial threat. Sirens sounding. Take covernow!</text:p>
      <text:p text:style-name="P4">
News Collection Link: <text:a xlink:type="simple" xlink:href="https://liveuamap.com/en/2023/05-may-poltavska-oblast1816-red-alert-aerial-g" text:style-name="Internet_20_link" text:visited-style-name="Visited_20_Internet_20_Link">
https://liveuamap.com/en/2023/05-may-poltavska-oblast1816-red-alert-aerial-g</text:a>
</text:p>
      <text:p text:style-name="P4">
News Source: <text:a xlink:type="simple" xlink:href="https://t.me/suspilnepoltava/11033" text:style-name="Internet_20_link" text:visited-style-name="Visited_20_Internet_20_Link">
https://t.me/suspilnepoltava/11033</text:a>
</text:p>
      <!--NEWS-->
      <text:h text:style-name="P10" text:outline-level="1">
<text:span text:style-name="T4">
Zaporizka Oblast（19:13）。 红色警报：空中威胁。 警笛声。 立即掩盖！</text:span>
</text:h>
      <text:p text:style-name="P4">
作者: liveuamap (Language: en)</text:p>
      <text:p text:style-name="P4">
时间: 2023-05-05T13:15:00</text:p>
      <text:p text:style-name="P4">
地点: Zaporizka Oblast (Latitude:47.611501 Longtitude:35.766441)</text:p>
      <text:p text:style-name="P4">
视频: []</text:p>
      <text:p text:style-name="P4">
图片: []</text:p>
      <text:p text:style-name="P4">
标签: ["Europe", "Central and Eastern Europe"]</text:p>
      <text:p text:style-name="P4">
Id: 22560697</text:p>
      <!--METADATA-->
      <text:p text:style-name="P4">
Zaporizhzhia地区(19:13). Red Alert: aerial threat. Sirens sounding. Take covernow!</text:p>
      <text:p text:style-name="P4">
News Collection Link: <text:a xlink:type="simple" xlink:href="https://liveuamap.com/en/2023/05-may-zaporizka-oblast1913-red-alert-aerial-g" text:style-name="Internet_20_link" text:visited-style-name="Visited_20_Internet_20_Link">
https://liveuamap.com/en/2023/05-may-zaporizka-oblast1913-red-alert-aerial-g</text:a>
</text:p>
      <text:p text:style-name="P4">
News Source: <text:a xlink:type="simple" xlink:href="https://t.me/air_alert_ua/44528" text:style-name="Internet_20_link" text:visited-style-name="Visited_20_Internet_20_Link">
https://t.me/air_alert_ua/44528</text:a>
</text:p>
      <!--NEWS-->
      <text:h text:style-name="P10" text:outline-level="1">
<text:span text:style-name="T4">
Chernihivska Oblast（20:28）。 红色警报：空中威胁。 警笛声。 立即掩盖！</text:span>
</text:h>
      <text:p text:style-name="P4">
作者: liveuamap (Language: en)</text:p>
      <text:p text:style-name="P4">
时间: 2023-05-05T14:28:00</text:p>
      <text:p text:style-name="P4">
地点: Chernihivska Oblast (Latitude:51.33287 Longtitude:31.99939)</text:p>
      <text:p text:style-name="P4">
视频: []</text:p>
      <text:p text:style-name="P4">
图片: []</text:p>
      <text:p text:style-name="P4">
标签: ["Europe", "Central and Eastern Europe"]</text:p>
      <text:p text:style-name="P4">
Id: 22560699</text:p>
      <!--METADATA-->
      <text:p text:style-name="P4">
切尔尼希夫地区(20:28). Red Alert: aerial threat. Sirens sounding. Takecover now!</text:p>
      <text:p text:style-name="P4">
News Collection Link: <text:a xlink:type="simple" xlink:href="https://liveuamap.com/en/2023/05-may-chernihivska-oblast2028-red-alert-aerig" text:style-name="Internet_20_link" text:visited-style-name="Visited_20_Internet_20_Link">
https://liveuamap.com/en/2023/05-may-chernihivska-oblast2028-red-alert-aerig</text:a>
</text:p>
      <text:p text:style-name="P4">
News Source: <text:a xlink:type="simple" xlink:href="https://t.me/suspilnechernihiv/18303" text:style-name="Internet_20_link" text:visited-style-name="Visited_20_Internet_20_Link">
https://t.me/suspilnechernihiv/18303</text:a>
</text:p>
      <!--NEWS-->
      <text:h text:style-name="P10" text:outline-level="1">
<text:span text:style-name="T4">
Sumska Oblast（20:28）。 红色警报：空中威胁。 警笛声。 立即掩盖！</text:span>
</text:h>
      <text:p text:style-name="P4">
作者: liveuamap (Language: en)</text:p>
      <text:p text:style-name="P4">
时间: 2023-05-05T14:30:00</text:p>
      <text:p text:style-name="P4">
地点: Sumska Oblast (Latitude:50.99946 Longtitude:34.00041)</text:p>
      <text:p text:style-name="P4">
视频: []</text:p>
      <text:p text:style-name="P4">
图片: []</text:p>
      <text:p text:style-name="P4">
标签: ["Europe", "Central and Eastern Europe"]</text:p>
      <text:p text:style-name="P4">
Id: 22560700</text:p>
      <!--METADATA-->
      <text:p text:style-name="P4">
Sumy地区(20:28). Red Alert: aerial threat. Sirens sounding. Take covernow!</text:p>
      <text:p text:style-name="P4">
News Collection Link: <text:a xlink:type="simple" xlink:href="https://liveuamap.com/en/2023/05-may-sumska-oblast2028-red-alert-aerial-thrg" text:style-name="Internet_20_link" text:visited-style-name="Visited_20_Internet_20_Link">
https://liveuamap.com/en/2023/05-may-sumska-oblast2028-red-alert-aerial-thrg</text:a>
</text:p>
      <text:p text:style-name="P4">
News Source: <text:a xlink:type="simple" xlink:href="https://t.me/air_alert_ua/44531" text:style-name="Internet_20_link" text:visited-style-name="Visited_20_Internet_20_Link">
https://t.me/air_alert_ua/44531</text:a>
</text:p>
      <!--NEWS-->
      <text:h text:style-name="P10" text:outline-level="1">
<text:span text:style-name="T4">
Sumska Oblast（21:11）。 红色警报：空中威胁。 警笛声。 立即掩盖！</text:span>
</text:h>
      <text:p text:style-name="P4">
作者: liveuamap (Language: en)</text:p>
      <text:p text:style-name="P4">
时间: 2023-05-05T15:20:00</text:p>
      <text:p text:style-name="P4">
地点: Sumska Oblast (Latitude:50.99875 Longtitude:34.00119)</text:p>
      <text:p text:style-name="P4">
视频: []</text:p>
      <text:p text:style-name="P4">
图片: []</text:p>
      <text:p text:style-name="P4">
标签: ["Europe", "Central and Eastern Europe"]</text:p>
      <text:p text:style-name="P4">
Id: 22560702</text:p>
      <!--METADATA-->
      <text:p text:style-name="P4">
Sumy地区(21:11). Red Alert: aerial threat. Sirens sounding. Take covernow!</text:p>
      <text:p text:style-name="P4">
News Collection Link: <text:a xlink:type="simple" xlink:href="https://liveuamap.com/en/2023/05-may-sumska-oblast2111-red-alert-aerial-thrg" text:style-name="Internet_20_link" text:visited-style-name="Visited_20_Internet_20_Link">
https://liveuamap.com/en/2023/05-may-sumska-oblast2111-red-alert-aerial-thrg</text:a>
</text:p>
      <text:p text:style-name="P4">
News Source: <text:a xlink:type="simple" xlink:href="https://t.me/air_alert_ua/44534" text:style-name="Internet_20_link" text:visited-style-name="Visited_20_Internet_20_Link">
https://t.me/air_alert_ua/44534</text:a>
</text:p>
      <!--NEWS-->
      <text:h text:style-name="P10" text:outline-level="1">
<text:span text:style-name="T4">
Donetsk Oblast（21:27）。 红色警报：空中威胁。 警笛声。 立即掩盖！</text:span>
</text:h>
      <text:p text:style-name="P4">
作者: liveuamap (Language: en)</text:p>
      <text:p text:style-name="P4">
时间: 2023-05-05T15:28:00</text:p>
      <text:p text:style-name="P4">
地点: Donetsk Oblast (Latitude:48.72676 Longtitude:37.57783)</text:p>
      <text:p text:style-name="P4">
视频: []</text:p>
      <text:p text:style-name="P4">
图片: []</text:p>
      <text:p text:style-name="P4">
标签: ["Europe", "Central and Eastern Europe"]</text:p>
      <text:p text:style-name="P4">
Id: 22560703</text:p>
      <!--METADATA-->
      <text:p text:style-name="P4">
Donetsk Oblast(21:27). Red Alert: aerial threat. Sirens sounding. Take covernow!</text:p>
      <text:p text:style-name="P4">
News Collection Link: <text:a xlink:type="simple" xlink:href="https://liveuamap.com/en/2023/05-may-donetsk-oblast2127-red-alert-aerial-thg" text:style-name="Internet_20_link" text:visited-style-name="Visited_20_Internet_20_Link">
https://liveuamap.com/en/2023/05-may-donetsk-oblast2127-red-alert-aerial-thg</text:a>
</text:p>
      <text:p text:style-name="P4">
News Source: <text:a xlink:type="simple" xlink:href="https://t.me/air_alert_ua/44535" text:style-name="Internet_20_link" text:visited-style-name="Visited_20_Internet_20_Link">
https://t.me/air_alert_ua/44535</text:a>
</text:p>
      <!--NEWS-->
      <text:h text:style-name="P10" text:outline-level="1">
<text:span text:style-name="T4">
Kharkiv，Kharkivska Oblast（21:29）。 红色警报：空中威胁。 警笛声。 立即掩盖！</text:span>
</text:h>
      <text:p text:style-name="P4">
作者: liveuamap (Language: en)</text:p>
      <text:p text:style-name="P4">
时间: 2023-05-05T15:31:00</text:p>
      <text:p text:style-name="P4">
地点: Kharkiv (Latitude:49.98014 Longtitude:36.25294)</text:p>
      <text:p text:style-name="P4">
视频: []</text:p>
      <text:p text:style-name="P4">
图片: []</text:p>
      <text:p text:style-name="P4">
标签: ["Europe", "Central and Eastern Europe"]</text:p>
      <text:p text:style-name="P4">
Id: 22560704</text:p>
      <!--METADATA-->
      <text:p text:style-name="P4">
哈尔基夫(Kharkiv)，哈尔基夫地区(21:29). Red Alert: aerial threat. Sirens sounding.Take cover now!</text:p>
      <text:p text:style-name="P4">
News Collection Link: <text:a xlink:type="simple" xlink:href="https://liveuamap.com/en/2023/05-may-kharkiv-kharkivska-oblast2129-red-alerg" text:style-name="Internet_20_link" text:visited-style-name="Visited_20_Internet_20_Link">
https://liveuamap.com/en/2023/05-may-kharkiv-kharkivska-oblast2129-red-alerg</text:a>
</text:p>
      <text:p text:style-name="P4">
News Source: <text:a xlink:type="simple" xlink:href="https://t.me/air_alert_ua/44536" text:style-name="Internet_20_link" text:visited-style-name="Visited_20_Internet_20_Link">
https://t.me/air_alert_ua/44536</text:a>
</text:p>
      <!--NEWS-->
      <text:h text:style-name="P10" text:outline-level="1">
<text:span text:style-name="T4">
Zaporizka Oblast（21:42）。 红色警报：空中威胁。 警笛声。 立即掩盖！</text:span>
</text:h>
      <text:p text:style-name="P4">
作者: liveuamap (Language: en)</text:p>
      <text:p text:style-name="P4">
时间: 2023-05-05T15:44:00</text:p>
      <text:p text:style-name="P4">
地点: Zaporizka Oblast (Latitude:47.612581 Longtitude:35.764291)</text:p>
      <text:p text:style-name="P4">
视频: []</text:p>
      <text:p text:style-name="P4">
图片: []</text:p>
      <text:p text:style-name="P4">
标签: ["Europe", "Central and Eastern Europe"]</text:p>
      <text:p text:style-name="P4">
Id: 22560712</text:p>
      <!--METADATA-->
      <text:p text:style-name="P4">
Zaporizhzhia地区(21:42). Red Alert: aerial threat. Sirens sounding. Take covernow!</text:p>
      <text:p text:style-name="P4">
News Collection Link: <text:a xlink:type="simple" xlink:href="https://liveuamap.com/en/2023/05-may-zaporizka-oblast2142-red-alert-aerial-g" text:style-name="Internet_20_link" text:visited-style-name="Visited_20_Internet_20_Link">
https://liveuamap.com/en/2023/05-may-zaporizka-oblast2142-red-alert-aerial-g</text:a>
</text:p>
      <text:p text:style-name="P4">
News Source: <text:a xlink:type="simple" xlink:href="https://t.me/air_alert_ua/44538" text:style-name="Internet_20_link" text:visited-style-name="Visited_20_Internet_20_Link">
https://t.me/air_alert_ua/44538</text:a>
</text:p>
      <!--NEWS-->
      <text:h text:style-name="P10" text:outline-level="1">
<text:span text:style-name="T4">
Dnipro，Dnipropetrovska Oblast（23:45）。 红色警报：空中威胁。 警笛声。 掩护...</text:span>
</text:h>
      <text:p text:style-name="P4">
作者: liveuamap (Language: en)</text:p>
      <text:p text:style-name="P4">
时间: 2023-05-05T17:46:00</text:p>
      <text:p text:style-name="P4">
地点: Dnipro (Latitude:48.45930000 Longtitude:35.03865000)</text:p>
      <text:p text:style-name="P4">
视频: []</text:p>
      <text:p text:style-name="P4">
图片: []</text:p>
      <text:p text:style-name="P4">
标签: ["Europe", "Central and Eastern Europe"]</text:p>
      <text:p text:style-name="P4">
Id: 22560726</text:p>
      <!--METADATA-->
      <text:p text:style-name="P4">
dnipro，dnipropetrovsk区域(23:45). Red Alert: aerial threat. Sirenssounding. Take cover now!</text:p>
      <text:p text:style-name="P4">
News Collection Link: <text:a xlink:type="simple" xlink:href="https://liveuamap.com/en/2023/05-may-dnipro-dnipropetrovska-oblast2345-red-g" text:style-name="Internet_20_link" text:visited-style-name="Visited_20_Internet_20_Link">
https://liveuamap.com/en/2023/05-may-dnipro-dnipropetrovska-oblast2345-red-g</text:a>
</text:p>
      <text:p text:style-name="P4">
News Source: <text:a xlink:type="simple" xlink:href="https://t.me/air_alert_ua/44540" text:style-name="Internet_20_link" text:visited-style-name="Visited_20_Internet_20_Link">
https://t.me/air_alert_ua/44540</text:a>
</text:p>
      <!--NEWS-->
      <text:h text:style-name="P10" text:outline-level="1">
<text:span text:style-name="T4">
据报道在dnipro City爆炸</text:span>
</text:h>
      <text:p text:style-name="P4">
作者: liveuamap (Language: en)</text:p>
      <text:p text:style-name="P4">
时间: 2023-05-05T18:09:59</text:p>
      <text:p text:style-name="P4">
地点: Dnipro (Latitude:48.42442 Longtitude:35.09995)</text:p>
      <text:p text:style-name="P4">
视频: []</text:p>
      <text:p text:style-name="P4">
图片: []</text:p>
      <text:p text:style-name="P4">
标签: []</text:p>
      <text:p text:style-name="P4">
Id: 22560727</text:p>
      <!--METADATA-->
      <text:p text:style-name="P4">
据报道在dnipro City爆炸</text:p>
      <text:p text:style-name="P4">
新闻集链接：<text:a xlink:type="simple" xlink:href="https://liveuamap.com/en/2023/5-may-explosions-were-reported-in-dnipro-city" text:style-name="Internet_20_link" text:visited-style-name="Visited_20_Internet_20_Link">
https://liveuamap.com/en/2023/5-may-explosions-were-reported-inported-in-dnipro-city</text:a>
</text:p>
      <text:p text:style-name="P4">
News Source: <text:a xlink:type="simple" xlink:href="https://t.me/hyevuy_dnepr/51644" text:style-name="Internet_20_link" text:visited-style-name="Visited_20_Internet_20_Link">
https://t.me/hyevuy_dnepr/51644</text:a>
</text:p>
      <!--NEWS-->
      <text:h text:style-name="P10" text:outline-level="1">
<text:span text:style-name="T4">
Donetsk Oblast（02:55）。 红色警报：空中威胁。 警笛声。 立即掩盖！</text:span>
</text:h>
      <text:p text:style-name="P4">
作者: liveuamap (Language: en)</text:p>
      <text:p text:style-name="P4">
时间: 2023-05-05T20:56:00</text:p>
      <text:p text:style-name="P4">
地点: Donetsk Oblast (Latitude:48.72681 Longtitude:37.57703)</text:p>
      <text:p text:style-name="P4">
视频: []</text:p>
      <text:p text:style-name="P4">
图片: []</text:p>
      <text:p text:style-name="P4">
标签: ["Europe", "Central and Eastern Europe"]</text:p>
      <text:p text:style-name="P4">
Id: 22560729</text:p>
      <!--METADATA-->
      <text:p text:style-name="P4">
Donetsk Oblast(02:55). Red Alert: aerial threat. Sirens sounding. Take covernow!</text:p>
      <text:p text:style-name="P4">
News Collection Link: <text:a xlink:type="simple" xlink:href="https://liveuamap.com/en/2023/06-may-donetsk-oblast0255-red-alert-aerial-thg" text:style-name="Internet_20_link" text:visited-style-name="Visited_20_Internet_20_Link">
https://liveuamap.com/en/2023/06-may-donetsk-oblast0255-red-alert-aerial-thg</text:a>
</text:p>
      <text:p text:style-name="P4">
News Source: <text:a xlink:type="simple" xlink:href="https://t.me/air_alert_ua/44544" text:style-name="Internet_20_link" text:visited-style-name="Visited_20_Internet_20_Link">
https://t.me/air_alert_ua/44544</text:a>
</text:p>
      <!--NEWS-->
      <text:h text:style-name="P10" text:outline-level="1">
<text:span text:style-name="T4">
Sumy地区边界的夜间炮击：在5个定居点的地区听到了近40次爆炸</text:span>
</text:h>
      <text:p text:style-name="P4">
作者: ['АРМІЯINFORM']</text:p>
      <text:p text:style-name="P4">
时间: 2023-05-05T48:00:00-04:00</text:p>
      <text:p text:style-name="P4">
描述: 在NICH Z 4至5处，Rosiyski Percptsky Visska，5次庇护了Prordon ...与乌克兰2022年的战争，与乌克兰与乌克兰的最新新闻，与乌克兰的新闻战争，与乌克兰2022年的新闻战争，乌克兰和俄罗斯的最后一场与乌克兰的战争，以及当时与俄罗斯的战争，当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АГРЕСІЯ РФ', 'ВТОРГНЕННЯ РФ', 'ОБСТРІЛИ ПРИКОРДОННЯ', 'ОК «ПІВНІЧ»', 'СУМЩИНА']</text:p>
      <text:p text:style-name="P4">
类别: News</text:p>
      <!--METADATA-->
      <text:p text:style-name="P4">
<draw:frame draw:style-name="fr1" draw:name="Image2" text:anchor-type="as-char" svg:width="6.9236in" svg:height="5.490198in" draw:z-index="0">
<draw:image xlink:href="../Images/AРМІЯINFORM/2023-05-05T48-00-00-04-00/2022-12-06-obstrily-prykordonnya-ukrayiny-e1670330009167.jpeg" xlink:type="simple" xlink:show="embed" xlink:actuate="onLoad" draw:mime-type="image/jpeg"/>
</draw:frame>
说明性照片</text:p>
      <text:p text:style-name="P4">
5月4日至5月5日晚上，俄罗斯占领部队在苏米地区的边界开火了5次。</text:p>
      <text:p text:style-name="P4">
关于它<text:a xlink:type="simple" xlink:href="https://www.facebook.com/kommander.nord/posts/pfbid0i6f3ChSyL2XdNMLuJ5An32CDa8yA1g8u7KhajDuMJNmmzfPrdQ4RZbdVzX9DVQW6l" text:style-name="Internet_20_link" text:visited-style-name="Visited_20_Internet_20_Link">
报告</text:a>
操作命令“北”。</text:p>
      <text:p text:style-name="P4">
从00:01到00:19 6教区可能来自居住的Pokutbachivsk的Sau。</text:p>
      <text:p text:style-name="P4">
从23:57到00:05，可能来自Baranivka定居点的桶装炮兵3个教区。</text:p>
      <text:p text:style-name="P4">
从03:05到03:15，有4个教区，大概是从120毫米的迫击炮中，在地区占有的stara guta点。</text:p>
      <text:p text:style-name="P4">
从06:11到06:25 4教区记录，可能是来自120毫米的砂浆，脂肪的厚度。 炮击损害了一所平民房屋和院子。</text:p>
      <text:p text:style-name="P4">
从05:55到06:10 20到来，大概是从居住的照片点的82毫米的迫击炮射出的。</text:p>
      <text:p text:style-name="P4">
当地人口的损失或对平民基础设施的损失没有损失。</text:p>
      <text:p text:style-name="P4">
News Source: <text:a xlink:type="simple" xlink:href="https://armyinform.com.ua/2023/05/05/nichni-obstrily-prykordonnya-sumshhyny-majzhe-40-vybuhiv-prolunalo-v-rajoni-5-naselenyh-punktiv/" text:style-name="Internet_20_link" text:visited-style-name="Visited_20_Internet_20_Link">
https://armyinform.com.ua/2023/05/05/nichni-obstrily-prykordonnya-sumshhyny-majzhe-40-vybuhiv-prolunalo-v-rajoni-5-naselenyh-punktiv/</text:a>
</text:p>
      <!--NEWS-->
      <text:h text:style-name="P10" text:outline-level="1">
<text:span text:style-name="T4">
乌克兰是G7峰会的优先事项</text:span>
</text:h>
      <text:p text:style-name="P4">
作者: ['АРМІЯINFORM']</text:p>
      <text:p text:style-name="P4">
时间: 2023-05-05T49:00:00-04:00</text:p>
      <text:p text:style-name="P4">
描述: 在Samiti Krayan“大辛基”上，Yakiya Vidbuvyu 19-21受伤2023年日本摇滚...与乌克兰2022年的战争，与乌克兰的最新新闻，今天与乌克兰的新闻战争，与乌克兰的新闻2022年，今天将发生战争乌克兰，俄罗斯和俄罗斯以及2022年与乌克兰的战争将在不久的将来与乌克兰发生战争时，与乌克兰的战争，今天的乌克兰新闻，乌克兰的新闻，乌克兰媒体在俄罗斯的乌克兰新闻</text:p>
      <text:p text:style-name="P4">
图片: ['<text:a xlink:type="simple" xlink:href="https://armyinform.com.ua/wp-content/uploads/2023/05/ursula_trudeau.jpg" text:style-name="Internet_20_link" text:visited-style-name="Visited_20_Internet_20_Link">
ursula_trudeau.jpg</text:a>
']</text:p>
      <text:p text:style-name="P4">
标签: ['STOPRUSSIA', 'АГРЕСІЯ РФ', 'ВТОРГНЕННЯ РФ', 'ДЖАСТІН ТРЮДО', 'САМІТ G7', 'УРСУЛА ФОН ДЕР ЛЯЄН']</text:p>
      <text:p text:style-name="P4">
类别: News</text:p>
      <!--METADATA-->
      <text:p text:style-name="P4">
<draw:frame draw:style-name="fr1" draw:name="Image3" text:anchor-type="as-char" svg:width="6.9236in" svg:height="3.894525in" draw:z-index="0">
<draw:image xlink:href="../Images/AРМІЯINFORM/2023-05-05T49-00-00-04-00/ursula_trudeau.jpg" xlink:type="simple" xlink:show="embed" xlink:actuate="onLoad" draw:mime-type="image/jpeg"/>
</draw:frame>
在2023年5月19日至21日Vyana-Hiroshima的七大峰会上，关键问题之一将是对乌克兰的全面支持。</text:p>
      <text:p text:style-name="P4">
这是在与加拿大总理贾斯汀·特鲁多(Justin Trudeau)的电话交谈中(https://twitter.com/vonderleyen/status/1654136444963770371)欧盟委员会主席Ursula von der Lien。</text:p>
      <text:p text:style-name="P4">
“她与贾斯汀·特鲁多(Justin Trudeau)进行了良好的电话交谈，在此期间，他讨论了广岛的G7峰会的关键问题。 特别是为乌克兰提供支持 - 金融和军事。</text:p>
      <text:p text:style-name="P4">
除了乌克兰的支持问题外，七国集团峰会还将考虑大七个国家的经济安全，以及全球气候和发展资金的增加。</text:p>
      <text:p text:style-name="P4">
News Source: <text:a xlink:type="simple" xlink:href="https://armyinform.com.ua/2023/05/05/ukrayina-priorytetna-tema-na-samiti-g7-glava-yevrokomisiyi-u-rozmovi-z-premyerom-kanady/" text:style-name="Internet_20_link" text:visited-style-name="Visited_20_Internet_20_Link">
https://armyinform.com.ua/2023/05/05/ukrayina-priorytetna-tema-na-samiti-g7-glava-yevrokomisiyi-u-rozmovi-z-premyerom-kanady/</text:a>
</text:p>
      <!--NEWS-->
      <text:h text:style-name="P10" text:outline-level="1">
<text:span text:style-name="T4">
Alexei Reznikov会见了德甲的总检查员</text:span>
</text:h>
      <text:p text:style-name="P4">
作者: ['АРМІЯINFORM']</text:p>
      <text:p text:style-name="P4">
时间: 2023-05-05T50:00:00-04:00</text:p>
      <text:p text:style-name="P4">
描述: 乌克兰Oleksiy Reznikov 4伤害Zustiv，一般性...与乌克兰2022年的战争，与乌克兰的最新新闻，今天与乌克兰2022年的新闻战争，乌克兰和俄罗斯之间的战争将与乌克兰的最新消息，当乌克兰的新闻与乌克兰的最新消息，当乌克兰的新闻与乌克兰战争，当乌克兰与乌克兰的新闻与乌克兰战争，与乌克兰的新闻战争，乌克兰和俄罗斯与俄罗斯之间的战争以及何时，当乌克兰与乌克兰的战争，当乌克兰战争与乌克兰的战争，当乌克兰的战争与乌克兰战争，乌克兰的战争，乌克兰的战争，与乌克兰的最新新闻，与乌克兰的最新新闻，当与乌克兰的最新新闻，当乌克兰与乌克兰的战争，什么时候他们说，乌克兰在2022年是否会有一年的时间，在不久的将来是否会与乌克兰进行战争</text:p>
      <text:p text:style-name="P4">
图片: ['<text:a xlink:type="simple" xlink:href="https://armyinform.com.ua/wp-content/uploads/2023/05/19815a579a0a133f920b99a4c7bd1d151d9d041b.jpg" text:style-name="Internet_20_link" text:visited-style-name="Visited_20_Internet_20_Link">
19815a579a0a133f920b99a4c7bd1d151d9d041b.jpg</text:a>
', '<text:a xlink:type="simple" xlink:href="https://armyinform.com.ua/wp-content/uploads/2023/05/1bebfe3472ef63bb2539304232f9927c839965a1-150x150.jpg" text:style-name="Internet_20_link" text:visited-style-name="Visited_20_Internet_20_Link">
1bebfe3472ef63bb2539304232f9927c839965a1-150x150.jpg</text:a>
', '<text:a xlink:type="simple" xlink:href="https://armyinform.com.ua/wp-content/uploads/2023/05/2534d287e93695dcaee630b45f2f34b4b5b93caf-150x150.jpg" text:style-name="Internet_20_link" text:visited-style-name="Visited_20_Internet_20_Link">
2534d287e93695dcaee630b45f2f34b4b5b93caf-150x150.jpg</text:a>
', '<text:a xlink:type="simple" xlink:href="https://armyinform.com.ua/wp-content/uploads/2023/05/7243023f443de902cdf47828914ee6b861f380c0-150x150.jpg" text:style-name="Internet_20_link" text:visited-style-name="Visited_20_Internet_20_Link">
7243023f443de902cdf47828914ee6b861f380c0-150x150.jpg</text:a>
', '<text:a xlink:type="simple" xlink:href="https://armyinform.com.ua/wp-content/uploads/2023/05/510ad1dbdb0b373f0d1cd4206bde6c384747287e-150x150.jpg" text:style-name="Internet_20_link" text:visited-style-name="Visited_20_Internet_20_Link">
510ad1dbdb0b373f0d1cd4206bde6c384747287e-150x150.jpg</text:a>
']</text:p>
      <text:p text:style-name="P4">
标签: ['STOPRUSSIA', 'МІНІСТР ОБОРОНИ УКРАЇНИ', 'НІМЕЧЧИНА', 'ОЛЕКСІЙ РЕЗНІКОВ', 'ОФІЦІЙНО', 'СВІТ ПІДТРИМУЄ УКРАЇНУ']</text:p>
      <text:p text:style-name="P4">
类别: News</text:p>
      <!--METADATA-->
      <text:p text:style-name="P4">
<draw:frame draw:style-name="fr1" draw:name="Image4" text:anchor-type="as-char" svg:width="6.9236in" svg:height="4.943883in" draw:z-index="0">
<draw:image xlink:href="../Images/AРМІЯINFORM/2023-05-05T50-00-00-04-00/19815a579a0a133f920b99a4c7bd1d151d9d041b.jpg" xlink:type="simple" xlink:show="embed" xlink:actuate="onLoad" draw:mime-type="image/jpeg"/>
</draw:frame>
5月4日，乌克兰国防部长Alexei Reznikov在访问杜普兰(Dupraina)的一部分会见了联邦政府总检察长卡斯滕·布鲁鲁斯(Karsten Brourus)。 双方讨论了与乌克兰和德国的当前国防合作以及其发展的前景。</text:p>
      <text:p text:style-name="P4">
关于它<text:a xlink:type="simple" xlink:href="https://www.mil.gov.ua/news/2023/05/05/nashe-spilne-zavdannya-%E2%80%93-pobuduvati-micznu-sistemu-mizhnarodnoi-bezpekovoi-arhitekturi-oleksij-reznikov-zustrivsya-z-generalnim-inspektorom-bundesveru/" text:style-name="Internet_20_link" text:visited-style-name="Visited_20_Internet_20_Link">
报告</text:a>
国防部乌克兰。</text:p>
      <text:p text:style-name="P4">
国防部负责人指出，西方人，尤其是德国武器是有助于保护乌克兰人并赋予各自敌人的重要组成部分。</text:p>
      <ul>
        <li>
我们从德国合作伙伴那里收到的武器和设备有助于保护我们的战士的生命，以保护基础设施，以保护我们的战士。 德国技术的质量被亲自验证。 我感谢德国国防部长鲍里斯·皮斯托里乌斯(Boris Pistorius)和所有德国纳罗德(Narode)在这个艰难时期为乌克兰提供的帮助 - 亚历克西(Alexei Reznikov)说。</li>
      </ul>
      <text:p text:style-name="P4">
乌克兰国防部长向外国代表团通报了与无人机作斗争的经历，并邀请德国一方朝这个方向合作。 Vinto还敦促德国朋友加入支持乌克兰“海上联盟”，这将成为乌克兰武装部队能力发展的重要贡献海域。</text:p>
      <text:p text:style-name="P4">
<text:a xlink:type="simple" xlink:href="https://armyinform.com.ua/wp-content/uploads/2023/05/1bebfe3472ef63bb2539304232f9927c839965a1.jpg" text:style-name="Internet_20_link" text:visited-style-name="Visited_20_Internet_20_Link">
!(Images/AРМІЯINFORM/2023-05-05T50-00-00-04-00/1bebfe3472ef63bb2539304232f9927c839965a1-150x150.jpg)</text:a>
</text:p>
      <text:p text:style-name="P4">
<text:a xlink:type="simple" xlink:href="https://armyinform.com.ua/wp-content/uploads/2023/05/2534d287e93695dcaee630b45f2f34b4b5b93caf.jpg" text:style-name="Internet_20_link" text:visited-style-name="Visited_20_Internet_20_Link">
<draw:frame draw:style-name="fr1" draw:name="Image5" text:anchor-type="as-char" svg:width="6.9236in" svg:height="6.9236in" draw:z-index="0">
<draw:image xlink:href="../Images/AРМІЯINFORM/2023-05-05T50-00-00-04-00/2534d287e93695dcaee630b45f2f34b4b5b93caf-150x150.jpg" xlink:type="simple" xlink:show="embed" xlink:actuate="onLoad" draw:mime-type="image/jpeg"/>
</draw:frame>
</text:a>
 - 我们已经有一个“坦克联盟”，拉姆斯坦也是一个联盟。 它们都是为了唯一目的而工作的 - 乌克兰的胜利。 我们的共同任务是建立强大的国际安全架构系统，而黑人和亚佐夫海的安全是该系统的重要因素。 我们的一些欧洲合作伙伴已经成为该联盟的一部分。 我希望德国成为其中的一部分。” Alexei Reznikov说。卡斯滕经纪人将军对乌克兰表示支持，并强调，乌克兰捍卫者的经历对德国武装部队也很重要。</text:p>
      <ul>
        <li>
我在德国准备期间看到乌克兰战士，看着乌克兰的沉没。 他们的专业水平和动力很惊讶。我们有一些彼此学习的东西。 我认为，我们国家之间的紧密互动将有助于提高欧洲的安全性。 我想确保德国将尽可能多地支持乌克兰， - 一般慈善经纪人说。</li>
      </ul>
      <text:p text:style-name="P4">
<text:a xlink:type="simple" xlink:href="https://armyinform.com.ua/wp-content/uploads/2023/05/7243023f443de902cdf47828914ee6b861f380c0.jpg" text:style-name="Internet_20_link" text:visited-style-name="Visited_20_Internet_20_Link">
!(Images/AРМІЯINFORM/2023-05-05T50-00-00-04-00/7243023f443de902cdf47828914ee6b861f380c0-150x150.jpg)</text:a>
</text:p>
      <text:p text:style-name="P4">
<text:a xlink:type="simple" xlink:href="https://armyinform.com.ua/wp-content/uploads/2023/05/510ad1dbdb0b373f0d1cd4206bde6c384747287e.jpg" text:style-name="Internet_20_link" text:visited-style-name="Visited_20_Internet_20_Link">
<draw:frame draw:style-name="fr1" draw:name="Image6" text:anchor-type="as-char" svg:width="6.9236in" svg:height="6.9236in" draw:z-index="0">
<draw:image xlink:href="../Images/AРМІЯINFORM/2023-05-05T50-00-00-04-00/510ad1dbdb0b373f0d1cd4206bde6c384747287e-150x150.jpg" xlink:type="simple" xlink:show="embed" xlink:actuate="onLoad" draw:mime-type="image/jpeg"/>
</draw:frame>
</text:a>
会议的参与者还着重于进一步加强工作以满足乌克兰国防军的迫切需求。</text:p>
      <text:p text:style-name="P4">
News Source: <text:a xlink:type="simple" xlink:href="https://armyinform.com.ua/2023/05/05/oleksij-reznikov-zustrivsya-z-generalnym-inspektorom-bundesveru/" text:style-name="Internet_20_link" text:visited-style-name="Visited_20_Internet_20_Link">
https://armyinform.com.ua/2023/05/05/oleksij-reznikov-zustrivsya-z-generalnym-inspektorom-bundesveru/</text:a>
</text:p>
      <!--NEWS-->
      <text:h text:style-name="P10" text:outline-level="1">
<text:span text:style-name="T4">
白天，救援人员去消除了敌人炮击近200次的后果</text:span>
</text:h>
      <text:p text:style-name="P4">
作者: ['АРМІЯINFORM']</text:p>
      <text:p text:style-name="P4">
时间: 2023-05-05T51:00:00-04:00</text:p>
      <text:p text:style-name="P4">
描述: 最后，有4次受伤，乌克兰的乌克维奇（Ukzvichah）的持有，乌克兰的服务……与乌克兰2022年的战争，与乌克兰的战争是今天的最新消息，与乌克兰2022年的新闻战争是今天的最后一场新闻乌克兰和俄罗斯之间的战争，以及与乌克兰的战争将在2022年发生的战争，无论是否将在不久的将来与乌克兰发生战争，他们说，与乌克兰的战争，乌克兰的新闻今天，乌克兰媒体的新闻，乌克兰的新闻在俄罗斯</text:p>
      <text:p text:style-name="P4">
图片: ['<text:a xlink:type="simple" xlink:href="https://armyinform.com.ua/wp-content/uploads/2023/01/fire_37885.jpg" text:style-name="Internet_20_link" text:visited-style-name="Visited_20_Internet_20_Link">
fire_37885.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7" text:anchor-type="as-char" svg:width="6.9236in" svg:height="4.351977in" draw:z-index="0">
<draw:image xlink:href="../Images/AРМІЯINFORM/2023-05-05T51-00-00-04-00/fire_37885.jpg" xlink:type="simple" xlink:show="embed" xlink:actuate="onLoad" draw:mime-type="image/jpeg"/>
</draw:frame>
说明性照片</text:p>
      <text:p text:style-name="P4">
在5月4日<text:span text:style-name="T4">
的最后一天，</text:span>
乌克兰公务员的不确定情况的划分<text:span text:style-name="T4">
 182离开</text:span>
，以消除定居点和基础设施的居民的后果。 消除了8次大火。 提供了215人的心理帮助。</text:p>
      <text:p text:style-name="P4">
这在[消息]中说明了(https://dsns.gov.ua/uk/news/nadzvicaini-podiyi/operativna-informaciia-dsns-shhodo-naslidkiv-vedennia-boiovix-dii-rosiiskoiu-federacijeiu-147)乌克兰的SES。</text:p>
      <text:p text:style-name="P4">
自从俄罗斯进行大规模侵略的开始以来，乌克兰SES的单位进行了92 748次旅行以消除炮击的后果，消除了14,424次大火，营救了4033人，212 682人得到了心理帮助。</text:p>
      <text:p text:style-name="P4">
News Source: <text:a xlink:type="simple" xlink:href="https://armyinform.com.ua/2023/05/05/za-dobu-ryatuvalnyky-majzhe-200-raziv-vyyizhdzhaly-na-likvidacziyu-naslidkiv-vorozhyh-obstriliv/" text:style-name="Internet_20_link" text:visited-style-name="Visited_20_Internet_20_Link">
https://armyinform.com.ua/2023/05/05/za-dobu-ryatuvalnyky-majzhe-200-raziv-vyyizhdzhaly-na-likvidacziyu-naslidkiv-vorozhyh-obstriliv/</text:a>
</text:p>
      <!--NEWS-->
      <text:h text:style-name="P10" text:outline-level="1">
<text:span text:style-name="T4">
在乌克兰，第一次庆祝乌克兰武装部队的军民合作专家的日子</text:span>
</text:h>
      <text:p text:style-name="P4">
作者: ['Олексій Мазепа']</text:p>
      <text:p text:style-name="P4">
时间: 2023-05-05T52:00:00-04:00</text:p>
      <text:p text:style-name="P4">
描述: 5 Tsyo Roku受伤，在乌克兰村Zbroyni部队的负责人处罚之前，VIDPOV，与乌克兰2022年的战争，与乌克兰的最新消息，今天与乌克兰的新闻战争，今天与乌克兰2022年的新闻战争，乌克兰和乌克兰之间的战争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1-21.jpg" text:style-name="Internet_20_link" text:visited-style-name="Visited_20_Internet_20_Link">
1-21.jpg</text:a>
', '<text:a xlink:type="simple" xlink:href="https://armyinform.com.ua/wp-content/uploads/2023/05/2-150x150.jpeg" text:style-name="Internet_20_link" text:visited-style-name="Visited_20_Internet_20_Link">
2-150x150.jpeg</text:a>
', '<text:a xlink:type="simple" xlink:href="https://armyinform.com.ua/wp-content/uploads/2023/05/3-150x150.jpeg" text:style-name="Internet_20_link" text:visited-style-name="Visited_20_Internet_20_Link">
3-150x150.jpeg</text:a>
', '<text:a xlink:type="simple" xlink:href="https://armyinform.com.ua/wp-content/uploads/2023/05/4-21-150x150.jpg" text:style-name="Internet_20_link" text:visited-style-name="Visited_20_Internet_20_Link">
4-21-150x150.jpg</text:a>
', '<text:a xlink:type="simple" xlink:href="https://armyinform.com.ua/wp-content/uploads/2023/05/5-150x150.jpeg" text:style-name="Internet_20_link" text:visited-style-name="Visited_20_Internet_20_Link">
5-150x150.jpeg</text:a>
', '<text:a xlink:type="simple" xlink:href="https://armyinform.com.ua/wp-content/uploads/2023/05/6-150x150.jpeg" text:style-name="Internet_20_link" text:visited-style-name="Visited_20_Internet_20_Link">
6-150x150.jpeg</text:a>
', '<text:a xlink:type="simple" xlink:href="https://armyinform.com.ua/wp-content/uploads/2023/05/7-150x150.jpeg" text:style-name="Internet_20_link" text:visited-style-name="Visited_20_Internet_20_Link">
7-150x150.jpeg</text:a>
', '<text:a xlink:type="simple" xlink:href="https://armyinform.com.ua/wp-content/uploads/2023/05/8-5-150x150.jpg" text:style-name="Internet_20_link" text:visited-style-name="Visited_20_Internet_20_Link">
8-5-150x150.jpg</text:a>
', '<text:a xlink:type="simple" xlink:href="https://armyinform.com.ua/wp-content/uploads/2023/05/9-5-150x150.jpg" text:style-name="Internet_20_link" text:visited-style-name="Visited_20_Internet_20_Link">
9-5-150x150.jpg</text:a>
']</text:p>
      <text:p text:style-name="P4">
标签: ['ВТОРГНЕННЯ РФ', 'СІМІС']</text:p>
      <text:p text:style-name="P4">
类别: News</text:p>
      <!--METADATA-->
      <text:p text:style-name="P4">
<text:span text:style-name="T4">
 <text:span text:style-name="T5">
今年5月5日，根据乌克兰武装部队总司令的日期为24.12.2022 No. 333的总司令，将首次庆祝乌克兰的专家和军事合作日乌克兰的武装部队。 关于Simis通讯部队的这一特殊活动的道路</text:span>
 </text:span>
 <text:span text:style-name="T4">
 _ Inform _ </text:span>
 <text:span text:style-name="T4">
 </text:span>
</text:p>
      <text:p text:style-name="P4">
<draw:frame draw:style-name="fr1" draw:name="Image8" text:anchor-type="as-char" svg:width="6.9236in" svg:height="4.615733in" draw:z-index="0">
<draw:image xlink:href="../Images/AРМІЯINFORM/2023-05-05T52-00-00-04-00/1-21.jpg" xlink:type="simple" xlink:show="embed" xlink:actuate="onLoad" draw:mime-type="image/jpeg"/>
</draw:frame>
在乌克兰的武装部队中，2014年5月5日，CVS对试点项目的决定。 一个月后，他的工作成功开始了。</text:p>
      <text:p text:style-name="P4">
在俄罗斯联邦的背景下，针对乌克兰的混合战，民事合作已成为对Novocardum的适当回应。 需要与国家权力的平民互动建立互动，主要是为了防止阻碍(战斗)行动促使乌克兰武装部队的武装部队寻求并体现出全新的行动，该部队基于北约武装部队的经验。 实际上，CVS是根据北大西洋联盟的标准形成的景观美化的第一个，该标准已经连续多年成功执行任务。</text:p>
      <text:p text:style-name="P4">
<text:span text:style-name="T4">
 <text:span text:style-name="T5">
-如果我们转向北约成员国的经验，那么任务主要是在国际特遣队的其他州的领土上，但是我们在自己的领土上有战争。</text:span>
</text:span>
 **</text:p>
      <ul>
        <li>
实际上，乌克兰民事合作方向的主要特征是，他们在其州，广泛的部队和人口的领土上工作。</li>
      </ul>
      <text:p text:style-name="P4">
在最初的阶段，对于乌克兰武装部队的民事合作单位的主要任务和职能已被提出，北约CV的基本职能是基于<text:span text:style-name="T4">
：</text:span>
民用军事互动组织，支持部队(力量)和平民物体，并依靠美国武装部队的经验。 这完全与我们面临的挑战相对应。</text:p>
      <text:p text:style-name="P4">
可以说，另一个功能是搜索工作和遣返措施的国家特征。</text:p>
      <text:p text:style-name="P4">
<text:a xlink:type="simple" xlink:href="https://armyinform.com.ua/wp-content/uploads/2023/05/2.jpeg" text:style-name="Internet_20_link" text:visited-style-name="Visited_20_Internet_20_Link">
!(Images/AРМІЯINFORM/2023-05-05T52-00-00-04-00/2-150x150.jpeg)</text:a>
</text:p>
      <text:p text:style-name="P4">
<text:a xlink:type="simple" xlink:href="https://armyinform.com.ua/wp-content/uploads/2023/05/3-scaled.jpeg" text:style-name="Internet_20_link" text:visited-style-name="Visited_20_Internet_20_Link">
<draw:frame draw:style-name="fr1" draw:name="Image9" text:anchor-type="as-char" svg:width="6.9236in" svg:height="6.9236in" draw:z-index="0">
<draw:image xlink:href="../Images/AРМІЯINFORM/2023-05-05T52-00-00-04-00/3-150x150.jpeg" xlink:type="simple" xlink:show="embed" xlink:actuate="onLoad" draw:mime-type="image/jpeg"/>
</draw:frame>
</text:a>
民用环境评估，切尔尼夫，2022年4月</text:p>
      <text:p text:style-name="P4">
<text:a xlink:type="simple" xlink:href="https://armyinform.com.ua/wp-content/uploads/2023/05/4-21.jpg" text:style-name="Internet_20_link" text:visited-style-name="Visited_20_Internet_20_Link">
!(Images/AРМІЯINFORM/2023-05-05T52-00-00-04-00/4-21-150x150.jpg)</text:a>
2022年10月</text:p>
      <text:p text:style-name="P4">
<text:span text:style-name="T4">
 <text:span text:style-name="T5">
-您只是告诉了CVS的功能，让我们介绍它们。</text:span>
</text:span>
</text:p>
      <ul>
        <li>
CVA在武装部队中的主要职能之一是民事互动，该互动提供了与州当局，国际非政府组织和平民公共协会的适当工作和沟通。</li>
      </ul>
      <text:p text:style-name="P4">
支持部队(力量)它是CVD单元的优先函数。 也不需要忘记评估民用环境状况并告知当地指挥官的重要性。 这使得可以通过武装部队的任命可以显着影响任务的定性可预测的负面因素。</text:p>
      <text:p text:style-name="P4">
反过来，支持民事实体是最大程度地减少敌对行动对平民的负面影响。 从初学者入侵俄罗斯联邦，CVS单位面临需要提供人道主义援助和疏散平民人口(战斗)行动和解雇领土。</text:p>
      <text:p text:style-name="P4">
<text:a xlink:type="simple" xlink:href="https://armyinform.com.ua/wp-content/uploads/2023/05/5.jpeg" text:style-name="Internet_20_link" text:visited-style-name="Visited_20_Internet_20_Link">
!(Images/AРМІЯINFORM/2023-05-05T52-00-00-04-00/5-150x150.jpeg)</text:a>
</text:p>
      <text:p text:style-name="P4">
<text:a xlink:type="simple" xlink:href="https://armyinform.com.ua/wp-content/uploads/2023/05/6-scaled.jpeg" text:style-name="Internet_20_link" text:visited-style-name="Visited_20_Internet_20_Link">
<draw:frame draw:style-name="fr1" draw:name="Image10" text:anchor-type="as-char" svg:width="6.9236in" svg:height="6.9236in" draw:z-index="0">
<draw:image xlink:href="../Images/AРМІЯINFORM/2023-05-05T52-00-00-04-00/6-150x150.jpeg" xlink:type="simple" xlink:show="embed" xlink:actuate="onLoad" draw:mime-type="image/jpeg"/>
</draw:frame>
</text:a>
2022年4月，Chernihiv地区伊万尼夫卡(Ivanivka)提供的humdog提供的协调，一般CVS的服务员</text:p>
      <text:p text:style-name="P4">
<text:a xlink:type="simple" xlink:href="https://armyinform.com.ua/wp-content/uploads/2023/05/7.jpeg" text:style-name="Internet_20_link" text:visited-style-name="Visited_20_Internet_20_Link">
!(Images/AРМІЯINFORM/2023-05-05T52-00-00-04-00/7-150x150.jpeg)</text:a>
和。 2022年7月</text:p>
      <text:p text:style-name="P4">
<text:a xlink:type="simple" xlink:href="https://armyinform.com.ua/wp-content/uploads/2023/05/8-5.jpg" text:style-name="Internet_20_link" text:visited-style-name="Visited_20_Internet_20_Link">
!(Images/AРМІЯINFORM/2023-05-05T52-00-00-04-00/8-5-150x150.jpg)</text:a>
</text:p>
      <text:p text:style-name="P4">
<text:a xlink:type="simple" xlink:href="https://armyinform.com.ua/wp-content/uploads/2023/05/9-5.jpg" text:style-name="Internet_20_link" text:visited-style-name="Visited_20_Internet_20_Link">
<draw:frame draw:style-name="fr1" draw:name="Image11" text:anchor-type="as-char" svg:width="6.9236in" svg:height="6.9236in" draw:z-index="0">
<draw:image xlink:href="../Images/AРМІЯINFORM/2023-05-05T52-00-00-04-00/9-5-150x150.jpg" xlink:type="simple" xlink:show="embed" xlink:actuate="onLoad" draw:mime-type="image/jpeg"/>
</draw:frame>
</text:a>
DeOocuonta Lyman，2022年10月，人道主义援助 - 自2014年以来，迫切需要从乌克兰乌克兰的尸体搜索和返回该领土政府的控制以及顿涅茨克和卢汉斯克地区的占领领土，以及武装侵略的扩大俄罗斯联邦以及进行战斗的其他地区。 这是一个可持续且极为重要的工作领域。 因此，乌克兰武装部队“撤离200”的人道主义项目开始了，创建了有关堕落士兵形象的运输的临时团体，该团体进一步更名为“盾牌上的人道主义项目”。</text:p>
      <text:p text:style-name="P4">
目前，武装部队总参谋部的CEC创建了搜索工作和遣返措施的管理。 这是由于搜索缺失和lac的搜索和遣返的搜索前。 这项活动是与专家服务，执法机构和其他安全和国防军部门合作进行的。</text:p>
      <text:p text:style-name="P4">
应当单独指出的是，只有在武装部队中，对于军事合作的单位，才有这种工作的特殊性。</text:p>
      <text:p text:style-name="P4">
<text:span text:style-name="T4">
  - 大规模入侵俄罗斯联邦的后果表明，民事合作应主要是乌克兰武装部队所有单位的共同职能。 这段时间发生了什么变化？</text:span>
</text:p>
      <ul>
        <li>
随着对俄罗斯联邦的大规模入侵，发射中简历的任务的优先事项发生了变化。 自去年2月24日以来，CVS获得的经验是迫使一些教义文件和CVS任务的方法。 这主要是由于以下事实：在反映俄罗斯 - 规模侵略俄罗斯联邦对乌克兰的侵略的条件下，我们将它们贴在我们国家领土上使用。我们的合作伙伴积极地帮助我们准备武装部队简历单位的人员，该单位在乌克兰和国外不断接受适当的培训。 尽管战争正在进行中，但我们将继续学习。</li>
      </ul>
      <text:p text:style-name="P4">
<text:span text:style-name="T4">
  - 感谢您的这么有意义的对话，这次我祝贺您的专业庆祝活动!</text:span>
</text:p>
      <text:p text:style-name="P4">
News Source: <text:a xlink:type="simple" xlink:href="https://armyinform.com.ua/2023/05/05/v-ukrayini-vpershe-vidznachayut-den-fahivcziv-czyvilno-vijskovogo-spivrobitnycztva-zbrojnyh-syl-ukrayiny/" text:style-name="Internet_20_link" text:visited-style-name="Visited_20_Internet_20_Link">
https://armyinform.com.ua/2023/05/05/v-ukrayini-vpershe-vidznachayut-den-fahivcziv-czyvilno-vijskovogo-spivrobitnycztva-zbrojnyh-syl-ukrayiny/</text:a>
</text:p>
      <!--NEWS-->
      <text:h text:style-name="P10" text:outline-level="1">
<text:span text:style-name="T4">
国际原子能机构在切尔诺贝利和里夫纳NPP上进行了任务旋转</text:span>
</text:h>
      <text:p text:style-name="P4">
作者: ['АРМІЯINFORM']</text:p>
      <text:p text:style-name="P4">
时间: 2023-05-05T53:00:00-04:00</text:p>
      <text:p text:style-name="P4">
描述: 在Chornobilziy Tom Atomic Elektrostaniye上，Rotatsya Expertiv的狗屎屎...与乌克兰2022年的战争，今天与乌克兰最新新闻的战争，《与乌克兰2022年的新闻战》是今天的最后一场战争，将在今天发生战争，将会发生战争乌克兰和俄罗斯以及与乌克兰的战争将在2022年，他们会在不久的将来与乌克兰发生战争，他们说，与乌克兰的战争，今天的乌克兰新闻，乌克兰的新闻，乌克兰媒体的乌克兰媒体新闻</text:p>
      <text:p text:style-name="P4">
图片: ['<text:a xlink:type="simple" xlink:href="https://armyinform.com.ua/wp-content/uploads/2023/05/iaea.jpg" text:style-name="Internet_20_link" text:visited-style-name="Visited_20_Internet_20_Link">
iaea.jpg</text:a>
']</text:p>
      <text:p text:style-name="P4">
标签: ['МАГАТЕ']</text:p>
      <text:p text:style-name="P4">
类别: News</text:p>
      <!--METADATA-->
      <text:p text:style-name="P4">
<draw:frame draw:style-name="fr1" draw:name="Image12" text:anchor-type="as-char" svg:width="6.9236in" svg:height="3.894525in" draw:z-index="0">
<draw:image xlink:href="../Images/AРМІЯINFORM/2023-05-05T53-00-00-04-00/iaea.jpg" xlink:type="simple" xlink:show="embed" xlink:actuate="onLoad" draw:mime-type="image/jpeg"/>
</draw:frame>
在切尔诺贝利和里氏原子发电厂，国际原子能机构的永久监测任务的专家已旋转(艾达).</text:p>
      <text:p text:style-name="P4">
Про це <text:a xlink:type="simple" xlink:href="https://snriu.gov.ua/news/na-dsp-chornobylska-aes-ta-vp-rivnenska-aes-vidbulysia-rotatsii-personalu-postiinykh-monitorynhovykh-misii-mahate" text:style-name="Internet_20_link" text:visited-style-name="Visited_20_Internet_20_Link">
повідомила</text:a>
乌克兰核监管州核监管局的媒体服务(腹).</text:p>
      <text:p text:style-name="P4">
Згідно з повідомленням, на РАЕС до своїх обов’язків приступила шоста групаекспертів МАГАТЕ, на ЧАЕС — сьома.</text:p>
      <text:p text:style-name="P4">
Нагадаємо, на Чорнобильській, Рівненській, а також на Південноукраїнській іХмельницькій атомних станціях постійні моніторингові місії МАГАТЕ<text:a xlink:type="simple" xlink:href="https://armyinform.com.ua/2023/01/16/magate-rozshyryuye-prysutnist-v-ukrayini/" text:style-name="Internet_20_link" text:visited-style-name="Visited_20_Internet_20_Link">
розпочали</text:a>
它的活动于2023年1月。</text:p>
      <text:p text:style-name="P4">
在暂时占据的Zaporizhhya NPP，一个永久监测组<text:a xlink:type="simple" xlink:href="https://armyinform.com.ua/2022/08/29/misiya-magate-napravlyayetsya-na-zaporizku-aes/" text:style-name="Internet_20_link" text:visited-style-name="Visited_20_Internet_20_Link">
作品</text:a>
自2022年9月以来。 2023年4月27日<text:a xlink:type="simple" xlink:href="https://armyinform.com.ua/2023/05/01/zaes-provedena-rotacziya-personalu-monitoryngovoyi-misiyi-magate/" text:style-name="Internet_20_link" text:visited-style-name="Visited_20_Internet_20_Link">
发生</text:a>
IAEA永久监测任务在Zaporizhhya NPP的另一个旋转。</text:p>
      <text:p text:style-name="P4">
News Source: <text:a xlink:type="simple" xlink:href="https://armyinform.com.ua/2023/05/05/magate-provela-rotacziyu-misij-na-chornobylskij-ta-rivnenskij-aes/" text:style-name="Internet_20_link" text:visited-style-name="Visited_20_Internet_20_Link">
https://armyinform.com.ua/2023/05/05/magate-provela-rotacziyu-misij-na-chornobylskij-ta-rivnenskij-aes/</text:a>
</text:p>
      <!--NEWS-->
      <text:h text:style-name="P10" text:outline-level="1">
<text:span text:style-name="T4">
俄罗斯炮击的一天杀死了两名平民，九’ yat受伤</text:span>
</text:h>
      <text:p text:style-name="P4">
作者: ['АРМІЯINFORM']</text:p>
      <text:p text:style-name="P4">
时间: 2023-05-05T54:00:00-04:00</text:p>
      <text:p text:style-name="P4">
描述: 对于Permoru Dob Rosiyski Vissyska，乌克兰8个地区的Terito被庇护。 最近22次与乌克兰的战争，与乌克兰的战争是今天的最新消息，与乌克兰2022的战争是今天的最后一场新闻，乌克兰和俄罗斯之间的战争以及2022年与乌克兰的战争将是一场战争，将在不久的将来与乌克兰发动战争，这是与乌克兰的战争，今天的乌克兰新闻，乌克兰的新闻，乌克兰媒体在俄罗斯</text:p>
      <text:p text:style-name="P4">
图片: ['<text:a xlink:type="simple" xlink:href="https://armyinform.com.ua/wp-content/uploads/2023/05/photo_5379772432224733289_y.jpg" text:style-name="Internet_20_link" text:visited-style-name="Visited_20_Internet_20_Link">
photo_5379772432224733289_y.jpg</text:a>
']</text:p>
      <text:p text:style-name="P4">
标签: ['ОБСТРІЛИ УКРАЇНИ', 'ХАРКІВСЬКИЙ ТРИБУНАЛ']</text:p>
      <text:p text:style-name="P4">
类别: News</text:p>
      <!--METADATA-->
      <text:p text:style-name="P4">
<draw:frame draw:style-name="fr1" draw:name="Image13" text:anchor-type="as-char" svg:width="6.9236in" svg:height="4.875483in" draw:z-index="0">
<draw:image xlink:href="../Images/AРМІЯINFORM/2023-05-05T54-00-00-04-00/photo_5379772432224733289_y.jpg" xlink:type="simple" xlink:show="embed" xlink:actuate="onLoad" draw:mime-type="image/jpeg"/>
</draw:frame>
在过去的24小时内，俄罗斯军队向乌克兰8个地区的领土开火。两人被杀，9人受伤。</text:p>
      <text:p text:style-name="P4">
关于它<text:a xlink:type="simple" xlink:href="https://t.me/militarymediacenter/1867" text:style-name="Internet_20_link" text:visited-style-name="Visited_20_Internet_20_Link">
报告</text:a>
军事媒体中心。</text:p>
      <text:p text:style-name="P4">
“总的来说，不同类型的武器(迫击炮，坦克，炮兵，RSZV，SCR，无人机，战术航空)147个定居点被解雇，已确认92个基础架构站点。</text:p>
      <text:p text:style-name="P4">
News Source: <text:a xlink:type="simple" xlink:href="https://armyinform.com.ua/2023/05/05/za-dobu-vid-rosijskyh-obstriliv-zagynulo-dvi-czyvilni-osoby-devyat-poraneno/" text:style-name="Internet_20_link" text:visited-style-name="Visited_20_Internet_20_Link">
https://armyinform.com.ua/2023/05/05/za-dobu-vid-rosijskyh-obstriliv-zagynulo-dvi-czyvilni-osoby-devyat-poraneno/</text:a>
</text:p>
      <!--NEWS-->
      <text:h text:style-name="P10" text:outline-level="1">
<text:span text:style-name="T4">
欧洲刑警组织已经确定了150人参与俄罗斯侵略乌克兰犯罪的犯罪</text:span>
</text:h>
      <text:p text:style-name="P4">
作者: ['АРМІЯINFORM']</text:p>
      <text:p text:style-name="P4">
时间: 2023-05-05T55:00:00-04:00</text:p>
      <text:p text:style-name="P4">
描述: 从加兹（Gaazi）推力，总检察官安德里·科斯汀·弗里夫·祖斯蒂奇（Andriy Kostin Proviv Zustych）与维科纳夫奇（Viconavchi）...与乌克兰2022年的战争，与乌克兰的战争，今天上次与乌克兰的新闻，今天与乌克兰2022年上次与乌克兰战争，乌克兰和俄罗斯之间的战争将与乌克兰和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photo_2023-05-05_09-32-18.jpg" text:style-name="Internet_20_link" text:visited-style-name="Visited_20_Internet_20_Link">
photo_2023-05-05_09-32-18.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14" text:anchor-type="as-char" svg:width="6.9236in" svg:height="4.690181in" draw:z-index="0">
<draw:image xlink:href="../Images/AРМІЯINFORM/2023-05-05T55-00-00-04-00/photo_2023-05-05_09-32-18.jpg" xlink:type="simple" xlink:show="embed" xlink:actuate="onLoad" draw:mime-type="image/jpeg"/>
</draw:frame>
说明性照片</text:p>
      <text:p text:style-name="P4">
在海牙期间，检察长安德烈·科斯汀(Andrei Kostin)会见了卡特林·德·博莱(Catrin de Bollee)凯瑟琳·卡伦(Cathrin de Bollee Catherine Caren)。 讨论了该执法机构参与联合调查小组的工作(吉特).</text:p>
      <text:p text:style-name="P4">
Про це <text:a xlink:type="simple" xlink:href="https://t.me/pgo_gov_ua/11837" text:style-name="Internet_20_link" text:visited-style-name="Visited_20_Internet_20_Link">
повідомляє</text:a>
乌克兰检察长办公室。</text:p>
      <ul>
        <li>
欧洲刑警组织是欧盟执法机构之间合作领域的领导者。 安德烈·科斯汀(Andrei Kostin)强调，他的伟大经验将是对俄罗斯国际射线的调查的宝贵帮助。</li>
      </ul>
      <text:p text:style-name="P4">
欧洲刑警组织已经分析了7,000多个照片和视频档案，这些照片和视频文件确定了150人在俄罗斯侵略反乌克兰侵略期间犯下的犯罪。</text:p>
      <ul>
        <li>
检察长说，我们感谢这一贡献，并期待继续我们的成功工作。</li>
      </ul>
      <text:p text:style-name="P4">
News Source: <text:a xlink:type="simple" xlink:href="https://armyinform.com.ua/2023/05/05/yevropol-vzhe-identyfikuvav-150-osib-prychetnyh-do-zlochyniv-vchynenyh-pid-chas-rosijskoyi-agresiyi-proty-ukrayiny/" text:style-name="Internet_20_link" text:visited-style-name="Visited_20_Internet_20_Link">
https://armyinform.com.ua/2023/05/05/yevropol-vzhe-identyfikuvav-150-osib-prychetnyh-do-zlochyniv-vchynenyh-pid-chas-rosijskoyi-agresiyi-proty-ukrayiny/</text:a>
</text:p>
      <!--NEWS-->
      <text:h text:style-name="P10" text:outline-level="1">
<text:span text:style-name="T4">
美国大使：性别平等和包容性使乌克兰对俄罗斯的侵略更强大</text:span>
</text:h>
      <text:p text:style-name="P4">
作者: ['АРМІЯINFORM']</text:p>
      <text:p text:style-name="P4">
时间: 2023-05-05T56:00:00-04:00</text:p>
      <text:p text:style-name="P4">
描述: 在乌克兰人，有可能在达到的一人中进步，是米格·兹罗的暂停成员的成员...与乌克兰2022年的战争，与乌克兰的最新新闻，今天与乌克兰的新闻战争，今天与乌克兰的新闻战争，今天将有一个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brink-1-1.jpg" text:style-name="Internet_20_link" text:visited-style-name="Visited_20_Internet_20_Link">
brink-1-1.jpg</text:a>
']</text:p>
      <text:p text:style-name="P4">
标签: ['БРИДЖІТ БРІНК', 'ГЕНДЕРНА РІВНІСТЬ', 'ПОСОЛ США В УКРАЇНІ', 'УКРАЇНСЬКИЙ ЖІНОЧИЙ КОНГРЕС']</text:p>
      <text:p text:style-name="P4">
类别: News</text:p>
      <!--METADATA-->
      <text:p text:style-name="P4">
<draw:frame draw:style-name="fr1" draw:name="Image15" text:anchor-type="as-char" svg:width="6.9236in" svg:height="3.894525in" draw:z-index="0">
<draw:image xlink:href="../Images/AРМІЯINFORM/2023-05-05T56-00-00-04-00/brink-1-1.jpg" xlink:type="simple" xlink:show="embed" xlink:actuate="onLoad" draw:mime-type="image/jpeg"/>
</draw:frame>
在乌克兰，进步可以使每个社会成员都为和平与安全做出贡献。</text:p>
      <text:p text:style-name="P4">
这是关于妇女参与安全和国防部门的讨论，该部门是在基辅举行的乌克兰妇女国会的一部分。(https://twitter.com/USAmbKyiv/status/1654371208576528386)大使雪橇乌克兰布里奇特边缘。</text:p>
      <text:p text:style-name="P4">
布林克克说：“性别平等和包容性政策使乌克兰更强大的俄罗斯反侵入侵犯，并帮助使乌克兰更加接近北约标准。”</text:p>
      <text:p text:style-name="P4">
我们将提醒，在乌克兰国防副部长安娜·马里亚尔(Anna Malyar)副部长的乌克兰妇女大会会议上<text:a xlink:type="simple" xlink:href="https://armyinform.com.ua/2023/05/04/sogodni-ukrayinky-mozhut-obijmaty-bud-yaki-posady-v-zbrojnyh-sylah-ukrayiny-ganna-malyar/" text:style-name="Internet_20_link" text:visited-style-name="Visited_20_Internet_20_Link">
报道</text:a>
这项工作一直在为乌克兰军队的总生命引入性别方法。</text:p>
      <text:p text:style-name="P4">
News Source: <text:a xlink:type="simple" xlink:href="https://armyinform.com.ua/2023/05/05/posol-ssha-genderna-rivnist-ta-inklyuzyvnist-roblyat-ukrayinu-sylnishoyu-proty-agresiyi-rf/" text:style-name="Internet_20_link" text:visited-style-name="Visited_20_Internet_20_Link">
https://armyinform.com.ua/2023/05/05/posol-ssha-genderna-rivnist-ta-inklyuzyvnist-roblyat-ukrayinu-sylnishoyu-proty-agresiyi-rf/</text:a>
</text:p>
      <!--NEWS-->
      <text:h text:style-name="P10" text:outline-level="1">
<text:span text:style-name="T4">
试图出售乌克兰军方数据库的执法人员正在等待法院</text:span>
</text:h>
      <text:p text:style-name="P4">
作者: ['АРМІЯINFORM']</text:p>
      <text:p text:style-name="P4">
时间: 2023-05-05T57:00:00-04:00</text:p>
      <text:p text:style-name="P4">
描述: 斯托斯诺法律 - 萨姆斯科，雅基，雅基的罗萨斯利 -  divannia，与乌克兰2022年的战争，与乌克兰的战争，今天的最新消息，乌克兰2022年的战争，乌克兰和俄罗斯的最后一场战争，以及战争的最后一场战争以及战争他们在2022年完成了乌克兰。他们说，是否会在不久的将来与乌克兰战争，他们说，与乌克兰的战争，乌克兰的新闻今天，乌克兰的新闻，乌克兰媒体在俄罗斯的乌克兰新闻</text:p>
      <text:p text:style-name="P4">
图片: ['<text:a xlink:type="simple" xlink:href="https://armyinform.com.ua/wp-content/uploads/2023/05/dbr.jpg" text:style-name="Internet_20_link" text:visited-style-name="Visited_20_Internet_20_Link">
dbr.jpg</text:a>
']</text:p>
      <text:p text:style-name="P4">
标签: ['STOPRUSSIA', 'АГРЕСІЯ РФ', 'ВТОРГНЕННЯ РФ', 'ДБР', 'КОЛАБОРАНТ']</text:p>
      <text:p text:style-name="P4">
类别: News</text:p>
      <!--METADATA-->
      <text:p text:style-name="P4">
<draw:frame draw:style-name="fr1" draw:name="Image16" text:anchor-type="as-char" svg:width="6.9236in" svg:height="3.894525in" draw:z-index="0">
<draw:image xlink:href="../Images/AРМІЯINFORM/2023-05-05T57-00-00-04-00/dbr.jpg" xlink:type="simple" xlink:show="embed" xlink:actuate="onLoad" draw:mime-type="image/jpeg"/>
</draw:frame>
对来自Sumy地区的执法人员进行的调查，他将在TAVI单位的乌克兰检查站的位置出售数据，以及在检查站的密码。</text:p>
      <text:p text:style-name="P4">
关于它<text:a xlink:type="simple" xlink:href="https://dbr.gov.ua/news/za-materialami-dbr-suditimut-pravoohoroncya-yakij-pid-chas-vijni-hotiv-prodati-bazi-danih-ukrainskih-vijskovih" text:style-name="Internet_20_link" text:visited-style-name="Visited_20_Internet_20_Link">
报告</text:a>
DBR新闻服务。</text:p>
      <text:p text:style-name="P4">
已经确定攻击者可以访问这些秘密数据，并威胁要“帮助”走私者而不会中断俄罗斯联邦。</text:p>
      <text:p text:style-name="P4">
他估计自己的服务为4.0万hryvnias。 根据调查，设备有敌人的特殊服务。 因为这些数据可以由俄罗斯联邦传播，这通常是“压倒”走私的。 它可能会损害我们的国家。</text:p>
      <text:p text:style-name="P4">
2月，情报服务能够防止秘密数据泄漏。 在执法人员期间，执法人员在收到钱时被拘留。</text:p>
      <text:p text:style-name="P4">
起诉书已送交法院。 该男子被指控抑制传播有关武器和武装力量的信息，并获得不当的福利。 该文章的制裁规定了以监禁形式进行的惩罚，该惩罚长达10年，并没收制造商。</text:p>
      <text:p text:style-name="P4">
该人的法院已经选择了保释失踪中拘留形式的预防措施。</text:p>
      <text:p text:style-name="P4">
News Source: <text:a xlink:type="simple" xlink:href="https://armyinform.com.ua/2023/05/05/na-pravoohoronczya-yakyj-namagavsya-prodaty-bazy-danyh-ukrayinskyh-vijskovyh-chekaye-sud/" text:style-name="Internet_20_link" text:visited-style-name="Visited_20_Internet_20_Link">
https://armyinform.com.ua/2023/05/05/na-pravoohoronczya-yakyj-namagavsya-prodaty-bazy-danyh-ukrayinskyh-vijskovyh-chekaye-sud/</text:a>
</text:p>
      <!--NEWS-->
      <text:h text:style-name="P10" text:outline-level="1">
<text:span text:style-name="T4">
俘虏海军陆战队的家庭会见了协调总部的代表</text:span>
</text:h>
      <text:p text:style-name="P4">
作者: ['АРМІЯINFORM']</text:p>
      <text:p text:style-name="P4">
时间: 2023-05-05T58:00:00-04:00</text:p>
      <text:p text:style-name="P4">
描述: 在协调的总部，Zustinich Zustinov是Rodinovsovsovsovsovsovsky团队...与乌克兰2022年的战争，与乌克兰的最新新闻，今天与乌克兰2022年的新闻战争，今天与乌克兰和俄罗斯之间的战争，乌克兰和乌克兰之间的战争将会他们说，在2022年，是否会在不久的将来与乌克兰发生战争</text:p>
      <text:p text:style-name="P4">
图片: ['<text:a xlink:type="simple" xlink:href="https://armyinform.com.ua/wp-content/uploads/2023/05/bez-imeni-4.jpg" text:style-name="Internet_20_link" text:visited-style-name="Visited_20_Internet_20_Link">
bez-imeni-4.jpg</text:a>
']</text:p>
      <text:p text:style-name="P4">
标签: ['ВІЙСЬКОВОПОЛОНЕНІ', 'КООРДИНАЦІЙНИЙ ШТАБ З ПИТАНЬ ПОВОДЖЕННЯ З ВІЙСЬКОВОПОЛОНЕНИМИ', 'МОРСЬКІ ПІХОТИНЦІ']</text:p>
      <text:p text:style-name="P4">
类别: News</text:p>
      <!--METADATA-->
      <text:p text:style-name="P4">
<draw:frame draw:style-name="fr1" draw:name="Image17" text:anchor-type="as-char" svg:width="6.9236in" svg:height="4.364711in" draw:z-index="0">
<draw:image xlink:href="../Images/AРМІЯINFORM/2023-05-05T58-00-00-04-00/bez-imeni-4.jpg" xlink:type="simple" xlink:show="embed" xlink:actuate="onLoad" draw:mime-type="image/jpeg"/>
</draw:frame>
协调总部会见了海军陆战队军事军人的家人，以反击米哈伊尔·比林斯基(Mikhail Bilynsky)命名。 囚犯和海军陆战队失踪人员的囚犯的名字负责协调总部。</text:p>
      <text:p text:style-name="P4">
关于它<text:a xlink:type="simple" xlink:href="https://t.me/Koord_shtab/957" text:style-name="Internet_20_link" text:visited-style-name="Visited_20_Internet_20_Link">
报告</text:a>
与战俘问题协调总部。</text:p>
      <text:p text:style-name="P4">
亲戚抱怨与军事部队的沟通不当，这是通过人员配备和社会支持中心预测的。有许多未解决的问题，特别是与从部分获得通知有关的问题。</text:p>
      <text:p text:style-name="P4">
会议期间提出的许多问题涉及维护的信息和条件以及俘虏军人的健康。根据总部代表的说法，侵略者国家没有提供有关这些问题的官方信息。 红十字国际委员会的代表是相应的授权，无法进入俄罗斯拥有我们捍卫者的所有自由地。</text:p>
      <text:p text:style-name="P4">
但是，从其他来源获得的信息很重要：照片，独立律师的请求，来自多尼亚仆人返回的证词。 应当指出的是，亲戚和亲密的捍卫者收集了大量重要信息，这些信息由适当的专家处理并加入。</text:p>
      <text:p text:style-name="P4">
News Source: <text:a xlink:type="simple" xlink:href="https://armyinform.com.ua/2023/05/05/rodyny-polonenyh-morpihiv-zustrilysya-z-predstavnykamy-koordynaczijnogo-shtabu-4/" text:style-name="Internet_20_link" text:visited-style-name="Visited_20_Internet_20_Link">
https://armyinform.com.ua/2023/05/05/rodyny-polonenyh-morpihiv-zustrilysya-z-predstavnykamy-koordynaczijnogo-shtabu-4/</text:a>
</text:p>
      <!--NEWS-->
      <text:h text:style-name="P10" text:outline-level="1">
<text:span text:style-name="T4">
UP’已有12年：Donetsk居民将有关武装部队的信息发送给俄罗斯安全人员</text:span>
</text:h>
      <text:p text:style-name="P4">
作者: ['АРМІЯINFORM']</text:p>
      <text:p text:style-name="P4">
时间: 2023-05-05T59:00:00-04:00</text:p>
      <text:p text:style-name="P4">
描述: 在Per eodnoye，我将成为Donetskoi Poskanka，我被挂在Mesengersi ...与乌克兰2022年的战争，与乌克兰的最新新闻，今天与乌克兰2022年的新闻战争，今天，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genprokuratura-1.jpg" text:style-name="Internet_20_link" text:visited-style-name="Visited_20_Internet_20_Link">
genprokuratura-1.jpg</text:a>
']</text:p>
      <text:p text:style-name="P4">
标签: ['STOPRUSSIA', 'КОЛАБОРАНТКА', 'ОФІС ГЕНЕРАЛЬНОГО ПРОКУРОРА УКРАЇНИ']</text:p>
      <text:p text:style-name="P4">
类别: News</text:p>
      <!--METADATA-->
      <text:p text:style-name="P4">
<draw:frame draw:style-name="fr1" draw:name="Image18" text:anchor-type="as-char" svg:width="6.9236in" svg:height="3.894525in" draw:z-index="0">
<draw:image xlink:href="../Images/AРМІЯINFORM/2023-05-05T59-00-00-04-00/genprokuratura-1.jpg" xlink:type="simple" xlink:show="embed" xlink:actuate="onLoad" draw:mime-type="image/jpeg"/>
</draw:frame>
在戒严期期间，顿涅茨克地区的居民与RF Gesh主要情报部门的人事雇员与Umesiegery进行了沟通。 她向他传递了有关乌克兰武装部队在特定地方的存在或不存在的信息。</text:p>
      <text:p text:style-name="P4">
关于它<text:a xlink:type="simple" xlink:href="https://www.gp.gov.ua/ua/posts/do-12-rokiv-uvyaznennya-zasudzeno-zinku-yaka-peredavala-spivrobitniku-genstabu-rf-dani-pro-zsu" text:style-name="Internet_20_link" text:visited-style-name="Visited_20_Internet_20_Link">
报告</text:a>
乌克兰检察长办公室的新闻服务。</text:p>
      <text:p text:style-name="P4">
该妇女向武装部队和工程措施的运作和战术行动发送了敌方数据。</text:p>
      <text:p text:style-name="P4">
合作者还提供了由俄罗斯联邦炮击和隐藏壳的位置引起的视频。 因此，是要调整向军事侵略国家的大火，并协助他们对乌克兰的武装部队采取行动。</text:p>
      <text:p text:style-name="P4">
顿涅茨克地区的居民被判有罪。 她被没收财产被判处12年徒刑。</text:p>
      <text:p text:style-name="P4">
在进行生效之前，它将被拘留。</text:p>
      <text:p text:style-name="P4">
News Source: <text:a xlink:type="simple" xlink:href="https://armyinform.com.ua/2023/05/05/uvyaznena-na-12-rokiv-meshkanka-donechchyny-peredavala-rosijskym-sylovykam-informacziyu-pro-zsu/" text:style-name="Internet_20_link" text:visited-style-name="Visited_20_Internet_20_Link">
https://armyinform.com.ua/2023/05/05/uvyaznena-na-12-rokiv-meshkanka-donechchyny-peredavala-rosijskym-sylovykam-informacziyu-pro-zsu/</text:a>
</text:p>
      <!--NEWS-->
      <text:h text:style-name="P10" text:outline-level="1">
<text:span text:style-name="T4">
乌克兰归还了另外80名死后的尸体</text:span>
</text:h>
      <text:p text:style-name="P4">
作者: ['АРМІЯINFORM']</text:p>
      <text:p text:style-name="P4">
时间: 2023-05-05T60:00:00-04:00</text:p>
      <text:p text:style-name="P4">
描述: Sogodnis，5受伤，这是一种转向Dodoma Til 80 Polegs Zakhisnikiv的一种方式。 我们...与乌克兰2022年的战争，与乌克兰的最新新闻战争，与乌克兰的新闻战争，2022年的新闻战争，今天的最后一次战争将在乌克兰和俄罗斯之间发生战争，当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2/08/d11b886f28ab5513b9118baeabde0279495c5cda.jpg" text:style-name="Internet_20_link" text:visited-style-name="Visited_20_Internet_20_Link">
d11b886f28ab5513b9118baeabde0279495c5cda.jpg</text:a>
']</text:p>
      <text:p text:style-name="P4">
标签: ['МІНРЕІНТЕГРАЦІЇ', 'ПОВЕРНЕННЯ ТІЛ ЗАХИСНИКІВ']</text:p>
      <text:p text:style-name="P4">
类别: News</text:p>
      <!--METADATA-->
      <text:p text:style-name="P4">
<draw:frame draw:style-name="fr1" draw:name="Image19" text:anchor-type="as-char" svg:width="6.9236in" svg:height="3.894525in" draw:z-index="0">
<draw:image xlink:href="../Images/AРМІЯINFORM/2023-05-05T60-00-00-04-00/d11b886f28ab5513b9118baeabde0279495c5cda.jpg" xlink:type="simple" xlink:show="embed" xlink:actuate="onLoad" draw:mime-type="image/jpeg"/>
</draw:frame>
今天，5月5日，有可能返回80名堕落后卫的尸体。 蒂兰军队将被移交给他们的家人进行值得埋葬。</text:p>
      <text:p text:style-name="P4">
关于这个<text:a xlink:type="simple" xlink:href="https://minre.gov.ua/2023/05/05/ukrayina-povernula-tila-shhe-80-zagyblyh-oboroncziv/" text:style-name="Internet_20_link" text:visited-style-name="Visited_20_Internet_20_Link">
告知</text:a>
重返社会部。</text:p>
      <text:p text:style-name="P4">
乌克兰暂时占领领土的尸体在乌克兰的临时领土上转移在专员的协助下，由失踪人员的重新融合部合作，合作通过后强度结构。</text:p>
      <text:p text:style-name="P4">
值得注意的是，死者尸体的转移是根据日内瓦公约的捐助者进行的。</text:p>
      <text:p text:style-name="P4">
我们提醒您，申诉专员的热线正在工作：0 800339247。您也可以通过电话亲自报告失踪者：(099)792-01-26。 在周末，您可以向Viber和Telegram Nanomer发送消息：(095)896-04-21。</text:p>
      <text:p text:style-name="P4">
News Source: <text:a xlink:type="simple" xlink:href="https://armyinform.com.ua/2023/05/05/ukrayina-povernula-tila-shhe-80-zagyblyh-oboroncziv/" text:style-name="Internet_20_link" text:visited-style-name="Visited_20_Internet_20_Link">
https://armyinform.com.ua/2023/05/05/ukrayina-povernula-tila-shhe-80-zagyblyh-oboroncziv/</text:a>
</text:p>
      <!--NEWS-->
      <text:h text:style-name="P10" text:outline-level="1">
<text:span text:style-name="T4">
通过联合24平台，世界上第一个海军无人机 - 总统</text:span>
</text:h>
      <text:p text:style-name="P4">
作者: ['АРМІЯINFORM']</text:p>
      <text:p text:style-name="P4">
时间: 2023-05-05T61:00:00-04:00</text:p>
      <text:p text:style-name="P4">
描述: 通过United24，我们在Subna Sob的地区的地区住所，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screenshot_3-5.jpg" text:style-name="Internet_20_link" text:visited-style-name="Visited_20_Internet_20_Link">
screenshot_3-5.jpg</text:a>
']</text:p>
      <text:p text:style-name="P4">
标签: ['ВОЛОДИМИР ЗЕЛЕНСЬКИЙ', 'ПЛАТФОРМА UNITED24']</text:p>
      <text:p text:style-name="P4">
类别: News</text:p>
      <!--METADATA-->
      <text:p text:style-name="P4">
<draw:frame draw:style-name="fr1" draw:name="Image20" text:anchor-type="as-char" svg:width="6.9236in" svg:height="3.854137in" draw:z-index="0">
<draw:image xlink:href="../Images/AРМІЯINFORM/2023-05-05T61-00-00-04-00/screenshot_3-5.jpg" xlink:type="simple" xlink:show="embed" xlink:actuate="onLoad" draw:mime-type="image/jpeg"/>
</draw:frame>
通过United24，我们的国家得到了一百多个国家的数百万人的支持。</text:p>
      <text:p text:style-name="P4">
关于它<text:a xlink:type="simple" xlink:href="https://t.me/V_Zelenskiy_official/6125" text:style-name="Internet_20_link" text:visited-style-name="Visited_20_Internet_20_Link">
报告</text:a>
电报中乌克兰Volodymyr Zelensky总裁。</text:p>
      <text:p text:style-name="P4">
“对于通过平台积累的资金，个人资料部门购买了176辆救护车，以及数百辆乌克兰防御者的医疗设备和弹药，这是乌克兰在乌克兰第一批舰队无人机世界上第一个汽车的汽车，”国家元首写道。</text:p>
      <text:p text:style-name="P4">
总统感谢所有捐款的平台捐助者，他们的贡献得到了拯救，返回了骨盆保护生命并带来了乌克兰的胜利。</text:p>
      <text:p text:style-name="P4">
News Source: <text:a xlink:type="simple" xlink:href="https://armyinform.com.ua/2023/05/05/cherez-platformu-united24-zapochatkovanyj-pershyj-u-sviti-flot-morskyh-droniv-prezydent/" text:style-name="Internet_20_link" text:visited-style-name="Visited_20_Internet_20_Link">
https://armyinform.com.ua/2023/05/05/cherez-platformu-united24-zapochatkovanyj-pershyj-u-sviti-flot-morskyh-droniv-prezydent/</text:a>
</text:p>
      <!--NEWS-->
      <text:h text:style-name="P10" text:outline-level="1">
<text:span text:style-name="T4">
乌克兰检察长办公室：已记录了17,000多名针对国家安全罪</text:span>
</text:h>
      <text:p text:style-name="P4">
作者: ['АРМІЯINFORM']</text:p>
      <text:p text:style-name="P4">
时间: 2023-05-05T62: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05052023ua.jpg" text:style-name="Internet_20_link" text:visited-style-name="Visited_20_Internet_20_Link">
warcrime-05052023ua.jpg</text:a>
', '<text:a xlink:type="simple" xlink:href="https://armyinform.com.ua/wp-content/uploads/2023/05/warcrime-05052023en.jpg" text:style-name="Internet_20_link" text:visited-style-name="Visited_20_Internet_20_Link">
warcrime-05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1" text:anchor-type="as-char" svg:width="6.9236in" svg:height="4.448413in" draw:z-index="0">
<draw:image xlink:href="../Images/AРМІЯINFORM/2023-05-05T62-00-00-04-00/warcrime-05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5日</text:span>
注册：</text:p>
      <ul>
        <li>
84 764军事犯罪， * 17 071针对乌克兰国家安全的犯罪。</li>
      </ul>
      <text:p text:style-name="P4">
此外，根据少年检察官的官方数据，<text:span text:style-name="T4">
 1441由于俄罗斯联邦的侵略，该孩​​子已成为</text:span>
，包括：</text:p>
      <ul>
        <li>
478-儿童被杀， * 963-儿童因严重程度不同。</li>
      </ul>
      <text:p text:style-name="P4">
该部门强调，这些数字不是最终的，因为在暂时占据的有形领土上的积极战斗场所的安装中继续进行工作。</text:p>
      <text:p text:style-name="P4">
<draw:frame draw:style-name="fr1" draw:name="Image22" text:anchor-type="as-char" svg:width="6.9236in" svg:height="4.448413in" draw:z-index="0">
<draw:image xlink:href="../Images/AРМІЯINFORM/2023-05-05T62-00-00-04-00/warcrime-05052023en.jpg" xlink:type="simple" xlink:show="embed" xlink:actuate="onLoad" draw:mime-type="image/jpeg"/>
</draw:frame>
</text:p>
      <text:p text:style-name="P4">
News Source: <text:a xlink:type="simple" xlink:href="https://armyinform.com.ua/2023/05/05/ofis-genprokurora-ukrayiny-zadokumentovano-ponad-17-tysyach-zlochyniv-proty-naczbezpeky-3/" text:style-name="Internet_20_link" text:visited-style-name="Visited_20_Internet_20_Link">
https://armyinform.com.ua/2023/05/05/ofis-genprokurora-ukrayiny-zadokumentovano-ponad-17-tysyach-zlochyniv-proty-naczbezpeky-3/</text:a>
</text:p>
      <!--NEWS-->
      <text:h text:style-name="P10" text:outline-level="1">
<text:span text:style-name="T4">
监察员周刊发送询问是否缺失 - 协调总部</text:span>
</text:h>
      <text:p text:style-name="P4">
作者: ['АРМІЯINFORM']</text:p>
      <text:p text:style-name="P4">
时间: 2023-05-05T63:00:00-04:00</text:p>
      <text:p text:style-name="P4">
描述: 在协调的总部，Zustinich Zustinch是Nyskovo Sermo的Nyskovo服务。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5/bez-imeni-5.jpg" text:style-name="Internet_20_link" text:visited-style-name="Visited_20_Internet_20_Link">
bez-imeni-5.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3" text:anchor-type="as-char" svg:width="6.9236in" svg:height="4.579101in" draw:z-index="0">
<draw:image xlink:href="../Images/AРМІЯINFORM/2023-05-05T63-00-00-04-00/bez-imeni-5.jpg" xlink:type="simple" xlink:show="embed" xlink:actuate="onLoad" draw:mime-type="image/jpeg"/>
</draw:frame>
协调总部会见了个人突击旅的军事人员家属，在此期间不举行。</text:p>
      <text:p text:style-name="P4">
关于它<text:a xlink:type="simple" xlink:href="https://t.me/Koord_shtab/958" text:style-name="Internet_20_link" text:visited-style-name="Visited_20_Internet_20_Link">
报告</text:a>
与战俘问题协调总部。</text:p>
      <text:p text:style-name="P4">
此外，他们讨论了囚犯和缺少信息的收集：信息的总部，包括来自开源的信息。 亲戚提供了很多数据。</text:p>
      <text:p text:style-name="P4">
当亲戚收到有关其捍卫者和捍卫者的新数据时，应将他们发送给以下机构：</text:p>
      <text:p text:style-name="P4">
<text:span text:style-name="T5">
国家信息局， </text:span>
协调总部， * SBU(组合中心)， *国家警察(给正在交易的调查员).</text:p>
      <text:p text:style-name="P4">
Як зауважив представник військової частини, не завжди свідчення побратимів услужбовому розслідуванні можуть бути достовірними:</text:p>
      <text:p text:style-name="P4">
«Через стрес і контузії хлопці можуть сприймати події на полі бою по-різному.Буває, що тих, кого вважали загиблими, потім знаходять в полоні. Був випадок,коли побратими думали, що в хлопця поранення шиї і він загинув. А потімвиявилося, що в нього на шиї й подряпини не було. Просто побратим торкнувсяпораненою рукою. Хлопець виявився живим».</text:p>
      <text:p text:style-name="P4">
News Source: <text:a xlink:type="simple" xlink:href="https://armyinform.com.ua/2023/05/05/shhotyzhnya-ombudsman-nadsylaye-zapyty-rf-shhodo-znyklyh-bezvisty-koordynaczijnyj-shtab/" text:style-name="Internet_20_link" text:visited-style-name="Visited_20_Internet_20_Link">
https://armyinform.com.ua/2023/05/05/shhotyzhnya-ombudsman-nadsylaye-zapyty-rf-shhodo-znyklyh-bezvisty-koordynaczijnyj-shtab/</text:a>
</text:p>
      <!--NEWS-->
      <text:h text:style-name="P10" text:outline-level="1">
<text:span text:style-name="T4">
今天早上，冲刺人两次通过托管航班袭击了苏米地区</text:span>
</text:h>
      <text:p text:style-name="P4">
作者: ['АРМІЯINFORM']</text:p>
      <text:p text:style-name="P4">
时间: 2023-05-05T64:00:00-04:00</text:p>
      <text:p text:style-name="P4">
描述: 关于CED Doimal OK在社交Merezhi Facebook上自己的公司Storinzi上的“ Pivnich”。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original.jpg" text:style-name="Internet_20_link" text:visited-style-name="Visited_20_Internet_20_Link">
original.jpg</text:a>
']</text:p>
      <text:p text:style-name="P4">
标签: ['STOPRUSSIA', 'АГРЕСІЯ РФ', 'ВІЙНА', 'ВТОРГНЕННЯ РФ', 'ОК «ПІВНІЧ»']</text:p>
      <text:p text:style-name="P4">
类别: News</text:p>
      <!--METADATA-->
      <text:p text:style-name="P4">
<draw:frame draw:style-name="fr1" draw:name="Image24" text:anchor-type="as-char" svg:width="6.9236in" svg:height="4.446249in" draw:z-index="0">
<draw:image xlink:href="../Images/AРМІЯINFORM/2023-05-05T64-00-00-04-00/original.jpg" xlink:type="simple" xlink:show="embed" xlink:actuate="onLoad" draw:mime-type="image/jpeg"/>
</draw:frame>
说明性照片</text:p>
      <text:p text:style-name="P4">
关于它<text:a xlink:type="simple" xlink:href="https://www.facebook.com/kommander.nord/posts/pfbid02zthay52i2Psu129eJkvuFKuCXrPxskFUG1PT8xANxARUqKDZTBT5fcbgMVZ6hjaHl" text:style-name="Internet_20_link" text:visited-style-name="Visited_20_Internet_20_Link">
报告</text:a>
好的，在其官方的Facebook社交网络上向北。</text:p>
      <text:p text:style-name="P4">
<text:span text:style-name="T4">
截至5月5日12:00 </text:span>
俄罗斯军队在边缘地区开火了2倍。</text:p>
      <text:p text:style-name="P4">
<text:span text:style-name="T4">
大约09:40 5个教区已记录</text:span>
，可能是N.P. Znob-Trubchevskoye。 没有关于当地民用基础设施损失的信息。</text:p>
      <text:p text:style-name="P4">
**大约在09:30，在NP Buchka地区记录了4个到达的戒指，可能是难以管理的飞机。 没有关于当地民用基础设施损失的信息。</text:p>
      <text:p text:style-name="P4">
News Source: <text:a xlink:type="simple" xlink:href="https://armyinform.com.ua/2023/05/05/sogodni-vranczi-rashysty-dvichi-atakuvaly-sumshhynu-kerovanymy-aviaraketamy/" text:style-name="Internet_20_link" text:visited-style-name="Visited_20_Internet_20_Link">
https://armyinform.com.ua/2023/05/05/sogodni-vranczi-rashysty-dvichi-atakuvaly-sumshhynu-kerovanymy-aviaraketamy/</text:a>
</text:p>
      <!--NEWS-->
      <text:h text:style-name="P10" text:outline-level="1">
<text:span text:style-name="T4">
敌人正努力在5月9日之前控制巴赫穆特</text:span>
</text:h>
      <text:p text:style-name="P4">
作者: ['АРМІЯINFORM']</text:p>
      <text:p text:style-name="P4">
时间: 2023-05-05T65:00:00-04:00</text:p>
      <text:p text:style-name="P4">
描述: 关于TSE WRIM在他的电报通道上，乌克兰乌克兰抗议的代祷，乌克兰甘纳·马拉尔（Ganna Marlar）。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БАХМУТ', 'ВІЙНА', 'ВТОРГНЕННЯ РФ', 'ГАННА МАЛЯР']</text:p>
      <text:p text:style-name="P4">
类别: News</text:p>
      <!--METADATA-->
      <text:p text:style-name="P4">
<draw:frame draw:style-name="fr1" draw:name="Image25" text:anchor-type="as-char" svg:width="6.9236in" svg:height="4.609964in" draw:z-index="0">
<draw:image xlink:href="../Images/AРМІЯINFORM/2023-05-05T65-00-00-04-00/bahmut-2.jpg" xlink:type="simple" xlink:show="embed" xlink:actuate="onLoad" draw:mime-type="image/jpeg"/>
</draw:frame>
关于它<text:a xlink:type="simple" xlink:href="https://t.me/annamaliar/703" text:style-name="Internet_20_link" text:visited-style-name="Visited_20_Internet_20_Link">
写作</text:a>
在乌克兰安娜·马利亚(Anna Malyar)副国防部长的电报渠道中。</text:p>
      <text:p text:style-name="P4">
为了执行这项任务，他们将Wagnerists从其他领域吸引了他们的突击队伍，这些攻击部队现在正在Bakhmut Napryamka上战斗。</text:p>
      <text:p text:style-name="P4">
我们的战士不允许敌人突破防守。</text:p>
      <text:p text:style-name="P4">
此外，乌克兰炮兵的大火摧毁了摇车的存储。</text:p>
      <text:p text:style-name="P4">
News Source: <text:a xlink:type="simple" xlink:href="https://armyinform.com.ua/2023/05/05/vorog-z-usih-syl-namagayetsya-vzyaty-bahmut-pid-kontrol-do-9-travnya/" text:style-name="Internet_20_link" text:visited-style-name="Visited_20_Internet_20_Link">
https://armyinform.com.ua/2023/05/05/vorog-z-usih-syl-namagayetsya-vzyaty-bahmut-pid-kontrol-do-9-travnya/</text:a>
</text:p>
      <!--NEWS-->
      <text:h text:style-name="P10" text:outline-level="1">
<text:span text:style-name="T4">
一个典型的俄罗斯囚犯是为了“稳定”和“进步的机会”。</text:span>
</text:h>
      <text:p text:style-name="P4">
作者: ['АРМІЯINFORM']</text:p>
      <text:p text:style-name="P4">
时间: 2023-05-05T66:00:00-04:00</text:p>
      <text:p text:style-name="P4">
描述: 关于TSE Doldomlya Gur Mou。 罗斯维基（Rosviki Minikity）负责人管理负责人的代表...与乌克兰2022年的战争，与乌克兰的战争是今天的最新消息，今天与乌克兰2022年的新闻战是今天的最后一场新闻，乌克兰与俄罗斯之间的战争是否会发生战争而且，当2022年将与乌克兰发生战争时，是否会有，是否会在不久的将来与乌克兰的战争，无论是与乌克兰的战争》，今天与乌克兰的战争，今天的乌克兰新闻，乌克兰媒体的乌克兰新闻，俄罗斯的乌克兰新闻</text:p>
      <text:p text:style-name="P4">
图片: ['<text:a xlink:type="simple" xlink:href="https://armyinform.com.ua/wp-content/uploads/2023/05/20230505-02.jpeg" text:style-name="Internet_20_link" text:visited-style-name="Visited_20_Internet_20_Link">
20230505-02.jpeg</text:a>
']</text:p>
      <text:p text:style-name="P4">
标签: ['STOPRUSSIA', 'АГРЕСІЯ РФ', 'ВІЙНА', 'ВТОРГНЕННЯ РФ', 'ГУР МО УКРАЇНИ', 'ГУР МОУ']</text:p>
      <text:p text:style-name="P4">
类别: News</text:p>
      <!--METADATA-->
      <text:p text:style-name="P4">
<draw:frame draw:style-name="fr1" draw:name="Image26" text:anchor-type="as-char" svg:width="6.9236in" svg:height="4.330592in" draw:z-index="0">
<draw:image xlink:href="../Images/AРМІЯINFORM/2023-05-05T66-00-00-04-00/20230505-02.jpeg" xlink:type="simple" xlink:show="embed" xlink:actuate="onLoad" draw:mime-type="image/jpeg"/>
</draw:frame>
关于它<text:a xlink:type="simple" xlink:href="https://gur.gov.ua/content/typovyi-rosiiskyi-polonenyi-voiuvaty-pishov-zarady-stabilnosti-ta-mozhlyvosti-prosunutysia.html" text:style-name="Internet_20_link" text:visited-style-name="Visited_20_Internet_20_Link">
报告</text:a>
Gur Mou。</text:p>
      <text:p text:style-name="P4">
乌克兰安德里约索夫国防部智力部主要委员会的代表介绍了由俄罗斯 - 波 -  in -law的实验性社会学研究，该研究由项目“ Wanter”的框架内的协调总部进行。</text:p>
      <text:p text:style-name="P4">
“更多地了解谁是他的社交肖像，他的动机的普通占领者。 当他看到并感知世界和现实时。最后，这实际上促使他。</text:p>
      <text:p text:style-name="P4">
根据这项研究，俄罗斯所有地区的代表都参与了针对乌克兰的敌对行动，并在临时的临时相对应的领土和克里米亚和承包商中被非法动员。</text:p>
      <text:p text:style-name="P4">
40％的受访者指出，他们是自愿捕获的，敌人的妓女道德精神证明了这一点。</text:p>
      <text:p text:style-name="P4">
80％的俄罗斯战俘对他们的领导命令不满意，超过50％的人说，如果撤退，指挥官将撤退并离开人员。</text:p>
      <text:p text:style-name="P4">
关于入侵者的动机，最强的因素激发了他们与乌克兰作战的最强因素，其中54.8％的俄罗斯人称为“活力的渴望”，而35.9％的俄罗斯人则激发了他们的生活机会。 “</text:p>
      <text:p text:style-name="P4">
有人强调，他们没有从这种主张的受访者那里得到支持 - “为同志报仇的愿望和“成为专业的愿望”。</text:p>
      <text:p text:style-name="P4">
通过评估指挥官的个人素质的五位量表，有60％的人将他们的评分定为最低-1。1.只有1.3％的受访者被评估了5。</text:p>
      <text:p text:style-name="P4">
只有17％的俄罗斯战俘说他们被完全提供了瓶颈，只有6％的人说他们可以指望其他单位的支持。</text:p>
      <text:p text:style-name="P4">
根据这项研究，俄罗斯军队的主要信息来源是城市的对话并打电话回家。 这些信息来源是最信任的，而只有20％的受访者信任电视。</text:p>
      <text:p text:style-name="P4">
News Source: <text:a xlink:type="simple" xlink:href="https://armyinform.com.ua/2023/05/05/typovyj-rosijskyj-polonenyj-voyuvaty-pishov-zarady-stabilnosti-ta-mozhlyvosti-prosunutysya/" text:style-name="Internet_20_link" text:visited-style-name="Visited_20_Internet_20_Link">
https://armyinform.com.ua/2023/05/05/typovyj-rosijskyj-polonenyj-voyuvaty-pishov-zarady-stabilnosti-ta-mozhlyvosti-prosunutysya/</text:a>
</text:p>
      <!--NEWS-->
      <text:h text:style-name="P10" text:outline-level="1">
<text:span text:style-name="T4">
在乌克兰东部，拘留了俄罗斯特工</text:span>
</text:h>
      <text:p text:style-name="P4">
作者: ['АРМІЯINFORM']</text:p>
      <text:p text:style-name="P4">
时间: 2023-05-05T67:00:00-04:00</text:p>
      <text:p text:style-name="P4">
描述: FSB零散代理人Yaki的成员的伴侣被吸引了...与乌克兰2022年的战争，与乌克兰与乌克兰的最新新闻，今天与乌克兰2022年的新闻战争，今天将在乌克兰和俄罗斯之间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129334245c79680a766fb7841d8e29e5.jpg" text:style-name="Internet_20_link" text:visited-style-name="Visited_20_Internet_20_Link">
129334245c79680a766fb7841d8e29e5.jpg</text:a>
']</text:p>
      <text:p text:style-name="P4">
标签: ['STOPRUSSIA', 'АГРЕСІЯ РФ', 'ВТОРГНЕННЯ РФ', 'СБУ']</text:p>
      <text:p text:style-name="P4">
类别: News</text:p>
      <!--METADATA-->
      <text:p text:style-name="P4">
<draw:frame draw:style-name="fr1" draw:name="Image27" text:anchor-type="as-char" svg:width="6.9236in" svg:height="4.615733in" draw:z-index="0">
<draw:image xlink:href="../Images/AРМІЯINFORM/2023-05-05T67-00-00-04-00/129334245c79680a766fb7841d8e29e5.jpg" xlink:type="simple" xlink:show="embed" xlink:actuate="onLoad" draw:mime-type="image/jpeg"/>
</draw:frame>
FSB扩展代理网络的另外两个参与者被拘留，他们在顿涅茨克地区的额叶地区进行了探索和颠覆性活动。</text:p>
      <text:p text:style-name="P4">
他们的五个同伙在2022年12月和今年早春期间被拘留。</text:p>
      <text:p text:style-name="P4">
这次，有可能拘留那些正在为克拉马特斯克地区国防军部队的位置和移动而收集情报的代理商。</text:p>
      <text:p text:style-name="P4">
首先，他们试图确定Himars炮兵系统的战斗位置，并通过侵略者的相应坐标。</text:p>
      <text:p text:style-name="P4">
SBU工作人员及时暴露了，记录了犯罪行为，并在其敌对任务中延迟了犯罪行为。</text:p>
      <text:p text:style-name="P4">
根据调查，被告是顿涅茨克和哈尔基夫地区的两名居民，俄罗斯情报局在全面入侵开始时远程招募了他们。</text:p>
      <text:p text:style-name="P4">
他们通过生活并与FSB员工保持联系的亲戚来支持与入侵者的沟通。</text:p>
      <text:p text:style-name="P4">
在搜查被拘留者的居住地，发现手机和其他非法活动的物质证据。</text:p>
      <text:p text:style-name="P4">
根据收集的证据，安全局的调查人员向被告人通报了涉嫌武装中叛国罪的人。</text:p>
      <text:p text:style-name="P4">
他们现在被拘留。</text:p>
      <text:p text:style-name="P4">
<text:span text:style-name="T4">
来源：</text:span>
 <text:a xlink:type="simple" xlink:href="https://ssu.gov.ua/novyny/sbu-zatrymala-na-skhodi-ukrainy-rosiiskykh-ahentiv-yaki-poliuvaly-na-himars" text:style-name="Internet_20_link" text:visited-style-name="Visited_20_Internet_20_Link">
<text:span text:style-name="T5">
sbu</text:span>
</text:a>
</text:p>
      <text:p text:style-name="P4">
News Source: <text:a xlink:type="simple" xlink:href="https://armyinform.com.ua/2023/05/05/na-shodi-ukrayiny-zatrymaly-rosijskyh-agentiv-yaki-polyuvaly-na-himars/" text:style-name="Internet_20_link" text:visited-style-name="Visited_20_Internet_20_Link">
https://armyinform.com.ua/2023/05/05/na-shodi-ukrayiny-zatrymaly-rosijskyh-agentiv-yaki-polyuvaly-na-himars/</text:a>
</text:p>
      <!--NEWS-->
      <text:h text:style-name="P10" text:outline-level="1">
<text:span text:style-name="T4">
瓦格纳（Wagner）从巴赫穆特（Bakhmut）的退出声明可能是军事狡猾-Petro Chernik</text:span>
</text:h>
      <text:p text:style-name="P4">
作者: ['АРМІЯINFORM']</text:p>
      <text:p text:style-name="P4">
时间: 2023-05-05T68:00:00-04:00</text:p>
      <text:p text:style-name="P4">
描述: 军事媒体中心的评论被允许Vishiskovy Analiki上校...与乌克兰2022年的战争，与乌克兰与乌克兰的最新新闻，今天与乌克兰2022年的新闻战争，今天与乌克兰的新闻战争，乌克兰和俄罗斯之间将发生战争，何时战争，一场战争，一场战争，一场战争他们在2022年与乌克兰有一年</text:p>
      <text:p text:style-name="P4">
图片: ['<text:a xlink:type="simple" xlink:href="https://armyinform.com.ua/wp-content/uploads/2023/02/chernyk.jpg" text:style-name="Internet_20_link" text:visited-style-name="Visited_20_Internet_20_Link">
chernyk.jpg</text:a>
']</text:p>
      <text:p text:style-name="P4">
标签: ['STOPRUSSIA', 'БАХМУТСЬКИЙ НАПРЯМОК', 'ВТОРГНЕННЯ РФ', 'ПЕТРО ЧЕРНИК']</text:p>
      <text:p text:style-name="P4">
类别: News</text:p>
      <!--METADATA-->
      <text:p text:style-name="P4">
<draw:frame draw:style-name="fr1" draw:name="Image28" text:anchor-type="as-char" svg:width="6.9236in" svg:height="3.894525in" draw:z-index="0">
<draw:image xlink:href="../Images/AРМІЯINFORM/2023-05-05T68-00-00-04-00/chernyk.jpg" xlink:type="simple" xlink:show="embed" xlink:actuate="onLoad" draw:mime-type="image/jpeg"/>
</draw:frame>
这是评论中的假设<text:a xlink:type="simple" xlink:href="https://t.me/militarymediacenter/1870" text:style-name="Internet_20_link" text:visited-style-name="Visited_20_Internet_20_Link">
军事媒体中心</text:a>
军事分析师Petro Chernyk表达了他的军事分析师。</text:p>
      <text:p text:style-name="P4">
周五，商人普里戈津(Prigozhin)与普京(Prigozhin)联系，他的隐私瓦格纳公司(Wagner Company)自5月10日由于俄罗斯释放而离开巴赫穆特(Bakhmut)，以给他们足够的弹药。 但是，Petro Chernivtsi认为，这一说法“可能”是对敌人的弱点的模仿，这是几个世纪以来战斗中广泛的现象。</text:p>
      <text:p text:style-name="P4">
根据分析师的说法，对抗的一方通常会试图表现出比诱饵尚未准备好战斗的敌人更弱的。</text:p>
      <text:p text:style-name="P4">
佩特罗·切尼克(Petro Chernik)说：“据称他们要离开的撒旦的细节可能很稀薄，我们将对某些反性行动感到遗憾，实际上，没有人无所事事。”  - 我不认为俄罗斯人这样，他们有必要谨慎对待他们所说的一切。 鞋子之间的鞋子加重了吗(国防部长)还有牧师？ 确实。 鲁斯索 - 乌克兰战争的一部分，他们绝对是一样的。”</text:p>
      <text:p text:style-name="P4">
巴赫穆特(Bakhmut)与顿涅茨克地区的其他城市一起 -  Marinka和Avdiivka-是敌方进攻行动的中心。</text:p>
      <text:p text:style-name="P4">
同时，根据可用的信息，北部prats的进攻不太可能。 但是，对乌克兰的民用和军事基础设施的大规模火箭中风的威胁得以维持。</text:p>
      <text:p text:style-name="P4">
News Source: <text:a xlink:type="simple" xlink:href="https://armyinform.com.ua/2023/05/05/zayava-pro-vyhid-vagnera-z-bahmuta-mozhe-buty-vijskovoyu-hytristyu-petro-chernyk/" text:style-name="Internet_20_link" text:visited-style-name="Visited_20_Internet_20_Link">
https://armyinform.com.ua/2023/05/05/zayava-pro-vyhid-vagnera-z-bahmuta-mozhe-buty-vijskovoyu-hytristyu-petro-chernyk/</text:a>
</text:p>
      <!--NEWS-->
      <text:h text:style-name="P10" text:outline-level="1">
<text:span text:style-name="T4">
出国治疗撤离乌克兰和平民</text:span>
</text:h>
      <text:p text:style-name="P4">
作者: ['АРМІЯINFORM']</text:p>
      <text:p text:style-name="P4">
时间: 2023-05-05T69:00:00-04:00</text:p>
      <text:p text:style-name="P4">
描述: Invropeicosica的Heally he he heally of Invropeicosica的治愈性的显着性，例如...与乌克兰2022年的战争，与乌克兰与乌克兰的最新新闻，与乌克兰的新闻战争，与乌克兰2022年的新闻战争，乌克兰和乌克兰之间的战争会发生俄罗斯在2022年与乌克兰战争时，是否将在不久</text:p>
      <text:p text:style-name="P4">
图片: ['<text:a xlink:type="simple" xlink:href="https://armyinform.com.ua/wp-content/uploads/2023/05/medychna-evakuacziya.jpg" text:style-name="Internet_20_link" text:visited-style-name="Visited_20_Internet_20_Link">
medychna-evakuacziya.jpg</text:a>
']</text:p>
      <text:p text:style-name="P4">
标签: ['АГРЕСІЯ РФ', 'ЕВАКУАЦІЯ ПОРАНЕНИХ', 'МІНІСТЕРСТВО ОХОРОНИ ЗДОРОВ’Я УКРАЇНИ']</text:p>
      <text:p text:style-name="P4">
类别: News</text:p>
      <!--METADATA-->
      <text:p text:style-name="P4">
<draw:frame draw:style-name="fr1" draw:name="Image29" text:anchor-type="as-char" svg:width="6.9236in" svg:height="3.894525in" draw:z-index="0">
<draw:image xlink:href="../Images/AРМІЯINFORM/2023-05-05T69-00-00-04-00/medychna-evakuacziya.jpg" xlink:type="simple" xlink:show="embed" xlink:actuate="onLoad" draw:mime-type="image/jpeg"/>
</draw:frame>
在乌克兰卫生部和欧洲委员会卫生部的合作以及在乌克兰国家边境警卫队和乌克兰州移民局的支持下，在地区军事行政部门和医疗机构的积极协助下，医疗运输在国外受影响的乌克兰人中。</text:p>
      <text:p text:style-name="P4">
关于它<text:a xlink:type="simple" xlink:href="https://www.kmu.gov.ua/news/moz-razom-z-ievrokomisiieiu-orhanizuvaly-shche-odyn-evakuatsiinyi-reis-dlia-poriatunku-postrazhdalykh-ukraintsiv" text:style-name="Internet_20_link" text:visited-style-name="Visited_20_Internet_20_Link">
报告</text:a>
政府门户。</text:p>
      <text:p text:style-name="P4">
28来自Dnipropetrovsk，Kyiv，Odesa，Rivne，Rivne，Ivano-Frankivsk，Lviv，Vinnytsia和Active行动领土的军事和平民。</text:p>
      <text:p text:style-name="P4">
这些是有雷测试损伤的患者。 他们同意在丹麦，法国，挪威和德国的医疗机构接受治疗。</text:p>
      <text:p text:style-name="P4">
需要专门的旋律医疗服务的成人和儿童都被撤离。</text:p>
      <text:p text:style-name="P4">
这种疏散航班已经进行了一年多，并且已经运营了将近一天。 毕竟，持续的战斗，炮击和基础设施损害将使东方和边境的医疗服务变得复杂。</text:p>
      <text:p text:style-name="P4">
在需要时，患者伴随着亲戚或亲戚 - 鉴于由于严重的状况以及更多术后护理而需要进行无关的援助和维护。</text:p>
      <text:p text:style-name="P4">
在与紧急医疗援助服务局合作，国际合作伙伴通过LVIV的医疗枢纽向波兰的飞机场提供了从前线医院的医院运输。 此外，空中农场或特殊航空运输公司将乌克兰人运送到欧洲国家 /地区的专门治疗。</text:p>
      <text:p text:style-name="P4">
自战争开始以来，卫生部与国际合作伙伴一起继续尽一切可能拯救我们的人民并提供必要的医疗服务。 总共有3,000多名乌克兰人已经撤离。</text:p>
      <text:p text:style-name="P4">
News Source: <text:a xlink:type="simple" xlink:href="https://armyinform.com.ua/2023/05/05/na-likuvannya-za-kordon-evakuyuvaly-ukrayinskyh-vijskovyh-ta-czyvilnyh/" text:style-name="Internet_20_link" text:visited-style-name="Visited_20_Internet_20_Link">
https://armyinform.com.ua/2023/05/05/na-likuvannya-za-kordon-evakuyuvaly-ukrayinskyh-vijskovyh-ta-czyvilnyh/</text:a>
</text:p>
      <!--NEWS-->
      <text:h text:style-name="P10" text:outline-level="1">
<text:span text:style-name="T4">
大都会Epiphanius讨论了强化</text:span>
</text:h>
      <text:p text:style-name="P4">
作者: ['АРМІЯINFORM']</text:p>
      <text:p text:style-name="P4">
时间: 2023-05-05T70:00:00-04:00</text:p>
      <text:p text:style-name="P4">
描述: 由基辅大都会和乌克兰的埃普尼·菲尼（Metropolitan domi foriv）的大都会和乌克兰的伊斯特尼（Epaniy）的祝福...与乌克兰2022年的战争，与乌克兰的最新新闻，《与乌克兰2022年的新闻战争》，今天最后一次与乌克兰的新闻战争，乌克兰和俄罗斯和俄罗斯和俄罗斯之间以及何时何时又有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345280387_1470306557120087_7961572618843076051_n.jpg" text:style-name="Internet_20_link" text:visited-style-name="Visited_20_Internet_20_Link">
345280387_1470306557120087_7961572618843076051_n.jpg</text:a>
']</text:p>
      <text:p text:style-name="P4">
标签: ['КАПЕЛАНСТВО', 'КОМАНДУВАННЯ ОБʼЄДНАНИХ СИЛ ЗС УКРАЇНИ', 'МИТРОПОЛИТ ЕПІФАНІЙ']</text:p>
      <text:p text:style-name="P4">
类别: News</text:p>
      <!--METADATA-->
      <text:p text:style-name="P4">
<draw:frame draw:style-name="fr1" draw:name="Image30" text:anchor-type="as-char" svg:width="6.9236in" svg:height="4.601914in" draw:z-index="0">
<draw:image xlink:href="../Images/AРМІЯINFORM/2023-05-05T70-00-00-04-00/345280387_1470306557120087_7961572618843076051_n.jpg" xlink:type="simple" xlink:show="embed" xlink:actuate="onLoad" draw:mime-type="image/jpeg"/>
</draw:frame>
基辅的祝福大都会和所有乌克兰大都会步行中的Epiphanius与Kyiv BCC的领导人举行了一次会议，在该会议上，还参加了乌克兰武装部队联合武装部队的牧师。</text:p>
      <text:p text:style-name="P4">
关于它<text:a xlink:type="simple" xlink:href="https://www.facebook.com/JointForcesCommandAFU/posts/pfbid03XGZgeCBpgTjzrVyqGex57a6NJyDPMZmZT6FYHMxXRfxRqQ4mZ4Kq2ouCebYAiL2l" text:style-name="Internet_20_link" text:visited-style-name="Visited_20_Internet_20_Link">
告知</text:a>
乌克兰武装部队联合部队指挥的公共关系部。</text:p>
      <text:p text:style-name="P4">
双方讨论了旨在支持我国捍卫者的合作的强化，并创建了各种慈善项目，以帮助流离失所的流离失所者和乌克兰军人的子女。</text:p>
      <ul>
        <li>
我们旨在为那些每天保护我们的人冒着最昂贵的生活的人表达爱与崇敬。 大都会Epiphanius说，我们的注意力也应引起遭受俄罗斯侵略的小乌克兰人，因为他们在如此艰难的时期尤其支持支持。</li>
      </ul>
      <text:p text:style-name="P4">
News Source: <text:a xlink:type="simple" xlink:href="https://armyinform.com.ua/2023/05/05/mytropolyt-epifanij-obgovoryv-posylennya-spivpraczi-z-kapelanom-komanduvannya-obyednanyh-syl-zsu/" text:style-name="Internet_20_link" text:visited-style-name="Visited_20_Internet_20_Link">
https://armyinform.com.ua/2023/05/05/mytropolyt-epifanij-obgovoryv-posylennya-spivpraczi-z-kapelanom-komanduvannya-obyednanyh-syl-zsu/</text:a>
</text:p>
      <!--NEWS-->
      <text:h text:style-name="P10" text:outline-level="1">
<text:span text:style-name="T4">
SES的烟火技术每天被中和1,200多个爆炸性物品</text:span>
</text:h>
      <text:p text:style-name="P4">
作者: ['АРМІЯINFORM']</text:p>
      <text:p text:style-name="P4">
时间: 2023-05-05T71:00:00-04:00</text:p>
      <text:p text:style-name="P4">
描述: 借出了4次伤害，pirotechnicly，乌克罗兹尼的乌克兰武装部队……与乌克兰2022年的战争，今天与乌克兰的最新新闻，今天与乌克兰2022年的新闻战争，乌克兰和俄罗斯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c0dcc28bebeeb3211a1b8c44265196e8.jpeg" text:style-name="Internet_20_link" text:visited-style-name="Visited_20_Internet_20_Link">
c0dcc28bebeeb3211a1b8c44265196e8.jpeg</text:a>
']</text:p>
      <text:p text:style-name="P4">
标签: ['STOPRUSSIA', 'АГРЕСІЯ РФ', 'ВІЙНА', 'ВТОРГНЕННЯ РФ', 'ДСНС УКРАЇНИ', 'РОЗМІНУВАННЯ']</text:p>
      <text:p text:style-name="P4">
类别: News</text:p>
      <!--METADATA-->
      <text:p text:style-name="P4">
<draw:frame draw:style-name="fr1" draw:name="Image31" text:anchor-type="as-char" svg:width="6.9236in" svg:height="3.896076in" draw:z-index="0">
<draw:image xlink:href="../Images/AРМІЯINFORM/2023-05-05T71-00-00-04-00/c0dcc28bebeeb3211a1b8c44265196e8.jpeg" xlink:type="simple" xlink:show="embed" xlink:actuate="onLoad" draw:mime-type="image/jpeg"/>
</draw:frame>
说明性照片</text:p>
      <text:p text:style-name="P4">
在5月4日<text:span text:style-name="T4">
的最后一天，国家服务处的烟火单位</text:span>
 170次**参与了我的任务。</text:p>
      <text:p text:style-name="P4">
关于它_ <text:a xlink:type="simple" xlink:href="https://dsns.gov.ua/uk/news/nadzvicaini-podiyi/informaciia-shhodo-diialnosti-pirotexnicnix-pidrozdiliv-dsns-109" text:style-name="Internet_20_link" text:visited-style-name="Visited_20_Internet_20_Link">
报告</text:a>
_苏联乌克兰。</text:p>
      <text:p text:style-name="P4">
<text:span text:style-name="T4">
 1273 </text:span>
<text:span text:style-name="T4">
爆炸</text:span>
 <text:span text:style-name="T4">
 </text:span>
项目发现，扣押和处置了烟火单元。(清除)面积<text:span text:style-name="T4">
 208公顷</text:span>
。</text:p>
      <text:p text:style-name="P4">
最常工作的烟火单元工作：在Kharkiv地区17 611，Kyiv地区-7611，Donetsk地区-5076，Mykolaiv地区-4765，Kherson地区-4587，Chernihiv -4568 -4568，Sumy -1942 -1942，Cherkasy地区-1091。</text:p>
      <text:p text:style-name="P4">
参考：356 030爆炸物的单位和2891公斤的爆炸性物质，包括2218枚航空炸弹，从俄罗斯乌克兰俄罗斯联合会的大规模侵略开始就被处置了。 大约84 345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5/za-dobu-pirotehniky-dsns-zneshkodyly-ponad-1200-vybuhonebezpechnyh-predmetiv/" text:style-name="Internet_20_link" text:visited-style-name="Visited_20_Internet_20_Link">
https://armyinform.com.ua/2023/05/05/za-dobu-pirotehniky-dsns-zneshkodyly-ponad-1200-vybuhonebezpechnyh-predmetiv/</text:a>
</text:p>
      <!--NEWS-->
      <text:h text:style-name="P10" text:outline-level="1">
<text:span text:style-name="T4">
进入军事医疗委员会将在5月底之前进行电子</text:span>
</text:h>
      <text:p text:style-name="P4">
作者: ['АРМІЯINFORM']</text:p>
      <text:p text:style-name="P4">
时间: 2023-05-05T72:00:00-04:00</text:p>
      <text:p text:style-name="P4">
描述: Min steniy的防御，以在VLK Yak Yavishchi上抢劫likvidatsiyki的pershi crock。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malyar-53.jpg" text:style-name="Internet_20_link" text:visited-style-name="Visited_20_Internet_20_Link">
malyar-53.jpg</text:a>
', '<text:a xlink:type="simple" xlink:href="https://armyinform.com.ua/wp-content/uploads/2023/05/b5744a9d-4304-4d54-9d82-40b28c2b08fd.jpg" text:style-name="Internet_20_link" text:visited-style-name="Visited_20_Internet_20_Link">
b5744a9d-4304-4d54-9d82-40b28c2b08fd.jpg</text:a>
']</text:p>
      <text:p text:style-name="P4">
标签: ['ВЛК', 'ГАННА МАЛЯР']</text:p>
      <text:p text:style-name="P4">
类别: News</text:p>
      <!--METADATA-->
      <text:p text:style-name="P4">
<draw:frame draw:style-name="fr1" draw:name="Image32" text:anchor-type="as-char" svg:width="6.9236in" svg:height="4.615733in" draw:z-index="0">
<draw:image xlink:href="../Images/AРМІЯINFORM/2023-05-05T72-00-00-04-00/malyar-53.jpg" xlink:type="simple" xlink:show="embed" xlink:actuate="onLoad" draw:mime-type="image/jpeg"/>
</draw:frame>
Photodmitry Yurchenko</text:p>
      <text:p text:style-name="P4">
国防部采取了第一步，以作为一种现象消除了VLK上的队列。</text:p>
      <text:p text:style-name="P4">
关于它<text:a xlink:type="simple" xlink:href="https://t.me/annamaliar/704" text:style-name="Internet_20_link" text:visited-style-name="Visited_20_Internet_20_Link">
写</text:a>
乌克兰国防部副部长安娜·马里亚尔(Anna Malyar)在电报中。</text:p>
      <text:p text:style-name="P4">
“在照片中 - 电子记录系统接口的屏幕给医生。 她说：“该项目的开始后将能够在医学检查之前或特定的专业医生(漫长的一天和时间)记录战斗人员。”</text:p>
      <text:p text:style-name="P4">
<draw:frame draw:style-name="fr1" draw:name="Image33" text:anchor-type="as-char" svg:width="5.033333in" svg:height="10.0in" draw:z-index="0">
<draw:image xlink:href="../Images/AРМІЯINFORM/2023-05-05T72-00-00-04-00/b5744a9d-4304-4d54-9d82-40b28c2b08fd.jpg" xlink:type="simple" xlink:show="embed" xlink:actuate="onLoad" draw:mime-type="image/jpeg"/>
</draw:frame>
据她说，无需排队。 士兵会知道他们需要到的精度。</text:p>
      <text:p text:style-name="P4">
“现在，我们已经在以下城市的测试模式下启动了该项目：Kharkiv，Lviv，Kiev，Vinnitsa和Odesa。 大多数人目前正在经营VLK。 这些计划旨在将所有军事医疗委员会转换为电子录音。 这将在五月逃脱。”安娜·马利亚(Anna Malyar)说。</text:p>
      <text:p text:style-name="P4">
News Source: <text:a xlink:type="simple" xlink:href="https://armyinform.com.ua/2023/05/05/zapys-do-vijskovo-likarskyh-komisij-stane-elektronnym-do-kinczya-travnya/" text:style-name="Internet_20_link" text:visited-style-name="Visited_20_Internet_20_Link">
https://armyinform.com.ua/2023/05/05/zapys-do-vijskovo-likarskyh-komisij-stane-elektronnym-do-kinczya-travnya/</text:a>
</text:p>
      <!--NEWS-->
      <text:h text:style-name="P10" text:outline-level="1">
<text:span text:style-name="T4">
俄罗斯人的策略没有改变 - 安娜画家</text:span>
</text:h>
      <text:p text:style-name="P4">
作者: ['Олексій Мосейченок']</text:p>
      <text:p text:style-name="P4">
时间: 2023-05-05T73:00:00-04:00</text:p>
      <text:p text:style-name="P4">
描述: 关于电视马拉松“єIini新闻”的PID小时Rospovisla是国防防御的代祷者...与乌克兰2022年的战争，与乌克兰的最新新闻，今天与乌克兰2022年的新闻战争，今天与乌克兰的新闻战争，今天会有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БАХМУТ', 'ВТОРГНЕННЯ РФ', 'ГАННА МАЛЯР', 'ЄДИНІ НОВИНИ', 'ПВК ВАГНЕРА']</text:p>
      <text:p text:style-name="P4">
类别: News</text:p>
      <!--METADATA-->
      <text:p text:style-name="P4">
<draw:frame draw:style-name="fr1" draw:name="Image34" text:anchor-type="as-char" svg:width="6.9236in" svg:height="4.615733in" draw:z-index="0">
<draw:image xlink:href="../Images/AРМІЯINFORM/2023-05-05T73-00-00-04-00/photo_2022-12-15_12-35-57.jpg" xlink:type="simple" xlink:show="embed" xlink:actuate="onLoad" draw:mime-type="image/jpeg"/>
</draw:frame>
国防副部长安娜·马利亚(Anna Malyar)。 Dmitry Yurchenko摄影。</text:p>
      <text:p text:style-name="P4">
在电视马拉松比赛中<text:a xlink:type="simple" xlink:href="https://www.youtube.com/live/WY8sDvZdWEA" text:style-name="Internet_20_link" text:visited-style-name="Visited_20_Internet_20_Link">
“ unin”</text:a>
乌克兰安娜·马里亚尔(Anna Malyar)副国防部长告诉。</text:p>
      <ul>
        <li>
每一次火箭攻击都被认为是新颖和独家的东西，因为这通常是损失和破坏。 但是，如果您查看动作和战争的动态，目前尚未观察到战术的变化。 俄罗斯联合会以其能力的能力运作，调整某些类型的武器的生产。 根据他们当前的机会，这只是战争。 火箭炮击和无人机攻击正在检查我们防空的潜力。</li>
      </ul>
      <text:p text:style-name="P4">
安娜·玛丽亚尔(Anna Malyar)指出，俄罗斯人容易出现象征意义。 5月9日是他们的历史神话。</text:p>
      <ul>
        <li>
例如，他们在5月9日之前采取Bakhmut做什么？ 现在，我们在他们从瓦格纳阵线的整个前线拉动nabakhmut方向时画画。 在有俄罗斯伞兵单位的地方，瓦格纳PEC的代表被扔进了他们的护理中。 我必须说，宣传也落后了。 不仅是泰特拉姆渠道的官方媒体，而且这些私人团体的负责人也加剧了。 另一方面，乌克兰的Deborons抵制，不允许防守。 积极的攻击行动也在放弃。 我们已经有一个消息，我们的战士摧毁了货车中弹药的存储。</li>
      </ul>
      <text:p text:style-name="P4">
News Source: <text:a xlink:type="simple" xlink:href="https://armyinform.com.ua/2023/05/05/taktyka-rosiyan-ne-zminyuyetsya-ganna-malyar/" text:style-name="Internet_20_link" text:visited-style-name="Visited_20_Internet_20_Link">
https://armyinform.com.ua/2023/05/05/taktyka-rosiyan-ne-zminyuyetsya-ganna-malyar/</text:a>
</text:p>
      <!--NEWS-->
      <text:h text:style-name="P10" text:outline-level="1">
<text:span text:style-name="T4">
给予防空系统部署的入侵者的敖德萨将在监狱里呆15年</text:span>
</text:h>
      <text:p text:style-name="P4">
作者: ['АРМІЯINFORM']</text:p>
      <text:p text:style-name="P4">
时间: 2023-05-05T74:00:00-04:00</text:p>
      <text:p text:style-name="P4">
描述: 检察官被带到了俄罗斯联合会的烤架，这不是一个帐篷...与乌克兰2022年的战争，与乌克兰的最新新闻，《与乌克兰的新闻战争》，与乌克兰2022年的战争，今天是最后的战争，这是今天的最后一场乌克兰与俄罗斯之间的战争，以及2022年与乌克兰的战争，这将是与否，他们说，在不久的将来，将与乌克兰发生战争，他们说，与乌克兰的战争，今天的乌克兰新闻，乌克兰的新闻，乌克兰媒体的新闻在俄罗斯</text:p>
      <text:p text:style-name="P4">
图片: ['<text:a xlink:type="simple" xlink:href="https://armyinform.com.ua/wp-content/uploads/2023/05/photo-5377595558115526149-y-e1683288087315.jpg" text:style-name="Internet_20_link" text:visited-style-name="Visited_20_Internet_20_Link">
photo-5377595558115526149-y-e1683288087315.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5" text:anchor-type="as-char" svg:width="6.9236in" svg:height="5.969561in" draw:z-index="0">
<draw:image xlink:href="../Images/AРМІЯINFORM/2023-05-05T74-00-00-04-00/photo-5377595558115526149-y-e1683288087315.jpg" xlink:type="simple" xlink:show="embed" xlink:actuate="onLoad" draw:mime-type="image/jpeg"/>
</draw:frame>
检察官证明，敖德萨的居民是俄罗斯的支持者和非征收的“肮脏”收入，为检索的特殊服务收集了武装部队，职位，行政部门，行政部门的人员和军事技术人员的部署地点敖德萨执法机构的建筑物。</text:p>
      <text:p text:style-name="P4">
他被没收被判处15年徒刑。</text:p>
      <text:p text:style-name="P4">
被定罪的人安装并​​记录在敖德萨防空手段的视频基础上。 同时，叛徒估计他的“援助”为70 000 UAH。</text:p>
      <text:p text:style-name="P4">
为了收集侦察信息，他去了敖德萨的不同领域和地区中心的前后主义者，在那里他进行了照片和视频固定物体。</text:p>
      <text:p text:style-name="P4">
敌人的线人在将防空系统部署到俄罗斯联邦特殊服务的代表的情况下在视频材料转移期间被拘留，并在一位使者的帮助下被拘留。</text:p>
      <text:p text:style-name="P4">
他现在被拘留。</text:p>
      <text:p text:style-name="P4">
<text:span text:style-name="T4">
资料来源：</text:span>
 <text:a xlink:type="simple" xlink:href="https://www.gp.gov.ua/ua/posts/za-derzzradu-do-15-rokiv-za-gratami-zasudzeno-meskancya-odesi-yakii-za-70-tis-grn-zdavav-vorogu-miscya-dislokaciyi-sistem-ppo" text:style-name="Internet_20_link" text:visited-style-name="Visited_20_Internet_20_Link">
_乌克兰检察长_的_PICE</text:a>
</text:p>
      <text:p text:style-name="P4">
News Source: <text:a xlink:type="simple" xlink:href="https://armyinform.com.ua/2023/05/05/odesyt-yakyj-zdavav-okupantu-dyslokacziyi-system-ppo-provede-15-rokiv-za-gratamy/" text:style-name="Internet_20_link" text:visited-style-name="Visited_20_Internet_20_Link">
https://armyinform.com.ua/2023/05/05/odesyt-yakyj-zdavav-okupantu-dyslokacziyi-system-ppo-provede-15-rokiv-za-gratamy/</text:a>
</text:p>
      <!--NEWS-->
      <text:h text:style-name="P10" text:outline-level="1">
<text:span text:style-name="T4">
传奇的《星球大战》演员为乌克兰军队筹集了超过150万美元的无人机</text:span>
</text:h>
      <text:p text:style-name="P4">
作者: ['АРМІЯINFORM']</text:p>
      <text:p text:style-name="P4">
时间: 2023-05-05T75:00:00-04:00</text:p>
      <text:p text:style-name="P4">
描述: 传奇的马克·吉尔（Mark Gemill），Zoryani viyns i Yaki的Yaki Zigrave Luke Skywalker ...与乌克兰2022年的战争，与乌克兰的最新新闻，今天与乌克兰的新闻战争，今天与乌克兰2022年的新闻战争，乌克兰和俄罗斯和俄罗斯和俄罗斯和俄罗斯和俄罗斯和俄罗斯和俄罗斯与俄罗斯和俄罗斯之间的战争将会何时，何时，何时，何时，何时，何时，何时，何时，2022年与乌克兰的战争将在不久的将来与乌克兰进行战争，与乌克兰的战争，今天的乌克兰新闻，乌克兰的新闻，乌克兰的新闻俄罗斯的媒体</text:p>
      <text:p text:style-name="P4">
图片: ['<text:a xlink:type="simple" xlink:href="https://armyinform.com.ua/wp-content/uploads/2023/05/hamill.jpg" text:style-name="Internet_20_link" text:visited-style-name="Visited_20_Internet_20_Link">
hamill.jpg</text:a>
']</text:p>
      <text:p text:style-name="P4">
标签: ['RQ-35 HEIDRUN', 'UNITED24', 'БПЛА']</text:p>
      <text:p text:style-name="P4">
类别: News</text:p>
      <!--METADATA-->
      <text:p text:style-name="P4">
<draw:frame draw:style-name="fr1" draw:name="Image36" text:anchor-type="as-char" svg:width="6.9236in" svg:height="3.894525in" draw:z-index="0">
<draw:image xlink:href="../Images/AРМІЯINFORM/2023-05-05T75-00-00-04-00/hamill.jpg" xlink:type="simple" xlink:show="embed" xlink:actuate="onLoad" draw:mime-type="image/jpeg"/>
</draw:frame>
传奇的马克·海希尔(Mark Hemill)在《星球大战》中扮演卢克·天行者(Luke Skywalker)，是全球对乌克兰乌克兰乌克兰的支持的大使，为RQ-35 Heidrun无人机为乌克兰军方筹集了1,517205美元。</text:p>
      <text:p text:style-name="P4">
关于它<text:a xlink:type="simple" xlink:href="https://t.me/zedigital/3093" text:style-name="Internet_20_link" text:visited-style-name="Visited_20_Internet_20_Link">
报告</text:a>
Zinnovations，Digital Transformation Mikhail Fedorov的教育，科学和技术艰苦发展的Zinnovations的替代人。</text:p>
      <text:p text:style-name="P4">
“现在，我们的捍卫者和捍卫者将获得<text:span text:style-name="T4">
 10 </text:span>
强大的丹麦生产侦察单位。 RQ-35 Heidrun是一个有效而简单的无人机庇护所，用于优质侦察任务。 他还可以面对俄罗斯人的广播电子斗争。”</text:p>
      <text:p text:style-name="P4">
回想一下《星球大战》明星马克·海丝<text:a xlink:type="simple" xlink:href="https://armyinform.com.ua/2022/12/18/zirka-zoryanyh-vijn-mark-gemill-rozpochav-zbir-na-10-potuzhnyh-droniv-rozvidnykiv/" text:style-name="Internet_20_link" text:visited-style-name="Visited_20_Internet_20_Link">
开始</text:a>
2022年12月，为武装部队提供10辆强大汽车的收集。</text:p>
      <text:p text:style-name="P4">
乌克兰Volodymyr Zelenskyy总裁<text:a xlink:type="simple" xlink:href="https://armyinform.com.ua/2023/05/05/cherez-platformu-united24-zapochatkovanyj-pershyj-u-sviti-flot-morskyh-droniv-prezydent/" text:style-name="Internet_20_link" text:visited-style-name="Visited_20_Internet_20_Link">
报道</text:a>
Uniti24世界上第一个海军无人机已发射。</text:p>
      <text:p text:style-name="P4">
News Source: <text:a xlink:type="simple" xlink:href="https://armyinform.com.ua/2023/05/05/legendarnyj-aktor-iz-zoryanyh-vijn-zibrav-ponad-15-mln-na-drony-dlya-ukrayinskyh-vijskovyh/" text:style-name="Internet_20_link" text:visited-style-name="Visited_20_Internet_20_Link">
https://armyinform.com.ua/2023/05/05/legendarnyj-aktor-iz-zoryanyh-vijn-zibrav-ponad-15-mln-na-drony-dlya-ukrayinskyh-vijskovyh/</text:a>
</text:p>
      <!--NEWS-->
      <text:h text:style-name="P10" text:outline-level="1">
<text:span text:style-name="T4">
比利时将俄罗斯冷冻资产的百分比用于恢复乌克兰 - 该国总理</text:span>
</text:h>
      <text:p text:style-name="P4">
作者: ['АРМІЯINFORM']</text:p>
      <text:p text:style-name="P4">
时间: 2023-05-05T76:00:00-04:00</text:p>
      <text:p text:style-name="P4">
描述: Prem-Minster Belgi Aleksander de KrourMaєNamyrSkryamuvati Vidnotki，Otromimani Vid ...与乌克兰2022年的战争，与乌克兰的最新新闻，今天与乌克兰的新闻，与乌克兰2022年的新闻战争，今天与乌克兰的2022年进行战争，乌克兰和俄罗斯和俄罗斯之间的战争将在何时，何时，何时，何时，何时，何时，何时，何时，2022年与乌克兰的战争将在不久的将来与乌克兰进行战争，与乌克兰的战争，今天的乌克兰新闻，乌克兰的新闻，乌克兰的新闻俄罗斯的媒体</text:p>
      <text:p text:style-name="P4">
图片: ['<text:a xlink:type="simple" xlink:href="https://armyinform.com.ua/wp-content/uploads/2023/05/belgium-1.jpg" text:style-name="Internet_20_link" text:visited-style-name="Visited_20_Internet_20_Link">
belgium-1.jpg</text:a>
']</text:p>
      <text:p text:style-name="P4">
标签: ['АГРЕСІЯ РФ', 'БЕЛЬГІЯ', 'ДОПОМОГА ПАРТНЕРІВ', 'СВІТ ПІДТРИМУЄ УКРАЇНУ']</text:p>
      <text:p text:style-name="P4">
类别: News</text:p>
      <!--METADATA-->
      <text:p text:style-name="P4">
<draw:frame draw:style-name="fr1" draw:name="Image37" text:anchor-type="as-char" svg:width="6.9236in" svg:height="3.894525in" draw:z-index="0">
<draw:image xlink:href="../Images/AРМІЯINFORM/2023-05-05T76-00-00-04-00/belgium-1.jpg" xlink:type="simple" xlink:show="embed" xlink:actuate="onLoad" draw:mime-type="image/jpeg"/>
</draw:frame>
比利时总理亚历山大·德·克鲁(Alexander de Kroo)打算指示比利时冻结的俄罗斯资产所获得的利息，以恢复乌克兰。</text:p>
      <text:p text:style-name="P4">
关于这位比利时总理<text:a xlink:type="simple" xlink:href="https://www.premier.be/fr/soutien-%C3%A0-la-reconstruction-de-lukraine" text:style-name="Internet_20_link" text:visited-style-name="Visited_20_Internet_20_Link">
说</text:a>
[会议]之后(https://armyinform.com.ua/2023/05/04/my-zustrichayemos-u-gaazi-shhob-nablyzyty-myr-i-povernuty-spravedlyvist-prezydent-ukrayiny/)乌克兰沃罗迪米尔·泽伦斯基总统和荷兰总理马克·鲁特在海牙。</text:p>
      <text:p text:style-name="P4">
正如比利时总理新闻界所述，布鲁塞尔官方现在已经冻结了价值约1800亿美元的俄罗斯资产。</text:p>
      <text:p text:style-name="P4">
早些时候，比利时总理亚历山大·德·克鲁(Alexander de Croo)和北约·斯托尔滕贝格(Ukraine Stoltenberg)北约部长<text:a xlink:type="simple" xlink:href="https://armyinform.com.ua/2023/04/27/gensek-nato-obgovoryv-z-premyerom-belgiyi-pidtrymku-ukrayiny/" text:style-name="Internet_20_link" text:visited-style-name="Visited_20_Internet_20_Link">
讨论</text:a>
乌克兰的进一步支持。</text:p>
      <text:p text:style-name="P4">
News Source: <text:a xlink:type="simple" xlink:href="https://armyinform.com.ua/2023/05/05/belgiya-spryamuye-vidsotky-vid-zamorozhenyh-rosijskyh-aktyviv-na-vidnovlennya-ukrayiny-premyer-krayiny/" text:style-name="Internet_20_link" text:visited-style-name="Visited_20_Internet_20_Link">
https://armyinform.com.ua/2023/05/05/belgiya-spryamuye-vidsotky-vid-zamorozhenyh-rosijskyh-aktyviv-na-vidnovlennya-ukrayiny-premyer-krayiny/</text:a>
</text:p>
      <!--NEWS-->
      <text:h text:style-name="P10" text:outline-level="1">
<text:span text:style-name="T4">
基辅北约秘书长特别代表：乌克兰妇女启发世界</text:span>
</text:h>
      <text:p text:style-name="P4">
作者: ['АРМІЯINFORM']</text:p>
      <text:p text:style-name="P4">
时间: 2023-05-05T77:00:00-04:00</text:p>
      <text:p text:style-name="P4">
描述: 乌克兰齐诺克的米饭是为了获得巫婆的nangnnyam同时自由。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iren-fellin.jpg" text:style-name="Internet_20_link" text:visited-style-name="Visited_20_Internet_20_Link">
iren-fellin.jpg</text:a>
']</text:p>
      <text:p text:style-name="P4">
标签: ['STOPRUSSIA', 'ІРЕН ФЕЛЛІН', 'СВІТ ПІДТРИМУЄ УКРАЇНУ', 'СПЕЦПРЕДСТАВНИК ГЕНСЕКА НАТО']</text:p>
      <text:p text:style-name="P4">
类别: News</text:p>
      <!--METADATA-->
      <text:p text:style-name="P4">
<draw:frame draw:style-name="fr1" draw:name="Image38" text:anchor-type="as-char" svg:width="6.9236in" svg:height="3.894525in" draw:z-index="0">
<draw:image xlink:href="../Images/AРМІЯINFORM/2023-05-05T77-00-00-04-00/iren-fellin.jpg" xlink:type="simple" xlink:show="embed" xlink:actuate="onLoad" draw:mime-type="image/jpeg"/>
</draw:frame>
乌克兰妇女保护自由和价值的决心是全世界的灵感。</text:p>
      <text:p text:style-name="P4">
这是在基辅乌克兰妇女大会上的演讲中<text:a xlink:type="simple" xlink:href="https://www.nato.int/cps/en/natohq/news_214342.htm" text:style-name="Internet_20_link" text:visited-style-name="Visited_20_Internet_20_Link">
宣布</text:a>
北约秘书 - 妇女，和平与安全伊伦菲林的一般特别代表。</text:p>
      <text:p text:style-name="P4">
艾琳·费林(Irene Fellin)说：“您保护国家自由和价值观的决心是对家庭和全世界的灵感。”</text:p>
      <text:p text:style-name="P4">
她补充说，从俄罗斯战争中获得的关键课程之一是“妇女应随时或在战争期间或和平期间参与其社会的生活。 艾琳·费林(Irene Fellin)补充说，战争期间使用性暴力强调了将性别观点融入冲突管理的重要性，他们的决心，和平发展，重建和国防能力的发展。</text:p>
      <text:p text:style-name="P4">
北约秘书长特别代表指出，包括恐怖主义，气候变化，网络安全和可持续性在内的新优先事项在1325年前通过了《决议》后，大大传播了“妇女，和平与安全”的年龄。 她认为，今天的主要任务是“保护和利用我们所取得的成就”。 她强调了“在战争期间和乌克兰胜利之后，妇女同等参与的重要性”的重要性，并确认他正在付费，以使倡议以全面的帮助方案资助，这是性别的反应，而妇女的需求是使满意。”</text:p>
      <text:p text:style-name="P4">
回想一下，作为乌克兰妇女国会驻乌克兰Bridzhzhzhzhink的一部分<text:a xlink:type="simple" xlink:href="https://armyinform.com.ua/2023/05/05/posol-ssha-genderna-rivnist-ta-inklyuzyvnist-roblyat-ukrayinu-sylnishoyu-proty-agresiyi-rf/" text:style-name="Internet_20_link" text:visited-style-name="Visited_20_Internet_20_Link">
宣布</text:a>
，性别平等和包容性使乌克兰对俄罗斯联邦国防部俄罗斯国防部副部长安娜·玛丽亚尔的侵略<text:a xlink:type="simple" xlink:href="https://armyinform.com.ua/2023/05/04/sogodni-ukrayinky-mozhut-obijmaty-bud-yaki-posady-v-zbrojnyh-sylah-ukrayiny-ganna-malyar/" text:style-name="Internet_20_link" text:visited-style-name="Visited_20_Internet_20_Link">
报道</text:a>
这项工作一直在为乌克兰军队的总生命引入性别方法。</text:p>
      <text:p text:style-name="P4">
News Source: <text:a xlink:type="simple" xlink:href="https://armyinform.com.ua/2023/05/05/speczpredstavnyk-genseka-nato-v-kyyevi-ukrayinski-zhinky-nadyhayut-svit/" text:style-name="Internet_20_link" text:visited-style-name="Visited_20_Internet_20_Link">
https://armyinform.com.ua/2023/05/05/speczpredstavnyk-genseka-nato-v-kyyevi-ukrayinski-zhinky-nadyhayut-svit/</text:a>
</text:p>
      <!--NEWS-->
      <text:h text:style-name="P10" text:outline-level="1">
<text:span text:style-name="T4">
德国和丹麦的国防部长参观了乌克兰油轮在豹子上训练的基地</text:span>
</text:h>
      <text:p text:style-name="P4">
作者: ['АРМІЯINFORM']</text:p>
      <text:p text:style-name="P4">
时间: 2023-05-05T78:00:00-04:00</text:p>
      <text:p text:style-name="P4">
描述: Ministra立即通过自己的Danski King Troles捍卫Boris Pistorius ...与乌克兰2022年的战争，与乌克兰的最新新闻，今天与乌克兰的新闻战争，今天与乌克兰2022年上次与乌克兰的新闻战争，乌克兰和俄罗斯之间的战争是否会发生战争，以及何时战争，什么时候他们在2022年与乌克兰有一年</text:p>
      <text:p text:style-name="P4">
图片: ['<text:a xlink:type="simple" xlink:href="https://armyinform.com.ua/wp-content/uploads/2023/05/bmvg02.jpg" text:style-name="Internet_20_link" text:visited-style-name="Visited_20_Internet_20_Link">
bmvg02.jpg</text:a>
', '<text:a xlink:type="simple" xlink:href="https://armyinform.com.ua/wp-content/uploads/2023/05/bmvg03-150x150.jpg" text:style-name="Internet_20_link" text:visited-style-name="Visited_20_Internet_20_Link">
bmvg03-150x150.jpg</text:a>
', '<text:a xlink:type="simple" xlink:href="https://armyinform.com.ua/wp-content/uploads/2023/05/bmvg01-150x150.jpg" text:style-name="Internet_20_link" text:visited-style-name="Visited_20_Internet_20_Link">
bmvg01-150x150.jpg</text:a>
']</text:p>
      <text:p text:style-name="P4">
标签: ['ДОПОМОГА ПАРТНЕРІВ', 'ЛЕОПАРДИ', 'СВІТ ПІДТРИМУЄ УКРАЇНУ', 'ТАНКИ']</text:p>
      <text:p text:style-name="P4">
类别: News</text:p>
      <!--METADATA-->
      <text:p text:style-name="P4">
<draw:frame draw:style-name="fr1" draw:name="Image39" text:anchor-type="as-char" svg:width="6.9236in" svg:height="3.894525in" draw:z-index="0">
<draw:image xlink:href="../Images/AРМІЯINFORM/2023-05-05T78-00-00-04-00/bmvg02.jpg" xlink:type="simple" xlink:show="embed" xlink:actuate="onLoad" draw:mime-type="image/jpeg"/>
</draw:frame>
德国部长鲍里斯·皮斯托里乌斯(Boris Pistorius)与他的丹麦大学隆德(Collegroels Lund)一起，今天5月5日，2023年5月5日访问了北部基地，正在研究乌克兰油轮。 在此基础上，讲师教乌克兰军事管理坦克豹1A5，这是为武装部队<text:a xlink:type="simple" xlink:href="https://armyinform.com.ua/2023/04/20/daniya-ta-niderlandy-peredadut-ukrayini-shhe-14-tankiv-leopard-2/" text:style-name="Internet_20_link" text:visited-style-name="Visited_20_Internet_20_Link">
传输</text:a>
丹麦。</text:p>
      <text:p text:style-name="P4">
关于这个<text:a xlink:type="simple" xlink:href="https://twitter.com/BMVg_Bundeswehr/status/1654470626868965377" text:style-name="Internet_20_link" text:visited-style-name="Visited_20_Internet_20_Link">
被引用</text:a>
德国国防部的证词。</text:p>
      <text:p text:style-name="P4">
“与荷兰和丹尼亚德国一起为维修主要战斗坦克提供资金<text:a xlink:type="simple" xlink:href="https://armyinform.com.ua/2023/02/09/leopard-1-staryj-ale-efektyvnyj-tank-z-mynulogo-stolittya/" text:style-name="Internet_20_link" text:visited-style-name="Visited_20_Internet_20_Link">
Leopard 1 A5</text:a>
证词写道。</text:p>
      <text:p text:style-name="P4">
<text:a xlink:type="simple" xlink:href="https://armyinform.com.ua/wp-content/uploads/2023/05/bmvg03.jpg" text:style-name="Internet_20_link" text:visited-style-name="Visited_20_Internet_20_Link">
!(Images/AРМІЯINFORM/2023-05-05T78-00-00-04-00/bmvg03-150x150.jpg)</text:a>
</text:p>
      <text:p text:style-name="P4">
<text:a xlink:type="simple" xlink:href="https://armyinform.com.ua/wp-content/uploads/2023/05/bmvg01.jpg" text:style-name="Internet_20_link" text:visited-style-name="Visited_20_Internet_20_Link">
<draw:frame draw:style-name="fr1" draw:name="Image40" text:anchor-type="as-char" svg:width="6.9236in" svg:height="6.9236in" draw:z-index="0">
<draw:image xlink:href="../Images/AРМІЯINFORM/2023-05-05T78-00-00-04-00/bmvg01-150x150.jpg" xlink:type="simple" xlink:show="embed" xlink:actuate="onLoad" draw:mime-type="image/jpeg"/>
</draw:frame>
</text:a>
</text:p>
      <text:p text:style-name="P4">
News Source: <text:a xlink:type="simple" xlink:href="https://armyinform.com.ua/2023/05/05/ministry-oborony-frn-ta-daniyi-vidvidaly-bazu-de-na-leopard-1-trenuyutsya-ukrayinski-tankisty/" text:style-name="Internet_20_link" text:visited-style-name="Visited_20_Internet_20_Link">
https://armyinform.com.ua/2023/05/05/ministry-oborony-frn-ta-daniyi-vidvidaly-bazu-de-na-leopard-1-trenuyutsya-ukrayinski-tankisty/</text:a>
</text:p>
      <!--NEWS-->
      <text:h text:style-name="P10" text:outline-level="1">
<text:span text:style-name="T4">
上周，武装部队海军的军队设法摧毁了77名入侵者和4个炮兵系统</text:span>
</text:h>
      <text:p text:style-name="P4">
作者: ['АРМІЯINFORM']</text:p>
      <text:p text:style-name="P4">
时间: 2023-05-05T79:00:00-04:00</text:p>
      <text:p text:style-name="P4">
描述: 关于海军ZS乌克兰人的立方体。 tizhnev tsvedennya viskovo-morzikiy Zbroysh的力量...与乌克兰2022年的战争，与乌克兰的最新新闻，今天与乌克兰的新闻战争，乌克兰的新闻战争，乌克兰和俄罗斯之间的战争是否会发生，以及与乌克兰之间的战争他们说，在2022年，是否会在不久的将来与乌克兰进行战争</text:p>
      <text:p text:style-name="P4">
图片: ['<text:a xlink:type="simple" xlink:href="https://armyinform.com.ua/wp-content/uploads/2023/05/343985509_551048173771415_7107345561752319416_n.jpg" text:style-name="Internet_20_link" text:visited-style-name="Visited_20_Internet_20_Link">
343985509_551048173771415_7107345561752319416_n.jpg</text:a>
']</text:p>
      <text:p text:style-name="P4">
标签: ['STOPRUSSIA', 'АГРЕСІЯ РФ', 'ВІЙНА', 'ВМС ЗС УКРАЇНИ', 'ВТОРГНЕННЯ РФ', 'ВТРАТИ ВОРОГА']</text:p>
      <text:p text:style-name="P4">
类别: News</text:p>
      <!--METADATA-->
      <text:p text:style-name="P4">
<draw:frame draw:style-name="fr1" draw:name="Image41" text:anchor-type="as-char" svg:width="6.9236in" svg:height="3.894525in" draw:z-index="0">
<draw:image xlink:href="../Images/AРМІЯINFORM/2023-05-05T79-00-00-04-00/343985509_551048173771415_7107345561752319416_n.jpg" xlink:type="simple" xlink:show="embed" xlink:actuate="onLoad" draw:mime-type="image/jpeg"/>
</draw:frame>
关于它<text:a xlink:type="simple" xlink:href="https://www.facebook.com/navy.mil.gov.ua/videos/1391000665083684/" text:style-name="Internet_20_link" text:visited-style-name="Visited_20_Internet_20_Link">
报告</text:a>
乌克兰武装部队的海军。</text:p>
      <text:p text:style-name="P4">
<text:span text:style-name="T4">
每周勃起乌克兰武装部队的海军。</text:span>
</text:p>
      <text:p text:style-name="P4">
被创造团体中的海军部队继续履行排斥俄罗斯联邦大规模武装侵略的任务。</text:p>
      <text:p text:style-name="P4">
因此，上周，我们的军队设法销毁了：77名入侵者，1辆战斗装甲车辆，4枚炮兵系统，1辆单位汽车，1个控​​制点，5个迫击炮计算，2个统一的特定设备和1种防空手段。</text:p>
      <text:p text:style-name="P4">
此外，乌克兰武装部队的海军与兄弟俩一起在构图中，尽一切努力确保航行的安全供应粮食危机。</text:p>
      <text:p text:style-name="P4">
因此，上周，在黑海谷物倡议11下，乌克兰港口停止了，谷物和其他食物近50万吨。</text:p>
      <text:p text:style-name="P4">
<text:span text:style-name="T4">
为了俄罗斯联合会的利益，kerch-yenikhal海峡的通过：</text:span>
</text:p>
      <text:p text:style-name="P4">
*到黑海-167艘船，其中46艘继续沿Bosphorus海峡的方向移动； * 120艘船只到亚佐夫海，其中27艘从Bosphorus海峡移动。</text:p>
      <text:p text:style-name="P4">
<text:span text:style-name="T4">
这些船只违反了佐朗在海上的国际大会(Solas)通过关闭自动识别系统(AIS).</text:span>
</text:p>
      <text:p text:style-name="P4">
<text:span text:style-name="T4">
Станом на сьогодні на 10-ту ранку ситуація така:</text:span>
</text:p>
      <ul>
        <li>
у Чорному морі на бойовому чергуванні перебувають 5 ворожих кораблів, серед яких 1 носій крилатих ракет «калібр», загальний залп становить до 8 ракет;  * в Азовському морі перебуває 1 ворожий корабель;  * у Середземному морі — 5 ворожих кораблі, з них 1 носій крилатих ракет «калібр», загальний залп яких становить — 4 ракети.</li>
      </ul>
      <text:p text:style-name="P4">
<text:span text:style-name="T4">
Довіряйте офіційним джерелам і пам’ятайте — ми даємо гідну відсіч агресору ізнищуємо його в морі, на землі та у повітрі!</text:span>
</text:p>
      <text:p text:style-name="P4">
Вірте у Збройні Сили України!</text:p>
      <text:p text:style-name="P4">
Слава Україні!</text:p>
      <text:p text:style-name="P4">
News Source: <text:a xlink:type="simple" xlink:href="https://armyinform.com.ua/2023/05/05/za-mynulyj-tyzhden-vijskovym-z-vms-zsu-vdalos-znyshhyty-77-okupantiv-ta-4-artylerijski-systemy/" text:style-name="Internet_20_link" text:visited-style-name="Visited_20_Internet_20_Link">
https://armyinform.com.ua/2023/05/05/za-mynulyj-tyzhden-vijskovym-z-vms-zsu-vdalos-znyshhyty-77-okupantiv-ta-4-artylerijski-systemy/</text:a>
</text:p>
      <!--NEWS-->
      <text:h text:style-name="P10" text:outline-level="1">
<text:span text:style-name="T4">
Rashist设备，BC和PMM仓库的掩盖实际上是平整的</text:span>
</text:h>
      <text:p text:style-name="P4">
作者: ['АРМІЯINFORM']</text:p>
      <text:p text:style-name="P4">
时间: 2023-05-05T80:00:00-04:00</text:p>
      <text:p text:style-name="P4">
描述: 关于TSE Doldomlya Gur Mou。 Rosviki Minikity负责人管理的需求...与乌克兰2022年的战争，与乌克兰最新新闻的战争，与乌克兰2022年的新闻战是今天的最后一场战争，乌克兰和俄罗斯之间的战争是否会发生战争在2022年将与乌克兰发生战争，是否会有，是否会有，是否在不久的将来与乌克兰的战争说，今天与乌克兰的战争，今天的乌克兰新闻，乌克兰的新闻，乌克兰媒体上的乌克兰新闻</text:p>
      <text:p text:style-name="P4">
图片: ['<text:a xlink:type="simple" xlink:href="https://armyinform.com.ua/wp-content/uploads/2023/05/articleimage_30737.webp" text:style-name="Internet_20_link" text:visited-style-name="Visited_20_Internet_20_Link">
articleimage_30737.webp</text:a>
']</text:p>
      <text:p text:style-name="P4">
标签: ['STOPRUSSIA', 'АГРЕСІЯ РФ', 'ВІЙНА', 'ВТОРГНЕННЯ РФ', 'ГУР МО УКРАЇНИ']</text:p>
      <text:p text:style-name="P4">
类别: News</text:p>
      <!--METADATA-->
      <text:p text:style-name="P4">
<draw:frame draw:style-name="fr1" draw:name="Image42" text:anchor-type="as-char" svg:width="6.9236in" svg:height="3.894525in" draw:z-index="0">
<draw:image xlink:href="../ConvertedIMGs/AРМІЯINFORM/2023-05-05T80-00-00-04-00/articleimage_30737.png" xlink:type="simple" xlink:show="embed" xlink:actuate="onLoad" draw:mime-type="image/png"/>
</draw:frame>
说明性照片</text:p>
      <text:p text:style-name="P4">
关于它<text:a xlink:type="simple" xlink:href="https://gur.gov.ua/content/narodnyi-suputnyk-bachyt-vse.html" text:style-name="Internet_20_link" text:visited-style-name="Visited_20_Internet_20_Link">
报告</text:a>
 ГУР МОУ.</text:p>
      <text:p text:style-name="P4">
Спроможності Головного управління розвідки Міністерства оборони Українивиявляти ворожі цілі для подальшого пріоритетного ураження, аби завдативідчутних втрат російським окупантам, з вересня 2022 року кратно зросли.</text:p>
      <text:p text:style-name="P4">
Відтоді у розпорядженні воєнних розвідників опинився космічний апарт ICEYE,придбаний за пожертви українців, які скинулись у благодійний фонд СергіяПритули.</text:p>
      <text:p text:style-name="P4">
Маскування московитської техніки, складів БК та ПММ фактично нівельованіможливостями «народного супутника» — для роботи з ним не важливі ані погода,ані час доби.</text:p>
      <text:p text:style-name="P4">
Результати вражають: за півроку використання отриманих завдяки космічномуапарату розвідданих Україна перетворила в металобрухт російської військовоїтехніки на мільярди доларів, не кажучи про скупчення ворожої (暂时地)军事后勤的生活和对象。</text:p>
      <text:p text:style-name="P4">
GUR工作人员指出，“人民卫星”在规划和实现乌克兰的重要军事行动的规划和实现方面的特殊作用，再次向所有帮助Iceye的乌克兰人表示感谢。</text:p>
      <text:p text:style-name="P4">
在一起胜利!</text:p>
      <text:p text:style-name="P4">
荣耀乌克兰!</text:p>
      <text:p text:style-name="P4">
News Source: <text:a xlink:type="simple" xlink:href="https://armyinform.com.ua/2023/05/05/maskuvannya-rashystskoyi-tehniky-skladiv-bk-ta-pmm-faktychno-nivelovani-mozhlyvostyamy-narodnogo-suputnyka/" text:style-name="Internet_20_link" text:visited-style-name="Visited_20_Internet_20_Link">
https://armyinform.com.ua/2023/05/05/maskuvannya-rashystskoyi-tehniky-skladiv-bk-ta-pmm-faktychno-nivelovani-mozhlyvostyamy-narodnogo-suputnyka/</text:a>
</text:p>
      <!--NEWS-->
      <text:h text:style-name="P10" text:outline-level="1">
<text:span text:style-name="T4">
他与波克罗夫斯基地区的武装部队作战 - 他们将判断机枪兵“ DNR”</text:span>
</text:h>
      <text:p text:style-name="P4">
作者: ['АРМІЯINFORM']</text:p>
      <text:p text:style-name="P4">
时间: 2023-05-05T81:00:00-04:00</text:p>
      <text:p text:style-name="P4">
描述: 在2014年的Zhovtni，Roku MeshkanetsM.єnakeva，Pisdrimchichi Timchasov Perch ...与乌克兰2022年的战争，与乌克兰的最新新闻，今天与乌克兰2022年的新闻战争，今天，乌克兰和俄罗斯和俄罗斯之间的战争将在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1/360_240_1582135276-970.jpg" text:style-name="Internet_20_link" text:visited-style-name="Visited_20_Internet_20_Link">
360_240_1582135276-970.jpg</text:a>
']</text:p>
      <text:p text:style-name="P4">
标签: ['STOPRUSSIA', 'АГРЕСІЯ РФ', 'ВІЙНА', 'ВТОРГНЕННЯ РФ', 'КОЛАБОРАНТ', 'ОФІС ГЕНЕРАЛЬНОГО ПРОКУРОРА']</text:p>
      <text:p text:style-name="P4">
类别: News</text:p>
      <!--METADATA-->
      <text:p text:style-name="P4">
<draw:frame draw:style-name="fr1" draw:name="Image43" text:anchor-type="as-char" svg:width="6.9236in" svg:height="4.617974in" draw:z-index="0">
<draw:image xlink:href="../Images/AРМІЯINFORM/2023-05-05T81-00-00-04-00/360_240_1582135276-970.jpg" xlink:type="simple" xlink:show="embed" xlink:actuate="onLoad" draw:mime-type="image/jpeg"/>
</draw:frame>
说明性照片</text:p>
      <text:p text:style-name="P4">
已经确定，2014年10月，是Yenakiyev的居民，通过俄罗斯联邦的非法武装部队维持了顿涅茨克地区部分地区的时间占领，自愿加入了SO被称为人民的民兵唐巴斯。</text:p>
      <text:p text:style-name="P4">
关于这个<text:a xlink:type="simple" xlink:href="https://www.gp.gov.ua/ua/posts/voyuvav-proti-zsu-u-pokrovskomu-raioni-suditimut-kulemetnikv-dnr" text:style-name="Internet_20_link" text:visited-style-name="Visited_20_Internet_20_Link">
告知</text:a>
乌克兰检察长办公室。</text:p>
      <text:p text:style-name="P4">
在顿涅茨克(Donetsk)领土的学习过程中，他在唐·DNR部队的哥萨克联盟宵禁中占领了一名邮递员。 他为占领者服务而获得了“薪水”。</text:p>
      <text:p text:style-name="P4">
2022年4月，在乌克兰“遮阳板”的大规模入侵中，在驻扎在Yenakiyev。</text:p>
      <text:p text:style-name="P4">
在上述定居点附近，他被乌克兰军事人员拘留。</text:p>
      <text:p text:style-name="P4">
关于这个人，在一个恐怖组织中教导了关于国家背叛事实的起诉。</text:p>
      <text:p text:style-name="P4">
News Source: <text:a xlink:type="simple" xlink:href="https://armyinform.com.ua/2023/05/05/voyuvav-proty-zsu-u-pokrovskomu-rajoni-sudytymut-kulemetnykv-dnr/" text:style-name="Internet_20_link" text:visited-style-name="Visited_20_Internet_20_Link">
https://armyinform.com.ua/2023/05/05/voyuvav-proty-zsu-u-pokrovskomu-rajoni-sudytymut-kulemetnykv-dnr/</text:a>
</text:p>
      <!--NEWS-->
      <text:h text:style-name="P10" text:outline-level="1">
<text:span text:style-name="T4">
医疗部队司令部已有数周已经测试记录</text:span>
</text:h>
      <text:p text:style-name="P4">
作者: ['АРМІЯINFORM']</text:p>
      <text:p text:style-name="P4">
时间: 2023-05-05T82:00:00-04:00</text:p>
      <text:p text:style-name="P4">
描述: 关于乌克兰兹布罗伊萨尼部队的军事部队的指挥，Facebook也以同样的方式：“ MI在同一……与乌克兰2022年的战争，与乌克兰的战争是今天的最新新闻，《新闻》，与乌克兰2022年的新闻战争最后，今天，乌克兰与俄罗斯之间的战争以及2022年与乌克兰战争时，是否会在不久的将来与乌克兰发生战争，他们说，与乌克兰的战争，乌克兰新闻的战争今天，乌克兰新闻在乌克兰媒体的俄罗斯人</text:p>
      <text:p text:style-name="P4">
图片: ['<text:a xlink:type="simple" xlink:href="https://armyinform.com.ua/wp-content/uploads/2023/05/344745344_1228035898084215_8226954711124856031_n.jpg" text:style-name="Internet_20_link" text:visited-style-name="Visited_20_Internet_20_Link">
344745344_1228035898084215_8226954711124856031_n.jpg</text:a>
']</text:p>
      <text:p text:style-name="P4">
标签: ['ВЛК', 'КОМАНДУВАННЯ МЕДИЧНИХ СИЛ ЗБРОЙНИХ СИЛ УКРАЇНИ']</text:p>
      <text:p text:style-name="P4">
类别: News</text:p>
      <!--METADATA-->
      <text:p text:style-name="P4">
<draw:frame draw:style-name="fr1" draw:name="Image44" text:anchor-type="as-char" svg:width="6.9236in" svg:height="5.1927in" draw:z-index="0">
<draw:image xlink:href="../Images/AРМІЯINFORM/2023-05-05T82-00-00-04-00/344745344_1228035898084215_8226954711124856031_n.jpg" xlink:type="simple" xlink:show="embed" xlink:actuate="onLoad" draw:mime-type="image/jpeg"/>
</draw:frame>
关于这一点，乌克兰武装部队的医疗部队的命令<text:a xlink:type="simple" xlink:href="https://www.facebook.com/Ukrmilitarymedic/posts/pfbid0339eJPJbayhSXtCfiJZo3tZy3BLRXVpt86ymmEvCDbZRqmUKCFQ22UUQqfAhEfq4Bl" text:style-name="Internet_20_link" text:visited-style-name="Visited_20_Internet_20_Link">
报道</text:a>
在Facebook上：</text:p>
      <text:p text:style-name="P4">
“我们一直在5个城市的5个城市测试一个电子队列项目已有数周之久，在此，医疗机构的负载随着全面入侵而大大增加了。</text:p>
      <text:p text:style-name="P4">
该项目目前正在采用试点格式。 但是，今天您可以分享该计划的积极结果的照片报告。</text:p>
      <text:p text:style-name="P4">
我们感谢所有参与其中的人，感谢他们设法改善了军事医疗体系，特别是机构间工作组，是标记公众数字化的专家。”</text:p>
      <text:p text:style-name="P4">
News Source: <text:a xlink:type="simple" xlink:href="https://armyinform.com.ua/2023/05/05/komanduvannya-medychnyh-syl-vzhe-dekilka-tyzhniv-testuye-proyekt-zapysu-v-elektronnu-chergu-na-vlk/" text:style-name="Internet_20_link" text:visited-style-name="Visited_20_Internet_20_Link">
https://armyinform.com.ua/2023/05/05/komanduvannya-medychnyh-syl-vzhe-dekilka-tyzhniv-testuye-proyekt-zapysu-v-elektronnu-chergu-na-vlk/</text:a>
</text:p>
      <!--NEWS-->
      <text:h text:style-name="P10" text:outline-level="1">
<text:span text:style-name="T4">
比利时合作伙伴向武装部队交出了4次医疗复苏</text:span>
</text:h>
      <text:p text:style-name="P4">
作者: ['Ольга Мосьондз']</text:p>
      <text:p text:style-name="P4">
时间: 2023-05-05T87:00:00-04:00</text:p>
      <text:p text:style-name="P4">
描述: Syogodn和Potim在前面，Posissh Sho Chotiri Medichnishni Spetsavtomobili，...与乌克兰2022年的战争，与乌克兰的最新消息，今天与乌克兰2022年的战争，今天将在乌克兰和俄罗斯之间以及俄罗斯和俄罗斯之间以及何时何时以及何时何时以及何时何时又有一场战争，2022年与乌克兰的战争将与否，在不久的将来，乌克兰与乌克兰的战争，与乌克兰的战争，今天的乌克兰新闻，乌克兰新闻，乌克兰媒体的新闻</text:p>
      <text:p text:style-name="P4">
图片: ['<text:a xlink:type="simple" xlink:href="https://armyinform.com.ua/wp-content/uploads/2023/05/golovne-foto-.jpg" text:style-name="Internet_20_link" text:visited-style-name="Visited_20_Internet_20_Link">
golovne-foto-.jpg</text:a>
', '<text:a xlink:type="simple" xlink:href="https://armyinform.com.ua/wp-content/uploads/2023/05/foto-1-6.jpg" text:style-name="Internet_20_link" text:visited-style-name="Visited_20_Internet_20_Link">
foto-1-6.jpg</text:a>
', '<text:a xlink:type="simple" xlink:href="https://armyinform.com.ua/wp-content/uploads/2023/05/foto-2-7.jpg" text:style-name="Internet_20_link" text:visited-style-name="Visited_20_Internet_20_Link">
foto-2-7.jpg</text:a>
', '<text:a xlink:type="simple" xlink:href="https://armyinform.com.ua/wp-content/uploads/2023/05/foto-3-7.jpg" text:style-name="Internet_20_link" text:visited-style-name="Visited_20_Internet_20_Link">
foto-3-7.jpg</text:a>
', '<text:a xlink:type="simple" xlink:href="https://armyinform.com.ua/wp-content/uploads/2023/05/foto-4-6.jpg" text:style-name="Internet_20_link" text:visited-style-name="Visited_20_Internet_20_Link">
foto-4-6.jpg</text:a>
', '<text:a xlink:type="simple" xlink:href="https://armyinform.com.ua/wp-content/uploads/2023/05/foto-5-4.jpg" text:style-name="Internet_20_link" text:visited-style-name="Visited_20_Internet_20_Link">
foto-5-4.jpg</text:a>
', '<text:a xlink:type="simple" xlink:href="https://armyinform.com.ua/wp-content/uploads/2022/06/olga-mosondz.jpg" text:style-name="Internet_20_link" text:visited-style-name="Visited_20_Internet_20_Link">
olga-mosondz.jpg</text:a>
']</text:p>
      <text:p text:style-name="P4">
标签: ['STOPRUSSIA', 'АГРЕСІЯ РФ', 'ВІЙНА', 'ВТОРГНЕННЯ РФ', 'ДОПОМОГА ПАРТНЕРІВ', 'КОРОЛІВСТВО БЕЛЬГІЯ']</text:p>
      <text:p text:style-name="P4">
类别: News</text:p>
      <!--METADATA-->
      <text:p text:style-name="P4">
<draw:frame draw:style-name="fr1" draw:name="Image45" text:anchor-type="as-char" svg:width="6.9236in" svg:height="3.946452in" draw:z-index="0">
<draw:image xlink:href="../Images/AРМІЯINFORM/2023-05-05T87-00-00-04-00/golovne-foto-.jpg" xlink:type="simple" xlink:show="embed" xlink:actuate="onLoad" draw:mime-type="image/jpeg"/>
</draw:frame>
今天，从比利时到基辅，然后到达前线，又将消失四个医疗腔，旨在运送受伤的军事人员的Zrimea Zrimea的活跃敌对行动。 在社会散文中购买了特殊的车辆，以支持乌克兰任务的额叶医学。</text:p>
      <text:p text:style-name="P4">
这项志愿者倡议是由Ihor Vitenko社会楔子的创始人，Igor Vitenko的创始人，同时代表了比利时国际公共组织的“环境安全委员会”，以及克鲁兹亚和克鲁西亚和志愿者社区的“环境安全委员会”比利时和乌克兰理事会。</text:p>
      <text:p text:style-name="P4">
总的来说，要感谢Ihor Vitenko乌克兰任务的社会项目，将64台救护车机器转移到了需求中。 同样从比利时到乌克兰，随着伊戈尔·维滕科(Igor Vitenko)的参与，医疗援助的总额为350万欧元。</text:p>
      <text:p text:style-name="P4">
<draw:frame draw:style-name="fr1" draw:name="Image46" text:anchor-type="as-char" svg:width="6.9236in" svg:height="4.459952in" draw:z-index="0">
<draw:image xlink:href="../Images/AРМІЯINFORM/2023-05-05T87-00-00-04-00/foto-1-6.jpg" xlink:type="simple" xlink:show="embed" xlink:actuate="onLoad" draw:mime-type="image/jpeg"/>
</draw:frame>
 - 今天，我们为乌克兰武装部队的需求转移了另外四辆医疗特殊车辆。 我们必须说特殊的感激之情Igor Vitenko。 乌克兰人在比利时生活了20多年。 他是专业的医生，他是比利时专家在伤口治疗中官方认可的人。 当2022年12月24日开始进行大规模入侵时，伊戈尔先生立即到达乌克兰，在艰难条件下，他以数百名受伤的士兵行动，尽可能减少肢体截肢的数量。 值得注意的是，这也是没有麻醉的麻醉。 KPI校长乌克兰和平委员会负责人说，他还教授了乌克兰新的伤口治疗方法的150多名敌对医生。 Igor Sikorsky Mikhail Zgurovsky。</text:p>
      <text:p text:style-name="P4">
伊戈尔·维滕科(Igor Vitenko)任务的创始人指出，只有通过来自世界各地的人们的英联邦，才有可能对乌克兰开始并实施这种社会关怀。 他感谢比利时和比利时的比利时，他们为实施做出了贡献。</text:p>
      <text:p text:style-name="P4">
<draw:frame draw:style-name="fr1" draw:name="Image47" text:anchor-type="as-char" svg:width="6.9236in" svg:height="5.215779in" draw:z-index="0">
<draw:image xlink:href="../Images/AРМІЯINFORM/2023-05-05T87-00-00-04-00/foto-2-7.jpg" xlink:type="simple" xlink:show="embed" xlink:actuate="onLoad" draw:mime-type="image/jpeg"/>
</draw:frame>
</text:p>
      <text:p text:style-name="P4">
我非常感谢所有动员并意识到应该克服陶器邪恶的人。 伊戈尔·维滕科(Igor Vitenko)说，它必须在世界各地赢得。</text:p>
      <text:p text:style-name="P4">
乌克兰大使的非凡专员彼得·范·德·韦尔德(Peter Van de Velde)指出，欧洲帮助乌克兰意识到，俄罗斯只播下死亡和毁灭，参加了Reanimobile的仪式。</text:p>
      <text:p text:style-name="P4">
<draw:frame draw:style-name="fr1" draw:name="Image48" text:anchor-type="as-char" svg:width="6.9236in" svg:height="5.181161in" draw:z-index="0">
<draw:image xlink:href="../Images/AРМІЯINFORM/2023-05-05T87-00-00-04-00/foto-3-7.jpg" xlink:type="simple" xlink:show="embed" xlink:actuate="onLoad" draw:mime-type="image/jpeg"/>
</draw:frame>
 - 上周，俄罗斯袭击了Uman，25人丧生，其中5人被杀。几天前，Kherson遭到袭击 -  16人被杀。 俄罗斯人的最后几天袭击了基辅。 这就是俄罗斯在乌克兰所做的。 死亡，破坏。 但是乌克兰并不孤单。 来自50个国家的联盟向乌克兰提供了援助。由比利时王国建立的欧盟提供法律，金融，人道主义援助。 不仅是政府提供的帮助，今天他们目睹了比利时人提供的援助。 这是比利时公民收集的金钱和援助。 我们还喜欢Vitenko为乌克兰提供的支持。 我希望这将继续取得胜利本身。</text:p>
      <text:p text:style-name="P4">
<draw:frame draw:style-name="fr1" draw:name="Image49" text:anchor-type="as-char" svg:width="6.9236in" svg:height="4.806132in" draw:z-index="0">
<draw:image xlink:href="../Images/AРМІЯINFORM/2023-05-05T87-00-00-04-00/foto-4-6.jpg" xlink:type="simple" xlink:show="embed" xlink:actuate="onLoad" draw:mime-type="image/jpeg"/>
</draw:frame>
乌克兰和平委员会米哈伊尔·兹格罗夫斯基(Mikhail Zgurovsky)的负责人感谢比利时在特尼帕(Promaneipan)大使对乌克兰的协助。</text:p>
      <ul>
        <li>
我要感谢比利时王国的乌克兰支持。 这个国家已转移了1.46亿欧元的军事援助。 此外，今年1月27日，比利时政府批准了为乌克兰提供9,200万欧元和人道主义援助的决定，其金额为6,900万欧元。 乌克兰理事会米鲁鲁米克海尔·兹格罗夫斯基(Mirumikhail Zgurovsky)表示，比利时向乌克兰人捐赠了60,000人，并提供了受伤的乌克兰人民的待遇，援助只会增加。</li>
      </ul>
      <text:p text:style-name="P4">
<draw:frame draw:style-name="fr1" draw:name="Image50" text:anchor-type="as-char" svg:width="6.9236in" svg:height="4.367638in" draw:z-index="0">
<draw:image xlink:href="../Images/AРМІЯINFORM/2023-05-05T87-00-00-04-00/foto-5-4.jpg" xlink:type="simple" xlink:show="embed" xlink:actuate="onLoad" draw:mime-type="image/jpeg"/>
</draw:frame>
在仪式上，Igor Vitenko将钥匙移交给了Kharkiv VCA的医疗复苏代表。 今天已经去了特殊的车辆来拯救乌克兰防守者，他们将捍卫我们在那里发芽入侵者的土地。</text:p>
      <ul>
        <li>
我希望这些复苏将很少工作，我们的捍卫者将活着和完整。 荣耀英雄!乌克兰的荣耀 - 伊戈尔·维滕科(Igor Vitenko)说。</li>
      </ul>
      <text:p text:style-name="P4">
<draw:frame draw:style-name="fr1" draw:name="Image51" text:anchor-type="as-char" svg:width="6.9236in" svg:height="6.9236in" draw:z-index="0">
<draw:image xlink:href="../Images/AРМІЯINFORM/2023-05-05T87-00-00-04-00/olga-mosondz.jpg" xlink:type="simple" xlink:show="embed" xlink:actuate="onLoad" draw:mime-type="image/jpeg"/>
</draw:frame>
<text:a xlink:type="simple" xlink:href="https://armyinform.com.ua/army-authors/olga-mosondz/" text:style-name="Internet_20_link" text:visited-style-name="Visited_20_Internet_20_Link">
Olga Mosundz</text:a>
陆军通讯员</text:p>
      <text:p text:style-name="P4">
News Source: <text:a xlink:type="simple" xlink:href="https://armyinform.com.ua/2023/05/05/belgijski-partnery-peredaly-shhe-4-medychni-reanimobili-dlya-zsu/" text:style-name="Internet_20_link" text:visited-style-name="Visited_20_Internet_20_Link">
https://armyinform.com.ua/2023/05/05/belgijski-partnery-peredaly-shhe-4-medychni-reanimobili-dlya-zsu/</text:a>
</text:p>
      <!--NEWS-->
      <text:h text:style-name="P10" text:outline-level="1">
<text:span text:style-name="T4">
短的。 战争。 第436天。视频</text:span>
</text:h>
      <text:p text:style-name="P4">
作者: ['АРМІЯINFORM']</text:p>
      <text:p text:style-name="P4">
时间: 2023-05-05T99:00:00-04:00</text:p>
      <text:p text:style-name="P4">
描述: 杰罗：GS ZS乌克兰与乌克兰2022年战争，与乌克兰的最新消息，今天与乌克兰2022年的新闻战争，今天的最后一场战争，乌克兰和俄罗斯之间以及俄罗斯之间的战争以及2022年与乌克兰的战争将是与乌克兰的战争。将在不久的将来与乌克兰发动战争，说，与乌克兰的战争，今天的乌克兰新闻，乌克兰的新闻，乌克兰媒体的俄罗斯媒体</text:p>
      <text:p text:style-name="P4">
图片: []</text:p>
      <text:p text:style-name="P4">
标签: ['STOPRUSSIA', 'ВТОРГНЕННЯ РФ', 'ГЕНЕРАЛЬНИЙ ШТАБ ЗСУ']</text:p>
      <text:p text:style-name="P4">
类别: News</text:p>
      <!--METADATA-->
      <text:p text:style-name="P4">
<text:span text:style-name="T5">
derello：<text:a xlink:type="simple" xlink:href="https://www.facebook.com/GeneralStaff.ua/videos/827555385394616/" text:style-name="Internet_20_link" text:visited-style-name="Visited_20_Internet_20_Link">
乌克兰GSC</text:a>
</text:span>
</text:p>
      <text:p text:style-name="P4">
News Source: <text:a xlink:type="simple" xlink:href="https://armyinform.com.ua/2023/05/05/korotko-vijna-den-436-videodajdzhest/" text:style-name="Internet_20_link" text:visited-style-name="Visited_20_Internet_20_Link">
https://armyinform.com.ua/2023/05/05/korotko-vijna-den-436-videodajdzhest/</text:a>
</text:p>
      <!--NEWS-->
      <text:h text:style-name="P10" text:outline-level="1">
<text:span text:style-name="T4">
乌克兰正在准备摩尔多瓦的进口禁令 - 销售代表</text:span>
</text:h>
      <text:p text:style-name="P4">
作者: Ukrinform (Person)</text:p>
      <text:p text:style-name="P4">
出版商: Укринформ (Organization)</text:p>
      <text:p text:style-name="P4">
出版时间: 2023-05-06T-10:54:00+03:00</text:p>
      <text:p text:style-name="P4">
修改时间: 2023-05-06T23:54:00+03:00</text:p>
      <text:p text:style-name="P4">
描述: 为了应对摩尔多瓦施加的限制，政府正在准备禁止摩尔多瓦进口的决定。  - 乌克林。</text:p>
      <text:p text:style-name="P4">
图片: ["<text:a xlink:type="simple" xlink:href="https://static.ukrinform.com/photos/2021_07/thumb_files/630_360_1626884330-852.jpg" text:style-name="Internet_20_link" text:visited-style-name="Visited_20_Internet_20_Link">
630_360_16268...</text:a>
"]</text:p>
      <text:p text:style-name="P4">
标签: ['Економіка', 'Імпорт', 'Молдова', 'Україна', 'Заборона', 'Тарас Качка']</text:p>
      <text:p text:style-name="P4">
类型: Article</text:p>
      <!--METADATA-->
      <text:p text:style-name="P4">
<draw:frame draw:style-name="fr1" draw:name="Image52" text:anchor-type="as-char" svg:width="6.9236in" svg:height="3.956343in" draw:z-index="0">
<draw:image xlink:href="../Images/yкринформ/2023-05-06T-10-54-00-03-00/630_360_1626884330-852.jpg" xlink:type="simple" xlink:show="embed" xlink:actuate="onLoad" draw:mime-type="image/jpeg"/>
</draw:frame>
最初，摩尔多瓦对乌克兰农业远离施加的限制，耳朵正在准备禁止摩尔多瓦进口的决议。</text:p>
      <text:p text:style-name="P4">
对这个 ” <text:a xlink:type="simple" xlink:href="https://www.eurointegration.com.ua/news/2023/05/6/7161160/" text:style-name="Internet_20_link" text:visited-style-name="Visited_20_Internet_20_Link">
 </text:a>
“乌克兰福姆的贸易代表塔拉斯·卡赫卡(Taras Kachka)表示：“乌克兰的贸易代表塔拉斯·卡赫卡(Taras Kachka)表示：“</text:p>
      <text:p text:style-name="P4">
这位官员说：“我们已经告知Chisinau-摩尔多瓦的任何限制都将被视为不友好的步骤，并将迫切禁止对所有摩尔多瓦Importuz。”</text:p>
      <text:p text:style-name="P4">
<text:span text:style-name="T4">
另请阅读：</text:span>
 <text:span text:style-name="T4">
 <text:a xlink:type="simple" xlink:href="https://www.ukrinform.ua/rubric-economy/3705761-solskij-zaaviv-pro-nezgodu-z-risennam-moldovi-obmeziti-import-ukrainskoi-agroprodukcii.html" text:style-name="Internet_20_link" text:visited-style-name="Visited_20_Internet_20_Link">
</text:a>
</text:span>
</text:p>
      <text:p text:style-name="P4">
据他说，这种禁令的引入已经达成共识并开始。</text:p>
      <text:p text:style-name="P4">
正如乌克林福姆(Ukrinform)报道的那样，5月5日，在与欧盟代表团主席Janis Mazeiks会面时，痛苦地宣布意图<text:span text:style-name="T4">
 [] [] [] [] [] <text:a xlink:type="simple" xlink:href="https://www.ukrinform.ua/tag-moldova" text:style-name="Internet_20_link" text:visited-style-name="Visited_20_Internet_20_Link">
</text:a>
</text:span>
对乌克兰的谷物和油料种子产生临时限制。</text:p>
      <text:p text:style-name="P4">
此前，欧盟委员会正式宣布_ <text:span text:style-name="T4">
 <text:a xlink:type="simple" xlink:href="https://www.ukrinform.ua/rubric-economy/3703840-evrokomisia-zaboronila-import-okremih-agroproduktiv-z-ukraini.html" text:style-name="Internet_20_link" text:visited-style-name="Visited_20_Internet_20_Link">
</text:a>
</text:span>
 _反对从乌克兰进口的，比较了乌克兰生产五个欧盟国家的农业产品的收到。</text:p>
      <text:p text:style-name="P4">
<text:span text:style-name="T4">
另请阅读：</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预防措施将与四种农产品有关：谷物，玉米，菜籽和葵花籽。</text:p>
      <text:p text:style-name="P4">
News Source: <text:a xlink:type="simple" xlink:href="https://www.ukrinform.ua/rubric-economy/3705779-ukraina-gotue-zaboronu-importu-z-moldovi-kacka.html" text:style-name="Internet_20_link" text:visited-style-name="Visited_20_Internet_20_Link">
https://www.ukrinform.ua/rubric-economy/3705779-ukraina-gotue-zaboronu-importu-z-moldovi-kacka.html</text:a>
</text:p>
      <!--NEWS-->
      <text:h text:style-name="P10" text:outline-level="1">
<text:span text:style-name="T4">
英国作家：加冕是与人民合同的合同</text:span>
</text:h>
      <text:p text:style-name="P4">
作者: Ukrinform (Person)</text:p>
      <text:p text:style-name="P4">
出版商: Укринформ (Organization)</text:p>
      <text:p text:style-name="P4">
出版时间: 2023-05-06T-128:16:00+03:00</text:p>
      <text:p text:style-name="P4">
修改时间: 2023-05-06T14:16:00+03:00</text:p>
      <text:p text:style-name="P4">
描述: 加冕典礼目前涉及英国查尔斯三世国王和他的妻子卡米拉皇后皇后，在某种意义上是在某种意义上缔结了君主与英国人民的合同，以及公开承诺持有拘留的承诺。  - 乌克林。</text:p>
      <text:p text:style-name="P4">
图片: ["<text:a xlink:type="simple" xlink:href="https://static.ukrinform.com/photos/2023_05/thumb_files/630_360_1683371703-230.jpg" text:style-name="Internet_20_link" text:visited-style-name="Visited_20_Internet_20_Link">
630_360_16833...</text:a>
"]</text:p>
      <text:p text:style-name="P4">
标签: ['Британія', 'Письменниця', 'Чарльз ІІІ', 'Коронація']</text:p>
      <text:p text:style-name="P4">
类型: Article</text:p>
      <!--METADATA-->
      <text:p text:style-name="P4">
<draw:frame draw:style-name="fr1" draw:name="Image53" text:anchor-type="as-char" svg:width="6.9236in" svg:height="3.956343in" draw:z-index="0">
<draw:image xlink:href="../Images/yкринформ/2023-05-06T-128-16-00-03-00/630_360_1683371703-230.jpg" xlink:type="simple" xlink:show="embed" xlink:actuate="onLoad" draw:mime-type="image/jpeg"/>
</draw:frame>
加冕典礼目前涉及查尔斯三世英国国王和他的妻子卡米拉皇后皇后，这是该君主与英国人民和公共同伴的合同的一定结论。法律后卫。</text:p>
      <text:p text:style-name="P4">
英国记者和作家Kokrel-fer在一次采访中给出了对年龄传统的这种解释<text:a xlink:type="simple" xlink:href="https://www.youtube.com/watch" text:style-name="Internet_20_link" text:visited-style-name="Visited_20_Internet_20_Link">
</text:a>
，报道乌克林福姆。</text:p>
      <text:p text:style-name="P4">
加冕是伟大国王的结论<text:a xlink:type="simple" xlink:href="https://www.ukrinform.ua/tag-britania" text:style-name="Internet_20_link" text:visited-style-name="Visited_20_Internet_20_Link">
</text:a>
与人民签约。 他向我们保证，他将尽一切努力来遵守英国和英国国教教堂的法律。”科克雷尔(Kokrel)说。</text:p>
      <text:p text:style-name="P4">
她说，她提请注意一个有趣的英国悖论 - 乌克兰开放了世界议会民主国家，它保留了如此最坦率的政府作为君主制。 作家强调：“不仅要保持它 - 他的工作。”</text:p>
      <text:p text:style-name="P4">
在这种情况下，她提醒没有像宪法这样的文件，但有宪法先例的行为。</text:p>
      <text:p text:style-name="P4">
“没有君主，所有政府行为都是私生的，也就是说，在某些方面，最高的鼻子必须赋予所有法律合法性，”科克雷尔说。</text:p>
      <text:p text:style-name="P4">
例如，她引用了英国的年度开幕式。</text:p>
      <text:p text:style-name="P4">
<text:span text:style-name="T4">
另请阅读：</text:span>
 <text:a xlink:type="simple" xlink:href="https://www.ukrinform.ua/rubric-regions/3704912-odesitka-peremogla-u-konkursi-na-neoficijnij-logotip-dla-koronacii-carlza-iii.html" text:style-name="Internet_20_link" text:visited-style-name="Visited_20_Internet_20_Link">
<text:span text:style-name="T4">
敖德萨</text:span>
</text:a>
“这不仅是一场金色马车的好表演，而且还强调了它的合法性：我(国王 -  ed。)我认识到这个议会，该国认识到这一点。”作者解释说。</text:p>
      <text:p text:style-name="P4">
众所周知，英国是一个统一的国家和具有议会管理制度的宪法君主制。 在英国，没有一个文件的形式没有宪法。 传统，议会的立法行为和司法先例是宪法的。</text:p>
      <text:p text:style-name="P4">
News Source: <text:a xlink:type="simple" xlink:href="https://www.ukrinform.ua/rubric-culture/3705628-britanska-pismennica-koronacia-ce-ukladenna-korolem-britanii-kontraktu-z-narodom.html" text:style-name="Internet_20_link" text:visited-style-name="Visited_20_Internet_20_Link">
https://www.ukrinform.ua/rubric-culture/3705628-britanska-pismennica-koronacia-ce-ukladenna-korolem-britanii-kontraktu-z-narodom.html</text:a>
</text:p>
      <!--NEWS-->
      <text:h text:style-name="P10" text:outline-level="1">
<text:span text:style-name="T4">
康乃馨：今天您可以为自己感到骄傲的“乌克兰人”一词</text:span>
</text:h>
      <text:p text:style-name="P4">
作者: Ukrinform (Person)</text:p>
      <text:p text:style-name="P4">
出版商: Укринформ (Organization)</text:p>
      <text:p text:style-name="P4">
出版时间: 2023-05-06T-12:42:28+03:00</text:p>
      <text:p text:style-name="P4">
修改时间: 2023-05-06T23:42:28+03:00</text:p>
      <text:p text:style-name="P4">
描述: 前半重量冠军亚历山大·格沃兹迪克（Alexander Gvozdik）（18-1，14 KO）在与理查兹·博洛尼克斯（Richards Bolonix）的战斗前夕（19-6-1，8 KO）求助于乌克兰人。  - 乌克林。</text:p>
      <text:p text:style-name="P4">
图片: ["<text:a xlink:type="simple" xlink:href="https://static.ukrinform.com/photos/2023_05/thumb_files/630_360_1683405639-932.jpg" text:style-name="Internet_20_link" text:visited-style-name="Visited_20_Internet_20_Link">
630_360_16834...</text:a>
"]</text:p>
      <text:p text:style-name="P4">
标签: ['Бокс', 'Гвоздик']</text:p>
      <text:p text:style-name="P4">
类型: Article</text:p>
      <!--METADATA-->
      <text:p text:style-name="P4">
<draw:frame draw:style-name="fr1" draw:name="Image54" text:anchor-type="as-char" svg:width="6.9236in" svg:height="3.956343in" draw:z-index="0">
<draw:image xlink:href="../Images/yкринформ/2023-05-06T-12-42-28-03-00/630_360_1683405639-932.jpg" xlink:type="simple" xlink:show="embed" xlink:actuate="onLoad" draw:mime-type="image/jpeg"/>
</draw:frame>
小型半加权世界冠军亚历山大·格沃兹迪克(Alexander Gvozdik)(18-1，14 XO)与理查兹·博洛尼克斯(Richards Bolonix)的战斗前夕，公爵公爵(19-6-1，8 KO).</text:p>
      <text:p text:style-name="P4">
Гвоздик звернувся до українців в <text:a xlink:type="simple" xlink:href="https://www.instagram.com/p/Crvsr-lIwM4/" text:style-name="Internet_20_link" text:visited-style-name="Visited_20_Internet_20_Link">
 </text:a>
Luckypunchnet，Ukrinform报道。</text:p>
      <text:p text:style-name="P4">
“你为我保留我的拳头，我为你保留拳头。 我们是一个强大的国家。今天，“乌克兰人”一词是值得骄傲的一词。 我们还将赢得乌克兰的荣耀。”卡恩说。</text:p>
      <text:p text:style-name="P4">
Oleksandr Gvozdik比赛 - 理查德·博洛特尼克斯(Richard Bolotnix)将于5月7日(星期日)在瓜达拉哈(Guadalahar)举行(墨西哥).</text:p>
      <text:p text:style-name="P4">
<text:span text:style-name="T4">
Читайте також:</text:span>
 <text:a xlink:type="simple" xlink:href="https://www.ukrinform.ua/rubric-sports/3704790-cempion-svitu-z-boksu-saul-alvares-z-bratami-uvijsov-do-knigi-rekordiv-ginnesa.html" text:style-name="Internet_20_link" text:visited-style-name="Visited_20_Internet_20_Link">
 <text:span text:style-name="T4">
Альварес</text:span>
 </text:a>
据乌克林福姆(Ukrinform)报道，康乃馨战将在索拉尔瓦尔(Saulalvars) - 约翰·莱德(John Ryder)的透明牌中举行。</text:p>
      <text:p text:style-name="P4">
照片：instagram.com/toprank</text:p>
      <text:p text:style-name="P4">
News Source: <text:a xlink:type="simple" xlink:href="https://www.ukrinform.ua/rubric-sports/3705777-gvozdik-sogodni-slovo-ukrainec-te-akim-mozna-pisatisa.html" text:style-name="Internet_20_link" text:visited-style-name="Visited_20_Internet_20_Link">
https://www.ukrinform.ua/rubric-sports/3705777-gvozdik-sogodni-slovo-ukrainec-te-akim-mozna-pisatisa.html</text:a>
</text:p>
      <!--NEWS-->
      <text:h text:style-name="P10" text:outline-level="1">
<text:span text:style-name="T4">
在尼兹尼·诺夫哥罗德（Nizhny Novgorod），一辆汽车被佩尔平（Pelpin</text:span>
</text:h>
      <text:p text:style-name="P4">
作者: Ukrinform (Person)</text:p>
      <text:p text:style-name="P4">
出版商: Укринформ (Organization)</text:p>
      <text:p text:style-name="P4">
出版时间: 2023-05-06T-142:07:00+03:00</text:p>
      <text:p text:style-name="P4">
修改时间: 2023-05-06T13:07:00+03:00</text:p>
      <text:p text:style-name="P4">
描述: 自2014年以来，在俄罗斯作家所在的俄罗斯尼兹·诺夫哥罗德（Nizhny Novgorod）中，俄罗斯对俄罗斯侵略乌克兰·普里列平（Zakhar Prilepin）的积极支持者。  - 乌克林。</text:p>
      <text:p text:style-name="P4">
图片: ["<text:a xlink:type="simple" xlink:href="https://static.ukrinform.com/photos/2023_05/thumb_files/630_360_1683370212-941.jpg" text:style-name="Internet_20_link" text:visited-style-name="Visited_20_Internet_20_Link">
630_360_16833...</text:a>
"]</text:p>
      <text:p text:style-name="P4">
标签: ['Автомобіль', 'Вибух', 'росія']</text:p>
      <text:p text:style-name="P4">
类型: Article</text:p>
      <!--METADATA-->
      <text:p text:style-name="P4">
<draw:frame draw:style-name="fr1" draw:name="Image55" text:anchor-type="as-char" svg:width="6.9236in" svg:height="3.956343in" draw:z-index="0">
<draw:image xlink:href="../Images/yкринформ/2023-05-06T-142-07-00-03-00/630_360_1683370212-941.jpg" xlink:type="simple" xlink:show="embed" xlink:actuate="onLoad" draw:mime-type="image/jpeg"/>
</draw:frame>
自2014年以来，乌罗斯尼亚尼兹·诺夫哥罗德(Urosian Nizhny Novgorod)破坏了俄罗斯作家所在的汽车，这是俄罗斯对乌克兰Zakharprilpin侵略的积极支持者。</text:p>
      <text:p text:style-name="P4">
关于俄罗斯新闻的报道，它报告了乌克林福称<text:a xlink:type="simple" xlink:href="https://t.me/ENews112/13733" text:style-name="Internet_20_link" text:visited-style-name="Visited_20_Internet_20_Link">
</text:a>
“在Nizhny Novgorod中，奥迪Q7汽车被炸毁，这是Zakharprilepin。 向作者提供医疗服务。 紧急站点可以正常工作，”消息写道。</text:p>
      <text:p text:style-name="P4">
俄罗斯媒体澄清了有效的方法<text:a xlink:type="simple" xlink:href="https://t.me/charter97_org/104146" text:style-name="Internet_20_link" text:visited-style-name="Visited_20_Internet_20_Link">
</text:a>
在Prilepin汽车的底部。 据一些报道，Zelpin本人被杀死了<text:a xlink:type="simple" xlink:href="https://t.me/charter97_org/104148" text:style-name="Internet_20_link" text:visited-style-name="Visited_20_Internet_20_Link">
</text:a>
<text:span text:style-name="T4">
另请阅读：</text:span>
 <text:a xlink:type="simple" xlink:href="https://www.ukrinform.ua/rubric-regions/3701298-u-melitopoli-pidirvali-kolaboranta-akij-komanduvav-v-okupacijnij-policii.html" text:style-name="Internet_20_link" text:visited-style-name="Visited_20_Internet_20_Link">
<text:span text:style-name="T4">
炸毁</text:span>
</text:a>
佩尔平车爆炸后的尼兹诺夫哥罗德地区<text:a xlink:type="simple" xlink:href="https://t.me/charter97_org/104150" text:style-name="Internet_20_link" text:visited-style-name="Visited_20_Internet_20_Link">
</text:a>
。 GAI和警察的所有船员都在寻找爆炸的过程。 所有机器将在检查点检查。</text:p>
      <text:p text:style-name="P4">
同时，乌克兰暂时占领领土以及俄罗斯领土的军事游击运动在其<text:a xlink:type="simple" xlink:href="https://t.me/atesh_ua/819" text:style-name="Internet_20_link" text:visited-style-name="Visited_20_Internet_20_Link">
</text:a>
关于直接参与尝试的参与。</text:p>
      <text:p text:style-name="P4">
自今年年初以来，“ ATESH运动”已被追捕。 他被带走了……这是一种感觉，他迟早会被炸毁。 这就是他们的感受。 实现了 - 他将牛肉奥迪Q7开到了Nizhny Novgorod的亲戚。 但是他不是在自己旅行，而是从汽车的惊喜底部旅行。 惊喜奏效了。 Zakhar在医院。 我们的预测总是得到报酬，因为我们不仅说话，而且会说话。”证词写道。</text:p>
      <text:p text:style-name="P4">
从1月28日起，它还提到了同一TG渠道中的出版物：“已发出有关Prilepin的订单!我们向俄罗斯军队发送了5000多个短信，以查找和消除著名的Rashist。 Zakharprilepin是俄罗斯联合会，沙文主义者和人类的杜马州杜马(Duma)的前代表。 Zakhar，我们跟随您，晚安)”。</text:p>
      <text:p text:style-name="P4">
在他的 <text:a xlink:type="simple" xlink:href="https://t.me/MariaVladimirovnaZakharova/5397" text:style-name="Internet_20_link" text:visited-style-name="Visited_20_Internet_20_Link">
</text:a>
俄罗斯外交部外交部玛丽亚·扎哈罗娃(Maria Zakharova)与汽车的爆炸有关，作者一直在“美国和英国的直接责任”。</text:p>
      <text:p text:style-name="P4">
News Source: <text:a xlink:type="simple" xlink:href="https://www.ukrinform.ua/rubric-world/3705602-u-niznomu-novgorodi-pidirvali-avto-iz-prihilnikom-rosijskoi-agresii-prilepinim.html" text:style-name="Internet_20_link" text:visited-style-name="Visited_20_Internet_20_Link">
https://www.ukrinform.ua/rubric-world/3705602-u-niznomu-novgorodi-pidirvali-avto-iz-prihilnikom-rosijskoi-agresii-prilepinim.html</text:a>
</text:p>
      <!--NEWS-->
      <text:h text:style-name="P10" text:outline-level="1">
<text:span text:style-name="T4">
乌克兰体操运动员克里斯蒂娜（Christina Border）在波兰的比赛中给了“银色”</text:span>
</text:h>
      <text:p text:style-name="P4">
作者: Ukrinform (Person)</text:p>
      <text:p text:style-name="P4">
出版商: Укринформ (Organization)</text:p>
      <text:p text:style-name="P4">
出版时间: 2023-05-06T-14:31:00+03:00</text:p>
      <text:p text:style-name="P4">
修改时间: 2023-05-06T23:31:00+03:00</text:p>
      <text:p text:style-name="P4">
描述: 乌克兰的胜利总共赢得了胜利。  - 乌克林。</text:p>
      <text:p text:style-name="P4">
图片: ["<text:a xlink:type="simple" xlink:href="https://static.ukrinform.com/photos/2023_05/thumb_files/630_360_1683404989-520.jpg" text:style-name="Internet_20_link" text:visited-style-name="Visited_20_Internet_20_Link">
630_360_16834...</text:a>
"]</text:p>
      <text:p text:style-name="P4">
标签: ['Гімнастика']</text:p>
      <text:p text:style-name="P4">
类型: Article</text:p>
      <!--METADATA-->
      <text:p text:style-name="P4">
<draw:frame draw:style-name="fr1" draw:name="Image56" text:anchor-type="as-char" svg:width="6.9236in" svg:height="3.956343in" draw:z-index="0">
<draw:image xlink:href="../Images/yкринформ/2023-05-06T-14-31-00-03-00/630_360_1683404989-520.jpg" xlink:type="simple" xlink:show="embed" xlink:actuate="onLoad" draw:mime-type="image/jpeg"/>
</draw:frame>
乌克兰在所有方面都遭受了胜利。</text:p>
      <text:p text:style-name="P4">
乌克林福姆报道，国际gdynia Rhythmicstars 2023国际体操锦标赛在波兰举行。</text:p>
      <text:p text:style-name="P4">
乌克兰克里斯蒂娜·布莱纳尼奇(Christina Bryanichna)成为全部第二个，其结果为122,350。</text:p>
      <text:p text:style-name="P4">
比赛中的胜利是由保加利亚西里安·尼古拉瓦(Bulgaria Silian Nikolava)赢得的，后者达到131.400分。 波兰代表艾米莉亚·盖哈尔(Emilia Gayhal)排名第三，其资产117,800分。</text:p>
      <text:p text:style-name="P4">
<text:span text:style-name="T4">
另请阅读：</text:span>
 <text:span text:style-name="T4">
 <text:a xlink:type="simple" xlink:href="https://www.ukrinform.ua/rubric-sports/3703342-kalendar-golovnih-sportivnih-podij-travna-rozpocav-cempionat-svitu-z-boksu.html" text:style-name="Internet_20_link" text:visited-style-name="Visited_20_Internet_20_Link">
</text:a>
</text:span>
</text:p>
      <text:p text:style-name="P4">
据乌克林福姆(Ukrinform)报道，从5月17日至5月21日，欧洲体操锦标赛将在巴库举行。</text:p>
      <text:p text:style-name="P4">
<text:span text:style-name="T5">
foto：facebook.com/team.ukraine</text:span>
</text:p>
      <text:p text:style-name="P4">
News Source: <text:a xlink:type="simple" xlink:href="https://www.ukrinform.ua/rubric-sports/3705776-ukrainska-gimnastka-hristina-pogranicna-zdobula-sriblo-na-turniri-v-polsi.html" text:style-name="Internet_20_link" text:visited-style-name="Visited_20_Internet_20_Link">
https://www.ukrinform.ua/rubric-sports/3705776-ukrainska-gimnastka-hristina-pogranicna-zdobula-sriblo-na-turniri-v-polsi.html</text:a>
</text:p>
      <!--NEWS-->
      <text:h text:style-name="P10" text:outline-level="1">
<text:span text:style-name="T4">
入侵者带着32个“口径”带到了黑海火箭发射器</text:span>
</text:h>
      <text:p text:style-name="P4">
作者: Ukrinform (Person)</text:p>
      <text:p text:style-name="P4">
出版商: Укринформ (Organization)</text:p>
      <text:p text:style-name="P4">
出版时间: 2023-05-06T-16:11:00+03:00</text:p>
      <text:p text:style-name="P4">
修改时间: 2023-05-06T23:11:00+03:00</text:p>
      <text:p text:style-name="P4">
描述: росіяни поповнили своє корабельне угруповання у Чорному морі чотирма надводними ракетоносіями. Сумарний залп ракет типу «Калібр» — до 32 одиниць. — Укрінформ.</text:p>
      <text:p text:style-name="P4">
图片: ["<text:a xlink:type="simple" xlink:href="https://static.ukrinform.com/photos/2022_12/thumb_files/630_360_1670245790-453.jpeg" text:style-name="Internet_20_link" text:visited-style-name="Visited_20_Internet_20_Link">
630_360_16702...</text:a>
"]</text:p>
      <text:p text:style-name="P4">
标签: ['ЗСУ', 'Війна з росією', 'Південь України']</text:p>
      <text:p text:style-name="P4">
类型: Article</text:p>
      <!--METADATA-->
      <text:p text:style-name="P4">
<draw:frame draw:style-name="fr1" draw:name="Image57" text:anchor-type="as-char" svg:width="6.9236in" svg:height="3.956343in" draw:z-index="0">
<draw:image xlink:href="../Images/yкринформ/2023-05-06T-16-11-00-03-00/630_360_1670245790-453.jpeg" xlink:type="simple" xlink:show="embed" xlink:actuate="onLoad" draw:mime-type="image/jpeg"/>
</draw:frame>
俄罗斯人用四个地面机器人在黑海中填满了船只。 口径火箭的总齐射 - 最多32个单位。</text:p>
      <text:p text:style-name="P4">
关于此操作命令“南” <text:a xlink:type="simple" xlink:href="https://www.facebook.com/OperationalCommandSouth/posts/pfbid08Ks867oTmgGXi9c7NrxCs2WSE3jUGUwCZqWGMDxyzp2jt4vViqovDMfeH9y4vWD1l" text:style-name="Internet_20_link" text:visited-style-name="Visited_20_Internet_20_Link">
</text:a>
乌克林福姆报道，5月6日晚上。</text:p>
      <text:p text:style-name="P4">
“在战略航空活动的背景下，导弹危害的水平尽可能高。 不要忽略空气警报!”  - 消息说。</text:p>
      <text:p text:style-name="P4">
我们将提醒：在5月6日晚上，乌克兰的大多数地区_ <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News Source: <text:a xlink:type="simple" xlink:href="https://www.ukrinform.ua/rubric-ato/3705778-zagarbniki-viveli-u-corne-more-raketonosii-z-32-kalibrami.html" text:style-name="Internet_20_link" text:visited-style-name="Visited_20_Internet_20_Link">
https://www.ukrinform.ua/rubric-ato/3705778-zagarbniki-viveli-u-corne-more-raketonosii-z-32-kalibrami.html</text:a>
</text:p>
      <!--NEWS-->
      <text:h text:style-name="P10" text:outline-level="1">
<text:span text:style-name="T4">
赫尔森地区的烟火丧生</text:span>
</text:h>
      <text:p text:style-name="P4">
作者: Ukrinform (Person)</text:p>
      <text:p text:style-name="P4">
出版商: Укринформ (Organization)</text:p>
      <text:p text:style-name="P4">
出版时间: 2023-05-06T-19:57:00+03:00</text:p>
      <text:p text:style-name="P4">
修改时间: 2023-05-06T22:57:00+03:00</text:p>
      <text:p text:style-name="P4">
描述: 在赫尔森地区，由于俄罗斯无人机的炸药释放炸药而杀死了一群州紧急服务部的烟火，执法人员开始了一项预审之前的调查。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Безпілотник', 'Вибухівка', 'Офіс генпрокурора', 'Війна з росією']</text:p>
      <text:p text:style-name="P4">
类型: Article</text:p>
      <!--METADATA-->
      <text:p text:style-name="P4">
<draw:frame draw:style-name="fr1" draw:name="Image58" text:anchor-type="as-char" svg:width="6.9236in" svg:height="3.956343in" draw:z-index="0">
<draw:image xlink:href="../Images/yкринформ/2023-05-06T-19-57-00-03-00/630_360_1667124180-530.jpg" xlink:type="simple" xlink:show="embed" xlink:actuate="onLoad" draw:mime-type="image/jpeg"/>
</draw:frame>
乌森地区是一群国家紧急情况服务部门的烟火技术，由于俄罗斯无人机炸药的释放而丧生，执法人员开始了一项预审之前的调查。</text:p>
      <text:p text:style-name="P4">
根据乌克林福姆的说法，检察官办公室在[]中报道(https://www.facebook.com/pgo.gov.ua/posts/pfbid03cqdeDKo1PWE8PwEy3ifgxX6zeARqdMewciimev9oGHtkjjzEMKGwSpAEPKNMVMYl).</text:p>
      <text:p text:style-name="P4">
Провадження відкрите за фактом порушення законів і звичаїв війни, поєднаного зумисним вбивством (艺术的第2部分。 乌克兰《刑法》的438).</text:p>
      <text:p text:style-name="P4">
За попередніми даними, 6 травня російські військові скинули з безпілотника <text:a xlink:type="simple" xlink:href="https://www.ukrinform.ua/tag-vibuhivka" text:style-name="Internet_20_link" text:visited-style-name="Visited_20_Internet_20_Link">
</text:a>
一个在定居点附近工作的烟火集团的主题。 在现场，发现了六个死者 - 他们是SES的雇员。</text:p>
      <text:p text:style-name="P4">
两次重伤被送往医院。</text:p>
      <text:p text:style-name="P4">
<text:span text:style-name="T4">
另请阅读：</text:span>
 <text:span text:style-name="T4">
 <text:a xlink:type="simple" xlink:href="https://www.ukrinform.ua/rubric-regions/3705577-na-kiivsini-traktorist-pidirvavsa-na-protitankovij-mini.html" text:style-name="Internet_20_link" text:visited-style-name="Visited_20_Internet_20_Link">
</text:a>
</text:span>
</text:p>
      <text:p text:style-name="P4">
采取优先措施记录俄罗斯联邦军队犯下的罪行。</text:p>
      <text:p text:style-name="P4">
如报道<text:a xlink:type="simple" xlink:href="https://www.ukrinform.ua/rubric-ato/3705722-na-hersonsini-pid-cas-rozminuvanna-pirotehniki-potrapili-pid-obstril-sestero-zagiblih.html" text:style-name="Internet_20_link" text:visited-style-name="Visited_20_Internet_20_Link">
</text:a>
，在赫尔森地区，在执行烟火技术的任务期间，他们被解雇了，六名专家被杀。</text:p>
      <text:p text:style-name="P4">
News Source: <text:a xlink:type="simple" xlink:href="https://www.ukrinform.ua/rubric-ato/3705768-pirotehniki-na-hersonsini-zaginuli-cerez-skidanna-vibuhivki-z-bezpilotnika.html" text:style-name="Internet_20_link" text:visited-style-name="Visited_20_Internet_20_Link">
https://www.ukrinform.ua/rubric-ato/3705768-pirotehniki-na-hersonsini-zaginuli-cerez-skidanna-vibuhivki-z-bezpilotnika.html</text:a>
</text:p>
      <!--NEWS-->
      <text:h text:style-name="P10" text:outline-level="1">
<text:span text:style-name="T4">
Yermak：新Jamala专辑中的歌曲将是克里米亚回归之前的保证</text:span>
</text:h>
      <text:p text:style-name="P4">
作者: Ukrinform (Person)</text:p>
      <text:p text:style-name="P4">
出版商: Укринформ (Organization)</text:p>
      <text:p text:style-name="P4">
出版时间: 2023-05-06T-21:43:00+03:00</text:p>
      <text:p text:style-name="P4">
修改时间: 2023-05-06T22:43:00+03:00</text:p>
      <text:p text:style-name="P4">
描述: 总统办公室主管Andriy Yermak坚信新的Jamala Qirim专辑中的歌曲将在克里米亚回来之前成为Signposts。  - 乌克林。</text:p>
      <text:p text:style-name="P4">
图片: ["<text:a xlink:type="simple" xlink:href="https://static.ukrinform.com/photos/2023_05/thumb_files/630_360_1683402237-872.jpg" text:style-name="Internet_20_link" text:visited-style-name="Visited_20_Internet_20_Link">
630_360_16834...</text:a>
"]</text:p>
      <text:p text:style-name="P4">
标签: ['Джамала', 'Крим', 'Культура', 'Єрмак']</text:p>
      <text:p text:style-name="P4">
类型: Article</text:p>
      <!--METADATA-->
      <text:p text:style-name="P4">
<draw:frame draw:style-name="fr1" draw:name="Image59" text:anchor-type="as-char" svg:width="6.9236in" svg:height="3.956343in" draw:z-index="0">
<draw:image xlink:href="../Images/yкринформ/2023-05-06T-21-43-00-03-00/630_360_1683402237-872.jpg" xlink:type="simple" xlink:show="embed" xlink:actuate="onLoad" draw:mime-type="image/jpeg"/>
</draw:frame>
总统领导力安德里·耶尔马克(Andriy Yermak)坚信，新的Jamalqrim专辑中的歌曲将在克里米亚回来之前得到保证。</text:p>
      <text:p text:style-name="P4">
正如乌克林福姆报道的那样，他在[]中撰写了有关它的文章(https://t.me/ermaka2022/2610)。</text:p>
      <text:p text:style-name="P4">
““实现真理的斗争从来都不是一件简单的事情。”贾马拉说了一张新的Qirim专辑。这些是非常强烈的话。这是一张非常强烈的演讲。而且是一张很强的专辑，我向Jamal表示祝贺。” Ermak。</text:p>
      <text:p text:style-name="P4">
<text:span text:style-name="T4">
另请阅读：</text:span>
 <text:span text:style-name="T4">
 <text:a xlink:type="simple" xlink:href="https://www.ukrinform.ua/rubric-culture/3705402-dzamala-prezentuvala-albom-qirim-zi-starovinnimi-krimskotatarskimi-pisnami.html" text:style-name="Internet_20_link" text:visited-style-name="Visited_20_Internet_20_Link">
</text:a>
</text:span>
</text:p>
      <text:p text:style-name="P4">
据他说，这张专辑显示了世界，尽管试图翻译克里米亚的历史，但乌克兰人将不允许忘记真相。</text:p>
      <text:p text:style-name="P4">
“我确定这张专辑中的歌曲将在克里米亚人返回之前是路标。乌克兰。我们等待这张专辑的发行并等待。现在我们正在等待<text:span text:style-name="T4">
 <text:a xlink:type="simple" xlink:href="https://www.ukrinform.ua/rubric-crimea" text:style-name="Internet_20_link" text:visited-style-name="Visited_20_Internet_20_Link">
</text:a>
</text:span>
”， -  op的声明。</text:p>
      <text:p text:style-name="P4">
据乌克林福姆报道，前几天，乌克兰歌手贾马尔(Jamal)介绍了一张新的专辑Qirim，其中包括克里米亚塔塔尔人(Crimean Tatar People)的古代歌曲。</text:p>
      <text:p text:style-name="P4">
News Source: <text:a xlink:type="simple" xlink:href="https://www.ukrinform.ua/rubric-crimea/3705774-ermak-pisni-z-novogo-albomu-dzamali-stanut-dorogovkazami-do-povernenna-krimu-dodomu.html" text:style-name="Internet_20_link" text:visited-style-name="Visited_20_Internet_20_Link">
https://www.ukrinform.ua/rubric-crimea/3705774-ermak-pisni-z-novogo-albomu-dzamali-stanut-dorogovkazami-do-povernenna-krimu-dodomu.html</text:a>
</text:p>
      <!--NEWS-->
      <text:h text:style-name="P10" text:outline-level="1">
<text:span text:style-name="T4">
普里戈金的陈述是俄罗斯始于俄罗斯的内部战争的体现</text:span>
</text:h>
      <text:p text:style-name="P4">
作者: Ukrinform (Person)</text:p>
      <text:p text:style-name="P4">
出版商: Укринформ (Organization)</text:p>
      <text:p text:style-name="P4">
出版时间: 2023-05-06T-23:37:00+03:00</text:p>
      <text:p text:style-name="P4">
修改时间: 2023-05-06T22:37:00+03:00</text:p>
      <text:p text:style-name="P4">
描述: 私人军事公司“ Wagner” Yevgeny Prigogine负责从Bakhmut撤军的威胁只是俄罗斯始于俄罗斯的内部战争的一种表现。  - 乌克林。</text:p>
      <text:p text:style-name="P4">
图片: ["<text:a xlink:type="simple" xlink:href="https://static.ukrinform.com/photos/2022_11/thumb_files/630_360_1669378256-680.jpg" text:style-name="Internet_20_link" text:visited-style-name="Visited_20_Internet_20_Link">
630_360_16693...</text:a>
"]</text:p>
      <text:p text:style-name="P4">
标签: ['Бахмут', 'Пригожин', 'Подоляк', 'Війна з росією', 'Єдині новини']</text:p>
      <text:p text:style-name="P4">
类型: Article</text:p>
      <!--METADATA-->
      <text:p text:style-name="P4">
<draw:frame draw:style-name="fr1" draw:name="Image60" text:anchor-type="as-char" svg:width="6.9236in" svg:height="3.956343in" draw:z-index="0">
<draw:image xlink:href="../Images/yкринформ/2023-05-06T-23-37-00-03-00/630_360_1669378256-680.jpg" xlink:type="simple" xlink:show="embed" xlink:actuate="onLoad" draw:mime-type="image/jpeg"/>
</draw:frame>
Yevgeny Prigogin对从Bakhmut撤离雇佣军的私人军事公司“ Wagner”的威胁只是俄罗斯内部战争的一种表现之一。</text:p>
      <text:p text:style-name="P4">
根据乌克林福姆(Ukrinform)的说法，总统办公室主管Mikhailopodolyak的顾问在Tele Scale“ One News”中说了这一点。</text:p>
      <text:p text:style-name="P4">
“普里戈宁并不是当今的垄断者，他以前曾是解决第三国某些重要问题的军事体系中非常重要的组成部分。 Prigogine不再获得预算融资，由于国防部而没有获得资源。” Podolyak说。</text:p>
      <text:p text:style-name="P4">
<text:span text:style-name="T4">
另请阅读：</text:span>
 <text:span text:style-name="T4">
 <text:a xlink:type="simple" xlink:href="https://www.ukrinform.ua/rubric-ato/3705703-u-minoboroni-zaklikali-ne-sukati-glibokih-sensiv-u-zaavah-rosijskih-vatazkiv.html" text:style-name="Internet_20_link" text:visited-style-name="Visited_20_Internet_20_Link">
</text:a>
 </text:span>
</text:p>
      <text:p text:style-name="P4">
За його словами, пригожин не має прямих комунікацій з кремлем, а погрозививоду його найманців з Бахмута є тільки одним з проявів внутрішньої війни,яка розпочалася в росії. Зокрема, в росії зараз формується багато «маленькихкланів, і всі ці клани у великому клані путіна».</text:p>
      <text:p text:style-name="P4">
«І всі ці маленькі клани сьогодні шукають можливість «спригнути» звідповідальності разом з путіним і перекласти її на когось. І для цього їмтреба поступово знищувати один одного чи перекидати публічну відповідальністьза провалені плани атаки на Україну», – додав Подоляк.</text:p>
      <text:p text:style-name="P4">
<text:span text:style-name="T4">
Читайте також:</text:span>
 <text:span text:style-name="T4">
<text:a xlink:type="simple" xlink:href="https://www.ukrinform.ua/rubric-ato/3704222-proval-svo-zmusue-rosijskih-pridvornih-savok-sukati-novih-pokroviteliv.html" text:style-name="Internet_20_link" text:visited-style-name="Visited_20_Internet_20_Link">
 </text:a>
</text:span>
</text:p>
      <text:p text:style-name="P4">
据报道，前几天，私人军事公司“瓦格纳”的负责人<text:span text:style-name="T4">
 <text:a xlink:type="simple" xlink:href="https://www.ukrinform.ua/tag-prigozin" text:style-name="Internet_20_link" text:visited-style-name="Visited_20_Internet_20_Link">
</text:a>
</text:span>
他说，自5月10日以来，他将获得顿涅茨克地区的雇佣军的战斗。 他呼吁俄罗斯国防部给他们足够的弹药。</text:p>
      <text:p text:style-name="P4">
<text:span text:style-name="T4">
另请阅读：</text:span>
 <text:span text:style-name="T4">
 <text:a xlink:type="simple" xlink:href="https://www.ukrinform.ua/rubric-ato/3702671-prigozin-boitsa-kontratak-zsu-u-bahmuti-institut-vivcenna-vijni.html" text:style-name="Internet_20_link" text:visited-style-name="Visited_20_Internet_20_Link">
</text:a>
</text:span>
</text:p>
      <text:p text:style-name="P4">
这种威胁已成为该群体与莫斯科军事领导人之间多年仇恨的最后一集。</text:p>
      <text:p text:style-name="P4">
News Source: <text:a xlink:type="simple" xlink:href="https://www.ukrinform.ua/rubric-ato/3705773-zaavi-prigozina-e-proavom-vnutrisnoi-vijni-aka-rozpocalasa-v-rosii-podolak.html" text:style-name="Internet_20_link" text:visited-style-name="Visited_20_Internet_20_Link">
https://www.ukrinform.ua/rubric-ato/3705773-zaavi-prigozina-e-proavom-vnutrisnoi-vijni-aka-rozpocalasa-v-rosii-podolak.html</text:a>
</text:p>
      <!--NEWS-->
      <text:h text:style-name="P10" text:outline-level="1">
<text:span text:style-name="T4">
在大多数地区焦虑中：入侵者提出航空，发射导弹</text:span>
</text:h>
      <text:p text:style-name="P4">
作者: Ukrinform (Person)</text:p>
      <text:p text:style-name="P4">
出版商: Укринформ (Organization)</text:p>
      <text:p text:style-name="P4">
出版时间: 2023-05-06T-25:26:00+03:00</text:p>
      <text:p text:style-name="P4">
修改时间: 2023-05-06T22:26:00+03:00</text:p>
      <text:p text:style-name="P4">
描述: 在5月6日晚上，在大多数地区，宣布了空气警报。 这样做的原因是，俄罗斯被轰炸机，尤其是X-22导弹的载体抬起空中。  - 乌克林。</text:p>
      <text:p text:style-name="P4">
图片: ["<text:a xlink:type="simple" xlink:href="https://static.ukrinform.com/photos/2018_10/thumb_files/630_360_1538997471-852.jpg" text:style-name="Internet_20_link" text:visited-style-name="Visited_20_Internet_20_Link">
630_360_15389...</text:a>
", "<text:a xlink:type="simple" xlink:href="https://static.ukrinform.com/photos/2023_05/1683401202-240.jpg" text:style-name="Internet_20_link" text:visited-style-name="Visited_20_Internet_20_Link">
1683401202-24...</text:a>
"]</text:p>
      <text:p text:style-name="P4">
标签: ['Обстріл', 'Агресія РФ', 'Війна з росією', 'Повітряна тривога']</text:p>
      <text:p text:style-name="P4">
类型: Article</text:p>
      <!--METADATA-->
      <text:p text:style-name="P4">
<draw:frame draw:style-name="fr1" draw:name="Image61" text:anchor-type="as-char" svg:width="6.9236in" svg:height="3.956343in" draw:z-index="0">
<draw:image xlink:href="../Images/yкринформ/2023-05-06T-25-26-00-03-00/630_360_1538997471-852.jpg" xlink:type="simple" xlink:show="embed" xlink:actuate="onLoad" draw:mime-type="image/jpeg"/>
</draw:frame>
晚上，空气警报宣布了又有第六个区域。 这样做的原因是俄罗斯已经取消了轰炸机，其中包括X-22导弹的载体。</text:p>
      <text:p text:style-name="P4">
乌克林向[]报告(https://alerts.in.ua)润肤室。</text:p>
      <text:p text:style-name="P4">
<draw:frame draw:style-name="fr1" draw:name="Image62" text:anchor-type="as-char" svg:width="6.9236in" svg:height="4.320839in" draw:z-index="0">
<draw:image xlink:href="../Images/yкринформ/2023-05-06T-25-26-00-03-00/1683401202-240.jpg" xlink:type="simple" xlink:show="embed" xlink:actuate="onLoad" draw:mime-type="image/jpeg"/>
</draw:frame>
监测小组报告说，TU-22M3，Carrier X-22在俄罗斯飞行。</text:p>
      <text:p text:style-name="P4">
还观察到了不久的将来，俄罗斯战术航空在布莱恩斯克地区的活动，苏米地区的埃兹拉兹罗扎(Ezlazhroza)。</text:p>
      <text:p text:style-name="P4">
我们将提醒：最近在DNIEPER爆炸中。 目前，该地区一直感到震惊。</text:p>
      <text:p text:style-name="P4">
News Source: <text:a xlink:type="simple" xlink:href="https://www.ukrinform.ua/rubric-ato/3705772-u-bilsosti-regioniv-trivoga-zagarbniki-pidnali-aviaciu-mozlivij-zapusk-raket.html" text:style-name="Internet_20_link" text:visited-style-name="Visited_20_Internet_20_Link">
https://www.ukrinform.ua/rubric-ato/3705772-u-bilsosti-regioniv-trivoga-zagarbniki-pidnali-aviaciu-mozlivij-zapusk-raket.html</text:a>
</text:p>
      <!--NEWS-->
      <text:h text:style-name="P10" text:outline-level="1">
<text:span text:style-name="T4">
施旺特克（Schwontek）让位给马德里的比赛决赛</text:span>
</text:h>
      <text:p text:style-name="P4">
作者: Ukrinform (Person)</text:p>
      <text:p text:style-name="P4">
出版商: Укринформ (Organization)</text:p>
      <text:p text:style-name="P4">
出版时间: 2023-05-06T-27:21:00+03:00</text:p>
      <text:p text:style-name="P4">
修改时间: 2023-05-06T22:21:00+03:00</text:p>
      <text:p text:style-name="P4">
描述: 波尔卡在三盘比赛中输掉了索博伦科。  - 乌克林。</text:p>
      <text:p text:style-name="P4">
图片: ["<text:a xlink:type="simple" xlink:href="https://static.ukrinform.com/photos/2023_05/thumb_files/630_360_1683400619-789.jpg" text:style-name="Internet_20_link" text:visited-style-name="Visited_20_Internet_20_Link">
630_360_16834...</text:a>
"]</text:p>
      <text:p text:style-name="P4">
标签: ['Теніс']</text:p>
      <text:p text:style-name="P4">
类型: Article</text:p>
      <!--METADATA-->
      <text:p text:style-name="P4">
<draw:frame draw:style-name="fr1" draw:name="Image63" text:anchor-type="as-char" svg:width="6.9236in" svg:height="3.956343in" draw:z-index="0">
<draw:image xlink:href="../Images/yкринформ/2023-05-06T-27-21-00-03-00/630_360_1683400619-789.jpg" xlink:type="simple" xlink:show="embed" xlink:actuate="onLoad" draw:mime-type="image/jpeg"/>
</draw:frame>
Polkanovanenko三套。</text:p>
      <text:p text:style-name="P4">
Iga Schwontek世界的第一个球拍(波兰)在马德里的WTA 1000系列赛上无法赢得奖杯(西班牙)，报道乌克林福姆。</text:p>
      <text:p text:style-name="P4">
在比赛的决赛中，波兰网球运动员三盘失去了Arini Sobolenko(WTA 2)-3：6，6：3，4：6。</text:p>
      <text:p text:style-name="P4">
比赛持续了2小时27分钟。</text:p>
      <text:p text:style-name="P4">
Schwontec在过去的10场比赛中遭受了第一次失败。 在西班牙首都锦标赛之前，施旺特克在斯图加特赢得了WTA 500冠军，击败了同样的Sobolenko。</text:p>
      <text:p text:style-name="P4">
<text:span text:style-name="T4">
另请阅读：</text:span>
 <text:a xlink:type="simple" xlink:href="https://www.ukrinform.ua/rubric-sports/3705724-ukrainka-svitolina-zupinilasa-u-pivfinali-turniru-wta-125-u-francii.html" text:style-name="Internet_20_link" text:visited-style-name="Visited_20_Internet_20_Link">
<text:span text:style-name="T4">
 LED </text:span>
</text:a>
正如乌克林福姆报道的那样，埃利娜·斯维托利纳(Elina Svitolina)输给了法国WTA 125锦标赛决赛的美国人史蒂文斯(Stevens)B1/2。</text:p>
      <text:p text:style-name="P4">
照片：盖蒂图像</text:p>
      <text:p text:style-name="P4">
News Source: <text:a xlink:type="simple" xlink:href="https://www.ukrinform.ua/rubric-sports/3705770-svontek-postupilas-u-finali-turniru-v-madridi.html" text:style-name="Internet_20_link" text:visited-style-name="Visited_20_Internet_20_Link">
https://www.ukrinform.ua/rubric-sports/3705770-svontek-postupilas-u-finali-turniru-v-madridi.html</text:a>
</text:p>
      <!--NEWS-->
      <text:h text:style-name="P10" text:outline-level="1">
<text:span text:style-name="T4">
在俄罗斯联邦的Sverdlovsk地区用火药燃烧仓库，宣布了撤离</text:span>
</text:h>
      <text:p text:style-name="P4">
作者: Ukrinform (Person)</text:p>
      <text:p text:style-name="P4">
出版商: Укринформ (Organization)</text:p>
      <text:p text:style-name="P4">
出版时间: 2023-05-06T-29:16:00+03:00</text:p>
      <text:p text:style-name="P4">
修改时间: 2023-05-06T22:16:00+03:00</text:p>
      <text:p text:style-name="P4">
描述: 由于俄罗斯的Pervomaisky Sverdlovsk村庄的森林大火，带着火药的仓库。 该地区的当局开始撤离该定居点居民。  - 乌克林。</text:p>
      <text:p text:style-name="P4">
图片: ["<text:a xlink:type="simple" xlink:href="https://static.ukrinform.com/photos/2023_05/thumb_files/630_360_1683400566-195.jpg" text:style-name="Internet_20_link" text:visited-style-name="Visited_20_Internet_20_Link">
630_360_16834...</text:a>
"]</text:p>
      <text:p text:style-name="P4">
标签: ['Артсклад', 'Пожежа', 'росія']</text:p>
      <text:p text:style-name="P4">
类型: Article</text:p>
      <!--METADATA-->
      <text:p text:style-name="P4">
<draw:frame draw:style-name="fr1" draw:name="Image64" text:anchor-type="as-char" svg:width="6.9236in" svg:height="3.956343in" draw:z-index="0">
<draw:image xlink:href="../Images/yкринформ/2023-05-06T-29-16-00-03-00/630_360_1683400566-195.jpg" xlink:type="simple" xlink:show="embed" xlink:actuate="onLoad" draw:mime-type="image/jpeg"/>
</draw:frame>
由于俄罗斯的Pervomaisky Sverdlovsk村庄的森林大火，带着火药的仓库。 该地区的当局开始撤离该定居点居民。</text:p>
      <text:p text:style-name="P4">
这是俄罗斯宣传资源的报道<text:a xlink:type="simple" xlink:href="https://t.me/tass_agency/190888" text:style-name="Internet_20_link" text:visited-style-name="Visited_20_Internet_20_Link">
</text:a>
据报道，关于紧急服务。</text:p>
      <text:p text:style-name="P4">
据宣传员说，大火威胁着18个相邻的仓库，这也保护了火药。</text:p>
      <text:p text:style-name="P4">
<text:span text:style-name="T4">
另请阅读：</text:span>
 <text:span text:style-name="T4">
 <text:a xlink:type="simple" xlink:href="https://www.ukrinform.ua/rubric-world/3704508-u-rosii-vnoci-stalisa-pozezi-na-dvoh-naftopererobnih-zavodah.html" text:style-name="Internet_20_link" text:visited-style-name="Visited_20_Internet_20_Link">
</text:a>
</text:span>
</text:p>
      <text:p text:style-name="P4">
当局已经开始撤离Pervomaisky的居民。 俄罗斯公共汽车和个人运输。 大约有400人居住在决定需要去的村庄。</text:p>
      <text:p text:style-name="P4">
今天在俄罗斯航空学委员会的网站上<text:a xlink:type="simple" xlink:href="https://aviales.ru/popup.aspx" text:style-name="Internet_20_link" text:visited-style-name="Visited_20_Internet_20_Link">
</text:a>
在Sverdlovsk地区，在森林基金的土地上燃烧了37次大火，该广场被大火传播，12 084公顷。</text:p>
      <text:p text:style-name="P4">
回想：在俄罗斯的星期四晚上，有<text:span text:style-name="T4">
 <text:a xlink:type="simple" xlink:href="https://www.ukrinform.ua/tag-pozeza" text:style-name="Internet_20_link" text:visited-style-name="Visited_20_Internet_20_Link">
</text:a>
</text:span>
在两个炼油厂 -  Urostov地区和Krasnodar地区。</text:p>
      <text:p text:style-name="P4">
News Source: <text:a xlink:type="simple" xlink:href="https://www.ukrinform.ua/rubric-world/3705769-u-sverdlovskij-oblasti-rf-gorat-skladi-z-porohom-ogolosena-evakuacia.html" text:style-name="Internet_20_link" text:visited-style-name="Visited_20_Internet_20_Link">
https://www.ukrinform.ua/rubric-world/3705769-u-sverdlovskij-oblasti-rf-gorat-skladi-z-porohom-ogolosena-evakuacia.html</text:a>
</text:p>
      <!--NEWS-->
      <text:h text:style-name="P10" text:outline-level="1">
<text:span text:style-name="T4">
敌人每天在Sumy地区开火11次</text:span>
</text:h>
      <text:p text:style-name="P4">
作者: Ukrinform (Person)</text:p>
      <text:p text:style-name="P4">
出版商: Укринформ (Organization)</text:p>
      <text:p text:style-name="P4">
出版时间: 2023-05-06T-32:57:00+03:00</text:p>
      <text:p text:style-name="P4">
修改时间: 2023-05-06T21:57:00+03:00</text:p>
      <text:p text:style-name="P4">
描述: 5月6日星期六，俄罗斯联邦的部队在苏米地区的不同类型的武器边界定居点袭击了11次，记录了84起爆炸。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65" text:anchor-type="as-char" svg:width="6.9236in" svg:height="3.956343in" draw:z-index="0">
<draw:image xlink:href="../Images/yкринформ/2023-05-06T-32-57-00-03-00/630_360_1640330796-210.jpeg" xlink:type="simple" xlink:show="embed" xlink:actuate="onLoad" draw:mime-type="image/jpeg"/>
</draw:frame>
5月6日星期六，俄罗斯联邦从苏米地区的不同类型的武器边界定居点袭击了11次，通常记录了84次爆炸。</text:p>
      <text:p text:style-name="P4">
根据乌克林福姆的说法，Sumy地区军事行政部门在[]中报道了(https://t.me/Sumy_news_ODA/15989)。</text:p>
      <text:p text:style-name="P4">
特别是在Belopil社区入侵者<text:a xlink:type="simple" xlink:href="https://www.ukrinform.ua/tag-obstril" text:style-name="Internet_20_link" text:visited-style-name="Visited_20_Internet_20_Link">
</text:a>
来自迫击炮和炮兵 -  28和三爆炸发生了。 由于私人拥有的迫击炮炮击之一。</text:p>
      <text:p text:style-name="P4">
Novoslobid社区遭受了俄罗斯人的打击 - 听到了12个刀片。</text:p>
      <text:p text:style-name="P4">
在Miropil社区，敌人击中了画架手榴弹发射器(ths)发生了一次爆炸。</text:p>
      <text:p text:style-name="P4">
27个矿山被扔进了Velikopysariv社区的领土。 埃斯曼社区也从俄罗斯砂浆中解雇了四次爆炸。</text:p>
      <text:p text:style-name="P4">
<text:span text:style-name="T4">
另请阅读：</text:span>
 <text:a xlink:type="simple" xlink:href="https://www.ukrinform.ua/rubric-ato/3705749-vorog-uden-obstrilav-nikopolskij-rajon-iz-gradiv-i-vazkoi-artilerii-semero-postrazdalih.html" text:style-name="Internet_20_link" text:visited-style-name="Visited_20_Internet_20_Link">
<text:span text:style-name="T4">
射击</text:span>
</text:a>
Zivob-Novgorod社区袭击了敌方炮兵的9次爆炸。</text:p>
      <text:p text:style-name="P4">
据乌克林福姆报道，在5月5日，在俄罗斯军队的罢工下是苏米地区的边境社区。 总共记录了9次亮相和33起爆炸。</text:p>
      <text:p text:style-name="P4">
News Source: <text:a xlink:type="simple" xlink:href="https://www.ukrinform.ua/rubric-ato/3705766-vorog-za-dobu-11-raziv-obstrilav-prikordonna-sumsini.html" text:style-name="Internet_20_link" text:visited-style-name="Visited_20_Internet_20_Link">
https://www.ukrinform.ua/rubric-ato/3705766-vorog-za-dobu-11-raziv-obstrilav-prikordonna-sumsini.html</text:a>
</text:p>
      <!--NEWS-->
      <text:h text:style-name="P10" text:outline-level="1">
<text:span text:style-name="T4">
波多克（Podolyak</text:span>
</text:h>
      <text:p text:style-name="P4">
作者: Ukrinform (Person)</text:p>
      <text:p text:style-name="P4">
出版商: Укринформ (Organization)</text:p>
      <text:p text:style-name="P4">
出版时间: 2023-05-06T-34:48:00+03:00</text:p>
      <text:p text:style-name="P4">
修改时间: 2023-05-06T21:48:00+03:00</text:p>
      <text:p text:style-name="P4">
描述: 反乌克兰宣传家扎卡·普里列平的爆炸是一种内部升级的尝试，应有助于俄罗斯维持对人口和精英的控制。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Прилєпін', 'Пропаганда', 'росія', 'Замах', 'Подоляк', 'Єдині новини']</text:p>
      <text:p text:style-name="P4">
类型: Article</text:p>
      <!--METADATA-->
      <text:p text:style-name="P4">
<draw:frame draw:style-name="fr1" draw:name="Image66" text:anchor-type="as-char" svg:width="6.9236in" svg:height="3.956343in" draw:z-index="0">
<draw:image xlink:href="../Images/yкринформ/2023-05-06T-34-48-00-03-00/630_360_1669378255-230.jpg" xlink:type="simple" xlink:show="embed" xlink:actuate="onLoad" draw:mime-type="image/jpeg"/>
</draw:frame>
反乌克兰宣传的炸药Zakhar Prilepin是一种内部援助的尝试，应有助于俄罗斯维持对人口和精英的控制。</text:p>
      <text:p text:style-name="P4">
根据乌克林福姆(Ukrinform)的说法，总统办公室主管Mikhailopodolyak的顾问在Tele Scale“ One News”中说了这一点。</text:p>
      <text:p text:style-name="P4">
“奇怪的事件是，在前线上没有影响前线的人，特别是在国内市场中的适度信息，即这些宣传者，最小化的是一个大型升级计划。 它针对内部市场，至少是由俄罗斯联邦的特殊服务来照顾的。 他们之所以需要它，是因为他们逐渐失去了对垂直管理的管理，失去了对俄罗斯正在发生的事情的控制，” Podolyak说。</text:p>
      <text:p text:style-name="P4">
<text:span text:style-name="T4">
另请阅读：</text:span>
 <text:span text:style-name="T4">
 <text:a xlink:type="simple" xlink:href="https://www.ukrinform.ua/rubric-ato/3705756-u-sbu-prokomentuvali-vibuh-masini-prilepina.html" text:style-name="Internet_20_link" text:visited-style-name="Visited_20_Internet_20_Link">
</text:a>
</text:span>
</text:p>
      <text:p text:style-name="P4">
据他说，他们试图通过恐惧升级来维持对俄罗斯空间的控制，因为正是通过这种情感，俄罗斯才可以团结人口。</text:p>
      <text:p text:style-name="P4">
“这样的事件有一些精英。 例如，为了不开始开始，如何在没有普京的情况下摆脱这种情况。 这应吸引俄罗斯某些过程的控制。 因此，例如不再尝试内部升级的尝试，但不再是。” Podolyak补充说。</text:p>
      <text:p text:style-name="P4">
<text:span text:style-name="T4">
另请阅读：</text:span>
 <text:span text:style-name="T4">
 <text:a xlink:type="simple" xlink:href="https://www.ukrinform.ua/rubric-world/3705691-u-rosii-zatrimali-pidozruvanogo-u-zamahu-na-prilepina.html" text:style-name="Internet_20_link" text:visited-style-name="Visited_20_Internet_20_Link">
</text:a>
</text:span>
</text:p>
      <text:p text:style-name="P4">
据报道，5月6日，在尼兹尼·诺夫哥罗德地区的伯斯基地区，据报道，反乌克兰宣传家Zakhar Pelpinovka的汽车据报道。 驾驶员死了，本人<text:span text:style-name="T4">
 <text:a xlink:type="simple" xlink:href="https://www.ukrinform.ua/tag-prilepin" text:style-name="Internet_20_link" text:visited-style-name="Visited_20_Internet_20_Link">
</text:a>
</text:span>
他受到了严重伤害，应该操作。 俄罗斯联邦的调查委员会违反了与恐怖袭击有关的爆炸性刑事案件有关的。</text:p>
      <text:p text:style-name="P4">
后来，他报道说，亚历山大·佩里亚科夫(Alexander Permyakov)被拘留在抗乌克兰宣传家Zakhar Prylepin的Prozami案中，<text:span text:style-name="T4">
 _ <text:a xlink:type="simple" xlink:href="https://www.ukrinform.ua/rubric-world/3705746-zamah-na-prilepina-slidkom-rf-zaaviv-so-zatrimanij-u-spravi-dav-svidcenna.html" text:style-name="Internet_20_link" text:visited-style-name="Visited_20_Internet_20_Link">
</text:a>
_ </text:span>
</text:p>
      <text:p text:style-name="P4">
News Source: <text:a xlink:type="simple" xlink:href="https://www.ukrinform.ua/rubric-ato/3705764-podolak-nazvav-vibuh-masini-prilepina-sprobou-vnutrisnoi-eskalacii-u-rf.html" text:style-name="Internet_20_link" text:visited-style-name="Visited_20_Internet_20_Link">
https://www.ukrinform.ua/rubric-ato/3705764-podolak-nazvav-vibuh-masini-prilepina-sprobou-vnutrisnoi-eskalacii-u-rf.html</text:a>
</text:p>
      <!--NEWS-->
      <text:h text:style-name="P10" text:outline-level="1">
<text:span text:style-name="T4">
APL：萨拉（Salah）的进球使利物浦（Liverpool）击败了布伦特福德（Brentford）</text:span>
</text:h>
      <text:p text:style-name="P4">
作者: Ukrinform (Person)</text:p>
      <text:p text:style-name="P4">
出版商: Укринформ (Organization)</text:p>
      <text:p text:style-name="P4">
出版时间: 2023-05-06T-36:41:00+03:00</text:p>
      <text:p text:style-name="P4">
修改时间: 2023-05-06T21:41:00+03:00</text:p>
      <text:p text:style-name="P4">
描述: “红色”接近前4名。  - 乌克林。</text:p>
      <text:p text:style-name="P4">
图片: ["<text:a xlink:type="simple" xlink:href="https://static.ukrinform.com/photos/2023_05/thumb_files/630_360_1683398426-417.jpg" text:style-name="Internet_20_link" text:visited-style-name="Visited_20_Internet_20_Link">
630_360_16833...</text:a>
"]</text:p>
      <text:p text:style-name="P4">
标签: ['Футбол', 'Ліверпуль', 'АПЛ']</text:p>
      <text:p text:style-name="P4">
类型: Article</text:p>
      <!--METADATA-->
      <text:p text:style-name="P4">
<draw:frame draw:style-name="fr1" draw:name="Image67" text:anchor-type="as-char" svg:width="6.9236in" svg:height="3.956343in" draw:z-index="0">
<draw:image xlink:href="../Images/yкринформ/2023-05-06T-36-41-00-03-00/630_360_1683398426-417.jpg" xlink:type="simple" xlink:show="embed" xlink:actuate="onLoad" draw:mime-type="image/jpeg"/>
</draw:frame>
“红色”接近前4名。</text:p>
      <text:p text:style-name="P4">
据乌克林福姆报道，在利物浦锦标赛第35轮比赛的比赛中，布伦特福德的最低传球得分为1-0。</text:p>
      <text:p text:style-name="P4">
决斗中唯一的进球是在上半场得分的 - 穆罕默德·萨拉赫(Mohammed Salah)被区分了。甚至在休息之前，帐户也被阐述了，但大门被取消了。 下半场记分牌上的分数没有改变。</text:p>
      <text:p text:style-name="P4">
利物浦在这场比赛后获得62分，在APL的转子表中排名第五，布伦特福德处于第九位。</text:p>
      <text:p text:style-name="P4">
在利物浦的下一轮中，冠军将在对阵莱斯特的比赛中比赛，布伦特福德将与西海姆一起比赛。</text:p>
      <text:p text:style-name="P4">
<text:span text:style-name="T4">
另请阅读：</text:span>
 <text:a xlink:type="simple" xlink:href="https://www.ukrinform.ua/rubric-sports/3705719-man-siti-peremig-lids-i-zmicniv-liderstvo-v-apl.html" text:style-name="Internet_20_link" text:visited-style-name="Visited_20_Internet_20_Link">
<text:span text:style-name="T4">
 apl </text:span>
</text:a>
正如乌克林福姆报道的那样，在热刺日的另一个垫子中，“水晶贝尔斯”(Crystal Peles) -  1：0克服了。</text:p>
      <text:p text:style-name="P4">
照片：盖蒂图像</text:p>
      <text:p text:style-name="P4">
News Source: <text:a xlink:type="simple" xlink:href="https://www.ukrinform.ua/rubric-sports/3705765-apl-gol-salaha-prinis-liverpulu-peremogu-nad-brentfordom.html" text:style-name="Internet_20_link" text:visited-style-name="Visited_20_Internet_20_Link">
https://www.ukrinform.ua/rubric-sports/3705765-apl-gol-salaha-prinis-liverpulu-peremogu-nad-brentfordom.html</text:a>
</text:p>
      <!--NEWS-->
      <text:h text:style-name="P10" text:outline-level="1">
<text:span text:style-name="T4">
索尔斯基宣布与摩尔多瓦的决定限制了乌克兰农业生产的进口</text:span>
</text:h>
      <text:p text:style-name="P4">
作者: Ukrinform (Person)</text:p>
      <text:p text:style-name="P4">
出版商: Укринформ (Organization)</text:p>
      <text:p text:style-name="P4">
出版时间: 2023-05-06T-38:33:00+03:00</text:p>
      <text:p text:style-name="P4">
修改时间: 2023-05-06T21:33:00+03:00</text:p>
      <text:p text:style-name="P4">
描述: 农业政策和食品部长Mykola Solsky在对Chisinau的工作访问中表示，他对摩尔多瓦的决定限制了从乌克兰谷物和油料种子中进口的决定。  - 乌克林。</text:p>
      <text:p text:style-name="P4">
图片: ["<text:a xlink:type="simple" xlink:href="https://static.ukrinform.com/photos/2023_01/thumb_files/630_360_1672835822-745.jpg" text:style-name="Internet_20_link" text:visited-style-name="Visited_20_Internet_20_Link">
630_360_16728...</text:a>
"]</text:p>
      <text:p text:style-name="P4">
标签: ['Економіка', 'Імпорт', 'Молдова', 'Україна', 'Сольський', 'Агропродукція']</text:p>
      <text:p text:style-name="P4">
类型: Article</text:p>
      <!--METADATA-->
      <text:p text:style-name="P4">
<draw:frame draw:style-name="fr1" draw:name="Image68" text:anchor-type="as-char" svg:width="6.9236in" svg:height="3.956343in" draw:z-index="0">
<draw:image xlink:href="../Images/yкринформ/2023-05-06T-38-33-00-03-00/630_360_1672835822-745.jpg" xlink:type="simple" xlink:show="embed" xlink:actuate="onLoad" draw:mime-type="image/jpeg"/>
</draw:frame>
年级政策和食品部长Mykola Solsky在Vitsyshyn的工作访问期间对摩尔多瓦的决定表示了分歧。</text:p>
      <text:p text:style-name="P4">
对这个 <text:a xlink:type="simple" xlink:href="https://minagro.gov.ua/news/ministr-mikola-solskij-zustrivsya-v-kishinevi-z-volodimirom-bolya" text:style-name="Internet_20_link" text:visited-style-name="Visited_20_Internet_20_Link">
 </text:a>
乌克林福姆报道，乌克兰的农业政策和食品部报道。</text:p>
      <text:p text:style-name="P4">
索尔斯基(Solsky)在与摩尔多瓦·弗拉迪米尔·博莱(Moldova Vladimir Boly)的摩尔多瓦·科里(Moldovan Corily)会面时发表了相应的声明。</text:p>
      <text:p text:style-name="P4">
“部长在摩尔多瓦方面的陈述是在暂时进口<text:span text:style-name="T4">
 []的意图之后去了摩尔多瓦。(https://www.ukrinform.ua/tag-agroprodukcia)</text:span>
来自乌克兰，就像一些欧盟国家以前所做的那样。 索尔斯基(Solsky)在摩尔多瓦(Moldova)的类似决定中表达了分歧。”</text:p>
      <text:p text:style-name="P4">
<text:span text:style-name="T4">
另请阅读：</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在会议期间，农业政策部负责人还指出，这样的决定的理由是难以理解的，因为乌克兰没有进口这些摩尔多瓦这些文化。</text:p>
      <text:p text:style-name="P4">
痛苦保证，乌克兰农产品通过摩尔多瓦的过境将完全。 谈判将继续。</text:p>
      <text:p text:style-name="P4">
<text:span text:style-name="T4">
另请阅读：</text:span>
 <text:span text:style-name="T4">
 <text:a xlink:type="simple" xlink:href="https://www.ukrinform.ua/rubric-ato/3705445-sandu-mi-v-bezpeci-lise-zavdaki-ukraini-rosia-pragne-vidroditi-srsr.html" text:style-name="Internet_20_link" text:visited-style-name="Visited_20_Internet_20_Link">
</text:a>
</text:span>
</text:p>
      <text:p text:style-name="P4">
正如乌克林福姆(Ukrinform)报道的那样，5月5日，在与欧盟代表团主席Janissa Mazeiks会面时，Pain宣布摩尔多瓦打算及时限制从乌克兰进口谷物和油籽的进口。</text:p>
      <text:p text:style-name="P4">
此前，欧盟委员会正式宣布了_ <text:span text:style-name="T4">
 []的引入(https://www.ukrinform.ua/rubric-economy/3703840-evrokomisia-zaboronila-import-okremih-agroproduktiv-z-ukraini.html)</text:span>
 _反对从乌克兰进口的，比较了乌克兰生产五个欧盟国家的农业产品的收到。</text:p>
      <text:p text:style-name="P4">
<text:span text:style-name="T4">
另请阅读：</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预防措施将与四种农产品有关：谷物，玉米，菜籽和葵花籽。</text:p>
      <text:p text:style-name="P4">
News Source: <text:a xlink:type="simple" xlink:href="https://www.ukrinform.ua/rubric-economy/3705761-solskij-zaaviv-pro-nezgodu-z-risennam-moldovi-obmeziti-import-ukrainskoi-agroprodukcii.html" text:style-name="Internet_20_link" text:visited-style-name="Visited_20_Internet_20_Link">
https://www.ukrinform.ua/rubric-economy/3705761-solskij-zaaviv-pro-nezgodu-z-risennam-moldovi-obmeziti-import-ukrainskoi-agroprodukcii.html</text:a>
</text:p>
      <!--NEWS-->
      <text:h text:style-name="P10" text:outline-level="1">
<text:span text:style-name="T4">
在俄罗斯奥伦堡（Orenburg）</text:span>
</text:h>
      <text:p text:style-name="P4">
作者: Ukrinform (Person)</text:p>
      <text:p text:style-name="P4">
出版商: Укринформ (Organization)</text:p>
      <text:p text:style-name="P4">
出版时间: 2023-05-06T-40:22:00+03:00</text:p>
      <text:p text:style-name="P4">
修改时间: 2023-05-06T21:22:00+03:00</text:p>
      <text:p text:style-name="P4">
描述: 在奥伦堡（Orenburg）的俄罗斯地区中心，一条连锁旋转木马在娱乐公园掉落，包括20人，包括儿童。  - 乌克林。</text:p>
      <text:p text:style-name="P4">
图片: ["<text:a xlink:type="simple" xlink:href="https://static.ukrinform.com/photos/2023_05/thumb_files/630_360_1683397348-534.jpg" text:style-name="Internet_20_link" text:visited-style-name="Visited_20_Internet_20_Link">
630_360_16833...</text:a>
"]</text:p>
      <text:p text:style-name="P4">
标签: ['Діти', 'Лікарня', 'росія', 'Атракціон']</text:p>
      <text:p text:style-name="P4">
类型: Article</text:p>
      <!--METADATA-->
      <text:p text:style-name="P4">
<draw:frame draw:style-name="fr1" draw:name="Image69" text:anchor-type="as-char" svg:width="6.9236in" svg:height="3.956343in" draw:z-index="0">
<draw:image xlink:href="../Images/yкринформ/2023-05-06T-40-22-00-03-00/630_360_1683397348-534.jpg" xlink:type="simple" xlink:show="embed" xlink:actuate="onLoad" draw:mime-type="image/jpeg"/>
</draw:frame>
休闲公园奥伦堡的乌罗斯地区中心倒下了旋转木马“链”，其中约有20人，包括儿童。</text:p>
      <text:p text:style-name="P4">
正如乌克林福姆报道的那样，它报告了<text:a xlink:type="simple" xlink:href="https://www.interfax.ru/russia/900444" text:style-name="Internet_20_link" text:visited-style-name="Visited_20_Internet_20_Link">
</text:a>
参考俄罗斯联邦卫生部。</text:p>
      <text:p text:style-name="P4">
根据该部门的新闻服务，在20名受害者中有12名儿童。 Naudybulator治疗被送8人，有12人住院给<text:a xlink:type="simple" xlink:href="https://www.ukrinform.ua/tag-bolnica" text:style-name="Internet_20_link" text:visited-style-name="Visited_20_Internet_20_Link">
</text:a>
奥伦堡，包括六个孩子。</text:p>
      <text:p text:style-name="P4">
一名处于极为严重的伤害的妇女是分离。 同样在严重的情况下，一个孩子的复苏也是10岁。 十种疗法接受创伤学病房的治疗。</text:p>
      <text:p text:style-name="P4">
<text:span text:style-name="T4">
另请阅读：</text:span>
 <text:a xlink:type="simple" xlink:href="https://www.ukrinform.ua/rubric-world/3705648-u-kanadi-pid-potagom-iz-nebezpecnim-vantazem-provalivsa-mist-castina-vagoniv-upala-v-ricku.html" text:style-name="Internet_20_link" text:visited-style-name="Visited_20_Internet_20_Link">
</text:a>
根据市政厅新闻服务的说法，机舱的倒塌是通过机制故障而发生的。</text:p>
      <text:p text:style-name="P4">
据报道，在[]的前夕(https://www.ukrinform.ua/rubric-world/3704633-u-nimeccini-poizd-naihav-na-grupu-zaliznicnikiv-dvoe-zagiblih.html)两个人被杀。</text:p>
      <text:p text:style-name="P4">
News Source: <text:a xlink:type="simple" xlink:href="https://www.ukrinform.ua/rubric-world/3705762-u-rosijskomu-orenburzi-vpala-karusel-20-postrazdalih.html" text:style-name="Internet_20_link" text:visited-style-name="Visited_20_Internet_20_Link">
https://www.ukrinform.ua/rubric-world/3705762-u-rosijskomu-orenburzi-vpala-karusel-20-postrazdalih.html</text:a>
</text:p>
      <!--NEWS-->
      <text:h text:style-name="P10" text:outline-level="1">
<text:span text:style-name="T4">
由于宣布俄罗斯人的撤离，宗教人形成了巨大的交通拥堵</text:span>
</text:h>
      <text:p text:style-name="P4">
作者: Ukrinform (Person)</text:p>
      <text:p text:style-name="P4">
出版商: Укринформ (Organization)</text:p>
      <text:p text:style-name="P4">
出版时间: 2023-05-06T-42:18:00+03:00</text:p>
      <text:p text:style-name="P4">
修改时间: 2023-05-06T21:18:00+03:00</text:p>
      <text:p text:style-name="P4">
描述: Chongar检查站已经形成了大量的汽车队列，试图离开Melitopol，因为占领者宣布的疏散入侵者。  - 乌克林。</text:p>
      <text:p text:style-name="P4">
图片: ["<text:a xlink:type="simple" xlink:href="https://static.ukrinform.com/photos/2023_05/thumb_files/630_360_1683396967-903.jpg" text:style-name="Internet_20_link" text:visited-style-name="Visited_20_Internet_20_Link">
630_360_16833...</text:a>
", "<text:a xlink:type="simple" xlink:href="https://static.ukrinform.com/photos/2023_05/1683396967-879.jpg" text:style-name="Internet_20_link" text:visited-style-name="Visited_20_Internet_20_Link">
1683396967-87...</text:a>
", "<text:a xlink:type="simple" xlink:href="https://static.ukrinform.com/photos/2023_05/1683396967-672.jpg" text:style-name="Internet_20_link" text:visited-style-name="Visited_20_Internet_20_Link">
1683396967-67...</text:a>
"]</text:p>
      <text:p text:style-name="P4">
标签: ['Чонгар', 'Евакуація', 'Мелітополь', 'затори']</text:p>
      <text:p text:style-name="P4">
类型: Article</text:p>
      <!--METADATA-->
      <text:p text:style-name="P4">
<draw:frame draw:style-name="fr1" draw:name="Image70" text:anchor-type="as-char" svg:width="6.9236in" svg:height="3.956343in" draw:z-index="0">
<draw:image xlink:href="../Images/yкринформ/2023-05-06T-42-18-00-03-00/630_360_1683396967-903.jpg" xlink:type="simple" xlink:show="embed" xlink:actuate="onLoad" draw:mime-type="image/jpeg"/>
</draw:frame>
由于占领者宣布的疏散入侵者，Chongar检查站已经形成了试图离开乌兹利托波尔的汽车的大量队列。</text:p>
      <text:p text:style-name="P4">
可以在[]中发布的照片(https://t.me/ivan_fedorov_melitopol/1891?single)据报道，梅利托波利亚·费多罗夫市长据报道。</text:p>
      <text:p text:style-name="P4">
“入侵者已在'[]中给予(https://www.ukrinform.ua/tag-evakuacia)»：发疯的恐慌和同样疯狂的排队。 他写道，从梅利托波尔(Melitopol)到克里米亚(Crimea)的途中，kppchongar上的照片“无言语”。”</text:p>
      <text:p text:style-name="P4">
<draw:frame draw:style-name="fr1" draw:name="Image71" text:anchor-type="as-char" svg:width="6.9236in" svg:height="9.231467in" draw:z-index="0">
<draw:image xlink:href="../Images/yкринформ/2023-05-06T-42-18-00-03-00/1683396967-879.jpg" xlink:type="simple" xlink:show="embed" xlink:actuate="onLoad" draw:mime-type="image/jpeg"/>
</draw:frame>
据他说，军事和特殊交通的所有者。</text:p>
      <text:p text:style-name="P4">
<draw:frame draw:style-name="fr1" draw:name="Image72" text:anchor-type="as-char" svg:width="6.9236in" svg:height="9.231467in" draw:z-index="0">
<draw:image xlink:href="../Images/yкринформ/2023-05-06T-42-18-00-03-00/1683396967-672.jpg" xlink:type="simple" xlink:show="embed" xlink:actuate="onLoad" draw:mime-type="image/jpeg"/>
</draw:frame>
市长写道：“卡车在一个单独的队列中。和数千辆乘用车 - 至少需要等待5个小时。”</text:p>
      <text:p text:style-name="P4">
<text:span text:style-name="T4">
另请阅读：</text:span>
 <text:a xlink:type="simple" xlink:href="https://www.ukrinform.ua/rubric-regions/3705554-na-zaporizzi-zagarbniki-pid-prikrittam-evakuacii-civilnogo-naselenna-vivozat-svoih-soldat.html" text:style-name="Internet_20_link" text:visited-style-name="Visited_20_Internet_20_Link">
</text:a>
据报道，入侵者已宣布从Zaporizhzhya地区捕获的领土的至少15点撤离。</text:p>
      <text:p text:style-name="P4">
<text:span text:style-name="T5">
foto：Ivan Fedorov / Telegram</text:span>
</text:p>
      <text:p text:style-name="P4">
News Source: <text:a xlink:type="simple" xlink:href="https://www.ukrinform.ua/rubric-regions/3705760-cerez-ogolosenu-rosianami-evakuaciu-na-congari-utvorivsa-veliceznij-zator.html" text:style-name="Internet_20_link" text:visited-style-name="Visited_20_Internet_20_Link">
https://www.ukrinform.ua/rubric-regions/3705760-cerez-ogolosenu-rosianami-evakuaciu-na-congari-utvorivsa-veliceznij-zator.html</text:a>
</text:p>
      <!--NEWS-->
      <text:h text:style-name="P10" text:outline-level="1">
<text:span text:style-name="T4">
在Sivershchyna和Slobozhanschyna的指示俄罗斯军队炮击了Baranivka的Stara Huta，...</text:span>
</text:h>
      <text:p text:style-name="P4">
作者: liveuamap (Language: en)</text:p>
      <text:p text:style-name="P4">
时间: 2023-05-06T-43:27:00</text:p>
      <text:p text:style-name="P4">
地点: Chernihiv (Latitude:52.30465 Longtitude:33.11236)</text:p>
      <text:p text:style-name="P4">
视频: []</text:p>
      <text:p text:style-name="P4">
图片: []</text:p>
      <text:p text:style-name="P4">
标签: ["Russia"]</text:p>
      <text:p text:style-name="P4">
Id: 22560817</text:p>
      <!--METADATA-->
      <text:p text:style-name="P4">
在Sivershchyna和Slbozhanschyna的指示上，俄罗斯军队炮击了Starahuta，Baranivka，Tovstodubove，Bachivsk，Khodyne，Khodyne，Sumy地区的Volfyne，Raniv，Kozacha Lopan，Heptivka，Heptivka，Heptivka，Hlyboke，Hlyboke，Hlyboke，lukytanti，Neskutne，Neskuchuctne，Kharkectyne，Stytasyaa，Styarytsyaaa，STARYTSESSYTSESSYTSESSYAAA，STARYTSYATSYAAA。 俄罗斯航空在Ivanivka，Leonivka，Chernihiv地区的Buchky和Sumy地区的Znob -Trubchevskiy进行了术语</text:p>
      <text:p text:style-name="P4">
新闻集链接：(https://liveuamap.com/en/2023/6-may-at-sivershchyna-and-slobozhanschyna-directions-russian)</text:p>
      <text:p text:style-name="P4">
News Source: <text:a xlink:type="simple" xlink:href="https://t.me/lumsrc/4698" text:style-name="Internet_20_link" text:visited-style-name="Visited_20_Internet_20_Link">
https://t.me/lumsrc/4698</text:a>
</text:p>
      <!--NEWS-->
      <text:h text:style-name="P10" text:outline-level="1">
<text:span text:style-name="T4">
SBU评论了prilepin机器的爆炸</text:span>
</text:h>
      <text:p text:style-name="P4">
作者: Ukrinform (Person)</text:p>
      <text:p text:style-name="P4">
出版商: Укринформ (Organization)</text:p>
      <text:p text:style-name="P4">
出版时间: 2023-05-06T-44:07:00+03:00</text:p>
      <text:p text:style-name="P4">
修改时间: 2023-05-06T21:07:00+03:00</text:p>
      <text:p text:style-name="P4">
描述: 乌克兰的安全局并未确认并驳斥参与反乌克兰宣传家扎克哈·普里勒普（Zakhar Prylepin）的爆炸，但强调它可以提供的唯一观点就是死亡。  - 乌克林。</text:p>
      <text:p text:style-name="P4">
图片: ["<text:a xlink:type="simple" xlink:href="https://static.ukrinform.com/photos/2015_10/thumb_files/630_360_1445544717-5978-sbu.jpg" text:style-name="Internet_20_link" text:visited-style-name="Visited_20_Internet_20_Link">
630_360_14455...</text:a>
"]</text:p>
      <text:p text:style-name="P4">
标签: ['Прилєпін', 'СБУ', 'Вибух', 'Війна з росією']</text:p>
      <text:p text:style-name="P4">
类型: Article</text:p>
      <!--METADATA-->
      <text:p text:style-name="P4">
<draw:frame draw:style-name="fr1" draw:name="Image73" text:anchor-type="as-char" svg:width="6.9236in" svg:height="3.956343in" draw:z-index="0">
<draw:image xlink:href="../Images/yкринформ/2023-05-06T-44-07-00-03-00/630_360_1445544717-5978-sbu.jpg" xlink:type="simple" xlink:show="embed" xlink:actuate="onLoad" draw:mime-type="image/jpeg"/>
</draw:frame>
乌克兰的安全局并未确认并驳斥反对乌克兰宣传家扎克哈·普莱尔平(Zakhar Prylepin)爆炸性的参与，但强调她可以向占领者提供的唯一观点就是死亡。</text:p>
      <text:p text:style-name="P4">
根据乌克林福姆的要求，在SBU新闻服务中报道了这一点。</text:p>
      <text:p text:style-name="P4">
“正式我们无法确认也不能驳斥参与<text:a xlink:type="simple" xlink:href="https://www.ukrinform.ua/tag-sbu" text:style-name="Internet_20_link" text:visited-style-name="Visited_20_Internet_20_Link">
</text:a>
与占领者及其同事一起发生的一种或另一种棉花。 但是，正如较早前的那样，SBU vasyl Malyuk的负责人反复确立，因为带到我们土地的俄罗斯人，人民的死亡和暴力，棉花被烧毁，烧毁，将成为病房，”新闻服务部门是。</text:p>
      <text:p text:style-name="P4">
该部门补充说，死亡是他们可以向占领者提出的唯一观点。</text:p>
      <text:p text:style-name="P4">
“我们将能够在我们的赢家之后谈论谁在一个或另一种情况下站着。 肯定会很快来。” SBU强调。</text:p>
      <text:p text:style-name="P4">
<text:span text:style-name="T4">
另请阅读：</text:span>
 <text:a xlink:type="simple" xlink:href="https://www.ukrinform.ua/rubric-ato/3690810-u-melitopoli-pidirvali-avtomobil-kolaboranta.html" text:style-name="Internet_20_link" text:visited-style-name="Visited_20_Internet_20_Link">
<text:span text:style-name="T4">
炸毁</text:span>
 <text:span text:style-name="T4">
汽车</text:span>
</text:a>
如报道，<text:a xlink:type="simple" xlink:href="https://www.ukrinform.ua/rubric-world/3705602-u-niznomu-novgorodi-pidirvali-avto-iz-prihilnikom-rosijskoi-agresii-prilepinim.html" text:style-name="Internet_20_link" text:visited-style-name="Visited_20_Internet_20_Link">
</text:a>
5月6日在Nizhny Novgorod地区的Borsky区。 驾驶员被杀，他被严重受伤，应该行动。 俄罗斯联邦的调查委员会在恐怖袭击的一篇文章下提起了刑事案件，并爆炸了。 后来，Passon司令部报道说，亚历山大·佩里亚科夫(Alexander Permyakov)，<text:a xlink:type="simple" xlink:href="https://www.ukrinform.ua/rubric-world/3705691-u-rosii-zatrimali-pidozruvanogo-u-zamahu-na-prilepina.html" text:style-name="Internet_20_link" text:visited-style-name="Visited_20_Internet_20_Link">
</text:a>
Nanty -Ukrainian宣传家Zakhar Prilepin，<text:a xlink:type="simple" xlink:href="https://www.ukrinform.ua/rubric-world/3705746-zamah-na-prilepina-slidkom-rf-zaaviv-so-zatrimanij-u-spravi-dav-svidcenna.html" text:style-name="Internet_20_link" text:visited-style-name="Visited_20_Internet_20_Link">
</text:a>
 .</text:p>
      <text:p text:style-name="P4">
News Source: <text:a xlink:type="simple" xlink:href="https://www.ukrinform.ua/rubric-ato/3705756-u-sbu-prokomentuvali-vibuh-masini-prilepina.html" text:style-name="Internet_20_link" text:visited-style-name="Visited_20_Internet_20_Link">
https://www.ukrinform.ua/rubric-ato/3705756-u-sbu-prokomentuvali-vibuh-masini-prilepina.html</text:a>
</text:p>
      <!--NEWS-->
      <text:h text:style-name="P10" text:outline-level="1">
<text:span text:style-name="T4">
在Kupiansk的指示，俄罗斯军队炮击了Bolohivka，Krasne Pershe，Fyholivka，Novomlynsk，D ...</text:span>
</text:h>
      <text:p text:style-name="P4">
作者: liveuamap (Language: en)</text:p>
      <text:p text:style-name="P4">
时间: 2023-05-06T-46:27:00</text:p>
      <text:p text:style-name="P4">
地点: Svatove (Latitude:49.46757 Longtitude:37.91159)</text:p>
      <text:p text:style-name="P4">
视频: []</text:p>
      <text:p text:style-name="P4">
图片: []</text:p>
      <text:p text:style-name="P4">
标签: ["Russia"]</text:p>
      <text:p text:style-name="P4">
Id: 22560815</text:p>
      <!--METADATA-->
      <text:p text:style-name="P4">
在Kupiansk方向，俄罗斯军队炮击了Bolohivka，Krasne Pershe，Fyholivka，Novomlynsk，Dvorichna，Dvorichna，Lyman Pershyy，Pischane，Pischane和Stelmakhivka ofkharkiv地区，乌克兰武装部队的武装部队在莫布恩雷波特(Morningreport)的武装部队中说</text:p>
      <text:p text:style-name="P4">
新闻集链接：<text:a xlink:type="simple" xlink:href="https://liveuamap.com/en/2023/6-may-at-kupiansk-direction-russian-army-shelled-bolohivka" text:style-name="Internet_20_link" text:visited-style-name="Visited_20_Internet_20_Link">
https://liveuamap.com/en/2023/6-may-at-kupiansk-direction-russian-army-shelled-bolohivka</text:a>
</text:p>
      <text:p text:style-name="P4">
News Source: <text:a xlink:type="simple" xlink:href="https://t.me/lumsrc/4699" text:style-name="Internet_20_link" text:visited-style-name="Visited_20_Internet_20_Link">
https://t.me/lumsrc/4699</text:a>
</text:p>
      <!--NEWS-->
      <text:h text:style-name="P10" text:outline-level="1">
<text:span text:style-name="T4">
在伦敦，在查尔斯三世加冕典礼期间，有超过一百多名抗议者被拘留</text:span>
</text:h>
      <text:p text:style-name="P4">
作者: Ukrinform (Person)</text:p>
      <text:p text:style-name="P4">
出版商: Укринформ (Organization)</text:p>
      <text:p text:style-name="P4">
出版时间: 2023-05-06T-47:56:00+03:00</text:p>
      <text:p text:style-name="P4">
修改时间: 2023-05-06T20:56:00+03:00</text:p>
      <text:p text:style-name="P4">
描述: 伦敦警察今天逮捕了52人，当时新国王查尔斯三世在城市举行了庄严的加冕典礼。  - 乌克林。</text:p>
      <text:p text:style-name="P4">
图片: ["<text:a xlink:type="simple" xlink:href="https://static.ukrinform.com/photos/2016_08/thumb_files/630_360_1472258510-5840.jpg" text:style-name="Internet_20_link" text:visited-style-name="Visited_20_Internet_20_Link">
630_360_14722...</text:a>
"]</text:p>
      <text:p text:style-name="P4">
标签: ['Протест', 'Затримання', 'Чарльз ІІІ', 'Коронація']</text:p>
      <text:p text:style-name="P4">
类型: Article</text:p>
      <!--METADATA-->
      <text:p text:style-name="P4">
<draw:frame draw:style-name="fr1" draw:name="Image74" text:anchor-type="as-char" svg:width="6.9236in" svg:height="3.956343in" draw:z-index="0">
<draw:image xlink:href="../Images/yкринформ/2023-05-06T-47-56-00-03-00/630_360_1472258510-5840.jpg" xlink:type="simple" xlink:show="embed" xlink:actuate="onLoad" draw:mime-type="image/jpeg"/>
</draw:frame>
伦敦警方今天逮捕了52人，当时新国王查尔斯三世在该市举行了加冕典礼。</text:p>
      <text:p text:style-name="P4">
正如乌克林福姆报道的那样，它报告了<text:a xlink:type="simple" xlink:href="https://www.bbc.com/news/live/uk-65474712" text:style-name="Internet_20_link" text:visited-style-name="Visited_20_Internet_20_Link">
</text:a>
.</text:p>
      <text:p text:style-name="P4">
У заяві лондонської поліції йдеться, що людей було <text:a xlink:type="simple" xlink:href="https://www.ukrinform.ua/tag-arest" text:style-name="Internet_20_link" text:visited-style-name="Visited_20_Internet_20_Link">
</text:a>
涉嫌违反公共行政。</text:p>
      <text:p text:style-name="P4">
“我们在加冕典礼前后的集会期间没有干涉众多抗议活动。 我们的职责是按照相关立法成比例。 当事件变成犯罪并可能导致严重的命令时，我们还需要擦拭。”</text:p>
      <text:p text:style-name="P4">
<text:span text:style-name="T4">
另请阅读：</text:span>
 <text:a xlink:type="simple" xlink:href="https://www.ukrinform.ua/rubric-world/3705611-u-britanii-naperedodni-koronacii-carlza-iii-zatrimali-ucasnikiv-antimonarhicnih-protestiv.html" text:style-name="Internet_20_link" text:visited-style-name="Visited_20_Internet_20_Link">
<text:span text:style-name="T4">
英国</text:span>
</text:a>
如报道，<text:a xlink:type="simple" xlink:href="https://www.ukrinform.ua/rubric-world/3705656-u-britanii-koronuvali-carlza-iii.html" text:style-name="Internet_20_link" text:visited-style-name="Visited_20_Internet_20_Link">
</text:a>
在仪式的前70年，星期六在威斯敏斯特大教堂举行。</text:p>
      <text:p text:style-name="P4">
News Source: <text:a xlink:type="simple" xlink:href="https://www.ukrinform.ua/rubric-world/3705753-u-londoni-pid-cas-koronacii-carlza-iii-zatrimali-ponad-piv-sotni-protestuvalnikiv.html" text:style-name="Internet_20_link" text:visited-style-name="Visited_20_Internet_20_Link">
https://www.ukrinform.ua/rubric-world/3705753-u-londoni-pid-cas-koronacii-carlza-iii-zatrimali-ponad-piv-sotni-protestuvalnikiv.html</text:a>
</text:p>
      <!--NEWS-->
      <text:h text:style-name="P10" text:outline-level="1">
<text:span text:style-name="T4">
在莱曼（Lyman）的指示，俄罗斯军队炮击了卢汉斯克地区和尼夫斯克（Nevske）的马克·耶夫卡（Makiyivka），Yampolivka，B ...</text:span>
</text:h>
      <text:p text:style-name="P4">
作者: liveuamap (Language: en)</text:p>
      <text:p text:style-name="P4">
时间: 2023-05-06T-48:27:00</text:p>
      <text:p text:style-name="P4">
地点: Bakhmut (Latitude:48.80596 Longtitude:38.24598)</text:p>
      <text:p text:style-name="P4">
视频: []</text:p>
      <text:p text:style-name="P4">
图片: []</text:p>
      <text:p text:style-name="P4">
标签: ["Russia"]</text:p>
      <text:p text:style-name="P4">
Id: 22560814</text:p>
      <!--METADATA-->
      <text:p text:style-name="P4">
俄罗斯在莱曼指示俄罗斯军队炮击了卢汉斯克地区的马基伊夫卡和尼莫利维卡，比洛霍利夫卡，维尔卡诺卡米斯克和顿涅茨克雷奇的斯皮恩 - 乌克兰武装部队的总参谋长</text:p>
      <text:p text:style-name="P4">
新闻集链接：<text:a xlink:type="simple" xlink:href="https://liveuamap.com/en/2023/6-may-at-lyman-direction-russian-army-shelled-makiyivka-of" text:style-name="Internet_20_link" text:visited-style-name="Visited_20_Internet_20_Link">
https://liveuamap.com/en/2023/6-may-at-yman-direction-russian-army-army-shelled-makiyivka-of-makiyivka-r</text:a>
</text:p>
      <text:p text:style-name="P4">
News Source: <text:a xlink:type="simple" xlink:href="https://t.me/lumsrc/4700" text:style-name="Internet_20_link" text:visited-style-name="Visited_20_Internet_20_Link">
https://t.me/lumsrc/4700</text:a>
</text:p>
      <!--NEWS-->
      <text:h text:style-name="P10" text:outline-level="1">
<text:span text:style-name="T4">
世界第十个球拍不会参加罗马的比赛</text:span>
</text:h>
      <text:p text:style-name="P4">
作者: Ukrinform (Person)</text:p>
      <text:p text:style-name="P4">
出版商: Укринформ (Organization)</text:p>
      <text:p text:style-name="P4">
出版时间: 2023-05-06T-49:52:00+03:00</text:p>
      <text:p text:style-name="P4">
修改时间: 2023-05-06T20:52:00+03:00</text:p>
      <text:p text:style-name="P4">
描述: 彼得·克维托夫（Peter Kvitov）因受伤而错过罗马的WTA 1000。  - 乌克林。</text:p>
      <text:p text:style-name="P4">
图片: ["<text:a xlink:type="simple" xlink:href="https://static.ukrinform.com/photos/2023_05/thumb_files/630_360_1683395601-158.jpg" text:style-name="Internet_20_link" text:visited-style-name="Visited_20_Internet_20_Link">
630_360_16833...</text:a>
"]</text:p>
      <text:p text:style-name="P4">
标签: ['Теніс']</text:p>
      <text:p text:style-name="P4">
类型: Article</text:p>
      <!--METADATA-->
      <text:p text:style-name="P4">
<draw:frame draw:style-name="fr1" draw:name="Image75" text:anchor-type="as-char" svg:width="6.9236in" svg:height="3.956343in" draw:z-index="0">
<draw:image xlink:href="../Images/yкринформ/2023-05-06T-49-52-00-03-00/630_360_1683395601-158.jpg" xlink:type="simple" xlink:show="embed" xlink:actuate="onLoad" draw:mime-type="image/jpeg"/>
</draw:frame>
由于受伤，Petrakvitova将错过罗马的WTA 1000。</text:p>
      <text:p text:style-name="P4">
关于它 <text:a xlink:type="simple" xlink:href="https://twitter.com/Petra_Kvitova/status/1654889039990759424" text:style-name="Internet_20_link" text:visited-style-name="Visited_20_Internet_20_Link">
</text:a>
据报道，在他的Twitter中，乌克林福姆报道。</text:p>
      <text:p text:style-name="P4">
“不幸的是，我的右腿仍然很痛苦，所以在咨询了我的团队之后，我决定在罗马放弃演讲。 我会为一个美好的地方，意大利球迷感到难过，我希望一周愉快的一周锦标赛。 我将努力工作，为法国公开冠军做好准备。”克维托娃写道。</text:p>
      <text:p text:style-name="P4">
比赛将于5月8日至5月21日举行。</text:p>
      <text:p text:style-name="P4">
<text:span text:style-name="T4">
另请阅读：</text:span>
 <text:a xlink:type="simple" xlink:href="https://www.ukrinform.ua/rubric-sports/3705724-ukrainka-svitolina-zupinilasa-u-pivfinali-turniru-wta-125-u-francii.html" text:style-name="Internet_20_link" text:visited-style-name="Visited_20_Internet_20_Link">
<text:span text:style-name="T4">
 svitolina </text:span>
</text:a>
正如乌克林福姆报道的Elina Svitolina(№1088WTA)震惊者失去了美国人(№48WTA)在法国WTA锦标赛125的1/2决赛中。</text:p>
      <text:p text:style-name="P4">
照片：盖蒂图像</text:p>
      <text:p text:style-name="P4">
News Source: <text:a xlink:type="simple" xlink:href="https://www.ukrinform.ua/rubric-sports/3705752-desata-raketka-svitu-ne-zigrae-na-turniri-v-rimi.html" text:style-name="Internet_20_link" text:visited-style-name="Visited_20_Internet_20_Link">
https://www.ukrinform.ua/rubric-sports/3705752-desata-raketka-svitu-ne-zigrae-na-turniri-v-rimi.html</text:a>
</text:p>
      <!--NEWS-->
      <text:h text:style-name="P10" text:outline-level="1">
<text:span text:style-name="T4">
军队的JSU Bakhmut Directio Rusian炮击了Minkivka，Minkivka，Orikhovo-Vasylivka，Markovo，G ...</text:span>
</text:h>
      <text:p text:style-name="P4">
作者: liveuamap (Language: en)</text:p>
      <text:p text:style-name="P4">
时间: 2023-05-06T-50:27:00</text:p>
      <text:p text:style-name="P4">
地点: Novhorods'ke, Donetsk Oblast (Latitude:48.33514 Longtitude:37.84189)</text:p>
      <text:p text:style-name="P4">
视频: []</text:p>
      <text:p text:style-name="P4">
图片: []</text:p>
      <text:p text:style-name="P4">
标签: ["Russia"]</text:p>
      <text:p text:style-name="P4">
Id: 22560813</text:p>
      <!--METADATA-->
      <text:p text:style-name="P4">
在巴赫穆特，俄罗斯军队炮击了Vasukivka，Minkivka，Orikhovo -Vasylivka，Markove，Markove，Hryhorivka，Bakhmut，Bakhmut，Ivanivske，Chasivske，Chasivske，Chasivske，Kosivske，Kosivske，Kosivske，Kosivske，Chasivske，Chasivske，Chasivske，Chasivske，Chasivske。一般武装部队的工作人员在早上的报告中说</text:p>
      <text:p text:style-name="P4">
新闻集链接：(https://liveuamap.com/en/2023/6-may-at-bakhmut-direction-russian-army-shelled-vasukivka)</text:p>
      <text:p text:style-name="P4">
News Source: <text:a xlink:type="simple" xlink:href="https://t.me/lumsrc/4701" text:style-name="Internet_20_link" text:visited-style-name="Visited_20_Internet_20_Link">
https://t.me/lumsrc/4701</text:a>
</text:p>
      <!--NEWS-->
      <text:h text:style-name="P10" text:outline-level="1">
<text:span text:style-name="T4">
Zelensky会见了美国犹他州的代表团</text:span>
</text:h>
      <text:p text:style-name="P4">
作者: Ukrinform (Person)</text:p>
      <text:p text:style-name="P4">
出版商: Укринформ (Organization)</text:p>
      <text:p text:style-name="P4">
出版时间: 2023-05-06T-51:41:00+03:00</text:p>
      <text:p text:style-name="P4">
修改时间: 2023-05-06T20:41:00+03:00</text:p>
      <text:p text:style-name="P4">
描述: 乌克兰沃罗迪米尔·泽伦斯基（Ukraine Volodymyr Zelensky）总统会见了美国犹他州的代表团，这是由当地参议院参议院总统斯图尔特·亚当斯（Stuart Adams）领导的商业和慈善组织的一部分。  - 乌克林。</text:p>
      <text:p text:style-name="P4">
图片: ["<text:a xlink:type="simple" xlink:href="https://static.ukrinform.com/photos/2023_03/thumb_files/630_360_1679422598-802.jpg" text:style-name="Internet_20_link" text:visited-style-name="Visited_20_Internet_20_Link">
630_360_16794...</text:a>
"]</text:p>
      <text:p text:style-name="P4">
标签: ['Бізнес', 'США', 'Благодійність', 'Зеленський']</text:p>
      <text:p text:style-name="P4">
类型: Article</text:p>
      <!--METADATA-->
      <text:p text:style-name="P4">
<draw:frame draw:style-name="fr1" draw:name="Image76" text:anchor-type="as-char" svg:width="6.9236in" svg:height="3.956343in" draw:z-index="0">
<draw:image xlink:href="../Images/yкринформ/2023-05-06T-51-41-00-03-00/630_360_1679422598-802.jpg" xlink:type="simple" xlink:show="embed" xlink:actuate="onLoad" draw:mime-type="image/jpeg"/>
</draw:frame>
Volodymyr Zelensky总统委员会会见了由当地参议院斯图尔特·亚当斯(Stuart Adams)领导的商业和慈善组织代表组成的美国国家的代表团。</text:p>
      <text:p text:style-name="P4">
根据乌克林福姆的说法，国家元首在[]中报告(https://t.me/V_Zelenskiy_official/6146)。</text:p>
      <text:p text:style-name="P4">
Zelensky说：“这样的访问是对我们国家的支持的信号，不仅在国家一级，而且在区域性上也是如此。”</text:p>
      <text:p text:style-name="P4">
<text:span text:style-name="T5">
viso：<text:a xlink:type="simple" xlink:href="https://t.me/V_Zelenskiy_official/6146" text:style-name="Internet_20_link" text:visited-style-name="Visited_20_Internet_20_Link">
</text:a>
</text:span>
</text:p>
      <text:p text:style-name="P4">
总统代表乌克兰人民感谢<text:a xlink:type="simple" xlink:href="https://www.ukrinform.ua/tag-ssa" text:style-name="Internet_20_link" text:visited-style-name="Visited_20_Internet_20_Link">
</text:a>
他们提供乌克兰。</text:p>
      <text:p text:style-name="P4">
根据国家元首的说法，“从一场全面战争开始，俄罗斯侵略开始的开始，我们的社会就经历并依靠支持美国的支持。”</text:p>
      <text:p text:style-name="P4">
当她添加<text:a xlink:type="simple" xlink:href="https://www.president.gov.ua/news/volodimir-zelenskij-zustrivsya-z-predstavnikami-shtatu-yuta-82741" text:style-name="Internet_20_link" text:visited-style-name="Visited_20_Internet_20_Link">
</text:a>
在会议期间，Zelensky专注于美国的援助不仅是在联邦政府一级得到的，而且在个别州的层面上，特别是在个人国家的层面上指出了住房，对内部流离失所者的援助和人道主义支持。</text:p>
      <text:p text:style-name="P4">
转向代表团，国家元首呼吁美国业务积极投资乌克兰并创造新的就业机会。</text:p>
      <text:p text:style-name="P4">
他说：“对于我们来说，创造新的就业机会很重要。如果您能提供帮助，请做到这一点。这也是对我们胜利的贡献。”</text:p>
      <text:p text:style-name="P4">
总统补充说，乌克兰需要在重建的住房侵略者，由于俄罗斯的火箭袭击能源基础设施的恐怖袭击中的私人企业，学校和大学被摧毁。</text:p>
      <text:p text:style-name="P4">
他还敦促投资于乌克兰农业产业和IT部门，强调这种合作的相互性。</text:p>
      <text:p text:style-name="P4">
<text:span text:style-name="T4">
另请阅读：</text:span>
 <text:a xlink:type="simple" xlink:href="https://www.ukrinform.ua/rubric-economy/3705687-ukraina-zacikavlena-v-dosvidi-statu-uta-sodo-rozvitku-vidnovluvalnih-dzerel-energii-minenergo.html" text:style-name="Internet_20_link" text:visited-style-name="Visited_20_Internet_20_Link">
<text:span text:style-name="T4">
犹他州</text:span>
</text:a>
除其他事项外，总统向犹他州的代表们告知乌克兰的局势对州代表可以帮助与侵略者作斗争的步骤进行了交流。</text:p>
      <text:p text:style-name="P4">
另外，国家负责人强调，他将欢迎在武器生产和创建新的国防技术领域与美国业务的双边沟通。</text:p>
      <text:p text:style-name="P4">
泽伦斯基说：“我们对此持开放态度。我们邀请您。”<text:span text:style-name="T5">
viso：<text:a xlink:type="simple" xlink:href="https://t.me/V_Zelenskiy_official/6147" text:style-name="Internet_20_link" text:visited-style-name="Visited_20_Internet_20_Link">
</text:a>
</text:span>
</text:p>
      <text:p text:style-name="P4">
“今天，他会见了犹他州代表 - 美国最强大的代表之一。 我们已经讨论了我们的互动，这是一个很好的例子，说明了特定员工如何帮助保护自由和人民。” Zelensky说。</text:p>
      <text:p text:style-name="P4">
据他说，乌克兰拥有一切：人道主义支持，恢复政治互动的援助，“为了乌克兰人和美国人的共同利益共同努力。”</text:p>
      <text:p text:style-name="P4">
如报道<text:a xlink:type="simple" xlink:href="https://www.ukrinform.ua/rubric-polytics/3705406-prezident-zustrivsa-iz-predstavnikami-venecianskoi-komisii.html" text:style-name="Internet_20_link" text:visited-style-name="Visited_20_Internet_20_Link">
</text:a>
，5月5日，乌克兰总统与威尼斯委员会的代表和美国国会代表团一起举行。</text:p>
      <text:p text:style-name="P4">
_foto：op _</text:p>
      <text:p text:style-name="P4">
News Source: <text:a xlink:type="simple" xlink:href="https://www.ukrinform.ua/rubric-economy/3705750-zelenskij-zustrivsa-z-delegacieu-amerikanskogo-statu-uta.html" text:style-name="Internet_20_link" text:visited-style-name="Visited_20_Internet_20_Link">
https://www.ukrinform.ua/rubric-economy/3705750-zelenskij-zustrivsa-z-delegacieu-amerikanskogo-statu-uta.html</text:a>
</text:p>
      <!--NEWS-->
      <text:h text:style-name="P10" text:outline-level="1">
<text:span text:style-name="T4">
JSC Avdiivka Directio Rusian军队炮击了Orlovka，Lastochkine，Avdiivka，Tonic，Karlik ...</text:span>
</text:h>
      <text:p text:style-name="P4">
作者: liveuamap (Language: en)</text:p>
      <text:p text:style-name="P4">
时间: 2023-05-06T-53:27:00</text:p>
      <text:p text:style-name="P4">
地点: Donetsk (Latitude:48.09528 Longtitude:37.59144)</text:p>
      <text:p text:style-name="P4">
视频: []</text:p>
      <text:p text:style-name="P4">
图片: []</text:p>
      <text:p text:style-name="P4">
标签: ["Russia"]</text:p>
      <text:p text:style-name="P4">
Id: 22560807</text:p>
      <!--METADATA-->
      <text:p text:style-name="P4">
在Avdiyivka方向，俄罗斯军队炮击了Orlivka，Lastochkyne，Avdiyivka，Tonenke，Karlivka，Netaylove，Netaylove和Donetsk地区的Pervomayske，乌克兰武装部队的武装部队在上午的报告中说</text:p>
      <text:p text:style-name="P4">
新闻集链接：<text:a xlink:type="simple" xlink:href="https://liveuamap.com/en/2023/6-may-at-avdiyivka-direction-russian-army-shelled-orlivka" text:style-name="Internet_20_link" text:visited-style-name="Visited_20_Internet_20_Link">
https://liveuamap.com/en/2023/6-may-at-avdiyivka-direction-russian-army-army-shelled-orlivka</text:a>
</text:p>
      <text:p text:style-name="P4">
News Source: <text:a xlink:type="simple" xlink:href="https://t.me/lumsrc/4702" text:style-name="Internet_20_link" text:visited-style-name="Visited_20_Internet_20_Link">
https://t.me/lumsrc/4702</text:a>
</text:p>
      <!--NEWS-->
      <text:h text:style-name="P10" text:outline-level="1">
<text:span text:style-name="T4">
敌人当天在尼科波尔区开火</text:span>
</text:h>
      <text:p text:style-name="P4">
作者: Ukrinform (Person)</text:p>
      <text:p text:style-name="P4">
出版商: Укринформ (Organization)</text:p>
      <text:p text:style-name="P4">
出版时间: 2023-05-06T-53:39:00+03:00</text:p>
      <text:p text:style-name="P4">
修改时间: 2023-05-06T20:39:00+03:00</text:p>
      <text:p text:style-name="P4">
描述: 下午，敌人八次袭击了尼科波尔区，这导致7人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Дніпропетровщина', 'Нікополь', 'Обстріл', 'Поранені', 'Війна з росією']</text:p>
      <text:p text:style-name="P4">
类型: Article</text:p>
      <!--METADATA-->
      <text:p text:style-name="P4">
<draw:frame draw:style-name="fr1" draw:name="Image77" text:anchor-type="as-char" svg:width="6.9236in" svg:height="3.956343in" draw:z-index="0">
<draw:image xlink:href="../Images/yкринформ/2023-05-06T-53-39-00-03-00/630_360_1654768443-794.jpg" xlink:type="simple" xlink:show="embed" xlink:actuate="onLoad" draw:mime-type="image/jpeg"/>
</draw:frame>
他白天八次击中尼科波尔区，导致7人受伤。</text:p>
      <text:p text:style-name="P4">
关于<text:a xlink:type="simple" xlink:href="https://t.me/mykola_lukashuk/4425" text:style-name="Internet_20_link" text:visited-style-name="Visited_20_Internet_20_Link">
</text:a>
乌克林福姆报道，通知首席Properpetrovsk区域委员会Mykola Lukashuk。</text:p>
      <text:p text:style-name="P4">
《邮报》写道：“尼科波尔区的八人炮击，七人受到了行动仪的伤害。”</text:p>
      <text:p text:style-name="P4">
值得注意的是，在尼科波尔，敌人被隐藏在“毕业生”和重型炮兵中。年龄在44至60岁的男性受伤。 其中四个被切碎，一名受害者将在家里接受治疗。</text:p>
      <text:p text:style-name="P4">
<text:span text:style-name="T4">
另请阅读：</text:span>
 <text:a xlink:type="simple" xlink:href="https://www.ukrinform.ua/rubric-ato/3705717-armia-rf-obstrilala-hersonsinu-poranena-zinka.html" text:style-name="Internet_20_link" text:visited-style-name="Visited_20_Internet_20_Link">
<text:span text:style-name="T4">
射击</text:span>
</text:a>
该地区理事会补充说，该市有14座私人建筑物和13座建筑物，天然气管道，工业企业在该市被撤离。 碘未操作。</text:p>
      <text:p text:style-name="P4">
“该地区的另外三个社区 - 马尔甘斯卡亚(Marganetskaya)，米尔夫斯卡(Mirovska)，波克罗夫斯卡(Pokrovska) - 被重型炮兵挤压。后者受到63岁 - 年龄的影响，它在医院里。一个附属建筑，电力建筑损坏。</text:p>
      <text:p text:style-name="P4">
晚上，占领者再次来自“冰雹” <text:a xlink:type="simple" xlink:href="https://www.ukrinform.ua/tag-obstril" text:style-name="Internet_20_link" text:visited-style-name="Visited_20_Internet_20_Link">
</text:a>
根据Mirovsk TG的说法。 众所周知，一名男子受伤了43年。2个住宅，带来的，带来了汽车。 这些零件目前正在徘徊。</text:p>
      <text:p text:style-name="P4">
<text:span text:style-name="T4">
另请阅读：</text:span>
 <text:a xlink:type="simple" xlink:href="https://www.ukrinform.ua/rubric-ato/3705485-vnoci-nad-dnipropetrovsinou-ppo-znisila-cotiri-sahedi.html" text:style-name="Internet_20_link" text:visited-style-name="Visited_20_Internet_20_Link">
<text:span text:style-name="T4">
 dnipropetrovsk区域</text:span>
</text:a>
Dnipropetrovsk地区的其他地区没有遭受敌对袭击。</text:p>
      <text:p text:style-name="P4">
由于5月1日的火箭袭击，工业企业，24座高层建筑和80所私人住宅，五所学校，因为许多幼儿园和商店，一家门诊诊所，一家银行机构和一个宿舍的据报道5月1日在Pavlograd的火箭袭击。 两人被杀，48人受伤，孩子是孩子。</text:p>
      <text:p text:style-name="P4">
News Source: <text:a xlink:type="simple" xlink:href="https://www.ukrinform.ua/rubric-ato/3705749-vorog-uden-obstrilav-nikopolskij-rajon-iz-gradiv-i-vazkoi-artilerii-semero-postrazdalih.html" text:style-name="Internet_20_link" text:visited-style-name="Visited_20_Internet_20_Link">
https://www.ukrinform.ua/rubric-ato/3705749-vorog-uden-obstrilav-nikopolskij-rajon-iz-gradiv-i-vazkoi-artilerii-semero-postrazdalih.html</text:a>
</text:p>
      <!--NEWS-->
      <text:h text:style-name="P10" text:outline-level="1">
<text:span text:style-name="T4">
JSC Marinka Direcion Rusian军队炮击了Kurakhove，St. George，Victory，Elizabeth，Ka ...</text:span>
</text:h>
      <text:p text:style-name="P4">
作者: liveuamap (Language: en)</text:p>
      <text:p text:style-name="P4">
时间: 2023-05-06T-55:27:00</text:p>
      <text:p text:style-name="P4">
地点: Donetsk (Latitude:47.87515 Longtitude:37.34094)</text:p>
      <text:p text:style-name="P4">
视频: []</text:p>
      <text:p text:style-name="P4">
图片: []</text:p>
      <text:p text:style-name="P4">
标签: []</text:p>
      <text:p text:style-name="P4">
Id: 22560793</text:p>
      <!--METADATA-->
      <text:p text:style-name="P4">
没有任何</text:p>
      <text:p text:style-name="P4">
新闻集链接：<text:a xlink:type="simple" xlink:href="https://liveuamap.com/en/2023/6-may-at-maryinka-direction-russian-army-shelled-kurakhove" text:style-name="Internet_20_link" text:visited-style-name="Visited_20_Internet_20_Link">
https://liveuamap.com/en/2023/6-may-at-maryinka-direction-russian-army-army-shelled-kurakhove</text:a>
</text:p>
      <text:p text:style-name="P4">
News Source: <text:a xlink:type="simple" xlink:href="https://liveuamap.com/en/2023/6-may-at-maryinka-direction-russian-army-shelled-kurakhove" text:style-name="Internet_20_link" text:visited-style-name="Visited_20_Internet_20_Link">
https://liveuamap.com/en/2023/6-may-at-maryinka-direction-russian-army-shelled-kurakhove</text:a>
</text:p>
      <!--NEWS-->
      <text:h text:style-name="P10" text:outline-level="1">
<text:span text:style-name="T4">
哈佛大学的库莱巴敦促亚洲国家放弃中立和支持乌克兰</text:span>
</text:h>
      <text:p text:style-name="P4">
作者: Ukrinform (Person)</text:p>
      <text:p text:style-name="P4">
出版商: Укринформ (Organization)</text:p>
      <text:p text:style-name="P4">
出版时间: 2023-05-06T-55:30:00+03:00</text:p>
      <text:p text:style-name="P4">
修改时间: 2023-05-06T20:30:00+03:00</text:p>
      <text:p text:style-name="P4">
描述: 俄罗斯对乌克兰的侵略对亚洲和全世界都带来负面影响，因此为了该地区国家的利益，以明确的立场来支持我们的国家和联合国宪章。  - 乌克林。</text:p>
      <text:p text:style-name="P4">
图片: ["<text:a xlink:type="simple" xlink:href="https://static.ukrinform.com/photos/2023_05/thumb_files/630_360_1683309948-158.png" text:style-name="Internet_20_link" text:visited-style-name="Visited_20_Internet_20_Link">
630_360_16833...</text:a>
"]</text:p>
      <text:p text:style-name="P4">
标签: ['Дмитро Кулеба', 'Україна', 'Азія', 'Війна з росією']</text:p>
      <text:p text:style-name="P4">
类型: Article</text:p>
      <!--METADATA-->
      <text:p text:style-name="P4">
<draw:frame draw:style-name="fr1" draw:name="Image78" text:anchor-type="as-char" svg:width="6.9236in" svg:height="3.956343in" draw:z-index="0">
<draw:image xlink:href="../Images/yкринформ/2023-05-06T-55-30-00-03-00/630_360_1683309948-158.png" xlink:type="simple" xlink:show="embed" xlink:actuate="onLoad" draw:mime-type="image/png"/>
</draw:frame>
俄罗斯对乌克兰的侵略对亚洲和世界各地造成了负面影响，因此该地区国家的花环明确地支持了我们的国家美味联合国。</text:p>
      <text:p text:style-name="P4">
这说明了(美国)，报道乌克林福称<text:a xlink:type="simple" xlink:href="https://mfa.gov.ua/news/dmitro-kuleba-u-garvardi-zaklikav-krayini-aziyi-vidmovitisya-vid-nejtralnosti-ta-pidtrimati-ukrayinu" text:style-name="Internet_20_link" text:visited-style-name="Visited_20_Internet_20_Link">
</text:a>
“我从亚洲同事那里听到的两个词比我想成为“团结”和“中立”的频率要多。 他们对乌克兰表示声援，我们对此表示感谢，但对我们和俄罗斯宣布中立。 同时，在侵略，谋杀，恐怖，强奸，抢劫和大规模暴行方面，不​​可能发表讲话。 亚洲国家在支持乌克兰和联合国宪章方面拥有就业立场。”  - 强调<text:a xlink:type="simple" xlink:href="https://www.ukrinform.ua/tag-kuleba" text:style-name="Internet_20_link" text:visited-style-name="Visited_20_Internet_20_Link">
</text:a>
外交大臣表达了他的信念，即世界划分为全球南方是人为的。 取而代之的是，必须保护不受帝国主义的联合国流游的普遍价值对于所有价值观都是普遍的。</text:p>
      <text:p text:style-name="P4">
“新的帝国主义不仅在敲门，而且把它们淘汰了。 这一切都是因为几十年来，世界与俄罗斯的规模相处。 幸运的是，它受到迫害。 俄罗斯正在输掉战争 - 不仅反对乌克兰，而且反对现在，理性和常识。”他说。</text:p>
      <text:p text:style-name="P4">
<text:span text:style-name="T4">
另请阅读：</text:span>
 <text:a xlink:type="simple" xlink:href="https://www.ukrinform.ua/rubric-polytics/3705271-dmitro-kuleba-zaklikav-do-pogliblenna-dialogu-z-bahrejnom.html" text:style-name="Internet_20_link" text:visited-style-name="Visited_20_Internet_20_Link">
<text:span text:style-name="T4">
 kuleba </text:span>
</text:a>
这位部长强调，乌克兰将获胜，俄罗斯将需要“从其驱动的坑中进行选择”。 主要的教训是“侵略不会产生任何结果”，并且与世界的东部，东，南部和北部同样相关。</text:p>
      <text:p text:style-name="P4">
“仍然有可能避免文明的碰撞。 彼此支持的国家仍然有意义。 如果我们可以一起保护，以便我们可以承受其他挑战：气候变化，粮食危机，全球不平等。”他总结道。</text:p>
      <text:p text:style-name="P4">
据报道，外交部长德米特里·库莱布(Dmitry Kuleb)在一次采访中<text:a xlink:type="simple" xlink:href="https://www.youtube.com/watch" text:style-name="Internet_20_link" text:visited-style-name="Visited_20_Internet_20_Link">
</text:a>
他说，乌克兰为计划计划取得了胜利，没有其他选择。</text:p>
      <text:p text:style-name="P4">
News Source: <text:a xlink:type="simple" xlink:href="https://www.ukrinform.ua/rubric-polytics/3705748-kuleba-u-garvardi-zaklikav-kraini-azii-vidmovitisa-vid-nejtralnosti-ta-pidtrimati-ukrainu.html" text:style-name="Internet_20_link" text:visited-style-name="Visited_20_Internet_20_Link">
https://www.ukrinform.ua/rubric-polytics/3705748-kuleba-u-garvardi-zaklikav-kraini-azii-vidmovitisa-vid-nejtralnosti-ta-pidtrimati-ukrainu.html</text:a>
</text:p>
      <!--NEWS-->
      <text:h text:style-name="P10" text:outline-level="1">
<text:span text:style-name="T4">
prilepin企图：俄罗斯联邦表示被拘留者已证明</text:span>
</text:h>
      <text:p text:style-name="P4">
作者: Ukrinform (Person)</text:p>
      <text:p text:style-name="P4">
出版商: Укринформ (Organization)</text:p>
      <text:p text:style-name="P4">
出版时间: 2023-05-06T-57:19:00+03:00</text:p>
      <text:p text:style-name="P4">
修改时间: 2023-05-06T20:19:00+03:00</text:p>
      <text:p text:style-name="P4">
描述: 俄罗斯的调查委员会报道说，亚历山大·伯利亚科夫（Alexander Permyakov）被拘留在反对乌克兰宣传家Zakhar Zpolepin的企图中作证。  - 乌克林。</text:p>
      <text:p text:style-name="P4">
图片: ["<text:a xlink:type="simple" xlink:href="https://static.ukrinform.com/photos/2018_07/thumb_files/630_360_1530711759-3858.jpg" text:style-name="Internet_20_link" text:visited-style-name="Visited_20_Internet_20_Link">
630_360_15307...</text:a>
"]</text:p>
      <text:p text:style-name="P4">
标签: ['Прилєпін', 'росія', 'Слідком РФ', 'Замах', 'Затримання']</text:p>
      <text:p text:style-name="P4">
类型: Article</text:p>
      <!--METADATA-->
      <text:p text:style-name="P4">
<draw:frame draw:style-name="fr1" draw:name="Image79" text:anchor-type="as-char" svg:width="6.9236in" svg:height="3.956343in" draw:z-index="0">
<draw:image xlink:href="../Images/yкринформ/2023-05-06T-57-19-00-03-00/630_360_1530711759-3858.jpg" xlink:type="simple" xlink:show="embed" xlink:actuate="onLoad" draw:mime-type="image/jpeg"/>
</draw:frame>
这位俄罗斯调查员报道说，亚历山大·伯利亚科夫(Alexander Permyakov)被拘留在对反乌克兰宣传家Zakhar Zpolepin的袭击中。</text:p>
      <text:p text:style-name="P4">
正如乌克林福姆报道的那样，它在[]中报告(https://t.me/sledcom_press/6657)SKR新闻服务。</text:p>
      <text:p text:style-name="P4">
据该部门称，被拘留者表示，据称他在乌克兰特殊服务的雇员的任务上进行了操作。 据他说，他在不得不开车的道路上放置了爆炸装置。 俄罗斯联合会写道，佩里科夫卡(Permikovka)的设备爆炸。</text:p>
      <text:p text:style-name="P4">
新闻服务补充说，被拘留的permyakov的审讯仍在继续。 为了法医专业知识的目的和行为，他的手和衣服的检查液洗涤。 他在1993年的Permyakov SKR的视频中说，他是乌克兰顿涅茨克地区的Druzhkivka的一种内容，在俄罗斯联合会中，他于2022年出现，目的是在[]的帮助下进行枪击pelpin。(https://t.me/sledcom_press/6659)同时，俄罗斯新闻<text:a xlink:type="simple" xlink:href="https://t.me/ENews112/13766" text:style-name="Internet_20_link" text:visited-style-name="Visited_20_Internet_20_Link">
</text:a>
另一名嫌疑人被拘留。 据该频道称，莫斯科还搜索了据称报告的几个地址。</text:p>
      <text:p text:style-name="P4">
如报道，<text:a xlink:type="simple" xlink:href="https://www.ukrinform.ua/rubric-world/3705602-u-niznomu-novgorodi-pidirvali-avto-iz-prihilnikom-rosijskoi-agresii-prilepinim.html" text:style-name="Internet_20_link" text:visited-style-name="Visited_20_Internet_20_Link">
</text:a>
驾驶员被杀，普里列平(Prilepin)本人受重伤，他应该受到操作。俄罗斯联邦的调查委员会是在涉及恐怖袭击的一篇文章中爆炸而启动的。</text:p>
      <text:p text:style-name="P4">
News Source: <text:a xlink:type="simple" xlink:href="https://www.ukrinform.ua/rubric-world/3705746-zamah-na-prilepina-slidkom-rf-zaaviv-so-zatrimanij-u-spravi-dav-svidcenna.html" text:style-name="Internet_20_link" text:visited-style-name="Visited_20_Internet_20_Link">
https://www.ukrinform.ua/rubric-world/3705746-zamah-na-prilepina-slidkom-rf-zaaviv-so-zatrimanij-u-spravi-dav-svidcenna.html</text:a>
</text:p>
      <!--NEWS-->
      <text:h text:style-name="P10" text:outline-level="1">
<text:span text:style-name="T4">
在沙克塔尔（Shakhtarske）的指示，俄罗斯军队炮击了沙克塔尔（Shakhtarske），prechystivka和donet的Vuhledar ...</text:span>
</text:h>
      <text:p text:style-name="P4">
作者: liveuamap (Language: en)</text:p>
      <text:p text:style-name="P4">
时间: 2023-05-06T-57:27:00</text:p>
      <text:p text:style-name="P4">
地点: Zaporizhzhia (Latitude:47.7785 Longtitude:37.07748)</text:p>
      <text:p text:style-name="P4">
视频: []</text:p>
      <text:p text:style-name="P4">
图片: []</text:p>
      <text:p text:style-name="P4">
标签: ["Russia"]</text:p>
      <text:p text:style-name="P4">
Id: 22560788</text:p>
      <!--METADATA-->
      <text:p text:style-name="P4">
在沙克塔克(Shakhtarske)指示俄罗斯军队在乌克兰武装部队的武装部队总参谋长中炮击Shakhtarske，Prechystivka和Vuhledar</text:p>
      <text:p text:style-name="P4">
新闻集链接：<text:a xlink:type="simple" xlink:href="https://liveuamap.com/en/2023/6-may-at-shakhtarske-direction-russian-army-shelled-shakhtarske" text:style-name="Internet_20_link" text:visited-style-name="Visited_20_Internet_20_Link">
https://liveuamap.com/en/2023/6-may-at-shakhtarske-direction-direction-russian-army-shelled-shakhtarske</text:a>
</text:p>
      <text:p text:style-name="P4">
News Source: <text:a xlink:type="simple" xlink:href="https://t.me/lumsrc/4704" text:style-name="Internet_20_link" text:visited-style-name="Visited_20_Internet_20_Link">
https://t.me/lumsrc/4704</text:a>
</text:p>
      <!--NEWS-->
      <text:h text:style-name="P10" text:outline-level="1">
<text:span text:style-name="T4">
Zelensky祝贺查尔斯三世（Charles III）</text:span>
</text:h>
      <text:p text:style-name="P4">
作者: Ukrinform (Person)</text:p>
      <text:p text:style-name="P4">
出版商: Укринформ (Organization)</text:p>
      <text:p text:style-name="P4">
出版时间: 2023-05-06T-59:10:00+03:00</text:p>
      <text:p text:style-name="P4">
修改时间: 2023-05-06T20:10:00+03:00</text:p>
      <text:p text:style-name="P4">
描述: 沃迪米尔·泽伦斯基（Volodymyr Zelenskyy）总统祝贺查尔斯三世（Charles III）加冕典礼，并希望成功多年的统治。  - 乌克林。</text:p>
      <text:p text:style-name="P4">
图片: ["<text:a xlink:type="simple" xlink:href="https://static.ukrinform.com/photos/2023_02/thumb_files/630_360_1677434079-719.jpeg" text:style-name="Internet_20_link" text:visited-style-name="Visited_20_Internet_20_Link">
630_360_16774...</text:a>
"]</text:p>
      <text:p text:style-name="P4">
标签: ['Британія', 'Зеленський', 'Чарльз ІІІ', 'Коронація']</text:p>
      <text:p text:style-name="P4">
类型: Article</text:p>
      <!--METADATA-->
      <text:p text:style-name="P4">
<draw:frame draw:style-name="fr1" draw:name="Image80" text:anchor-type="as-char" svg:width="6.9236in" svg:height="3.956343in" draw:z-index="0">
<draw:image xlink:href="../Images/yкринформ/2023-05-06T-59-10-00-03-00/630_360_1677434079-719.jpeg" xlink:type="simple" xlink:show="embed" xlink:actuate="onLoad" draw:mime-type="image/jpeg"/>
</draw:frame>
沃迪米尔·泽伦斯基(Volodymyr Zelenskyy)总统祝贺查尔斯三世国王(King Charles III)的加冕典礼多年成功的统治。</text:p>
      <text:p text:style-name="P4">
正如乌克林福姆报道的那样，泽伦斯基在晚上说<text:a xlink:type="simple" xlink:href="https://t.me/V_Zelenskiy_official/6147" text:style-name="Internet_20_link" text:visited-style-name="Visited_20_Internet_20_Link">
</text:a>
“代表整个乌克兰人民，我向乌克兰真正的女士们表示祝贺，这是一个历史上的事件，开始了英国君主制的新时代。 我希望查尔斯三世国王在多年的成功统治下，以及与我们有联系的人们的人民 - 繁荣，我们与我们有着共同的共同之处。” Zelensky说。</text:p>
      <text:p text:style-name="P4">
_viso：op _</text:p>
      <text:p text:style-name="P4">
他回忆说，今天乌克兰政府和乌克兰第一夫人的负责人在英国介绍了我们的国家，在那里进行了骑兵的加冕礼。(https://www.ukrinform.ua/tag-carlz-iii)和卡米拉的女王。 总统还感谢所有英国人的支持。</text:p>
      <text:p text:style-name="P4">
<text:span text:style-name="T4">
另请阅读：</text:span>
 <text:a xlink:type="simple" xlink:href="https://www.ukrinform.ua/rubric-ato/3705694-zelenskij-nagorodiv-tri-brigadi-zsu-vidznakou-za-muznist-ta-vidvagu.html" text:style-name="Internet_20_link" text:visited-style-name="Visited_20_Internet_20_Link">
<text:span text:style-name="T4">
 Zelensky </text:span>
</text:a>
“我个人会在伦敦认识他的je下是一种荣幸，我会记得我们的谈话，我记得我对乌克兰和乌克兰人的真诚情感。 谢谢支持!谢谢大家!”  - 总结总统。</text:p>
      <text:p text:style-name="P4">
据报道，5月6日<text:a xlink:type="simple" xlink:href="https://www.ukrinform.ua/rubric-world/3705656-u-britanii-koronuvali-carlza-iii.html" text:style-name="Internet_20_link" text:visited-style-name="Visited_20_Internet_20_Link">
</text:a>
在伦敦代表团的邀请下，其中将有乌克兰人，而俄罗斯人则没有被邀请。</text:p>
      <text:p text:style-name="P4">
News Source: <text:a xlink:type="simple" xlink:href="https://www.ukrinform.ua/rubric-polytics/3705744-zelenskij-privitav-carlza-iii-z-koronacieu.html" text:style-name="Internet_20_link" text:visited-style-name="Visited_20_Internet_20_Link">
https://www.ukrinform.ua/rubric-polytics/3705744-zelenskij-privitav-carlza-iii-z-koronacieu.html</text:a>
</text:p>
      <!--NEWS-->
      <text:h text:style-name="P10" text:outline-level="1">
<text:span text:style-name="T4">
在Zaporizhzhia和Kherson的指示，俄罗斯军队炮击了Burlatske，Vremivka，Novosilka，Z ...</text:span>
</text:h>
      <text:p text:style-name="P4">
作者: liveuamap (Language: en)</text:p>
      <text:p text:style-name="P4">
时间: 2023-05-06T-59:27:00</text:p>
      <text:p text:style-name="P4">
地点: Kherson (Latitude:46.62315 Longtitude:32.59429)</text:p>
      <text:p text:style-name="P4">
视频: []</text:p>
      <text:p text:style-name="P4">
图片: []</text:p>
      <text:p text:style-name="P4">
标签: ["Russia"]</text:p>
      <text:p text:style-name="P4">
Id: 22560783</text:p>
      <!--METADATA-->
      <text:p text:style-name="P4">
在Zaporizhzhia和Kherson的指示，俄罗斯军队炮击了Burlatske，Vremivka，Novosilka，Novosilka，Zelene Pole，Donetsk地区的Novopil； Olhivske，Malynivka，Huliaipole，Zaliznychne，Huliaipilske，Bilohirya，Mala Tokmachka，Mali Scherbaky，Kamyanske和Stepnohiirskachia地区； Nikopol ofDnipropetrovsk地区； Zolota Balka，Dudchany，Vesele，Dniprovske，Kizomys Ofkherson和Kherson City，乌克兰武装部队早晨武装部队报告</text:p>
      <text:p text:style-name="P4">
新闻集链接：<text:a xlink:type="simple" xlink:href="https://liveuamap.com/en/2023/6-may-at-zaporizhzhia-and-kherson-directions-russian-army" text:style-name="Internet_20_link" text:visited-style-name="Visited_20_Internet_20_Link">
https://liveuamap.com/en/2023/6-may-zaporizhia-kherson-directions-russian-army</text:a>
</text:p>
      <text:p text:style-name="P4">
News Source: <text:a xlink:type="simple" xlink:href="https://t.me/lumsrc/4705" text:style-name="Internet_20_link" text:visited-style-name="Visited_20_Internet_20_Link">
https://t.me/lumsrc/4705</text:a>
</text:p>
      <!--NEWS-->
      <text:h text:style-name="P10" text:outline-level="1">
<text:span text:style-name="T4">
国际高尔夫联合会承认了俄罗斯联合会和白俄罗斯的运动员</text:span>
</text:h>
      <text:p text:style-name="P4">
作者: Ukrinform (Person)</text:p>
      <text:p text:style-name="P4">
出版商: Укринформ (Organization)</text:p>
      <text:p text:style-name="P4">
出版时间: 2023-05-06T-61:03:00+03:00</text:p>
      <text:p text:style-name="P4">
修改时间: 2023-05-06T20:03:00+03:00</text:p>
      <text:p text:style-name="P4">
描述: 国际高尔夫联合会（IGF）决定，俄罗斯和白俄罗斯运动员可以重新参加国际比赛作为中性比赛。  - 乌克林。</text:p>
      <text:p text:style-name="P4">
图片: ["<text:a xlink:type="simple" xlink:href="https://static.ukrinform.com/photos/2023_05/thumb_files/630_360_1683392061-562.jpg" text:style-name="Internet_20_link" text:visited-style-name="Visited_20_Internet_20_Link">
630_360_16833...</text:a>
"]</text:p>
      <text:p text:style-name="P4">
标签: ['білорусь', 'Спорт', 'росія', 'Гольф', 'Війна з росією']</text:p>
      <text:p text:style-name="P4">
类型: Article</text:p>
      <!--METADATA-->
      <text:p text:style-name="P4">
<draw:frame draw:style-name="fr1" draw:name="Image81" text:anchor-type="as-char" svg:width="6.9236in" svg:height="3.956343in" draw:z-index="0">
<draw:image xlink:href="../Images/yкринформ/2023-05-06T-61-03-00-03-00/630_360_1683392061-562.jpg" xlink:type="simple" xlink:show="embed" xlink:actuate="onLoad" draw:mime-type="image/jpeg"/>
</draw:frame>
国际高尔夫联合会(IGF)她认为俄罗斯和白俄罗斯的出口可以作为中立人重返国际比赛。</text:p>
      <text:p text:style-name="P4">
根据乌克林福姆的报道，该机构报告了<text:a xlink:type="simple" xlink:href="https://www.reuters.com/sports/golf/russian-belarusian-golfers-allowed-return-neutrals-2023-05-06/" text:style-name="Internet_20_link" text:visited-style-name="Visited_20_Internet_20_Link">
</text:a>
.</text:p>
      <text:p text:style-name="P4">
Зазначається, що Міжнародний олімпійський комітет (莫克)俄罗斯军队于2022年2月入侵乌克兰后，他对莫斯科及其白俄罗斯的盟友进行了制裁。</text:p>
      <text:p text:style-name="P4">
但是，乒乓球，五项全能，围栏，柔道和跆拳道属于奥运会，他们返回了<text:a xlink:type="simple" xlink:href="https://www.ukrinform.ua/tag-sport" text:style-name="Internet_20_link" text:visited-style-name="Visited_20_Internet_20_Link">
</text:a>
来自两个国家。</text:p>
      <text:p text:style-name="P4">
声明说：“……国际奥委会没有决定2024年俄罗斯和白俄罗斯运动员参加巴黎奥运会的参与，因此，IGF董事会推迟了他们参加奥运会高尔夫比赛的荣耀。”</text:p>
      <text:p text:style-name="P4">
<text:span text:style-name="T4">
另请阅读：</text:span>
 <text:a xlink:type="simple" xlink:href="https://www.ukrinform.ua/rubric-sports/3703697-vismoh-rosian-ne-dopustili-do-ucasti-na-cs2023-z-dzudo.html" text:style-name="Internet_20_link" text:visited-style-name="Visited_20_Internet_20_Link">
</text:a>
据报道，俄罗斯和白俄罗斯运动员被从国际比赛中撤离，以应对乌克兰俄罗斯的全面入侵。 2023年1月，国际奥委会提议如果他们为乌克兰的战争讲话并且不使用兴奋剂，则允许他们参加比赛。</text:p>
      <text:p text:style-name="P4">
2023年2月，有35个国家表示<text:a xlink:type="simple" xlink:href="https://www.ukrinform.ua/rubric-sports/3681001-britania-zaklikala-sponsoriv-olimpiadi-ne-dopustiti-povernenna-rosian-i-bilorusiv.html" text:style-name="Internet_20_link" text:visited-style-name="Visited_20_Internet_20_Link">
</text:a>
乌克兰在奥林匹克体育运动中的体育联合会已与IOC合资，以防止俄罗斯人和白俄罗斯人参加比赛。</text:p>
      <text:p text:style-name="P4">
奥运会将于2024年在巴黎举行。</text:p>
      <text:p text:style-name="P4">
News Source: <text:a xlink:type="simple" xlink:href="https://www.ukrinform.ua/rubric-sports/3705739-miznarodna-federacia-golfu-dopustila-do-zmagan-sportsmeniv-z-rf-ta-bilorusi.html" text:style-name="Internet_20_link" text:visited-style-name="Visited_20_Internet_20_Link">
https://www.ukrinform.ua/rubric-sports/3705739-miznarodna-federacia-golfu-dopustila-do-zmagan-sportsmeniv-z-rf-ta-bilorusi.html</text:a>
</text:p>
      <!--NEWS-->
      <text:h text:style-name="P10" text:outline-level="1">
<text:span text:style-name="T4">
俄罗斯部队在巴赫穆特，阿夫迪夫卡和玛丽卡的指示进行进攻行动。 UKR ...</text:span>
</text:h>
      <text:p text:style-name="P4">
作者: liveuamap (Language: en)</text:p>
      <text:p text:style-name="P4">
时间: 2023-05-06T-62:27:00</text:p>
      <text:p text:style-name="P4">
地点: Marinka, Donetsk Oblast (Latitude:47.94291 Longtitude:37.49376)</text:p>
      <text:p text:style-name="P4">
视频: []</text:p>
      <text:p text:style-name="P4">
图片: []</text:p>
      <text:p text:style-name="P4">
标签: ["Russia"]</text:p>
      <text:p text:style-name="P4">
Id: 22560762</text:p>
      <!--METADATA-->
      <text:p text:style-name="P4">
俄罗斯部队在巴赫穆特，阿夫迪夫卡和玛丽卡达德郡进行进攻行动。 乌克兰军方击退了大约50次俄罗斯袭击。 俄罗斯福克斯(Russianforces)试图在Bakhmut，Hryhorivka，Ivanivske和New York，Avdiyivka，Maryinka附近前进 - 乌克兰武装部队的总参谋</text:p>
      <text:p text:style-name="P4">
新闻集链接：<text:a xlink:type="simple" xlink:href="https://liveuamap.com/en/2023/6-may-russian-forces-conducting-offensive-actions-at-bakhmut" text:style-name="Internet_20_link" text:visited-style-name="Visited_20_Internet_20_Link">
https://liveuamap.com/en/2023/6-may-russian-forces-conducting-conductive-contermistion-actions-actions-at-bakhmut</text:a>
</text:p>
      <text:p text:style-name="P4">
News Source: <text:a xlink:type="simple" xlink:href="https://t.me/lumsrc/4706" text:style-name="Internet_20_link" text:visited-style-name="Visited_20_Internet_20_Link">
https://t.me/lumsrc/4706</text:a>
</text:p>
      <!--NEWS-->
      <text:h text:style-name="P10" text:outline-level="1">
<text:span text:style-name="T4">
我们需要从俄罗斯囚禁中返回所有人 - 总统</text:span>
</text:h>
      <text:p text:style-name="P4">
作者: Ukrinform (Person)</text:p>
      <text:p text:style-name="P4">
出版商: Укринформ (Organization)</text:p>
      <text:p text:style-name="P4">
出版时间: 2023-05-06T-63:00:00+03:00</text:p>
      <text:p text:style-name="P4">
修改时间: 2023-05-06T20:00:00+03:00</text:p>
      <text:p text:style-name="P4">
描述: 我们必须从俄罗斯囚禁中返回并返回所有人。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Військові', 'Полонені', 'Зеленський', 'Чарльз ІІІ']</text:p>
      <text:p text:style-name="P4">
类型: Article</text:p>
      <!--METADATA-->
      <text:p text:style-name="P4">
<draw:frame draw:style-name="fr1" draw:name="Image82" text:anchor-type="as-char" svg:width="6.9236in" svg:height="3.956343in" draw:z-index="0">
<draw:image xlink:href="../Images/yкринформ/2023-05-06T-63-00-00-03-00/630_360_1679682020-565.jpeg" xlink:type="simple" xlink:show="embed" xlink:actuate="onLoad" draw:mime-type="image/jpeg"/>
</draw:frame>
我们必须从俄罗斯囚禁中更新并将所有人退还。</text:p>
      <text:p text:style-name="P4">
在您的[]中(https://www.youtube.com/watch?v=ea93FZn1wtw)报道说，乌克兰总统Volodymyr Zelenskyy报道。</text:p>
      <text:p text:style-name="P4">
<text:span text:style-name="T5">
viso：<text:a xlink:type="simple" xlink:href="https://t.me/OP_UA/9445" text:style-name="Internet_20_link" text:visited-style-name="Visited_20_Internet_20_Link">
</text:a>
</text:span>
</text:p>
      <text:p text:style-name="P4">
<text:span text:style-name="T4">
我希望健康，亲爱的乌克兰人!</text:span>
</text:p>
      <text:p text:style-name="P4">
今天对我们的士兵来说是重要的一天，今天是乌克兰步兵的日子。</text:p>
      <text:p text:style-name="P4">
这是一个捍卫者和后卫的职业假期，总是值得关注。</text:p>
      <text:p text:style-name="P4">
陆军最大的组成部分，那些对防御最重要的抵抗力。 表现特别重要的人。</text:p>
      <text:p text:style-name="P4">
他很荣幸今天祝贺我们的步兵，并获得州奖和荣誉荣誉荣誉荣誉，我们的船员以勇气和勇气。 第10个单独的农业旅，第14个独立的机械化，第56个单独的运动步兵……谢谢勇士队的表现!感谢所有必须在乌克兰步兵任职的人!</text:p>
      <text:p text:style-name="P4">
然而，今天，金星的命令移交给了我们的英雄瓦莱尔博夫上尉。 他死于战斗。 他是第93个独立机械化旅“冷纱”的汽车步兵营的汽车步兵公司的指挥官。</text:p>
      <text:p text:style-name="P4">
这个人字形，乌克兰的雪佛龙英雄，是他的女儿维多利亚(Victoria)交给我的。 我会构建它。 对我来说，这是一个非常荣幸的荣誉。</text:p>
      <text:p text:style-name="P4">
今天，我们的团队设法从俄罗斯囚禁中返回了45个我们的囚禁。 42名乌克兰捍卫者和三名捍卫者。 他们都为Azovstal辩护。 35名普通和中士，十个军官。</text:p>
      <text:p text:style-name="P4">
我们必须从俄罗斯囚禁中返回并返回所有人!我非常感谢交流团队。 Budanov，Yermak，Usov，Kid，Loubin。谢谢，伙计们!</text:p>
      <text:p text:style-name="P4">
今天，他会见了犹他州代表 - 最强大的国家之一。 我们已经讨论了我们的互动，这是一个很好的例子，说明了特定部分如何帮助保护自由和人民。 人道主义支持，援助，政治互动。 我们有足够的机会为乌克兰人和美国人的共同利益共同努力。</text:p>
      <text:p text:style-name="P4">
还有一个。 今天，乌克兰政府负责人和乌克兰的第一夫人代表了英国的国家，在那里，查理伊国王和卡米拉皇后的加冕典礼。我亲自在伦敦会面，我记得我们的谈话是一种荣幸，我记得我对乌克兰和乌克兰人的真诚情感。 谢谢支持!谢谢大家!</text:p>
      <text:p text:style-name="P4">
<text:span text:style-name="T4">
感谢所有帮助保护生活和自由的人!</text:span>
</text:p>
      <text:p text:style-name="P4">
<text:span text:style-name="T4">
荣耀现在我们正在战斗的所有士兵!荣耀我们美丽的人!</text:span>
</text:p>
      <text:p text:style-name="P4">
<text:span text:style-name="T4">
荣耀到乌克兰!</text:span>
</text:p>
      <text:p text:style-name="P4">
_foto：op _</text:p>
      <text:p text:style-name="P4">
News Source: <text:a xlink:type="simple" xlink:href="https://www.ukrinform.ua/rubric-ato/3705743-maemo-povernuti-usih-nasih-ludej-iz-rosijskogo-polonu-prezident.html" text:style-name="Internet_20_link" text:visited-style-name="Visited_20_Internet_20_Link">
https://www.ukrinform.ua/rubric-ato/3705743-maemo-povernuti-usih-nasih-ludej-iz-rosijskogo-polonu-prezident.html</text:a>
</text:p>
      <!--NEWS-->
      <text:h text:style-name="P10" text:outline-level="1">
<text:span text:style-name="T4">
乒乓球队的男子队进入了团队负责人的最后一部分</text:span>
</text:h>
      <text:p text:style-name="P4">
作者: Ukrinform (Person)</text:p>
      <text:p text:style-name="P4">
出版商: Укринформ (Organization)</text:p>
      <text:p text:style-name="P4">
出版时间: 2023-05-06T-66:48:47+03:00</text:p>
      <text:p text:style-name="P4">
修改时间: 2023-05-06T19:48:47+03:00</text:p>
      <text:p text:style-name="P4">
描述: 2023年欧元将在瑞典马尔梅举行。  - 乌克林。</text:p>
      <text:p text:style-name="P4">
图片: ["<text:a xlink:type="simple" xlink:href="https://static.ukrinform.com/photos/2023_05/thumb_files/630_360_1683391636-693.jpg" text:style-name="Internet_20_link" text:visited-style-name="Visited_20_Internet_20_Link">
630_360_16833...</text:a>
"]</text:p>
      <text:p text:style-name="P4">
标签: ['настільний теніс']</text:p>
      <text:p text:style-name="P4">
类型: Article</text:p>
      <!--METADATA-->
      <text:p text:style-name="P4">
<draw:frame draw:style-name="fr1" draw:name="Image83" text:anchor-type="as-char" svg:width="6.9236in" svg:height="3.956343in" draw:z-index="0">
<draw:image xlink:href="../Images/yкринформ/2023-05-06T-66-48-47-03-00/630_360_1683391636-693.jpg" xlink:type="simple" xlink:show="embed" xlink:actuate="onLoad" draw:mime-type="image/jpeg"/>
</draw:frame>
Euro-2023 Euro-2023将去瑞典Malme。</text:p>
      <text:p text:style-name="P4">
乌克林福姆报道，男子乒乓球队在欧洲队冠军的最后一部分中排名第一。</text:p>
      <text:p text:style-name="P4">
乌克兰国家队由Yevgeny Prishchepa，Viktor Yefimov，Yaroslav Zhmudenko Taanton Limonov代表。</text:p>
      <text:p text:style-name="P4">
在克罗地亚的奥西耶克(Osiyek)，乌克兰人与以色列一起参加了同一小组(3：2)， 荷兰人(3：0)和拉脱维亚(3：0). Україна виграла групу та разом зНідерландами вийшла на Євро, Ізраїль гратиме у плей-оф.</text:p>
      <text:p text:style-name="P4">
Євро-2023 проведуть у шведському Мальме з 10 по 17 верес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a>
据乌克林福姆(Ukrinform)报道，乌克兰女子国家队将参加一支痛苦的队伍，并于2015年参加乌克兰人赢得了青铜比赛。</text:p>
      <text:p text:style-name="P4">
照片：facebook.com/uttfofficial</text:p>
      <text:p text:style-name="P4">
News Source: <text:a xlink:type="simple" xlink:href="https://www.ukrinform.ua/rubric-sports/3705734-colovica-zbirna-ukraini-z-nastilnogo-tenisu-vijsla-do-finalnoi-castini-komandnogo-ce.html" text:style-name="Internet_20_link" text:visited-style-name="Visited_20_Internet_20_Link">
https://www.ukrinform.ua/rubric-sports/3705734-colovica-zbirna-ukraini-z-nastilnogo-tenisu-vijsla-do-finalnoi-castini-komandnogo-ce.html</text:a>
</text:p>
      <!--NEWS-->
      <text:h text:style-name="P10" text:outline-level="1">
<text:span text:style-name="T4">
Dnipro，Dnipropetrovska Oblast（07:00）。 红色警报：空中威胁。 警笛声。 掩护...</text:span>
</text:h>
      <text:p text:style-name="P4">
作者: liveuamap (Language: en)</text:p>
      <text:p text:style-name="P4">
时间: 2023-05-06T01:03:00</text:p>
      <text:p text:style-name="P4">
地点: Dnipro (Latitude:48.45837 Longtitude:35.0374)</text:p>
      <text:p text:style-name="P4">
视频: []</text:p>
      <text:p text:style-name="P4">
图片: []</text:p>
      <text:p text:style-name="P4">
标签: ["Europe", "Central and Eastern Europe"]</text:p>
      <text:p text:style-name="P4">
Id: 22560730</text:p>
      <!--METADATA-->
      <text:p text:style-name="P4">
dnipro，dnipropetrovsk区域(07:00). Red Alert: aerial threat. Sirenssounding. Take cover now!</text:p>
      <text:p text:style-name="P4">
News Collection Link: <text:a xlink:type="simple" xlink:href="https://liveuamap.com/en/2023/06-may-dnipro-dnipropetrovska-oblast0700-red-g" text:style-name="Internet_20_link" text:visited-style-name="Visited_20_Internet_20_Link">
https://liveuamap.com/en/2023/06-may-dnipro-dnipropetrovska-oblast0700-red-g</text:a>
</text:p>
      <text:p text:style-name="P4">
News Source: <text:a xlink:type="simple" xlink:href="https://t.me/suspilnednipro/15103" text:style-name="Internet_20_link" text:visited-style-name="Visited_20_Internet_20_Link">
https://t.me/suspilnednipro/15103</text:a>
</text:p>
      <!--NEWS-->
      <text:h text:style-name="P10" text:outline-level="1">
<text:span text:style-name="T4">
爆炸在德尼普罗市是可听见的，由于防空工作可能</text:span>
</text:h>
      <text:p text:style-name="P4">
作者: liveuamap (Language: en)</text:p>
      <text:p text:style-name="P4">
时间: 2023-05-06T01:20:53</text:p>
      <text:p text:style-name="P4">
地点: Dnipro (Latitude:48.42385 Longtitude:35.09171)</text:p>
      <text:p text:style-name="P4">
视频: []</text:p>
      <text:p text:style-name="P4">
图片: []</text:p>
      <text:p text:style-name="P4">
标签: ["Europe", "Central and Eastern Europe"]</text:p>
      <text:p text:style-name="P4">
Id: 22560732</text:p>
      <!--METADATA-->
      <text:p text:style-name="P4">
爆炸在德尼普罗市是可听见的，由于防空工作可能</text:p>
      <text:p text:style-name="P4">
新闻集链接：<text:a xlink:type="simple" xlink:href="https://liveuamap.com/en/2023/6-may-explosions-were-audible-in-dnipro-city-possible-due" text:style-name="Internet_20_link" text:visited-style-name="Visited_20_Internet_20_Link">
https://liveuamap.com/en/2023/6-may-explosions-were-audible-indibil-in-dnipro-city-possible due</text:a>
</text:p>
      <text:p text:style-name="P4">
News Source: <text:a xlink:type="simple" xlink:href="https://t.me/dneproperatyv/62029" text:style-name="Internet_20_link" text:visited-style-name="Visited_20_Internet_20_Link">
https://t.me/dneproperatyv/62029</text:a>
</text:p>
      <!--NEWS-->
      <text:h text:style-name="P10" text:outline-level="1">
<text:span text:style-name="T4">
据报道，在dzhankoi附近的克里米亚爆炸了</text:span>
</text:h>
      <text:p text:style-name="P4">
作者: liveuamap (Language: en)</text:p>
      <text:p text:style-name="P4">
时间: 2023-05-06T01:34:08</text:p>
      <text:p text:style-name="P4">
地点: Dzhankoi (Latitude:45.73542 Longtitude:34.3824)</text:p>
      <text:p text:style-name="P4">
视频: []</text:p>
      <text:p text:style-name="P4">
图片: ["<text:a xlink:type="simple" xlink:href="https://liveuamap.com/pics/2023/05/06/22560734_0.jpg" text:style-name="Internet_20_link" text:visited-style-name="Visited_20_Internet_20_Link">
22560734_0.jpg</text:a>
"]</text:p>
      <text:p text:style-name="P4">
标签: ["Europe", "Central and Eastern Europe"]</text:p>
      <text:p text:style-name="P4">
Id: 22560734</text:p>
      <!--METADATA-->
      <text:p text:style-name="P4">
据报道，在dzhankoi附近的克里米亚爆炸了</text:p>
      <text:p text:style-name="P4">
<draw:frame draw:style-name="fr1" draw:name="Image84" text:anchor-type="as-char" svg:width="6.9236in" svg:height="1.947263in" draw:z-index="0">
<draw:image xlink:href="../Images/liveuamap/2023-05-06T01-34-08/22560734_0.jpg" xlink:type="simple" xlink:show="embed" xlink:actuate="onLoad" draw:mime-type="image/jpeg"/>
</draw:frame>
新闻收集链接：<text:a xlink:type="simple" xlink:href="https://liveuamap.com/en/2023/6-may-explosions-were-reported-in-northern-crimea-near-dzhankoi" text:style-name="Internet_20_link" text:visited-style-name="Visited_20_Internet_20_Link">
https://liveuamap.com/en/2023/6-may-explosions-were-reported-in-northern-crimea-northern-northern-northern-northern-northern-near-near-dzhankoi</text:a>
</text:p>
      <text:p text:style-name="P4">
News Source: <text:a xlink:type="simple" xlink:href="https://t.me/Tsaplienko/31203" text:style-name="Internet_20_link" text:visited-style-name="Visited_20_Internet_20_Link">
https://t.me/Tsaplienko/31203</text:a>
</text:p>
      <!--NEWS-->
      <text:h text:style-name="P10" text:outline-level="1">
<text:span text:style-name="T4">
乌克兰司令部的防空击落了8架无人机</text:span>
</text:h>
      <text:p text:style-name="P4">
作者: liveuamap (Language: en)</text:p>
      <text:p text:style-name="P4">
时间: 2023-05-06T02:17:00</text:p>
      <text:p text:style-name="P4">
地点: Dnipro (Latitude:48.42666 Longtitude:35.09569)</text:p>
      <text:p text:style-name="P4">
视频: []</text:p>
      <text:p text:style-name="P4">
图片: ["<text:a xlink:type="simple" xlink:href="https://liveuamap.com/pics/2023/05/06/22560759_0.jpg" text:style-name="Internet_20_link" text:visited-style-name="Visited_20_Internet_20_Link">
22560759_0.jpg</text:a>
"]</text:p>
      <text:p text:style-name="P4">
标签: ["Europe", "Central and Eastern Europe"]</text:p>
      <text:p text:style-name="P4">
Id: 22560759</text:p>
      <!--METADATA-->
      <text:p text:style-name="P4">
乌克兰司令部的防空击落了8架无人机</text:p>
      <text:p text:style-name="P4">
<draw:frame draw:style-name="fr1" draw:name="Image85" text:anchor-type="as-char" svg:width="6.9236in" svg:height="9.855658in" draw:z-index="0">
<draw:image xlink:href="../Images/liveuamap/2023-05-06T02-17-00/22560759_0.jpg" xlink:type="simple" xlink:show="embed" xlink:actuate="onLoad" draw:mime-type="image/jpeg"/>
</draw:frame>
新闻集链接：<text:a xlink:type="simple" xlink:href="https://liveuamap.com/en/2023/6-may-ukrainian-air-defense-of-command-east-shot-down-8-drones" text:style-name="Internet_20_link" text:visited-style-name="Visited_20_Internet_20_Link">
https://liveuamap.com/en/2023/6-may-ukrainian-air-defense-fefense-ef-command-east-ashot-shot-shot-down-8--8--rones</text:a>
</text:p>
      <text:p text:style-name="P4">
News Source: <text:a xlink:type="simple" xlink:href="https://t.me/kyivoperativ/121653" text:style-name="Internet_20_link" text:visited-style-name="Visited_20_Internet_20_Link">
https://t.me/kyivoperativ/121653</text:a>
</text:p>
      <!--NEWS-->
      <text:h text:style-name="P10" text:outline-level="1">
<text:span text:style-name="T4">
职业当局关闭了民用车辆的凯希桥</text:span>
</text:h>
      <text:p text:style-name="P4">
作者: liveuamap (Language: en)</text:p>
      <text:p text:style-name="P4">
时间: 2023-05-06T02:17:44</text:p>
      <text:p text:style-name="P4">
地点: Kerch Strait (Latitude:45.32754 Longtitude:36.47354)</text:p>
      <text:p text:style-name="P4">
视频: []</text:p>
      <text:p text:style-name="P4">
图片: []</text:p>
      <text:p text:style-name="P4">
标签: ["Central and Eastern Europe"]</text:p>
      <text:p text:style-name="P4">
Id: 22560735</text:p>
      <!--METADATA-->
      <text:p text:style-name="P4">
职业当局关闭了民用车辆的凯希桥</text:p>
      <text:p text:style-name="P4">
新闻集链接：<text:a xlink:type="simple" xlink:href="https://liveuamap.com/en/2023/6-may-occupation-authorities-closed-kerch-bridge-for-civilian" text:style-name="Internet_20_link" text:visited-style-name="Visited_20_Internet_20_Link">
https://liveuamap.com/en/2023/6-may-cupation-authorities-close-closed-kerch-bridge-for-civilian</text:a>
</text:p>
      <text:p text:style-name="P4">
News Source: <text:a xlink:type="simple" xlink:href="https://t.me/operativnoZSU/94983" text:style-name="Internet_20_link" text:visited-style-name="Visited_20_Internet_20_Link">
https://t.me/operativnoZSU/94983</text:a>
</text:p>
      <!--NEWS-->
      <text:h text:style-name="P10" text:outline-level="1">
<text:span text:style-name="T4">
Kirovohradska Oblast（08:18）。 红色警报：空中威胁。 警笛声。 立即掩盖！</text:span>
</text:h>
      <text:p text:style-name="P4">
作者: liveuamap (Language: en)</text:p>
      <text:p text:style-name="P4">
时间: 2023-05-06T02:19:00</text:p>
      <text:p text:style-name="P4">
地点: Kirovohradska Oblast (Latitude:48.50037 Longtitude:32.00081)</text:p>
      <text:p text:style-name="P4">
视频: []</text:p>
      <text:p text:style-name="P4">
图片: []</text:p>
      <text:p text:style-name="P4">
标签: ["Europe", "Central and Eastern Europe"]</text:p>
      <text:p text:style-name="P4">
Id: 22560737</text:p>
      <!--METADATA-->
      <text:p text:style-name="P4">
Kirovohrad地区(08:18). Red Alert: aerial threat. Sirens sounding. Takecover now!</text:p>
      <text:p text:style-name="P4">
News Collection Link: <text:a xlink:type="simple" xlink:href="https://liveuamap.com/en/2023/06-may-kirovohradska-oblast0818-red-alert-aerg" text:style-name="Internet_20_link" text:visited-style-name="Visited_20_Internet_20_Link">
https://liveuamap.com/en/2023/06-may-kirovohradska-oblast0818-red-alert-aerg</text:a>
</text:p>
      <text:p text:style-name="P4">
News Source: <text:a xlink:type="simple" xlink:href="https://t.me/air_alert_ua/44549" text:style-name="Internet_20_link" text:visited-style-name="Visited_20_Internet_20_Link">
https://t.me/air_alert_ua/44549</text:a>
</text:p>
      <!--NEWS-->
      <text:h text:style-name="P10" text:outline-level="1">
<text:span text:style-name="T4">
俄罗斯军队进行了8次导弹袭击，49次空袭和82多个MLR炮击， - 一代...</text:span>
</text:h>
      <text:p text:style-name="P4">
作者: liveuamap (Language: en)</text:p>
      <text:p text:style-name="P4">
时间: 2023-05-06T02:27:00</text:p>
      <text:p text:style-name="P4">
地点: Chernihiv (Latitude:52.31945 Longtitude:33.08713)</text:p>
      <text:p text:style-name="P4">
视频: []</text:p>
      <text:p text:style-name="P4">
图片: []</text:p>
      <text:p text:style-name="P4">
标签: ["Russia"]</text:p>
      <text:p text:style-name="P4">
Id: 22560818</text:p>
      <!--METADATA-->
      <text:p text:style-name="P4">
俄罗斯军队进行了8次导弹罢工，49次空袭和超过82枚炮弹，与MLR，乌克兰武装部队的总参谋部</text:p>
      <text:p text:style-name="P4">
新闻集链接：<text:a xlink:type="simple" xlink:href="https://liveuamap.com/en/2023/6-may-russian-army-conducted-8-missile-strikes-49-airstrikes" text:style-name="Internet_20_link" text:visited-style-name="Visited_20_Internet_20_Link">
https://liveuamap.com/en/2023/6-may-russian-army-conducted-8-missile-strikes-49-- airstrikes</text:a>
</text:p>
      <text:p text:style-name="P4">
News Source: <text:a xlink:type="simple" xlink:href="https://t.me/lumsrc/4697" text:style-name="Internet_20_link" text:visited-style-name="Visited_20_Internet_20_Link">
https://t.me/lumsrc/4697</text:a>
</text:p>
      <!--NEWS-->
      <text:h text:style-name="P10" text:outline-level="1">
<text:span text:style-name="T4">
空军司令Mykola Oleschuk在媒体上证实了较早的信息，声称乌克雷...</text:span>
</text:h>
      <text:p text:style-name="P4">
作者: liveuamap (Language: en)</text:p>
      <text:p text:style-name="P4">
时间: 2023-05-06T02:37:26</text:p>
      <text:p text:style-name="P4">
地点: Kyiv, Kyiv city (Latitude:50.44159 Longtitude:30.52213)</text:p>
      <text:p text:style-name="P4">
视频: []</text:p>
      <text:p text:style-name="P4">
图片: []</text:p>
      <text:p text:style-name="P4">
标签: ["Europe", "Central and Eastern Europe"]</text:p>
      <text:p text:style-name="P4">
Id: 22560768</text:p>
      <!--METADATA-->
      <text:p text:style-name="P4">
空军司令Mykola Oleschuk在媒体上证实了较早的信息，声称乌克兰爱国者防空部门于5月4日在基辅击落了俄罗斯高音KH-47KINZHAL导弹</text:p>
      <text:p text:style-name="P4">
新闻集链接：<text:a xlink:type="simple" xlink:href="https://liveuamap.com/en/2023/6-may-commander-of-air-forces-mykola-oleschuk-confirms-earlier" text:style-name="Internet_20_link" text:visited-style-name="Visited_20_Internet_20_Link">
https://liveuamap.com/en/2023/6-may-commander-of-air-forces-mykola-oleschuk-confirms-earlier</text:a>
</text:p>
      <text:p text:style-name="P4">
News Source: <text:a xlink:type="simple" xlink:href="https://t.me/babel/31953" text:style-name="Internet_20_link" text:visited-style-name="Visited_20_Internet_20_Link">
https://t.me/babel/31953</text:a>
</text:p>
      <!--NEWS-->
      <text:h text:style-name="P10" text:outline-level="1">
<text:span text:style-name="T4">
克里米亚的职业当局宣布在克里米亚桥上恢复交通</text:span>
</text:h>
      <text:p text:style-name="P4">
作者: liveuamap (Language: en)</text:p>
      <text:p text:style-name="P4">
时间: 2023-05-06T02:45:00</text:p>
      <text:p text:style-name="P4">
地点: Kerch Strait (Latitude:45.32572 Longtitude:36.47718)</text:p>
      <text:p text:style-name="P4">
视频: []</text:p>
      <text:p text:style-name="P4">
图片: []</text:p>
      <text:p text:style-name="P4">
标签: ["Central and Eastern Europe"]</text:p>
      <text:p text:style-name="P4">
Id: 22560820</text:p>
      <!--METADATA-->
      <text:p text:style-name="P4">
克里米亚的职业当局宣布在克里米亚桥上恢复交通</text:p>
      <text:p text:style-name="P4">
新闻收集链接：<text:a xlink:type="simple" xlink:href="https://liveuamap.com/en/2023/6-may-the-occupation-authorities-of-crimea-announced-the" text:style-name="Internet_20_link" text:visited-style-name="Visited_20_Internet_20_Link">
https://liveuamap.com/en/2023/6-may-the-cupation-cupation-authority-ocutorities-of-crimea-announced-the-the</text:a>
</text:p>
      <text:p text:style-name="P4">
News Source: <text:a xlink:type="simple" xlink:href="https://t.me/bbbreaking/154707" text:style-name="Internet_20_link" text:visited-style-name="Visited_20_Internet_20_Link">
https://t.me/bbbreaking/154707</text:a>
</text:p>
      <!--NEWS-->
      <text:h text:style-name="P10" text:outline-level="1">
<text:span text:style-name="T4">
Sumska Oblast，Chernihivska Oblast（08:48）。 红色警报：空中威胁。 警笛声。 带有CO ...</text:span>
</text:h>
      <text:p text:style-name="P4">
作者: liveuamap (Language: en)</text:p>
      <text:p text:style-name="P4">
时间: 2023-05-06T02:53:00</text:p>
      <text:p text:style-name="P4">
地点: Sumska Oblast (Latitude:50.99961 Longtitude:33.99988)</text:p>
      <text:p text:style-name="P4">
视频: []</text:p>
      <text:p text:style-name="P4">
图片: []</text:p>
      <text:p text:style-name="P4">
标签: ["Europe", "Central and Eastern Europe"]</text:p>
      <text:p text:style-name="P4">
Id: 22560812</text:p>
      <!--METADATA-->
      <text:p text:style-name="P4">
Chernihiv地区Sumy地区(08:48). Red Alert: aerial threat. Sirenssounding. Take cover now!</text:p>
      <text:p text:style-name="P4">
News Collection Link: <text:a xlink:type="simple" xlink:href="https://liveuamap.com/en/2023/06-may-sumska-oblast-chernihivska-oblast0848-g" text:style-name="Internet_20_link" text:visited-style-name="Visited_20_Internet_20_Link">
https://liveuamap.com/en/2023/06-may-sumska-oblast-chernihivska-oblast0848-g</text:a>
</text:p>
      <text:p text:style-name="P4">
News Source: <text:a xlink:type="simple" xlink:href="https://t.me/air_alert_ua/44552" text:style-name="Internet_20_link" text:visited-style-name="Visited_20_Internet_20_Link">
https://t.me/air_alert_ua/44552</text:a>
</text:p>
      <!--NEWS-->
      <text:h text:style-name="P10" text:outline-level="1">
<text:span text:style-name="T4">
Dnipro，Dnipropetrovska Oblast（09:00）。 红色警报：空中威胁。 警笛声。 掩护...</text:span>
</text:h>
      <text:p text:style-name="P4">
作者: liveuamap (Language: en)</text:p>
      <text:p text:style-name="P4">
时间: 2023-05-06T03:02:00</text:p>
      <text:p text:style-name="P4">
地点: Dnipro (Latitude:48.4597 Longtitude:35.03807)</text:p>
      <text:p text:style-name="P4">
视频: []</text:p>
      <text:p text:style-name="P4">
图片: []</text:p>
      <text:p text:style-name="P4">
标签: ["Europe", "Central and Eastern Europe"]</text:p>
      <text:p text:style-name="P4">
Id: 22560816</text:p>
      <!--METADATA-->
      <text:p text:style-name="P4">
dnipro，dnipropetrovsk区域(09:00). Red Alert: aerial threat. Sirenssounding. Take cover now!</text:p>
      <text:p text:style-name="P4">
News Collection Link: <text:a xlink:type="simple" xlink:href="https://liveuamap.com/en/2023/06-may-dnipro-dnipropetrovska-oblast0900-red-g" text:style-name="Internet_20_link" text:visited-style-name="Visited_20_Internet_20_Link">
https://liveuamap.com/en/2023/06-may-dnipro-dnipropetrovska-oblast0900-red-g</text:a>
</text:p>
      <text:p text:style-name="P4">
News Source: <text:a xlink:type="simple" xlink:href="https://t.me/air_alert_ua/44554" text:style-name="Internet_20_link" text:visited-style-name="Visited_20_Internet_20_Link">
https://t.me/air_alert_ua/44554</text:a>
</text:p>
      <!--NEWS-->
      <text:h text:style-name="P10" text:outline-level="1">
<text:span text:style-name="T4">
Zaporizka Oblast（09:15）。 红色警报：空中威胁。 警笛声。 立即掩盖！</text:span>
</text:h>
      <text:p text:style-name="P4">
作者: liveuamap (Language: en)</text:p>
      <text:p text:style-name="P4">
时间: 2023-05-06T03:16:00</text:p>
      <text:p text:style-name="P4">
地点: Zaporizka Oblast (Latitude:47.612021 Longtitude:35.765261)</text:p>
      <text:p text:style-name="P4">
视频: []</text:p>
      <text:p text:style-name="P4">
图片: []</text:p>
      <text:p text:style-name="P4">
标签: ["Europe", "Central and Eastern Europe"]</text:p>
      <text:p text:style-name="P4">
Id: 22560842</text:p>
      <!--METADATA-->
      <text:p text:style-name="P4">
Zaporizhzhia地区(09:15). Red Alert: aerial threat. Sirens sounding. Take covernow!</text:p>
      <text:p text:style-name="P4">
News Collection Link: <text:a xlink:type="simple" xlink:href="https://liveuamap.com/en/2023/06-may-zaporizka-oblast0915-red-alert-aerial-g" text:style-name="Internet_20_link" text:visited-style-name="Visited_20_Internet_20_Link">
https://liveuamap.com/en/2023/06-may-zaporizka-oblast0915-red-alert-aerial-g</text:a>
</text:p>
      <text:p text:style-name="P4">
News Source: <text:a xlink:type="simple" xlink:href="https://t.me/air_alert_ua/44556" text:style-name="Internet_20_link" text:visited-style-name="Visited_20_Internet_20_Link">
https://t.me/air_alert_ua/44556</text:a>
</text:p>
      <!--NEWS-->
      <text:h text:style-name="P10" text:outline-level="1">
<text:span text:style-name="T4">
Donetsk Oblast（09:19）。 红色警报：空中威胁。 警笛声。 立即掩盖！</text:span>
</text:h>
      <text:p text:style-name="P4">
作者: liveuamap (Language: en)</text:p>
      <text:p text:style-name="P4">
时间: 2023-05-06T03:22:00</text:p>
      <text:p text:style-name="P4">
地点: Donetsk Oblast (Latitude:48.72744 Longtitude:37.5781)</text:p>
      <text:p text:style-name="P4">
视频: []</text:p>
      <text:p text:style-name="P4">
图片: []</text:p>
      <text:p text:style-name="P4">
标签: ["Europe", "Central and Eastern Europe"]</text:p>
      <text:p text:style-name="P4">
Id: 22560853</text:p>
      <!--METADATA-->
      <text:p text:style-name="P4">
Donetsk Oblast(09:19). Red Alert: aerial threat. Sirens sounding. Take covernow!</text:p>
      <text:p text:style-name="P4">
News Collection Link: <text:a xlink:type="simple" xlink:href="https://liveuamap.com/en/2023/06-may-donetsk-oblast0919-red-alert-aerial-thg" text:style-name="Internet_20_link" text:visited-style-name="Visited_20_Internet_20_Link">
https://liveuamap.com/en/2023/06-may-donetsk-oblast0919-red-alert-aerial-thg</text:a>
</text:p>
      <text:p text:style-name="P4">
News Source: <text:a xlink:type="simple" xlink:href="https://t.me/air_alert_ua/44557" text:style-name="Internet_20_link" text:visited-style-name="Visited_20_Internet_20_Link">
https://t.me/air_alert_ua/44557</text:a>
</text:p>
      <!--NEWS-->
      <text:h text:style-name="P10" text:outline-level="1">
<text:span text:style-name="T4">
Kryvyi rih报道了几次爆炸</text:span>
</text:h>
      <text:p text:style-name="P4">
作者: liveuamap (Language: en)</text:p>
      <text:p text:style-name="P4">
时间: 2023-05-06T03:23:28</text:p>
      <text:p text:style-name="P4">
地点: Kryvyi Rih (Latitude:47.86535 Longtitude:33.41972)</text:p>
      <text:p text:style-name="P4">
视频: []</text:p>
      <text:p text:style-name="P4">
图片: []</text:p>
      <text:p text:style-name="P4">
标签: ["Europe", "Central and Eastern Europe"]</text:p>
      <text:p text:style-name="P4">
Id: 22560850</text:p>
      <!--METADATA-->
      <text:p text:style-name="P4">
Kryvyi rih报道了几次爆炸</text:p>
      <text:p text:style-name="P4">
新闻集链接：<text:a xlink:type="simple" xlink:href="https://liveuamap.com/en/2023/6-may-several-explosions-were-reported-in-kryvyi-rih" text:style-name="Internet_20_link" text:visited-style-name="Visited_20_Internet_20_Link">
https://liveuamap.com/en/2023/6-may-several-explosions-were-reported-in-kryvyi-rih</text:a>
</text:p>
      <text:p text:style-name="P4">
News Source: <text:a xlink:type="simple" xlink:href="https://t.me/dnepr_operativ/41284" text:style-name="Internet_20_link" text:visited-style-name="Visited_20_Internet_20_Link">
https://t.me/dnepr_operativ/41284</text:a>
</text:p>
      <!--NEWS-->
      <text:h text:style-name="P10" text:outline-level="1">
<text:span text:style-name="T4">
防空击中了Kryvyi Rih附近的一架无人机</text:span>
</text:h>
      <text:p text:style-name="P4">
作者: liveuamap (Language: en)</text:p>
      <text:p text:style-name="P4">
时间: 2023-05-06T03:35:41</text:p>
      <text:p text:style-name="P4">
地点: Kryvyi Rih (Latitude:47.8893 Longtitude:33.39724)</text:p>
      <text:p text:style-name="P4">
视频: []</text:p>
      <text:p text:style-name="P4">
图片: []</text:p>
      <text:p text:style-name="P4">
标签: ["Europe", "Central and Eastern Europe"]</text:p>
      <text:p text:style-name="P4">
Id: 22560867</text:p>
      <!--METADATA-->
      <text:p text:style-name="P4">
防空击中了Kryvyi Rih附近的一架无人机</text:p>
      <text:p text:style-name="P4">
新闻集链接：<text:a xlink:type="simple" xlink:href="https://liveuamap.com/en/2023/6-may-air-defense-shot-down-a-drone-near-kryvyi-rih" text:style-name="Internet_20_link" text:visited-style-name="Visited_20_Internet_20_Link">
https://liveuamap.com/en/2023/6-may-air-defense-shot-down-down-a-drone-near-kryvyi-rih</text:a>
</text:p>
      <text:p text:style-name="P4">
News Source: <text:a xlink:type="simple" xlink:href="https://t.me/suspilnenews/20477" text:style-name="Internet_20_link" text:visited-style-name="Visited_20_Internet_20_Link">
https://t.me/suspilnenews/20477</text:a>
</text:p>
      <!--NEWS-->
      <text:h text:style-name="P10" text:outline-level="1">
<text:span text:style-name="T4">
怀疑的Saboteur集团试图在Belg的Novaya Tavolzhanka村附近渗入区域...</text:span>
</text:h>
      <text:p text:style-name="P4">
作者: liveuamap (Language: en)</text:p>
      <text:p text:style-name="P4">
时间: 2023-05-06T03:38:28</text:p>
      <text:p text:style-name="P4">
地点: Belgorod, Belgorodskaya oblast' (Latitude:50.33728 Longtitude:36.84475)</text:p>
      <text:p text:style-name="P4">
视频: []</text:p>
      <text:p text:style-name="P4">
图片: []</text:p>
      <text:p text:style-name="P4">
标签: ["Russia"]</text:p>
      <text:p text:style-name="P4">
Id: 22560869</text:p>
      <!--METADATA-->
      <text:p text:style-name="P4">
怀疑的沙博特尔集团(Saboteur Group)试图在贝尔戈罗德地区的诺瓦亚·塔沃尔扎维尔奇(Novaya Tavolzhankavillage)附近渗入区域</text:p>
      <text:p text:style-name="P4">
新闻集链接：<text:a xlink:type="simple" xlink:href="https://liveuamap.com/en/2023/6-may-suspected-saboteur-group-attempted-to-infiltrate-area" text:style-name="Internet_20_link" text:visited-style-name="Visited_20_Internet_20_Link">
https://liveuamap.com/en/2023/6-may-suspected-saboteur-group-attempted to-infto-infitrate-area</text:a>
</text:p>
      <text:p text:style-name="P4">
News Source: <text:a xlink:type="simple" xlink:href="https://t.me/bbbreaking/154710" text:style-name="Internet_20_link" text:visited-style-name="Visited_20_Internet_20_Link">
https://t.me/bbbreaking/154710</text:a>
</text:p>
      <!--NEWS-->
      <text:h text:style-name="P10" text:outline-level="1">
<text:span text:style-name="T4">
俄罗斯，乌克兰，土耳其和联合国的代表无法达成协议...</text:span>
</text:h>
      <text:p text:style-name="P4">
作者: liveuamap (Language: en)</text:p>
      <text:p text:style-name="P4">
时间: 2023-05-06T03:52:00</text:p>
      <text:p text:style-name="P4">
地点: İstanbul (Latitude:41.02783 Longtitude:28.9785)</text:p>
      <text:p text:style-name="P4">
视频: []</text:p>
      <text:p text:style-name="P4">
图片: []</text:p>
      <text:p text:style-name="P4">
标签: ["Turkey", "Russia"]</text:p>
      <text:p text:style-name="P4">
Id: 22560875</text:p>
      <!--METADATA-->
      <text:p text:style-name="P4">
俄罗斯，乌克兰，土耳其和联合国的代表尚未达成关于乌克兰谷物从布莱克海港的延续的协议。 联合国发言人说，秘书长@antonioguterressubressububressubress to at ito parthentent旨在改善和扩大“谷物倡议”的进一步行动的提案，并考虑到当事方的职位。</text:p>
      <text:p text:style-name="P4">
新闻集链接：<text:a xlink:type="simple" xlink:href="https://liveuamap.com/en/2023/6-may-the-representatives-of-russia-ukraine-turkey-and-the" text:style-name="Internet_20_link" text:visited-style-name="Visited_20_Internet_20_Link">
https://liveuamap.com/en/2023/6-may-the-presentivations-of- russia-ukraine-turkey-and-the</text:a>
</text:p>
      <text:p text:style-name="P4">
News Source: <text:a xlink:type="simple" xlink:href="https://twitter.com/WorldAffairsPro/status/1654740831566278656" text:style-name="Internet_20_link" text:visited-style-name="Visited_20_Internet_20_Link">
https://twitter.com/WorldAffairsPro/status/1654740831566278656</text:a>
</text:p>
      <!--NEWS-->
      <text:h text:style-name="P10" text:outline-level="1">
<text:span text:style-name="T4">
由于Hlukhiv的空袭，约有50栋建筑物损坏了，有些建筑物被破坏了...</text:span>
</text:h>
      <text:p text:style-name="P4">
作者: liveuamap (Language: en)</text:p>
      <text:p text:style-name="P4">
时间: 2023-05-06T03:59:09</text:p>
      <text:p text:style-name="P4">
地点: Hlukhov (Latitude:51.67719 Longtitude:33.93303)</text:p>
      <text:p text:style-name="P4">
视频: []</text:p>
      <text:p text:style-name="P4">
图片: ["<text:a xlink:type="simple" xlink:href="https://liveuamap.com/pics/2023/05/06/22560876_0.jpg" text:style-name="Internet_20_link" text:visited-style-name="Visited_20_Internet_20_Link">
22560876_0.jpg</text:a>
"]</text:p>
      <text:p text:style-name="P4">
标签: ["Europe", "Central and Eastern Europe"]</text:p>
      <text:p text:style-name="P4">
Id: 22560876</text:p>
      <!--METADATA-->
      <text:p text:style-name="P4">
由于Hlukhiv的空袭，约有50栋建筑物损坏了，有些建筑物被摧毁。 4人受伤，包括一个孩子</text:p>
      <text:p text:style-name="P4">
<draw:frame draw:style-name="fr1" draw:name="Image86" text:anchor-type="as-char" svg:width="6.9236in" svg:height="4.612849in" draw:z-index="0">
<draw:image xlink:href="../Images/liveuamap/2023-05-06T03-59-09/22560876_0.jpg" xlink:type="simple" xlink:show="embed" xlink:actuate="onLoad" draw:mime-type="image/jpeg"/>
</draw:frame>
新闻集链接：<text:a xlink:type="simple" xlink:href="https://liveuamap.com/en/2023/6-may-as-a-result-of-the-air-strike-on-hlukhiv-about-50-buildings" text:style-name="Internet_20_link" text:visited-style-name="Visited_20_Internet_20_Link">
https://liveuamap.com/en/2023/6-may-as-a-result-o--the-air-strike-on-hlukhiv-abhiv-about-50-buildings</text:a>
</text:p>
      <text:p text:style-name="P4">
News Source: <text:a xlink:type="simple" xlink:href="https://t.me/suspilnesumy/11694" text:style-name="Internet_20_link" text:visited-style-name="Visited_20_Internet_20_Link">
https://t.me/suspilnesumy/11694</text:a>
</text:p>
      <!--NEWS-->
      <text:h text:style-name="P10" text:outline-level="1">
<text:span text:style-name="T4">
俄罗斯军队用重型火炮和MLRS毕业，3人受伤，炮击了尼科波尔</text:span>
</text:h>
      <text:p text:style-name="P4">
作者: liveuamap (Language: en)</text:p>
      <text:p text:style-name="P4">
时间: 2023-05-06T04:13:55</text:p>
      <text:p text:style-name="P4">
地点: Zaporizhia (Latitude:47.58266 Longtitude:34.35888)</text:p>
      <text:p text:style-name="P4">
视频: []</text:p>
      <text:p text:style-name="P4">
图片: []</text:p>
      <text:p text:style-name="P4">
标签: ["Europe", "Central and Eastern Europe"]</text:p>
      <text:p text:style-name="P4">
Id: 22560879</text:p>
      <!--METADATA-->
      <text:p text:style-name="P4">
俄罗斯军队用重型火炮和MLRS毕业，3人击败了尼科波尔</text:p>
      <text:p text:style-name="P4">
新闻集链接：<text:a xlink:type="simple" xlink:href="https://liveuamap.com/en/2023/6-may-russian-army-shelled-nikopol-with-heavy-artillery-and" text:style-name="Internet_20_link" text:visited-style-name="Visited_20_Internet_20_Link">
https://liveuamap.com/en/2023/6-may-russian-army-shelled-nikopol-with-heavy-artillery---</text:a>
</text:p>
      <text:p text:style-name="P4">
News Source: <text:a xlink:type="simple" xlink:href="https://t.me/hyevuy_dnepr/51664" text:style-name="Internet_20_link" text:visited-style-name="Visited_20_Internet_20_Link">
https://t.me/hyevuy_dnepr/51664</text:a>
</text:p>
      <!--NEWS-->
      <text:h text:style-name="P10" text:outline-level="1">
<text:span text:style-name="T4">
Kartograf无人机今天早上在Kryvyi Rih附近被击落</text:span>
</text:h>
      <text:p text:style-name="P4">
作者: liveuamap (Language: en)</text:p>
      <text:p text:style-name="P4">
时间: 2023-05-06T04:15:43</text:p>
      <text:p text:style-name="P4">
地点: Kryvyi Rih (Latitude:47.88942 Longtitude:33.39471)</text:p>
      <text:p text:style-name="P4">
视频: []</text:p>
      <text:p text:style-name="P4">
图片: ["<text:a xlink:type="simple" xlink:href="https://liveuamap.com/pics/2023/05/06/22560882_0.jpg" text:style-name="Internet_20_link" text:visited-style-name="Visited_20_Internet_20_Link">
22560882_0.jpg</text:a>
"]</text:p>
      <text:p text:style-name="P4">
标签: ["Europe", "Central and Eastern Europe"]</text:p>
      <text:p text:style-name="P4">
Id: 22560882</text:p>
      <!--METADATA-->
      <text:p text:style-name="P4">
Kartograf无人机今天早上在Kryvyi Rih附近被击落</text:p>
      <text:p text:style-name="P4">
<draw:frame draw:style-name="fr1" draw:name="Image87" text:anchor-type="as-char" svg:width="6.9236in" svg:height="6.9236in" draw:z-index="0">
<draw:image xlink:href="../Images/liveuamap/2023-05-06T04-15-43/22560882_0.jpg" xlink:type="simple" xlink:show="embed" xlink:actuate="onLoad" draw:mime-type="image/jpeg"/>
</draw:frame>
新闻集链接：<text:a xlink:type="simple" xlink:href="https://liveuamap.com/en/2023/6-may-kartograf-drone-was-shot-down-near-kryvyi-rih-this" text:style-name="Internet_20_link" text:visited-style-name="Visited_20_Internet_20_Link">
https://liveuamap.com/en/2023/6-may-kartograf-drone-was-was-has-shot-down-near-kryvyi-rih-this</text:a>
</text:p>
      <text:p text:style-name="P4">
News Source: <text:a xlink:type="simple" xlink:href="https://t.me/hyevuy_dnepr/51663" text:style-name="Internet_20_link" text:visited-style-name="Visited_20_Internet_20_Link">
https://t.me/hyevuy_dnepr/51663</text:a>
</text:p>
      <!--NEWS-->
      <text:h text:style-name="P10" text:outline-level="1">
<text:span text:style-name="T4">
Donetsk Oblast（10:48）。 红色警报：空中威胁。 警笛声。 立即掩盖！</text:span>
</text:h>
      <text:p text:style-name="P4">
作者: liveuamap (Language: en)</text:p>
      <text:p text:style-name="P4">
时间: 2023-05-06T04:48:00</text:p>
      <text:p text:style-name="P4">
地点: Donetsk Oblast (Latitude:48.7284 Longtitude:37.57729)</text:p>
      <text:p text:style-name="P4">
视频: []</text:p>
      <text:p text:style-name="P4">
图片: []</text:p>
      <text:p text:style-name="P4">
标签: ["Europe", "Central and Eastern Europe"]</text:p>
      <text:p text:style-name="P4">
Id: 22560888</text:p>
      <!--METADATA-->
      <text:p text:style-name="P4">
Donetsk Oblast(10:48). Red Alert: aerial threat. Sirens sounding. Take covernow!</text:p>
      <text:p text:style-name="P4">
News Collection Link: <text:a xlink:type="simple" xlink:href="https://liveuamap.com/en/2023/06-may-donetsk-oblast1048-red-alert-aerial-thg" text:style-name="Internet_20_link" text:visited-style-name="Visited_20_Internet_20_Link">
https://liveuamap.com/en/2023/06-may-donetsk-oblast1048-red-alert-aerial-thg</text:a>
</text:p>
      <text:p text:style-name="P4">
News Source: <text:a xlink:type="simple" xlink:href="https://t.me/air_alert_ua/44562" text:style-name="Internet_20_link" text:visited-style-name="Visited_20_Internet_20_Link">
https://t.me/air_alert_ua/44562</text:a>
</text:p>
      <!--NEWS-->
      <text:h text:style-name="P10" text:outline-level="1">
<text:span text:style-name="T4">
Kharkiv，Kharkiv地区，顿涅茨克地区（11：SS）。 红色ALRT：空中tchretate。 警报声音...</text:span>
</text:h>
      <text:p text:style-name="P4">
作者: liveuamap (Language: en)</text:p>
      <text:p text:style-name="P4">
时间: 2023-05-06T05:39:00</text:p>
      <text:p text:style-name="P4">
地点: Kharkiv (Latitude:49.98081000 Longtitude:36.25272000)</text:p>
      <text:p text:style-name="P4">
视频: []</text:p>
      <text:p text:style-name="P4">
图片: []</text:p>
      <text:p text:style-name="P4">
标签: ["Europe", "Central and Eastern Europe"]</text:p>
      <text:p text:style-name="P4">
Id: 22560889</text:p>
      <!--METADATA-->
      <text:p text:style-name="P4">
Kharkiv，Kharkiv地区，顿涅茨克地区(11:37). Red Alert: aerial threat.Sirens sounding. Take cover now!</text:p>
      <text:p text:style-name="P4">
News Collection Link: <text:a xlink:type="simple" xlink:href="https://liveuamap.com/en/2023/06-may-kharkiv-kharkivska-oblast-donetsk-oblag" text:style-name="Internet_20_link" text:visited-style-name="Visited_20_Internet_20_Link">
https://liveuamap.com/en/2023/06-may-kharkiv-kharkivska-oblast-donetsk-oblag</text:a>
</text:p>
      <text:p text:style-name="P4">
News Source: <text:a xlink:type="simple" xlink:href="https://t.me/air_alert_ua/44566" text:style-name="Internet_20_link" text:visited-style-name="Visited_20_Internet_20_Link">
https://t.me/air_alert_ua/44566</text:a>
</text:p>
      <!--NEWS-->
      <text:h text:style-name="P10" text:outline-level="1">
<text:span text:style-name="T4">
Blast与俄罗斯宣传员Zahar Prilepin撞上了一辆车，杀死了他，杀死了D ...</text:span>
</text:h>
      <text:p text:style-name="P4">
作者: liveuamap (Language: en)</text:p>
      <text:p text:style-name="P4">
时间: 2023-05-06T05:44:22</text:p>
      <text:p text:style-name="P4">
地点: Bor, Nizhniy Novgorod (Latitude:56.3568 Longtitude:44.06423)</text:p>
      <text:p text:style-name="P4">
视频: []</text:p>
      <text:p text:style-name="P4">
图片: []</text:p>
      <text:p text:style-name="P4">
标签: ["Russia"]</text:p>
      <text:p text:style-name="P4">
Id: 22560890</text:p>
      <!--METADATA-->
      <text:p text:style-name="P4">
爆炸与俄罗斯宣传员扎哈尔·普里列平</text:p>
      <text:p text:style-name="P4">
新闻集链接：<text:a xlink:type="simple" xlink:href="https://liveuamap.com/en/2023/6-may-blast-hit-a-vehicle-with-russian-propagandist-zahar" text:style-name="Internet_20_link" text:visited-style-name="Visited_20_Internet_20_Link">
https://liveuamap.com/en/2023/6-may-blast-hit-a-a- vehicle-with-russian-propagandist-zahar</text:a>
</text:p>
      <text:p text:style-name="P4">
News Source: <text:a xlink:type="simple" xlink:href="https://t.me/breakingmash/43796" text:style-name="Internet_20_link" text:visited-style-name="Visited_20_Internet_20_Link">
https://t.me/breakingmash/43796</text:a>
</text:p>
      <!--NEWS-->
      <text:h text:style-name="P10" text:outline-level="1">
<text:span text:style-name="T4">
Dnipro，Dnipropetrovska Oblast（12:33）。 红色警报：空中威胁。 警笛声。 掩护...</text:span>
</text:h>
      <text:p text:style-name="P4">
作者: liveuamap (Language: en)</text:p>
      <text:p text:style-name="P4">
时间: 2023-05-06T06:35:00</text:p>
      <text:p text:style-name="P4">
地点: Dnipro (Latitude:48.45842 Longtitude:35.0378)</text:p>
      <text:p text:style-name="P4">
视频: []</text:p>
      <text:p text:style-name="P4">
图片: []</text:p>
      <text:p text:style-name="P4">
标签: ["Europe", "Central and Eastern Europe"]</text:p>
      <text:p text:style-name="P4">
Id: 22560891</text:p>
      <!--METADATA-->
      <text:p text:style-name="P4">
dnipro，dnipropetrovsk区域(12:33). Red Alert: aerial threat. Sirenssounding. Take cover now!</text:p>
      <text:p text:style-name="P4">
News Collection Link: <text:a xlink:type="simple" xlink:href="https://liveuamap.com/en/2023/06-may-dnipro-dnipropetrovska-oblast1233-red-g" text:style-name="Internet_20_link" text:visited-style-name="Visited_20_Internet_20_Link">
https://liveuamap.com/en/2023/06-may-dnipro-dnipropetrovska-oblast1233-red-g</text:a>
</text:p>
      <text:p text:style-name="P4">
News Source: <text:a xlink:type="simple" xlink:href="https://t.me/air_alert_ua/44568" text:style-name="Internet_20_link" text:visited-style-name="Visited_20_Internet_20_Link">
https://t.me/air_alert_ua/44568</text:a>
</text:p>
      <!--NEWS-->
      <text:h text:style-name="P10" text:outline-level="1">
<text:span text:style-name="T4">
Mykolaiv，Mykolaiv地区，Kherson，Kherson地区（14：中学）。 红色ALRT：空中tchretate。 和...</text:span>
</text:h>
      <text:p text:style-name="P4">
作者: liveuamap (Language: en)</text:p>
      <text:p text:style-name="P4">
时间: 2023-05-06T08:38:00</text:p>
      <text:p text:style-name="P4">
地点: Mykolaiv (Latitude:46.94866 Longtitude:32.00639)</text:p>
      <text:p text:style-name="P4">
视频: []</text:p>
      <text:p text:style-name="P4">
图片: []</text:p>
      <text:p text:style-name="P4">
标签: ["Europe", "Central and Eastern Europe"]</text:p>
      <text:p text:style-name="P4">
Id: 22560892</text:p>
      <!--METADATA-->
      <text:p text:style-name="P4">
Nikolaev，Mykolaiv地区，Kherson，Kherson地区(14:36). Red Alert:aerial threat. Sirens sounding. Take cover now!</text:p>
      <text:p text:style-name="P4">
News Collection Link: <text:a xlink:type="simple" xlink:href="https://liveuamap.com/en/2023/06-may-mykolaiv-mykolayivska-oblast-kherson-kg" text:style-name="Internet_20_link" text:visited-style-name="Visited_20_Internet_20_Link">
https://liveuamap.com/en/2023/06-may-mykolaiv-mykolayivska-oblast-kherson-kg</text:a>
</text:p>
      <text:p text:style-name="P4">
News Source: <text:a xlink:type="simple" xlink:href="https://t.me/air_alert_ua/44573" text:style-name="Internet_20_link" text:visited-style-name="Visited_20_Internet_20_Link">
https://t.me/air_alert_ua/44573</text:a>
</text:p>
      <!--NEWS-->
      <text:h text:style-name="P10" text:outline-level="1">
<text:span text:style-name="T4">
Zaporizka Oblast（14:45）。 红色警报：空中威胁。 警笛声。 立即掩盖！</text:span>
</text:h>
      <text:p text:style-name="P4">
作者: liveuamap (Language: en)</text:p>
      <text:p text:style-name="P4">
时间: 2023-05-06T08:46:00</text:p>
      <text:p text:style-name="P4">
地点: Zaporizka Oblast (Latitude:47.610961 Longtitude:35.764721)</text:p>
      <text:p text:style-name="P4">
视频: []</text:p>
      <text:p text:style-name="P4">
图片: []</text:p>
      <text:p text:style-name="P4">
标签: ["Europe", "Central and Eastern Europe"]</text:p>
      <text:p text:style-name="P4">
Id: 22560893</text:p>
      <!--METADATA-->
      <text:p text:style-name="P4">
Zaporizhzhia地区(14:45). Red Alert: aerial threat. Sirens sounding. Take covernow!</text:p>
      <text:p text:style-name="P4">
News Collection Link: <text:a xlink:type="simple" xlink:href="https://liveuamap.com/en/2023/06-may-zaporizka-oblast1445-red-alert-aerial-g" text:style-name="Internet_20_link" text:visited-style-name="Visited_20_Internet_20_Link">
https://liveuamap.com/en/2023/06-may-zaporizka-oblast1445-red-alert-aerial-g</text:a>
</text:p>
      <text:p text:style-name="P4">
News Source: <text:a xlink:type="simple" xlink:href="https://t.me/air_alert_ua/44575" text:style-name="Internet_20_link" text:visited-style-name="Visited_20_Internet_20_Link">
https://t.me/air_alert_ua/44575</text:a>
</text:p>
      <!--NEWS-->
      <text:h text:style-name="P10" text:outline-level="1">
<text:span text:style-name="T4">
45 Ukrainian POWs were liberated from Russian captivity in a new swap</text:span>
</text:h>
      <text:p text:style-name="P4">
作者: liveuamap (Language: en)</text:p>
      <text:p text:style-name="P4">
时间: 2023-05-06T09:22:00</text:p>
      <text:p text:style-name="P4">
地点: Kam'yans'ke,Zaporiz'ka oblast (Latitude:47.55753 Longtitude:35.35332)</text:p>
      <text:p text:style-name="P4">
视频: []</text:p>
      <text:p text:style-name="P4">
图片: ["<text:a xlink:type="simple" xlink:href="https://liveuamap.com/pics/2023/05/06/22560940_0.jpg" text:style-name="Internet_20_link" text:visited-style-name="Visited_20_Internet_20_Link">
22560940_0.jpg</text:a>
", "<text:a xlink:type="simple" xlink:href="https://liveuamap.com/pics/2023/05/06/22560940_1.jpg" text:style-name="Internet_20_link" text:visited-style-name="Visited_20_Internet_20_Link">
22560940_1.jpg</text:a>
", "<text:a xlink:type="simple" xlink:href="https://liveuamap.com/pics/2023/05/06/22560940_2.jpg" text:style-name="Internet_20_link" text:visited-style-name="Visited_20_Internet_20_Link">
22560940_2.jpg</text:a>
", "<text:a xlink:type="simple" xlink:href="https://liveuamap.com/pics/2023/05/06/22560940_3.jpg" text:style-name="Internet_20_link" text:visited-style-name="Visited_20_Internet_20_Link">
22560940_3.jpg</text:a>
"]</text:p>
      <text:p text:style-name="P4">
标签: ["Europe", "Central and Eastern Europe"]</text:p>
      <text:p text:style-name="P4">
Id: 22560940</text:p>
      <!--METADATA-->
      <text:p text:style-name="P4">
45个乌克兰战俘在新的交换中解放了俄罗斯的囚禁</text:p>
      <text:p text:style-name="P4">
<draw:frame draw:style-name="fr1" draw:name="Image88" text:anchor-type="as-char" svg:width="6.9236in" svg:height="3.885871in" draw:z-index="0">
<draw:image xlink:href="../Images/liveuamap/2023-05-06T09-22-00/22560940_0.jpg" xlink:type="simple" xlink:show="embed" xlink:actuate="onLoad" draw:mime-type="image/jpeg"/>
</draw:frame>
<draw:frame draw:style-name="fr1" draw:name="Image89" text:anchor-type="as-char" svg:width="6.9236in" svg:height="3.894525in" draw:z-index="0">
<draw:image xlink:href="../Images/liveuamap/2023-05-06T09-22-00/22560940_1.jpg" xlink:type="simple" xlink:show="embed" xlink:actuate="onLoad" draw:mime-type="image/jpeg"/>
</draw:frame>
<draw:frame draw:style-name="fr1" draw:name="Image90" text:anchor-type="as-char" svg:width="6.9236in" svg:height="3.894525in" draw:z-index="0">
<draw:image xlink:href="../Images/liveuamap/2023-05-06T09-22-00/22560940_2.jpg" xlink:type="simple" xlink:show="embed" xlink:actuate="onLoad" draw:mime-type="image/jpeg"/>
</draw:frame>
<draw:frame draw:style-name="fr1" draw:name="Image91" text:anchor-type="as-char" svg:width="6.9236in" svg:height="3.894525in" draw:z-index="0">
<draw:image xlink:href="../Images/liveuamap/2023-05-06T09-22-00/22560940_3.jpg" xlink:type="simple" xlink:show="embed" xlink:actuate="onLoad" draw:mime-type="image/jpeg"/>
</draw:frame>
新闻集链接：<text:a xlink:type="simple" xlink:href="https://liveuamap.com/en/2023/6-may-45-ukrainian-pows-were-liberated-from-russian-captivity" text:style-name="Internet_20_link" text:visited-style-name="Visited_20_Internet_20_Link">
https://liveuamap.com/en/2023/6-may-45-45-ukrainian-pows-were-were-from----俄罗斯 - 俄罗斯 - 苏格兰教</text:a>
</text:p>
      <text:p text:style-name="P4">
News Source: <text:a xlink:type="simple" xlink:href="https://t.me/ermaka2022/2600" text:style-name="Internet_20_link" text:visited-style-name="Visited_20_Internet_20_Link">
https://t.me/ermaka2022/2600</text:a>
</text:p>
      <!--NEWS-->
      <text:h text:style-name="P10" text:outline-level="1">
<text:span text:style-name="T4">
Kherson，Khersonska Oblast（15:51）。 红色警报：空中威胁。 警笛声。 立即掩盖！</text:span>
</text:h>
      <text:p text:style-name="P4">
作者: liveuamap (Language: en)</text:p>
      <text:p text:style-name="P4">
时间: 2023-05-06T09:52:00</text:p>
      <text:p text:style-name="P4">
地点: Kherson (Latitude:46.65581000 Longtitude:32.61780000)</text:p>
      <text:p text:style-name="P4">
视频: []</text:p>
      <text:p text:style-name="P4">
图片: []</text:p>
      <text:p text:style-name="P4">
标签: ["Europe", "Central and Eastern Europe"]</text:p>
      <text:p text:style-name="P4">
Id: 22560894</text:p>
      <!--METADATA-->
      <text:p text:style-name="P4">
赫尔森，赫森地区(15:51). Red Alert: aerial threat. Sirens sounding.Take cover now!</text:p>
      <text:p text:style-name="P4">
News Collection Link: <text:a xlink:type="simple" xlink:href="https://liveuamap.com/en/2023/06-may-kherson-khersonska-oblast1551-red-alerg" text:style-name="Internet_20_link" text:visited-style-name="Visited_20_Internet_20_Link">
https://liveuamap.com/en/2023/06-may-kherson-khersonska-oblast1551-red-alerg</text:a>
</text:p>
      <text:p text:style-name="P4">
News Source: <text:a xlink:type="simple" xlink:href="https://t.me/air_alert_ua/44580" text:style-name="Internet_20_link" text:visited-style-name="Visited_20_Internet_20_Link">
https://t.me/air_alert_ua/44580</text:a>
</text:p>
      <!--NEWS-->
      <text:h text:style-name="P10" text:outline-level="1">
<text:span text:style-name="T4">
俄罗斯军队在哈尔基夫的Chystovodivka镇对KH-101导弹进行了导弹罢工...</text:span>
</text:h>
      <text:p text:style-name="P4">
作者: liveuamap (Language: en)</text:p>
      <text:p text:style-name="P4">
时间: 2023-05-06T10:34:13</text:p>
      <text:p text:style-name="P4">
地点: Chystovodivka (Latitude:49.40674 Longtitude:37.33993)</text:p>
      <text:p text:style-name="P4">
视频: []</text:p>
      <text:p text:style-name="P4">
图片: []</text:p>
      <text:p text:style-name="P4">
标签: ["Europe", "Central and Eastern Europe"]</text:p>
      <text:p text:style-name="P4">
Id: 22560895</text:p>
      <!--METADATA-->
      <text:p text:style-name="P4">
俄罗斯军队昨天在哈尔基夫地区的Chystovodivkatown与KH-101导弹进行了导弹罢工</text:p>
      <text:p text:style-name="P4">
新闻集链接：<text:a xlink:type="simple" xlink:href="https://liveuamap.com/en/2023/6-may-russian-army-conducted-a-missile-strike-with-kh101" text:style-name="Internet_20_link" text:visited-style-name="Visited_20_Internet_20_Link">
https://liveuamap.com/en/2023/6-may-russian-army-conducted-a-a-missile-strike-with-kh101</text:a>
</text:p>
      <text:p text:style-name="P4">
News Source: <text:a xlink:type="simple" xlink:href="https://t.me/suspilnekharkiv/24567" text:style-name="Internet_20_link" text:visited-style-name="Visited_20_Internet_20_Link">
https://t.me/suspilnekharkiv/24567</text:a>
</text:p>
      <!--NEWS-->
      <text:h text:style-name="P10" text:outline-level="1">
<text:span text:style-name="T4">
5受伤是由于尼科波尔工业企业的炮击而受伤</text:span>
</text:h>
      <text:p text:style-name="P4">
作者: liveuamap (Language: en)</text:p>
      <text:p text:style-name="P4">
时间: 2023-05-06T10:35:06</text:p>
      <text:p text:style-name="P4">
地点: Zaporizhia (Latitude:47.58533 Longtitude:34.34137)</text:p>
      <text:p text:style-name="P4">
视频: []</text:p>
      <text:p text:style-name="P4">
图片: []</text:p>
      <text:p text:style-name="P4">
标签: ["Europe"]</text:p>
      <text:p text:style-name="P4">
Id: 22560896</text:p>
      <!--METADATA-->
      <text:p text:style-name="P4">
5受伤是由于尼科波尔工业企业的炮击而受伤</text:p>
      <text:p text:style-name="P4">
新闻集链接：<text:a xlink:type="simple" xlink:href="https://liveuamap.com/en/2023/6-may-5-wounded-as-result-of-shelling-at-industrial-enterprise" text:style-name="Internet_20_link" text:visited-style-name="Visited_20_Internet_20_Link">
https://liveuamap.com/en/2023/6-may-5-wounded-as-result-of-shelling-shelling-at-restrial-enterial-enterprise</text:a>
</text:p>
      <text:p text:style-name="P4">
News Source: <text:a xlink:type="simple" xlink:href="https://t.me/suspilnenews/20494" text:style-name="Internet_20_link" text:visited-style-name="Visited_20_Internet_20_Link">
https://t.me/suspilnenews/20494</text:a>
</text:p>
      <!--NEWS-->
      <text:h text:style-name="P10" text:outline-level="1">
<text:span text:style-name="T4">
克里米亚索赔2乌克兰HRIM-2弹道导弹的职业当局被击落</text:span>
</text:h>
      <text:p text:style-name="P4">
作者: liveuamap (Language: en)</text:p>
      <text:p text:style-name="P4">
时间: 2023-05-06T10:39:45</text:p>
      <text:p text:style-name="P4">
地点: Crimea (Latitude:45.03083 Longtitude:35.08759)</text:p>
      <text:p text:style-name="P4">
视频: []</text:p>
      <text:p text:style-name="P4">
图片: []</text:p>
      <text:p text:style-name="P4">
标签: ["Europe", "Central and Eastern Europe"]</text:p>
      <text:p text:style-name="P4">
Id: 22560898</text:p>
      <!--METADATA-->
      <text:p text:style-name="P4">
克里米亚索赔2的职业当局2乌克兰HRIM-2弹道导弹击落</text:p>
      <text:p text:style-name="P4">
新闻集链接：<text:a xlink:type="simple" xlink:href="https://liveuamap.com/en/2023/6-may-occupation-authorities-in-crimea-claim-2-ukrainian" text:style-name="Internet_20_link" text:visited-style-name="Visited_20_Internet_20_Link">
https://liveuamap.com/en/2023/6-may-occupation-authorities-in-crimea-climea-claim-2-ukrainian</text:a>
</text:p>
      <text:p text:style-name="P4">
News Source: <text:a xlink:type="simple" xlink:href="https://t.me/interfaxonline/31977" text:style-name="Internet_20_link" text:visited-style-name="Visited_20_Internet_20_Link">
https://t.me/interfaxonline/31977</text:a>
</text:p>
      <!--NEWS-->
      <text:h text:style-name="P10" text:outline-level="1">
<text:span text:style-name="T4">
OP讨论了与乌克兰新的ICRC代表团标题合作的强化</text:span>
</text:h>
      <text:p text:style-name="P4">
作者: Ukrinform (Person)</text:p>
      <text:p text:style-name="P4">
出版商: Укринформ (Organization)</text:p>
      <text:p text:style-name="P4">
出版时间: 2023-05-06T11:10:00+03:00</text:p>
      <text:p text:style-name="P4">
修改时间: 2023-05-06T11:10:00+03:00</text:p>
      <text:p text:style-name="P4">
描述: 总统Oleksiy Kuleba办公室副主管与乌克兰红十字会国际委员会代表团的新主管讨论了Yurh Eglin是加强合作的问题。  - 乌克林。</text:p>
      <text:p text:style-name="P4">
图片: ["<text:a xlink:type="simple" xlink:href="https://static.ukrinform.com/photos/2023_05/thumb_files/630_360_1683360390-929.jpeg" text:style-name="Internet_20_link" text:visited-style-name="Visited_20_Internet_20_Link">
630_360_16833...</text:a>
", "<text:a xlink:type="simple" xlink:href="https://static.ukrinform.com/photos/2023_05/1683360390-951.jpeg" text:style-name="Internet_20_link" text:visited-style-name="Visited_20_Internet_20_Link">
1683360390-95...</text:a>
", "<text:a xlink:type="simple" xlink:href="https://static.ukrinform.com/photos/2023_05/1683360391-646.jpeg" text:style-name="Internet_20_link" text:visited-style-name="Visited_20_Internet_20_Link">
1683360391-64...</text:a>
"]</text:p>
      <text:p text:style-name="P4">
标签: ['МКЧХ', 'Офіс Президента']</text:p>
      <text:p text:style-name="P4">
类型: Article</text:p>
      <!--METADATA-->
      <text:p text:style-name="P4">
<draw:frame draw:style-name="fr1" draw:name="Image92" text:anchor-type="as-char" svg:width="6.9236in" svg:height="3.956343in" draw:z-index="0">
<draw:image xlink:href="../Images/yкринформ/2023-05-06T11-10-00-03-00/630_360_1683360390-929.jpeg" xlink:type="simple" xlink:show="embed" xlink:actuate="onLoad" draw:mime-type="image/jpeg"/>
</draw:frame>
办公室副主任Oleksiy Kuleba总统副总统与乌克兰国际红十字会国际委员会代表团的负责人Yurh Eglin讨论了。</text:p>
      <text:p text:style-name="P4">
正如乌克林福姆报道的那样，它报告了<text:a xlink:type="simple" xlink:href="https://www.president.gov.ua/news/oleksij-kuleba-zustrivsya-z-novim-glavoyu-delegaciyi-mkchh-v-82733" text:style-name="Internet_20_link" text:visited-style-name="Visited_20_Internet_20_Link">
</text:a>
<text:a xlink:type="simple" xlink:href="https://www.president.gov.ua/news/oleksij-kuleba-zustrivsya-z-novim-glavoyu-delegaciyi-mkchh-v-82733" text:style-name="Internet_20_link" text:visited-style-name="Visited_20_Internet_20_Link">
 </text:a>
.</text:p>
      <text:p text:style-name="P4">
Сторони обговорили дотримання основоположних норм міжнародного гуманітарногоправа в умовах порушення росією усіх принципів ведення війни.</text:p>
      <text:p text:style-name="P4">
<draw:frame draw:style-name="fr1" draw:name="Image93" text:anchor-type="as-char" svg:width="6.9236in" svg:height="4.604691in" draw:z-index="0">
<draw:image xlink:href="../Images/yкринформ/2023-05-06T11-10-00-03-00/1683360390-951.jpeg" xlink:type="simple" xlink:show="embed" xlink:actuate="onLoad" draw:mime-type="image/jpeg"/>
</draw:frame>
库勒巴感谢代表<text:a xlink:type="simple" xlink:href="https://www.ukrinform.ua/tag-cervonij-hrest" text:style-name="Internet_20_link" text:visited-style-name="Visited_20_Internet_20_Link">
</text:a>
在俄罗斯侵略条件下向乌克兰提供援助。</text:p>
      <text:p text:style-name="P4">
“从战区和被占领地区，人道主义，医疗，财政援助撤离 - 乌克兰在克服俄罗斯对乌克兰战争的后果方面的作用高度赞赏乌克兰。 您的援助是数百万和平人民的真正救助。”库尔布说。</text:p>
      <text:p text:style-name="P4">
<text:span text:style-name="T4">
另请阅读：</text:span>
 <text:a xlink:type="simple" xlink:href="https://www.ukrinform.ua/rubric-ato/3698967-ukraini-vdalosa-nalagoditi-peredacu-til-zagarbnikiv-u-rosiu-dopomig-cervonij-hrest.html" text:style-name="Internet_20_link" text:visited-style-name="Visited_20_Internet_20_Link">
<text:span text:style-name="T4">
 red </text:span>
 <text:span text:style-name="T4">
 cross </text:span>
</text:a>
此外，他表达了他对加强合作的信念，尤其是解放地区的生活的更新，以及乌克兰强迫流离失所者和子女的满足。</text:p>
      <text:p text:style-name="P4">
库勒巴说：“我们的首要任务也是所有乌克兰战俘的归来，为他们提供了人道主义援助和药品，包括那些在乌克兰暂时占领的领土上维持的人。”</text:p>
      <text:p text:style-name="P4">
反过来，埃格林表示准备进一步合作。</text:p>
      <text:p text:style-name="P4">
<draw:frame draw:style-name="fr1" draw:name="Image94" text:anchor-type="as-char" svg:width="6.9236in" svg:height="4.604691in" draw:z-index="0">
<draw:image xlink:href="../Images/yкринформ/2023-05-06T11-10-00-03-00/1683360391-646.jpeg" xlink:type="simple" xlink:show="embed" xlink:actuate="onLoad" draw:mime-type="image/jpeg"/>
</draw:frame>
“当我到达乌克兰时，我用自己的眼睛看到了人们令人难以置信的苦难。 为了以最好的方式帮助乌克兰人道主义者，我将承认我们与乌克兰总统办公室的互动进一步加深。”埃格林说。</text:p>
      <text:p text:style-name="P4">
<text:span text:style-name="T4">
另请阅读：</text:span>
 <text:a xlink:type="simple" xlink:href="https://www.ukrinform.ua/rubric-society/3686399-cervonij-hrest-ukraini-viplacuvatime-po-4-tisaci-ludam-z-invalidnistu.html" text:style-name="Internet_20_link" text:visited-style-name="Visited_20_Internet_20_Link">
<text:span text:style-name="T4">
 red </text:span>
 <text:span text:style-name="T4">
 cross </text:span>
</text:a>
</text:p>
      <text:p text:style-name="P4">
_out.gov.ua_总统</text:p>
      <text:p text:style-name="P4">
News Source: <text:a xlink:type="simple" xlink:href="https://www.ukrinform.ua/rubric-polytics/3705553-v-op-obgovorili-posilenna-spivpraci-z-novim-ocilnikom-delegacii-mkch-v-ukraini.html" text:style-name="Internet_20_link" text:visited-style-name="Visited_20_Internet_20_Link">
https://www.ukrinform.ua/rubric-polytics/3705553-v-op-obgovorili-posilenna-spivpraci-z-novim-ocilnikom-delegacii-mkch-v-ukraini.html</text:a>
</text:p>
      <!--NEWS-->
      <text:h text:style-name="P10" text:outline-level="1">
<text:span text:style-name="T4">
在Zaporozhye，以疏散平民为幌子的入侵者将其士兵带走</text:span>
</text:h>
      <text:p text:style-name="P4">
作者: Ukrinform (Person)</text:p>
      <text:p text:style-name="P4">
出版商: Укринформ (Organization)</text:p>
      <text:p text:style-name="P4">
出版时间: 2023-05-06T11:11:00+03:00</text:p>
      <text:p text:style-name="P4">
修改时间: 2023-05-06T11:11:00+03:00</text:p>
      <text:p text:style-name="P4">
描述: 在Zaporizhzhya地区暂时占领的领土上，俄罗斯入侵者出口了军队。  - 乌克林。</text:p>
      <text:p text:style-name="P4">
图片: ["<text:a xlink:type="simple" xlink:href="https://static.ukrinform.com/photos/2022_09/thumb_files/630_360_1663576850-585.jpg" text:style-name="Internet_20_link" text:visited-style-name="Visited_20_Internet_20_Link">
630_360_16635...</text:a>
"]</text:p>
      <text:p text:style-name="P4">
标签: ['Евакуація', 'Російські військові', 'Запоріжжя', 'Війна з росією']</text:p>
      <text:p text:style-name="P4">
类型: Article</text:p>
      <!--METADATA-->
      <text:p text:style-name="P4">
<draw:frame draw:style-name="fr1" draw:name="Image95" text:anchor-type="as-char" svg:width="6.9236in" svg:height="3.956343in" draw:z-index="0">
<draw:image xlink:href="../Images/yкринформ/2023-05-06T11-11-00-03-00/630_360_1663576850-585.jpg" xlink:type="simple" xlink:show="embed" xlink:actuate="onLoad" draw:mime-type="image/jpeg"/>
</draw:frame>
在Zaporizhzhya地区被占领领土时，俄罗斯入侵者出口了军队。</text:p>
      <text:p text:style-name="P4">
根据乌克林福姆的说法，贝迪恩斯克市军事管理部门报告了<text:a xlink:type="simple" xlink:href="https://t.me/berdmisk/2850" text:style-name="Internet_20_link" text:visited-style-name="Visited_20_Internet_20_Link">
</text:a>
。</text:p>
      <text:p text:style-name="P4">
“早上，疏散巴士到达了贝迪安斯克。根据初步数据，从Zaporizhzhya地区其他临时占领的地区撤离的人们分散在休闲中心。但是我们有证据表明，他们说这[] [] <text:a xlink:type="simple" xlink:href="https://www.ukrinform.ua/tag-evakuacia" text:style-name="Internet_20_link" text:visited-style-name="Visited_20_Internet_20_Link">
</text:a>
平民可能是封面，”  - 帖子写道。</text:p>
      <text:p text:style-name="P4">
值得注意的是，在托克马克(Tokmak)，父母要求毒药的授权书之类的东西 - 儿童被种植在单独的公共汽车上。 妇女和少数男人 - 去另一辆公共汽车。 城市政府补充说，只有三分之一的公共汽车弯腰，其余的与俄罗斯军队在一起。</text:p>
      <text:p text:style-name="P4">
<text:span text:style-name="T4">
另请阅读：</text:span>
 <text:a xlink:type="simple" xlink:href="https://www.ukrinform.ua/rubric-regions/3705207-rosiani-na-zaporizzi-organizovuut-evakuaciu-do-berdanska-ditej-hocut-vivezti-primusovo-fedorov.html" text:style-name="Internet_20_link" text:visited-style-name="Visited_20_Internet_20_Link">
<text:span text:style-name="T4">
疏散</text:span>
</text:a>
评论说：“平民人民来到了伯迪安斯克(Berdyansk)，入侵者军队被带到比克马里波尔(Bikmariupol)。有理由相信占领者在出口士兵的掩护下掩护。”</text:p>
      <text:p text:style-name="P4">
据报道，在侵略者的前夕，宣布从Zaporozhye的15名画家撤离。 人们被带到娱乐中心<text:a xlink:type="simple" xlink:href="https://www.ukrinform.ua/rubric-regions/3705560-na-okupovanih-teritoriah-zaporizza-ludej-primusovo-vivozat-do-kirilivki-ta-berdanska.html" text:style-name="Internet_20_link" text:visited-style-name="Visited_20_Internet_20_Link">
</text:a>
</text:p>
      <text:p text:style-name="P4">
News Source: <text:a xlink:type="simple" xlink:href="https://www.ukrinform.ua/rubric-regions/3705554-na-zaporizzi-zagarbniki-pid-prikrittam-evakuacii-civilnogo-naselenna-vivozat-svoih-soldat.html" text:style-name="Internet_20_link" text:visited-style-name="Visited_20_Internet_20_Link">
https://www.ukrinform.ua/rubric-regions/3705554-na-zaporizzi-zagarbniki-pid-prikrittam-evakuacii-civilnogo-naselenna-vivozat-svoih-soldat.html</text:a>
</text:p>
      <!--NEWS-->
      <text:h text:style-name="P10" text:outline-level="1">
<text:span text:style-name="T4">
查尔斯三世。 关于英国新国王的了解</text:span>
</text:h>
      <text:p text:style-name="P4">
作者: Ukrinform (Person)</text:p>
      <text:p text:style-name="P4">
出版商: Укринформ (Organization)</text:p>
      <text:p text:style-name="P4">
出版时间: 2023-05-06T11:15:00+03:00</text:p>
      <text:p text:style-name="P4">
修改时间: 2023-05-06T11:15:00+03:00</text:p>
      <text:p text:style-name="P4">
描述: 5月6日在威斯敏斯特大教堂是查尔斯三世的加冕典礼。 邀请了高度代表团前往伦敦，其中包括乌克兰人，而俄罗斯人则没有被邀请 - 乌克林福姆。</text:p>
      <text:p text:style-name="P4">
图片: ["<text:a xlink:type="simple" xlink:href="https://static.ukrinform.com/photos/2023_05/thumb_files/630_360_1683351915-167.jpg" text:style-name="Internet_20_link" text:visited-style-name="Visited_20_Internet_20_Link">
630_360_16833...</text:a>
", "<text:a xlink:type="simple" xlink:href="https://static.ukrinform.com/photos/2023_05/1683351885-947.jpg" text:style-name="Internet_20_link" text:visited-style-name="Visited_20_Internet_20_Link">
1683351885-94...</text:a>
"]</text:p>
      <text:p text:style-name="P4">
标签: None</text:p>
      <text:p text:style-name="P4">
类型: Article</text:p>
      <!--METADATA-->
      <text:p text:style-name="P4">
<draw:frame draw:style-name="fr1" draw:name="Image96" text:anchor-type="as-char" svg:width="6.9236in" svg:height="3.956343in" draw:z-index="0">
<draw:image xlink:href="../Images/yкринформ/2023-05-06T11-15-00-03-00/630_360_1683351915-167.jpg" xlink:type="simple" xlink:show="embed" xlink:actuate="onLoad" draw:mime-type="image/jpeg"/>
</draw:frame>
5月6日，建筑修道院是查尔斯三世的加冕典礼。 在伦敦的邀请和代表团中，其中将有乌克兰人，而俄罗斯人没有被邀请<draw:frame draw:style-name="fr1" draw:name="Image97" text:anchor-type="as-char" svg:width="1.338788in" svg:height="10.0in" draw:z-index="0">
<draw:image xlink:href="../Images/yкринформ/2023-05-06T11-15-00-03-00/1683351885-947.jpg" xlink:type="simple" xlink:show="embed" xlink:actuate="onLoad" draw:mime-type="image/jpeg"/>
</draw:frame>
根据媒体</text:p>
      <text:p text:style-name="P4">
News Source: <text:a xlink:type="simple" xlink:href="https://www.ukrinform.ua/rubric-world/3705492-carlz-iii-so-vidomo-pro-novogo-korola-velikobritanii.html" text:style-name="Internet_20_link" text:visited-style-name="Visited_20_Internet_20_Link">
https://www.ukrinform.ua/rubric-world/3705492-carlz-iii-so-vidomo-pro-novogo-korola-velikobritanii.html</text:a>
</text:p>
      <!--NEWS-->
      <text:h text:style-name="P10" text:outline-level="1">
<text:span text:style-name="T4">
星期三和痛苦在蒙特利尔世界杯上赢得了“银”</text:span>
</text:h>
      <text:p text:style-name="P4">
作者: Ukrinform (Person)</text:p>
      <text:p text:style-name="P4">
出版商: Укринформ (Organization)</text:p>
      <text:p text:style-name="P4">
出版时间: 2023-05-06T11:16:36+03:00</text:p>
      <text:p text:style-name="P4">
修改时间: 2023-05-06T11:16:36+03:00</text:p>
      <text:p text:style-name="P4">
描述: 乌克兰国家队在蒙特利尔水杯（加拿大）的世界杯上获得了奖牌。  - 乌克林。</text:p>
      <text:p text:style-name="P4">
图片: ["<text:a xlink:type="simple" xlink:href="https://static.ukrinform.com/photos/2023_05/thumb_files/630_360_1683360582-322.jpg" text:style-name="Internet_20_link" text:visited-style-name="Visited_20_Internet_20_Link">
630_360_16833...</text:a>
"]</text:p>
      <text:p text:style-name="P4">
标签: ['Канада', 'Спорт', 'Стрибки у воду', 'Збірна України']</text:p>
      <text:p text:style-name="P4">
类型: Article</text:p>
      <!--METADATA-->
      <text:p text:style-name="P4">
<draw:frame draw:style-name="fr1" draw:name="Image98" text:anchor-type="as-char" svg:width="6.9236in" svg:height="3.956343in" draw:z-index="0">
<draw:image xlink:href="../Images/yкринформ/2023-05-06T11-16-36-03-00/630_360_1683360582-322.jpg" xlink:type="simple" xlink:show="embed" xlink:actuate="onLoad" draw:mime-type="image/jpeg"/>
</draw:frame>
乌克兰 - 收集在世界杯蒙特利尔的水杯中的世界杯上开放(加拿大).</text:p>
      <text:p text:style-name="P4">
Олексій Середа та Кирило Болюх стали <text:a xlink:type="simple" xlink:href="https://www.facebook.com/minmolodsport/" text:style-name="Internet_20_link" text:visited-style-name="Visited_20_Internet_20_Link">
</text:a>
据报道，与Insssa塔412.74分的同步跳跃。</text:p>
      <text:p text:style-name="P4">
我们的运动员只给中国Hao Young和Dzhilian。</text:p>
      <text:p text:style-name="P4">
17岁的亚历克西(Alexei)为18岁的西里尔(Cyril)是决赛中最年轻的参与者，世界上最受欢迎的运动员参加了比赛。</text:p>
      <text:p text:style-name="P4">
这个赛季，我们的二人组第二次获得世界杯奖牌。 第一个是青铜，乌克兰人在四月份在Cian获胜(中国).</text:p>
      <text:p text:style-name="P4">
<text:span text:style-name="T4">
Читайте також:</text:span>
 <text:a xlink:type="simple" xlink:href="https://www.ukrinform.ua/rubric-sports/3705364-ukrainci-rozpocali-vistup-na-kanadskomu-etapi-kubka-svitu-zi-stribkiv-u-vodu.html" text:style-name="Internet_20_link" text:visited-style-name="Visited_20_Internet_20_Link">
 </text:a>
蒙特利尔比赛将持续到5月7日。</text:p>
      <text:p text:style-name="P4">
照片：facebook.com/minmolodsport。</text:p>
      <text:p text:style-name="P4">
News Source: <text:a xlink:type="simple" xlink:href="https://www.ukrinform.ua/rubric-sports/3705558-ukrainci-sereda-ta-boluh-zdobuli-sriblo-na-kubku-svitu-u-monreali.html" text:style-name="Internet_20_link" text:visited-style-name="Visited_20_Internet_20_Link">
https://www.ukrinform.ua/rubric-sports/3705558-ukrainci-sereda-ta-boluh-zdobuli-sriblo-na-kubku-svitu-u-monreali.html</text:a>
</text:p>
      <!--NEWS-->
      <text:h text:style-name="P10" text:outline-level="1">
<text:span text:style-name="T4">
Zaporizka Oblast（17:22）。 红色警报：空中威胁。 警笛声。 立即掩盖！</text:span>
</text:h>
      <text:p text:style-name="P4">
作者: liveuamap (Language: en)</text:p>
      <text:p text:style-name="P4">
时间: 2023-05-06T11:22:00</text:p>
      <text:p text:style-name="P4">
地点: Zaporizka Oblast (Latitude:47.612571 Longtitude:35.766011)</text:p>
      <text:p text:style-name="P4">
视频: []</text:p>
      <text:p text:style-name="P4">
图片: []</text:p>
      <text:p text:style-name="P4">
标签: ["Europe", "Central and Eastern Europe"]</text:p>
      <text:p text:style-name="P4">
Id: 22560936</text:p>
      <!--METADATA-->
      <text:p text:style-name="P4">
Zaporizhzhia地区(17:22). Red Alert: aerial threat. Sirens sounding. Take covernow!</text:p>
      <text:p text:style-name="P4">
News Collection Link: <text:a xlink:type="simple" xlink:href="https://liveuamap.com/en/2023/06-may-zaporizka-oblast1722-red-alert-aerial-g" text:style-name="Internet_20_link" text:visited-style-name="Visited_20_Internet_20_Link">
https://liveuamap.com/en/2023/06-may-zaporizka-oblast1722-red-alert-aerial-g</text:a>
</text:p>
      <text:p text:style-name="P4">
News Source: <text:a xlink:type="simple" xlink:href="https://t.me/suspilnezaporizhzhya/12655" text:style-name="Internet_20_link" text:visited-style-name="Visited_20_Internet_20_Link">
https://t.me/suspilnezaporizhzhya/12655</text:a>
</text:p>
      <!--NEWS-->
      <text:h text:style-name="P10" text:outline-level="1">
<text:span text:style-name="T4">
在美国，国会大厦风暴被判处14年</text:span>
</text:h>
      <text:p text:style-name="P4">
作者: Ukrinform (Person)</text:p>
      <text:p text:style-name="P4">
出版商: Укринформ (Organization)</text:p>
      <text:p text:style-name="P4">
出版时间: 2023-05-06T11:26:00+03:00</text:p>
      <text:p text:style-name="P4">
修改时间: 2023-05-06T11:26:00+03:00</text:p>
      <text:p text:style-name="P4">
描述: 一名男子在1月6日在国会大厦附近的叛乱中对警察使用胡椒罐，被判入狱14年。  - 乌克林。</text:p>
      <text:p text:style-name="P4">
图片: ["<text:a xlink:type="simple" xlink:href="https://static.ukrinform.com/photos/2018_02/thumb_files/630_360_1518627452-9524.jpg" text:style-name="Internet_20_link" text:visited-style-name="Visited_20_Internet_20_Link">
630_360_15186...</text:a>
"]</text:p>
      <text:p text:style-name="P4">
标签: ['США', 'Суд', "В'язниця", 'Штурм Капітолія']</text:p>
      <text:p text:style-name="P4">
类型: Article</text:p>
      <!--METADATA-->
      <text:p text:style-name="P4">
<draw:frame draw:style-name="fr1" draw:name="Image99" text:anchor-type="as-char" svg:width="6.9236in" svg:height="3.956343in" draw:z-index="0">
<draw:image xlink:href="../Images/yкринформ/2023-05-06T11-26-00-03-00/630_360_1518627452-9524.jpg" xlink:type="simple" xlink:show="embed" xlink:actuate="onLoad" draw:mime-type="image/jpeg"/>
</draw:frame>
在1月6日比利亚大厦叛军期间，在比利亚大厦叛军期间对警察使用胡椒罐的人被判入狱14年。</text:p>
      <text:p text:style-name="P4">
正如乌克林福姆报道的那样，它报告了<text:a xlink:type="simple" xlink:href="https://www.reuters.com/world/us/man-who-pepper-sprayed-police-gets-14-years-longest-jan-6-related-sentence-2023-05-06/" text:style-name="Internet_20_link" text:visited-style-name="Visited_20_Internet_20_Link">
</text:a>
宾夕法尼亚州的一个人被判犯有严重袭击并使用对美国国会大厦附近警察的perdial罐的罪行，被判处14年徒刑，这是由于2021年1月6日的任务，这是最长的监禁期限。</text:p>
      <text:p text:style-name="P4">
49岁的彼得·施瓦茨(Peter Schwartz)是一位专业的焊工，在他的家乡宾夕法尼亚州的联合镇(Uniontown)开始时被捕。 有证据表明，他在人群的先锋队中，袭击了下部西部的警察<text:a xlink:type="simple" xlink:href="https://www.ukrinform.ua/tag-sturm-kapitolia" text:style-name="Internet_20_link" text:visited-style-name="Visited_20_Internet_20_Link">
</text:a>
，后来吹嘘他“开始了骚乱”，“扔了第一把椅子”。</text:p>
      <text:p text:style-name="P4">
检察官说，随后施瓦茨抓住了一个装满罐头喷雾罐的警察袋，并将其交给包括妻子在内的其他参与者，以便他们可以对警察使用它们。</text:p>
      <text:p text:style-name="P4">
<text:span text:style-name="T4">
另请阅读：</text:span>
 <text:a xlink:type="simple" xlink:href="https://www.ukrinform.ua/rubric-world/3696123-u-ssa-zasudili-do-75-roku-vaznici-napadnika-na-policejskogo-pid-cas-sturmu-kapitolia.html" text:style-name="Internet_20_link" text:visited-style-name="Visited_20_Internet_20_Link">
<text:span text:style-name="T4">
 Capitol </text:span>
</text:a>
据政府称，施瓦茨开始追逐警察，然后将其从胡椒粉罐中倒，然后闯入了西部露台的隧道，并用木棍武装。</text:p>
      <text:p text:style-name="P4">
施瓦茨(Schwartz)和两名合伙人杰弗里·斯科特·布朗(Jeffrey Scott Brown)和马库斯·马里(Marcus Mali)成为1月6日攻击警察的前三人，于1月6日因攻击警察而被判刑。</text:p>
      <text:p text:style-name="P4">
施瓦茨因使用危险武器和其他六项指控而被判犯有四个攻击点，包括妨碍官方过程，渗透到一栋建筑物中，并在受限的建筑物中使用危险的tasasasasis造成危险的tasasasasis武器。</text:p>
      <text:p text:style-name="P4">
在与1月6日至10年的袭击有关的案件中，其170个月的监禁期限超过了前面的最长刑期。</text:p>
      <text:p text:style-name="P4">
正如乌克林福姆报道的<text:a xlink:type="simple" xlink:href="https://www.ukrinform.ua/rubric-world/3704518-sturm-kapitolia-u-napadi-zvinuvacuut-eksagenta-fbr.html" text:style-name="Internet_20_link" text:visited-style-name="Visited_20_Internet_20_Link">
</text:a>
美国被指控犯有四项罪行，包括封闭建筑物和流氓行为中的非法渗透性。</text:p>
      <text:p text:style-name="P4">
News Source: <text:a xlink:type="simple" xlink:href="https://www.ukrinform.ua/rubric-world/3705563-u-ssa-ucasnika-sturmu-kapitoliu-zasudili-do-14-rokiv.html" text:style-name="Internet_20_link" text:visited-style-name="Visited_20_Internet_20_Link">
https://www.ukrinform.ua/rubric-world/3705563-u-ssa-ucasnika-sturmu-kapitoliu-zasudili-do-14-rokiv.html</text:a>
</text:p>
      <!--NEWS-->
      <text:h text:style-name="P10" text:outline-level="1">
<text:span text:style-name="T4">
在Web Summit 2023上提出了9家乌克兰初创企业</text:span>
</text:h>
      <text:p text:style-name="P4">
作者: Ukrinform (Person)</text:p>
      <text:p text:style-name="P4">
出版商: Укринформ (Organization)</text:p>
      <text:p text:style-name="P4">
出版时间: 2023-05-06T11:35:28+03:00</text:p>
      <text:p text:style-name="P4">
修改时间: 2023-05-06T11:35:28+03:00</text:p>
      <text:p text:style-name="P4">
描述: 在Web Summit国际会议上介绍了9家乌克兰初创企业。  - 乌克林。</text:p>
      <text:p text:style-name="P4">
图片: ["<text:a xlink:type="simple" xlink:href="https://static.ukrinform.com/photos/2023_05/thumb_files/630_360_1683362062-701.jpeg" text:style-name="Internet_20_link" text:visited-style-name="Visited_20_Internet_20_Link">
630_360_16833...</text:a>
", "<text:a xlink:type="simple" xlink:href="https://static.ukrinform.com/photos/2023_05/1683362084-424.jpg" text:style-name="Internet_20_link" text:visited-style-name="Visited_20_Internet_20_Link">
1683362084-42...</text:a>
"]</text:p>
      <text:p text:style-name="P4">
标签: ['Бразилія', 'IT-технології', 'Саміт', 'Стартап', 'Україна', 'Мінцифри']</text:p>
      <text:p text:style-name="P4">
类型: Article</text:p>
      <!--METADATA-->
      <text:p text:style-name="P4">
<draw:frame draw:style-name="fr1" draw:name="Image100" text:anchor-type="as-char" svg:width="6.9236in" svg:height="3.956343in" draw:z-index="0">
<draw:image xlink:href="../Images/yкринформ/2023-05-06T11-35-28-03-00/630_360_1683362062-701.jpeg" xlink:type="simple" xlink:show="embed" xlink:actuate="onLoad" draw:mime-type="image/jpeg"/>
</draw:frame>
2023年Web Summit国际会议提出了9家乌克兰初创企业。</text:p>
      <text:p text:style-name="P4">
根据乌克林福姆的说法，数字化转型部报告了<text:a xlink:type="simple" xlink:href="https://t.me/mintsyfra/4045" text:style-name="Internet_20_link" text:visited-style-name="Visited_20_Internet_20_Link">
</text:a>
</text:p>
      <text:p text:style-name="P4">
<draw:frame draw:style-name="fr1" draw:name="Image101" text:anchor-type="as-char" svg:width="6.9236in" svg:height="6.9236in" draw:z-index="0">
<draw:image xlink:href="../Images/yкринформ/2023-05-06T11-35-28-03-00/1683362084-424.jpg" xlink:type="simple" xlink:show="embed" xlink:actuate="onLoad" draw:mime-type="image/jpeg"/>
</draw:frame>
“最好的人在2023年网络峰会上展示了自己。有500多家投资者，970 [] <text:a xlink:type="simple" xlink:href="https://www.ukrinform.ua/tag-startap" text:style-name="Internet_20_link" text:visited-style-name="Visited_20_Internet_20_Link">
</text:a>
和21,000位客人。”</text:p>
      <text:p text:style-name="P4">
乌克兰引入了许多发展，包括：</text:p>
      <text:p text:style-name="P4">
<text:span text:style-name="T5">
在照片或视频中自动验证和识别面部的系统； </text:span>
组织中小型公司的在线空间； *用于优化企业成本等的平台。</text:p>
      <text:p text:style-name="P4">
几家国际公司同时对UBO的乌克兰低估平台感兴趣，该平台有助于基于AI开发软件解决方案。</text:p>
      <text:p text:style-name="P4">
乌克兰团队利用了这一规模的所有机会：他们探索了巴西的创业市场，与投资者，记者，潜在的合作伙伴和客户进行了交谈。 部长部强调说：“他们证实 - 世界对发展感到高兴。”</text:p>
      <text:p text:style-name="P4">
<text:span text:style-name="T4">
另请阅读：</text:span>
 <text:a xlink:type="simple" xlink:href="https://www.ukrinform.ua/rubric-technology/3690718-ukraina-stane-odnieu-z-najsilnisih-krain-u-rozvitku-vijskovih-innovacij-fedorov.html" text:style-name="Internet_20_link" text:visited-style-name="Visited_20_Internet_20_Link">
</text:a>
根据该部的说法，乌克兰代表团的参与已经有可能考虑CO -Ormanizers的共同努力 - 数字化转型部，乌克兰启动基金会(USF)乌克兰枢纽，乌克兰和合作伙伴的美国国际开发署竞争性经济 - 乌克兰美国美国协调委员会，传单One Ventures。</text:p>
      <text:p text:style-name="P4">
根据乌克林福姆(Ukrinform)的说法，乌克兰技术系统的数字化转型和协会(https://www.ukrinform.ua/rubric-technology/3698334-mincifri-pidpisalo-memorandum-z-techosystem-dla-rozvitku-itindustrii.html)关于与IT行业发展的合作。  照片：biome-dx.cos</text:p>
      <text:p text:style-name="P4">
News Source: <text:a xlink:type="simple" xlink:href="https://www.ukrinform.ua/rubric-technology/3705565-na-web-summit-2023-predstavili-devat-ukrainskih-startapiv.html" text:style-name="Internet_20_link" text:visited-style-name="Visited_20_Internet_20_Link">
https://www.ukrinform.ua/rubric-technology/3705565-na-web-summit-2023-predstavili-devat-ukrainskih-startapiv.html</text:a>
</text:p>
      <!--NEWS-->
      <text:h text:style-name="P10" text:outline-level="1">
<text:span text:style-name="T4">
在evpatoria，占领者回想起一家私人军事公司的人</text:span>
</text:h>
      <text:p text:style-name="P4">
作者: Ukrinform (Person)</text:p>
      <text:p text:style-name="P4">
出版商: Укринформ (Organization)</text:p>
      <text:p text:style-name="P4">
出版时间: 2023-05-06T11:40:00+03:00</text:p>
      <text:p text:style-name="P4">
修改时间: 2023-05-06T11:40:00+03:00</text:p>
      <text:p text:style-name="P4">
描述: 在临时被占领的克里米亚的evpatoria市，入侵者招募了一家私人军事公司的人。  - 乌克林。</text:p>
      <text:p text:style-name="P4">
图片: ["<text:a xlink:type="simple" xlink:href="https://static.ukrinform.com/photos/2022_05/thumb_files/630_360_1651510922-985.jpg" text:style-name="Internet_20_link" text:visited-style-name="Visited_20_Internet_20_Link">
630_360_16515...</text:a>
"]</text:p>
      <text:p text:style-name="P4">
标签: ['Крим', 'Мобілізація', 'Війна з росією']</text:p>
      <text:p text:style-name="P4">
类型: Article</text:p>
      <!--METADATA-->
      <text:p text:style-name="P4">
<draw:frame draw:style-name="fr1" draw:name="Image102" text:anchor-type="as-char" svg:width="6.9236in" svg:height="3.956343in" draw:z-index="0">
<draw:image xlink:href="../Images/yкринформ/2023-05-06T11-40-00-03-00/630_360_1651510922-985.jpg" xlink:type="simple" xlink:show="embed" xlink:actuate="onLoad" draw:mime-type="image/jpeg"/>
</draw:frame>
在临时占领的克里米亚的Euperia市，入侵者招募了一家私人军事公司的人。</text:p>
      <text:p text:style-name="P4">
关于它在[]中报告(https://t.me/Crimeanwind/29744)报道说，“克里米亚兽人”。</text:p>
      <text:p text:style-name="P4">
值得注意的是，在evpatoria中，入侵者开始招募居民加入PVC，这不是参与前线战斗。</text:p>
      <text:p text:style-name="P4">
“条件承诺以下：每天参加战斗训练的范围，他们会赠送一份在家中存放的礼物，并且有必要站在城市的防御上。(https://www.ukrinform.ua/rubric-crimea)”， - 帖子说。</text:p>
      <text:p text:style-name="P4">
<text:span text:style-name="T4">
另请阅读：</text:span>
 <text:a xlink:type="simple" xlink:href="https://www.ukrinform.ua/rubric-crimea/3705529-zvilnenna-krimu-bude-serjoznim-udarom-po-rosijskomu-imperializmu-mzs-cehii.html" text:style-name="Internet_20_link" text:visited-style-name="Visited_20_Internet_20_Link">
<text:span text:style-name="T4">
 crimea </text:span>
</text:a>
据报道，根据乌克兰国防部的说法，<text:a xlink:type="simple" xlink:href="https://www.ukrinform.ua/rubric-crimea/3689478-u-rozvidci-rozpovili-naviso-zagarbniki-stvoruut-pvk-u-krimu.html" text:style-name="Internet_20_link" text:visited-style-name="Visited_20_Internet_20_Link">
</text:a>
在为半岛的敌对行动做准备的框架内，但更多的是为了个人安全，并确保释放掠夺的财产。</text:p>
      <text:p text:style-name="P4">
News Source: <text:a xlink:type="simple" xlink:href="https://www.ukrinform.ua/rubric-crimea/3705567-u-evpatorii-okupanti-verbuut-ludej-dla-privatnoi-vijskovoi-kompanii.html" text:style-name="Internet_20_link" text:visited-style-name="Visited_20_Internet_20_Link">
https://www.ukrinform.ua/rubric-crimea/3705567-u-evpatorii-okupanti-verbuut-ludej-dla-privatnoi-vijskovoi-kompanii.html</text:a>
</text:p>
      <!--NEWS-->
      <text:h text:style-name="P10" text:outline-level="1">
<text:span text:style-name="T4">
俄罗斯人再次解雇了切尼希夫地区的边界</text:span>
</text:h>
      <text:p text:style-name="P4">
作者: Ukrinform (Person)</text:p>
      <text:p text:style-name="P4">
出版商: Укринформ (Organization)</text:p>
      <text:p text:style-name="P4">
出版时间: 2023-05-06T11:43:00+03:00</text:p>
      <text:p text:style-name="P4">
修改时间: 2023-05-06T11:43:00+03:00</text:p>
      <text:p text:style-name="P4">
描述: 5月6日11:00，俄罗斯军队在切尼希夫地区边界两次开火。  - 乌克林。</text:p>
      <text:p text:style-name="P4">
图片: ["<text:a xlink:type="simple" xlink:href="https://static.ukrinform.com/photos/2023_03/thumb_files/630_360_1679917009-251.jpg" text:style-name="Internet_20_link" text:visited-style-name="Visited_20_Internet_20_Link">
630_360_16799...</text:a>
"]</text:p>
      <text:p text:style-name="P4">
标签: ['Обстріл', 'Чернігівщина', 'Війна з росією']</text:p>
      <text:p text:style-name="P4">
类型: Article</text:p>
      <!--METADATA-->
      <text:p text:style-name="P4">
<draw:frame draw:style-name="fr1" draw:name="Image103" text:anchor-type="as-char" svg:width="6.9236in" svg:height="3.956343in" draw:z-index="0">
<draw:image xlink:href="../Images/yкринформ/2023-05-06T11-43-00-03-00/630_360_1679917009-251.jpg" xlink:type="simple" xlink:show="embed" xlink:actuate="onLoad" draw:mime-type="image/jpeg"/>
</draw:frame>
截至5月6日11:00，截至11:00，俄罗斯边境向切尔尼希夫地区开火。</text:p>
      <text:p text:style-name="P4">
根据乌克林福姆的说法，北部运营司令部报告了<text:a xlink:type="simple" xlink:href="https://t.me/ok_pivnich1/2369" text:style-name="Internet_20_link" text:visited-style-name="Visited_20_Internet_20_Link">
</text:a>
在10:12记录了一次爆炸，可能是从扎里希亚地区的俄罗斯Su-35释放的校正航空炸弹。</text:p>
      <text:p text:style-name="P4">
此外，在10:03，记录了5个节拍，可能是Wryon Leonivka的敌方直升机。</text:p>
      <text:p text:style-name="P4">
<text:span text:style-name="T4">
另请阅读：</text:span>
 <text:a xlink:type="simple" xlink:href="https://www.ukrinform.ua/rubric-regions/3705510-rosijska-aviacia-zavdala-udaru-po-gluhovu-na-sumsini-patero-poranenih.html" text:style-name="Internet_20_link" text:visited-style-name="Visited_20_Internet_20_Link">
</text:a>
消息写道：“没有关于当地居民损失或对平民基础设施损害的信息。”</text:p>
      <text:p text:style-name="P4">
正如乌克林福姆报道的那样，俄罗斯军队在5月5日下午六次<text:a xlink:type="simple" xlink:href="https://www.ukrinform.ua/rubric-ato/3705405-rosiani-znovu-obstrilali-prikordonna-cernigivsini.html" text:style-name="Internet_20_link" text:visited-style-name="Visited_20_Internet_20_Link">
</text:a>
</text:p>
      <text:p text:style-name="P4">
News Source: <text:a xlink:type="simple" xlink:href="https://www.ukrinform.ua/rubric-ato/3705569-rosiani-znovu-obstrilali-prikordonna-cernigivsini.html" text:style-name="Internet_20_link" text:visited-style-name="Visited_20_Internet_20_Link">
https://www.ukrinform.ua/rubric-ato/3705569-rosiani-znovu-obstrilali-prikordonna-cernigivsini.html</text:a>
</text:p>
      <!--NEWS-->
      <text:h text:style-name="P10" text:outline-level="1">
<text:span text:style-name="T4">
敌人在尼科波尔解雇了一家工业企业，三人受伤</text:span>
</text:h>
      <text:p text:style-name="P4">
作者: Ukrinform (Person)</text:p>
      <text:p text:style-name="P4">
出版商: Укринформ (Organization)</text:p>
      <text:p text:style-name="P4">
出版时间: 2023-05-06T11:46:00+03:00</text:p>
      <text:p text:style-name="P4">
修改时间: 2023-05-06T11:46:00+03:00</text:p>
      <text:p text:style-name="P4">
描述: 来自RSSU毕业生的俄罗斯军队向Nikopol开了枪。 工业企业受到打击。 三名受害者。  - 乌克林。</text:p>
      <text:p text:style-name="P4">
图片: ["<text:a xlink:type="simple" xlink:href="https://static.ukrinform.com/photos/2017_02/thumb_files/630_360_1486210150-9834.jpg" text:style-name="Internet_20_link" text:visited-style-name="Visited_20_Internet_20_Link">
630_360_14862...</text:a>
"]</text:p>
      <text:p text:style-name="P4">
标签: ['Дніпропетровщина', 'Нікополь', 'Обстріл', 'Завод', 'Війна з росією']</text:p>
      <text:p text:style-name="P4">
类型: Article</text:p>
      <!--METADATA-->
      <text:p text:style-name="P4">
<draw:frame draw:style-name="fr1" draw:name="Image104" text:anchor-type="as-char" svg:width="6.9236in" svg:height="3.956343in" draw:z-index="0">
<draw:image xlink:href="../Images/yкринформ/2023-05-06T11-46-00-03-00/630_360_1486210150-9834.jpg" xlink:type="simple" xlink:show="embed" xlink:actuate="onLoad" draw:mime-type="image/jpeg"/>
</draw:frame>
来自RSSU“毕业生”的俄罗斯军队向Nikopol开了枪。 工业企业受到打击。 三名受害者。</text:p>
      <text:p text:style-name="P4">
关于<text:a xlink:type="simple" xlink:href="https://t.me/dnipropetrovskaODA/4488" text:style-name="Internet_20_link" text:visited-style-name="Visited_20_Internet_20_Link">
</text:a>
乌克林福姆报道，请告知酋长 - 帕特罗夫斯克·奥瓦·谢尔盖·利萨克(Ova S​​ergei Lisak)。</text:p>
      <text:p text:style-name="P4">
“ <text:a xlink:type="simple" xlink:href="https://www.ukrinform.ua/tag-rosijski-vijskovi" text:style-name="Internet_20_link" text:visited-style-name="Visited_20_Internet_20_Link">
</text:a>
不要淬火。 毕业生和重型大炮被尼科波尔击中。 已发布了超过四年的贝壳!他们亲吻了一个工业企业，”帖子写道。</text:p>
      <text:p text:style-name="P4">
注意到，三名员工是48、50和58。</text:p>
      <text:p text:style-name="P4">
<text:span text:style-name="T4">
另请阅读：</text:span>
 <text:a xlink:type="simple" xlink:href="https://www.ukrinform.ua/rubric-regions/3705543-poskodzeni-dva-zavodi-ta-ponad-20-bagatopoverhivok-naslidki-obstriliv-na-doneccini.html" text:style-name="Internet_20_link" text:visited-style-name="Visited_20_Internet_20_Link">
<text:span text:style-name="T4">
射击</text:span>
</text:a>
攻击的影响被阐明。</text:p>
      <text:p text:style-name="P4">
据报道，在皇冠上方的天空中，防空力被敌人德隆摧毁。</text:p>
      <text:p text:style-name="P4">
_foto：BuzzFeed News_的Max Avdeev</text:p>
      <text:p text:style-name="P4">
News Source: <text:a xlink:type="simple" xlink:href="https://www.ukrinform.ua/rubric-ato/3705568-vorog-obstrilav-promislove-pidpriemstvo-u-nikopoli-troe-poranenih.html" text:style-name="Internet_20_link" text:visited-style-name="Visited_20_Internet_20_Link">
https://www.ukrinform.ua/rubric-ato/3705568-vorog-obstrilav-promislove-pidpriemstvo-u-nikopoli-troe-poranenih.html</text:a>
</text:p>
      <!--NEWS-->
      <text:h text:style-name="P10" text:outline-level="1">
<text:span text:style-name="T4">
俄罗斯安全部门声称对Zahar Prilepin的暗杀企图的第二嫌疑人是...</text:span>
</text:h>
      <text:p text:style-name="P4">
作者: liveuamap (Language: en)</text:p>
      <text:p text:style-name="P4">
时间: 2023-05-06T11:56:31</text:p>
      <text:p text:style-name="P4">
地点: Bor, Nizhniy Novgorod (Latitude:56.35648 Longtitude:44.06397)</text:p>
      <text:p text:style-name="P4">
视频: []</text:p>
      <text:p text:style-name="P4">
图片: []</text:p>
      <text:p text:style-name="P4">
标签: ["Russia"]</text:p>
      <text:p text:style-name="P4">
Id: 22560946</text:p>
      <!--METADATA-->
      <text:p text:style-name="P4">
俄罗斯安全部门声称，第二名嫌疑犯被暗杀企图Onzahar Prilepin被拘留，第一位嫌疑人已经承认有罪</text:p>
      <text:p text:style-name="P4">
新闻集链接：<text:a xlink:type="simple" xlink:href="https://liveuamap.com/en/2023/6-may-russian-security-services-claimed-2nd-suspect-in-assassination" text:style-name="Internet_20_link" text:visited-style-name="Visited_20_Internet_20_Link">
https://liveuamap.com/en/2023/6-may-russian-security-services-claimed-2nd-suspect-in-sassassination</text:a>
</text:p>
      <text:p text:style-name="P4">
News Source: <text:a xlink:type="simple" xlink:href="https://t.me/bbbreaking/154771" text:style-name="Internet_20_link" text:visited-style-name="Visited_20_Internet_20_Link">
https://t.me/bbbreaking/154771</text:a>
</text:p>
      <!--NEWS-->
      <text:h text:style-name="P10" text:outline-level="1">
<text:span text:style-name="T4">
在乌克兰的晚上，防空摧毁了八个“沙哈斯”</text:span>
</text:h>
      <text:p text:style-name="P4">
作者: Ukrinform (Person)</text:p>
      <text:p text:style-name="P4">
出版商: Укринформ (Organization)</text:p>
      <text:p text:style-name="P4">
出版时间: 2023-05-06T11:57:00+03:00</text:p>
      <text:p text:style-name="P4">
修改时间: 2023-05-06T11:57:00+03:00</text:p>
      <text:p text:style-name="P4">
描述: 乌克兰空军在周六晚上摧毁了八架冲击无人机“ Shahd-136/131”。  - 乌克林。</text:p>
      <text:p text:style-name="P4">
图片: ["<text:a xlink:type="simple" xlink:href="https://static.ukrinform.com/photos/2022_09/thumb_files/630_360_1663950257-687.jpg" text:style-name="Internet_20_link" text:visited-style-name="Visited_20_Internet_20_Link">
630_360_16639...</text:a>
", "<text:a xlink:type="simple" xlink:href="https://static.ukrinform.com/photos/2023_05/1683363475-817.jpg" text:style-name="Internet_20_link" text:visited-style-name="Visited_20_Internet_20_Link">
1683363475-81...</text:a>
"]</text:p>
      <text:p text:style-name="P4">
标签: ['Повітряні сили ЗСУ', 'Війна з росією', '#stoprussia', 'ППО', 'Дрон-камікадзе']</text:p>
      <text:p text:style-name="P4">
类型: Article</text:p>
      <!--METADATA-->
      <text:p text:style-name="P4">
<draw:frame draw:style-name="fr1" draw:name="Image105" text:anchor-type="as-char" svg:width="6.9236in" svg:height="3.959901in" draw:z-index="0">
<draw:image xlink:href="../Images/yкринформ/2023-05-06T11-57-00-03-00/630_360_1663950257-687.jpg" xlink:type="simple" xlink:show="embed" xlink:actuate="onLoad" draw:mime-type="image/jpeg"/>
</draw:frame>
周六晚上，空中乌克兰摧毁了八架冲击无人机“ Shahd-136/131”。</text:p>
      <text:p text:style-name="P4">
正如乌克林福姆报道的那样，关于<text:a xlink:type="simple" xlink:href="https://www.facebook.com/kpszsu/posts/626174742883811" text:style-name="Internet_20_link" text:visited-style-name="Visited_20_Internet_20_Link">
</text:a>
乌克兰空军的新闻报道。  <draw:frame draw:style-name="fr1" draw:name="Image106" text:anchor-type="as-char" svg:width="6.9236in" svg:height="6.9236in" draw:z-index="0">
<draw:image xlink:href="../Images/yкринформ/2023-05-06T11-57-00-03-00/1683363475-817.jpg" xlink:type="simple" xlink:show="embed" xlink:actuate="onLoad" draw:mime-type="image/jpeg"/>
</draw:frame>
“在2023年5月6日晚上，敌人从南方的方向袭击了沙赫达 - 亚佐夫海的东海岸。 占领者使用了八次冲击无人机<text:a xlink:type="simple" xlink:href="https://www.ukrinform.ua/tag-dronkamikadze" text:style-name="Internet_20_link" text:visited-style-name="Visited_20_Internet_20_Link">
</text:a>
。 全部 - 被空气司令部“东方”的口味摧毁 - 消息读到。</text:p>
      <text:p text:style-name="P4">
<text:span text:style-name="T4">
另请阅读：</text:span>
 <text:a xlink:type="simple" xlink:href="https://www.ukrinform.ua/rubric-ato/3705549-rosijskij-kindzal-znisili-iz-sistemi-patriot-ignat.html" text:style-name="Internet_20_link" text:visited-style-name="Visited_20_Internet_20_Link">
<text:span text:style-name="T4">
 ignati </text:span>
</text:a>
正如乌克林福姆报道的那样，乌克兰武装部队武装部队的指挥官Mykola Oleshchuk证实，在爱国者系统的帮助下，乌克兰的空军摧毁了俄罗斯火箭派在基辅地区上的“匕首”从5月4日起俄罗斯联邦领土。</text:p>
      <text:p text:style-name="P4">
<text:span text:style-name="T5">
照片说明性</text:span>
</text:p>
      <text:p text:style-name="P4">
News Source: <text:a xlink:type="simple" xlink:href="https://www.ukrinform.ua/rubric-ato/3705570-vnoci-nad-ukrainou-ppo-znisila-visim-sahediv.html" text:style-name="Internet_20_link" text:visited-style-name="Visited_20_Internet_20_Link">
https://www.ukrinform.ua/rubric-ato/3705570-vnoci-nad-ukrainou-ppo-znisila-visim-sahediv.html</text:a>
</text:p>
      <!--NEWS-->
      <text:h text:style-name="P10" text:outline-level="1">
<text:span text:style-name="T4">
人工智能的威胁可能大于气候变化 - 开发人员</text:span>
</text:h>
      <text:p text:style-name="P4">
作者: Ukrinform (Person)</text:p>
      <text:p text:style-name="P4">
出版商: Укринформ (Organization)</text:p>
      <text:p text:style-name="P4">
出版时间: 2023-05-06T11:59:00+03:00</text:p>
      <text:p text:style-name="P4">
修改时间: 2023-05-06T11:59:00+03:00</text:p>
      <text:p text:style-name="P4">
描述: 人工智能开发商（AI）杰弗里·欣顿（Jeffrey Hinton）表示，最新技术可能是对人类的“更紧急”威胁，而不是气候变化。  - 乌克林。</text:p>
      <text:p text:style-name="P4">
图片: ["<text:a xlink:type="simple" xlink:href="https://static.ukrinform.com/photos/2018_06/thumb_files/630_360_1529500799-5525.jpg" text:style-name="Internet_20_link" text:visited-style-name="Visited_20_Internet_20_Link">
630_360_15295...</text:a>
"]</text:p>
      <text:p text:style-name="P4">
标签: ['Технології', 'Штучний інтелект']</text:p>
      <text:p text:style-name="P4">
类型: Article</text:p>
      <!--METADATA-->
      <text:p text:style-name="P4">
<draw:frame draw:style-name="fr1" draw:name="Image107" text:anchor-type="as-char" svg:width="6.9236in" svg:height="3.956343in" draw:z-index="0">
<draw:image xlink:href="../Images/yкринформ/2023-05-06T11-59-00-03-00/630_360_1529500799-5525.jpg" xlink:type="simple" xlink:show="embed" xlink:actuate="onLoad" draw:mime-type="image/jpeg"/>
</draw:frame>
开发人员智能(雷神)杰弗里·辛顿(Jeffrey Hinton)表示，最新技术可能是对人类的“更紧急”威胁，而不是气候变化。</text:p>
      <text:p text:style-name="P4">
正如乌克林福姆报道的那样，它报告了<text:a xlink:type="simple" xlink:href="https://www.reuters.com/technology/ai-pioneer-says-its-threat-world-may-be-more-urgent-than-climate-change-2023-05-05/" text:style-name="Internet_20_link" text:visited-style-name="Visited_20_Internet_20_Link">
</text:a>
杰弗里·欣顿(Jeffrey Hinton)被广泛称为“人造办公室的受洗父母”之一，最近宣布，他经过数十年的工作，他已从字母释放，他说他想谈论对他的前雇主咀嚼技术的风险。</text:p>
      <text:p text:style-name="P4">
欣顿的工作对于现代系统的开发很重要<text:a xlink:type="simple" xlink:href="https://www.ukrinform.ua/tag-stucnij-intelekt" text:style-name="Internet_20_link" text:visited-style-name="Visited_20_Internet_20_Link">
</text:a>
1986年，他是基本文章“通过重新构成错误的学习表示”的挑战，该文章成为基于AI技术的神经网络发展的重要里程碑。 2018年，他获得了Trigoing奖，以表彰他的研究成就。</text:p>
      <text:p text:style-name="P4">
<text:span text:style-name="T4">
另请阅读：</text:span>
 <text:a xlink:type="simple" xlink:href="https://www.ukrinform.ua/rubric-technology/3703668-samsung-zaboronila-pracivnikam-vikoristovuvati-stucnij-intelekt.html" text:style-name="Internet_20_link" text:visited-style-name="Visited_20_Internet_20_Link">
<text:span text:style-name="T4">
人工</text:span>
</text:a>
但是，现在，作为越来越多的技术领导者，它公开表达了对AI的可能威胁的焦虑，即AI是如果机器比人更具智慧并控制地球。</text:p>
      <text:p text:style-name="P4">
“我不想贬值气候变化。我不想说“您无辜地担心气候变化。”这也是一个巨大的风险。但我认为这可能是一个更紧迫的问题， - 欣顿说。</text:p>
      <text:p text:style-name="P4">
他补充说，如果发生气候变化，就很容易提出所有建议：只需停止燃烧碳即可。 但是，尚不清楚解决与AI相关的可能的风险。</text:p>
      <text:p text:style-name="P4">
正如乌克林福姆报道的美国总统乔<text:a xlink:type="simple" xlink:href="https://www.ukrinform.ua/rubric-technology/3705164-bajden-zustrivsa-z-kerivnikami-microsoft-i-google-govorili-pro-bezpecnist-stucnogo-intelektu.html" text:style-name="Internet_20_link" text:visited-style-name="Visited_20_Internet_20_Link">
</text:a>
包括Microsoft和Google在内，并明确表示他们应确保其产品的安全。</text:p>
      <text:p text:style-name="P4">
News Source: <text:a xlink:type="simple" xlink:href="https://www.ukrinform.ua/rubric-technology/3705572-zagroza-stucnogo-intelektu-moze-buti-bilsou-za-zminu-klimatu-rozrobnik.html" text:style-name="Internet_20_link" text:visited-style-name="Visited_20_Internet_20_Link">
https://www.ukrinform.ua/rubric-technology/3705572-zagroza-stucnogo-intelektu-moze-buti-bilsou-za-zminu-klimatu-rozrobnik.html</text:a>
</text:p>
      <!--NEWS-->
      <text:h text:style-name="P10" text:outline-level="1">
<text:span text:style-name="T4">
车臣的卡德罗夫（Kadyrov）说，他正在接受PMC Wagner雇佣军负责人的提议...</text:span>
</text:h>
      <text:p text:style-name="P4">
作者: liveuamap (Language: en)</text:p>
      <text:p text:style-name="P4">
时间: 2023-05-06T11:59:17</text:p>
      <text:p text:style-name="P4">
地点: Grozny, Chechenskaya Republits (Latitude:43.31631 Longtitude:45.68699)</text:p>
      <text:p text:style-name="P4">
视频: []</text:p>
      <text:p text:style-name="P4">
图片: ["<text:a xlink:type="simple" xlink:href="https://liveuamap.com/pics/2023/05/06/22560947_0.jpg" text:style-name="Internet_20_link" text:visited-style-name="Visited_20_Internet_20_Link">
22560947_0.jpg</text:a>
"]</text:p>
      <text:p text:style-name="P4">
标签: ["Caucasus", "Russia"]</text:p>
      <text:p text:style-name="P4">
Id: 22560947</text:p>
      <!--METADATA-->
      <text:p text:style-name="P4">
车臣的卡德罗夫(Kadyrov</text:p>
      <text:p text:style-name="P4">
<draw:frame draw:style-name="fr1" draw:name="Image108" text:anchor-type="as-char" svg:width="6.7125in" svg:height="10.0in" draw:z-index="0">
<draw:image xlink:href="../Images/liveuamap/2023-05-06T11-59-17/22560947_0.jpg" xlink:type="simple" xlink:show="embed" xlink:actuate="onLoad" draw:mime-type="image/jpeg"/>
</draw:frame>
新闻集链接：<text:a xlink:type="simple" xlink:href="https://liveuamap.com/en/2023/6-may-kadyrov-of-chechnya-says-he-is-accepting-proposal-of" text:style-name="Internet_20_link" text:visited-style-name="Visited_20_Internet_20_Link">
https://liveuamap.com/en/2023/6-may-kadyrov-of-chechnya-says-he-is-iscepting-proposa-forposal-ropoposal-ropoposair</text:a>
</text:p>
      <text:p text:style-name="P4">
News Source: <text:a xlink:type="simple" xlink:href="https://t.me/Pravda_Gerashchenko/70467" text:style-name="Internet_20_link" text:visited-style-name="Visited_20_Internet_20_Link">
https://t.me/Pravda_Gerashchenko/70467</text:a>
</text:p>
      <!--NEWS-->
      <text:h text:style-name="P10" text:outline-level="1">
<text:span text:style-name="T4">
在基辅地区，拖拉机驱动器在反坦克迷你上爆炸</text:span>
</text:h>
      <text:p text:style-name="P4">
作者: Ukrinform (Person)</text:p>
      <text:p text:style-name="P4">
出版商: Укринформ (Organization)</text:p>
      <text:p text:style-name="P4">
出版时间: 2023-05-06T12:03:00+03:00</text:p>
      <text:p text:style-name="P4">
修改时间: 2023-05-06T12:03:00+03:00</text:p>
      <text:p text:style-name="P4">
描述: 在基辅地区，沿着野外旅行的农业公司的驾驶员在反坦克迷你上被炸毁。  - 乌克林。</text:p>
      <text:p text:style-name="P4">
图片: ["<text:a xlink:type="simple" xlink:href="https://static.ukrinform.com/photos/2023_05/thumb_files/630_360_1683363817-913.jpg" text:style-name="Internet_20_link" text:visited-style-name="Visited_20_Internet_20_Link">
630_360_16833...</text:a>
"]</text:p>
      <text:p text:style-name="P4">
标签: ['Міна', 'Вибух', 'Київщина', 'Трактор']</text:p>
      <text:p text:style-name="P4">
类型: Article</text:p>
      <!--METADATA-->
      <text:p text:style-name="P4">
<draw:frame draw:style-name="fr1" draw:name="Image109" text:anchor-type="as-char" svg:width="6.9236in" svg:height="3.956343in" draw:z-index="0">
<draw:image xlink:href="../Images/yкринформ/2023-05-06T12-03-00-03-00/630_360_1683363817-913.jpg" xlink:type="simple" xlink:show="embed" xlink:actuate="onLoad" draw:mime-type="image/jpeg"/>
</draw:frame>
沿田野旅行的农业公司的司机Ukiiv地区爆炸了矩形迷你。</text:p>
      <text:p text:style-name="P4">
根据乌克林福姆(Ukrinform(https://t.me/andrii_nebytov/1266)。</text:p>
      <text:p text:style-name="P4">
“这一事件发生在5月5日21:25在Plosko Thogogol村庄之间的田野路上。这位50岁的农业车厢司机返回企业，在占领期间跑到了反坦克[] <text:a xlink:type="simple" xlink:href="https://www.ukrinform.ua/tag-mina" text:style-name="Internet_20_link" text:visited-style-name="Visited_20_Internet_20_Link">
</text:a>
. Відомо, що дана територія деякий час була окупована", - зазначив Нєбитов.</text:p>
      <text:p text:style-name="P4">
Тракторист дістав тілесних ушкоджень і був госпіталізований. Наразі загрозийого здоровʼю та життю немає.</text:p>
      <text:p text:style-name="P4">
<text:span text:style-name="T4">
Читайте також:</text:span>
 <text:a xlink:type="simple" xlink:href="https://www.ukrinform.ua/rubric-regions/3705374-u-berislavskomu-rajoni-na-vorozij-mini-pidirvavsa-traktorist.html" text:style-name="Internet_20_link" text:visited-style-name="Visited_20_Internet_20_Link">
 <text:span text:style-name="T4">
підірвався</text:span>
 </text:a>
正如乌克林福姆(Ukrinform(https://www.ukrinform.ua/rubric-regions/3704303-u-gostomeli-na-kiivsini-znajsli-bojovu-granatu.html)。</text:p>
      <text:p text:style-name="P4">
<text:span text:style-name="T5">
foto：Andriy Nebitov / Telegram</text:span>
</text:p>
      <text:p text:style-name="P4">
News Source: <text:a xlink:type="simple" xlink:href="https://www.ukrinform.ua/rubric-regions/3705577-na-kiivsini-traktorist-pidirvavsa-na-protitankovij-mini.html" text:style-name="Internet_20_link" text:visited-style-name="Visited_20_Internet_20_Link">
https://www.ukrinform.ua/rubric-regions/3705577-na-kiivsini-traktorist-pidirvavsa-na-protitankovij-mini.html</text:a>
</text:p>
      <!--NEWS-->
      <text:h text:style-name="P10" text:outline-level="1">
<text:span text:style-name="T4">
在黑海没有俄罗斯航空公司的载体</text:span>
</text:h>
      <text:p text:style-name="P4">
作者: Ukrinform (Person)</text:p>
      <text:p text:style-name="P4">
出版商: Укринформ (Organization)</text:p>
      <text:p text:style-name="P4">
出版时间: 2023-05-06T12:05:00+03:00</text:p>
      <text:p text:style-name="P4">
修改时间: 2023-05-06T12:05:00+03:00</text:p>
      <text:p text:style-name="P4">
描述: 截至5月6日，俄罗斯在黑海拥有6艘军舰，其中没有有翼火箭的载体。  - 乌克林。</text:p>
      <text:p text:style-name="P4">
图片: ["<text:a xlink:type="simple" xlink:href="https://static.ukrinform.com/photos/2017_01/thumb_files/630_360_1483511006-6498.jpg" text:style-name="Internet_20_link" text:visited-style-name="Visited_20_Internet_20_Link">
630_360_14835...</text:a>
"]</text:p>
      <text:p text:style-name="P4">
标签: [' Чорне море', 'росія', 'Корабель', 'Війна з росією']</text:p>
      <text:p text:style-name="P4">
类型: Article</text:p>
      <!--METADATA-->
      <text:p text:style-name="P4">
<draw:frame draw:style-name="fr1" draw:name="Image110" text:anchor-type="as-char" svg:width="6.9236in" svg:height="3.956343in" draw:z-index="0">
<draw:image xlink:href="../Images/yкринформ/2023-05-06T12-05-00-03-00/630_360_1483511006-6498.jpg" xlink:type="simple" xlink:show="embed" xlink:actuate="onLoad" draw:mime-type="image/jpeg"/>
</draw:frame>
截至5月6日，俄罗斯在黑海拥有六艘军舰，其中包括未缠绕的有翼火箭“口径”。</text:p>
      <text:p text:style-name="P4">
正如乌克林福姆报道的那样，关于<text:a xlink:type="simple" xlink:href="https://www.facebook.com/OperationalCommandSouth/posts/pfbid0g4Gq7UbUeykhZRqz24yBgCouGUWBNekSqWs37rMbC5Cq6Rk9jMzvhKMJjs1rtGqkl" text:style-name="Internet_20_link" text:visited-style-name="Visited_20_Internet_20_Link">
</text:a>
通知操作命令“南”。</text:p>
      <text:p text:style-name="P4">
“ <text:a xlink:type="simple" xlink:href="https://www.ukrinform.ua/tag-corne-more" text:style-name="Internet_20_link" text:visited-style-name="Visited_20_Internet_20_Link">
</text:a>
有6艘船，varrayaetone被带到基点。 但是可能会出现火箭危险，包括从天空和活动中出现。”</text:p>
      <text:p text:style-name="P4">
在OK“南方”指出，在陆地上，尤其是陆地上的循环以及沿海地区的黑海沿岸，也存在着矿山爆炸的威胁。</text:p>
      <text:p text:style-name="P4">
<text:span text:style-name="T4">
另请阅读：</text:span>
 <text:a xlink:type="simple" xlink:href="https://www.ukrinform.ua/rubric-world/3704932-rosia-vivela-u-pivnicne-more-pat-vijskovih-korabliv.html" text:style-name="Internet_20_link" text:visited-style-name="Visited_20_Internet_20_Link">
</text:a>
正如乌克林福姆报道的那样，俄罗斯联邦于5月5日在黑海的战斗义务中，特别是<text:a xlink:type="simple" xlink:href="https://www.ukrinform.ua/rubric-ato/3705132-rosia-vivela-v-corne-more-raketonosij-iz-vismoma-kalibrami.html" text:style-name="Internet_20_link" text:visited-style-name="Visited_20_Internet_20_Link">
</text:a>
总共有八只火箭。</text:p>
      <text:p text:style-name="P4">
News Source: <text:a xlink:type="simple" xlink:href="https://www.ukrinform.ua/rubric-ato/3705574-u-cornomu-mori-nemae-rosijskih-nosiiv-kalibriv.html" text:style-name="Internet_20_link" text:visited-style-name="Visited_20_Internet_20_Link">
https://www.ukrinform.ua/rubric-ato/3705574-u-cornomu-mori-nemae-rosijskih-nosiiv-kalibriv.html</text:a>
</text:p>
      <!--NEWS-->
      <text:h text:style-name="P10" text:outline-level="1">
<text:span text:style-name="T4">
查尔斯三世加冕典礼</text:span>
</text:h>
      <text:p text:style-name="P4">
作者: Ukrinform (Person)</text:p>
      <text:p text:style-name="P4">
出版商: Укринформ (Organization)</text:p>
      <text:p text:style-name="P4">
出版时间: 2023-05-06T12:15:00+03:00</text:p>
      <text:p text:style-name="P4">
修改时间: 2023-05-06T12:15:00+03:00</text:p>
      <text:p text:style-name="P4">
描述: 在伦敦的威斯敏斯特大教堂（Westminster Abbey），有一个查尔斯三世（Charles III）的塞子，其中包括示威演讲和军事游行。  - 乌克林。</text:p>
      <text:p text:style-name="P4">
图片: ["<text:a xlink:type="simple" xlink:href="https://static.ukrinform.com/photos/2023_03/thumb_files/630_360_1678806206-463.jpg" text:style-name="Internet_20_link" text:visited-style-name="Visited_20_Internet_20_Link">
630_360_16788...</text:a>
"]</text:p>
      <text:p text:style-name="P4">
标签: ['Британія', 'Король', 'Чарльз ІІІ', 'Коронація']</text:p>
      <text:p text:style-name="P4">
类型: Article</text:p>
      <!--METADATA-->
      <text:p text:style-name="P4">
<draw:frame draw:style-name="fr1" draw:name="Image111" text:anchor-type="as-char" svg:width="6.9236in" svg:height="3.956343in" draw:z-index="0">
<draw:image xlink:href="../Images/yкринформ/2023-05-06T12-15-00-03-00/630_360_1678806206-463.jpg" xlink:type="simple" xlink:show="embed" xlink:actuate="onLoad" draw:mime-type="image/jpeg"/>
</draw:frame>
伦敦的建筑修道院是Charlesiiiii的Cerassey Ceron，其中包括示威表演和军事游行。</text:p>
      <text:p text:style-name="P4">
正如乌克林福姆报道的那样，广播线索<text:a xlink:type="simple" xlink:href="https://www.youtube.com/watch" text:style-name="Internet_20_link" text:visited-style-name="Visited_20_Internet_20_Link">
</text:a>
。</text:p>
      <text:p text:style-name="P4">
报道<text:a xlink:type="simple" xlink:href="https://www.reuters.com/world/europe/king-charles-coronation-schedule-2023-05-05/" text:style-name="Internet_20_link" text:visited-style-name="Visited_20_Internet_20_Link">
</text:a>
。</text:p>
      <text:p text:style-name="P4">
大约6.30 Grinvych(基辅时间9.30)伦敦维斯敏斯特大教堂的门为教区居民开放。 后来，在中心伦顿，预计军队将在礼仪路线上展出。</text:p>
      <text:p text:style-name="P4">
格林威治的8.30(基辅时间11.30)外国法规到达修道院，之后将开始皇家游行。</text:p>
      <text:p text:style-name="P4">
<text:span text:style-name="T4">
另请阅读：</text:span>
 <text:a xlink:type="simple" xlink:href="https://www.ukrinform.ua/rubric-world/3705492-carlz-iii-so-vidomo-pro-novogo-korola-velikobritanii.html" text:style-name="Internet_20_link" text:visited-style-name="Visited_20_Internet_20_Link">
<text:span text:style-name="T4">
查尔斯</text:span>
</text:a>
在去威斯敏斯特大教堂和他的妻子卡米卢斯的路上，将由骑兵部队和音乐家进行。 他们将穿过他们 - 宫殿外的一条大途径。</text:p>
      <text:p text:style-name="P4">
直到格林威治的10.00(Kyiv时间13.00)所有费用都是预期的。 在钟声的声音下，皇家游行队伍的成员将进入该地点，那里将开始两个小时的仪式。</text:p>
      <text:p text:style-name="P4">
查尔斯被坎特伯雷大主教贾斯汀·韦尔伯(Justin Welbe)加冕。 为了纪念伦敦塔的加冕典礼以及整个首都，整个全国，直布罗陀，纳伯特群岛和公海的船只上，都会听到大张旗鼓的致敬。</text:p>
      <text:p text:style-name="P4">
在12:00 by Grynwich(Kyiv时间15.00)王室夫妇从威斯敏斯特大教堂(Westminster Abbey)出发到白金汉宫(Buckingham Palace)。 值得注意的是，查尔斯的儿子和继承人威廉王子和他的妻子凯特(Kate)和三个小时将乘坐国王的第一辆马车。 王室的其他成员将落后。</text:p>
      <text:p text:style-name="P4">
根据时间表，加冕游行应来到白金汉宫。 查尔斯·卡米拉(Charles Camilla)将进入花园，那里的皇家军队代表向皇家致敬。</text:p>
      <text:p text:style-name="P4">
<text:span text:style-name="T4">
另请阅读：</text:span>
 <text:a xlink:type="simple" xlink:href="https://www.ukrinform.ua/rubric-world/3703617-carlz-iii-pid-cas-koronacii-odagne-mantiu-iz-zolotimi-rukavami-stvorenu-dla-georga-v.html" text:style-name="Internet_20_link" text:visited-style-name="Visited_20_Internet_20_Link">
<text:span text:style-name="T4">
查尔斯</text:span>
</text:a>
之后，预计王室成员的传统出口预计。据乌克林福姆报道，伦敦为查尔斯三世加冕。 邀请了高级人士，其中包括乌克兰人，而俄罗斯人没有被邀请。</text:p>
      <text:p text:style-name="P4">
英国女王于2022年9月8日去世，享年97岁。</text:p>
      <text:p text:style-name="P4">
9月10日，查尔斯三世由英国国王正式宣布。</text:p>
      <text:p text:style-name="P4">
英国君主在欧洲仍然是统一的，超过一千年来保护加冕典礼的传统。 此外，这将是19世纪的第一个加冕典礼。</text:p>
      <text:p text:style-name="P4">
News Source: <text:a xlink:type="simple" xlink:href="https://www.ukrinform.ua/rubric-world/3705581-ceremonia-koronacii-carlza-iii.html" text:style-name="Internet_20_link" text:visited-style-name="Visited_20_Internet_20_Link">
https://www.ukrinform.ua/rubric-world/3705581-ceremonia-koronacii-carlza-iii.html</text:a>
</text:p>
      <!--NEWS-->
      <text:h text:style-name="P10" text:outline-level="1">
<text:span text:style-name="T4">
在俄罗斯联邦的囚禁中，有数百名妇女 - 军事协调总部</text:span>
</text:h>
      <text:p text:style-name="P4">
作者: Ukrinform (Person)</text:p>
      <text:p text:style-name="P4">
出版商: Укринформ (Organization)</text:p>
      <text:p text:style-name="P4">
出版时间: 2023-05-06T12:21:00+03:00</text:p>
      <text:p text:style-name="P4">
修改时间: 2023-05-06T12:21:00+03:00</text:p>
      <text:p text:style-name="P4">
描述: 数百名女军人被俄罗斯囚禁。 乌克兰要求在日内瓦公约规定的情况下没有进行任何交流的情况下返回。  - 乌克林。</text:p>
      <text:p text:style-name="P4">
图片: ["<text:a xlink:type="simple" xlink:href="https://static.ukrinform.com/photos/2023_05/thumb_files/630_360_1683364805-592.jpg" text:style-name="Internet_20_link" text:visited-style-name="Visited_20_Internet_20_Link">
630_360_16833...</text:a>
"]</text:p>
      <text:p text:style-name="P4">
标签: ['Військові', 'Полонені', 'Жінки', 'Війна з росією']</text:p>
      <text:p text:style-name="P4">
类型: Article</text:p>
      <!--METADATA-->
      <text:p text:style-name="P4">
<draw:frame draw:style-name="fr1" draw:name="Image112" text:anchor-type="as-char" svg:width="6.9236in" svg:height="3.951463in" draw:z-index="0">
<draw:image xlink:href="../Images/yкринформ/2023-05-06T12-21-00-03-00/630_360_1683364805-592.jpg" xlink:type="simple" xlink:show="embed" xlink:actuate="onLoad" draw:mime-type="image/jpeg"/>
</draw:frame>
乌罗斯式的囚禁是数百名妇女。 日内瓦公约规定，乌克兰要求没有任何交流的回报。</text:p>
      <text:p text:style-name="P4">
报道说，这是在周六的一份简报中由战俘的协调员Bogdan Okhrimenko和Victoriaibalyuk的协调员报道。</text:p>
      <text:p text:style-name="P4">
“敌对的凯旋骑兵中有数百名乌克兰女性军事女性。</text:p>
      <text:p text:style-name="P4">
协调总部和所有公共当局都在努力，以便更快地获得回报。” Okhrimenko说。</text:p>
      <text:p text:style-name="P4">
Tsymbalyuk反过来补充说，乌克兰遵守《诺尔兹赫夫斯克公约》，该公约不提供维持女性军事妇女的维持，也需要<text:a xlink:type="simple" xlink:href="https://www.ukrinform.ua/tag-rosia" text:style-name="Internet_20_link" text:visited-style-name="Visited_20_Internet_20_Link">
</text:a>
。</text:p>
      <text:p text:style-name="P4">
乌克兰遵守《日内瓦公约》。 被捕的俄罗斯军事妇女被遣返。 我们还从俄罗斯页面上要求这一点：返回妇女 - 妇女而没有条件和交换，”她说。</text:p>
      <text:p text:style-name="P4">
<text:span text:style-name="T4">
另请阅读：</text:span>
 <text:a xlink:type="simple" xlink:href="https://www.ukrinform.ua/rubric-ato/3704033-iz-polonu-vdaetsa-povertati-vijskovih-pro-akih-zovsim-ne-bulo-informacii-koordstab.html" text:style-name="Internet_20_link" text:visited-style-name="Visited_20_Internet_20_Link">
</text:a>
根据Tsymbalyuk的说法，与女性军事妇女不同，在俄罗斯联邦中，乌克兰平民的确切人数尚不清楚。 同时，这些组织正在努力找出并返回家园。协调总部考虑了300多名乌克兰儿童的协调总部。</text:p>
      <text:p text:style-name="P4">
如报道<text:a xlink:type="simple" xlink:href="https://www.ukrinform.ua/rubric-ato/3704780-obmin-vsih-na-vsih-iz-rf-moze-stosuvatisa-tilki-vijskovih-lubinec.html" text:style-name="Internet_20_link" text:visited-style-name="Visited_20_Internet_20_Link">
</text:a>
跨国人权理事会德米特里·卢比尼特(Dmitry Lubinets)在新闻发布会上说，以“全部”与俄罗斯的形式交流可能仅与以这种方式的军事，平民人质有关，不会返回其家园。</text:p>
      <text:p text:style-name="P4">
News Source: <text:a xlink:type="simple" xlink:href="https://www.ukrinform.ua/rubric-ato/3705582-u-poloni-rf-perebuvaut-kilka-soten-zinokvijskovih-koordinacijnij-stab.html" text:style-name="Internet_20_link" text:visited-style-name="Visited_20_Internet_20_Link">
https://www.ukrinform.ua/rubric-ato/3705582-u-poloni-rf-perebuvaut-kilka-soten-zinokvijskovih-koordinacijnij-stab.html</text:a>
</text:p>
      <!--NEWS-->
      <text:h text:style-name="P10" text:outline-level="1">
<text:span text:style-name="T4">
苏丹已经销毁了超过一百万剂的脊髓灰质炎疫苗 - 联合国儿童基金会</text:span>
</text:h>
      <text:p text:style-name="P4">
作者: Ukrinform (Person)</text:p>
      <text:p text:style-name="P4">
出版商: Укринформ (Organization)</text:p>
      <text:p text:style-name="P4">
出版时间: 2023-05-06T12:28:00+03:00</text:p>
      <text:p text:style-name="P4">
修改时间: 2023-05-06T12:28:00+03:00</text:p>
      <text:p text:style-name="P4">
描述: 由于苏丹武装冲突期间抢劫，针对儿童的脊髓灰质炎疫苗超过100万剂量被摧毁。  - 乌克林。</text:p>
      <text:p text:style-name="P4">
图片: ["<text:a xlink:type="simple" xlink:href="https://static.ukrinform.com/photos/2022_01/thumb_files/630_360_1642148554-750.jpg" text:style-name="Internet_20_link" text:visited-style-name="Visited_20_Internet_20_Link">
630_360_16421...</text:a>
"]</text:p>
      <text:p text:style-name="P4">
标签: ['Судан', 'ЮНІСЕФ', 'Вакцина', 'Поліомієліт']</text:p>
      <text:p text:style-name="P4">
类型: Article</text:p>
      <!--METADATA-->
      <text:p text:style-name="P4">
<draw:frame draw:style-name="fr1" draw:name="Image113" text:anchor-type="as-char" svg:width="6.9236in" svg:height="3.956343in" draw:z-index="0">
<draw:image xlink:href="../Images/yкринформ/2023-05-06T12-28-00-03-00/630_360_1642148554-750.jpg" xlink:type="simple" xlink:show="embed" xlink:actuate="onLoad" draw:mime-type="image/jpeg"/>
</draw:frame>
苏丹武装冲突期间抢劫的上升摧毁了超过100万剂的儿童脊髓灰质炎疫苗。</text:p>
      <text:p text:style-name="P4">
正如乌克林福姆报道的那样，它报告了<text:a xlink:type="simple" xlink:href="https://www.reuters.com/world/africa/unicef-more-than-1-million-polio-vaccines-lost-sudan-2023-05-05/" text:style-name="Internet_20_link" text:visited-style-name="Visited_20_Internet_20_Link">
</text:a>
。</text:p>
      <text:p text:style-name="P4">
“许多冷链物体已被超过一百万的掠夺，损坏和销毁<text:a xlink:type="simple" xlink:href="https://www.ukrinform.ua/tag-vakcina" text:style-name="Internet_20_link" text:visited-style-name="Visited_20_Internet_20_Link">
</text:a>
南达尔富尔南部的透明瘤性炎。</text:p>
      <text:p text:style-name="P4">
该机构于2022年底在苏丹宁进行了一系列脊髓灰质炎疫苗接种运动。</text:p>
      <text:p text:style-name="P4">
自上个月冲突开始以来，世界卫生组织的数据库证明了苏丹的28次袭击。</text:p>
      <text:p text:style-name="P4">
<text:span text:style-name="T4">
另请阅读：</text:span>
 <text:a xlink:type="simple" xlink:href="https://www.ukrinform.ua/rubric-world/3705233-v-oon-zaklikaut-uradi-krain-ne-povertati-bizenciv-do-sudanu.html" text:style-name="Internet_20_link" text:visited-style-name="Visited_20_Internet_20_Link">
<text:span text:style-name="T4">
苏丹</text:span>
</text:a>
脊髓灰质炎 - 一种主要影响5岁以下儿童的疾病可能导致瘫痪和死亡。 非洲在2020年被宣布为免费控制的小儿麻痹症爆发，但马拉维，莫桑比克，耶稣报道了去年进口案件的案件。</text:p>
      <text:p text:style-name="P4">
如报道<text:a xlink:type="simple" xlink:href="https://www.ukrinform.ua/rubric-world/3704294-v-oon-zaklikaut-storoni-konfliktu-u-sudani-zabezpeciti-zahist-gumdopomogi.html" text:style-name="Internet_20_link" text:visited-style-name="Visited_20_Internet_20_Link">
</text:a>
联合国人道主义计划的负责人马丁·格里菲斯(Martin Griffiths)表示，他正在履行苏丹交战方的义务，以保护人道主义援助，以确保其交付给需要它的人。</text:p>
      <text:p text:style-name="P4">
<text:span text:style-name="T5">
foto：UNICEF</text:span>
</text:p>
      <text:p text:style-name="P4">
News Source: <text:a xlink:type="simple" xlink:href="https://www.ukrinform.ua/rubric-world/3705585-u-sudani-znisili-ponad-miljon-doz-vakcini-proti-poliomielitu-unisef.html" text:style-name="Internet_20_link" text:visited-style-name="Visited_20_Internet_20_Link">
https://www.ukrinform.ua/rubric-world/3705585-u-sudani-znisili-ponad-miljon-doz-vakcini-proti-poliomielitu-unisef.html</text:a>
</text:p>
      <!--NEWS-->
      <text:h text:style-name="P10" text:outline-level="1">
<text:span text:style-name="T4">
纳耶夫（Nayev）：步兵是乌克兰领土的标志，背后 - 生活和免费的乌克兰</text:span>
</text:h>
      <text:p text:style-name="P4">
作者: Ukrinform (Person)</text:p>
      <text:p text:style-name="P4">
出版商: Укринформ (Organization)</text:p>
      <text:p text:style-name="P4">
出版时间: 2023-05-06T12:30:00+03:00</text:p>
      <text:p text:style-name="P4">
修改时间: 2023-05-06T12:30:00+03:00</text:p>
      <text:p text:style-name="P4">
描述: 乌克兰中尉联合武装部队的指挥官谢尔盖·纳夫（Sergey Naev）强调，步兵是乌克兰领土的标志，在她的背部生活和自由的乌克兰背后。  - 乌克林。</text:p>
      <text:p text:style-name="P4">
图片: ["<text:a xlink:type="simple" xlink:href="https://static.ukrinform.com/photos/2022_07/thumb_files/630_360_1656655598-156.jpg" text:style-name="Internet_20_link" text:visited-style-name="Visited_20_Internet_20_Link">
630_360_16566...</text:a>
"]</text:p>
      <text:p text:style-name="P4">
标签: ['ЗСУ', 'Сергій Наєв', 'День піхоти']</text:p>
      <text:p text:style-name="P4">
类型: Article</text:p>
      <!--METADATA-->
      <text:p text:style-name="P4">
<draw:frame draw:style-name="fr1" draw:name="Image114" text:anchor-type="as-char" svg:width="6.9236in" svg:height="3.956343in" draw:z-index="0">
<draw:image xlink:href="../Images/yкринформ/2023-05-06T12-30-00-03-00/630_360_1656655598-156.jpg" xlink:type="simple" xlink:show="embed" xlink:actuate="onLoad" draw:mime-type="image/jpeg"/>
</draw:frame>
乌克兰中尉谢尔盖·纳夫(Sergey Naev)武装部队的总司令强调，步兵是乌克兰领土的标志，在她的后世和自由的乌克兰背后。</text:p>
      <text:p text:style-name="P4">
正如乌克林福姆报道的那样，纳夫在[]中说(https://t.me/SerhiyNaiev/51)有效的武装部队武装部队。</text:p>
      <text:p text:style-name="P4">
“进攻，捍卫，暴风雨和保持职位，在战斗中获胜 - 这是不变和光荣的步兵任务。 那是从远古时代开始的，今天也是如此。 只有炮兵，航空，坦克和装甲技术才能加强步兵，才能破坏敌人的生命力并实现所需的目标。 步兵力量取决于火的力量。”司令说。</text:p>
      <text:p text:style-name="P4">
<text:span text:style-name="T5">
video：Sergey Naev</text:span>
</text:p>
      <text:p text:style-name="P4">
根据 <text:a xlink:type="simple" xlink:href="https://www.ukrinform.ua/tag-naev" text:style-name="Internet_20_link" text:visited-style-name="Visited_20_Internet_20_Link">
</text:a>
，步兵是一个标记，是乌克兰领土所在的标志，它是敌对的地方，在其背后，塔维尔纳·乌克兰的生活在前面 - 需要摧毁的敌人。</text:p>
      <text:p text:style-name="P4">
<text:span text:style-name="T4">
另请阅读：</text:span>
 <text:a xlink:type="simple" xlink:href="https://www.ukrinform.ua/rubric-ato/3705285-u-pivnicnij-operacijnij-zoni-oborona-zmicnuetsa-sodna-naev.html" text:style-name="Internet_20_link" text:visited-style-name="Visited_20_Internet_20_Link">
<text:span text:style-name="T4">
 naev </text:span>
</text:a>
据指挥官说，乌克兰人有一个国家，一个国家都有一个国家。乌克兰人民肯定会赢得胜利。 纳夫强调：“我们的胜利也将是一场胜利。”</text:p>
      <text:p text:style-name="P4">
据报道，5月6日，乌克兰步兵庆祝职业假期 - 乌克兰武装部队步兵日，该假期由当时的常驻总统Petro Poroshenko于2019年成立。</text:p>
      <text:p text:style-name="P4">
News Source: <text:a xlink:type="simple" xlink:href="https://www.ukrinform.ua/rubric-ato/3705589-naev-pihota-e-markerom-ukrainskoi-teritorii-za-ii-spinou-zitta-ta-vilna-ukraina.html" text:style-name="Internet_20_link" text:visited-style-name="Visited_20_Internet_20_Link">
https://www.ukrinform.ua/rubric-ato/3705589-naev-pihota-e-markerom-ukrainskoi-teritorii-za-ii-spinou-zitta-ta-vilna-ukraina.html</text:a>
</text:p>
      <!--NEWS-->
      <text:h text:style-name="P10" text:outline-level="1">
<text:span text:style-name="T4">
侨民敦促葡萄牙谴责轻率的意识形态</text:span>
</text:h>
      <text:p text:style-name="P4">
作者: Ukrinform (Person)</text:p>
      <text:p text:style-name="P4">
出版商: Укринформ (Organization)</text:p>
      <text:p text:style-name="P4">
出版时间: 2023-05-06T12:45:00+03:00</text:p>
      <text:p text:style-name="P4">
修改时间: 2023-05-06T12:45:00+03:00</text:p>
      <text:p text:style-name="P4">
描述: 葡萄牙的乌克兰社区呼吁共和国议会支持5月2日乌克兰的Verkhovna Rada解决，这被认为是俄罗斯联邦国家政策的基本意识形态。  - 乌克林。</text:p>
      <text:p text:style-name="P4">
图片: ["<text:a xlink:type="simple" xlink:href="https://static.ukrinform.com/photos/2023_05/thumb_files/630_360_1683366289-720.jpg" text:style-name="Internet_20_link" text:visited-style-name="Visited_20_Internet_20_Link">
630_360_16833...</text:a>
"]</text:p>
      <text:p text:style-name="P4">
标签: ['Діаспора', 'Португалія', 'Війна з росією', 'Рашизм']</text:p>
      <text:p text:style-name="P4">
类型: Article</text:p>
      <!--METADATA-->
      <text:p text:style-name="P4">
<draw:frame draw:style-name="fr1" draw:name="Image115" text:anchor-type="as-char" svg:width="6.9236in" svg:height="3.956343in" draw:z-index="0">
<draw:image xlink:href="../Images/yкринформ/2023-05-06T12-45-00-03-00/630_360_1683366289-720.jpg" xlink:type="simple" xlink:show="embed" xlink:actuate="onLoad" draw:mime-type="image/jpeg"/>
</draw:frame>
葡萄牙的乌克兰公民呼吁共和国议会支持5月2日的乌克兰乌克兰雷达的解决方案，这不断将其视为俄罗斯联邦国家政策的基本意识形态。</text:p>
      <text:p text:style-name="P4">
正如乌克林福姆报道的那样，关于<text:a xlink:type="simple" xlink:href="https://www.facebook.com/kozakxp/posts/pfbid036jabFBcUbRdMbLNdsCLA5RnzD4mFJ2DUT5LZ6LwJCkzK7Nbmqto1ibK9xEvBTJ9el" text:style-name="Internet_20_link" text:visited-style-name="Visited_20_Internet_20_Link">
</text:a>
帕维尔·萨德卡(Pavel Sadokha) - 乌克兰人联盟的负责人据报道，乌克兰西欧乌克兰人世界大会副主席。</text:p>
      <text:p text:style-name="P4">
他回忆起<text:a xlink:type="simple" xlink:href="https://www.ukrinform.ua/rubric-polytics/3703692-rada-zvernulas-do-svitu-iz-zaklikom-zasuditi-rasizm-ta-viznati-rf-derzavouteroristom.html" text:style-name="Internet_20_link" text:visited-style-name="Visited_20_Internet_20_Link">
</text:a>
«про -μ -зγ。 。极@μμцип活，。所有国家和基本人权。</text:p>
      <text:p text:style-name="P4">
<text:span text:style-name="T4">
另请阅读：</text:span>
 <text:a xlink:type="simple" xlink:href="https://www.ukrinform.ua/rubric-diaspora/3699211-ukrainci-vlastuvali-akciu-protestu-u-lisaboni-pid-cas-vizitu-prezidenta-brazilii.html" text:style-name="Internet_20_link" text:visited-style-name="Visited_20_Internet_20_Link">
<text:span text:style-name="T4">
乌克兰人</text:span>
 <text:span text:style-name="T4">
 </text:span>
安排<text:span text:style-name="T4">
 </text:span>
股票<text:span text:style-name="T4">
 </text:span>
抗议<text:span text:style-name="T4">
<text:span text:style-name="T5">
* Lisboni </text:span>
* </text:span>
 <text:span text:style-name="T4">
 </text:span>
 <text:span text:style-name="T4">
 </text:span>
 <text:span text:style-name="T4">
 </text:span>
 <text:span text:style-name="T4">
 </text:span>
时间<text:span text:style-name="T4">
 </text:span>
 <text:span text:style-name="T4">
 </text:span>
 <text:span text:style-name="T5">
访问</text:span>
<text:span text:style-name="T5">
 </text:span>
<text:span text:style-name="T5">
 </text:span>
<text:span text:style-name="T5">
 </text:span>
<text:span text:style-name="T5">
 </text:span>
<text:span text:style-name="T5">
 </text:span>
<text:span text:style-name="T5">
总统</text:span>
<text:span text:style-name="T5">
 </text:span>
<text:span text:style-name="T5">
巴西</text:span>
*</text:a>
葡萄牙乌克兰人联盟主席指出，乌克兰议会决议也呼吁联合国，欧洲议会，欧洲议会议会，欧安组织议会议会和北约议会以及政府和政府和政府和议会那些国家。</text:p>
      <text:p text:style-name="P4">
Sadokha先生还补充说，葡萄牙也已成为威胁克里姆林宫宣传机器的塔拉瓦夫妇言论的对象。</text:p>
      <text:p text:style-name="P4">
“新(2023年5月3日)在国家电视频道“俄罗斯-1”最受欢迎的计划之一中，”他报道。<text:span text:style-name="T5">
foto：Amaury Laporte</text:span>
</text:p>
      <text:p text:style-name="P4">
News Source: <text:a xlink:type="simple" xlink:href="https://www.ukrinform.ua/rubric-diaspora/3705592-diaspora-zaklikala-portugaliu-zasuditi-ideologiu-rasizmu.html" text:style-name="Internet_20_link" text:visited-style-name="Visited_20_Internet_20_Link">
https://www.ukrinform.ua/rubric-diaspora/3705592-diaspora-zaklikala-portugaliu-zasuditi-ideologiu-rasizmu.html</text:a>
</text:p>
      <!--NEWS-->
      <text:h text:style-name="P10" text:outline-level="1">
<text:span text:style-name="T4">
在Avdiivka，实用程序的尸体是从瓦砾下取的</text:span>
</text:h>
      <text:p text:style-name="P4">
作者: Ukrinform (Person)</text:p>
      <text:p text:style-name="P4">
出版商: Укринформ (Organization)</text:p>
      <text:p text:style-name="P4">
出版时间: 2023-05-06T12:47:00+03:00</text:p>
      <text:p text:style-name="P4">
修改时间: 2023-05-06T12:47:00+03:00</text:p>
      <text:p text:style-name="P4">
描述: 在顿涅茨克（Donetsk）的阿夫迪夫卡（Avdiivka），该公用事业的尸体因4月30日的火箭袭击而死，他还搜寻了一名老年妇女，她在击败后死亡，俄罗斯军队在前一天袭击了。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Загибель', 'Авдіївка', 'Війна з росією']</text:p>
      <text:p text:style-name="P4">
类型: Article</text:p>
      <!--METADATA-->
      <text:p text:style-name="P4">
<draw:frame draw:style-name="fr1" draw:name="Image116" text:anchor-type="as-char" svg:width="6.9236in" svg:height="3.948443in" draw:z-index="0">
<draw:image xlink:href="../Images/yкринформ/2023-05-06T12-47-00-03-00/630_360_1538997483-946.jpg" xlink:type="simple" xlink:show="embed" xlink:actuate="onLoad" draw:mime-type="image/jpeg"/>
</draw:frame>
在阿夫迪温(Avdiwin)，顿涅茨克地区(Donetsk Region)是从4月30日第一次去世的公用事业的瓦砾下，也继续寻找一名年长的妇女，该妇女在遭受打击后死亡，俄罗斯联邦部队是击中了前一天。</text:p>
      <text:p text:style-name="P4">
Vitaliy Barabash在国家电视台“统一新闻”上的国家电话“统一新闻”上说。</text:p>
      <text:p text:style-name="P4">
“昨天是城市中部的航空公司罢工。 两座多层建筑被摧毁，导致一个生活在第二个房屋中的家庭被邮政下来。 有一个塔兹卡(Tazhinka)的人(подружжя - ред.)和一位老妇，1936年。(更年轻)女人被那个女人扔了，在房子附近发现 - 她<text:a xlink:type="simple" xlink:href="https://www.ukrinform.ua/tag-zagibel" text:style-name="Internet_20_link" text:visited-style-name="Visited_20_Internet_20_Link">
</text:a>
。 该男子后来从瓦砾下被带走，他也去世了。 垃圾尚未发现，它在瓦砾下。 昨天，我们还发现了我们的公共分子，他于4月30日遭到火箭袭击。”巴拉巴什说。</text:p>
      <text:p text:style-name="P4">
他指出，住在这座城市非常危险，但居民无法撤离。</text:p>
      <text:p text:style-name="P4">
“我们不会清楚地清楚所有人，即使是某种程度上的戏剧性情况可以改变城市中的人数。 Avdiivka不是一个边境社区，Affrontov，但不幸的是，没有机制。 如果人们走了，那就太好了。不幸的是，他们不会走。”巴拉巴什说。</text:p>
      <text:p text:style-name="P4">
<text:span text:style-name="T4">
另请阅读：</text:span>
 <text:a xlink:type="simple" xlink:href="https://www.ukrinform.ua/rubric-regions/3705543-poskodzeni-dva-zavodi-ta-ponad-20-bagatopoverhivok-naslidki-obstriliv-na-doneccini.html" text:style-name="Internet_20_link" text:visited-style-name="Visited_20_Internet_20_Link">
</text:a>
正如乌克林福姆报道的那样，入侵者并没有阻止Avdiivka的炮击。 特别是，4月30日，俄罗斯恐怖分子向“毕业生”市开火，坦克并击中了传单。 在城市的炮击期间，中央部分建筑物的所有三层楼都是基金会的形成。</text:p>
      <text:p text:style-name="P4">
根据城市当局的说法，在Avdiivka，<text:a xlink:type="simple" xlink:href="https://www.ukrinform.ua/rubric-ato/3700216-v-avdiivci-zalisaetsa-odna-ditina-aku-prihovuut-batki-golova-mva.html" text:style-name="Internet_20_link" text:visited-style-name="Visited_20_Internet_20_Link">
</text:a>
，父母不同意撤离。 现在，女士们，根本没有与父母的接触，在最后一个半年的邻居中，没有见过这个家庭的成年成员。</text:p>
      <text:p text:style-name="P4">
News Source: <text:a xlink:type="simple" xlink:href="https://www.ukrinform.ua/rubric-regions/3705598-v-avdiivci-distali-zpid-zavaliv-tilo-zagiblogo-komunalnika.html" text:style-name="Internet_20_link" text:visited-style-name="Visited_20_Internet_20_Link">
https://www.ukrinform.ua/rubric-regions/3705598-v-avdiivci-distali-zpid-zavaliv-tilo-zagiblogo-komunalnika.html</text:a>
</text:p>
      <!--NEWS-->
      <text:h text:style-name="P10" text:outline-level="1">
<text:span text:style-name="T4">
美国公司有兴趣投资于哈尔基夫能源基础设施的重建 - 市长</text:span>
</text:h>
      <text:p text:style-name="P4">
作者: Ukrinform (Person)</text:p>
      <text:p text:style-name="P4">
出版商: Укринформ (Organization)</text:p>
      <text:p text:style-name="P4">
出版时间: 2023-05-06T12:49:00+03:00</text:p>
      <text:p text:style-name="P4">
修改时间: 2023-05-06T12:49:00+03:00</text:p>
      <text:p text:style-name="P4">
描述: 美国公司有兴趣投资Kharkiv Energy基础设施的重建。  - 乌克林。</text:p>
      <text:p text:style-name="P4">
图片: ["<text:a xlink:type="simple" xlink:href="https://static.ukrinform.com/photos/2021_11/thumb_files/630_360_1635808673-527.png" text:style-name="Internet_20_link" text:visited-style-name="Visited_20_Internet_20_Link">
630_360_16358...</text:a>
"]</text:p>
      <text:p text:style-name="P4">
标签: ['США', 'Харків', 'Терехов', 'Єдині новини']</text:p>
      <text:p text:style-name="P4">
类型: Article</text:p>
      <!--METADATA-->
      <text:p text:style-name="P4">
<draw:frame draw:style-name="fr1" draw:name="Image117" text:anchor-type="as-char" svg:width="6.9236in" svg:height="3.956343in" draw:z-index="0">
<draw:image xlink:href="../Images/yкринформ/2023-05-06T12-49-00-03-00/630_360_1635808673-527.png" xlink:type="simple" xlink:show="embed" xlink:actuate="onLoad" draw:mime-type="image/png"/>
</draw:frame>
美国公司有兴趣投资哈尔基夫的重建。</text:p>
      <text:p text:style-name="P4">
乌克利福德通讯员报道，哈尔基夫董事长伊戈尔·泰雷科夫(Igor Terekhov)在唯一的新闻中在国家电话“统一新闻”上说。</text:p>
      <text:p text:style-name="P4">
“昨天结束了我对[]的访问(https://www.ukrinform.ua/tag-ssa)，他很饱和。 在所有会议上，哈尔基夫战后大楼的主题都是红线。 美国是我们的战略合作伙伴。 乌克兰大厦与投资者，国际公司和组织，国际资金举行了会议。 这主要是关于能源基础设施的恢复，对投资有兴趣。”该市主席说。</text:p>
      <text:p text:style-name="P4">
据他介绍，由于俄罗斯联邦入侵，该市的总损失目前为95亿美元，没有任何国家能够投资此类资金。</text:p>
      <text:p text:style-name="P4">
“我们有近似的计算，但是战争正在进行中，我们有炮击，我认为这是毁灭的。 迄今为止，这是95亿美元。 当然，这是巨额资金，而且没有一个国家能够负担得起在哈尔基夫(Kharkiv)的恢复哈尔基夫(Kharkiv)上，”  - 泰雷科夫(Terekhov)说。</text:p>
      <text:p text:style-name="P4">
<text:span text:style-name="T4">
另请阅读：</text:span>
 <text:a xlink:type="simple" xlink:href="https://www.ukrinform.ua/rubric-regions/3687049-u-harkovi-potrebuut-rozminuvanna-kladovisa-ta-lisosmugi.html" text:style-name="Internet_20_link" text:visited-style-name="Visited_20_Internet_20_Link">
</text:a>
他补充说，在前往美国的工作期间，他与国际金融机构进行了有关筹集资金的交谈，包括因续签哈尔基夫及其关键基础设施的信用。</text:p>
      <text:p text:style-name="P4">
如报道<text:a xlink:type="simple" xlink:href="https://www.ukrinform.ua/rubric-vidbudova/3700881-vidbudovu-harkova-obgovorat-na-samiti-v-amerikanskomu-denveri.html" text:style-name="Internet_20_link" text:visited-style-name="Visited_20_Internet_20_Link">
</text:a>
，在花的尽头，他去了美国，就哈尔基夫的重建与美国法律的代表进行谈判。 他访问了华盛顿以及乌登佛的峰会。</text:p>
      <text:p text:style-name="P4">
News Source: <text:a xlink:type="simple" xlink:href="https://www.ukrinform.ua/rubric-vidbudova/3705594-kompanii-ssa-zacikavleni-v-investuvanni-u-vidbudovu-energeticnoi-infrastrukturi-harkova-mer.html" text:style-name="Internet_20_link" text:visited-style-name="Visited_20_Internet_20_Link">
https://www.ukrinform.ua/rubric-vidbudova/3705594-kompanii-ssa-zacikavleni-v-investuvanni-u-vidbudovu-energeticnoi-infrastrukturi-harkova-mer.html</text:a>
</text:p>
      <!--NEWS-->
      <text:h text:style-name="P10" text:outline-level="1">
<text:span text:style-name="T4">
由于步兵的专业素养，成功的反攻行动可能是可能的-Syrsky</text:span>
</text:h>
      <text:p text:style-name="P4">
作者: Ukrinform (Person)</text:p>
      <text:p text:style-name="P4">
出版商: Укринформ (Organization)</text:p>
      <text:p text:style-name="P4">
出版时间: 2023-05-06T12:55:44+03:00</text:p>
      <text:p text:style-name="P4">
修改时间: 2023-05-06T12:55:44+03:00</text:p>
      <text:p text:style-name="P4">
描述: 乌克兰武装部队陆军的指挥官亚历山大·席尔斯基上校坚信，由于步兵的明确纪律和专业精神，成功的反攻行动成为可能。  - 乌克林。</text:p>
      <text:p text:style-name="P4">
图片: ["<text:a xlink:type="simple" xlink:href="https://static.ukrinform.com/photos/2021_03/thumb_files/630_360_1615386443-107.jpg" text:style-name="Internet_20_link" text:visited-style-name="Visited_20_Internet_20_Link">
630_360_16153...</text:a>
"]</text:p>
      <text:p text:style-name="P4">
标签: ['ЗСУ', 'Сирський', 'Війна з росією', 'Контрнаступ']</text:p>
      <text:p text:style-name="P4">
类型: Article</text:p>
      <!--METADATA-->
      <text:p text:style-name="P4">
<draw:frame draw:style-name="fr1" draw:name="Image118" text:anchor-type="as-char" svg:width="6.9236in" svg:height="3.956343in" draw:z-index="0">
<draw:image xlink:href="../Images/yкринформ/2023-05-06T12-55-44-03-00/630_360_1615386443-107.jpg" xlink:type="simple" xlink:show="embed" xlink:actuate="onLoad" draw:mime-type="image/jpeg"/>
</draw:frame>
乌克兰武装部队的总司令亚历山大·赛尔斯基(Alexander Syrsky)上校指出，由于步兵的明确纪律和专业精神，成功的反攻行动变得可能成为可能。</text:p>
      <text:p text:style-name="P4">
正如乌克林福姆报道的那样，西尔斯基在<text:a xlink:type="simple" xlink:href="https://t.me/osirskiy/61" text:style-name="Internet_20_link" text:visited-style-name="Visited_20_Internet_20_Link">
</text:a>
在武装部队的武装部队之际。</text:p>
      <text:p text:style-name="P4">
“这是一个钢铁和勇敢的人的假期。步兵是关于耐力，勇气，勇气和英雄主义的。还有关于性格 - 这是稳定的基础。正如Karlklausewitz所写的那样，根据“权力的结论，查看系统，它们是否源于原理，规范，即时印象以及其他任何其他原因。”  - 指挥官<text:a xlink:type="simple" xlink:href="https://www.ukrinform.ua/tag-zsu" text:style-name="Internet_20_link" text:visited-style-name="Visited_20_Internet_20_Link">
</text:a>
。</text:p>
      <text:p text:style-name="P4">
根据Sirsky的说法，步兵始终是困难的地方。 “近年来，您已经证明，即使在最困难的情况下，也有可能以自己的利益来翻新事件。即使敌人占上风，也可以征服乌克兰土地。成功的反性行动是由于其清晰的纪律和步兵，可能</text:p>
      <text:p text:style-name="P4">
正如赛尔斯基(Syrsky)强调的那样，这不仅是陆军的假期，而且是领土辩护，登陆和攻击部队，海军陆战队以及所有人的捍卫者，“谁在战es中持有前线，那里正在猛烈的战斗握住。”</text:p>
      <text:p text:style-name="P4">
<text:span text:style-name="T4">
另请阅读：</text:span>
 <text:a xlink:type="simple" xlink:href="https://www.ukrinform.ua/rubric-ato/3703424-sirskij-vidvidav-ukrainskih-bijciv-na-bahmutskomu-napramku.html" text:style-name="Internet_20_link" text:visited-style-name="Visited_20_Internet_20_Link">
<text:span text:style-name="T4">
 Syrsky </text:span>
</text:a>
“永恒的荣誉是堕落的英雄，他们在与Podlimagressor的斗争中献出了生命。荣耀对每个继续战斗并无所畏惧地摧毁敌人的荣耀。人们坚信，在不久的将来在克里米亚。”</text:p>
      <text:p text:style-name="P4">
正如乌克林福姆报道的<text:a xlink:type="simple" xlink:href="https://www.ukrinform.ua/rubric-society/3705527-zelenskij-podakuvav-pihotincam-za-muznist-stijkist-i-samopozertvu.html" text:style-name="Internet_20_link" text:visited-style-name="Visited_20_Internet_20_Link">
</text:a>
他代表乌克兰人民感谢步兵和无私的军事职责，勇气和可持续性，并在与俄罗斯侵略者战斗中。</text:p>
      <text:p text:style-name="P4">
News Source: <text:a xlink:type="simple" xlink:href="https://www.ukrinform.ua/rubric-ato/3705597-vdali-kontrnastupalni-operacii-stali-mozlivimi-zavdaki-profesionalizmu-pihoti-sirskij.html" text:style-name="Internet_20_link" text:visited-style-name="Visited_20_Internet_20_Link">
https://www.ukrinform.ua/rubric-ato/3705597-vdali-kontrnastupalni-operacii-stali-mozlivimi-zavdaki-profesionalizmu-pihoti-sirskij.html</text:a>
</text:p>
      <!--NEWS-->
      <text:h text:style-name="P10" text:outline-level="1">
<text:span text:style-name="T4">
在赫尔森地区，当俄罗斯军队在Demining W中炮击他们时，六名救援人员被杀...</text:span>
</text:h>
      <text:p text:style-name="P4">
作者: liveuamap (Language: en)</text:p>
      <text:p text:style-name="P4">
时间: 2023-05-06T13:03:00</text:p>
      <text:p text:style-name="P4">
地点: Kherson (Latitude:46.83718 Longtitude:33.39775)</text:p>
      <text:p text:style-name="P4">
视频: []</text:p>
      <text:p text:style-name="P4">
图片: []</text:p>
      <text:p text:style-name="P4">
标签: ["Europe", "Central and Eastern Europe"]</text:p>
      <text:p text:style-name="P4">
Id: 22560953</text:p>
      <!--METADATA-->
      <text:p text:style-name="P4">
在赫尔森地区，俄罗斯军队炮击他们的杰出作品时，六名救援人员被杀。 另外两个，包括女护理人员，受伤</text:p>
      <text:p text:style-name="P4">
新闻集链接：<text:a xlink:type="simple" xlink:href="https://liveuamap.com/en/2023/6-may-in-the-kherson-region-six-rescuers-killed-when-russian" text:style-name="Internet_20_link" text:visited-style-name="Visited_20_Internet_20_Link">
https://liveuamap.com/en/2023/6-may-in-the-the-kherson-region-region-six-rescuers-kill-kill-kill----俄罗斯时代</text:a>
</text:p>
      <text:p text:style-name="P4">
News Source: <text:a xlink:type="simple" xlink:href="https://t.me/babel/31981" text:style-name="Internet_20_link" text:visited-style-name="Visited_20_Internet_20_Link">
https://t.me/babel/31981</text:a>
</text:p>
      <!--NEWS-->
      <text:h text:style-name="P10" text:outline-level="1">
<text:span text:style-name="T4">
俄罗斯人用伊斯坎德（Iskander）击中Zaporizhzhia，每天在该地区开火104次</text:span>
</text:h>
      <text:p text:style-name="P4">
作者: Ukrinform (Person)</text:p>
      <text:p text:style-name="P4">
出版商: Укринформ (Organization)</text:p>
      <text:p text:style-name="P4">
出版时间: 2023-05-06T13:04:00+03:00</text:p>
      <text:p text:style-name="P4">
修改时间: 2023-05-06T13:04:00+03:00</text:p>
      <text:p text:style-name="P4">
描述: 敌军每天对Zaporizhzhya地区的定居点进行了104次罢工。 她向Zaporizhzhia Otrc开火。  - 乌克林。</text:p>
      <text:p text:style-name="P4">
图片: ["<text:a xlink:type="simple" xlink:href="https://static.ukrinform.com/photos/2023_05/thumb_files/630_360_1683367452-101.jpg" text:style-name="Internet_20_link" text:visited-style-name="Visited_20_Internet_20_Link">
630_360_16833...</text:a>
", "<text:a xlink:type="simple" xlink:href="https://static.ukrinform.com/photos/2023_05/thumb_files/630_360_1683367477-2657.jpeg" text:style-name="Internet_20_link" text:visited-style-name="Visited_20_Internet_20_Link">
630_360_16833...</text:a>
", "<text:a xlink:type="simple" xlink:href="https://static.ukrinform.com/photos/2023_05/thumb_files/630_360_1683367477-3865.jpeg" text:style-name="Internet_20_link" text:visited-style-name="Visited_20_Internet_20_Link">
630_360_16833...</text:a>
", "<text:a xlink:type="simple" xlink:href="https://static.ukrinform.com/photos/2023_05/thumb_files/630_360_1683367477-8246.jpeg" text:style-name="Internet_20_link" text:visited-style-name="Visited_20_Internet_20_Link">
630_360_16833...</text:a>
", "<text:a xlink:type="simple" xlink:href="https://static.ukrinform.com/photos/2023_05/thumb_files/630_360_1683367477-7443.jpeg" text:style-name="Internet_20_link" text:visited-style-name="Visited_20_Internet_20_Link">
630_360_16833...</text:a>
", "<text:a xlink:type="simple" xlink:href="https://static.ukrinform.com/photos/2023_05/thumb_files/630_360_1683367478-6564.jpeg" text:style-name="Internet_20_link" text:visited-style-name="Visited_20_Internet_20_Link">
630_360_16833...</text:a>
", "<text:a xlink:type="simple" xlink:href="https://static.ukrinform.com/photos/2023_05/thumb_files/630_360_1683367478-2936.jpeg" text:style-name="Internet_20_link" text:visited-style-name="Visited_20_Internet_20_Link">
630_360_16833...</text:a>
", "<text:a xlink:type="simple" xlink:href="https://static.ukrinform.com/photos/2023_05/thumb_files/630_360_1683367478-2913.jpeg" text:style-name="Internet_20_link" text:visited-style-name="Visited_20_Internet_20_Link">
630_360_16833...</text:a>
"]</text:p>
      <text:p text:style-name="P4">
标签: ['Обстріл', 'Російські військові', 'Запоріжжя', 'Війна з росією']</text:p>
      <text:p text:style-name="P4">
类型: Article</text:p>
      <!--METADATA-->
      <text:p text:style-name="P4">
<draw:frame draw:style-name="fr1" draw:name="Image119" text:anchor-type="as-char" svg:width="6.9236in" svg:height="3.956343in" draw:z-index="0">
<draw:image xlink:href="../Images/yкринформ/2023-05-06T13-04-00-03-00/630_360_1683367452-101.jpg" xlink:type="simple" xlink:show="embed" xlink:actuate="onLoad" draw:mime-type="image/jpeg"/>
</draw:frame>
每天名誉军在下摆Zaporizhhya地区的定居点上击中104杆。 她向Zaporizhzhia Otrc开火。</text:p>
      <text:p text:style-name="P4">
关于报告<text:a xlink:type="simple" xlink:href="https://zp.npu.gov.ua/news/na-zaporizhzhi-politseiski-zadokumentuvaly-naslidky-vorozhykh-atak-iz-postrazhdalymy" text:style-name="Internet_20_link" text:visited-style-name="Visited_20_Internet_20_Link">
</text:a>
，报道乌克林福姆。</text:p>
      <text:p text:style-name="P4">
<draw:frame draw:style-name="fr1" draw:name="Image120" text:anchor-type="as-char" svg:width="6.9236in" svg:height="3.956343in" draw:z-index="0">
<draw:image xlink:href="../Images/yкринформ/2023-05-06T13-04-00-03-00/630_360_1683367477-2657.jpeg" xlink:type="simple" xlink:show="embed" xlink:actuate="onLoad" draw:mime-type="image/jpeg"/>
</draw:frame>
纳扎普尔齐警方记录了受害者 /照片的敌人袭击的影响：国家警察<text:a xlink:type="simple" xlink:href="https://static.ukrinform.com/photos/2023_05/1683367477-2657.jpeg" text:style-name="Internet_20_link" text:visited-style-name="Visited_20_Internet_20_Link">
<draw:frame draw:style-name="fr1" draw:name="Image121" text:anchor-type="as-char" svg:width="6.9236in" svg:height="3.956343in" draw:z-index="0">
<draw:image xlink:href="../Images/yкринформ/2023-05-06T13-04-00-03-00/630_360_1683367477-2657.jpeg" xlink:type="simple" xlink:show="embed" xlink:actuate="onLoad" draw:mime-type="image/jpeg"/>
</draw:frame>
</text:a>
 <text:a xlink:type="simple" xlink:href="https://static.ukrinform.com/photos/2023_05/1683367477-3865.jpeg" text:style-name="Internet_20_link" text:visited-style-name="Visited_20_Internet_20_Link">
<draw:frame draw:style-name="fr1" draw:name="Image122" text:anchor-type="as-char" svg:width="6.9236in" svg:height="3.956343in" draw:z-index="0">
<draw:image xlink:href="../Images/yкринформ/2023-05-06T13-04-00-03-00/630_360_1683367477-3865.jpeg" xlink:type="simple" xlink:show="embed" xlink:actuate="onLoad" draw:mime-type="image/jpeg"/>
</draw:frame>
</text:a>
 <text:a xlink:type="simple" xlink:href="https://static.ukrinform.com/photos/2023_05/1683367477-8246.jpeg" text:style-name="Internet_20_link" text:visited-style-name="Visited_20_Internet_20_Link">
<draw:frame draw:style-name="fr1" draw:name="Image123" text:anchor-type="as-char" svg:width="6.9236in" svg:height="3.956343in" draw:z-index="0">
<draw:image xlink:href="../Images/yкринформ/2023-05-06T13-04-00-03-00/630_360_1683367477-8246.jpeg" xlink:type="simple" xlink:show="embed" xlink:actuate="onLoad" draw:mime-type="image/jpeg"/>
</draw:frame>
</text:a>
 <text:a xlink:type="simple" xlink:href="https://static.ukrinform.com/photos/2023_05/1683367477-7443.jpeg" text:style-name="Internet_20_link" text:visited-style-name="Visited_20_Internet_20_Link">
<draw:frame draw:style-name="fr1" draw:name="Image124" text:anchor-type="as-char" svg:width="6.9236in" svg:height="3.956343in" draw:z-index="0">
<draw:image xlink:href="../Images/yкринформ/2023-05-06T13-04-00-03-00/630_360_1683367477-7443.jpeg" xlink:type="simple" xlink:show="embed" xlink:actuate="onLoad" draw:mime-type="image/jpeg"/>
</draw:frame>
</text:a>
 <text:a xlink:type="simple" xlink:href="https://static.ukrinform.com/photos/2023_05/1683367478-6564.jpeg" text:style-name="Internet_20_link" text:visited-style-name="Visited_20_Internet_20_Link">
<draw:frame draw:style-name="fr1" draw:name="Image125" text:anchor-type="as-char" svg:width="6.9236in" svg:height="3.956343in" draw:z-index="0">
<draw:image xlink:href="../Images/yкринформ/2023-05-06T13-04-00-03-00/630_360_1683367478-6564.jpeg" xlink:type="simple" xlink:show="embed" xlink:actuate="onLoad" draw:mime-type="image/jpeg"/>
</draw:frame>
</text:a>
 <text:a xlink:type="simple" xlink:href="https://static.ukrinform.com/photos/2023_05/1683367478-2936.jpeg" text:style-name="Internet_20_link" text:visited-style-name="Visited_20_Internet_20_Link">
<draw:frame draw:style-name="fr1" draw:name="Image126" text:anchor-type="as-char" svg:width="6.9236in" svg:height="3.956343in" draw:z-index="0">
<draw:image xlink:href="../Images/yкринформ/2023-05-06T13-04-00-03-00/630_360_1683367478-2936.jpeg" xlink:type="simple" xlink:show="embed" xlink:actuate="onLoad" draw:mime-type="image/jpeg"/>
</draw:frame>
</text:a>
 <text:a xlink:type="simple" xlink:href="https://static.ukrinform.com/photos/2023_05/1683367478-2913.jpeg" text:style-name="Internet_20_link" text:visited-style-name="Visited_20_Internet_20_Link">
<draw:frame draw:style-name="fr1" draw:name="Image127" text:anchor-type="as-char" svg:width="6.9236in" svg:height="3.956343in" draw:z-index="0">
<draw:image xlink:href="../Images/yкринформ/2023-05-06T13-04-00-03-00/630_360_1683367478-2913.jpeg" xlink:type="simple" xlink:show="embed" xlink:actuate="onLoad" draw:mime-type="image/jpeg"/>
</draw:frame>
</text:a>
“在白天，侵略者在Zaporizhzhya，vasyliv和Pologovsky地区的定居点上击中了104杆，使用无人机，RSSV，Tarathillery Aviation以及从OTRRC“ Iskander”的区域中心的领土上击中。</text:p>
      <text:p text:style-name="P4">
值得注意的是，在[]的一个领域之一(https://www.ukrinform.ua/tag-zaporizza)武装袭击损害了该市的平民和住宅基础设施。</text:p>
      <text:p text:style-name="P4">
在过去的一天中，警方注册了18个报告。 The cities and villages of the region were injured - Zaporizhzhia, Gulyaypole, Orykhiv, Railway, Yegorivka, Communications, Novoandriivka, Novodanylivka, Gulyaypilskoye, Little Tokmachka, Olgiv, Magic, Chervona, Belogir, Malinivka, Shcherbakka, Temzhivka, Temyrivka Krynitsa, Stepnogorsk,光滑，草原，kamianske。</text:p>
      <text:p text:style-name="P4">
<text:span text:style-name="T4">
另请阅读：</text:span>
 <text:a xlink:type="simple" xlink:href="https://www.ukrinform.ua/rubric-ato/3705568-vorog-obstrilav-promislove-pidpriemstvo-u-nikopoli-troe-poranenih.html" text:style-name="Internet_20_link" text:visited-style-name="Visited_20_Internet_20_Link">
<text:span text:style-name="T4">
射击</text:span>
</text:a>
昨天的炮击后，三名受伤的Zaporozhye公民和Yegorivka村被送往医院。 为受害者提供了进一步治疗的医疗服务。</text:p>
      <text:p text:style-name="P4">
执法人员记录了俄罗斯侵略的后果并收集了证据。 刑事诉讼是由警察和瑞银调查人员开放的。 438(违反战争的法律和习俗)乌克兰的刑法。</text:p>
      <text:p text:style-name="P4">
<text:span text:style-name="T4">
另请阅读：</text:span>
 <text:a xlink:type="simple" xlink:href="https://www.ukrinform.ua/rubric-ato/3705569-rosiani-znovu-obstrilali-prikordonna-cernigivsini.html" text:style-name="Internet_20_link" text:visited-style-name="Visited_20_Internet_20_Link">
<text:span text:style-name="T4">
射击</text:span>
</text:a>
正如乌克林福姆(Ukrinform)所报道的那样，为了预期俄罗斯级防御力量在Zaporizhzhya方向上的进攻行动，建立了矿山爆炸性障碍，并在其职位上进行了防御工事和工程工作。</text:p>
      <text:p text:style-name="P4">
News Source: <text:a xlink:type="simple" xlink:href="https://www.ukrinform.ua/rubric-ato/3705600-rosiani-vdarili-po-zaporizzu-z-iskandera-ta-104-razi-za-dobu-obstrilali-oblast.html" text:style-name="Internet_20_link" text:visited-style-name="Visited_20_Internet_20_Link">
https://www.ukrinform.ua/rubric-ato/3705600-rosiani-vdarili-po-zaporizzu-z-iskandera-ta-104-razi-za-dobu-obstrilali-oblast.html</text:a>
</text:p>
      <!--NEWS-->
      <text:h text:style-name="P10" text:outline-level="1">
<text:span text:style-name="T4">
瑞士公司将移交给乌克兰大约20台Demining机器</text:span>
</text:h>
      <text:p text:style-name="P4">
作者: Ukrinform (Person)</text:p>
      <text:p text:style-name="P4">
出版商: Укринформ (Organization)</text:p>
      <text:p text:style-name="P4">
出版时间: 2023-05-06T13:07:00+03:00</text:p>
      <text:p text:style-name="P4">
修改时间: 2023-05-06T13:07:00+03:00</text:p>
      <text:p text:style-name="P4">
描述: 瑞士公司Global Slerance Solutions（GCS）宣布打算在乌克兰放置约20辆矿车，以清理从爆炸物中释放出俄罗斯入侵者的领土。  - 乌克林。</text:p>
      <text:p text:style-name="P4">
图片: ["<text:a xlink:type="simple" xlink:href="https://static.ukrinform.com/photos/2023_05/thumb_files/630_360_1683367352-867.jpg" text:style-name="Internet_20_link" text:visited-style-name="Visited_20_Internet_20_Link">
630_360_16833...</text:a>
"]</text:p>
      <text:p text:style-name="P4">
标签: ['Розмінування', 'Швейцарія', 'Україна', 'допомога']</text:p>
      <text:p text:style-name="P4">
类型: Article</text:p>
      <!--METADATA-->
      <text:p text:style-name="P4">
<draw:frame draw:style-name="fr1" draw:name="Image128" text:anchor-type="as-char" svg:width="6.9236in" svg:height="3.956343in" draw:z-index="0">
<draw:image xlink:href="../Images/yкринформ/2023-05-06T13-07-00-03-00/630_360_1683367352-867.jpg" xlink:type="simple" xlink:show="embed" xlink:actuate="onLoad" draw:mime-type="image/jpeg"/>
</draw:frame>
瑞士公司全球滑动解决方案(GCS)她宣布打算今年在乌克兰投入约20台Demining机器，以清理爆炸性侵略者从俄罗斯入侵者中释放的领土。</text:p>
      <text:p text:style-name="P4">
正如乌克林福姆报道的那样，它在[]中报告(https://t.me/minre_ua/3256?fbclid=IwAR3OkSMr7y5AUqEARkgvzJ2PrxCQsUqiIcmGv43vSA7wnDeLbT0H6A4flT8)乌克兰暂时占领领土的重新融入部。</text:p>
      <text:p text:style-name="P4">
相应的合作备忘录由机械化GCS矿山的重新融合Tashvazerskaya公司制造商签署。</text:p>
      <text:p text:style-name="P4">
“合作的结果应该是矿山的参与。(https://www.ukrinform.ua/tag-mina)该部说：“令人难以置信的农业土地和米科洛夫(Mykolaiv)，哈尔基夫(Kharkiv)和赫尔森(Kherson)地区的临界基础设施的农业土地和对象。”</text:p>
      <text:p text:style-name="P4">
为此，GCS管理层宣布打算在今年投入约20台矿床。</text:p>
      <text:p text:style-name="P4">
正如重返社会部所指出的那样，“当事方同意在可能受污染的GNP领土的海盗技术和非技术调查中进行互动。 以及传授与辐射和非义务弹药有关的风险解放领土的人口。”</text:p>
      <text:p text:style-name="P4">
<text:span text:style-name="T4">
另请阅读：</text:span>
 <text:a xlink:type="simple" xlink:href="https://www.ukrinform.ua/rubric-economy/3705065-potrebi-na-rozminuvanna-na-potocnij-rik-sagaut-ponad-397-mln-pavluk.html" text:style-name="Internet_20_link" text:visited-style-name="Visited_20_Internet_20_Link">
</text:a>
正如乌克林福姆报道的那样，乌克兰的一项土地计划已在受战争影响的九个地区批准。 超过4.7万公顷的时间应进行一般运动和交换。</text:p>
      <text:p text:style-name="P4">
5月初，对农业用地农业的一部分进行了调查，对70万公顷。</text:p>
      <text:p text:style-name="P4">
<text:span text:style-name="T5">
foto：陆军inforfor.com.ua</text:span>
</text:p>
      <text:p text:style-name="P4">
News Source: <text:a xlink:type="simple" xlink:href="https://www.ukrinform.ua/rubric-society/3705601-svejcarska-kompania-peredast-ukraini-blizko-20-masin-rozminuvanna.html" text:style-name="Internet_20_link" text:visited-style-name="Visited_20_Internet_20_Link">
https://www.ukrinform.ua/rubric-society/3705601-svejcarska-kompania-peredast-ukraini-blizko-20-masin-rozminuvanna.html</text:a>
</text:p>
      <!--NEWS-->
      <text:h text:style-name="P10" text:outline-level="1">
<text:span text:style-name="T4">
乌克兰的曲棍球运动员在1B分区的世界杯上学习了对手</text:span>
</text:h>
      <text:p text:style-name="P4">
作者: Ukrinform (Person)</text:p>
      <text:p text:style-name="P4">
出版商: Укринформ (Organization)</text:p>
      <text:p text:style-name="P4">
出版时间: 2023-05-06T13:19:08+03:00</text:p>
      <text:p text:style-name="P4">
修改时间: 2023-05-06T13:19:08+03:00</text:p>
      <text:p text:style-name="P4">
描述: 在1A分区曲棍球世界杯结束后，众所周知，立陶宛的阶级未能得分。  - 乌克林。</text:p>
      <text:p text:style-name="P4">
图片: ["<text:a xlink:type="simple" xlink:href="https://static.ukrinform.com/photos/2023_05/thumb_files/630_360_1683368166-444.jpg" text:style-name="Internet_20_link" text:visited-style-name="Visited_20_Internet_20_Link">
630_360_16833...</text:a>
"]</text:p>
      <text:p text:style-name="P4">
标签: ['хокей', 'Литва', 'Спорт', 'Збірна України']</text:p>
      <text:p text:style-name="P4">
类型: Article</text:p>
      <!--METADATA-->
      <text:p text:style-name="P4">
<draw:frame draw:style-name="fr1" draw:name="Image129" text:anchor-type="as-char" svg:width="6.9236in" svg:height="3.956343in" draw:z-index="0">
<draw:image xlink:href="../Images/yкринформ/2023-05-06T13-19-08-03-00/630_360_1683368166-444.jpg" xlink:type="simple" xlink:show="embed" xlink:actuate="onLoad" draw:mime-type="image/jpeg"/>
</draw:frame>
在1A 1A的世界曲棍球锦标赛结束时，立陶宛的班级被丢弃，未能得分。</text:p>
      <text:p text:style-name="P4">
并从上面的2a分区<text:a xlink:type="simple" xlink:href="https://sport.ua/uk/news/625169-divizion-1b-zbirna-ukraini-diznalasya-supernikiv-po-chempionatu-svitu" text:style-name="Internet_20_link" text:visited-style-name="Visited_20_Internet_20_Link">
</text:a>
据报道，西班牙团队。</text:p>
      <text:p text:style-name="P4">
这意味着明年，立陶宛，中国，爱沙尼亚，荷兰和西班牙将参加1B国家队国家队。 没有信息将在哪里进行。</text:p>
      <text:p text:style-name="P4">
<text:span text:style-name="T4">
另请阅读：</text:span>
 <text:a xlink:type="simple" xlink:href="https://www.ukrinform.ua/rubric-sports/3705446-velika-britania-ta-polsa-probilisa-v-elitu-cempionatu-svitu-z-hokeu.html" text:style-name="Internet_20_link" text:visited-style-name="Visited_20_Internet_20_Link">
<text:span text:style-name="T4">
曲棍球</text:span>
</text:a>
据报道，在决定性比赛的2023年世界杯上的伯纳·乌克兰(Birna Ukraine)让位于日本，在课堂上未能增加。</text:p>
      <text:p text:style-name="P4">
照片：fhu.com.ua.</text:p>
      <text:p text:style-name="P4">
News Source: <text:a xlink:type="simple" xlink:href="https://www.ukrinform.ua/rubric-sports/3705605-hokeisti-zbirnoi-ukraini-diznalisa-supernikiv-po-cs-u-divizioni-1b.html" text:style-name="Internet_20_link" text:visited-style-name="Visited_20_Internet_20_Link">
https://www.ukrinform.ua/rubric-sports/3705605-hokeisti-zbirnoi-ukraini-diznalisa-supernikiv-po-cs-u-divizioni-1b.html</text:a>
</text:p>
      <!--NEWS-->
      <text:h text:style-name="P10" text:outline-level="1">
<text:span text:style-name="T4">
SBU向170名俄罗斯联邦参议员表示怀疑，该参议员支持被俘虏的地区的“加入”</text:span>
</text:h>
      <text:p text:style-name="P4">
作者: Ukrinform (Person)</text:p>
      <text:p text:style-name="P4">
出版商: Укринформ (Organization)</text:p>
      <text:p text:style-name="P4">
出版时间: 2023-05-06T13:29:40+03:00</text:p>
      <text:p text:style-name="P4">
修改时间: 2023-05-06T13:29:40+03:00</text:p>
      <text:p text:style-name="P4">
描述: 乌克兰的安全局向170名俄罗斯参议员表示怀疑，这些参议员支持俄罗斯临时被俘虏的乌克兰地区俄罗斯联合会的“加入”。  - 乌克林。</text:p>
      <text:p text:style-name="P4">
图片: ["<text:a xlink:type="simple" xlink:href="https://static.ukrinform.com/photos/2018_09/thumb_files/630_360_1536741823-8124.jpg" text:style-name="Internet_20_link" text:visited-style-name="Visited_20_Internet_20_Link">
630_360_15367...</text:a>
"]</text:p>
      <text:p text:style-name="P4">
标签: ['Підозра', 'СБУ', 'росія', '"Л/ДНР"']</text:p>
      <text:p text:style-name="P4">
类型: Article</text:p>
      <!--METADATA-->
      <text:p text:style-name="P4">
<draw:frame draw:style-name="fr1" draw:name="Image130" text:anchor-type="as-char" svg:width="6.9236in" svg:height="3.956343in" draw:z-index="0">
<draw:image xlink:href="../Images/yкринформ/2023-05-06T13-29-40-03-00/630_360_1536741823-8124.jpg" xlink:type="simple" xlink:show="embed" xlink:actuate="onLoad" draw:mime-type="image/jpeg"/>
</draw:frame>
乌克兰的服务向170名俄罗斯参议员表示怀疑，这些参议员支持俄罗斯暂时俘虏的乌克兰地区的“加入”。</text:p>
      <text:p text:style-name="P4">
正如Ukrinform报道的那样，SBU在[]中报告(https://t.me/SBUkr/8225)。</text:p>
      <text:p text:style-name="P4">
检察官的SBU和办公室为俄罗斯联邦联合会联合会联邦委员会170次癫痫发作占据了一个大规模的证据基础，该委员会暂时扣押了乌克兰东部和南部地区的一部分。</text:p>
      <text:p text:style-name="P4">
2022年2月，他们都支持[<text:a xlink:type="simple" xlink:href="https://www.ukrinform.ua/tag-rosia" text:style-name="Internet_20_link" text:visited-style-name="Visited_20_Internet_20_Link">
</text:a>
和恐怖组织“ L/DNR”。</text:p>
      <text:p text:style-name="P4">
官员们还一致支持俄罗斯总统弗拉基米尔特汀(Vladimirputin)呼吁在国外使用俄罗斯武装部队。</text:p>
      <text:p text:style-name="P4">
<text:span text:style-name="T4">
另请阅读：</text:span>
 <text:a xlink:type="simple" xlink:href="https://www.ukrinform.ua/rubric-ato/3704922-sbu-vikrila-cotiroh-eksposadovciv-lugansini-na-spivpraci-z-okupantami.html" text:style-name="Internet_20_link" text:visited-style-name="Visited_20_Internet_20_Link">
<text:span text:style-name="T4">
 sbu </text:span>
</text:a>
因此，参议员为实施莫斯科计划的实施做出了贡献，以对乌克兰保持进取。</text:p>
      <text:p text:style-name="P4">
此外，在2022年10月，这些人批准了SO所符合的“交易合同”，授予俄罗斯纳茨克，卢坎克，赫森和Zaporizhzhya地区的俄罗斯联合会。</text:p>
      <text:p text:style-name="P4">
根据收集的证据，SBU的调查人员向俄罗斯参议员报告了《艺术》第3部分。 《乌克兰刑法》 110(侵犯)和艺术的第5部分。 27，《刑法》第437条第2部分(计划，准备，解决和进行激进的战争).</text:p>
      <text:p text:style-name="P4">
Зловмисникам загрожує до 15 років позбавлення волі або довічне ув’язнення зконфіскацією майна.</text:p>
      <text:p text:style-name="P4">
<text:span text:style-name="T4">
Читайте також:</text:span>
 <text:a xlink:type="simple" xlink:href="https://www.ukrinform.ua/rubric-polytics/3703827-ukraina-gotue-velikij-sankcijnij-paket-dla-rf-zelenskij.html" text:style-name="Internet_20_link" text:visited-style-name="Visited_20_Internet_20_Link">
 </text:a>
正如乌克林福姆报道的那样，国际刑事法院PYOTR HOFFMANSKI和OSWALDO秘书Zawaldo Agler的问题<text:a xlink:type="simple" xlink:href="https://www.ukrinform.ua/rubric-polytics/3704620-zelenskij-u-gaazi-zustrivsa-iz-prezidentom-miznarodnogo-kriminalnogo-sudu.html" text:style-name="Internet_20_link" text:visited-style-name="Visited_20_Internet_20_Link">
</text:a>
对于对抗乌克兰人的承诺。</text:p>
      <text:p text:style-name="P4">
News Source: <text:a xlink:type="simple" xlink:href="https://www.ukrinform.ua/rubric-society/3705608-sbu-povidomila-pro-pidozru-170-senatoram-rf-aki-pidtrimali-priednanna-zahoplenih-regioniv.html" text:style-name="Internet_20_link" text:visited-style-name="Visited_20_Internet_20_Link">
https://www.ukrinform.ua/rubric-society/3705608-sbu-povidomila-pro-pidozru-170-senatoram-rf-aki-pidtrimali-priednanna-zahoplenih-regioniv.html</text:a>
</text:p>
      <!--NEWS-->
      <text:h text:style-name="P10" text:outline-level="1">
<text:span text:style-name="T4">
玛莎·费迪纳（Martha Fedina）在艺术游泳世界杯上获得了银牌</text:span>
</text:h>
      <text:p text:style-name="P4">
作者: Ukrinform (Person)</text:p>
      <text:p text:style-name="P4">
出版商: Укринформ (Organization)</text:p>
      <text:p text:style-name="P4">
出版时间: 2023-05-06T13:36:00+03:00</text:p>
      <text:p text:style-name="P4">
修改时间: 2023-05-06T13:36:00+03:00</text:p>
      <text:p text:style-name="P4">
描述: 玛塔·费迪纳（Marta Fedina）在蒙彼利埃（法国）的世界游泳杯第二阶段赢得了第一个奖项。  - 乌克林。</text:p>
      <text:p text:style-name="P4">
图片: ["<text:a xlink:type="simple" xlink:href="https://static.ukrinform.com/photos/2023_05/thumb_files/630_360_1683368768-141.jpg" text:style-name="Internet_20_link" text:visited-style-name="Visited_20_Internet_20_Link">
630_360_16833...</text:a>
"]</text:p>
      <text:p text:style-name="P4">
标签: ['Франція', 'Кубок світу', 'Збірна України', 'синхронне плавання']</text:p>
      <text:p text:style-name="P4">
类型: Article</text:p>
      <!--METADATA-->
      <text:p text:style-name="P4">
<draw:frame draw:style-name="fr1" draw:name="Image131" text:anchor-type="as-char" svg:width="6.9236in" svg:height="3.956343in" draw:z-index="0">
<draw:image xlink:href="../Images/yкринформ/2023-05-06T13-36-00-03-00/630_360_1683368768-141.jpg" xlink:type="simple" xlink:show="embed" xlink:actuate="onLoad" draw:mime-type="image/jpeg"/>
</draw:frame>
Martafedin在第二阶段获得了乌克兰的第一个奖项(法国).</text:p>
      <text:p text:style-name="P4">
Марта стала <text:a xlink:type="simple" xlink:href="https://www.facebook.com/ukrsynchro/" text:style-name="Internet_20_link" text:visited-style-name="Visited_20_Internet_20_Link">
 </text:a>
乌克尼福姆报道，在Solokhnikh计划中。</text:p>
      <text:p text:style-name="P4">
Fedina的演讲获得了263,3083分。</text:p>
      <text:p text:style-name="P4">
第一个是日本Yukiko Inui -282,2583分，第三名是西班牙Iristio Casas -254,6542。</text:p>
      <text:p text:style-name="P4">
<text:span text:style-name="T4">
另请阅读：</text:span>
 <text:a xlink:type="simple" xlink:href="https://www.ukrinform.ua/rubric-sports/3642744-marta-fedina-sinhronistka.html" text:style-name="Internet_20_link" text:visited-style-name="Visited_20_Internet_20_Link">
<text:span text:style-name="T4">
 marta </text:span>
 <text:span text:style-name="T4">
 </text:span>
 fedina **</text:a>
应该补充的是，在加拿大世界杯的第一场开始时，乌克兰获得了四个-Noim。 其中一个奖项是玛莎·费丁(Martha Fedin)在独奏技术计划中的黄金。</text:p>
      <text:p text:style-name="P4">
照片：facebook.com/ukrsynchro。</text:p>
      <text:p text:style-name="P4">
News Source: <text:a xlink:type="simple" xlink:href="https://www.ukrinform.ua/rubric-sports/3705609-marta-fedina-vigrala-sribnu-medal-na-kubku-svitu-z-artisticnogo-plavanna.html" text:style-name="Internet_20_link" text:visited-style-name="Visited_20_Internet_20_Link">
https://www.ukrinform.ua/rubric-sports/3705609-marta-fedina-vigrala-sribnu-medal-na-kubku-svitu-z-artisticnogo-plavanna.html</text:a>
</text:p>
      <!--NEWS-->
      <text:h text:style-name="P10" text:outline-level="1">
<text:span text:style-name="T4">
在英国，在查尔斯三世加冕典礼前夕，拘留了反农业抗议活动的参与者</text:span>
</text:h>
      <text:p text:style-name="P4">
作者: Ukrinform (Person)</text:p>
      <text:p text:style-name="P4">
出版商: Укринформ (Organization)</text:p>
      <text:p text:style-name="P4">
出版时间: 2023-05-06T13:38:00+03:00</text:p>
      <text:p text:style-name="P4">
修改时间: 2023-05-06T13:38:00+03:00</text:p>
      <text:p text:style-name="P4">
描述: 警方逮捕了反时期组织“共和国”的参与者，以及在伦敦市中心的一次庄严游行中聚集在人群中的其他抗议者，以纪念查尔斯三世国王加冕。  - 乌克林。</text:p>
      <text:p text:style-name="P4">
图片: ["<text:a xlink:type="simple" xlink:href="https://static.ukrinform.com/photos/2016_08/thumb_files/630_360_1472258510-5840.jpg" text:style-name="Internet_20_link" text:visited-style-name="Visited_20_Internet_20_Link">
630_360_14722...</text:a>
"]</text:p>
      <text:p text:style-name="P4">
标签: ['Британія', 'Протест', 'Затримання', 'Коронація']</text:p>
      <text:p text:style-name="P4">
类型: Article</text:p>
      <!--METADATA-->
      <text:p text:style-name="P4">
<draw:frame draw:style-name="fr1" draw:name="Image132" text:anchor-type="as-char" svg:width="6.9236in" svg:height="3.956343in" draw:z-index="0">
<draw:image xlink:href="../Images/yкринформ/2023-05-06T13-38-00-03-00/630_360_1472258510-5840.jpg" xlink:type="simple" xlink:show="embed" xlink:actuate="onLoad" draw:mime-type="image/jpeg"/>
</draw:frame>
警方安排了反时期组织“共和国”的参与者，以及在伦敦庄严游行期间聚集在人群中的其他保护者，以纪念查尔斯三世国王加冕。</text:p>
      <text:p text:style-name="P4">
正如乌克林福姆报道的那样，它报告了<text:a xlink:type="simple" xlink:href="https://www.reuters.com/world/uk/police-arrest-anti-monarchy-protesters-ahead-king-charles-coronation-2023-05-06/" text:style-name="Internet_20_link" text:visited-style-name="Visited_20_Internet_20_Link">
</text:a>
。</text:p>
      <text:p text:style-name="P4">
共和国早些时候表示，它将采取最大的行动<text:a xlink:type="simple" xlink:href="https://www.ukrinform.ua/tag-protest" text:style-name="Internet_20_link" text:visited-style-name="Visited_20_Internet_20_Link">
</text:a>
反对现代历史上的英国君主。 但是，伦敦警察局长马克·鲁里(Mark Luly)周五警告说，如果抗议者试图防止假期，警方将采取行动。</text:p>
      <text:p text:style-name="P4">
示威者要求选举国家元首，并表示王室处于现代宪法民主国家，其维护非常昂贵。</text:p>
      <text:p text:style-name="P4">
反农业组织的一位代表说，警方逮捕了其领导人格拉哈·史密斯(Graha Smith)，但执法人员没有确认此信息。</text:p>
      <text:p text:style-name="P4">
<text:span text:style-name="T4">
另请阅读：</text:span>
 <text:a xlink:type="simple" xlink:href="https://www.ukrinform.ua/rubric-world/3704927-beliz-moze-progolositi-nezaleznist-vid-britanii-ta-stati-respublikou.html" text:style-name="Internet_20_link" text:visited-style-name="Visited_20_Internet_20_Link">
<text:span text:style-name="T4">
英国</text:span>
</text:a>
同时，人们知道涉嫌违反公共秩序和三人的四人被拘留 - 涉嫌拥有用于刑事损害的物体。 特别是，三名共和党抗议活动因油漆而被捕。</text:p>
      <text:p text:style-name="P4">
如报道<text:a xlink:type="simple" xlink:href="https://www.ukrinform.ua/rubric-world/3705581-ceremonia-koronacii-carlza-iii.html" text:style-name="Internet_20_link" text:visited-style-name="Visited_20_Internet_20_Link">
</text:a>
，在隆多夫的威斯敏斯特大教堂，查尔斯三世的加冕典礼，其中包括艾维安游行的演示表演。</text:p>
      <text:p text:style-name="P4">
News Source: <text:a xlink:type="simple" xlink:href="https://www.ukrinform.ua/rubric-world/3705611-u-britanii-naperedodni-koronacii-carlza-iii-zatrimali-ucasnikiv-antimonarhicnih-protestiv.html" text:style-name="Internet_20_link" text:visited-style-name="Visited_20_Internet_20_Link">
https://www.ukrinform.ua/rubric-world/3705611-u-britanii-naperedodni-koronacii-carlza-iii-zatrimali-ucasnikiv-antimonarhicnih-protestiv.html</text:a>
</text:p>
      <!--NEWS-->
      <text:h text:style-name="P10" text:outline-level="1">
<text:span text:style-name="T4">
Skyup获得了从欧洲定期航班的证书和许可证</text:span>
</text:h>
      <text:p text:style-name="P4">
作者: Ukrinform (Person)</text:p>
      <text:p text:style-name="P4">
出版商: Укринформ (Organization)</text:p>
      <text:p text:style-name="P4">
出版时间: 2023-05-06T13:39:00+03:00</text:p>
      <text:p text:style-name="P4">
修改时间: 2023-05-06T13:39:00+03:00</text:p>
      <text:p text:style-name="P4">
描述: Skyup MT已获得迷彩证书（持续的适航管理组织）和飞行许可证（AOL）。  - 乌克林。</text:p>
      <text:p text:style-name="P4">
图片: ["<text:a xlink:type="simple" xlink:href="https://static.ukrinform.com/photos/2021_07/thumb_files/630_360_1627474527-494.jpg" text:style-name="Internet_20_link" text:visited-style-name="Visited_20_Internet_20_Link">
630_360_16274...</text:a>
"]</text:p>
      <text:p text:style-name="P4">
标签: ['Євросоюз', 'Ліцензія', 'Транспорт', 'SkyUp']</text:p>
      <text:p text:style-name="P4">
类型: Article</text:p>
      <!--METADATA-->
      <text:p text:style-name="P4">
<draw:frame draw:style-name="fr1" draw:name="Image133" text:anchor-type="as-char" svg:width="6.9236in" svg:height="3.956343in" draw:z-index="0">
<draw:image xlink:href="../Images/yкринформ/2023-05-06T13-39-00-03-00/630_360_1627474527-494.jpg" xlink:type="simple" xlink:show="embed" xlink:actuate="onLoad" draw:mime-type="image/jpeg"/>
</draw:frame>
Skyup MT航空公司收到了运营商证书(AOC)，迷彩证书(持续适航管理组织)和执行航班的许可证(AOL).</text:p>
      <text:p text:style-name="P4">
Як передає Укрінформ, про це ідеться у повідомленні на <text:a xlink:type="simple" xlink:href="https://skyup.aero/uk/news/brend-skyup-teper-oficijno-predstavlenij-u-yes_459" text:style-name="Internet_20_link" text:visited-style-name="Visited_20_Internet_20_Link">
</text:a>
航空公司。</text:p>
      <text:p text:style-name="P4">
该公司的办公室位于马耳他上，该办公室允许航空公司在兽医条件下以及将来从欧洲开放监管航班有效地签订合同。</text:p>
      <text:p text:style-name="P4">
“品牌 <text:a xlink:type="simple" xlink:href="https://www.ukrinform.ua/tag-skyup" text:style-name="Internet_20_link" text:visited-style-name="Visited_20_Internet_20_Link">
</text:a>
随着乌克兰DNA，国际DNA成为国际。 我们是乌克兰航空历史上第一个这样做的人之一。对我们来说，这意味着要开放新的机会和业务扩展。 Alenashi雄心勃勃的目标是向世界展示乌克兰品牌可以被欧洲人杀死，并且将来由于她的特殊服务而被认为是欧洲最好的品牌。 有一天，我们证明了一家只有10架飞机的小小的AVIAC公司可以引起人们的注意，并设定了世界航空工业行业的趋势。</text:p>
      <text:p text:style-name="P4">
<text:span text:style-name="T4">
另请阅读：</text:span>
 <text:a xlink:type="simple" xlink:href="https://www.ukrinform.ua/rubric-economy/3693220-v-ukraini-prezentuvali-doslidzenna-zittestijkosti-kompanij-pid-cas-vijni.html" text:style-name="Internet_20_link" text:visited-style-name="Visited_20_Internet_20_Link">
</text:a>
据他说：“现在，进入国际市场时，我们将能够使乌克兰更接近乌克兰的胜利。 象征性和故意的第一艘船，马耳他航空公司的高级飞船成为了一架具有权力的飞机，因为即使这只铁鸟也有乌克兰的心。”</text:p>
      <text:p text:style-name="P4">
新航空公司已经注册了第一架飞机 - 波音737-800(2011 Rockwill带有189个座位沙龙设备). На замовлення авіакомпанії вньому була проведена модифікація - встановлені сучасні комфортабельні кріслаGeven. Крім того, повітряне судно обладнане вінглетами, які допомагаютьзаощаджувати пальне.</text:p>
      <text:p text:style-name="P4">
«Раніше цей літак був частиною флоту SkyUp Airlines і має напис The Power ofFreedom, нанесений у межах партнерства з фандрейзинговою платформою UNITED24.Оскільки літак буде працювати на європейських рейсах, то це дозволитьпривернути більше уваги до допомоги Україні», - зауважили в компанії.</text:p>
      <text:p text:style-name="P4">
<text:span text:style-name="T4">
Читайте також:</text:span>
 <text:a xlink:type="simple" xlink:href="https://www.ukrinform.ua/rubric-economy/3704907-aviakompaniam-rf-urizali-derzpidtrimku-voni-skasovuut-rejsi-roszmi.html" text:style-name="Internet_20_link" text:visited-style-name="Visited_20_Internet_20_Link">
 <text:span text:style-name="T4">
Авіакомпанія</text:span>
 </text:a>
</text:p>
      <text:p text:style-name="P4">
“获得AOC证书和AOL许可证是欧洲全面的Skyup MT活动的重要阶段。 我们继续为乌克兰航空品牌在世界范围内识别，并鼓励人们还清。”该公司说。</text:p>
      <text:p text:style-name="P4">
据报道，Skyup Airlines是一家私人乌克兰航空公司，该航空公司将出售包机航班和常规的低成本Rais。 她于2018年5月21日开始航班。</text:p>
      <text:p text:style-name="P4">
News Source: <text:a xlink:type="simple" xlink:href="https://www.ukrinform.ua/rubric-economy/3705613-skyup-otrimala-sertifikat-j-licenziu-dla-regularnih-perelotiv-z-evropi.html" text:style-name="Internet_20_link" text:visited-style-name="Visited_20_Internet_20_Link">
https://www.ukrinform.ua/rubric-economy/3705613-skyup-otrimala-sertifikat-j-licenziu-dla-regularnih-perelotiv-z-evropi.html</text:a>
</text:p>
      <!--NEWS-->
      <text:h text:style-name="P10" text:outline-level="1">
<text:span text:style-name="T4">
在基辅对大型vasylkivska上加热系统的局部损害中</text:span>
</text:h>
      <text:p text:style-name="P4">
作者: Ukrinform (Person)</text:p>
      <text:p text:style-name="P4">
出版商: Укринформ (Organization)</text:p>
      <text:p text:style-name="P4">
出版时间: 2023-05-06T13:48:00+03:00</text:p>
      <text:p text:style-name="P4">
修改时间: 2023-05-06T13:48:00+03:00</text:p>
      <text:p text:style-name="P4">
描述: 在基辅，在街道上的vasylkivska的加热网络的液压测试中，管道损坏了，截至13:00，损坏已被定位。  - 乌克林。</text:p>
      <text:p text:style-name="P4">
图片: ["<text:a xlink:type="simple" xlink:href="https://static.ukrinform.com/photos/2023_05/thumb_files/630_360_1683370080-184.jpg" text:style-name="Internet_20_link" text:visited-style-name="Visited_20_Internet_20_Link">
630_360_16833...</text:a>
"]</text:p>
      <text:p text:style-name="P4">
标签: ['Аварія', 'Київ', 'Київтеплоенерго', 'Трубопровід']</text:p>
      <text:p text:style-name="P4">
类型: Article</text:p>
      <!--METADATA-->
      <text:p text:style-name="P4">
<draw:frame draw:style-name="fr1" draw:name="Image134" text:anchor-type="as-char" svg:width="6.9236in" svg:height="3.956343in" draw:z-index="0">
<draw:image xlink:href="../Images/yкринформ/2023-05-06T13-48-00-03-00/630_360_1683370080-184.jpg" xlink:type="simple" xlink:show="embed" xlink:actuate="onLoad" draw:mime-type="image/jpeg"/>
</draw:frame>
在基辅，在街道上的加热网络液压测试中，Velikhasilkovskaya造成了管道的损害，截至13:00受损。</text:p>
      <text:p text:style-name="P4">
正如乌克林福姆报道的那样，它报告了<text:a xlink:type="simple" xlink:href="https://kyivcity.gov.ua/news/poshkodzhennya_teplomerezhi_na_velikiy_vasilkivskiy_lokalizovano/" text:style-name="Internet_20_link" text:visited-style-name="Visited_20_Internet_20_Link">
</text:a>
.</text:p>
      <text:p text:style-name="P4">
У суботу, 6 травня, близько 11:10 під час проведення гідравлічних випробуваньтепломереж у зоні обслуговування ТЕЦ-5 на вулиці Великій Васильківськійсталось <text:a xlink:type="simple" xlink:href="https://www.ukrinform.ua/tag-avaria" text:style-name="Internet_20_link" text:visited-style-name="Visited_20_Internet_20_Link">
 </text:a>
效率的管道是在消息中。</text:p>
      <text:p text:style-name="P4">
在损坏部位的1.5 m 1.5 m的故障被围起来，没有受害者。</text:p>
      <text:p text:style-name="P4">
据京植物(Kyivteploenergo)称，1982年引入了300毫米加热网络。</text:p>
      <text:p text:style-name="P4">
报告泄漏报告后，基辅股东的紧急旅馆紧急阻塞了供水并将损坏定位。 已经开始准备维修工作，特殊设备和运营人员到达了该地点。</text:p>
      <text:p text:style-name="P4">
<text:span text:style-name="T4">
另请阅读：</text:span>
 <text:a xlink:type="simple" xlink:href="https://www.ukrinform.ua/rubric-kyiv/3694150-u-stolici-vimknuli-opalenna-dla-95-zitlovih-bagatopoverhivok.html" text:style-name="Internet_20_link" text:visited-style-name="Visited_20_Internet_20_Link">
</text:a>
据报道，基辅液压测试的第二阶段仍在继续。 管道被传输到密度和耐用性，以最大程度地减少暖气季节紧急重点的发生。 该测试是为加热季节准备的先决条件。</text:p>
      <text:p text:style-name="P4">
News Source: <text:a xlink:type="simple" xlink:href="https://www.ukrinform.ua/rubric-kyiv/3705617-u-kievi-lokalizuvali-poskodzenna-teplomerezi-na-velikij-vasilkivskij.html" text:style-name="Internet_20_link" text:visited-style-name="Visited_20_Internet_20_Link">
https://www.ukrinform.ua/rubric-kyiv/3705617-u-kievi-lokalizuvali-poskodzenna-teplomerezi-na-velikij-vasilkivskij.html</text:a>
</text:p>
      <!--NEWS-->
      <text:h text:style-name="P10" text:outline-level="1">
<text:span text:style-name="T4">
乌克兰外交官兑现了奥地利Ebenzege集中营受害者的记忆</text:span>
</text:h>
      <text:p text:style-name="P4">
作者: Ukrinform (Person)</text:p>
      <text:p text:style-name="P4">
出版商: Укринформ (Organization)</text:p>
      <text:p text:style-name="P4">
出版时间: 2023-05-06T13:51:00+03:00</text:p>
      <text:p text:style-name="P4">
修改时间: 2023-05-06T13:51:00+03:00</text:p>
      <text:p text:style-name="P4">
描述: 乌克兰外交官在周六对堕落的乌克兰人和其他囚犯的囚犯表示敬意，这是周六的纪念，现在是奥地利Verkhnaya的纪念馆。  - 乌克林。</text:p>
      <text:p text:style-name="P4">
图片: ["<text:a xlink:type="simple" xlink:href="https://static.ukrinform.com/photos/2023_05/thumb_files/630_360_1683370740-819.jpg" text:style-name="Internet_20_link" text:visited-style-name="Visited_20_Internet_20_Link">
630_360_16833...</text:a>
", "<text:a xlink:type="simple" xlink:href="https://static.ukrinform.com/photos/2023_05/thumb_files/630_360_1683370278-5115.jpeg" text:style-name="Internet_20_link" text:visited-style-name="Visited_20_Internet_20_Link">
630_360_16833...</text:a>
", "<text:a xlink:type="simple" xlink:href="https://static.ukrinform.com/photos/2023_05/thumb_files/630_360_1683370278-6141.jpeg" text:style-name="Internet_20_link" text:visited-style-name="Visited_20_Internet_20_Link">
630_360_16833...</text:a>
", "<text:a xlink:type="simple" xlink:href="https://static.ukrinform.com/photos/2023_05/thumb_files/630_360_1683370278-4503.jpeg" text:style-name="Internet_20_link" text:visited-style-name="Visited_20_Internet_20_Link">
630_360_16833...</text:a>
", "<text:a xlink:type="simple" xlink:href="https://static.ukrinform.com/photos/2023_05/thumb_files/630_360_1683370278-5136.jpeg" text:style-name="Internet_20_link" text:visited-style-name="Visited_20_Internet_20_Link">
630_360_16833...</text:a>
", "<text:a xlink:type="simple" xlink:href="https://static.ukrinform.com/photos/2023_05/thumb_files/630_360_1683370278-4029.jpeg" text:style-name="Internet_20_link" text:visited-style-name="Visited_20_Internet_20_Link">
630_360_16833...</text:a>
"]</text:p>
      <text:p text:style-name="P4">
标签: ['Австрія', "Пам'ять", 'Україна', 'Дипломати', 'Концтабір']</text:p>
      <text:p text:style-name="P4">
类型: Article</text:p>
      <!--METADATA-->
      <text:p text:style-name="P4">
<draw:frame draw:style-name="fr1" draw:name="Image135" text:anchor-type="as-char" svg:width="6.9236in" svg:height="3.956343in" draw:z-index="0">
<draw:image xlink:href="../Images/yкринформ/2023-05-06T13-51-00-03-00/630_360_1683370740-819.jpg" xlink:type="simple" xlink:show="embed" xlink:actuate="onLoad" draw:mime-type="image/jpeg"/>
</draw:frame>
乌克兰乌克兰人周六受到了荣誉，对死去的乌克兰人和其他埃比恩塞格委员会首都的记忆(Ebensee)，现在是奥地利的纪念馆。</text:p>
      <text:p text:style-name="P4">
关于它报告了自己的乌克林信息通讯员。</text:p>
      <text:p text:style-name="P4">
他在评论中说：“乌克兰还记得那些在第二次世界大战期间献出生命的人，纪念那些在前际酶上保护我们的自由的英雄。该机构是维也纳Yevgeny Tsymbalyuk国际组织的乌克兰常设代表。</text:p>
      <text:p text:style-name="P4">
乌克兰外交官将花圈和花朵放到<text:a xlink:type="simple" xlink:href="https://www.ukrinform.ua/tag-pamatnik" text:style-name="Internet_20_link" text:visited-style-name="Visited_20_Internet_20_Link">
</text:a>
纳粹建筑首都的乌克兰受害者和其他国家的民族纪念碑，以纪念死亡营地死亡的所有国籍的代表的记忆。</text:p>
      <text:p text:style-name="P4">
<draw:frame draw:style-name="fr1" draw:name="Image136" text:anchor-type="as-char" svg:width="6.9236in" svg:height="3.956343in" draw:z-index="0">
<draw:image xlink:href="../Images/yкринформ/2023-05-06T13-51-00-03-00/630_360_1683370278-5115.jpeg" xlink:type="simple" xlink:show="embed" xlink:actuate="onLoad" draw:mime-type="image/jpeg"/>
</draw:frame>
乌克兰外交官向奥地利的Ebenzege集中营的受害者表示敬意：Basil Short <text:a xlink:type="simple" xlink:href="https://static.ukrinform.com/photos/2023_05/1683370278-5115.jpeg" text:style-name="Internet_20_link" text:visited-style-name="Visited_20_Internet_20_Link">
<draw:frame draw:style-name="fr1" draw:name="Image137" text:anchor-type="as-char" svg:width="6.9236in" svg:height="3.956343in" draw:z-index="0">
<draw:image xlink:href="../Images/yкринформ/2023-05-06T13-51-00-03-00/630_360_1683370278-5115.jpeg" xlink:type="simple" xlink:show="embed" xlink:actuate="onLoad" draw:mime-type="image/jpeg"/>
</draw:frame>
</text:a>
 <text:a xlink:type="simple" xlink:href="https://static.ukrinform.com/photos/2023_05/1683370278-6141.jpeg" text:style-name="Internet_20_link" text:visited-style-name="Visited_20_Internet_20_Link">
<draw:frame draw:style-name="fr1" draw:name="Image138" text:anchor-type="as-char" svg:width="6.9236in" svg:height="3.956343in" draw:z-index="0">
<draw:image xlink:href="../Images/yкринформ/2023-05-06T13-51-00-03-00/630_360_1683370278-6141.jpeg" xlink:type="simple" xlink:show="embed" xlink:actuate="onLoad" draw:mime-type="image/jpeg"/>
</draw:frame>
</text:a>
 <text:a xlink:type="simple" xlink:href="https://static.ukrinform.com/photos/2023_05/1683370278-4503.jpeg" text:style-name="Internet_20_link" text:visited-style-name="Visited_20_Internet_20_Link">
<draw:frame draw:style-name="fr1" draw:name="Image139" text:anchor-type="as-char" svg:width="6.9236in" svg:height="3.956343in" draw:z-index="0">
<draw:image xlink:href="../Images/yкринформ/2023-05-06T13-51-00-03-00/630_360_1683370278-4503.jpeg" xlink:type="simple" xlink:show="embed" xlink:actuate="onLoad" draw:mime-type="image/jpeg"/>
</draw:frame>
</text:a>
 <text:a xlink:type="simple" xlink:href="https://static.ukrinform.com/photos/2023_05/1683370278-5136.jpeg" text:style-name="Internet_20_link" text:visited-style-name="Visited_20_Internet_20_Link">
<draw:frame draw:style-name="fr1" draw:name="Image140" text:anchor-type="as-char" svg:width="6.9236in" svg:height="3.956343in" draw:z-index="0">
<draw:image xlink:href="../Images/yкринформ/2023-05-06T13-51-00-03-00/630_360_1683370278-5136.jpeg" xlink:type="simple" xlink:show="embed" xlink:actuate="onLoad" draw:mime-type="image/jpeg"/>
</draw:frame>
</text:a>
 <text:a xlink:type="simple" xlink:href="https://static.ukrinform.com/photos/2023_05/1683370278-4029.jpeg" text:style-name="Internet_20_link" text:visited-style-name="Visited_20_Internet_20_Link">
<draw:frame draw:style-name="fr1" draw:name="Image141" text:anchor-type="as-char" svg:width="6.9236in" svg:height="3.956343in" draw:z-index="0">
<draw:image xlink:href="../Images/yкринформ/2023-05-06T13-51-00-03-00/630_360_1683370278-4029.jpeg" xlink:type="simple" xlink:show="embed" xlink:actuate="onLoad" draw:mime-type="image/jpeg"/>
</draw:frame>
</text:a>
乌克兰花岗岩十字架纪念碑于1995年开业，在乌克兰和德国人说：“乌克兰的儿子 - 埃比尼兹资本柜的受害者。</text:p>
      <text:p text:style-name="P4">
<text:span text:style-name="T4">
另请阅读：</text:span>
 <text:a xlink:type="simple" xlink:href="https://www.ukrinform.ua/rubric-world/3703828-polovina-avstrijciv-za-pidtrimku-ukraini-9-dosi-vvazaut-rosiu-partnerom.html" text:style-name="Internet_20_link" text:visited-style-name="Visited_20_Internet_20_Link">
<text:span text:style-name="T4">
 austriy </text:span>
</text:a>
众所周知，在Ebenzee集中营的隧道综合体中，位于Horhachbil Lake Traunzee的隧道中，有20,000多名囚犯工作，其中四分之一是苏联。</text:p>
      <text:p text:style-name="P4">
News Source: <text:a xlink:type="simple" xlink:href="https://www.ukrinform.ua/rubric-society/3705620-ukrainski-diplomati-vsanuvali-pamat-zertv-konctaboru-ebenzee-v-avstrii.html" text:style-name="Internet_20_link" text:visited-style-name="Visited_20_Internet_20_Link">
https://www.ukrinform.ua/rubric-society/3705620-ukrainski-diplomati-vsanuvali-pamat-zertv-konctaboru-ebenzee-v-avstrii.html</text:a>
</text:p>
      <!--NEWS-->
      <text:h text:style-name="P10" text:outline-level="1">
<text:span text:style-name="T4">
俄罗斯炮击在Vovchansk纪念标志中损坏了飞机</text:span>
</text:h>
      <text:p text:style-name="P4">
作者: Ukrinform (Person)</text:p>
      <text:p text:style-name="P4">
出版商: Укринформ (Organization)</text:p>
      <text:p text:style-name="P4">
出版时间: 2023-05-06T13:52:14+03:00</text:p>
      <text:p text:style-name="P4">
修改时间: 2023-05-06T13:52:14+03:00</text:p>
      <text:p text:style-name="P4">
描述: 在Kharkiv地区的边境城市Vovchansk，由于俄罗斯的炮击，与飞机L-29飞机的纪念标志损坏了。  - 乌克林。</text:p>
      <text:p text:style-name="P4">
图片: ["<text:a xlink:type="simple" xlink:href="https://static.ukrinform.com/photos/2023_05/thumb_files/630_360_1683370210-143.jpeg" text:style-name="Internet_20_link" text:visited-style-name="Visited_20_Internet_20_Link">
630_360_16833...</text:a>
"]</text:p>
      <text:p text:style-name="P4">
标签: ['Обстріл', "Пам'ятник", 'Харківщина', 'Війна з росією']</text:p>
      <text:p text:style-name="P4">
类型: Article</text:p>
      <!--METADATA-->
      <text:p text:style-name="P4">
<draw:frame draw:style-name="fr1" draw:name="Image142" text:anchor-type="as-char" svg:width="6.9236in" svg:height="3.956343in" draw:z-index="0">
<draw:image xlink:href="../Images/yкринформ/2023-05-06T13-52-14-03-00/630_360_1683370210-143.jpeg" xlink:type="simple" xlink:show="embed" xlink:actuate="onLoad" draw:mime-type="image/jpeg"/>
</draw:frame>
在Kharkiv地区的边境城市Vovchansk，与飞机L-29飞机的纪念标志受到俄罗斯壳的破坏。</text:p>
      <text:p text:style-name="P4">
关于它在[]中报告(https://t.me/prokuratura_kharkiv/8941)乌克林福姆报道说，阿哈基夫地区检察官办公室的媒体服务。</text:p>
      <text:p text:style-name="P4">
“根据调查，在5月6日晚上，俄罗斯军队被解雇了<text:a xlink:type="simple" xlink:href="https://www.ukrinform.ua/tag-harkivsina" text:style-name="Internet_20_link" text:visited-style-name="Visited_20_Internet_20_Link">
</text:a>
：纪念碑被摧毁了。 昨天，收藏家还向这座城市开了枪。 以前来自炮兵和迫击炮。 私人家庭和道路的教育。</text:p>
      <text:p text:style-name="P4">
执法人员记录了炮击的影响。 关于违反战争法律和习俗的事实的 - 审前调查(艺术的第1部分。 乌克兰《刑法》的438).</text:p>
      <text:p text:style-name="P4">
<text:span text:style-name="T4">
Читайте також:</text:span>
 <text:a xlink:type="simple" xlink:href="https://www.ukrinform.ua/rubric-ato/3705600-rosiani-vdarili-po-zaporizzu-z-iskandera-ta-104-razi-za-dobu-obstrilali-oblast.html" text:style-name="Internet_20_link" text:visited-style-name="Visited_20_Internet_20_Link">
 <text:span text:style-name="T4">
обстріл</text:span>
 </text:a>
据报道，俄罗斯军队在过去的一天<text:a xlink:type="simple" xlink:href="https://www.ukrinform.ua/rubric-ato/3705512-rosiani-za-dobu-obstrilali-cotiri-rajoni-harkivsini.html" text:style-name="Internet_20_link" text:visited-style-name="Visited_20_Internet_20_Link">
</text:a>
 <text:a xlink:type="simple" xlink:href="https://www.ukrinform.ua/rubric-ato/3705512-rosiani-za-dobu-obstrilali-cotiri-rajoni-harkivsini.html" text:style-name="Internet_20_link" text:visited-style-name="Visited_20_Internet_20_Link">
 </text:a>
哈尔基夫地区四个地区的定居点。 根据OVA的说法，在Volchansk，七座住宅建筑损坏了。</text:p>
      <text:p text:style-name="P4">
<text:span text:style-name="T5">
foto：Kharkiv地区检察官办公室，Telegram</text:span>
</text:p>
      <text:p text:style-name="P4">
News Source: <text:a xlink:type="simple" xlink:href="https://www.ukrinform.ua/rubric-regions/3705619-rosijskij-obstril-poskodiv-u-vovcansku-pamatnij-znak-iz-litakom.html" text:style-name="Internet_20_link" text:visited-style-name="Visited_20_Internet_20_Link">
https://www.ukrinform.ua/rubric-regions/3705619-rosijskij-obstril-poskodiv-u-vovcansku-pamatnij-znak-iz-litakom.html</text:a>
</text:p>
      <!--NEWS-->
      <text:h text:style-name="P10" text:outline-level="1">
<text:span text:style-name="T4">
Zelenskaya和Shmigal-在查尔斯三世的仪式上在威斯敏斯特大教堂举行</text:span>
</text:h>
      <text:p text:style-name="P4">
作者: Ukrinform (Person)</text:p>
      <text:p text:style-name="P4">
出版商: Укринформ (Organization)</text:p>
      <text:p text:style-name="P4">
出版时间: 2023-05-06T14:00:00+03:00</text:p>
      <text:p text:style-name="P4">
修改时间: 2023-05-06T14:00:00+03:00</text:p>
      <text:p text:style-name="P4">
描述: 乌克兰Olena Zelensk的第一夫人和乌克兰Denis Shmigal总理在伦敦的威斯敏斯特大教堂举行的Charles III仪式。  - 乌克林。</text:p>
      <text:p text:style-name="P4">
图片: ["<text:a xlink:type="simple" xlink:href="https://static.ukrinform.com/photos/2023_05/thumb_files/630_360_1683371361-849.jpg" text:style-name="Internet_20_link" text:visited-style-name="Visited_20_Internet_20_Link">
630_360_16833...</text:a>
", "<text:a xlink:type="simple" xlink:href="https://static.ukrinform.com/photos/2023_05/1683371332-650.jpg" text:style-name="Internet_20_link" text:visited-style-name="Visited_20_Internet_20_Link">
1683371332-65...</text:a>
", "<text:a xlink:type="simple" xlink:href="https://static.ukrinform.com/photos/2023_05/1683371361-849.jpg" text:style-name="Internet_20_link" text:visited-style-name="Visited_20_Internet_20_Link">
1683371361-84...</text:a>
"]</text:p>
      <text:p text:style-name="P4">
标签: ['Олена Зеленська', 'Шмигаль', 'Чарльз ІІІ', 'Коронація']</text:p>
      <text:p text:style-name="P4">
类型: Article</text:p>
      <!--METADATA-->
      <text:p text:style-name="P4">
<draw:frame draw:style-name="fr1" draw:name="Image143" text:anchor-type="as-char" svg:width="6.9236in" svg:height="3.956343in" draw:z-index="0">
<draw:image xlink:href="../Images/yкринформ/2023-05-06T14-00-00-03-00/630_360_1683371361-849.jpg" xlink:type="simple" xlink:show="embed" xlink:actuate="onLoad" draw:mime-type="image/jpeg"/>
</draw:frame>
Olena Zelenskaya和乌克兰Denis Shmigal总理在伦敦的威斯敏斯特大教堂的Charles III仪式上。</text:p>
      <text:p text:style-name="P4">
正如乌克林福姆报道的那样，Zelenska在[]中报道(https://www.facebook.com/olenazelenska.official/posts/pfbid0T5bbPTKeVYbn2xtY1vgf4CFNeVKxHqSgGQmc6LmqD6XL6axJBB4nstSZ4sGDkAYZl).</text:p>
      <text:p text:style-name="P4">
Дружина Президента зауважила, що для неї та Прем’єр-міністра України честь –перебувати сьогодні на коронації Чарльза і Камілли, щоб від імені Українипобажати успішного правління та процвітання <text:a xlink:type="simple" xlink:href="https://www.ukrinform.ua/tag-britania" text:style-name="Internet_20_link" text:visited-style-name="Visited_20_Internet_20_Link">
 </text:a>
 .</text:p>
      <text:p text:style-name="P4">
<draw:frame draw:style-name="fr1" draw:name="Image144" text:anchor-type="as-char" svg:width="6.9236in" svg:height="9.718683in" draw:z-index="0">
<draw:image xlink:href="../Images/yкринформ/2023-05-06T14-00-00-03-00/1683371332-650.jpg" xlink:type="simple" xlink:show="embed" xlink:actuate="onLoad" draw:mime-type="image/jpeg"/>
</draw:frame>
<draw:frame draw:style-name="fr1" draw:name="Image145" text:anchor-type="as-char" svg:width="6.666667in" svg:height="10.0in" draw:z-index="0">
<draw:image xlink:href="../Images/yкринформ/2023-05-06T14-00-00-03-00/1683371361-849.jpg" xlink:type="simple" xlink:show="embed" xlink:actuate="onLoad" draw:mime-type="image/jpeg"/>
</draw:frame>
根据她的说法，乌克兰人民和英国人民具有共同的价值观：生命，自由，民主。</text:p>
      <text:p text:style-name="P4">
第一夫人希望：“让他们成为英国和我们的You下时代的标志。”</text:p>
      <text:p text:style-name="P4">
<text:span text:style-name="T4">
另请阅读：</text:span>
 <text:a xlink:type="simple" xlink:href="https://www.ukrinform.ua/rubric-polytics/3705036-zmicnenna-vidnosin-ukraini-ta-britanii-smigal-u-londoni-provede-nizku-vazlivih-zustricej.html" text:style-name="Internet_20_link" text:visited-style-name="Visited_20_Internet_20_Link">
</text:a>
Zelenskaya强调，他赞赏Charles III国王的言论和立场，即弗里塔尼亚与乌克兰倡导自由和主权的倡导者以及预先提供的侵略。 她指出，乌克兰立即在他的人身上得到了一致的支持和理解。</text:p>
      <text:p text:style-name="P4">
乌克兰丹尼斯·施米加尔(Denis Shmigal)总理在[]中写道(https://t.me/Denys_Smyhal/5180?single)对于乌克兰人民来说，这是英国国王查尔斯三世特别有价值的支持。</text:p>
      <text:p text:style-name="P4">
“历史时刻是爱尔兰英国国王查尔斯三世和卡米拉皇后的加冕典礼。对于我们来说，与第一位女士埃琳娜·泽伦斯克(Elena Zelensk乌克兰人民，”他说。</text:p>
      <text:p text:style-name="P4">
他指出，最后一位英国君主是70年前宣誓的，因此这一事件不仅对英国和英联邦的人民，而且对整个世界都是具有里程碑意义的。如报道<text:a xlink:type="simple" xlink:href="https://www.ukrinform.ua/rubric-world/3705581-ceremonia-koronacii-carlza-iii.html" text:style-name="Internet_20_link" text:visited-style-name="Visited_20_Internet_20_Link">
</text:a>
，5月6日，在查尔斯三世(Charles III)的加冕典礼上，在隆德尼瓦(Londivniva)的威斯敏斯特大教堂(Westminster Abbey)，其中包括艾维安(Ivian)游行的演示表演。</text:p>
      <text:p text:style-name="P4">
<text:span text:style-name="T5">
foto：Elena Zelenska / Facebook / Getty Images</text:span>
</text:p>
      <text:p text:style-name="P4">
News Source: <text:a xlink:type="simple" xlink:href="https://www.ukrinform.ua/rubric-polytics/3705621-zelenska-i-smigal-u-vestminsterskomu-abatstvi-na-ceremonii-koronacii-carlza-iii.html" text:style-name="Internet_20_link" text:visited-style-name="Visited_20_Internet_20_Link">
https://www.ukrinform.ua/rubric-polytics/3705621-zelenska-i-smigal-u-vestminsterskomu-abatstvi-na-ceremonii-koronacii-carlza-iii.html</text:a>
</text:p>
      <!--NEWS-->
      <text:h text:style-name="P10" text:outline-level="1">
<text:span text:style-name="T4">
Vinnytsia将首次举行葡萄酒文化</text:span>
</text:h>
      <text:p text:style-name="P4">
作者: Ukrinform (Person)</text:p>
      <text:p text:style-name="P4">
出版商: Укринформ (Organization)</text:p>
      <text:p text:style-name="P4">
出版时间: 2023-05-06T14:03:02+03:00</text:p>
      <text:p text:style-name="P4">
修改时间: 2023-05-06T14:03:02+03:00</text:p>
      <text:p text:style-name="P4">
描述: 葡萄酒文化的日子将于5月25日至28日在Vinnitsa举行 -  Vinnytsia Wine Days。  - 乌克林。</text:p>
      <text:p text:style-name="P4">
图片: ["<text:a xlink:type="simple" xlink:href="https://static.ukrinform.com/photos/2023_05/thumb_files/630_360_1683370946-345.jpg" text:style-name="Internet_20_link" text:visited-style-name="Visited_20_Internet_20_Link">
630_360_16833...</text:a>
"]</text:p>
      <text:p text:style-name="P4">
标签: ['Фестиваль', 'Вінниця', 'Вино']</text:p>
      <text:p text:style-name="P4">
类型: Article</text:p>
      <!--METADATA-->
      <text:p text:style-name="P4">
<draw:frame draw:style-name="fr1" draw:name="Image146" text:anchor-type="as-char" svg:width="6.9236in" svg:height="3.956343in" draw:z-index="0">
<draw:image xlink:href="../Images/yкринформ/2023-05-06T14-03-02-03-00/630_360_1683370946-345.jpg" xlink:type="simple" xlink:show="embed" xlink:actuate="onLoad" draw:mime-type="image/jpeg"/>
</draw:frame>
在5月25日至28日，在Vinnitsa，葡萄酒文化的日子将发生-Vinnytsia葡萄酒日。</text:p>
      <text:p text:style-name="P4">
关于<text:a xlink:type="simple" xlink:href="https://www.facebook.com/permalink.php" text:style-name="Internet_20_link" text:visited-style-name="Visited_20_Internet_20_Link">
</text:a>
报道说，Vinnytsia副市长Andriy Ocherette报道说。</text:p>
      <text:p text:style-name="P4">
“ 5月底在<text:a xlink:type="simple" xlink:href="https://www.ukrinform.ua/tag-vinnica" text:style-name="Internet_20_link" text:visited-style-name="Visited_20_Internet_20_Link">
</text:a>
葡萄酒文化的日子 -  Vinnytsia葡萄酒日。 这是一项活动，来自不同地区的专业人员将是副葡萄，酿酒师，酒店和餐厅业务的代表，旅游业和当地自治，”里德写道。</text:p>
      <text:p text:style-name="P4">
据他说，美食主题是旅游业不可或缺的一部分，这是城市发展的层次。 Vinnitsa促进了Podolsk美食并促进钻探生产。</text:p>
      <text:p text:style-name="P4">
<text:span text:style-name="T4">
另请阅读：</text:span>
 <text:a xlink:type="simple" xlink:href="https://www.ukrinform.ua/rubric-culture/3704923-literaturna-premia-zolota-veza-u-vinnici-vze-prijmae-zaavki.html" text:style-name="Internet_20_link" text:visited-style-name="Visited_20_Internet_20_Link">
<text:span text:style-name="T4">
奖</text:span>
</text:a>
正如乌克林福姆在Vinnytsia旅游办公室报道的那样，Vinnytsia Winenedays计划为所有 - 乌克兰人的Taspirt饮料竞赛ODESA葡萄酒与精神奖，国际会议“ Enogastronomic Tourismic -Dreyntes -Dreyntes开发”，国际会议IV，国际会议IV，国际，部门协会，部门协会，部门协会，部门协会，部门协会专家和乌克兰专家。</text:p>
      <text:p text:style-name="P4">
在葡萄酒文化的时代，将会有一个展览“英勇(牢不可破)乌克兰的酿酒”，该国最好的酿酒师的演讲以及2023年所有乌克兰比赛的获奖者，等等。</text:p>
      <text:p text:style-name="P4">
<text:span text:style-name="T5">
foto：安德鲁·里德(Andrew Reed)，facebook</text:span>
</text:p>
      <text:p text:style-name="P4">
News Source: <text:a xlink:type="simple" xlink:href="https://www.ukrinform.ua/rubric-culture/3705622-u-vinnici-vperse-vidbudutsa-dni-vinnoi-kulturi.html" text:style-name="Internet_20_link" text:visited-style-name="Visited_20_Internet_20_Link">
https://www.ukrinform.ua/rubric-culture/3705622-u-vinnici-vperse-vidbudutsa-dni-vinnoi-kulturi.html</text:a>
</text:p>
      <!--NEWS-->
      <text:h text:style-name="P10" text:outline-level="1">
<text:span text:style-name="T4">
Zaporizka Oblast（20:06）。 红色警报：空中威胁。 警笛声。 立即掩盖！</text:span>
</text:h>
      <text:p text:style-name="P4">
作者: liveuamap (Language: en)</text:p>
      <text:p text:style-name="P4">
时间: 2023-05-06T14:06:00</text:p>
      <text:p text:style-name="P4">
地点: Zaporizka Oblast (Latitude:47.611841 Longtitude:35.766081)</text:p>
      <text:p text:style-name="P4">
视频: []</text:p>
      <text:p text:style-name="P4">
图片: []</text:p>
      <text:p text:style-name="P4">
标签: ["Europe", "Central and Eastern Europe"]</text:p>
      <text:p text:style-name="P4">
Id: 22560954</text:p>
      <!--METADATA-->
      <text:p text:style-name="P4">
Zaporizhzhia地区(20:06). Red Alert: aerial threat. Sirens sounding. Take covernow!</text:p>
      <text:p text:style-name="P4">
News Collection Link: <text:a xlink:type="simple" xlink:href="https://liveuamap.com/en/2023/06-may-zaporizka-oblast2006-red-alert-aerial-g" text:style-name="Internet_20_link" text:visited-style-name="Visited_20_Internet_20_Link">
https://liveuamap.com/en/2023/06-may-zaporizka-oblast2006-red-alert-aerial-g</text:a>
</text:p>
      <text:p text:style-name="P4">
News Source: <text:a xlink:type="simple" xlink:href="https://t.me/air_alert_ua/44584" text:style-name="Internet_20_link" text:visited-style-name="Visited_20_Internet_20_Link">
https://t.me/air_alert_ua/44584</text:a>
</text:p>
      <!--NEWS-->
      <text:h text:style-name="P10" text:outline-level="1">
<text:span text:style-name="T4">
Dnipro，Dnipropetrovska Oblast（20:07）。 红色警报：空中威胁。 警笛声。 掩护...</text:span>
</text:h>
      <text:p text:style-name="P4">
作者: liveuamap (Language: en)</text:p>
      <text:p text:style-name="P4">
时间: 2023-05-06T14:08:00</text:p>
      <text:p text:style-name="P4">
地点: Dnipro (Latitude:48.46003 Longtitude:35.03894)</text:p>
      <text:p text:style-name="P4">
视频: []</text:p>
      <text:p text:style-name="P4">
图片: []</text:p>
      <text:p text:style-name="P4">
标签: ["Europe", "Central and Eastern Europe"]</text:p>
      <text:p text:style-name="P4">
Id: 22560955</text:p>
      <!--METADATA-->
      <text:p text:style-name="P4">
dnipro，dnipropetrovsk区域(20:07). Red Alert: aerial threat. Sirenssounding. Take cover now!</text:p>
      <text:p text:style-name="P4">
News Collection Link: <text:a xlink:type="simple" xlink:href="https://liveuamap.com/en/2023/06-may-dnipro-dnipropetrovska-oblast2007-red-g" text:style-name="Internet_20_link" text:visited-style-name="Visited_20_Internet_20_Link">
https://liveuamap.com/en/2023/06-may-dnipro-dnipropetrovska-oblast2007-red-g</text:a>
</text:p>
      <text:p text:style-name="P4">
News Source: <text:a xlink:type="simple" xlink:href="https://t.me/suspilnednipro/15148" text:style-name="Internet_20_link" text:visited-style-name="Visited_20_Internet_20_Link">
https://t.me/suspilnednipro/15148</text:a>
</text:p>
      <!--NEWS-->
      <text:h text:style-name="P10" text:outline-level="1">
<text:span text:style-name="T4">
布达诺夫会见了立陶宛志愿者塔皮纳斯，后者为武装部队带来了另一载货物</text:span>
</text:h>
      <text:p text:style-name="P4">
作者: Ukrinform (Person)</text:p>
      <text:p text:style-name="P4">
出版商: Укринформ (Organization)</text:p>
      <text:p text:style-name="P4">
出版时间: 2023-05-06T14:16:00+03:00</text:p>
      <text:p text:style-name="P4">
修改时间: 2023-05-06T14:16:00+03:00</text:p>
      <text:p text:style-name="P4">
描述: 国防部主管局长，基里尔·布达马诺夫少将与立陶宛共和国总统“安全立陶宛”，公众人物和活跃的志愿者安德里乌斯·塔皮纳斯（Andrius Tapinas）会面，后乌克兰的捍卫者。  - 乌克林。</text:p>
      <text:p text:style-name="P4">
图片: ["<text:a xlink:type="simple" xlink:href="https://static.ukrinform.com/photos/2023_05/thumb_files/630_360_1683371655-122.jpg" text:style-name="Internet_20_link" text:visited-style-name="Visited_20_Internet_20_Link">
630_360_16833...</text:a>
", "<text:a xlink:type="simple" xlink:href="https://static.ukrinform.com/photos/2023_05/1683371655-741.jpg" text:style-name="Internet_20_link" text:visited-style-name="Visited_20_Internet_20_Link">
1683371655-74...</text:a>
"]</text:p>
      <text:p text:style-name="P4">
标签: ['Литва', 'ЗСУ', 'допомога', 'Буданов']</text:p>
      <text:p text:style-name="P4">
类型: Article</text:p>
      <!--METADATA-->
      <text:p text:style-name="P4">
<draw:frame draw:style-name="fr1" draw:name="Image147" text:anchor-type="as-char" svg:width="6.9236in" svg:height="3.956343in" draw:z-index="0">
<draw:image xlink:href="../Images/yкринформ/2023-05-06T14-16-00-03-00/630_360_1683371655-122.jpg" xlink:type="simple" xlink:show="embed" xlink:actuate="onLoad" draw:mime-type="image/jpeg"/>
</draw:frame>
国防部国防部负责人基里洛布达诺夫少将会见了立陶宛共和国总统计划“监督立陶宛”的总统计划大使，这是一个公众人物和活跃的志愿者安德里乌斯·姆塔皮纳斯，他为后卫带来了另一名货物的货物乌克兰。</text:p>
      <text:p text:style-name="P4">
根据乌克林福姆的说法，GUR报告了<text:a xlink:type="simple" xlink:href="https://t.me/DIUkraine/2288" text:style-name="Internet_20_link" text:visited-style-name="Visited_20_Internet_20_Link">
</text:a>
。</text:p>
      <text:p text:style-name="P4">
“安德里乌斯·塔皮纳斯(Andrius Tapinas)是乌克兰的朋友。 去年<text:a xlink:type="simple" xlink:href="https://www.ukrinform.ua/tag-litva" text:style-name="Internet_20_link" text:visited-style-name="Visited_20_Internet_20_Link">
</text:a>
他开展了成功的运动，以收购Baracar的震惊 - 乌克兰军队，以及从为武装部队购买雷达的总金额为14000,000欧元而进行的。”</text:p>
      <text:p text:style-name="P4">
<draw:frame draw:style-name="fr1" draw:name="Image148" text:anchor-type="as-char" svg:width="6.9236in" svg:height="3.89773in" draw:z-index="0">
<draw:image xlink:href="../Images/yкринформ/2023-05-06T14-16-00-03-00/1683371655-741.jpg" xlink:type="simple" xlink:show="embed" xlink:actuate="onLoad" draw:mime-type="image/jpeg"/>
</draw:frame>
前几天，塔皮纳斯(Tapinas)在立陶宛社区的另一项援助下到达了乌克兰。</text:p>
      <text:p text:style-name="P4">
布达诺夫对立陶宛朋友的重要军事装备表示感谢，这将极大地加强了古尔和武装部队的部队，这抵消了俄罗斯的先进防守侵略者。</text:p>
      <text:p text:style-name="P4">
“在乌克兰人民中立陶宛人民的帮助下，这些年来一直没有停止，这令人震惊。 我们感谢您与阴险的人类侵略性莫斯科在战争中的大力支持。 我们的胜利意识到!”  - 强调布达诺夫。</text:p>
      <text:p text:style-name="P4">
<text:span text:style-name="T4">
另请阅读：</text:span>
 <text:a xlink:type="simple" xlink:href="https://www.ukrinform.ua/rubric-crimea/3699908-adernogo-udaru-ne-bude-akso-zsu-zajdut-u-krim-budanov.html" text:style-name="Internet_20_link" text:visited-style-name="Visited_20_Internet_20_Link">
<text:span text:style-name="T4">
 Budanov </text:span>
</text:a>
如报道<text:a xlink:type="simple" xlink:href="https://www.ukrinform.ua/rubric-economy/3703959-litva-nadala-ukraini-vze-922-tonni-obladnanna-dla-vidnovlenna-energoobektiv.html" text:style-name="Internet_20_link" text:visited-style-name="Visited_20_Internet_20_Link">
</text:a>
，立陶宛已经为乌克兰提供了922吨能量的设备。</text:p>
      <text:p text:style-name="P4">
_foto：乌克兰国防部情报局主要局</text:p>
      <text:p text:style-name="P4">
News Source: <text:a xlink:type="simple" xlink:href="https://www.ukrinform.ua/rubric-ato/3705627-budanov-zustrivsa-z-litovskim-volonterom-tapinasom-akij-priviz-cergovij-vantaz-dla-zsu.html" text:style-name="Internet_20_link" text:visited-style-name="Visited_20_Internet_20_Link">
https://www.ukrinform.ua/rubric-ato/3705627-budanov-zustrivsa-z-litovskim-volonterom-tapinasom-akij-priviz-cergovij-vantaz-dla-zsu.html</text:a>
</text:p>
      <!--NEWS-->
      <text:h text:style-name="P10" text:outline-level="1">
<text:span text:style-name="T4">
在韩国，美国战斗机坠毁</text:span>
</text:h>
      <text:p text:style-name="P4">
作者: Ukrinform (Person)</text:p>
      <text:p text:style-name="P4">
出版商: Укринформ (Organization)</text:p>
      <text:p text:style-name="P4">
出版时间: 2023-05-06T14:22:51+03:00</text:p>
      <text:p text:style-name="P4">
修改时间: 2023-05-06T14:22:51+03:00</text:p>
      <text:p text:style-name="P4">
描述: 美国F-16战斗机在周六在韩国大美国军事基地附近的训练中坠毁。  - 乌克林。</text:p>
      <text:p text:style-name="P4">
图片: ["<text:a xlink:type="simple" xlink:href="https://static.ukrinform.com/photos/2023_05/thumb_files/630_360_1683372126-635.jpg" text:style-name="Internet_20_link" text:visited-style-name="Visited_20_Internet_20_Link">
630_360_16833...</text:a>
"]</text:p>
      <text:p text:style-name="P4">
标签: ['Катастрофа', 'Корея', 'США', 'Винищувач']</text:p>
      <text:p text:style-name="P4">
类型: Article</text:p>
      <!--METADATA-->
      <text:p text:style-name="P4">
<draw:frame draw:style-name="fr1" draw:name="Image149" text:anchor-type="as-char" svg:width="6.9236in" svg:height="3.956343in" draw:z-index="0">
<draw:image xlink:href="../Images/yкринформ/2023-05-06T14-22-51-03-00/630_360_1683372126-635.jpg" xlink:type="simple" xlink:show="embed" xlink:actuate="onLoad" draw:mime-type="image/jpeg"/>
</draw:frame>
美国F-16战斗机在周六在韩国附近的美国军事基地的训练中坠毁。</text:p>
      <text:p text:style-name="P4">
正如乌克林福姆报道的那样，它报告了<text:a xlink:type="simple" xlink:href="https://edition.cnn.com/2023/05/05/asia/us-fighter-jet-crashes-in-south-korea-intl-hnk/index.html" text:style-name="Internet_20_link" text:visited-style-name="Visited_20_Internet_20_Link">
</text:a>
。</text:p>
      <text:p text:style-name="P4">
空军<text:a xlink:type="simple" xlink:href="https://www.ukrinform.ua/tag-ssa" text:style-name="Internet_20_link" text:visited-style-name="Visited_20_Internet_20_Link">
</text:a>
在南部的科里亚，人们指出，战斗机“在当地时间9:45左右在附近的阿巴巴斯osan的农场坠毁。</text:p>
      <text:p text:style-name="P4">
据报道，飞行员已成功弹射并住院。 遗嘱数据，没有一个平民受伤。 秋天的遗址发生了大火。</text:p>
      <text:p text:style-name="P4">
<text:span text:style-name="T4">
另请阅读：</text:span>
 <text:a xlink:type="simple" xlink:href="https://www.ukrinform.ua/rubric-world/3697601-u-aponii-zaznav-avarii-litak-beregovoi-ohoroni.html" text:style-name="Internet_20_link" text:visited-style-name="Visited_20_Internet_20_Link">
</text:a>
事故的原因仍然未知。 军方开始调查。</text:p>
      <text:p text:style-name="P4">
据乌克林福姆报道，鉴于发生的两起致命的航空事件，所有美国陆军航空的飞行暂时包含。</text:p>
      <text:p text:style-name="P4">
<text:span text:style-name="T5">
foto：Larry MacDougal/McDol/ap/file</text:span>
</text:p>
      <text:p text:style-name="P4">
News Source: <text:a xlink:type="simple" xlink:href="https://www.ukrinform.ua/rubric-world/3705630-u-pivdennij-korei-rozbivsa-amerikanskij-vinisuvac.html" text:style-name="Internet_20_link" text:visited-style-name="Visited_20_Internet_20_Link">
https://www.ukrinform.ua/rubric-world/3705630-u-pivdennij-korei-rozbivsa-amerikanskij-vinisuvac.html</text:a>
</text:p>
      <!--NEWS-->
      <text:h text:style-name="P10" text:outline-level="1">
<text:span text:style-name="T4">
日本俱乐部“ Urava Red Diamondes”赢得了亚洲冠军足球联赛</text:span>
</text:h>
      <text:p text:style-name="P4">
作者: Ukrinform (Person)</text:p>
      <text:p text:style-name="P4">
出版商: Укринформ (Organization)</text:p>
      <text:p text:style-name="P4">
出版时间: 2023-05-06T14:29:40+03:00</text:p>
      <text:p text:style-name="P4">
修改时间: 2023-05-06T14:29:40+03:00</text:p>
      <text:p text:style-name="P4">
描述: 日本红钻石队的球员在亚洲冠军联赛的第二场决赛中从沙特阿拉伯（1：0）赢得了Al-Hill。  - 乌克林。</text:p>
      <text:p text:style-name="P4">
图片: ["<text:a xlink:type="simple" xlink:href="https://static.ukrinform.com/photos/2023_05/thumb_files/630_360_1683371164-722.jpg" text:style-name="Internet_20_link" text:visited-style-name="Visited_20_Internet_20_Link">
630_360_16833...</text:a>
"]</text:p>
      <text:p text:style-name="P4">
标签: ['Футбол', 'Ліга чемпіонів', 'Абхазія']</text:p>
      <text:p text:style-name="P4">
类型: Article</text:p>
      <!--METADATA-->
      <text:p text:style-name="P4">
<draw:frame draw:style-name="fr1" draw:name="Image150" text:anchor-type="as-char" svg:width="6.9236in" svg:height="3.956343in" draw:z-index="0">
<draw:image xlink:href="../Images/yкринформ/2023-05-06T14-29-40-03-00/630_360_1683371164-722.jpg" xlink:type="simple" xlink:show="embed" xlink:actuate="onLoad" draw:mime-type="image/jpeg"/>
</draw:frame>
Urava Red Diamondes的足球运动员在家里赢得了“ Al-Hill” Insaudovska Arabia(1：0)在亚洲Legichampions的第二场决赛中。</text:p>
      <text:p text:style-name="P4">
据《乌克林福》报道，拉斐尔·席尔瓦(Raphael Silva)在比赛的第88分钟得分。</text:p>
      <text:p text:style-name="P4">
由于第一场比赛是通过抽奖固定的(1：1)，日本队成为了比赛的获胜者。</text:p>
      <text:p text:style-name="P4">
<text:span text:style-name="T4">
另请阅读：</text:span>
 <text:a xlink:type="simple" xlink:href="https://www.ukrinform.ua/rubric-sports/3704423-apl-mancester-siti-povernuvsa-u-lideri-liverpul-obigrav-fulgem.html" text:style-name="Internet_20_link" text:visited-style-name="Visited_20_Internet_20_Link">
<text:span text:style-name="T4">
 apl </text:span>
</text:a>
Urava Red Damondes在历史上第二次赢得了冠军，并在世界俱乐部踢球。</text:p>
      <text:p text:style-name="P4">
照片：盖蒂图像。</text:p>
      <text:p text:style-name="P4">
News Source: <text:a xlink:type="simple" xlink:href="https://www.ukrinform.ua/rubric-sports/3705634-aponskij-klub-urava-red-dajmonds-vigrav-futbolnu-ligu-cempioniv-azii.html" text:style-name="Internet_20_link" text:visited-style-name="Visited_20_Internet_20_Link">
https://www.ukrinform.ua/rubric-sports/3705634-aponskij-klub-urava-red-dajmonds-vigrav-futbolnu-ligu-cempioniv-azii.html</text:a>
</text:p>
      <!--NEWS-->
      <text:h text:style-name="P10" text:outline-level="1">
<text:span text:style-name="T4">
入侵者报告了ZPE所有单位的停止-Fedorov</text:span>
</text:h>
      <text:p text:style-name="P4">
作者: Ukrinform (Person)</text:p>
      <text:p text:style-name="P4">
出版商: Укринформ (Organization)</text:p>
      <text:p text:style-name="P4">
出版时间: 2023-05-06T14:31:00+03:00</text:p>
      <text:p text:style-name="P4">
修改时间: 2023-05-06T14:31:00+03:00</text:p>
      <text:p text:style-name="P4">
描述: 所有功率单元都停在Zaporozhye NPP上。  - 乌克林。</text:p>
      <text:p text:style-name="P4">
图片: ["<text:a xlink:type="simple" xlink:href="https://static.ukrinform.com/photos/2022_08/thumb_files/630_360_1661542844-154.jpeg" text:style-name="Internet_20_link" text:visited-style-name="Visited_20_Internet_20_Link">
630_360_16615...</text:a>
"]</text:p>
      <text:p text:style-name="P4">
标签: ['Окупація', 'Федоров', 'Запорізька АЕС', 'Війна з росією']</text:p>
      <text:p text:style-name="P4">
类型: Article</text:p>
      <!--METADATA-->
      <text:p text:style-name="P4">
<draw:frame draw:style-name="fr1" draw:name="Image151" text:anchor-type="as-char" svg:width="6.9236in" svg:height="3.956343in" draw:z-index="0">
<draw:image xlink:href="../Images/yкринформ/2023-05-06T14-31-00-03-00/630_360_1661542844-154.jpeg" xlink:type="simple" xlink:show="embed" xlink:actuate="onLoad" draw:mime-type="image/jpeg"/>
</draw:frame>
Nazaposhi NPP停止了所有单元。</text:p>
      <text:p text:style-name="P4">
关于它在[]中报告(https://t.me/ivan_fedorov_melitopol/1886)据报道，梅利托波尔市董事长伊万·费多罗夫(Ivan Fedorov)据报道。</text:p>
      <text:p text:style-name="P4">
入侵者可能会为Zaporizhhya地区准备挑衅。 Rushista报道了所有Zaporizhzhya []所有块的停止(https://www.ukrinform.ua/tag-aes)“， - 他写了。</text:p>
      <text:p text:style-name="P4">
Fedorov补充说，入侵者可能会为将释放武装部队的挑衅做准备。</text:p>
      <text:p text:style-name="P4">
他向被占领地带的居民提出呼吁，要求人们远离俱乐部的住宿地点。</text:p>
      <text:p text:style-name="P4">
<text:span text:style-name="T4">
另请阅读：</text:span>
 <text:a xlink:type="simple" xlink:href="https://www.ukrinform.ua/rubric-ato/3704742-prakticno-v-usih-turbinnih-zalah-zaes-rosiani-rozmistili-vibuhivku-ekspert.html" text:style-name="Internet_20_link" text:visited-style-name="Visited_20_Internet_20_Link">
<text:span text:style-name="T4">
 zpp </text:span>
</text:a>
据报道，敌人从Zaporozhye和平人民地区的被捕地区撤离。 他们被带到基里洛夫卡和伯丹斯克。</text:p>
      <text:p text:style-name="P4">
News Source: <text:a xlink:type="simple" xlink:href="https://www.ukrinform.ua/rubric-ato/3705635-zagarbniki-povidomili-pro-zupinku-vsih-energoblokiv-zaes-fedorov.html" text:style-name="Internet_20_link" text:visited-style-name="Visited_20_Internet_20_Link">
https://www.ukrinform.ua/rubric-ato/3705635-zagarbniki-povidomili-pro-zupinku-vsih-energoblokiv-zaes-fedorov.html</text:a>
</text:p>
      <!--NEWS-->
      <text:h text:style-name="P10" text:outline-level="1">
<text:span text:style-name="T4">
Yastremskaya在Reus的WTA锦标赛的半决赛中停了下来</text:span>
</text:h>
      <text:p text:style-name="P4">
作者: Ukrinform (Person)</text:p>
      <text:p text:style-name="P4">
出版商: Укринформ (Organization)</text:p>
      <text:p text:style-name="P4">
出版时间: 2023-05-06T14:34:47+03:00</text:p>
      <text:p text:style-name="P4">
修改时间: 2023-05-06T14:34:47+03:00</text:p>
      <text:p text:style-name="P4">
描述: 乌克兰网球运动员戴安娜·亚斯特雷姆斯卡亚（Diana Yastremskaya）周六在西班牙（西班牙）周六无法参加WTA 125锦标赛。  - 乌克林。</text:p>
      <text:p text:style-name="P4">
图片: ["<text:a xlink:type="simple" xlink:href="https://static.ukrinform.com/photos/2023_05/thumb_files/630_360_1683357779-104.jpg" text:style-name="Internet_20_link" text:visited-style-name="Visited_20_Internet_20_Link">
630_360_16833...</text:a>
"]</text:p>
      <text:p text:style-name="P4">
标签: ['Теніс', 'Збірна України', 'Жінки', 'Даяна Ястремська']</text:p>
      <text:p text:style-name="P4">
类型: Article</text:p>
      <!--METADATA-->
      <text:p text:style-name="P4">
<draw:frame draw:style-name="fr1" draw:name="Image152" text:anchor-type="as-char" svg:width="6.9236in" svg:height="3.956343in" draw:z-index="0">
<draw:image xlink:href="../Images/yкринформ/2023-05-06T14-34-47-03-00/630_360_1683357779-104.jpg" xlink:type="simple" xlink:show="embed" xlink:actuate="onLoad" draw:mime-type="image/jpeg"/>
</draw:frame>
乌克兰 - 骨骼Diana Yastremskaya无法参加周六的WTA 125锦标赛决赛(西班牙).</text:p>
      <text:p text:style-name="P4">
У півфіналі Даяна (№149WTA)伊丽莎白·曼德利克(Elizabeth Mandlik)让位于三套(147)从美国 -  5：7，6：4，4：6，传输乌克林形式。</text:p>
      <text:p text:style-name="P4">
竞争对手在法庭上花了2个小时的时间2个小时。</text:p>
      <text:p text:style-name="P4">
在另一场比赛中，1/2总决赛遇到了美国劳伦·戴维斯(Lauren Davis)(56)和罗马尼亚的Cyrms(44).</text:p>
      <text:p text:style-name="P4">
<text:span text:style-name="T4">
Читайте також:</text:span>
 <text:a xlink:type="simple" xlink:href="https://www.ukrinform.ua/rubric-sports/3705296-astremska-vijsla-do-pivfinalu-turniru-wta-v-ispanii.html" text:style-name="Internet_20_link" text:visited-style-name="Visited_20_Internet_20_Link">
 <text:span text:style-name="T4">
Ястремська</text:span>
 </text:a>
自去年3月以来，戴安娜·雅斯特雷姆斯卡亚(Diana Yastremskaya)首次进入半决赛。 然后是在里昂的WTA 250的冠军赛中(法国).</text:p>
      <text:p text:style-name="P4">
Фото: j48tennis.net.</text:p>
      <text:p text:style-name="P4">
News Source: <text:a xlink:type="simple" xlink:href="https://www.ukrinform.ua/rubric-sports/3705636-astremska-zupinilasa-u-pivfinali-turniru-wta-v-reusi.html" text:style-name="Internet_20_link" text:visited-style-name="Visited_20_Internet_20_Link">
https://www.ukrinform.ua/rubric-sports/3705636-astremska-zupinilasa-u-pivfinali-turniru-wta-v-reusi.html</text:a>
</text:p>
      <!--NEWS-->
      <text:h text:style-name="P10" text:outline-level="1">
<text:span text:style-name="T4">
防空击倒了涉嫌在德尼普罗市上的shahed无人机</text:span>
</text:h>
      <text:p text:style-name="P4">
作者: liveuamap (Language: en)</text:p>
      <text:p text:style-name="P4">
时间: 2023-05-06T14:37:12</text:p>
      <text:p text:style-name="P4">
地点: Dnipro (Latitude:48.41599 Longtitude:35.09531)</text:p>
      <text:p text:style-name="P4">
视频: []</text:p>
      <text:p text:style-name="P4">
图片: []</text:p>
      <text:p text:style-name="P4">
标签: ["Europe", "Central and Eastern Europe"]</text:p>
      <text:p text:style-name="P4">
Id: 22560956</text:p>
      <!--METADATA-->
      <text:p text:style-name="P4">
防空击倒了涉嫌在德尼普罗市上的shahed无人机</text:p>
      <text:p text:style-name="P4">
新闻集链接：<text:a xlink:type="simple" xlink:href="https://liveuamap.com/en/2023/6-may-air-defense-shot-down-suspected-shahed-drone-over-dnipro" text:style-name="Internet_20_link" text:visited-style-name="Visited_20_Internet_20_Link">
https://liveuamap.com/en/2023/6-may-air-defense-shot-down-suspected-shahed-drone-drone-over-dnipro</text:a>
</text:p>
      <text:p text:style-name="P4">
News Source: <text:a xlink:type="simple" xlink:href="https://t.me/dnipro_now/40250" text:style-name="Internet_20_link" text:visited-style-name="Visited_20_Internet_20_Link">
https://t.me/dnipro_now/40250</text:a>
</text:p>
      <!--NEWS-->
      <text:h text:style-name="P10" text:outline-level="1">
<text:span text:style-name="T4">
在基辅地区的乌克兰人开始恢复受损的火箭消防馆</text:span>
</text:h>
      <text:p text:style-name="P4">
作者: Ukrinform (Person)</text:p>
      <text:p text:style-name="P4">
出版商: Укринформ (Organization)</text:p>
      <text:p text:style-name="P4">
出版时间: 2023-05-06T14:40:00+03:00</text:p>
      <text:p text:style-name="P4">
修改时间: 2023-05-06T14:40:00+03:00</text:p>
      <text:p text:style-name="P4">
描述: 在乌克兰卡市，基辅地区，由于俄罗斯火箭袭击而损坏了一栋多层建筑。  - 乌克林。</text:p>
      <text:p text:style-name="P4">
图片: ["<text:a xlink:type="simple" xlink:href="https://static.ukrinform.com/photos/2023_05/thumb_files/630_360_1683372855-198.jpg" text:style-name="Internet_20_link" text:visited-style-name="Visited_20_Internet_20_Link">
630_360_16833...</text:a>
", "<text:a xlink:type="simple" xlink:href="https://static.ukrinform.com/photos/2023_05/1683372855-107.jpg" text:style-name="Internet_20_link" text:visited-style-name="Visited_20_Internet_20_Link">
1683372855-10...</text:a>
", "<text:a xlink:type="simple" xlink:href="https://static.ukrinform.com/photos/2023_05/1683372855-835.jpg" text:style-name="Internet_20_link" text:visited-style-name="Visited_20_Internet_20_Link">
1683372855-83...</text:a>
"]</text:p>
      <text:p text:style-name="P4">
标签: ['Обстріл', 'Київщина', 'Війна з росією', 'Відбудова']</text:p>
      <text:p text:style-name="P4">
类型: Article</text:p>
      <!--METADATA-->
      <text:p text:style-name="P4">
<draw:frame draw:style-name="fr1" draw:name="Image153" text:anchor-type="as-char" svg:width="6.9236in" svg:height="3.956343in" draw:z-index="0">
<draw:image xlink:href="../Images/yкринформ/2023-05-06T14-40-00-03-00/630_360_1683372855-198.jpg" xlink:type="simple" xlink:show="embed" xlink:actuate="onLoad" draw:mime-type="image/jpeg"/>
</draw:frame>
在乌克兰市，基辅地区开始恢复俄罗斯火箭袭击损坏的多层建筑。</text:p>
      <text:p text:style-name="P4">
根据乌克林福姆(Ukrinform(https://www.facebook.com/RuslanKravchenkoKyiv/posts/pfbid0bAmEUt2Lvvd6dK2VpM9bypveoefL1fmGhHTx9npGPpEKrdcpXM1xiVNibJzYoYwnl).</text:p>
      <text:p text:style-name="P4">
“У місті Українка стартувало відновлення багатоповерхового будинку, який бувпошкоджений внаслідок повітряної атаки. Минулого тижня через падіння уламківросійської <text:a xlink:type="simple" xlink:href="https://www.ukrinform.ua/tag-raketa" text:style-name="Internet_20_link" text:visited-style-name="Visited_20_Internet_20_Link">
 </text:a>
有扭曲的双胞胎。”他​​说。</text:p>
      <text:p text:style-name="P4">
<draw:frame draw:style-name="fr1" draw:name="Image154" text:anchor-type="as-char" svg:width="4.500703in" svg:height="10.0in" draw:z-index="0">
<draw:image xlink:href="../Images/yкринформ/2023-05-06T14-40-00-03-00/1683372855-107.jpg" xlink:type="simple" xlink:show="embed" xlink:actuate="onLoad" draw:mime-type="image/jpeg"/>
</draw:frame>
Kova的负责人访问了乌克兰人，并进行了检查，以确保所有工作按时开始。</text:p>
      <text:p text:style-name="P4">
<draw:frame draw:style-name="fr1" draw:name="Image155" text:anchor-type="as-char" svg:width="4.500703in" svg:height="10.0in" draw:z-index="0">
<draw:image xlink:href="../Images/yкринформ/2023-05-06T14-40-00-03-00/1683372855-835.jpg" xlink:type="simple" xlink:show="embed" xlink:actuate="onLoad" draw:mime-type="image/jpeg"/>
</draw:frame>
据他说，为了不延迟该过程，他们在最短的任期内会制定亲构的文件。 在需要的地方，已经更换了窗户。 计划旨在恢复高层建筑物的受损墙壁，以安排立面，修理地板，插入双层玻璃​​和窗户。</text:p>
      <text:p text:style-name="P4">
Kravchenko表示，他将亲自控制Inadali可再生作品的过程。 “我们无权延迟该过程。 我们将竭尽所能，腐败的公寓的居民尽快返回家园。”他说。</text:p>
      <text:p text:style-name="P4">
<text:span text:style-name="T4">
另请阅读：</text:span>
 <text:a xlink:type="simple" xlink:href="https://www.ukrinform.ua/rubric-vidbudova/3694070-na-kiivsini-vidbuduvali-ambulatoriu-aku-rik-tomu-vsent-zrujnuvali-rosiani-moz.html" text:style-name="Internet_20_link" text:visited-style-name="Visited_20_Internet_20_Link">
<text:span text:style-name="T4">
重建</text:span>
</text:a>
正如乌克林福姆报道的那样，4月28日上午，俄罗斯在乌克兰制作<text:a xlink:type="simple" xlink:href="https://www.ukrinform.ua/rubric-other_news/3701836-rosia-atakuvala-ukrainu-raketami-e-zagibli-i-poraneni.html" text:style-name="Internet_20_link" text:visited-style-name="Visited_20_Internet_20_Link">
</text:a>
在达尼珀(Dniep​​er)的住所，切尔卡斯(Cherkasy)地区的乌曼(Uman)和基辅地区的乌克兰人中。</text:p>
      <text:p text:style-name="P4">
在 <text:a xlink:type="simple" xlink:href="https://www.ukrinform.ua/rubric-ato/3701817-v-ukrainci-na-kiivsini-dvoe-travmovanih-cerez-raketnu-ataku-rosian.html" text:style-name="Internet_20_link" text:visited-style-name="Visited_20_Internet_20_Link">
</text:a>
由于火箭袭击，俄罗斯人民受伤。 由于敌方火箭的倒塌，在高层建筑的第五层和6层被损坏。 乌克兰人的受害者之一是一个13岁的女孩。</text:p>
      <text:p text:style-name="P4">
<text:span text:style-name="T5">
foto：Ruslan Kravchenko / Telegram</text:span>
</text:p>
      <text:p text:style-name="P4">
News Source: <text:a xlink:type="simple" xlink:href="https://www.ukrinform.ua/rubric-vidbudova/3705638-v-ukrainci-na-kiivsini-pocali-vidnovluvati-poskodzenij-raketnim-obstrilom-budinok.html" text:style-name="Internet_20_link" text:visited-style-name="Visited_20_Internet_20_Link">
https://www.ukrinform.ua/rubric-vidbudova/3705638-v-ukrainci-na-kiivsini-pocali-vidnovluvati-poskodzenij-raketnim-obstrilom-budinok.html</text:a>
</text:p>
      <!--NEWS-->
      <text:h text:style-name="P10" text:outline-level="1">
<text:span text:style-name="T4">
Zaluzhny告诉Millie，为解放乌克兰领土的准备准备</text:span>
</text:h>
      <text:p text:style-name="P4">
作者: Ukrinform (Person)</text:p>
      <text:p text:style-name="P4">
出版商: Укринформ (Organization)</text:p>
      <text:p text:style-name="P4">
出版时间: 2023-05-06T14:41:25+03:00</text:p>
      <text:p text:style-name="P4">
修改时间: 2023-05-06T14:41:25+03:00</text:p>
      <text:p text:style-name="P4">
描述: 武装部队的指挥官 - 武装部队瓦利·扎卢兹尼亚（Valery Zaluzhnya）告知美国总部总部委员会主席马克·米利（Mark Millie），以准备解放乌克兰领土。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Пентагон', 'ЗСУ', 'Валерій Залужний', 'Війна з росією', '#stoprussia', 'Контрнаступ', 'Марк Міллі ']</text:p>
      <text:p text:style-name="P4">
类型: Article</text:p>
      <!--METADATA-->
      <text:p text:style-name="P4">
<draw:frame draw:style-name="fr1" draw:name="Image156" text:anchor-type="as-char" svg:width="6.9236in" svg:height="3.956343in" draw:z-index="0">
<draw:image xlink:href="../Images/yкринформ/2023-05-06T14-41-25-03-00/630_360_1679686596-447.jpg" xlink:type="simple" xlink:show="embed" xlink:actuate="onLoad" draw:mime-type="image/jpeg"/>
</draw:frame>
武装部队的指挥官瓦莱里·扎卢兹尼亚(Valery Zaluzhnya)告诉美国将军米尔利总部的总部，以准备乌克兰地区出版的军队。</text:p>
      <text:p text:style-name="P4">
根据乌克林福姆的说法，Zaluzhny在[]中报道了(https://t.me/CinCAFU/493?fbclid=IwAR2GO86U2RBoUsV4CwbDFPfIYXWCJHZsoH6HqYzaZ6kH5uU5UQazQyEB1yA).</text:p>
      <text:p text:style-name="P4">
“Підтримую сталий діалог з головою Об’єднаного комітету начальників штабів СШАгенералом Марком Міллі. Під час телефонної розмови поінформував про ситуаціюна фронті та підготовку до майбутніх кроків нашої армії задля деокупаціїукраїнської території”, - написав Залужний.</text:p>
      <text:p text:style-name="P4">
Головнокомандувач <text:a xlink:type="simple" xlink:href="https://www.ukrinform.ua/tag-zsu" text:style-name="Internet_20_link" text:visited-style-name="Visited_20_Internet_20_Link">
 </text:a>
感谢美国合作伙伴为乌克兰的下一个军事援助计划，该计划是在五角大楼前一天宣布的。</text:p>
      <text:p text:style-name="P4">
<text:span text:style-name="T4">
另请阅读：</text:span>
 <text:a xlink:type="simple" xlink:href="https://www.ukrinform.ua/rubric-ato/3704403-pentagon-rozkriv-vmist-novogo-paketa-dopomogi-dla-ukraini.html" text:style-name="Internet_20_link" text:visited-style-name="Visited_20_Internet_20_Link">
<text:span text:style-name="T4">
五角大楼</text:span>
</text:a>
Zaluzhny和Milli同意继续积极的互动。</text:p>
      <text:p text:style-name="P4">
正如乌克林福姆报道的一般<text:a xlink:type="simple" xlink:href="https://www.ukrinform.ua/rubric-ato/3704274-rosia-bude-zmusena-vesti-peregovori-z-ukrainou-bo-ne-zmoze-peremogti-general-milli.html" text:style-name="Internet_20_link" text:visited-style-name="Visited_20_Internet_20_Link">
</text:a>
 <text:a xlink:type="simple" xlink:href="https://www.ukrinform.ua/rubric-ato/3704274-rosia-bude-zmusena-vesti-peregovori-z-ukrainou-bo-ne-zmoze-peremogti-general-milli.html" text:style-name="Internet_20_link" text:visited-style-name="Visited_20_Internet_20_Link">
 </text:a>
 <text:a xlink:type="simple" xlink:href="https://www.ukrinform.ua/rubric-ato/3704274-rosia-bude-zmusena-vesti-peregovori-z-ukrainou-bo-ne-zmoze-peremogti-general-milli.html" text:style-name="Internet_20_link" text:visited-style-name="Visited_20_Internet_20_Link">
 </text:a>
最近几个月，乌克兰武装部队的军事能力增加了，他们准备进行防御和进攻。</text:p>
      <text:p text:style-name="P4">
News Source: <text:a xlink:type="simple" xlink:href="https://www.ukrinform.ua/rubric-ato/3705640-zaluznij-poinformuvav-milli-pro-pidgotovku-armii-do-zvilnenna-ukrainskih-teritorij.html" text:style-name="Internet_20_link" text:visited-style-name="Visited_20_Internet_20_Link">
https://www.ukrinform.ua/rubric-ato/3705640-zaluznij-poinformuvav-milli-pro-pidgotovku-armii-do-zvilnenna-ukrainskih-teritorij.html</text:a>
</text:p>
      <!--NEWS-->
      <text:h text:style-name="P10" text:outline-level="1">
<text:span text:style-name="T4">
英国大使对威斯敏斯特大教堂的蓝色和黄色敏感</text:span>
</text:h>
      <text:p text:style-name="P4">
作者: Ukrinform (Person)</text:p>
      <text:p text:style-name="P4">
出版商: Укринформ (Organization)</text:p>
      <text:p text:style-name="P4">
出版时间: 2023-05-06T14:42:00+03:00</text:p>
      <text:p text:style-name="P4">
修改时间: 2023-05-06T14:42:00+03:00</text:p>
      <text:p text:style-name="P4">
描述: 英国驻乌克兰梅琳达·西蒙斯（Melinda Simmons）的大使承认，乌克兰国旗在威斯敏斯特大教堂（Westminster Abbey）的颜色所感受到，查尔斯三世（Charles III）和他的妻子卡米拉（Camilla Camilla）的加冕典礼。  - 乌克林。</text:p>
      <text:p text:style-name="P4">
图片: ["<text:a xlink:type="simple" xlink:href="https://static.ukrinform.com/photos/2020_01/thumb_files/630_360_1580477712-113.jpg" text:style-name="Internet_20_link" text:visited-style-name="Visited_20_Internet_20_Link">
630_360_15804...</text:a>
"]</text:p>
      <text:p text:style-name="P4">
标签: ['Британія', 'Прапор', 'Україна', 'Мелінда Сіммонс']</text:p>
      <text:p text:style-name="P4">
类型: Article</text:p>
      <!--METADATA-->
      <text:p text:style-name="P4">
<draw:frame draw:style-name="fr1" draw:name="Image157" text:anchor-type="as-char" svg:width="6.9236in" svg:height="3.956343in" draw:z-index="0">
<draw:image xlink:href="../Images/yкринформ/2023-05-06T14-42-00-03-00/630_360_1580477712-113.jpg" xlink:type="simple" xlink:show="embed" xlink:actuate="onLoad" draw:mime-type="image/jpeg"/>
</draw:frame>
英国驻乌克兰梅琳达·西蒙斯(Melinda Simmons)的英国大使承认，乌克兰国旗在威斯敏斯特大教堂(Westminster Abbey)的颜色感到她是她的。</text:p>
      <text:p text:style-name="P4">
西蒙斯在<text:a xlink:type="simple" xlink:href="https://twitter.com/MelSimmonsFCDO/status/1654790805406531584" text:style-name="Internet_20_link" text:visited-style-name="Visited_20_Internet_20_Link">
</text:a>
，报道乌克林福姆。</text:p>
      <text:p text:style-name="P4">
“她在那里看到(在威斯敏斯特大教堂。  -  ed。)乌克兰也失去了自我控制。(https://www.ukrinform.ua/tag-britania)&gt;
我在那里看到乌克兰，失去了一分钟的镇定<text:a xlink:type="simple" xlink:href="https://t.co/UfAy9GZMtc" text:style-name="Internet_20_link" text:visited-style-name="Visited_20_Internet_20_Link">
&gt;
</text:a>
&gt;
&gt;
  - 梅琳达·西蒙斯夫人(@melsimmonsfcdo) <text:a xlink:type="simple" xlink:href="https://twitter.com/MelSimmonsFCDO/status/1654790805406531584" text:style-name="Internet_20_link" text:visited-style-name="Visited_20_Internet_20_Link">
&gt;
 </text:a>
正如乌克兰乌克兰的第一夫人所报道的那样(https://www.ukrinform.ua/rubric-culture/3705621-zelenska-i-smigal-u-vestminsterskomu-abatstvi-na-ceremonii-koronacii-carlza-iii.html)伦敦的威斯敏斯特大教堂举行了查尔斯三世加冕礼仪。</text:p>
      <text:p text:style-name="P4">
News Source: <text:a xlink:type="simple" xlink:href="https://www.ukrinform.ua/rubric-polytics/3705642-posla-britanii-rozculili-sinozovti-kolori-u-vestminsterskomu-abatstvi.html" text:style-name="Internet_20_link" text:visited-style-name="Visited_20_Internet_20_Link">
https://www.ukrinform.ua/rubric-polytics/3705642-posla-britanii-rozculili-sinozovti-kolori-u-vestminsterskomu-abatstvi.html</text:a>
</text:p>
      <!--NEWS-->
      <text:h text:style-name="P10" text:outline-level="1">
<text:span text:style-name="T4">
Daria Lopattskaya将参加瑞典ITF锦标赛的冠军赛</text:span>
</text:h>
      <text:p text:style-name="P4">
作者: Ukrinform (Person)</text:p>
      <text:p text:style-name="P4">
出版商: Укринформ (Organization)</text:p>
      <text:p text:style-name="P4">
出版时间: 2023-05-06T14:47:44+03:00</text:p>
      <text:p text:style-name="P4">
修改时间: 2023-05-06T14:47:44+03:00</text:p>
      <text:p text:style-name="P4">
描述: 乌克兰网球运动员达里亚·洛帕特斯卡（Daria Lopatetska）将在瑞典城市瓦尔伯格（Varberg）举行的一次ITF（W15）锦标赛的结局中表演。  - 乌克林。</text:p>
      <text:p text:style-name="P4">
图片: ["<text:a xlink:type="simple" xlink:href="https://static.ukrinform.com/photos/2023_05/thumb_files/630_360_1683373026-272.jpg" text:style-name="Internet_20_link" text:visited-style-name="Visited_20_Internet_20_Link">
630_360_16833...</text:a>
"]</text:p>
      <text:p text:style-name="P4">
标签: ['Швеція', 'Теніс', 'Збірна України', 'Жінки']</text:p>
      <text:p text:style-name="P4">
类型: Article</text:p>
      <!--METADATA-->
      <text:p text:style-name="P4">
<draw:frame draw:style-name="fr1" draw:name="Image158" text:anchor-type="as-char" svg:width="6.9236in" svg:height="3.956343in" draw:z-index="0">
<draw:image xlink:href="../Images/yкринформ/2023-05-06T14-47-44-03-00/630_360_1683373026-272.jpg" xlink:type="simple" xlink:show="embed" xlink:actuate="onLoad" draw:mime-type="image/jpeg"/>
</draw:frame>
乌克兰 - 猫科动物Daria Lopatietsk将在ITF锦标赛单一网格的结局中表演(W15)在瑞典城市瓦尔伯格。</text:p>
      <text:p text:style-name="P4">
在半决赛中，乌克林福姆报道说，乌克兰人赢得了三盘乌克兰人赢得了Tilda Heslerid-6：3、2：6、5：4的主持人。</text:p>
      <text:p text:style-name="P4">
在冠军赛中，Lopatietsk将与Serbka Yana Boyvich会面。</text:p>
      <text:p text:style-name="P4">
<text:span text:style-name="T4">
另请阅读：</text:span>
 <text:a xlink:type="simple" xlink:href="https://www.ukrinform.ua/rubric-sports/3705178-odrazu-dvi-ukrainski-tenisistki-vijsli-do-pivfinalu-turniru-itf-u-svecii.html" text:style-name="Internet_20_link" text:visited-style-name="Visited_20_Internet_20_Link">
</text:a>
我们还将补充说，Lopattska/Darya Esipchuk的乌克兰二重奏成为Varberg锦标赛比赛的冠军。</text:p>
      <text:p text:style-name="P4">
照片：j48tennis.net。</text:p>
      <text:p text:style-name="P4">
News Source: <text:a xlink:type="simple" xlink:href="https://www.ukrinform.ua/rubric-sports/3705643-dara-lopatecka-gratime-u-titulnomu-matci-turniru-itf-u-svecii.html" text:style-name="Internet_20_link" text:visited-style-name="Visited_20_Internet_20_Link">
https://www.ukrinform.ua/rubric-sports/3705643-dara-lopatecka-gratime-u-titulnomu-matci-turniru-itf-u-svecii.html</text:a>
</text:p>
      <!--NEWS-->
      <text:h text:style-name="P10" text:outline-level="1">
<text:span text:style-name="T4">
拜登在加冕典礼上向查尔斯三世致意</text:span>
</text:h>
      <text:p text:style-name="P4">
作者: Ukrinform (Person)</text:p>
      <text:p text:style-name="P4">
出版商: Укринформ (Organization)</text:p>
      <text:p text:style-name="P4">
出版时间: 2023-05-06T14:49:00+03:00</text:p>
      <text:p text:style-name="P4">
修改时间: 2023-05-06T14:49:00+03:00</text:p>
      <text:p text:style-name="P4">
描述: 美国总统乔·拜登（Joe Biden）在加冕典礼之际向英国新国王查尔斯三世（Charles III）和卡米拉（Camilla）的伴侣卡米拉（Queen Camilla）致意。  - 乌克林。</text:p>
      <text:p text:style-name="P4">
图片: ["<text:a xlink:type="simple" xlink:href="https://static.ukrinform.com/photos/2021_12/thumb_files/630_360_1638812836-472.jpg" text:style-name="Internet_20_link" text:visited-style-name="Visited_20_Internet_20_Link">
630_360_16388...</text:a>
"]</text:p>
      <text:p text:style-name="P4">
标签: ['Байден', 'Британія', 'США', 'Чарльз ІІІ', 'Коронація']</text:p>
      <text:p text:style-name="P4">
类型: Article</text:p>
      <!--METADATA-->
      <text:p text:style-name="P4">
<draw:frame draw:style-name="fr1" draw:name="Image159" text:anchor-type="as-char" svg:width="6.9236in" svg:height="3.956343in" draw:z-index="0">
<draw:image xlink:href="../Images/yкринформ/2023-05-06T14-49-00-03-00/630_360_1638812836-472.jpg" xlink:type="simple" xlink:show="embed" xlink:actuate="onLoad" draw:mime-type="image/jpeg"/>
</draw:frame>
总统乔·拜登(Joe Biden)祝贺武洛夫·卡米拉(Takolev-Consorta Camilla)加冕时，英国新国王查尔斯三世(Charles III)。</text:p>
      <text:p text:style-name="P4">
正如乌克林福姆报道的那样，他在[]中撰写了有关它的文章(https://twitter.com/POTUS/status/1654805876971118592)。</text:p>
      <text:p text:style-name="Quotations">

<text:p text:style-name="P4">
祝贺查尔斯三世和卡米拉皇后的加冕典礼。&gt;
美国与英国之间的持久友谊是我们两个人民的力量的来源。 &gt;
&gt;
我为在这个历史性的时刻代表美国的第一夫人感到自豪。&gt;
&gt;
  - 拜登总统(@potus) <text:a xlink:type="simple" xlink:href="https://twitter.com/POTUS/status/1654805876971118592" text:style-name="Internet_20_link" text:visited-style-name="Visited_20_Internet_20_Link">
&gt;
 </text:a>
“在加冕典礼之际，查尔斯三世和卡米拉皇后的问候。美国和英国之间的亨萨多布是我们两个人民的力量来源。</text:p>

</text:p>
      <text:p text:style-name="P4">
我为第一夫人代表美国参加这一历史事件而感到自豪。(https://www.ukrinform.ua/tag-bajden)。</text:p>
      <text:p text:style-name="P4">
<text:span text:style-name="T4">
另请阅读：</text:span>
 <text:a xlink:type="simple" xlink:href="https://www.ukrinform.ua/rubric-polytics/3705621-zelenska-i-smigal-u-vestminsterskomu-abatstvi-na-ceremonii-koronacii-carlza-iii.html" text:style-name="Internet_20_link" text:visited-style-name="Visited_20_Internet_20_Link">
<text:span text:style-name="T4">
查尔斯</text:span>
</text:a>
据乌克林福姆报道，5月6日，威斯敏斯特大教堂将有查尔斯三世的加冕。 邀请了高位代表团前往伦敦，其中包括乌克兰人，而没有邀请俄罗斯人。</text:p>
      <text:p text:style-name="P4">
News Source: <text:a xlink:type="simple" xlink:href="https://www.ukrinform.ua/rubric-world/3705644-bajden-privitav-carlza-iii-z-nagodi-jogo-koronacii.html" text:style-name="Internet_20_link" text:visited-style-name="Visited_20_Internet_20_Link">
https://www.ukrinform.ua/rubric-world/3705644-bajden-privitav-carlza-iii-z-nagodi-jogo-koronacii.html</text:a>
</text:p>
      <!--NEWS-->
      <text:h text:style-name="P10" text:outline-level="1">
<text:span text:style-name="T4">
以色列军队杀死了两名巴勒斯坦武装分子</text:span>
</text:h>
      <text:p text:style-name="P4">
作者: Ukrinform (Person)</text:p>
      <text:p text:style-name="P4">
出版商: Укринформ (Organization)</text:p>
      <text:p text:style-name="P4">
出版时间: 2023-05-06T14:50:00+03:00</text:p>
      <text:p text:style-name="P4">
修改时间: 2023-05-06T14:50:00+03:00</text:p>
      <text:p text:style-name="P4">
描述: 两名涉嫌最近对约旦河西岸的袭击的巴勒斯坦武装分子在周六的一次突袭中，被以色列部队杀害。  - 乌克林。</text:p>
      <text:p text:style-name="P4">
图片: ["<text:a xlink:type="simple" xlink:href="https://static.ukrinform.com/photos/2023_05/thumb_files/630_360_1683373676-167.jpeg" text:style-name="Internet_20_link" text:visited-style-name="Visited_20_Internet_20_Link">
630_360_16833...</text:a>
"]</text:p>
      <text:p text:style-name="P4">
标签: ['Ізраїль', 'Палестина', 'Стрілянина', 'Вбивство']</text:p>
      <text:p text:style-name="P4">
类型: Article</text:p>
      <!--METADATA-->
      <text:p text:style-name="P4">
<draw:frame draw:style-name="fr1" draw:name="Image160" text:anchor-type="as-char" svg:width="6.9236in" svg:height="3.956343in" draw:z-index="0">
<draw:image xlink:href="../Images/yкринформ/2023-05-06T14-50-00-03-00/630_360_1683373676-167.jpeg" xlink:type="simple" xlink:show="embed" xlink:actuate="onLoad" draw:mime-type="image/jpeg"/>
</draw:frame>
两人战斗人员涉嫌最近对约旦河西部的袭击发生袭击时，在努尔萨姆难民营Subtun的突袭中被以色列部队杀害。</text:p>
      <text:p text:style-name="P4">
正如乌克林福姆报道的那样，它报告了<text:a xlink:type="simple" xlink:href="https://www.timesofisrael.com/palestinians-say-two-killed-in-gunfight-during-idf-west-bank-raid/" text:style-name="Internet_20_link" text:visited-style-name="Visited_20_Internet_20_Link">
</text:a>
。</text:p>
      <text:p text:style-name="P4">
“卧底的士兵和边境警察进入图尔卡姆营地，逮捕了几名嫌疑人参与<text:a xlink:type="simple" xlink:href="https://www.ukrinform.ua/tag-strilanina" text:style-name="Internet_20_link" text:visited-style-name="Visited_20_Internet_20_Link">
</text:a>
以色列国防军在一份联合声明中报道，周二，在约旦河西岸定居于阿尼伊·奇克斯(Aneei -Chefecs)的定居点，这导致了一个受伤的人。”</text:p>
      <text:p text:style-name="Quotations">

<text:p text:style-name="P4">
et&gt;
 et&gt;
 etse&gt;
كككك氨基 <text:a xlink:type="simple" xlink:href="https://t.co/yfeUs0j9BB" text:style-name="Internet_20_link" text:visited-style-name="Visited_20_Internet_20_Link">
</text:a>
&gt;
&gt;
  - 泡沫(@raghadarb) <text:a xlink:type="simple" xlink:href="https://twitter.com/raghad__rabi/status/1654733581594378242" text:style-name="Internet_20_link" text:visited-style-name="Visited_20_Internet_20_Link">
&gt;
 </text:a>
值得注意的是，两名攻击者试图逃离活动后被枪杀。 后来，警察发布了一段视频，显示武装人员试图逃离屋顶时如何被枪杀。</text:p>

</text:p>
      <text:p text:style-name="P4">
他们被确定为22年的Jamza Jamil Hrush和Samer Salah Ash-Shafi。</text:p>
      <text:p text:style-name="P4">
男子是恐怖组织“巴勒斯坦伊斯兰伊斯兰贾贾德”的新稍有组织的tulkarm营的一部分。</text:p>
      <text:p text:style-name="P4">
<text:span text:style-name="T4">
另请阅读：</text:span>
 <text:a xlink:type="simple" xlink:href="https://www.ukrinform.ua/rubric-world/3705040-izrail-zaarestuvav-rahunki-binance-aki-povazani-z-islamskou-derzavou-i-hamas.html" text:style-name="Internet_20_link" text:visited-style-name="Visited_20_Internet_20_Link">
<text:span text:style-name="T4">
以色列</text:span>
</text:a>
如报道<text:a xlink:type="simple" xlink:href="https://www.ukrinform.ua/rubric-world/3703885-aviacia-izrailu-zavdae-udariv-po-sektoru-gazi-u-vidpovid-na-raketnij-obstril.html" text:style-name="Internet_20_link" text:visited-style-name="Visited_20_Internet_20_Link">
</text:a>
，以色列国防军(优雅的)她进行了军事行动，引起了加沙地区的中风，火箭队周二从该地区飞往以色列领土。</text:p>
      <text:p text:style-name="P4">
_foto：以色列警察</text:p>
      <text:p text:style-name="P4">
News Source: <text:a xlink:type="simple" xlink:href="https://www.ukrinform.ua/rubric-world/3705645-izrailski-vijska-vbili-dvoh-palestinskih-bojovikiv.html" text:style-name="Internet_20_link" text:visited-style-name="Visited_20_Internet_20_Link">
https://www.ukrinform.ua/rubric-world/3705645-izrailski-vijska-vbili-dvoh-palestinskih-bojovikiv.html</text:a>
</text:p>
      <!--NEWS-->
      <text:h text:style-name="P10" text:outline-level="1">
<text:span text:style-name="T4">
Donetsk Oblast（20:55）。 红色警报：空中威胁。 警笛声。 立即掩盖！</text:span>
</text:h>
      <text:p text:style-name="P4">
作者: liveuamap (Language: en)</text:p>
      <text:p text:style-name="P4">
时间: 2023-05-06T14:57:00</text:p>
      <text:p text:style-name="P4">
地点: Donetsk Oblast (Latitude:48.72644 Longtitude:37.57861)</text:p>
      <text:p text:style-name="P4">
视频: []</text:p>
      <text:p text:style-name="P4">
图片: []</text:p>
      <text:p text:style-name="P4">
标签: ["Europe", "Central and Eastern Europe"]</text:p>
      <text:p text:style-name="P4">
Id: 22560957</text:p>
      <!--METADATA-->
      <text:p text:style-name="P4">
Donetsk Oblast(20:55). Red Alert: aerial threat. Sirens sounding. Take covernow!</text:p>
      <text:p text:style-name="P4">
News Collection Link: <text:a xlink:type="simple" xlink:href="https://liveuamap.com/en/2023/06-may-donetsk-oblast2055-red-alert-aerial-thg" text:style-name="Internet_20_link" text:visited-style-name="Visited_20_Internet_20_Link">
https://liveuamap.com/en/2023/06-may-donetsk-oblast2055-red-alert-aerial-thg</text:a>
</text:p>
      <text:p text:style-name="P4">
News Source: <text:a xlink:type="simple" xlink:href="https://t.me/air_alert_ua/44586" text:style-name="Internet_20_link" text:visited-style-name="Visited_20_Internet_20_Link">
https://t.me/air_alert_ua/44586</text:a>
</text:p>
      <!--NEWS-->
      <text:h text:style-name="P10" text:outline-level="1">
<text:span text:style-name="T4">
预报员警告夜霜</text:span>
</text:h>
      <text:p text:style-name="P4">
作者: Ukrinform (Person)</text:p>
      <text:p text:style-name="P4">
出版商: Укринформ (Organization)</text:p>
      <text:p text:style-name="P4">
出版时间: 2023-05-06T14:59:00+03:00</text:p>
      <text:p text:style-name="P4">
修改时间: 2023-05-06T14:59:00+03:00</text:p>
      <text:p text:style-name="P4">
描述: 在土壤表面的土壤表面上可能会有霜。  - 乌克林。</text:p>
      <text:p text:style-name="P4">
图片: ["<text:a xlink:type="simple" xlink:href="https://static.ukrinform.com/photos/2020_11/thumb_files/630_360_1606548493-118.jpg" text:style-name="Internet_20_link" text:visited-style-name="Visited_20_Internet_20_Link">
630_360_16065...</text:a>
"]</text:p>
      <text:p text:style-name="P4">
标签: ['Погода', 'Прогноз', 'Весна', 'Заморозки']</text:p>
      <text:p text:style-name="P4">
类型: Article</text:p>
      <!--METADATA-->
      <text:p text:style-name="P4">
<draw:frame draw:style-name="fr1" draw:name="Image161" text:anchor-type="as-char" svg:width="6.9236in" svg:height="3.956343in" draw:z-index="0">
<draw:image xlink:href="../Images/yкринформ/2023-05-06T14-59-00-03-00/630_360_1606548493-118.jpg" xlink:type="simple" xlink:show="embed" xlink:actuate="onLoad" draw:mime-type="image/jpeg"/>
</draw:frame>
在土壤表面的土壤表面上可能会有霜。</text:p>
      <text:p text:style-name="P4">
根据乌克林福姆(Ukrinform)的说法，乌克里德顿中心(Ukrhydromet Center)报道。</text:p>
      <text:p text:style-name="P4">
是的，在5月7日晚上在乌克兰(除了西部和南部地区)，5月8日至9日在北部，西北部，哈尔基夫，波尔塔瓦，Vinnytsia地区的土壤表面<text:a xlink:type="simple" xlink:href="https://www.ukrinform.ua/tag-moroz" text:style-name="Internet_20_link" text:visited-style-name="Visited_20_Internet_20_Link">
</text:a>
0-5°(危险的吞噬，黄色), на Чернігівщині та Сумщині 7 травня сильнізаморозки у повітрі 0-3° (II危险水平，橙色).</text:p>
      <text:p text:style-name="P4">
7-8 травня, внаслідок пропуску весняного водопілля через водосховищаДніпровського каскаду, утримуватиметься затоплення заплавних територій,понижених ділянок у низці населених пунктів на Кременчуцькому водосховищі уЧеркаській області (III危险水平是红色).</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5月7日至9日，在北部，Vinnytsia，Cherkasy和Kirovograd地区，将考虑非凡的火灾危险。</text:p>
      <text:p text:style-name="P4">
News Source: <text:a xlink:type="simple" xlink:href="https://www.ukrinform.ua/rubric-regions/3705646-sinoptiki-poperedzaut-pro-nicni-zamorozki.html" text:style-name="Internet_20_link" text:visited-style-name="Visited_20_Internet_20_Link">
https://www.ukrinform.ua/rubric-regions/3705646-sinoptiki-poperedzaut-pro-nicni-zamorozki.html</text:a>
</text:p>
      <!--NEWS-->
      <text:h text:style-name="P10" text:outline-level="1">
<text:span text:style-name="T4">
在加拿大，在危险的货物火车下倒塌的桥梁</text:span>
</text:h>
      <text:p text:style-name="P4">
作者: Ukrinform (Person)</text:p>
      <text:p text:style-name="P4">
出版商: Укринформ (Organization)</text:p>
      <text:p text:style-name="P4">
出版时间: 2023-05-06T15:00:00+03:00</text:p>
      <text:p text:style-name="P4">
修改时间: 2023-05-06T15:00:00+03:00</text:p>
      <text:p text:style-name="P4">
描述: 运输危险货物的铁路火车由于事故而从金斯敦市（加拿大）的轨道上驶下，有些汽车掉进了河中。  - 乌克林。</text:p>
      <text:p text:style-name="P4">
图片: ["<text:a xlink:type="simple" xlink:href="https://static.ukrinform.com/photos/2023_05/thumb_files/630_360_1683374821-397.jpg" text:style-name="Internet_20_link" text:visited-style-name="Visited_20_Internet_20_Link">
630_360_16833...</text:a>
", "<text:a xlink:type="simple" xlink:href="https://static.ukrinform.com/photos/2023_05/1683374821-982.jpg" text:style-name="Internet_20_link" text:visited-style-name="Visited_20_Internet_20_Link">
1683374821-98...</text:a>
", "<text:a xlink:type="simple" xlink:href="https://static.ukrinform.com/photos/2023_05/1683374787-703.jpg" text:style-name="Internet_20_link" text:visited-style-name="Visited_20_Internet_20_Link">
1683374787-70...</text:a>
", "<text:a xlink:type="simple" xlink:href="https://static.ukrinform.com/photos/2023_05/1683374787-596.jpg" text:style-name="Internet_20_link" text:visited-style-name="Visited_20_Internet_20_Link">
1683374787-59...</text:a>
"]</text:p>
      <text:p text:style-name="P4">
标签: ['Канада', 'Катастрофа', 'Потяг']</text:p>
      <text:p text:style-name="P4">
类型: Article</text:p>
      <!--METADATA-->
      <text:p text:style-name="P4">
<draw:frame draw:style-name="fr1" draw:name="Image162" text:anchor-type="as-char" svg:width="6.9236in" svg:height="3.956343in" draw:z-index="0">
<draw:image xlink:href="../Images/yкринформ/2023-05-06T15-00-00-03-00/630_360_1683374821-397.jpg" xlink:type="simple" xlink:show="embed" xlink:actuate="onLoad" draw:mime-type="image/jpeg"/>
</draw:frame>
运输危险货物的铁路火车在金顿市的轨道上脱颖而出(加拿大)由于事故，一些汽车掉进了河中。</text:p>
      <text:p text:style-name="P4">
正如乌克林福姆报道的那样，它报告了<text:a xlink:type="simple" xlink:href="https://www.cbc.ca/news/canada/ottawa/ottawa-kingston-train-derailment-1.6833701" text:style-name="Internet_20_link" text:visited-style-name="Visited_20_Internet_20_Link">
</text:a>
 .</text:p>
      <text:p text:style-name="P4">
<text:a xlink:type="simple" xlink:href="https://www.ukrinform.ua/tag-avaria" text:style-name="Internet_20_link" text:visited-style-name="Visited_20_Internet_20_Link">
 </text:a>
这是由于金顿的小桥梁倒塌了，而运输“危险货物”的货运火车从铁轨上掉下来。 但是，根据CBC的说法，危险液体的受害者没有发生。</text:p>
      <text:p text:style-name="P4">
<draw:frame draw:style-name="fr1" draw:name="Image163" text:anchor-type="as-char" svg:width="6.9236in" svg:height="5.1927in" draw:z-index="0">
<draw:image xlink:href="../Images/yкринформ/2023-05-06T15-00-00-03-00/1683374821-982.jpg" xlink:type="simple" xlink:show="embed" xlink:actuate="onLoad" draw:mime-type="image/jpeg"/>
</draw:frame>
</text:p>
      <text:p text:style-name="P4">
<draw:frame draw:style-name="fr1" draw:name="Image164" text:anchor-type="as-char" svg:width="6.9236in" svg:height="4.615733in" draw:z-index="0">
<draw:image xlink:href="../Images/yкринформ/2023-05-06T15-00-00-03-00/1683374787-703.jpg" xlink:type="simple" xlink:show="embed" xlink:actuate="onLoad" draw:mime-type="image/jpeg"/>
</draw:frame>
<draw:frame draw:style-name="fr1" draw:name="Image165" text:anchor-type="as-char" svg:width="6.9236in" svg:height="5.1927in" draw:z-index="0">
<draw:image xlink:href="../Images/yкринформ/2023-05-06T15-00-00-03-00/1683374787-596.jpg" xlink:type="simple" xlink:show="embed" xlink:actuate="onLoad" draw:mime-type="image/jpeg"/>
</draw:frame>
金斯通警方报告说，火车上有三名机组人员。 他拉了12辆车，其中5辆驶出赛道，两辆货车在水中。</text:p>
      <text:p text:style-name="P4">
值得注意的是，货车掉入了Litl-Catraki的溪流，这是沼泽保护储备区的一部分。</text:p>
      <text:p text:style-name="P4">
<text:span text:style-name="T4">
另请阅读：</text:span>
 <text:a xlink:type="simple" xlink:href="https://www.ukrinform.ua/rubric-world/3696801-poblizu-aeroportu-ottavi-rozbivsa-malij-litak.html" text:style-name="Internet_20_link" text:visited-style-name="Visited_20_Internet_20_Link">
<text:span text:style-name="T4">
崩溃</text:span>
</text:a>
运输公司表示，火车运输了危险货物，Butpolitic表示没有证据表明其泄漏。</text:p>
      <text:p text:style-name="P4">
正如乌克林福姆报道的<text:a xlink:type="simple" xlink:href="https://www.ukrinform.ua/rubric-world/3703863-u-branskij-oblasti-vdruge-za-dvi-dobi-pidirvali-zaliznicni-kolii-z-rejok-zijsov-vantaznij-potag.html" text:style-name="Internet_20_link" text:visited-style-name="Visited_20_Internet_20_Link">
</text:a>
在Dry-Ohnech的交通中，一条带石油产品和Lumbarias的小径由于轨道损坏而下降。</text:p>
      <text:p text:style-name="P4">
<text:span text:style-name="T5">
foto：CBC News</text:span>
</text:p>
      <text:p text:style-name="P4">
News Source: <text:a xlink:type="simple" xlink:href="https://www.ukrinform.ua/rubric-world/3705648-u-kanadi-pid-potagom-iz-nebezpecnim-vantazem-provalivsa-mist-castina-vagoniv-upala-v-ricku.html" text:style-name="Internet_20_link" text:visited-style-name="Visited_20_Internet_20_Link">
https://www.ukrinform.ua/rubric-world/3705648-u-kanadi-pid-potagom-iz-nebezpecnim-vantazem-provalivsa-mist-castina-vagoniv-upala-v-ricku.html</text:a>
</text:p>
      <!--NEWS-->
      <text:h text:style-name="P10" text:outline-level="1">
<text:span text:style-name="T4">
斯诺·马德（Snow Maider）在比赛的半决赛中让位给西班牙人</text:span>
</text:h>
      <text:p text:style-name="P4">
作者: Ukrinform (Person)</text:p>
      <text:p text:style-name="P4">
出版商: Укринформ (Organization)</text:p>
      <text:p text:style-name="P4">
出版时间: 2023-05-06T15:00:10+03:00</text:p>
      <text:p text:style-name="P4">
修改时间: 2023-05-06T15:00:10+03:00</text:p>
      <text:p text:style-name="P4">
描述: 乌克兰网球运动员达里亚·斯尼古尔（Daria Snigur）（＃165 WTA）在周六在西班牙城市托斯·德·马尔（Toss de Mar）输给了ITF比赛25,000美元。  - 乌克林。</text:p>
      <text:p text:style-name="P4">
图片: ["<text:a xlink:type="simple" xlink:href="https://static.ukrinform.com/photos/2023_05/thumb_files/630_360_1683357895-670.jpg" text:style-name="Internet_20_link" text:visited-style-name="Visited_20_Internet_20_Link">
630_360_16833...</text:a>
"]</text:p>
      <text:p text:style-name="P4">
标签: ['Іспанія', 'Теніс', 'Збірна України', 'Жінки']</text:p>
      <text:p text:style-name="P4">
类型: Article</text:p>
      <!--METADATA-->
      <text:p text:style-name="P4">
<draw:frame draw:style-name="fr1" draw:name="Image166" text:anchor-type="as-char" svg:width="6.9236in" svg:height="3.956343in" draw:z-index="0">
<draw:image xlink:href="../Images/yкринформ/2023-05-06T15-00-10-03-00/630_360_1683357895-670.jpg" xlink:type="simple" xlink:show="embed" xlink:actuate="onLoad" draw:mime-type="image/jpeg"/>
</draw:frame>
乌克兰的史奈尔·斯奈古尔(№165WTA)星期六，西班牙托斯·德·玛丽(Toss de Mar)的ITF半决赛决赛25,000美元。</text:p>
      <text:p text:style-name="P4">
21岁的基夫(Kyiv(509)-6：2，6：7(2：7)，5：7，报道乌克林福姆。</text:p>
      <text:p text:style-name="P4">
<text:span text:style-name="T4">
另请阅读：</text:span>
 <text:a xlink:type="simple" xlink:href="https://www.ukrinform.ua/rubric-sports/3705300-snigur-vijsla-do-pivfinalu-na-25tisacniku-itf-v-ispanii.html" text:style-name="Internet_20_link" text:visited-style-name="Visited_20_Internet_20_Link">
<text:span text:style-name="T4">
 snigur </text:span>
</text:a>
大结局中西班牙人的竞争对手将是马耳他弗朗西斯卡·库尔米(Malta Francesca Kurmi)的网球选手(392).</text:p>
      <text:p text:style-name="P4">
Фото: btu.org.ua.</text:p>
      <text:p text:style-name="P4">
News Source: <text:a xlink:type="simple" xlink:href="https://www.ukrinform.ua/rubric-sports/3705647-snigur-postupilasa-ispanci-u-pivfinali-turniru-itf-v-tossademar.html" text:style-name="Internet_20_link" text:visited-style-name="Visited_20_Internet_20_Link">
https://www.ukrinform.ua/rubric-sports/3705647-snigur-postupilasa-ispanci-u-pivfinali-turniru-itf-v-tossademar.html</text:a>
</text:p>
      <!--NEWS-->
      <text:h text:style-name="P10" text:outline-level="1">
<text:span text:style-name="T4">
Kirovohradska Oblast，Poltavska Oblast（21:04）。 红色警报：空中威胁。 警笛声。 tak ...</text:span>
</text:h>
      <text:p text:style-name="P4">
作者: liveuamap (Language: en)</text:p>
      <text:p text:style-name="P4">
时间: 2023-05-06T15:05:00</text:p>
      <text:p text:style-name="P4">
地点: Kirovohradska Oblast (Latitude:48.50000000 Longtitude:32.00000000)</text:p>
      <text:p text:style-name="P4">
视频: []</text:p>
      <text:p text:style-name="P4">
图片: []</text:p>
      <text:p text:style-name="P4">
标签: ["Europe", "Central and Eastern Europe"]</text:p>
      <text:p text:style-name="P4">
Id: 22560958</text:p>
      <!--METADATA-->
      <text:p text:style-name="P4">
波尔塔瓦地区的基洛沃拉德地区(21:04). Red Alert: aerial threat.Sirens sounding. Take cover now!</text:p>
      <text:p text:style-name="P4">
News Collection Link: <text:a xlink:type="simple" xlink:href="https://liveuamap.com/en/2023/06-may-kirovohradska-oblast-poltavska-oblast2g" text:style-name="Internet_20_link" text:visited-style-name="Visited_20_Internet_20_Link">
https://liveuamap.com/en/2023/06-may-kirovohradska-oblast-poltavska-oblast2g</text:a>
</text:p>
      <text:p text:style-name="P4">
News Source: <text:a xlink:type="simple" xlink:href="https://t.me/air_alert_ua/44588" text:style-name="Internet_20_link" text:visited-style-name="Visited_20_Internet_20_Link">
https://t.me/air_alert_ua/44588</text:a>
</text:p>
      <!--NEWS-->
      <text:h text:style-name="P10" text:outline-level="1">
<text:span text:style-name="T4">
Nikolaev，Mykolaiv地区，Kherson，Kherson地区（21:06）。 红色ALRT：空中tchretate。 和...</text:span>
</text:h>
      <text:p text:style-name="P4">
作者: liveuamap (Language: en)</text:p>
      <text:p text:style-name="P4">
时间: 2023-05-06T15:08:00</text:p>
      <text:p text:style-name="P4">
地点: Mykolaiv (Latitude:46.94753 Longtitude:32.00586)</text:p>
      <text:p text:style-name="P4">
视频: []</text:p>
      <text:p text:style-name="P4">
图片: []</text:p>
      <text:p text:style-name="P4">
标签: ["Europe", "Central and Eastern Europe"]</text:p>
      <text:p text:style-name="P4">
Id: 22560959</text:p>
      <!--METADATA-->
      <text:p text:style-name="P4">
Nikolaev，Mykolaiv地区，Kherson，Kherson地区(21:06). Red Alert:aerial threat. Sirens sounding. Take cover now!</text:p>
      <text:p text:style-name="P4">
News Collection Link: <text:a xlink:type="simple" xlink:href="https://liveuamap.com/en/2023/06-may-mykolaiv-mykolayivska-oblast-kherson-kg-7579" text:style-name="Internet_20_link" text:visited-style-name="Visited_20_Internet_20_Link">
https://liveuamap.com/en/2023/06-may-mykolaiv-mykolayivska-oblast-kherson-kg-7579</text:a>
</text:p>
      <text:p text:style-name="P4">
News Source: <text:a xlink:type="simple" xlink:href="https://t.me/air_alert_ua/44590" text:style-name="Internet_20_link" text:visited-style-name="Visited_20_Internet_20_Link">
https://t.me/air_alert_ua/44590</text:a>
</text:p>
      <!--NEWS-->
      <text:h text:style-name="P10" text:outline-level="1">
<text:span text:style-name="T4">
Kharkiv，Kharkivska Oblast（21:08）。 红色警报：空中威胁。 警笛声。 立即掩盖！</text:span>
</text:h>
      <text:p text:style-name="P4">
作者: liveuamap (Language: en)</text:p>
      <text:p text:style-name="P4">
时间: 2023-05-06T15:09:00</text:p>
      <text:p text:style-name="P4">
地点: Kharkiv (Latitude:49.98 Longtitude:36.25374)</text:p>
      <text:p text:style-name="P4">
视频: []</text:p>
      <text:p text:style-name="P4">
图片: []</text:p>
      <text:p text:style-name="P4">
标签: ["Europe", "Central and Eastern Europe"]</text:p>
      <text:p text:style-name="P4">
Id: 22560960</text:p>
      <!--METADATA-->
      <text:p text:style-name="P4">
哈尔基夫(Kharkiv)，哈尔基夫地区(21:08). Red Alert: aerial threat. Sirens sounding.Take cover now!</text:p>
      <text:p text:style-name="P4">
News Collection Link: <text:a xlink:type="simple" xlink:href="https://liveuamap.com/en/2023/06-may-kharkiv-kharkivska-oblast2108-red-alerg" text:style-name="Internet_20_link" text:visited-style-name="Visited_20_Internet_20_Link">
https://liveuamap.com/en/2023/06-may-kharkiv-kharkivska-oblast2108-red-alerg</text:a>
</text:p>
      <text:p text:style-name="P4">
News Source: <text:a xlink:type="simple" xlink:href="https://t.me/suspilnekharkiv/24574" text:style-name="Internet_20_link" text:visited-style-name="Visited_20_Internet_20_Link">
https://t.me/suspilnekharkiv/24574</text:a>
</text:p>
      <!--NEWS-->
      <text:h text:style-name="P10" text:outline-level="1">
<text:span text:style-name="T4">
Vinnitsa地区，Sumy地区，Cherkasy地区（21:14）。 红色ALRT：空中tchretate。 警笛所以...</text:span>
</text:h>
      <text:p text:style-name="P4">
作者: liveuamap (Language: en)</text:p>
      <text:p text:style-name="P4">
时间: 2023-05-06T15:14:00</text:p>
      <text:p text:style-name="P4">
地点: Vinnytska Oblast (Latitude:48.91667000 Longtitude:28.66667000)</text:p>
      <text:p text:style-name="P4">
视频: []</text:p>
      <text:p text:style-name="P4">
图片: []</text:p>
      <text:p text:style-name="P4">
标签: ["Europe", "Central and Eastern Europe"]</text:p>
      <text:p text:style-name="P4">
Id: 22560961</text:p>
      <!--METADATA-->
      <text:p text:style-name="P4">
Vinnitsk地区，Sumy地区，Cherkasy地区(21:14). Red Alert: aerialthreat. Sirens sounding. Take cover now!</text:p>
      <text:p text:style-name="P4">
News Collection Link: <text:a xlink:type="simple" xlink:href="https://liveuamap.com/en/2023/06-may-vinnytska-oblast-sumska-oblast-cherkasg" text:style-name="Internet_20_link" text:visited-style-name="Visited_20_Internet_20_Link">
https://liveuamap.com/en/2023/06-may-vinnytska-oblast-sumska-oblast-cherkasg</text:a>
</text:p>
      <text:p text:style-name="P4">
News Source: <text:a xlink:type="simple" xlink:href="https://t.me/air_alert_ua/44595" text:style-name="Internet_20_link" text:visited-style-name="Visited_20_Internet_20_Link">
https://t.me/air_alert_ua/44595</text:a>
</text:p>
      <!--NEWS-->
      <text:h text:style-name="P10" text:outline-level="1">
<text:span text:style-name="T4">
自今年年初以来，DTEK热电厂已经生产了近45亿千瓦的电力</text:span>
</text:h>
      <text:p text:style-name="P4">
作者: Ukrinform (Person)</text:p>
      <text:p text:style-name="P4">
出版商: Укринформ (Organization)</text:p>
      <text:p text:style-name="P4">
出版时间: 2023-05-06T15:19:00+03:00</text:p>
      <text:p text:style-name="P4">
修改时间: 2023-05-06T15:19:00+03:00</text:p>
      <text:p text:style-name="P4">
描述: 自2023年初以来，DTEK热电厂已经生产了近45亿千瓦时的电力，这足以在一年中消费约150万个家庭。  - 乌克林。</text:p>
      <text:p text:style-name="P4">
图片: ["<text:a xlink:type="simple" xlink:href="https://static.ukrinform.com/photos/2022_12/thumb_files/630_360_1671101060-438.jpg" text:style-name="Internet_20_link" text:visited-style-name="Visited_20_Internet_20_Link">
630_360_16711...</text:a>
"]</text:p>
      <text:p text:style-name="P4">
标签: ['ДТЕК', 'Електроенергія', 'ТЕС']</text:p>
      <text:p text:style-name="P4">
类型: Article</text:p>
      <!--METADATA-->
      <text:p text:style-name="P4">
<draw:frame draw:style-name="fr1" draw:name="Image167" text:anchor-type="as-char" svg:width="6.9236in" svg:height="3.956343in" draw:z-index="0">
<draw:image xlink:href="../Images/yкринформ/2023-05-06T15-19-00-03-00/630_360_1671101060-438.jpg" xlink:type="simple" xlink:show="embed" xlink:actuate="onLoad" draw:mime-type="image/jpeg"/>
</draw:frame>
自2013年初以来，DTEK热电厂已经生产了近45亿千瓦/Hodelectricity，这足以容纳约150万个家庭。</text:p>
      <text:p text:style-name="P4">
根据乌克林福姆的说法，DTEK在[]中报告(https://t.me/dtek_ua/494)。</text:p>
      <text:p text:style-name="P4">
“尽管对设备的严重损坏和热电厂的定期炮击，但能源仍会为乌克兰人提供光线。 自今年年初以来，将近45亿千瓦时[(https://www.ukrinform.ua/tag-elektroenergia)。 这是一年中约有150万个家庭的平均消费。”消息写道。</text:p>
      <text:p text:style-name="P4">
尽管发动了攻击，但能源仍在继续竭尽全力维持电力系统的力量。</text:p>
      <text:p text:style-name="P4">
<text:span text:style-name="T4">
另请阅读：</text:span>
 <text:a xlink:type="simple" xlink:href="https://www.ukrinform.ua/rubric-economy/3692153-zbitki-energeticnoi-infrastrukturi-ukraini-perevisili-10-milardiv-ocinka-proon-i-svitovogo-banku.html" text:style-name="Internet_20_link" text:visited-style-name="Visited_20_Internet_20_Link">
</text:a>
据乌克林福姆报道，自2022年10月10日以来，俄罗斯定期向乌克兰发电。</text:p>
      <text:p text:style-name="P4">
<text:span text:style-name="T5">
foto：dtek</text:span>
</text:p>
      <text:p text:style-name="P4">
News Source: <text:a xlink:type="simple" xlink:href="https://www.ukrinform.ua/rubric-economy/3705652-z-pocatku-roku-teploelektrostancii-dtek-virobili-majze-45-milarda-kvtgod-elektroenergii.html" text:style-name="Internet_20_link" text:visited-style-name="Visited_20_Internet_20_Link">
https://www.ukrinform.ua/rubric-economy/3705652-z-pocatku-roku-teploelektrostancii-dtek-virobili-majze-45-milarda-kvtgod-elektroenergii.html</text:a>
</text:p>
      <!--NEWS-->
      <text:h text:style-name="P10" text:outline-level="1">
<text:span text:style-name="T4">
SBU暴露了供应给俄罗斯联邦“劳尔斯·罗伊斯”和“迈巴赫基”的利沃夫商人</text:span>
</text:h>
      <text:p text:style-name="P4">
作者: Ukrinform (Person)</text:p>
      <text:p text:style-name="P4">
出版商: Укринформ (Organization)</text:p>
      <text:p text:style-name="P4">
出版时间: 2023-05-06T15:22:00+03:00</text:p>
      <text:p text:style-name="P4">
修改时间: 2023-05-06T15:22:00+03:00</text:p>
      <text:p text:style-name="P4">
描述: Cyber​​fachivtsi和SBU的调查人员取消了对俄罗斯高级保费汽车联合会的非法出口计划。  - 乌克林。</text:p>
      <text:p text:style-name="P4">
图片: ["<text:a xlink:type="simple" xlink:href="https://static.ukrinform.com/photos/2023_05/thumb_files/630_360_1683376587-937.jpg" text:style-name="Internet_20_link" text:visited-style-name="Visited_20_Internet_20_Link">
630_360_16833...</text:a>
"]</text:p>
      <text:p text:style-name="P4">
标签: ['Антиросійські санкції', 'Автомобіль', 'Експорт', 'Львів', 'СБУ', 'росія']</text:p>
      <text:p text:style-name="P4">
类型: Article</text:p>
      <!--METADATA-->
      <text:p text:style-name="P4">
<draw:frame draw:style-name="fr1" draw:name="Image168" text:anchor-type="as-char" svg:width="6.9236in" svg:height="3.956343in" draw:z-index="0">
<draw:image xlink:href="../Images/yкринформ/2023-05-06T15-22-00-03-00/630_360_1683376587-937.jpg" xlink:type="simple" xlink:show="embed" xlink:actuate="onLoad" draw:mime-type="image/jpeg"/>
</draw:frame>
Cyber​​fha​​chivtsi和SBU的调查人员消除了俄罗斯高级子级汽车联合会非法出口的大规模计划。</text:p>
      <text:p text:style-name="P4">
这是在[]中报道的(https://t.me/SBUkr/8204)词汇 <text:a xlink:type="simple" xlink:href="https://t.me/SBUkr/8204" text:style-name="Internet_20_link" text:visited-style-name="Visited_20_Internet_20_Link">
</text:a>
SBU Artem Dehtyarenko，据报道。</text:p>
      <text:p text:style-name="P4">
据发言人称，该设备的组织与以前居住在俄罗斯并拥有自己的业务的利沃夫企业家有关。</text:p>
      <text:p text:style-name="P4">
_ <text:span text:style-name="T4">
 视频 </text:span>
： <text:a xlink:type="simple" xlink:href="https://www.youtube.com/watch" text:style-name="Internet_20_link" text:visited-style-name="Visited_20_Internet_20_Link">
</text:a>
_</text:p>
      <text:p text:style-name="P4">
参与世界大多数汽车公司的事实。 特别是，Dilok建立了一项计划，以将精英汽车转移到绕过国际贸易限制的领土。</text:p>
      <text:p text:style-name="P4">
在客户中<text:a xlink:type="simple" xlink:href="https://www.ukrinform.ua/tag-antirosijski-sankcii" text:style-name="Internet_20_link" text:visited-style-name="Visited_20_Internet_20_Link">
</text:a>
这些产品是克里姆林宫垄断者“俄罗斯天然气工业股份有限公司”和当今俄罗斯宣传电视频道的代表。</text:p>
      <text:p text:style-name="P4">
<text:span text:style-name="T4">
另请阅读：</text:span>
 <text:a xlink:type="simple" xlink:href="https://www.ukrinform.ua/rubric-economy/3698255-odin-z-najbilsih-u-sviti-virobnikiv-silgosptehniki-prodae-biznes-u-rosii.html" text:style-name="Internet_20_link" text:visited-style-name="Visited_20_Internet_20_Link">
<text:span text:style-name="T4">
业务</text:span>
 <text:span text:style-name="T4">
 </text:span>
俄罗斯**</text:a>
已经确定，从2022年8月到2023年3月，非法交叉的45辆汽车的经销商总计超过300万辆。</text:p>
      <text:p text:style-name="P4">
为了实现设备，参与人员购买了乌克兰车辆的高级车辆，并将其签发为受控商业结构。</text:p>
      <text:p text:style-name="P4">
然后，根据伪造的文件，他将它们通过领土联盟转移到白俄罗斯，然后从那里到达俄罗斯。</text:p>
      <text:p text:style-name="P4">
此外，迪洛克(Dilok)提交了乌克兰州税务局的增值税声明，总金额超过600万。 因此，嫌疑人并拥有超过100万UAH的预算资金。</text:p>
      <text:p text:style-name="P4">
在搜查基辅和利维夫执法人员的嫌疑人住宿地点时，发现了35个企业印章，包括涉及该计划的离岸公司，金融和经济文件。</text:p>
      <text:p text:style-name="P4">
<text:span text:style-name="T4">
另请阅读：</text:span>
 <text:a xlink:type="simple" xlink:href="https://www.ukrinform.ua/rubric-economy/3702268-nimecka-grupa-bosch-prodala-castinu-svoih-aktiviv-u-rosii.html" text:style-name="Internet_20_link" text:visited-style-name="Visited_20_Internet_20_Link">
</text:a>
同样，在SBU的提交中，设备的参与者的财产总数比UAH的7亿多。</text:p>
      <text:p text:style-name="P4">
Dekhtyarenko报告说，被封锁的资产清单包括17个企业的公司法律，其中包括乌克兰不同地区的一百多个非住宅工业场所，包括克里米亚，基辅的22套公寓，近3个土地，40多个精英汽车。<text:span text:style-name="T4">
另请阅读：</text:span>
 <text:a xlink:type="simple" xlink:href="https://www.ukrinform.ua/rubric-economy/3697454-vlasnik-merezi-kfc-ta-pizza-hut-ostatocno-prodav-biznes-u-rosii.html" text:style-name="Internet_20_link" text:visited-style-name="Visited_20_Internet_20_Link">
<text:span text:style-name="T4">
业务</text:span>
 <text:span text:style-name="T4">
 </text:span>
俄罗斯**</text:a>
据乌克林福姆报道，根据乌克兰安全局的材料，亲俄罗斯寡头瓦丁·诺维斯基(Vadim Novinsky)涉嫌侵略国的侵略者，总费用超过105亿。</text:p>
      <text:p text:style-name="P4">
<text:span text:style-name="T5">
foto：sbu</text:span>
</text:p>
      <text:p text:style-name="P4">
News Source: <text:a xlink:type="simple" xlink:href="https://www.ukrinform.ua/rubric-regions/3705655-sbu-vikrila-lvivskogo-biznesmena-akij-postacav-do-rf-rollsrojsi-ta-majbahi.html" text:style-name="Internet_20_link" text:visited-style-name="Visited_20_Internet_20_Link">
https://www.ukrinform.ua/rubric-regions/3705655-sbu-vikrila-lvivskogo-biznesmena-akij-postacav-do-rf-rollsrojsi-ta-majbahi.html</text:a>
</text:p>
      <!--NEWS-->
      <text:h text:style-name="P10" text:outline-level="1">
<text:span text:style-name="T4">
Zhytomyr，Zhytomyrska Oblast（21:22）。 红色警报：空中威胁。 警笛声。 立即掩盖！</text:span>
</text:h>
      <text:p text:style-name="P4">
作者: liveuamap (Language: en)</text:p>
      <text:p text:style-name="P4">
时间: 2023-05-06T15:23:00</text:p>
      <text:p text:style-name="P4">
地点: Zhytomyr (Latitude:50.26487000 Longtitude:28.67669000)</text:p>
      <text:p text:style-name="P4">
视频: []</text:p>
      <text:p text:style-name="P4">
图片: []</text:p>
      <text:p text:style-name="P4">
标签: ["Europe", "Central and Eastern Europe"]</text:p>
      <text:p text:style-name="P4">
Id: 22560962</text:p>
      <!--METADATA-->
      <text:p text:style-name="P4">
Zhytomyr，Zhytomyr区域(21:22). Red Alert: aerial threat. Sirenssounding. Take cover now!</text:p>
      <text:p text:style-name="P4">
News Collection Link: <text:a xlink:type="simple" xlink:href="https://liveuamap.com/en/2023/06-may-zhytomyr-zhytomyrska-oblast2122-red-alg" text:style-name="Internet_20_link" text:visited-style-name="Visited_20_Internet_20_Link">
https://liveuamap.com/en/2023/06-may-zhytomyr-zhytomyrska-oblast2122-red-alg</text:a>
</text:p>
      <text:p text:style-name="P4">
News Source: <text:a xlink:type="simple" xlink:href="https://t.me/air_alert_ua/44596" text:style-name="Internet_20_link" text:visited-style-name="Visited_20_Internet_20_Link">
https://t.me/air_alert_ua/44596</text:a>
</text:p>
      <!--NEWS-->
      <text:h text:style-name="P10" text:outline-level="1">
<text:span text:style-name="T4">
Chernihivska Oblast（21:23）。 红色警报：空中威胁。 警笛声。 立即掩盖！</text:span>
</text:h>
      <text:p text:style-name="P4">
作者: liveuamap (Language: en)</text:p>
      <text:p text:style-name="P4">
时间: 2023-05-06T15:24:00</text:p>
      <text:p text:style-name="P4">
地点: Chernihivska Oblast (Latitude:51.33333000 Longtitude:32.00000000)</text:p>
      <text:p text:style-name="P4">
视频: []</text:p>
      <text:p text:style-name="P4">
图片: []</text:p>
      <text:p text:style-name="P4">
标签: ["Europe", "Central and Eastern Europe"]</text:p>
      <text:p text:style-name="P4">
Id: 22560963</text:p>
      <!--METADATA-->
      <text:p text:style-name="P4">
切尔尼希夫地区(21:23). Red Alert: aerial threat. Sirens sounding. Takecover now!</text:p>
      <text:p text:style-name="P4">
News Collection Link: <text:a xlink:type="simple" xlink:href="https://liveuamap.com/en/2023/06-may-chernihivska-oblast2123-red-alert-aerig" text:style-name="Internet_20_link" text:visited-style-name="Visited_20_Internet_20_Link">
https://liveuamap.com/en/2023/06-may-chernihivska-oblast2123-red-alert-aerig</text:a>
</text:p>
      <text:p text:style-name="P4">
News Source: <text:a xlink:type="simple" xlink:href="https://t.me/suspilnechernihiv/18332" text:style-name="Internet_20_link" text:visited-style-name="Visited_20_Internet_20_Link">
https://t.me/suspilnechernihiv/18332</text:a>
</text:p>
      <!--NEWS-->
      <text:h text:style-name="P10" text:outline-level="1">
<text:span text:style-name="T4">
基夫·oblast（21:23）。 红色警报：空中威胁。 警笛声。 立即掩盖！</text:span>
</text:h>
      <text:p text:style-name="P4">
作者: liveuamap (Language: en)</text:p>
      <text:p text:style-name="P4">
时间: 2023-05-06T15:25:00</text:p>
      <text:p text:style-name="P4">
地点: Kyiv Oblast (Latitude:50.24018000 Longtitude:30.23163000)</text:p>
      <text:p text:style-name="P4">
视频: []</text:p>
      <text:p text:style-name="P4">
图片: []</text:p>
      <text:p text:style-name="P4">
标签: ["Europe", "Central and Eastern Europe"]</text:p>
      <text:p text:style-name="P4">
Id: 22560965</text:p>
      <!--METADATA-->
      <text:p text:style-name="P4">
基辅地区(21:23). Red Alert: aerial threat. Sirens sounding. Take cover now!</text:p>
      <text:p text:style-name="P4">
News Collection Link: <text:a xlink:type="simple" xlink:href="https://liveuamap.com/en/2023/06-may-kyiv-oblast2123-red-alert-aerial-threag" text:style-name="Internet_20_link" text:visited-style-name="Visited_20_Internet_20_Link">
https://liveuamap.com/en/2023/06-may-kyiv-oblast2123-red-alert-aerial-threag</text:a>
</text:p>
      <text:p text:style-name="P4">
News Source: <text:a xlink:type="simple" xlink:href="https://t.me/air_alert_ua/44597" text:style-name="Internet_20_link" text:visited-style-name="Visited_20_Internet_20_Link">
https://t.me/air_alert_ua/44597</text:a>
</text:p>
      <!--NEWS-->
      <text:h text:style-name="P10" text:outline-level="1">
<text:span text:style-name="T4">
基夫·oblast（21:23）。 红色警报：空中威胁。 警笛声。 立即掩盖！</text:span>
</text:h>
      <text:p text:style-name="P4">
作者: liveuamap (Language: en)</text:p>
      <text:p text:style-name="P4">
时间: 2023-05-06T15:25:00</text:p>
      <text:p text:style-name="P4">
地点: Kyiv Oblast (Latitude:50.24018000 Longtitude:30.23163000)</text:p>
      <text:p text:style-name="P4">
视频: []</text:p>
      <text:p text:style-name="P4">
图片: []</text:p>
      <text:p text:style-name="P4">
标签: ["Europe", "Central and Eastern Europe"]</text:p>
      <text:p text:style-name="P4">
Id: 22560965</text:p>
      <!--METADATA-->
      <text:p text:style-name="P4">
基辅地区(21:23). Red Alert: aerial threat. Sirens sounding. Take cover now!</text:p>
      <text:p text:style-name="P4">
News Collection Link: <text:a xlink:type="simple" xlink:href="https://liveuamap.com/en/2023/06-may-kyiv-oblast2123-red-alert-aerial-threag" text:style-name="Internet_20_link" text:visited-style-name="Visited_20_Internet_20_Link">
https://liveuamap.com/en/2023/06-may-kyiv-oblast2123-red-alert-aerial-threag</text:a>
</text:p>
      <text:p text:style-name="P4">
News Source: <text:a xlink:type="simple" xlink:href="https://t.me/air_alert_ua/44597" text:style-name="Internet_20_link" text:visited-style-name="Visited_20_Internet_20_Link">
https://t.me/air_alert_ua/44597</text:a>
</text:p>
      <!--NEWS-->
      <text:h text:style-name="P10" text:outline-level="1">
<text:span text:style-name="T4">
在英国，查尔斯三世被加冕</text:span>
</text:h>
      <text:p text:style-name="P4">
作者: Ukrinform (Person)</text:p>
      <text:p text:style-name="P4">
出版商: Укринформ (Organization)</text:p>
      <text:p text:style-name="P4">
出版时间: 2023-05-06T15:34:00+03:00</text:p>
      <text:p text:style-name="P4">
修改时间: 2023-05-06T15:34:00+03:00</text:p>
      <text:p text:style-name="P4">
描述: 英国君主查尔斯三世（Charles III）于周六在仪式的前7年在威斯敏斯特大教堂加冕。  - 乌克林。</text:p>
      <text:p text:style-name="P4">
图片: ["<text:a xlink:type="simple" xlink:href="https://static.ukrinform.com/photos/2023_05/thumb_files/630_360_1683376852-808.jpg" text:style-name="Internet_20_link" text:visited-style-name="Visited_20_Internet_20_Link">
630_360_16833...</text:a>
"]</text:p>
      <text:p text:style-name="P4">
标签: ['Британія', 'Чарльз ІІІ', 'Коронація']</text:p>
      <text:p text:style-name="P4">
类型: Article</text:p>
      <!--METADATA-->
      <text:p text:style-name="P4">
<draw:frame draw:style-name="fr1" draw:name="Image169" text:anchor-type="as-char" svg:width="6.9236in" svg:height="3.956343in" draw:z-index="0">
<draw:image xlink:href="../Images/yкринформ/2023-05-06T15-34-00-03-00/630_360_1683376852-808.jpg" xlink:type="simple" xlink:show="embed" xlink:actuate="onLoad" draw:mime-type="image/jpeg"/>
</draw:frame>
英国君主查尔斯三世在此类仪式的最初七十年中在威斯敏斯特大教堂加冕。</text:p>
      <text:p text:style-name="P4">
正如乌克林福姆报道的那样，它报告了<text:a xlink:type="simple" xlink:href="https://twitter.com/RoyalCentral/status/1654804871772618752" text:style-name="Internet_20_link" text:visited-style-name="Visited_20_Internet_20_Link">
</text:a>
.</text:p>
      <text:p text:style-name="P4">
У ході урочистої церемонії архієпископ Кентерберійський Джастін Велбі –духовний лідер англіканської церкви, яку очолює <text:a xlink:type="simple" xlink:href="https://www.ukrinform.ua/tag-britania" text:style-name="Internet_20_link" text:visited-style-name="Visited_20_Internet_20_Link">
</text:a>
君主 - 将圣瓦伦塔德的王冠放在查尔斯三世。</text:p>
      <text:p text:style-name="Quotations">

<text:p text:style-name="P4">
坎特伯雷大主教查尔斯三世国王。 &gt;
&gt;
上帝的哭泣拯救了国王填补威斯敏斯特大教堂。 <text:a xlink:type="simple" xlink:href="https://twitter.com/hashtag/Coronation" text:style-name="Internet_20_link" text:visited-style-name="Visited_20_Internet_20_Link">
&gt;
</text:a>
 <text:a xlink:type="simple" xlink:href="https://t.co/MjCZbE7l3T" text:style-name="Internet_20_link" text:visited-style-name="Visited_20_Internet_20_Link">
&gt;
 </text:a>
&gt;
&gt;
  - 皇家中央(@Royyycentral) <text:a xlink:type="simple" xlink:href="https://twitter.com/RoyalCentral/status/1654804871772618752" text:style-name="Internet_20_link" text:visited-style-name="Visited_20_Internet_20_Link">
&gt;
 </text:a>
<text:span text:style-name="T4">
另请阅读：</text:span>
 <text:a xlink:type="simple" xlink:href="https://www.ukrinform.ua/rubric-polytics/3705621-zelenska-i-smigal-u-vestminsterskomu-abatstvi-na-ceremonii-koronacii-carlza-iii.html" text:style-name="Internet_20_link" text:visited-style-name="Visited_20_Internet_20_Link">
<text:span text:style-name="T4">
查尔斯</text:span>
</text:a>
如报道<text:a xlink:type="simple" xlink:href="https://www.ukrinform.ua/rubric-world/3705581-ceremonia-koronacii-carlza-iii.html" text:style-name="Internet_20_link" text:visited-style-name="Visited_20_Internet_20_Link">
</text:a>
，5月6日，在威斯敏斯特大教堂，查尔斯三世的加冕典礼。 高级代表团，中等和乌克兰人被邀请到伦敦，而没有邀请俄罗斯人。</text:p>

</text:p>
      <text:p text:style-name="P4">
<text:span text:style-name="T5">
foto：王室</text:span>
</text:p>
      <text:p text:style-name="P4">
News Source: <text:a xlink:type="simple" xlink:href="https://www.ukrinform.ua/rubric-world/3705656-u-britanii-koronuvali-carlza-iii.html" text:style-name="Internet_20_link" text:visited-style-name="Visited_20_Internet_20_Link">
https://www.ukrinform.ua/rubric-world/3705656-u-britanii-koronuvali-carlza-iii.html</text:a>
</text:p>
      <!--NEWS-->
      <text:h text:style-name="P10" text:outline-level="1">
<text:span text:style-name="T4">
IT创新节“将改变乌克兰的IT解决方案”将于5月17日开始</text:span>
</text:h>
      <text:p text:style-name="P4">
作者: Ukrinform (Person)</text:p>
      <text:p text:style-name="P4">
出版商: Укринформ (Organization)</text:p>
      <text:p text:style-name="P4">
出版时间: 2023-05-06T15:36:00+03:00</text:p>
      <text:p text:style-name="P4">
修改时间: 2023-05-06T15:36:00+03:00</text:p>
      <text:p text:style-name="P4">
描述: 5月17日，塔拉斯·谢申科国立大学将于5月17日开始，这将改变乌克兰。  - 乌克林。</text:p>
      <text:p text:style-name="P4">
图片: ["<text:a xlink:type="simple" xlink:href="https://static.ukrinform.com/photos/2023_02/thumb_files/630_360_1676289797-474.jpg" text:style-name="Internet_20_link" text:visited-style-name="Visited_20_Internet_20_Link">
630_360_16762...</text:a>
"]</text:p>
      <text:p text:style-name="P4">
标签: ['Фестиваль', 'IT-технології', 'Міносвіти', 'Стартап']</text:p>
      <text:p text:style-name="P4">
类型: Article</text:p>
      <!--METADATA-->
      <text:p text:style-name="P4">
<draw:frame draw:style-name="fr1" draw:name="Image170" text:anchor-type="as-char" svg:width="6.9236in" svg:height="3.956343in" draw:z-index="0">
<draw:image xlink:href="../Images/yкринформ/2023-05-06T15-36-00-03-00/630_360_1676289797-474.jpg" xlink:type="simple" xlink:show="embed" xlink:actuate="onLoad" draw:mime-type="image/jpeg"/>
</draw:frame>
5月17日，塔拉斯·谢申科国立大学创新大学“将改变乌克兰的决定”将于5月17日举行。</text:p>
      <text:p text:style-name="P4">
正如乌克林福姆报道的那样，它在[]中报告(https://t.me/UAmonogram/7709?fbclid=IwAR1065sZ9fzlTLr1gUSyIpzfBG284pfgGWw4EpSmiGtmMnvnVOMQIy7CmYo)乌克兰教育与科学部。</text:p>
      <text:p text:style-name="P4">
根据教育和科学部的说法，节日的目的是支持青年乌克兰IT初创公司，这些IT初创公司的产品最少或实现了<text:a xlink:type="simple" xlink:href="https://www.ukrinform.ua/tag-tehnologii" text:style-name="Internet_20_link" text:visited-style-name="Visited_20_Internet_20_Link">
</text:a>
这将带来乌克兰的胜利，以帮助其重建。</text:p>
      <text:p text:style-name="P4">
在饱和的节日计划中，团队正在等待与领先的合作伙伴的网络(IT公司，初创公司，专家)该活动及其参与者，访问全球导师，合作伙伴，部门专家和初创公司的网络，反馈(fidback)该行业断开专家的思想以及有关项目融资的可能性的信息。</text:p>
      <text:p text:style-name="P4">
此外，活动的获奖者和参与者准备了宝贵的礼物。</text:p>
      <text:p text:style-name="P4">
该节日将在大学的红军团举行：60 Volodymyrskaya st。</text:p>
      <text:p text:style-name="P4">
您可以在5月11日之前注册参与。</text:p>
      <text:p text:style-name="P4">
<text:span text:style-name="T4">
另请阅读：</text:span>
 <text:a xlink:type="simple" xlink:href="https://www.ukrinform.ua/rubric-technology/3698334-mincifri-pidpisalo-memorandum-z-techosystem-dla-rozvitku-itindustrii.html" text:style-name="Internet_20_link" text:visited-style-name="Visited_20_Internet_20_Link">
<text:span text:style-name="T4">
 Ministor </text:span>
</text:a>
根据教育和科学部的说法，参与者的项目将根据填充的问卷进行初步选择。</text:p>
      <text:p text:style-name="P4">
如报道<text:a xlink:type="simple" xlink:href="https://www.ukrinform.ua/rubric-technology/3705565-na-web-summit-2023-predstavili-devat-ukrainskih-startapiv.html" text:style-name="Internet_20_link" text:visited-style-name="Visited_20_Internet_20_Link">
</text:a>
2023年的国际会议网络峰会上介绍了9家乌克兰初创企业。</text:p>
      <text:p text:style-name="P4">
<text:span text:style-name="T5">
foto：Unplash</text:span>
</text:p>
      <text:p text:style-name="P4">
News Source: <text:a xlink:type="simple" xlink:href="https://www.ukrinform.ua/rubric-technology/3705654-festival-innovacij-itrisenna-so-zminat-ukrainu-startue-17-travna.html" text:style-name="Internet_20_link" text:visited-style-name="Visited_20_Internet_20_Link">
https://www.ukrinform.ua/rubric-technology/3705654-festival-innovacij-itrisenna-so-zminat-ukrainu-startue-17-travna.html</text:a>
</text:p>
      <!--NEWS-->
      <text:h text:style-name="P10" text:outline-level="1">
<text:span text:style-name="T4">
拉姆赞·卡德罗夫（Ramzan Kadyrov</text:span>
</text:h>
      <text:p text:style-name="P4">
作者: liveuamap (Language: en)</text:p>
      <text:p text:style-name="P4">
时间: 2023-05-06T15:36:59</text:p>
      <text:p text:style-name="P4">
地点: Grozny, Chechenskaya Republits (Latitude:43.31681 Longtitude:45.69197)</text:p>
      <text:p text:style-name="P4">
视频: []</text:p>
      <text:p text:style-name="P4">
图片: ["<text:a xlink:type="simple" xlink:href="https://liveuamap.com/pics/2023/05/06/22560979_0.jpg" text:style-name="Internet_20_link" text:visited-style-name="Visited_20_Internet_20_Link">
22560979_0.jpg</text:a>
"]</text:p>
      <text:p text:style-name="P4">
标签: ["Caucasus", "Russia"]</text:p>
      <text:p text:style-name="P4">
Id: 22560979</text:p>
      <!--METADATA-->
      <text:p text:style-name="P4">
拉姆赞·卡德罗夫(Ramzan Kadyrov</text:p>
      <text:p text:style-name="P4">
<draw:frame draw:style-name="fr1" draw:name="Image171" text:anchor-type="as-char" svg:width="6.9in" svg:height="10.0in" draw:z-index="0">
<draw:image xlink:href="../Images/liveuamap/2023-05-06T15-36-59/22560979_0.jpg" xlink:type="simple" xlink:show="embed" xlink:actuate="onLoad" draw:mime-type="image/jpeg"/>
</draw:frame>
新闻集链接：<text:a xlink:type="simple" xlink:href="https://liveuamap.com/en/2023/6-may-ramzan-kadyrov-asking-puting-to-withdraw-his-akhmat" text:style-name="Internet_20_link" text:visited-style-name="Visited_20_Internet_20_Link">
https://liveuamap.com/en/2023/6-may-ramzan-kadyrov-asking-puting-to-withdraw-his-akhmat</text:a>
</text:p>
      <text:p text:style-name="P4">
News Source: <text:a xlink:type="simple" xlink:href="https://t.me/rusbrief/114991" text:style-name="Internet_20_link" text:visited-style-name="Visited_20_Internet_20_Link">
https://t.me/rusbrief/114991</text:a>
</text:p>
      <!--NEWS-->
      <text:h text:style-name="P10" text:outline-level="1">
<text:span text:style-name="T4">
Odeska Oblast（21:37）。 红色警报：空中威胁。 警笛声。 立即掩盖！</text:span>
</text:h>
      <text:p text:style-name="P4">
作者: liveuamap (Language: en)</text:p>
      <text:p text:style-name="P4">
时间: 2023-05-06T15:39:00</text:p>
      <text:p text:style-name="P4">
地点: Odeska Oblast (Latitude:46.75000000 Longtitude:30.25000000)</text:p>
      <text:p text:style-name="P4">
视频: []</text:p>
      <text:p text:style-name="P4">
图片: []</text:p>
      <text:p text:style-name="P4">
标签: ["Europe", "Central and Eastern Europe"]</text:p>
      <text:p text:style-name="P4">
Id: 22560986</text:p>
      <!--METADATA-->
      <text:p text:style-name="P4">
ODESA地区(21:37). Red Alert: aerial threat. Sirens sounding. Take covernow!</text:p>
      <text:p text:style-name="P4">
News Collection Link: <text:a xlink:type="simple" xlink:href="https://liveuamap.com/en/2023/06-may-odeska-oblast2137-red-alert-aerial-thrg" text:style-name="Internet_20_link" text:visited-style-name="Visited_20_Internet_20_Link">
https://liveuamap.com/en/2023/06-may-odeska-oblast2137-red-alert-aerial-thrg</text:a>
</text:p>
      <text:p text:style-name="P4">
News Source: <text:a xlink:type="simple" xlink:href="https://t.me/air_alert_ua/44604" text:style-name="Internet_20_link" text:visited-style-name="Visited_20_Internet_20_Link">
https://t.me/air_alert_ua/44604</text:a>
</text:p>
      <!--NEWS-->
      <text:h text:style-name="P10" text:outline-level="1">
<text:span text:style-name="T4">
俄罗斯航空的活动增加：TU-22M3和TU-95轰炸机空降</text:span>
</text:h>
      <text:p text:style-name="P4">
作者: liveuamap (Language: en)</text:p>
      <text:p text:style-name="P4">
时间: 2023-05-06T15:39:57</text:p>
      <text:p text:style-name="P4">
地点: Russia (Latitude:51.86801 Longtitude:36.05713)</text:p>
      <text:p text:style-name="P4">
视频: []</text:p>
      <text:p text:style-name="P4">
图片: []</text:p>
      <text:p text:style-name="P4">
标签: ["Central and Eastern Europe", "Russia"]</text:p>
      <text:p text:style-name="P4">
Id: 22560984</text:p>
      <!--METADATA-->
      <text:p text:style-name="P4">
俄罗斯航空的活动增加：TU-22M3和TU-95轰炸机空降</text:p>
      <text:p text:style-name="P4">
新闻收集链接：<text:a xlink:type="simple" xlink:href="https://liveuamap.com/en/2023/6-may-increased-activity-of-russian-aviation-tu22m3-and-tu95" text:style-name="Internet_20_link" text:visited-style-name="Visited_20_Internet_20_Link">
https://liveuamap.com/en/2023/6-may-increard-actervity-ectivity-of-俄罗斯-Aviation-tu22m3-and-tu95</text:a>
</text:p>
      <text:p text:style-name="P4">
News Source: <text:a xlink:type="simple" xlink:href="https://t.me/huyovy_kharkiv/108536" text:style-name="Internet_20_link" text:visited-style-name="Visited_20_Internet_20_Link">
https://t.me/huyovy_kharkiv/108536</text:a>
</text:p>
      <!--NEWS-->
      <text:h text:style-name="P10" text:outline-level="1">
<text:span text:style-name="T4">
在顿涅茨克地区，边防部队不允许俄罗斯人担任新职位 - 敌人撤退了损失</text:span>
</text:h>
      <text:p text:style-name="P4">
作者: Ukrinform (Person)</text:p>
      <text:p text:style-name="P4">
出版商: Укринформ (Organization)</text:p>
      <text:p text:style-name="P4">
出版时间: 2023-05-06T15:51:00+03:00</text:p>
      <text:p text:style-name="P4">
修改时间: 2023-05-06T15:51:00+03:00</text:p>
      <text:p text:style-name="P4">
描述: 在顿涅茨克地区，边防警卫阻止了俄罗斯入侵者企图担任新职位，并迫使他们因损失而撤退。  - 乌克林。</text:p>
      <text:p text:style-name="P4">
图片: ["<text:a xlink:type="simple" xlink:href="https://static.ukrinform.com/photos/2023_05/thumb_files/630_360_1683377251-355.jpg" text:style-name="Internet_20_link" text:visited-style-name="Visited_20_Internet_20_Link">
630_360_16833...</text:a>
"]</text:p>
      <text:p text:style-name="P4">
标签: ['Донеччина', 'Прикордонники', 'ЗСУ', 'Російські військові', 'Війна з росією', '#stoprussia']</text:p>
      <text:p text:style-name="P4">
类型: Article</text:p>
      <!--METADATA-->
      <text:p text:style-name="P4">
<draw:frame draw:style-name="fr1" draw:name="Image172" text:anchor-type="as-char" svg:width="6.9236in" svg:height="3.956343in" draw:z-index="0">
<draw:image xlink:href="../Images/yкринформ/2023-05-06T15-51-00-03-00/630_360_1683377251-355.jpg" xlink:type="simple" xlink:show="embed" xlink:actuate="onLoad" draw:mime-type="image/jpeg"/>
</draw:frame>
边境警卫阻止了俄罗斯入侵者占据立场的企图，并迫使他们因损失而撤退。</text:p>
      <text:p text:style-name="P4">
根据乌克林福姆的说法，乌克兰国家边境部门报告在<text:a xlink:type="simple" xlink:href="https://www.facebook.com/DPSUkraine/posts/pfbid02BjKFJ5pizRcAzwX884RxV9zWqGu611gB1voFfymvVemQ6gpBpJqpWvLFvmZvc4DGl" text:style-name="Internet_20_link" text:visited-style-name="Visited_20_Internet_20_Link">
</text:a>
.</text:p>
      <text:p text:style-name="P4">
“Аеророзвідка та міномет – пекельний тандем для окупантів. Бійці ДПСУ виявилирух загарбників на <text:a xlink:type="simple" xlink:href="https://www.ukrinform.ua/tag-doneccina" text:style-name="Internet_20_link" text:visited-style-name="Visited_20_Internet_20_Link">
 </text:a>
借助一个块。 在林业的掩护下，占领者试图担任新的职位。敌人的坐标被移交给了边境警卫的迫击炮计算，此后，海豹突击队迫使敌人损失了损失，”证词说。</text:p>
      <text:p text:style-name="P4">
<text:span text:style-name="T4">
另请阅读：</text:span>
 <text:a xlink:type="simple" xlink:href="https://www.ukrinform.ua/rubric-ato/3705488-sili-oboroni-znisili-vze-193-tisaci-770-rosian.html" text:style-name="Internet_20_link" text:visited-style-name="Visited_20_Internet_20_Link">
<text:span text:style-name="T4">
被摧毁</text:span>
</text:a>
正如乌克林福姆报道的<text:a xlink:type="simple" xlink:href="https://www.ukrinform.ua/rubric-ato/3705488-sili-oboroni-znisili-vze-193-tisaci-770-rosian.html" text:style-name="Internet_20_link" text:visited-style-name="Visited_20_Internet_20_Link">
</text:a>
从2022年2月24日至2023年的6日，大约有193,770俄罗斯入侵者被淘汰，最后一天只有560人。</text:p>
      <text:p text:style-name="P4">
<text:span text:style-name="T5">
foto：状态Terrdor服务</text:span>
</text:p>
      <text:p text:style-name="P4">
News Source: <text:a xlink:type="simple" xlink:href="https://www.ukrinform.ua/rubric-ato/3705661-na-doneccini-prikordonniki-ne-dali-rosianam-zajnati-novi-pozicii-vorog-vidstupiv-zi-vtratami.html" text:style-name="Internet_20_link" text:visited-style-name="Visited_20_Internet_20_Link">
https://www.ukrinform.ua/rubric-ato/3705661-na-doneccini-prikordonniki-ne-dali-rosianam-zajnati-novi-pozicii-vorog-vidstupiv-zi-vtratami.html</text:a>
</text:p>
      <!--NEWS-->
      <text:h text:style-name="P10" text:outline-level="1">
<text:span text:style-name="T4">
经济部已开始筹集资金，以使联合会陷入困境24</text:span>
</text:h>
      <text:p text:style-name="P4">
作者: Ukrinform (Person)</text:p>
      <text:p text:style-name="P4">
出版商: Укринформ (Organization)</text:p>
      <text:p text:style-name="P4">
出版时间: 2023-05-06T15:54:00+03:00</text:p>
      <text:p text:style-name="P4">
修改时间: 2023-05-06T15:54:00+03:00</text:p>
      <text:p text:style-name="P4">
描述: 经济部已为人道主义者推出了通过统一的人道主义者的资金。  - 乌克林。</text:p>
      <text:p text:style-name="P4">
图片: ["<text:a xlink:type="simple" xlink:href="https://static.ukrinform.com/photos/2023_01/thumb_files/630_360_1673430511-880.jpg" text:style-name="Internet_20_link" text:visited-style-name="Visited_20_Internet_20_Link">
630_360_16734...</text:a>
"]</text:p>
      <text:p text:style-name="P4">
标签: ['Мінекономіки', 'Розмінування', 'United24']</text:p>
      <text:p text:style-name="P4">
类型: Article</text:p>
      <!--METADATA-->
      <text:p text:style-name="P4">
<draw:frame draw:style-name="fr1" draw:name="Image173" text:anchor-type="as-char" svg:width="6.9236in" svg:height="3.956343in" draw:z-index="0">
<draw:image xlink:href="../Images/yкринформ/2023-05-06T15-54-00-03-00/630_360_1673430511-880.jpg" xlink:type="simple" xlink:show="embed" xlink:actuate="onLoad" draw:mime-type="image/jpeg"/>
</draw:frame>
经济部已为联合24 Fandraissing平台的人道主义资金筹集了资金。</text:p>
      <text:p text:style-name="P4">
据报道<text:a xlink:type="simple" xlink:href="https://www.me.gov.ua/News/Detail" text:style-name="Internet_20_link" text:visited-style-name="Visited_20_Internet_20_Link">
</text:a>
，报道乌克林福姆。</text:p>
      <text:p text:style-name="P4">
筹集的所有资金将针对开放的特殊帐户。</text:p>
      <text:p text:style-name="P4">
正如经济部所召回的那样，如今，乌克兰是世界上最替代的国家之一。 由于对俄罗斯联邦的全面入侵，大约三分之一的国家领土被扑灭的物体污染。</text:p>
      <text:p text:style-name="P4">
根据初步专家的说法，10％的农业土地不适合使用，这意味着对人类生命的持续威胁，对经济的巨大损失以及数十年来挖掘和恢复土壤。</text:p>
      <text:p text:style-name="P4">
全人道主义作品<text:a xlink:type="simple" xlink:href="https://www.ukrinform.ua/tag-rozminuvanna" text:style-name="Internet_20_link" text:visited-style-name="Visited_20_Internet_20_Link">
</text:a>
根据世界银行的说法，乌克兰将耗资374亿美元。</text:p>
      <text:p text:style-name="P4">
人们强调的是，从俄罗斯入侵的后果中加速净化乌克兰领土是当今最重要的挑战之一。</text:p>
      <text:p text:style-name="P4">
<text:span text:style-name="T4">
另请阅读：</text:span>
 <text:a xlink:type="simple" xlink:href="https://www.ukrinform.ua/rubric-society/3705231-na-united24-zavilisa-dva-novih-napramki-priednalisa-se-pat-ambasadoriv-zelenskij.html" text:style-name="Internet_20_link" text:visited-style-name="Visited_20_Internet_20_Link">
<text:span text:style-name="T4">
 United24 </text:span>
</text:a>
根据经济尤利亚·斯维里德科(Yulia Sviridenko)的第一位维奇雷米尔人阵容，乌克兰的炸药被污染了17.4千平方公里，超过了世界上一半以上国家的面积。</text:p>
      <text:p text:style-name="P4">
“我们需要使这些领土安全生命。否则，它们会受到延误的威胁。</text:p>
      <text:p text:style-name="P4">
根据Sviridenko的说法，如今，乌克兰有10辆车要换成，还有两千个船长。</text:p>
      <text:p text:style-name="P4">
经济部负责人强调：“这还不足以继续清洁农业土地。”</text:p>
      <text:p text:style-name="P4">
正如乌克林福姆报道的<text:a xlink:type="simple" xlink:href="https://www.ukrinform.ua/rubric-society/3705231-na-united24-zavilisa-dva-novih-napramki-priednalisa-se-pat-ambasadoriv-zelenskij.html" text:style-name="Internet_20_link" text:visited-style-name="Visited_20_Internet_20_Link">
</text:a>
。 他的第一位大使是北极出经济学家弗朗西斯·福山(Francis Fukuyama)的哲学家。</text:p>
      <text:p text:style-name="P4">
News Source: <text:a xlink:type="simple" xlink:href="https://www.ukrinform.ua/rubric-economy/3705663-minekonomiki-pocalo-zbir-kostiv-na-rozminuvanna-cerez-united24.html" text:style-name="Internet_20_link" text:visited-style-name="Visited_20_Internet_20_Link">
https://www.ukrinform.ua/rubric-economy/3705663-minekonomiki-pocalo-zbir-kostiv-na-rozminuvanna-cerez-united24.html</text:a>
</text:p>
      <!--NEWS-->
      <text:h text:style-name="P10" text:outline-level="1">
<text:span text:style-name="T4">
在俄罗斯喷气机发射导弹后，苏米地区爆炸发生了爆炸</text:span>
</text:h>
      <text:p text:style-name="P4">
作者: liveuamap (Language: en)</text:p>
      <text:p text:style-name="P4">
时间: 2023-05-06T15:54:11</text:p>
      <text:p text:style-name="P4">
地点: Sumy (Latitude:51.6781 Longtitude:34.03301)</text:p>
      <text:p text:style-name="P4">
视频: []</text:p>
      <text:p text:style-name="P4">
图片: []</text:p>
      <text:p text:style-name="P4">
标签: ["Europe", "Central and Eastern Europe"]</text:p>
      <text:p text:style-name="P4">
Id: 22560988</text:p>
      <!--METADATA-->
      <text:p text:style-name="P4">
从俄罗斯人发射导弹后，在苏米地区爆炸了爆炸</text:p>
      <text:p text:style-name="P4">
新闻集链接：<text:a xlink:type="simple" xlink:href="https://liveuamap.com/en/2023/6-may-explosions-were-reported-in-sumy-region-after-missile" text:style-name="Internet_20_link" text:visited-style-name="Visited_20_Internet_20_Link">
https://liveuamap.com/en/2023/6-may-explosions-were-reported-in-sumy-gregion-gregion-felter-missile</text:a>
</text:p>
      <text:p text:style-name="P4">
News Source: <text:a xlink:type="simple" xlink:href="https://t.me/h_chernihiv/11703" text:style-name="Internet_20_link" text:visited-style-name="Visited_20_Internet_20_Link">
https://t.me/h_chernihiv/11703</text:a>
</text:p>
      <!--NEWS-->
      <text:h text:style-name="P10" text:outline-level="1">
<text:span text:style-name="T4">
乌克兰已从俄罗斯囚禁中返回了其他45名阿佐夫斯塔尔捍卫者</text:span>
</text:h>
      <text:p text:style-name="P4">
作者: Ukrinform (Person)</text:p>
      <text:p text:style-name="P4">
出版商: Укринформ (Organization)</text:p>
      <text:p text:style-name="P4">
出版时间: 2023-05-06T15:58:00+03:00</text:p>
      <text:p text:style-name="P4">
修改时间: 2023-05-06T15:58:00+03:00</text:p>
      <text:p text:style-name="P4">
描述: 乌克兰返回了被俘虏的45名阿佐夫斯施利卫星。  - 乌克林。</text:p>
      <text:p text:style-name="P4">
图片: ["<text:a xlink:type="simple" xlink:href="https://static.ukrinform.com/photos/2023_05/thumb_files/630_360_1683377841-316.jpeg" text:style-name="Internet_20_link" text:visited-style-name="Visited_20_Internet_20_Link">
630_360_16833...</text:a>
"]</text:p>
      <text:p text:style-name="P4">
标签: ['Азовсталь', 'Обмін', 'ЗСУ', 'Полонені', 'Єрмак', 'Офіс Президента', 'Війна з росією']</text:p>
      <text:p text:style-name="P4">
类型: Article</text:p>
      <!--METADATA-->
      <text:p text:style-name="P4">
<draw:frame draw:style-name="fr1" draw:name="Image174" text:anchor-type="as-char" svg:width="6.9236in" svg:height="3.956343in" draw:z-index="0">
<draw:image xlink:href="../Images/yкринформ/2023-05-06T15-58-00-03-00/630_360_1683377841-316.jpeg" xlink:type="simple" xlink:show="embed" xlink:actuate="onLoad" draw:mime-type="image/jpeg"/>
</draw:frame>
乌克兰扭转了被俘虏的45名阿佐夫斯塔利捍卫者。</text:p>
      <text:p text:style-name="P4">
根据乌克林福姆的说法，总统办公室的负责人安德里·埃尔玛(Andriy Ermak)(https://t.me/ermaka2022/2603)。</text:p>
      <text:p text:style-name="P4">
“我们返回家45人。 是42 <text:a xlink:type="simple" xlink:href="https://www.ukrinform.ua/tag-zsu" text:style-name="Internet_20_link" text:visited-style-name="Visited_20_Internet_20_Link">
</text:a>
和三名Azovstal捍卫者。 所有这些都是9年前在Azov Shores上创建的部门的民族卫队。” Yermak说。</text:p>
      <text:p text:style-name="P4">
据他说，释放了35名普通和中士的塞雷尔斯(Serres)，有10名军官。 “有些士兵在马里波尔在阿佐夫斯特的辩护中结婚。 另外，一位被俄罗斯人俘虏的战士因对俄罗斯人的大规模入侵而被俘虏，他在Shirokin行动期间得到了。 随后，他被囚禁，并立即返回该单位。 他进入了Polonna Azovstal，今天回到家。”办公室负责人。</text:p>
      <text:p text:style-name="P4">
<text:span text:style-name="T4">
另请阅读：</text:span>
 <text:a xlink:type="simple" xlink:href="https://www.ukrinform.ua/rubric-society/3701363-lubinec-maemo-okremi-signali-pro-pokrasenna-umov-utrimanna-ukrainskih-vijskovopolonenih.html" text:style-name="Internet_20_link" text:visited-style-name="Visited_20_Internet_20_Link">
</text:a>
在 <text:a xlink:type="simple" xlink:href="https://t.me/Koord_shtab/967" text:style-name="Internet_20_link" text:visited-style-name="Visited_20_Internet_20_Link">
</text:a>
关于战俘的问题，他们还告诉他们，他们还解放了MO已经传奇的“直升机”任务的参与者，以撤离Azovstal的伤者。 Yakovin的撤离直升机被枪杀，但战士能够生存。 他受了重伤，他被所谓的“法院”领导。 现在，这位军人将举行兵役。</text:p>
      <text:p text:style-name="P4">
值得注意的是，今天许多被解雇的军人都有很多健康和严重的健康问题。 在乌克兰，他们将获得所有必要的帮助，他们将进行康复，并获得所有社会付款和适当的财政支持。</text:p>
      <text:p text:style-name="P4">
<text:span text:style-name="T4">
另请阅读：</text:span>
 <text:a xlink:type="simple" xlink:href="https://www.ukrinform.ua/rubric-ato/3701181-gur-obmin-polonenimi-z-rf-vsih-na-vsih-zavdanna-ake-obovazkovo-bude-vikonane.html" text:style-name="Internet_20_link" text:visited-style-name="Visited_20_Internet_20_Link">
</text:a>
伊尔马克强调，乌克兰人是我们最大的价值。</text:p>
      <text:p text:style-name="P4">
耶尔马克说：“我们继续履行弗拉基米尔·泽伦斯基总统的“解放我们的人民”的任务以及婚礼管理的协调总部。”</text:p>
      <text:p text:style-name="P4">
据报道，从俄罗斯联邦乌克兰的全面入侵开始时，乌克兰返回了2005年的俄罗斯囚禁。</text:p>
      <text:p text:style-name="P4">
News Source: <text:a xlink:type="simple" xlink:href="https://www.ukrinform.ua/rubric-ato/3705662-ukraina-povernula-z-rosijskogo-polonu-se-45-zahisnikiv-azovstali.html" text:style-name="Internet_20_link" text:visited-style-name="Visited_20_Internet_20_Link">
https://www.ukrinform.ua/rubric-ato/3705662-ukraina-povernula-z-rosijskogo-polonu-se-45-zahisnikiv-azovstali.html</text:a>
</text:p>
      <!--NEWS-->
      <text:h text:style-name="P10" text:outline-level="1">
<text:span text:style-name="T4">
罗马尼亚国防部：5月5日，星期五，一架L410涡轮飞机属于...</text:span>
</text:h>
      <text:p text:style-name="P4">
作者: liveuamap (Language: en)</text:p>
      <text:p text:style-name="P4">
时间: 2023-05-06T16:02:05</text:p>
      <text:p text:style-name="P4">
地点: Black Sea (Latitude:44.44947 Longtitude:30.03662)</text:p>
      <text:p text:style-name="P4">
视频: []</text:p>
      <text:p text:style-name="P4">
图片: ["<text:a xlink:type="simple" xlink:href="https://liveuamap.com/pics/2023/05/06/22560989_0.png" text:style-name="Internet_20_link" text:visited-style-name="Visited_20_Internet_20_Link">
22560989_0.png</text:a>
"]</text:p>
      <text:p text:style-name="P4">
标签: ["Russia"]</text:p>
      <text:p text:style-name="P4">
Id: 22560989</text:p>
      <!--METADATA-->
      <text:p text:style-name="P4">
罗马尼亚国防部：5月5日，星期五，属于波兰边境卫队的L410涡轮行动，在罗马尼亚空间的60公里处被拦截，俄罗斯苏科尼SU-SU-35战斗机，而罗马尼亚边境警察局与Romanian Borterex Police一起进行了巡逻队常规巡逻 使命</text:p>
      <text:p text:style-name="P4">
<draw:frame draw:style-name="fr1" draw:name="Image175" text:anchor-type="as-char" svg:width="6.9236in" svg:height="4.15416in" draw:z-index="0">
<draw:image xlink:href="../Images/liveuamap/2023-05-06T16-02-05/22560989_0.png" xlink:type="simple" xlink:show="embed" xlink:actuate="onLoad" draw:mime-type="image/png"/>
</draw:frame>
新闻集链接：<text:a xlink:type="simple" xlink:href="https://liveuamap.com/en/2023/6-may-ministry-of-national-defense-of-romania-on-friday-may" text:style-name="Internet_20_link" text:visited-style-name="Visited_20_Internet_20_Link">
https://liveuamap.com/en/2023/6-may-mayistry-of-national-national-defense-fermania-on-friday-may</text:a>
</text:p>
      <text:p text:style-name="P4">
News Source: <text:a xlink:type="simple" xlink:href="https://twitter.com/MApNRomania/status/1654926793420275712" text:style-name="Internet_20_link" text:visited-style-name="Visited_20_Internet_20_Link">
https://twitter.com/MApNRomania/status/1654926793420275712</text:a>
</text:p>
      <!--NEWS-->
      <text:h text:style-name="P10" text:outline-level="1">
<text:span text:style-name="T4">
警告！ 需要孩子</text:span>
</text:h>
      <text:p text:style-name="P4">
作者: Ukrinform (Person)</text:p>
      <text:p text:style-name="P4">
出版商: Укринформ (Organization)</text:p>
      <text:p text:style-name="P4">
出版时间: 2023-05-06T16:03:00+03:00</text:p>
      <text:p text:style-name="P4">
修改时间: 2023-05-06T16:03: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76" text:anchor-type="as-char" svg:width="6.9236in" svg:height="3.956343in" draw:z-index="0">
<draw:image xlink:href="../Images/yкринформ/2023-05-06T16-03-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77" text:anchor-type="as-char" svg:width="6.9236in" svg:height="6.9236in" draw:z-index="0">
<draw:image xlink:href="../Images/yкринформ/2023-05-06T16-03-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78" text:anchor-type="as-char" svg:width="6.9236in" svg:height="6.9236in" draw:z-index="0">
<draw:image xlink:href="../Images/yкринформ/2023-05-06T16-03-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79" text:anchor-type="as-char" svg:width="6.9236in" svg:height="6.9236in" draw:z-index="0">
<draw:image xlink:href="../Images/yкринформ/2023-05-06T16-03-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80" text:anchor-type="as-char" svg:width="6.9236in" svg:height="6.9236in" draw:z-index="0">
<draw:image xlink:href="../Images/yкринформ/2023-05-06T16-03-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身高180-190厘米，薄，黑发</text:p>
      <text:p text:style-name="P4">
灰色的眼睛。</text:p>
      <text:p text:style-name="P4">
<text:span text:style-name="T4">
 Andriy Kadigrob，13岁</text:span>
</text:p>
      <text:p text:style-name="P4">
<draw:frame draw:style-name="fr1" draw:name="Image181" text:anchor-type="as-char" svg:width="6.9236in" svg:height="6.9236in" draw:z-index="0">
<draw:image xlink:href="../Images/yкринформ/2023-05-06T16-03-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82" text:anchor-type="as-char" svg:width="6.9236in" svg:height="6.9236in" draw:z-index="0">
<draw:image xlink:href="../Images/yкринформ/2023-05-06T16-03-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83" text:anchor-type="as-char" svg:width="6.9236in" svg:height="6.9236in" draw:z-index="0">
<draw:image xlink:href="../Images/yкринформ/2023-05-06T16-03-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84" text:anchor-type="as-char" svg:width="6.9236in" svg:height="6.9236in" draw:z-index="0">
<draw:image xlink:href="../Images/yкринформ/2023-05-06T16-03-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85" text:anchor-type="as-char" svg:width="6.9236in" svg:height="6.9236in" draw:z-index="0">
<draw:image xlink:href="../Images/yкринформ/2023-05-06T16-03-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86" text:anchor-type="as-char" svg:width="6.9236in" svg:height="6.9236in" draw:z-index="0">
<draw:image xlink:href="../Images/yкринформ/2023-05-06T16-03-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Energoatom否认Rospropa关于停止所有ZPP所有块的操作的说法</text:span>
</text:h>
      <text:p text:style-name="P4">
作者: Ukrinform (Person)</text:p>
      <text:p text:style-name="P4">
出版商: Укринформ (Organization)</text:p>
      <text:p text:style-name="P4">
出版时间: 2023-05-06T16:06:00+03:00</text:p>
      <text:p text:style-name="P4">
修改时间: 2023-05-06T16:06:00+03:00</text:p>
      <text:p text:style-name="P4">
描述: 没有关于俄罗斯宣传资源的陈述，可以阻止Zaporizhhya NPP的所有块运行，因此车站的工作没有变化。  - 乌克林。</text:p>
      <text:p text:style-name="P4">
图片: ["<text:a xlink:type="simple" xlink:href="https://static.ukrinform.com/photos/2020_05/thumb_files/630_360_1589906244-994.jpg" text:style-name="Internet_20_link" text:visited-style-name="Visited_20_Internet_20_Link">
630_360_15899...</text:a>
"]</text:p>
      <text:p text:style-name="P4">
标签: ['Енергоатом', 'Окупація', 'Пропаганда', 'росія', 'Запорізька АЕС']</text:p>
      <text:p text:style-name="P4">
类型: Article</text:p>
      <!--METADATA-->
      <text:p text:style-name="P4">
<draw:frame draw:style-name="fr1" draw:name="Image187" text:anchor-type="as-char" svg:width="6.9236in" svg:height="3.956343in" draw:z-index="0">
<draw:image xlink:href="../Images/yкринформ/2023-05-06T16-06-00-03-00/630_360_1589906244-994.jpg" xlink:type="simple" xlink:show="embed" xlink:actuate="onLoad" draw:mime-type="image/jpeg"/>
</draw:frame>
宣传资源的检察官阻止Zaporozhye NPP的所有集团的运作是不正确的，车站的工作没有变化。</text:p>
      <text:p text:style-name="P4">
根据乌克林福姆的说法，Naek在[]中报告了Energoatom(https://t.me/energoatom_ua/12993)消息写道：“有关Zaporizhzhya核电站工作完全失败的俄罗斯宣传信息资源的陈述是不正确的。”</text:p>
      <text:p text:style-name="P4">
值得注意的是，截至5月6日，被捕获的Rashistamizhza核电站的工作没有变化。 该电台不会产生电能，而是从乌克兰电力系统中消耗了电能来满足需求。 五个电源单位<text:a xlink:type="simple" xlink:href="https://www.ukrinform.ua/tag-zaporizka-aes" text:style-name="Internet_20_link" text:visited-style-name="Visited_20_Internet_20_Link">
</text:a>
目前，他们处于冷站中，第五电源单元处于存储状态。</text:p>
      <text:p text:style-name="P4">
<text:span text:style-name="T4">
另请阅读：</text:span>
 <text:a xlink:type="simple" xlink:href="https://www.ukrinform.ua/rubric-ato/3704742-prakticno-v-usih-turbinnih-zalah-zaes-rosiani-rozmistili-vibuhivku-ekspert.html" text:style-name="Internet_20_link" text:visited-style-name="Visited_20_Internet_20_Link">
<text:span text:style-name="T4">
 zpp </text:span>
</text:a>
据报道，早期<text:a xlink:type="simple" xlink:href="https://www.ukrinform.ua/rubric-ato/3705635-zagarbniki-povidomili-pro-zupinku-vsih-energoblokiv-zaes-fedorov.html" text:style-name="Internet_20_link" text:visited-style-name="Visited_20_Internet_20_Link">
</text:a>
</text:p>
      <text:p text:style-name="P4">
News Source: <text:a xlink:type="simple" xlink:href="https://www.ukrinform.ua/rubric-economy/3705666-energoatom-sprostuvav-zaavi-rospropu-pro-zupinku-roboti-vsih-blokiv-zaes.html" text:style-name="Internet_20_link" text:visited-style-name="Visited_20_Internet_20_Link">
https://www.ukrinform.ua/rubric-economy/3705666-energoatom-sprostuvav-zaavi-rospropu-pro-zupinku-roboti-vsih-blokiv-zaes.html</text:a>
</text:p>
      <!--NEWS-->
      <text:h text:style-name="P10" text:outline-level="1">
<text:span text:style-name="T4">
伊朗在2018年对军事游行的袭击中被犯罪嫌疑人处决</text:span>
</text:h>
      <text:p text:style-name="P4">
作者: Ukrinform (Person)</text:p>
      <text:p text:style-name="P4">
出版商: Укринформ (Organization)</text:p>
      <text:p text:style-name="P4">
出版时间: 2023-05-06T16:24:00+03:00</text:p>
      <text:p text:style-name="P4">
修改时间: 2023-05-06T16:24:00+03:00</text:p>
      <text:p text:style-name="P4">
描述: 在伊朗，伊朗人以瑞典公民身份处决 - 哈比卜·查巴（Habib Chaaba）被指控参与了2018年对军事游行的致命袭击。  - 乌克林。</text:p>
      <text:p text:style-name="P4">
图片: ["<text:a xlink:type="simple" xlink:href="https://static.ukrinform.com/photos/2023_05/thumb_files/630_360_1683379449-731.jpg" text:style-name="Internet_20_link" text:visited-style-name="Visited_20_Internet_20_Link">
630_360_16833...</text:a>
"]</text:p>
      <text:p text:style-name="P4">
标签: ['Іран', 'Напад', 'Парад', 'Страта']</text:p>
      <text:p text:style-name="P4">
类型: Article</text:p>
      <!--METADATA-->
      <text:p text:style-name="P4">
<draw:frame draw:style-name="fr1" draw:name="Image188" text:anchor-type="as-char" svg:width="6.9236in" svg:height="3.956343in" draw:z-index="0">
<draw:image xlink:href="../Images/yкринформ/2023-05-06T16-24-00-03-00/630_360_1683379449-731.jpg" xlink:type="simple" xlink:show="embed" xlink:actuate="onLoad" draw:mime-type="image/jpeg"/>
</draw:frame>
伊朗人以瑞典公民身份处决伊朗人 - 哈比卜·查巴(Habib Chaaba)被指控参与了2018年对军事游行的致命袭击。</text:p>
      <text:p text:style-name="P4">
正如乌克林福姆报道的那样，它报告了<text:a xlink:type="simple" xlink:href="https://www.bbc.com/news/world-middle-east-65507083" text:style-name="Internet_20_link" text:visited-style-name="Visited_20_Internet_20_Link">
</text:a>
。</text:p>
      <text:p text:style-name="P4">
Habib Chaab被认为是一个分离主义组织的创始人，该组织呼吁在伊朗西南部Husestan省的阿拉伯人的副词。</text:p>
      <text:p text:style-name="P4">
在富裕的霍斯坦省，官方的德黑兰·凯撒萨萨扎扎萨扎扎Zazzazazazazazazazazazazazazazazazazazazazazazazazazazazazazazazazazazazazazazazazazazazazazazazazazazazazazazazazazazazazazazazazazazazazazazazazazazazazazazazazazazazazazazazazazazazazazazazazazaza，，The-省很多时候一下。</text:p>
      <text:p text:style-name="P4">
Chab在瑞典的流放生活了十年，直到他于2020年被土耳其绑架。</text:p>
      <text:p text:style-name="P4">
瑞典外交大臣托比亚斯·布尔斯特罗姆(Tobias Blstrom)表示，伊朗的权力辩论了他<text:a xlink:type="simple" xlink:href="https://www.ukrinform.ua/tag-strata" text:style-name="Internet_20_link" text:visited-style-name="Visited_20_Internet_20_Link">
</text:a>
chaaba。</text:p>
      <text:p text:style-name="P4">
<text:span text:style-name="T4">
另请阅读：</text:span>
 <text:a xlink:type="simple" xlink:href="https://www.ukrinform.ua/rubric-world/3683451-iranski-siloviki-katuvali-nepovnolitnih-demonstrantiv-amnesty.html" text:style-name="Internet_20_link" text:visited-style-name="Visited_20_Internet_20_Link">
</text:a>
他说：“死刑是一种不人道和不可逆转的惩罚，瑞典在其余的情况下谴责其在任何情况下的使用。”</text:p>
      <text:p text:style-name="P4">
伊朗当局以艾尔·尼达尔(Al-Nidal)的特征为夏巴(Chaaba)的领导，这是为释放阿赫瓦斯(Akhvas)而斗争的阿拉伯运动，伊朗认为，该组织在该国西南部遭受了许多袭击。</text:p>
      <text:p text:style-name="P4">
2018年，在袭击AHVAS的一次军事游行时，武装人员开除了军事伊朗革命卫队的大火，杀死了25人，其中包括观看游行的士兵和平民。</text:p>
      <text:p text:style-name="P4">
_foto：Getty Images _</text:p>
      <text:p text:style-name="P4">
News Source: <text:a xlink:type="simple" xlink:href="https://www.ukrinform.ua/rubric-world/3705674-v-irani-stratili-pidozruvanogo-u-napadi-na-vijskovij-parad-u-2018-roci.html" text:style-name="Internet_20_link" text:visited-style-name="Visited_20_Internet_20_Link">
https://www.ukrinform.ua/rubric-world/3705674-v-irani-stratili-pidozruvanogo-u-napadi-na-vijskovij-parad-u-2018-roci.html</text:a>
</text:p>
      <!--NEWS-->
      <text:h text:style-name="P10" text:outline-level="1">
<text:span text:style-name="T4">
在戛纳电影节中，将显示一个3D计算学展览捕获基辅地区的俄罗斯人</text:span>
</text:h>
      <text:p text:style-name="P4">
作者: Ukrinform (Person)</text:p>
      <text:p text:style-name="P4">
出版商: Укринформ (Organization)</text:p>
      <text:p text:style-name="P4">
出版时间: 2023-05-06T16:39:00+03:00</text:p>
      <text:p text:style-name="P4">
修改时间: 2023-05-06T16:39:00+03:00</text:p>
      <text:p text:style-name="P4">
描述: 5月18日，戛纳电影节将在3D电影院举行，以捕获基辅地区的俄罗斯入侵者。  - 乌克林。</text:p>
      <text:p text:style-name="P4">
图片: ["<text:a xlink:type="simple" xlink:href="https://static.ukrinform.com/photos/2020_03/thumb_files/630_360_1584657097-592.jpg" text:style-name="Internet_20_link" text:visited-style-name="Visited_20_Internet_20_Link">
630_360_15846...</text:a>
"]</text:p>
      <text:p text:style-name="P4">
标签: ['Каннський кінофестиваль', 'Виставка', 'Київщина', 'МКІП ', 'Війна з росією']</text:p>
      <text:p text:style-name="P4">
类型: Article</text:p>
      <!--METADATA-->
      <text:p text:style-name="P4">
<draw:frame draw:style-name="fr1" draw:name="Image189" text:anchor-type="as-char" svg:width="6.9236in" svg:height="3.956343in" draw:z-index="0">
<draw:image xlink:href="../Images/yкринформ/2023-05-06T16-39-00-03-00/630_360_1584657097-592.jpg" xlink:type="simple" xlink:show="embed" xlink:actuate="onLoad" draw:mime-type="image/jpeg"/>
</draw:frame>
5月18日，将于5月18日举行3D计算学展览《壁画捕获俄罗斯入侵者》的壁画展览。</text:p>
      <text:p text:style-name="P4">
根据乌克林福姆的说法，文化与信息政策部乌克兰在[]中报道了(https://t.me/mkipu/5914)出版了官方电气展览后。</text:p>
      <text:p text:style-name="P4">
“ 5月18日在<text:a xlink:type="simple" xlink:href="https://www.ukrinform.ua/tag-kannskij-kinofestival" text:style-name="Internet_20_link" text:visited-style-name="Visited_20_Internet_20_Link">
</text:a>
乌克兰提出了一个独特的数字文化项目 - 令人着迷的3D运动学展览，壁画在占领基辅地区的壁画展览，因为河岸图上的图纸在破碎的房屋上的图纸。”  - 据报道。</text:p>
      <text:p text:style-name="P4">
根据MKIP的说法，首映将在Next -MarchéDu电影创新平台上进行，该平台探讨了电影和娱乐的未来。</text:p>
      <text:p text:style-name="P4">
<text:span text:style-name="T4">
另请阅读：</text:span>
 <text:a xlink:type="simple" xlink:href="https://www.ukrinform.ua/rubric-culture/3700632-u-kannah-pokazut-film-zvidki-kudi-pro-evakuaciu-z-nebezpecnih-teritorij-ukraini.html" text:style-name="Internet_20_link" text:visited-style-name="Visited_20_Internet_20_Link">
</text:a>
据报道，今年戛纳电影节将于16至27日举行。 将打开他的历史戏剧“最爱”(珍妮·杜·巴里(Jeanne du Barry))，约翰尼·德普(Johnny Depp)的头部角色之一。</text:p>
      <text:p text:style-name="P4">
同样在戛纳电影节上进行<text:a xlink:type="simple" xlink:href="https://www.ukrinform.ua/rubric-culture/3701247-svitova-premera-polskoukrainskoi-korotkometrazki-ak-ce-bulo-vidbudetsa-u-kannah.html" text:style-name="Internet_20_link" text:visited-style-name="Visited_20_Internet_20_Link">
</text:a>
简短的波兰 - 乌克兰戏剧“像Tsybulo”。</text:p>
      <text:p text:style-name="P4">
News Source: <text:a xlink:type="simple" xlink:href="https://www.ukrinform.ua/rubric-culture/3705677-u-kannah-pokazut-3dkinematograficnu-vistavku-pro-zahoplenna-rosianami-kiivsini.html" text:style-name="Internet_20_link" text:visited-style-name="Visited_20_Internet_20_Link">
https://www.ukrinform.ua/rubric-culture/3705677-u-kannah-pokazut-3dkinematograficnu-vistavku-pro-zahoplenna-rosianami-kiivsini.html</text:a>
</text:p>
      <!--NEWS-->
      <text:h text:style-name="P10" text:outline-level="1">
<text:span text:style-name="T4">
在哈尔基夫（Kharkiv），拖拉机司机在迷你</text:span>
</text:h>
      <text:p text:style-name="P4">
作者: Ukrinform (Person)</text:p>
      <text:p text:style-name="P4">
出版商: Укринформ (Organization)</text:p>
      <text:p text:style-name="P4">
出版时间: 2023-05-06T16:49:00+03:00</text:p>
      <text:p text:style-name="P4">
修改时间: 2023-05-06T16:49:00+03:00</text:p>
      <text:p text:style-name="P4">
描述: 5月6日星期六，在哈尔基夫地区，拖拉机司机遇到了一个反坦克矿。  - 乌克林。</text:p>
      <text:p text:style-name="P4">
图片: ["<text:a xlink:type="simple" xlink:href="https://static.ukrinform.com/photos/2023_05/thumb_files/630_360_1683380895-474.jpg" text:style-name="Internet_20_link" text:visited-style-name="Visited_20_Internet_20_Link">
630_360_16833...</text:a>
"]</text:p>
      <text:p text:style-name="P4">
标签: ['Міна', 'Вибух', 'Харківщина', 'Війна з росією']</text:p>
      <text:p text:style-name="P4">
类型: Article</text:p>
      <!--METADATA-->
      <text:p text:style-name="P4">
<draw:frame draw:style-name="fr1" draw:name="Image190" text:anchor-type="as-char" svg:width="6.9236in" svg:height="3.956343in" draw:z-index="0">
<draw:image xlink:href="../Images/yкринформ/2023-05-06T16-49-00-03-00/630_360_1683380895-474.jpg" xlink:type="simple" xlink:show="embed" xlink:actuate="onLoad" draw:mime-type="image/jpeg"/>
</draw:frame>
5月6日(星期六)的哈尔基夫地区，拖拉机司机遇到了反坦克。</text:p>
      <text:p text:style-name="P4">
根据乌克林福姆的说法，州紧急服务部报告了<text:a xlink:type="simple" xlink:href="https://t.me/dsns_telegram/16554" text:style-name="Internet_20_link" text:visited-style-name="Visited_20_Internet_20_Link">
</text:a>
。</text:p>
      <text:p text:style-name="P4">
该活动发生在哈尔基夫区圣餐村附近的田野上。(https://www.ukrinform.ua/tag-vibuh)一名43岁的男子住院并住院。</text:p>
      <text:p text:style-name="P4">
<text:span text:style-name="T4">
另请阅读：</text:span>
 <text:a xlink:type="simple" xlink:href="https://www.ukrinform.ua/rubric-regions/3705374-u-berislavskomu-rajoni-na-vorozij-mini-pidirvavsa-traktorist.html" text:style-name="Internet_20_link" text:visited-style-name="Visited_20_Internet_20_Link">
<text:span text:style-name="T4">
排除</text:span>
</text:a>
如报道<text:a xlink:type="simple" xlink:href="https://www.ukrinform.ua/rubric-regions/3705577-na-kiivsini-traktorist-pidirvavsa-na-protitankovij-mini.html" text:style-name="Internet_20_link" text:visited-style-name="Visited_20_Internet_20_Link">
</text:a>
，在基辅地区，农业公司的驾驶员在反坦克迷你上被炸毁。  照片：SES</text:p>
      <text:p text:style-name="P4">
News Source: <text:a xlink:type="simple" xlink:href="https://www.ukrinform.ua/rubric-regions/3705682-na-harkivsini-traktorist-pidirvavsa-na-mini.html" text:style-name="Internet_20_link" text:visited-style-name="Visited_20_Internet_20_Link">
https://www.ukrinform.ua/rubric-regions/3705682-na-harkivsini-traktorist-pidirvavsa-na-mini.html</text:a>
</text:p>
      <!--NEWS-->
      <text:h text:style-name="P10" text:outline-level="1">
<text:span text:style-name="T4">
在印度，有种族间冲突 - 数十人死亡</text:span>
</text:h>
      <text:p text:style-name="P4">
作者: Ukrinform (Person)</text:p>
      <text:p text:style-name="P4">
出版商: Укринформ (Organization)</text:p>
      <text:p text:style-name="P4">
出版时间: 2023-05-06T16:51:00+03:00</text:p>
      <text:p text:style-name="P4">
修改时间: 2023-05-06T16:51:00+03:00</text:p>
      <text:p text:style-name="P4">
描述: 印度东北部的族裔冲突炸死了54人。  - 乌克林。</text:p>
      <text:p text:style-name="P4">
图片: ["<text:a xlink:type="simple" xlink:href="https://static.ukrinform.com/photos/2023_05/thumb_files/630_360_1683381059-409.jpeg" text:style-name="Internet_20_link" text:visited-style-name="Visited_20_Internet_20_Link">
630_360_16833...</text:a>
"]</text:p>
      <text:p text:style-name="P4">
标签: ['Індія', 'Поліція', 'Сутички']</text:p>
      <text:p text:style-name="P4">
类型: Article</text:p>
      <!--METADATA-->
      <text:p text:style-name="P4">
<draw:frame draw:style-name="fr1" draw:name="Image191" text:anchor-type="as-char" svg:width="6.9236in" svg:height="3.956343in" draw:z-index="0">
<draw:image xlink:href="../Images/yкринформ/2023-05-06T16-51-00-03-00/630_360_1683381059-409.jpeg" xlink:type="simple" xlink:show="embed" xlink:actuate="onLoad" draw:mime-type="image/jpeg"/>
</draw:frame>
54人在印度东北部被杀。</text:p>
      <text:p text:style-name="P4">
正如乌克林福姆报道的那样，它报告了<text:a xlink:type="simple" xlink:href="https://www.newarab.com/news/india-54-dead-after-ethnic-clashes-northeastern-manipur" text:style-name="Internet_20_link" text:visited-style-name="Visited_20_Internet_20_Link">
</text:a>
周三，当地育种组织的抗议活动成长为族群暴力，成千上万的士兵被派往曼尼普尔邦。</text:p>
      <text:p text:style-name="P4">
值得注意的是，尽管当局已将部队引入该地区，但昨晚发生了新的暴力行动。</text:p>
      <text:p text:style-name="P4">
<text:span text:style-name="T4">
另请阅读：</text:span>
 <text:a xlink:type="simple" xlink:href="https://www.ukrinform.ua/rubric-world/3705538-storoni-konfliktu-v-sudani-zustrinutsa-dla-peregovoriv-u-saudivskij-aravii.html" text:style-name="Internet_20_link" text:visited-style-name="Visited_20_Internet_20_Link">
<text:span text:style-name="T4">
苏丹</text:span>
</text:a>
为了限制暴动，当局还在该地区引入了互联网，并在“极端情况”中发布了武器使用的命令。</text:p>
      <text:p text:style-name="P4">
当地警方报告说，这种情况在周五晚上的新暴力坠落后仍然紧张。 根据印度新闻信托基金的说法，伊姆法尔市首都和丘坎德布尔地区的医院莫斯纳报告说，有54人因暴动而丧生。</text:p>
      <text:p text:style-name="P4">
司法部长(https://www.ukrinform.ua/tag-india)柯伦·里贾(Kiren Ridja)周六宣布记者，由于碰撞而“许多生命丧生”。</text:p>
      <text:p text:style-name="P4">
<text:span text:style-name="T4">
另请阅读：</text:span>
 <text:a xlink:type="simple" xlink:href="https://www.ukrinform.ua/rubric-world/3700124-v-ispanii-stalisa-suticki-pid-cas-perepohovanna-zasnovnika-fasistskogo-ruhu.html" text:style-name="Internet_20_link" text:visited-style-name="Visited_20_Internet_20_Link">
<text:span text:style-name="T4">
冲突</text:span>
</text:a>
总部位于纳格兰的印度军队说，有13,000人成为寻求庇护者庇护所。</text:p>
      <text:p text:style-name="P4">
据报道，印度和俄罗斯联邦的代表暂停了谈判月几个月后能够说服莫斯科采取印度货币的双边贸易的谈判。</text:p>
      <text:p text:style-name="P4">
<text:span text:style-name="T5">
foto：getty</text:span>
</text:p>
      <text:p text:style-name="P4">
News Source: <text:a xlink:type="simple" xlink:href="https://www.ukrinform.ua/rubric-world/3705683-v-indii-stalisa-mizetnicni-suticki-desatki-zagiblih.html" text:style-name="Internet_20_link" text:visited-style-name="Visited_20_Internet_20_Link">
https://www.ukrinform.ua/rubric-world/3705683-v-indii-stalisa-mizetnicni-suticki-desatki-zagiblih.html</text:a>
</text:p>
      <!--NEWS-->
      <text:h text:style-name="P10" text:outline-level="1">
<text:span text:style-name="T4">
Fragit：新季节将出现雄心勃勃的俱乐部“ Kyiv Kapitales”</text:span>
</text:h>
      <text:p text:style-name="P4">
作者: Ukrinform (Person)</text:p>
      <text:p text:style-name="P4">
出版商: Укринформ (Organization)</text:p>
      <text:p text:style-name="P4">
出版时间: 2023-05-06T16:52:03+03:00</text:p>
      <text:p text:style-name="P4">
修改时间: 2023-05-06T16:52:03+03:00</text:p>
      <text:p text:style-name="P4">
描述: 乌克兰国家队Vadim Fragchuk的总教练宣布，在乌克兰冠军的新赛季中，新曲棍球俱乐部“基夫首都”的出现。  - 乌克林。</text:p>
      <text:p text:style-name="P4">
图片: ["<text:a xlink:type="simple" xlink:href="https://static.ukrinform.com/photos/2023_05/thumb_files/630_360_1683381039-903.jpg" text:style-name="Internet_20_link" text:visited-style-name="Visited_20_Internet_20_Link">
630_360_16833...</text:a>
"]</text:p>
      <text:p text:style-name="P4">
标签: ['хокей']</text:p>
      <text:p text:style-name="P4">
类型: Article</text:p>
      <!--METADATA-->
      <text:p text:style-name="P4">
<draw:frame draw:style-name="fr1" draw:name="Image192" text:anchor-type="as-char" svg:width="6.9236in" svg:height="3.956343in" draw:z-index="0">
<draw:image xlink:href="../Images/yкринформ/2023-05-06T16-52-03-03-00/630_360_1683381039-903.jpg" xlink:type="simple" xlink:show="embed" xlink:actuate="onLoad" draw:mime-type="image/jpeg"/>
</draw:frame>
乌克兰国家队Vadim Fragchuk的首席指挥家宣布在乌克兰锦标赛的新赛季中出现了新的住房俱乐部“基夫首都”。</text:p>
      <text:p text:style-name="P4">
fragit告诉这<text:a xlink:type="simple" xlink:href="https://fhu.com.ua/news/vadym-shahrajchuk-zbirna-ukrayiny-zrobyla-krok-upered-u-svoyemu-rozvytku/" text:style-name="Internet_20_link" text:visited-style-name="Visited_20_Internet_20_Link">
</text:a>
乌克兰曲棍球据报道。</text:p>
      <text:p text:style-name="P4">
“整个FCU教练组都有一份合同已有一年的合同，因此我们成立了。 至于俱乐部事务，在新季节，新的雄心勃勃的俱乐部“ Kyivkepita”将出现在乌克兰的曲棍球母亲上，该曲棍球很快将由公众代表。 我委托我组成和培训管理层，因此我将在国家队中结合工作。 固体 - 财务资本公司在国际上以高技术和电信为国际运作，将成为新的Capital Club。 他们的总部位于塔维利亚英国的瑞士，公司的所有者是乌克兰商人。”他说。</text:p>
      <text:p text:style-name="P4">
此外，Shakhkhuk指出，新俱乐部想展示如何运作专业曲棍球队。</text:p>
      <text:p text:style-name="P4">
“投资者的计划在我们的曲棍球中使用Zaudanology在北美和欧洲的最佳联赛中开发俱乐部模型和垂直行业，因此Kapitales将尝试建立一个系统并向我们的曲棍球运动员展示哪些俱乐部始终派发滑板和海带。 应该为男孩提供您所需的一切，并且他们有一个“燃烧”来打曲棍球。 正是这种渴望和愿景是，基辅凯皮氏菌团队的赞助商是赞助商，这是曲棍球国家队的总教练解释说。</text:p>
      <text:p text:style-name="P4">
<text:span text:style-name="T4">
另请阅读：</text:span>
 <text:a xlink:type="simple" xlink:href="https://www.ukrinform.ua/rubric-sports/3705605-hokeisti-zbirnoi-ukraini-diznalisa-supernikiv-po-cs-u-divizioni-1b.html" text:style-name="Internet_20_link" text:visited-style-name="Visited_20_Internet_20_Link">
</text:a>
据报道，曲棍球国家团队未能增加世界上的融合，并留在IB部门。 乌克兰曲棍球目前的冠军是基辅的猎鹰。</text:p>
      <text:p text:style-name="P4">
照片：fhu.com.ua</text:p>
      <text:p text:style-name="P4">
News Source: <text:a xlink:type="simple" xlink:href="https://www.ukrinform.ua/rubric-sports/3705685-sahrajcuk-u-novomu-sezoni-zavitsa-ambitnij-klub-kiiv-kepitalz.html" text:style-name="Internet_20_link" text:visited-style-name="Visited_20_Internet_20_Link">
https://www.ukrinform.ua/rubric-sports/3705685-sahrajcuk-u-novomu-sezoni-zavitsa-ambitnij-klub-kiiv-kepitalz.html</text:a>
</text:p>
      <!--NEWS-->
      <text:h text:style-name="P10" text:outline-level="1">
<text:span text:style-name="T4">
乌克兰对犹他州关于太阳能生成发展的经验感兴趣 - 能源部</text:span>
</text:h>
      <text:p text:style-name="P4">
作者: Ukrinform (Person)</text:p>
      <text:p text:style-name="P4">
出版商: Укринформ (Organization)</text:p>
      <text:p text:style-name="P4">
出版时间: 2023-05-06T16:58:00+03:00</text:p>
      <text:p text:style-name="P4">
修改时间: 2023-05-06T16:58:00+03:00</text:p>
      <text:p text:style-name="P4">
描述: 乌克兰对犹他州能源公司对太阳能发电的发展并增强电力系统的灵活性感兴趣。  - 乌克林。</text:p>
      <text:p text:style-name="P4">
图片: ["<text:a xlink:type="simple" xlink:href="https://static.ukrinform.com/photos/2023_03/thumb_files/630_360_1678181749-857.jpeg" text:style-name="Internet_20_link" text:visited-style-name="Visited_20_Internet_20_Link">
630_360_16781...</text:a>
", "<text:a xlink:type="simple" xlink:href="https://static.ukrinform.com/photos/2023_05/1683381138-700.jpg" text:style-name="Internet_20_link" text:visited-style-name="Visited_20_Internet_20_Link">
1683381138-70...</text:a>
"]</text:p>
      <text:p text:style-name="P4">
标签: ['Енергетика', 'Міненерго', 'США', 'Сонячна електростанція']</text:p>
      <text:p text:style-name="P4">
类型: Article</text:p>
      <!--METADATA-->
      <text:p text:style-name="P4">
<draw:frame draw:style-name="fr1" draw:name="Image193" text:anchor-type="as-char" svg:width="6.9236in" svg:height="3.956343in" draw:z-index="0">
<draw:image xlink:href="../Images/yкринформ/2023-05-06T16-58-00-03-00/630_360_1678181749-857.jpeg" xlink:type="simple" xlink:show="embed" xlink:actuate="onLoad" draw:mime-type="image/jpeg"/>
</draw:frame>
乌克兰在美国犹他州的能源公司在太阳能发电和发电系统的灵活性提高的经验中。</text:p>
      <text:p text:style-name="P4">
根据乌克林福姆的说法，乌克兰雅罗斯拉夫·德姆申科夫的能源副部长在与犹他州代表代表团会面上表示了这一点。(https://t.me/energyofukraine/424)。</text:p>
      <text:p text:style-name="P4">
“我们对犹他州能源公司在包括太阳能发电在内的能源发展的经验感兴趣。 乌克兰政府批准了<text:a xlink:type="simple" xlink:href="https://www.ukrinform.ua/tag-energetika" text:style-name="Internet_20_link" text:visited-style-name="Visited_20_Internet_20_Link">
</text:a>
到2050年，我们将制定指示，以实现气候中立的目标并分散这一代。” Demchenko说。</text:p>
      <text:p text:style-name="P4">
<draw:frame draw:style-name="fr1" draw:name="Image194" text:anchor-type="as-char" svg:width="6.9236in" svg:height="6.9236in" draw:z-index="0">
<draw:image xlink:href="../Images/yкринформ/2023-05-06T16-58-00-03-00/1683381138-700.jpg" xlink:type="simple" xlink:show="embed" xlink:actuate="onLoad" draw:mime-type="image/jpeg"/>
</draw:frame>
值得注意的是，在会议期间，双方讨论了乌克兰能源部门的状况，并措施增强了其稳定性和恢复，为新供暖季节做准备，以及交换能源基础设施的问题。</text:p>
      <text:p text:style-name="P4">
<text:span text:style-name="T4">
另请阅读：</text:span>
 <text:a xlink:type="simple" xlink:href="https://www.ukrinform.ua/rubric-economy/3701908-ukraina-planue-zbilsiti-obsagi-peretokiv-elektroenergii-z-es-budue-novi-linii.html" text:style-name="Internet_20_link" text:visited-style-name="Visited_20_Internet_20_Link">
<text:span text:style-name="T4">
乌克兰</text:span>
 <text:span text:style-name="T4">
 </text:span>
计划<text:span text:style-name="T4">
 </text:span>
 <text:span text:style-name="T4">
 </text:span>
 <text:span text:style-name="T4">
 </text:span>
 <text:span text:style-name="T4">
交叉点</text:span>
 <text:span text:style-name="T4">
 </text:span>
 <text:span text:style-name="T4">
 </text:span>
 <text:span text:style-name="T4">
 </text:span>
 <text:span text:style-name="T4">
 </text:span>
 <text:span text:style-name="T4">
 </text:span>
 <text:span text:style-name="T4">
<text:span text:style-name="T5">
 </text:span>
构建</text:span>
 <text:span text:style-name="T4">
 </text:span>
 <text:span text:style-name="T4">
 </text:span>
 <text:span text:style-name="T4">
 </text:span>
 <text:span text:style-name="T4">
 </text:span>
线**</text:a>
据报道，由于大量能源对象的破坏，乌克兰将使可再生能源的发展发展，以便<text:a xlink:type="simple" xlink:href="https://www.ukrinform.ua/rubric-ato/3702795-decentralizacia-energosistemi-zrobit-gromadi-stijkimi-minenergo.html" text:style-name="Internet_20_link" text:visited-style-name="Visited_20_Internet_20_Link">
</text:a>
并提高电力的安全性。  <text:span text:style-name="T5">
照片：能源部</text:span>
</text:p>
      <text:p text:style-name="P4">
News Source: <text:a xlink:type="simple" xlink:href="https://www.ukrinform.ua/rubric-economy/3705687-ukraina-zacikavlena-v-dosvidi-statu-uta-sodo-rozvitku-vidnovluvalnih-dzerel-energii-minenergo.html" text:style-name="Internet_20_link" text:visited-style-name="Visited_20_Internet_20_Link">
https://www.ukrinform.ua/rubric-economy/3705687-ukraina-zacikavlena-v-dosvidi-statu-uta-sodo-rozvitku-vidnovluvalnih-dzerel-energii-minenergo.html</text:a>
</text:p>
      <!--NEWS-->
      <text:h text:style-name="P10" text:outline-level="1">
<text:span text:style-name="T4">
在基辅儿童铁路上，将经营一辆旧的蒸汽机车</text:span>
</text:h>
      <text:p text:style-name="P4">
作者: Ukrinform (Person)</text:p>
      <text:p text:style-name="P4">
出版商: Укринформ (Organization)</text:p>
      <text:p text:style-name="P4">
出版时间: 2023-05-06T17:08:00+03:00</text:p>
      <text:p text:style-name="P4">
修改时间: 2023-05-06T17:08:00+03:00</text:p>
      <text:p text:style-name="P4">
描述: 5月7日，基辅儿童铁路将运行一辆古老的机车，上面有稀有的波兰货车。  - 乌克林。</text:p>
      <text:p text:style-name="P4">
图片: ["<text:a xlink:type="simple" xlink:href="https://static.ukrinform.com/photos/2023_05/thumb_files/630_360_1683382081-465.jpg" text:style-name="Internet_20_link" text:visited-style-name="Visited_20_Internet_20_Link">
630_360_16833...</text:a>
", "<text:a xlink:type="simple" xlink:href="https://static.ukrinform.com/photos/2023_05/1683382067-342.jpg" text:style-name="Internet_20_link" text:visited-style-name="Visited_20_Internet_20_Link">
1683382067-34...</text:a>
"]</text:p>
      <text:p text:style-name="P4">
标签: ['Діти', 'Укрзалізниця', 'Київ']</text:p>
      <text:p text:style-name="P4">
类型: Article</text:p>
      <!--METADATA-->
      <text:p text:style-name="P4">
<draw:frame draw:style-name="fr1" draw:name="Image195" text:anchor-type="as-char" svg:width="6.9236in" svg:height="3.956343in" draw:z-index="0">
<draw:image xlink:href="../Images/yкринформ/2023-05-06T17-08-00-03-00/630_360_1683382081-465.jpg" xlink:type="simple" xlink:show="embed" xlink:actuate="onLoad" draw:mime-type="image/jpeg"/>
</draw:frame>
5月7日，Nakyiv儿童铁路将由星空货车经营着古老的机车。</text:p>
      <text:p text:style-name="P4">
根据乌克林福姆的报道，报告了<text:a xlink:type="simple" xlink:href="https://t.me/UkrzalInfo/4393" text:style-name="Internet_20_link" text:visited-style-name="Visited_20_Internet_20_Link">
</text:a>
“从10:30到4:30 PM在基辅儿童铁路上的5月7日，将经营旧一条<text:a xlink:type="simple" xlink:href="https://www.ukrinform.ua/tag-potag" text:style-name="Internet_20_link" text:visited-style-name="Visited_20_Internet_20_Link">
</text:a>
GR-336。 介绍说，正是他在基辅的儿童高速公路上乘第一列火车。”演讲写道。</text:p>
      <text:p text:style-name="P4">
<draw:frame draw:style-name="fr1" draw:name="Image196" text:anchor-type="as-char" svg:width="6.9236in" svg:height="4.573924in" draw:z-index="0">
<draw:image xlink:href="../Images/yкринформ/2023-05-06T17-08-00-03-00/1683382067-342.jpg" xlink:type="simple" xlink:show="embed" xlink:actuate="onLoad" draw:mime-type="image/jpeg"/>
</draw:frame>
值得注意的是，机车将与稀有的波兰货车一起运行，该货车将接受新设计的年轻乘客。</text:p>
      <text:p text:style-name="P4">
<text:span text:style-name="T4">
另请阅读：</text:span>
 <text:a xlink:type="simple" xlink:href="https://www.ukrinform.ua/rubric-kyiv/3696362-u-kievi-ditaca-zaliznica-vidkrila-novij-sezon.html" text:style-name="Internet_20_link" text:visited-style-name="Visited_20_Internet_20_Link">
<text:span text:style-name="T4">
婴儿</text:span>
 <text:span text:style-name="T4">
 </text:span>
铁路**</text:a>
据报道，JSC“ Ukrzaliznytsia”从2023年5月15日被任命为[] <text:a xlink:type="simple" xlink:href="https://www.ukrinform.ua/rubric-society/3704178-ukrzaliznica-z-15-travna-zapuskae-potag-odesa-vinnica.html" text:style-name="Internet_20_link" text:visited-style-name="Visited_20_Internet_20_Link">
</text:a>
</text:p>
      <text:p text:style-name="P4">
News Source: <text:a xlink:type="simple" xlink:href="https://www.ukrinform.ua/rubric-kyiv/3705689-na-kiivskij-ditacij-zaliznici-kursuvatime-starovinnij-parovoz.html" text:style-name="Internet_20_link" text:visited-style-name="Visited_20_Internet_20_Link">
https://www.ukrinform.ua/rubric-kyiv/3705689-na-kiivskij-ditacij-zaliznici-kursuvatime-starovinnij-parovoz.html</text:a>
</text:p>
      <!--NEWS-->
      <text:h text:style-name="P10" text:outline-level="1">
<text:span text:style-name="T4">
在俄罗斯，嫌疑人企图拘留了prilepin</text:span>
</text:h>
      <text:p text:style-name="P4">
作者: Ukrinform (Person)</text:p>
      <text:p text:style-name="P4">
出版商: Укринформ (Organization)</text:p>
      <text:p text:style-name="P4">
出版时间: 2023-05-06T17:12:00+03:00</text:p>
      <text:p text:style-name="P4">
修改时间: 2023-05-06T17:12:00+03:00</text:p>
      <text:p text:style-name="P4">
描述: 俄罗斯联邦内部事务部宣布拘留一个可以参与乌克兰恐惧症和宣传家扎克哈尔·佩尔平（Zakhar Pelpin）汽车爆炸的人。  - 乌克林。</text:p>
      <text:p text:style-name="P4">
图片: ["<text:a xlink:type="simple" xlink:href="https://static.ukrinform.com/photos/2016_02/thumb_files/630_360_1455738623-7912-narucniki.jpeg" text:style-name="Internet_20_link" text:visited-style-name="Visited_20_Internet_20_Link">
630_360_14557...</text:a>
"]</text:p>
      <text:p text:style-name="P4">
标签: ['Прилєпін', 'Вибух', 'росія', 'Затримання']</text:p>
      <text:p text:style-name="P4">
类型: Article</text:p>
      <!--METADATA-->
      <text:p text:style-name="P4">
<draw:frame draw:style-name="fr1" draw:name="Image197" text:anchor-type="as-char" svg:width="6.9236in" svg:height="3.956343in" draw:z-index="0">
<draw:image xlink:href="../Images/yкринформ/2023-05-06T17-12-00-03-00/630_360_1455738623-7912-narucniki.jpeg" xlink:type="simple" xlink:show="embed" xlink:actuate="onLoad" draw:mime-type="image/jpeg"/>
</draw:frame>
俄罗斯联邦内政部宣布拘留一个可以参与乌克兰恐惧症和宣传家扎克哈尔·佩尔平(Zakhar Pelpin)爆炸物的人。</text:p>
      <text:p text:style-name="P4">
根据乌克林福姆的说法，Tass报告了<text:a xlink:type="simple" xlink:href="https://t.me/tass_agency/190850" text:style-name="Internet_20_link" text:visited-style-name="Visited_20_Internet_20_Link">
</text:a>
。</text:p>
      <text:p text:style-name="P4">
应告知内部事务部因涉嫌参与[]而被拘留。(https://www.ukrinform.ua/tag-vibuh)佩尔平的汽车以前被定罪。寻找他可能的同伙正在进行中。</text:p>
      <text:p text:style-name="P4">
正如塔斯在俄罗斯联邦的权力结构中报道的那样，涉及莫斯科地区的普里列皮纳斯企图，据称建立了其住所的地址。</text:p>
      <text:p text:style-name="P4">
值得注意的是，在莫斯科地区安装了一套公寓，那里可能是由爆炸性爆炸的，该物质被这款乌克兰恐惧症的汽车炸毁。</text:p>
      <text:p text:style-name="P4">
<text:span text:style-name="T4">
另请阅读：</text:span>
 <text:a xlink:type="simple" xlink:href="https://www.ukrinform.ua/rubric-ato/3690810-u-melitopoli-pidirvali-avtomobil-kolaboranta.html" text:style-name="Internet_20_link" text:visited-style-name="Visited_20_Internet_20_Link">
<text:span text:style-name="T4">
炸毁</text:span>
 <text:span text:style-name="T4">
汽车</text:span>
</text:a>
据报道，周六在俄罗斯区域中心尼兹·诺夫哥罗德<text:a xlink:type="simple" xlink:href="https://www.ukrinform.ua/rubric-world/3705602-u-niznomu-novgorodi-pidirvali-avto-iz-prihilnikom-rosijskoi-agresii-prilepinim.html" text:style-name="Internet_20_link" text:visited-style-name="Visited_20_Internet_20_Link">
</text:a>
。 驾驶员被杀，Samprilpin严重受伤。</text:p>
      <text:p text:style-name="P4">
News Source: <text:a xlink:type="simple" xlink:href="https://www.ukrinform.ua/rubric-world/3705691-u-rosii-zatrimali-pidozruvanogo-u-zamahu-na-prilepina.html" text:style-name="Internet_20_link" text:visited-style-name="Visited_20_Internet_20_Link">
https://www.ukrinform.ua/rubric-world/3705691-u-rosii-zatrimali-pidozruvanogo-u-zamahu-na-prilepina.html</text:a>
</text:p>
      <!--NEWS-->
      <text:h text:style-name="P10" text:outline-level="1">
<text:span text:style-name="T4">
在利维夫市的城市日，防御性结构的旗帜捍卫乌克兰</text:span>
</text:h>
      <text:p text:style-name="P4">
作者: Ukrinform (Person)</text:p>
      <text:p text:style-name="P4">
出版商: Укринформ (Organization)</text:p>
      <text:p text:style-name="P4">
出版时间: 2023-05-06T17:13:00+03:00</text:p>
      <text:p text:style-name="P4">
修改时间: 2023-05-06T17:13:00+03:00</text:p>
      <text:p text:style-name="P4">
描述: 在市政厅之前的利维夫（Lviv）庄严建立了在城市日之际的军事和国防建筑物的旗帜。  - 乌克林。</text:p>
      <text:p text:style-name="P4">
图片: ["<text:a xlink:type="simple" xlink:href="https://static.ukrinform.com/photos/2023_05/thumb_files/630_360_1683388618-7820.jpeg" text:style-name="Internet_20_link" text:visited-style-name="Visited_20_Internet_20_Link">
630_360_16833...</text:a>
", "<text:a xlink:type="simple" xlink:href="https://static.ukrinform.com/photos/2023_05/thumb_files/630_360_1683388616-8918.jpeg" text:style-name="Internet_20_link" text:visited-style-name="Visited_20_Internet_20_Link">
630_360_16833...</text:a>
", "<text:a xlink:type="simple" xlink:href="https://static.ukrinform.com/photos/2023_05/thumb_files/630_360_1683388616-9186.jpeg" text:style-name="Internet_20_link" text:visited-style-name="Visited_20_Internet_20_Link">
630_360_16833...</text:a>
", "<text:a xlink:type="simple" xlink:href="https://static.ukrinform.com/photos/2023_05/thumb_files/630_360_1683388616-4919.jpeg" text:style-name="Internet_20_link" text:visited-style-name="Visited_20_Internet_20_Link">
630_360_16833...</text:a>
", "<text:a xlink:type="simple" xlink:href="https://static.ukrinform.com/photos/2023_05/thumb_files/630_360_1683388616-6826.jpeg" text:style-name="Internet_20_link" text:visited-style-name="Visited_20_Internet_20_Link">
630_360_16833...</text:a>
", "<text:a xlink:type="simple" xlink:href="https://static.ukrinform.com/photos/2023_05/thumb_files/630_360_1683388616-5701.jpeg" text:style-name="Internet_20_link" text:visited-style-name="Visited_20_Internet_20_Link">
630_360_16833...</text:a>
", "<text:a xlink:type="simple" xlink:href="https://static.ukrinform.com/photos/2023_05/thumb_files/630_360_1683388616-2015.jpeg" text:style-name="Internet_20_link" text:visited-style-name="Visited_20_Internet_20_Link">
630_360_16833...</text:a>
", "<text:a xlink:type="simple" xlink:href="https://static.ukrinform.com/photos/2023_05/thumb_files/630_360_1683388618-7421.jpeg" text:style-name="Internet_20_link" text:visited-style-name="Visited_20_Internet_20_Link">
630_360_16833...</text:a>
", "<text:a xlink:type="simple" xlink:href="https://static.ukrinform.com/photos/2023_05/thumb_files/630_360_1683388618-8664.jpeg" text:style-name="Internet_20_link" text:visited-style-name="Visited_20_Internet_20_Link">
630_360_16833...</text:a>
", "<text:a xlink:type="simple" xlink:href="https://static.ukrinform.com/photos/2023_05/thumb_files/630_360_1683388618-8713.jpeg" text:style-name="Internet_20_link" text:visited-style-name="Visited_20_Internet_20_Link">
630_360_16833...</text:a>
", "<text:a xlink:type="simple" xlink:href="https://static.ukrinform.com/photos/2023_05/thumb_files/630_360_1683388618-5991.jpeg" text:style-name="Internet_20_link" text:visited-style-name="Visited_20_Internet_20_Link">
630_360_16833...</text:a>
"]</text:p>
      <text:p text:style-name="P4">
标签: ['Львів', "Пам'ятник", 'Прапор', 'ЗСУ', 'День міста']</text:p>
      <text:p text:style-name="P4">
类型: Article</text:p>
      <!--METADATA-->
      <text:p text:style-name="P4">
<draw:frame draw:style-name="fr1" draw:name="Image198" text:anchor-type="as-char" svg:width="6.9236in" svg:height="3.956343in" draw:z-index="0">
<draw:image xlink:href="../Images/yкринформ/2023-05-06T17-13-00-03-00/630_360_1683388618-7820.jpeg" xlink:type="simple" xlink:show="embed" xlink:actuate="onLoad" draw:mime-type="image/jpeg"/>
</draw:frame>
在市政厅之前的利维夫，在城市日之前庄严地建立了军事和防御性结构的旗帜。</text:p>
      <text:p text:style-name="P4">
这是乌克利福通讯员的报道。</text:p>
      <text:p text:style-name="P4">
<draw:frame draw:style-name="fr1" draw:name="Image199" text:anchor-type="as-char" svg:width="6.9236in" svg:height="3.956343in" draw:z-index="0">
<draw:image xlink:href="../Images/yкринформ/2023-05-06T17-13-00-03-00/630_360_1683388616-8918.jpeg" xlink:type="simple" xlink:show="embed" xlink:actuate="onLoad" draw:mime-type="image/jpeg"/>
</draw:frame>
LVIV庆祝城市日 /照片：Anastasia Smolyenko。 乌克林福姆<text:a xlink:type="simple" xlink:href="https://static.ukrinform.com/photos/2023_05/1683388616-8918.jpeg" text:style-name="Internet_20_link" text:visited-style-name="Visited_20_Internet_20_Link">
<draw:frame draw:style-name="fr1" draw:name="Image200" text:anchor-type="as-char" svg:width="6.9236in" svg:height="3.956343in" draw:z-index="0">
<draw:image xlink:href="../Images/yкринформ/2023-05-06T17-13-00-03-00/630_360_1683388616-8918.jpeg" xlink:type="simple" xlink:show="embed" xlink:actuate="onLoad" draw:mime-type="image/jpeg"/>
</draw:frame>
</text:a>
 <text:a xlink:type="simple" xlink:href="https://static.ukrinform.com/photos/2023_05/1683388616-9186.jpeg" text:style-name="Internet_20_link" text:visited-style-name="Visited_20_Internet_20_Link">
<draw:frame draw:style-name="fr1" draw:name="Image201" text:anchor-type="as-char" svg:width="6.9236in" svg:height="3.956343in" draw:z-index="0">
<draw:image xlink:href="../Images/yкринформ/2023-05-06T17-13-00-03-00/630_360_1683388616-9186.jpeg" xlink:type="simple" xlink:show="embed" xlink:actuate="onLoad" draw:mime-type="image/jpeg"/>
</draw:frame>
</text:a>
 <text:a xlink:type="simple" xlink:href="https://static.ukrinform.com/photos/2023_05/1683388616-4919.jpeg" text:style-name="Internet_20_link" text:visited-style-name="Visited_20_Internet_20_Link">
<draw:frame draw:style-name="fr1" draw:name="Image202" text:anchor-type="as-char" svg:width="6.9236in" svg:height="3.956343in" draw:z-index="0">
<draw:image xlink:href="../Images/yкринформ/2023-05-06T17-13-00-03-00/630_360_1683388616-4919.jpeg" xlink:type="simple" xlink:show="embed" xlink:actuate="onLoad" draw:mime-type="image/jpeg"/>
</draw:frame>
</text:a>
 <text:a xlink:type="simple" xlink:href="https://static.ukrinform.com/photos/2023_05/1683388616-6826.jpeg" text:style-name="Internet_20_link" text:visited-style-name="Visited_20_Internet_20_Link">
<draw:frame draw:style-name="fr1" draw:name="Image203" text:anchor-type="as-char" svg:width="6.9236in" svg:height="3.956343in" draw:z-index="0">
<draw:image xlink:href="../Images/yкринформ/2023-05-06T17-13-00-03-00/630_360_1683388616-6826.jpeg" xlink:type="simple" xlink:show="embed" xlink:actuate="onLoad" draw:mime-type="image/jpeg"/>
</draw:frame>
</text:a>
 <text:a xlink:type="simple" xlink:href="https://static.ukrinform.com/photos/2023_05/1683388616-5701.jpeg" text:style-name="Internet_20_link" text:visited-style-name="Visited_20_Internet_20_Link">
<draw:frame draw:style-name="fr1" draw:name="Image204" text:anchor-type="as-char" svg:width="6.9236in" svg:height="3.956343in" draw:z-index="0">
<draw:image xlink:href="../Images/yкринформ/2023-05-06T17-13-00-03-00/630_360_1683388616-5701.jpeg" xlink:type="simple" xlink:show="embed" xlink:actuate="onLoad" draw:mime-type="image/jpeg"/>
</draw:frame>
</text:a>
 <text:a xlink:type="simple" xlink:href="https://static.ukrinform.com/photos/2023_05/1683388616-2015.jpeg" text:style-name="Internet_20_link" text:visited-style-name="Visited_20_Internet_20_Link">
<draw:frame draw:style-name="fr1" draw:name="Image205" text:anchor-type="as-char" svg:width="6.9236in" svg:height="3.956343in" draw:z-index="0">
<draw:image xlink:href="../Images/yкринформ/2023-05-06T17-13-00-03-00/630_360_1683388616-2015.jpeg" xlink:type="simple" xlink:show="embed" xlink:actuate="onLoad" draw:mime-type="image/jpeg"/>
</draw:frame>
</text:a>
 <text:a xlink:type="simple" xlink:href="https://static.ukrinform.com/photos/2023_05/1683388618-7421.jpeg" text:style-name="Internet_20_link" text:visited-style-name="Visited_20_Internet_20_Link">
<draw:frame draw:style-name="fr1" draw:name="Image206" text:anchor-type="as-char" svg:width="6.9236in" svg:height="3.956343in" draw:z-index="0">
<draw:image xlink:href="../Images/yкринформ/2023-05-06T17-13-00-03-00/630_360_1683388618-7421.jpeg" xlink:type="simple" xlink:show="embed" xlink:actuate="onLoad" draw:mime-type="image/jpeg"/>
</draw:frame>
</text:a>
 <text:a xlink:type="simple" xlink:href="https://static.ukrinform.com/photos/2023_05/1683388618-8664.jpeg" text:style-name="Internet_20_link" text:visited-style-name="Visited_20_Internet_20_Link">
<draw:frame draw:style-name="fr1" draw:name="Image207" text:anchor-type="as-char" svg:width="6.9236in" svg:height="3.956343in" draw:z-index="0">
<draw:image xlink:href="../Images/yкринформ/2023-05-06T17-13-00-03-00/630_360_1683388618-8664.jpeg" xlink:type="simple" xlink:show="embed" xlink:actuate="onLoad" draw:mime-type="image/jpeg"/>
</draw:frame>
</text:a>
 <text:a xlink:type="simple" xlink:href="https://static.ukrinform.com/photos/2023_05/1683388618-8713.jpeg" text:style-name="Internet_20_link" text:visited-style-name="Visited_20_Internet_20_Link">
<draw:frame draw:style-name="fr1" draw:name="Image208" text:anchor-type="as-char" svg:width="6.9236in" svg:height="3.956343in" draw:z-index="0">
<draw:image xlink:href="../Images/yкринформ/2023-05-06T17-13-00-03-00/630_360_1683388618-8713.jpeg" xlink:type="simple" xlink:show="embed" xlink:actuate="onLoad" draw:mime-type="image/jpeg"/>
</draw:frame>
</text:a>
 <text:a xlink:type="simple" xlink:href="https://static.ukrinform.com/photos/2023_05/1683388618-5991.jpeg" text:style-name="Internet_20_link" text:visited-style-name="Visited_20_Internet_20_Link">
<draw:frame draw:style-name="fr1" draw:name="Image209" text:anchor-type="as-char" svg:width="6.9236in" svg:height="3.956343in" draw:z-index="0">
<draw:image xlink:href="../Images/yкринформ/2023-05-06T17-13-00-03-00/630_360_1683388618-5991.jpeg" xlink:type="simple" xlink:show="embed" xlink:actuate="onLoad" draw:mime-type="image/jpeg"/>
</draw:frame>
</text:a>
 <text:a xlink:type="simple" xlink:href="https://static.ukrinform.com/photos/2023_05/1683388618-7820.jpeg" text:style-name="Internet_20_link" text:visited-style-name="Visited_20_Internet_20_Link">
<draw:frame draw:style-name="fr1" draw:name="Image210" text:anchor-type="as-char" svg:width="6.9236in" svg:height="3.956343in" draw:z-index="0">
<draw:image xlink:href="../Images/yкринформ/2023-05-06T17-13-00-03-00/630_360_1683388618-7820.jpeg" xlink:type="simple" xlink:show="embed" xlink:actuate="onLoad" draw:mime-type="image/jpeg"/>
</draw:frame>
</text:a>
在767周年之际<text:a xlink:type="simple" xlink:href="https://www.ukrinform.ua/tag-lviv" text:style-name="Internet_20_link" text:visited-style-name="Visited_20_Internet_20_Link">
</text:a>
市议会是市议会大楼前的庄严仪式。 Sperchurmis做出了“城市的曲调”，然后是一名服务员罗马·瓦西里克(Roman Vasilyuk)，他在前一天接受了仿生的手术，抬起了LVIV的旗帜。 来自Zhytomyr地区的后卫在受伤后失去了手臂和腿，现在正在“牢不可破”中心。</text:p>
      <text:p text:style-name="P4">
_ <text:span text:style-name="T4">
 视频： </text:span>
 <text:a xlink:type="simple" xlink:href="https://www.youtube.com/watch" text:style-name="Internet_20_link" text:visited-style-name="Visited_20_Internet_20_Link">
</text:a>
_市政厅附近狮子的雕塑穿着象征性的军装和贝雷帽。</text:p>
      <text:p text:style-name="P4">
<text:span text:style-name="T4">
另请阅读：</text:span>
 <text:a xlink:type="simple" xlink:href="https://www.ukrinform.ua/rubric-technology/3704288-lvivskij-itklaster-peredav-75-sistem-starlink-dla-potreb-zsu.html" text:style-name="Internet_20_link" text:visited-style-name="Visited_20_Internet_20_Link">
<text:span text:style-name="T4">
 lviv </text:span>
</text:a>
“我为每位乌克兰人的居民感到自豪，因为每天都是Dasket。 很难预测未来，但是知道我们如何走这条路，看着我们的军队，医生，志愿者，塑料的壮举，我相信我们的胜利。 在这个广场上存在的每个人都相信并为她工作。</text:p>
      <text:p text:style-name="P4">
庆祝美国国家土地武力学院名誉后卫。 Hetman Peter Sahaidachny。</text:p>
      <text:p text:style-name="P4">
<text:span text:style-name="T4">
另请阅读：</text:span>
 <text:a xlink:type="simple" xlink:href="https://www.ukrinform.ua/rubric-regions/3704054-u-lvovi-vidznacili-den-konstitucii-polsi.html" text:style-name="Internet_20_link" text:visited-style-name="Visited_20_Internet_20_Link">
<text:span text:style-name="T4">
 lviv </text:span>
</text:a>
据报道，从波兰共和国第一宪法的宣告之日起，在LVIV的亚当·米基维奇纪念碑庆祝了232枪。</text:p>
      <text:p text:style-name="P4">
News Source: <text:a xlink:type="simple" xlink:href="https://www.ukrinform.ua/rubric-regions/3705692-na-den-mista-u-lvovi-zamajorili-prapori-oboronnih-struktur-aki-zahisaut-ukrainu.html" text:style-name="Internet_20_link" text:visited-style-name="Visited_20_Internet_20_Link">
https://www.ukrinform.ua/rubric-regions/3705692-na-den-mista-u-lvovi-zamajorili-prapori-oboronnih-struktur-aki-zahisaut-ukrainu.html</text:a>
</text:p>
      <!--NEWS-->
      <text:h text:style-name="P10" text:outline-level="1">
<text:span text:style-name="T4">
Zelensky授予了三个武装部队旅，并以“勇气与英勇”的区别</text:span>
</text:h>
      <text:p text:style-name="P4">
作者: Ukrinform (Person)</text:p>
      <text:p text:style-name="P4">
出版商: Укринформ (Organization)</text:p>
      <text:p text:style-name="P4">
出版时间: 2023-05-06T17:18:00+03:00</text:p>
      <text:p text:style-name="P4">
修改时间: 2023-05-06T17:18:00+03:00</text:p>
      <text:p text:style-name="P4">
描述: 乌克兰沃迪米尔·泽伦斯基（Ukraine Volodymyr Zelensky）总统签署了一项法令，授予乌克兰武装部队三个旅的“勇气与英勇”荣誉。  - 乌克林。</text:p>
      <text:p text:style-name="P4">
图片: ["<text:a xlink:type="simple" xlink:href="https://static.ukrinform.com/photos/2022_07/thumb_files/630_360_1658265794-531.jpg" text:style-name="Internet_20_link" text:visited-style-name="Visited_20_Internet_20_Link">
630_360_16582...</text:a>
"]</text:p>
      <text:p text:style-name="P4">
标签: ['Нагорода', 'ЗСУ', 'Зеленський', 'Війна з росією']</text:p>
      <text:p text:style-name="P4">
类型: Article</text:p>
      <!--METADATA-->
      <text:p text:style-name="P4">
<draw:frame draw:style-name="fr1" draw:name="Image211" text:anchor-type="as-char" svg:width="6.9236in" svg:height="3.956343in" draw:z-index="0">
<draw:image xlink:href="../Images/yкринформ/2023-05-06T17-18-00-03-00/630_360_1658265794-531.jpg" xlink:type="simple" xlink:show="embed" xlink:actuate="onLoad" draw:mime-type="image/jpeg"/>
</draw:frame>
乌克兰沃迪米尔·泽伦斯基(Ukraine Volodymyr Zelensky)总统签署了一项法令，以授予乌克兰武装部队三个旅的“衡量和勇气”的区别。</text:p>
      <text:p text:style-name="P4">
根据乌克林福姆的说法，相应的法令<text:a xlink:type="simple" xlink:href="https://www.president.gov.ua/documents/2652023-46693" text:style-name="Internet_20_link" text:visited-style-name="Visited_20_Internet_20_Link">
</text:a>
在州网站上发布。</text:p>
      <text:p text:style-name="P4">
根据该文件，总统已决定<text:a xlink:type="simple" xlink:href="https://www.ukrinform.ua/tag-nagoroda" text:style-name="Internet_20_link" text:visited-style-name="Visited_20_Internet_20_Link">
</text:a>
出于值得纪念勇气和英雄主义的目的，在捍卫国家主权，独立性，乌克兰的领土完整时发现了荣誉区别“勇气和勇气”的三个旅，乌克兰军队军队的三个旅。</text:p>
      <text:p text:style-name="P4">
因此，他尊重荣誉区别“勇气和勇气”，他指出了第十个独立的和突击旅“埃德韦斯”，这是罗马大帝和第56个单独的步兵野马大队的第14个独立机械旅。</text:p>
      <text:p text:style-name="P4">
<text:span text:style-name="T4">
另请阅读：</text:span>
 <text:a xlink:type="simple" xlink:href="https://www.ukrinform.ua/rubric-society/3705494-zaluznij-ukrainska-pihota-e-prikladom-stijkosti-vidvagi-j-nezlamnosti-duhu.html" text:style-name="Internet_20_link" text:visited-style-name="Visited_20_Internet_20_Link">
</text:a>
如报道<text:a xlink:type="simple" xlink:href="https://www.ukrinform.ua/rubric-society/3705527-zelenskij-podakuvav-pihotincam-za-muznist-stijkist-i-samopozertvu.html" text:style-name="Internet_20_link" text:visited-style-name="Visited_20_Internet_20_Link">
</text:a>
，5月6日，Volodymyr Zelensky感谢步兵在与俄罗斯侵略者战斗中所做的军事职责，勇气，韧性和自我牺牲。</text:p>
      <text:p text:style-name="P4">
5月6日，乌克兰步兵庆祝了一个职业假期 - 乌克兰步兵部队的日子，该假期由当时的普罗申科(Poroshenko)于2019年成立。</text:p>
      <text:p text:style-name="P4">
_foto：op _</text:p>
      <text:p text:style-name="P4">
News Source: <text:a xlink:type="simple" xlink:href="https://www.ukrinform.ua/rubric-ato/3705694-zelenskij-nagorodiv-tri-brigadi-zsu-vidznakou-za-muznist-ta-vidvagu.html" text:style-name="Internet_20_link" text:visited-style-name="Visited_20_Internet_20_Link">
https://www.ukrinform.ua/rubric-ato/3705694-zelenskij-nagorodiv-tri-brigadi-zsu-vidznakou-za-muznist-ta-vidvagu.html</text:a>
</text:p>
      <!--NEWS-->
      <text:h text:style-name="P10" text:outline-level="1">
<text:span text:style-name="T4">
Minisfrai转移到另外100个无人机的前部</text:span>
</text:h>
      <text:p text:style-name="P4">
作者: Ukrinform (Person)</text:p>
      <text:p text:style-name="P4">
出版商: Укринформ (Organization)</text:p>
      <text:p text:style-name="P4">
出版时间: 2023-05-06T17:23:00+03:00</text:p>
      <text:p text:style-name="P4">
修改时间: 2023-05-06T17:23:00+03:00</text:p>
      <text:p text:style-name="P4">
描述: 凤凰城03重型UCAV将数字转换部转移到100 fpv-goal的前部。  - 乌克林。</text:p>
      <text:p text:style-name="P4">
图片: ["<text:a xlink:type="simple" xlink:href="https://static.ukrinform.com/photos/2023_05/thumb_files/630_360_1683382962-716.jpg" text:style-name="Internet_20_link" text:visited-style-name="Visited_20_Internet_20_Link">
630_360_16833...</text:a>
"]</text:p>
      <text:p text:style-name="P4">
标签: ['Безпілотник', 'ЗСУ', 'Мінцифри', 'Армія дронів']</text:p>
      <text:p text:style-name="P4">
类型: Article</text:p>
      <!--METADATA-->
      <text:p text:style-name="P4">
<draw:frame draw:style-name="fr1" draw:name="Image212" text:anchor-type="as-char" svg:width="6.9236in" svg:height="3.956343in" draw:z-index="0">
<draw:image xlink:href="../Images/yкринформ/2023-05-06T17-23-00-03-00/630_360_1683382962-716.jpg" xlink:type="simple" xlink:show="embed" xlink:actuate="onLoad" draw:mime-type="image/jpeg"/>
</draw:frame>
数字转换部转移到了100个FPV-GALS PHOENIX03重型UCAV的前部。</text:p>
      <text:p text:style-name="P4">
根据乌克林福姆(Ukrinform)的说法，数字化转型的创新，教育，科学和技术部门的创新，科学和技术限制性Mikhailofedorov在[]中报告了这一点。(https://t.me/zedigital/3111)。</text:p>
      <text:p text:style-name="P4">
“凤凰城03重量UCAV的100个FPV无人机已经转移到前面。 因此，很快会损失很多设备。”费多罗夫说。</text:p>
      <text:p text:style-name="P4">
这位部长还感谢无人机军的支持，并强调了<text:a xlink:type="simple" xlink:href="https://www.ukrinform.ua/tag-bezpilotnik" text:style-name="Internet_20_link" text:visited-style-name="Visited_20_Internet_20_Link">
</text:a>
在正面，尤其是挽救了乌克兰捍卫者和捍卫者的生命。</text:p>
      <text:p text:style-name="P4">
据报道，无人机军是一个项目，由总参谋部和国防部发起。 这是一个综合计划，在该计划中，无人机的系统ininasacup以及相关专家的培训课程。</text:p>
      <text:p text:style-name="P4">
<text:span text:style-name="T4">
另请阅读：</text:span>
 <text:a xlink:type="simple" xlink:href="https://www.ukrinform.ua/rubric-ato/3704839-u-ramkah-proektu-armia-droniv-pidgotuvali-10-tisac-pilotiv-fedorov.html" text:style-name="Internet_20_link" text:visited-style-name="Visited_20_Internet_20_Link">
<text:span text:style-name="T4">
陆军</text:span>
 <text:span text:style-name="T4">
无人机</text:span>
</text:a>
4月24日，为通过United24收集的100次无人驾驶飞机在巴赫穆特方向部署了乌克兰军人。</text:p>
      <text:p text:style-name="P4">
News Source: <text:a xlink:type="simple" xlink:href="https://www.ukrinform.ua/rubric-ato/3705695-mincifri-peredalo-na-front-se-100-droniv.html" text:style-name="Internet_20_link" text:visited-style-name="Visited_20_Internet_20_Link">
https://www.ukrinform.ua/rubric-ato/3705695-mincifri-peredalo-na-front-se-100-droniv.html</text:a>
</text:p>
      <!--NEWS-->
      <text:h text:style-name="P10" text:outline-level="1">
<text:span text:style-name="T4">
总统将乌克兰英雄的头衔授予了Sirchenko上校和Glebov上尉</text:span>
</text:h>
      <text:p text:style-name="P4">
作者: Ukrinform (Person)</text:p>
      <text:p text:style-name="P4">
出版商: Укринформ (Organization)</text:p>
      <text:p text:style-name="P4">
出版时间: 2023-05-06T17:30:00+03:00</text:p>
      <text:p text:style-name="P4">
修改时间: 2023-05-06T17:30:00+03:00</text:p>
      <text:p text:style-name="P4">
描述: 总统沃罗迪米尔·泽伦斯基（Volodymyr Zelensky）将乌克兰英雄的头衔授予谢尔盖·苏尔钦科上校，并死后 - 瓦莱里·格莱博夫上尉。  - 乌克林。</text:p>
      <text:p text:style-name="P4">
图片: ["<text:a xlink:type="simple" xlink:href="https://static.ukrinform.com/photos/2022_12/thumb_files/630_360_1671115306-366.jpeg" text:style-name="Internet_20_link" text:visited-style-name="Visited_20_Internet_20_Link">
630_360_16711...</text:a>
"]</text:p>
      <text:p text:style-name="P4">
标签: ['Нагорода', 'Герой України', 'Зеленський', 'Війна з росією']</text:p>
      <text:p text:style-name="P4">
类型: Article</text:p>
      <!--METADATA-->
      <text:p text:style-name="P4">
<draw:frame draw:style-name="fr1" draw:name="Image213" text:anchor-type="as-char" svg:width="6.9236in" svg:height="3.956343in" draw:z-index="0">
<draw:image xlink:href="../Images/yкринформ/2023-05-06T17-30-00-03-00/630_360_1671115306-366.jpeg" xlink:type="simple" xlink:show="embed" xlink:actuate="onLoad" draw:mime-type="image/jpeg"/>
</draw:frame>
总统洛尔里尔·泽伦斯基(Lordir Zelensky)授予乌克兰英雄的头衔，后来曾曾曾曾曾曾曾曾曾曾王朝瓦里·格莱博夫(Valery Glebov)上校。</text:p>
      <text:p text:style-name="P4">
根据乌克林福姆的说法，适当的法令<text:a xlink:type="simple" xlink:href="https://www.president.gov.ua/documents/2632023-46685" text:style-name="Internet_20_link" text:visited-style-name="Visited_20_Internet_20_Link">
</text:a>
和 <text:a xlink:type="simple" xlink:href="https://www.president.gov.ua/documents/2632023-46685" text:style-name="Internet_20_link" text:visited-style-name="Visited_20_Internet_20_Link">
</text:a>
发表在国家元首的网站上。  标题 <text:a xlink:type="simple" xlink:href="http://www.ukrinform.ua/tag-geroj-ukraini" text:style-name="Internet_20_link" text:visited-style-name="Visited_20_Internet_20_Link">
</text:a>
随着金星的命令的交付，他们被分配给捍卫者，以保护伊格里主义的个人勇气，这在保护乌克兰的国家主权和领土良心以及为乌克兰人民的无私服务中揭示了。</text:p>
      <text:p text:style-name="P4">
<text:span text:style-name="T4">
另请阅读：</text:span>
 <text:a xlink:type="simple" xlink:href="https://www.ukrinform.ua/rubric-ato/3705694-zelenskij-nagorodiv-tri-brigadi-zsu-vidznakou-za-muznist-ta-vidvagu.html" text:style-name="Internet_20_link" text:visited-style-name="Visited_20_Internet_20_Link">
<text:span text:style-name="T4">
授予</text:span>
</text:a>
如报道<text:a xlink:type="simple" xlink:href="https://www.ukrinform.ua/rubric-ato/3705413-zelenskij-vidznaciv-derzavnimi-nagorodami-153-vijskovosluzbovciv-130-iz-nih-posmertno.html" text:style-name="Internet_20_link" text:visited-style-name="Visited_20_Internet_20_Link">
</text:a>
，根据以前的法令，总统指出了州颁奖典礼153名军人，其中130名 - 死后。</text:p>
      <text:p text:style-name="P4">
_foto：op _</text:p>
      <text:p text:style-name="P4">
News Source: <text:a xlink:type="simple" xlink:href="https://www.ukrinform.ua/rubric-ato/3705697-prezident-prisvoiv-zvanna-geroa-ukraini-polkovniku-sicenku-ta-kapitanu-glebovu.html" text:style-name="Internet_20_link" text:visited-style-name="Visited_20_Internet_20_Link">
https://www.ukrinform.ua/rubric-ato/3705697-prezident-prisvoiv-zvanna-geroa-ukraini-polkovniku-sicenku-ta-kapitanu-glebovu.html</text:a>
</text:p>
      <!--NEWS-->
      <text:h text:style-name="P10" text:outline-level="1">
<text:span text:style-name="T4">
足球：“热那亚”在A系列A的计划中提前升起</text:span>
</text:h>
      <text:p text:style-name="P4">
作者: Ukrinform (Person)</text:p>
      <text:p text:style-name="P4">
出版商: Укринформ (Organization)</text:p>
      <text:p text:style-name="P4">
出版时间: 2023-05-06T17:36:44+03:00</text:p>
      <text:p text:style-name="P4">
修改时间: 2023-05-06T17:36:44+03:00</text:p>
      <text:p text:style-name="P4">
描述: 热那亚在下个赛季获得了A系列的一席之地。  - 乌克林。</text:p>
      <text:p text:style-name="P4">
图片: ["<text:a xlink:type="simple" xlink:href="https://static.ukrinform.com/photos/2023_05/thumb_files/630_360_1683383720-359.jpg" text:style-name="Internet_20_link" text:visited-style-name="Visited_20_Internet_20_Link">
630_360_16833...</text:a>
"]</text:p>
      <text:p text:style-name="P4">
标签: ['Футбол', 'Італія', 'Дженоа']</text:p>
      <text:p text:style-name="P4">
类型: Article</text:p>
      <!--METADATA-->
      <text:p text:style-name="P4">
<draw:frame draw:style-name="fr1" draw:name="Image214" text:anchor-type="as-char" svg:width="6.9236in" svg:height="3.956343in" draw:z-index="0">
<draw:image xlink:href="../Images/yкринформ/2023-05-06T17-36-44-03-00/630_360_1683383720-359.jpg" xlink:type="simple" xlink:show="embed" xlink:actuate="onLoad" draw:mime-type="image/jpeg"/>
</draw:frame>
热那亚在下个赛季获得了A系列的一席之地。</text:p>
      <text:p text:style-name="P4">
正如乌克林福姆报道的那样，有<text:a xlink:type="simple" xlink:href="https://ua.tribuna.com/uk/football/1000000064897-dzhenoa-vernulsya-v-seriyu-a/" text:style-name="Internet_20_link" text:visited-style-name="Visited_20_Internet_20_Link">
</text:a>
在tribuna.com上。</text:p>
      <text:p text:style-name="P4">
在该系列赛的第36轮中，球队击败了“ Ascoli”(2：1).</text:p>
      <text:p text:style-name="P4">
«Дженоа» набрав 70 очок і займає друге місце. На 4 очки більше у «Фрозіноне»,який раніше вже забезпечив собі прямий вихід. Третім йде «Барі» - 62 очки.</text:p>
      <text:p text:style-name="P4">
<text:span text:style-name="T4">
Читайте також:</text:span>
 <text:a xlink:type="simple" xlink:href="https://www.ukrinform.ua/rubric-sports/3705634-aponskij-klub-urava-red-dajmonds-vigrav-futbolnu-ligu-cempioniv-azii.html" text:style-name="Internet_20_link" text:visited-style-name="Visited_20_Internet_20_Link">
 <text:span text:style-name="T4">
футбол</text:span>
 </text:a>
据报道，“热那亚”在2021/22季中飞出了A系列。 然后她获得了第19位。 在那个赛季中，球队的一位教练是安德里什夫琴科。</text:p>
      <text:p text:style-name="P4">
照片：Twitter.com/genoacfc</text:p>
      <text:p text:style-name="P4">
News Source: <text:a xlink:type="simple" xlink:href="https://www.ukrinform.ua/rubric-sports/3705698-futbol-dzenoa-dostrokovo-pidnavsa-v-seriu-a.html" text:style-name="Internet_20_link" text:visited-style-name="Visited_20_Internet_20_Link">
https://www.ukrinform.ua/rubric-sports/3705698-futbol-dzenoa-dostrokovo-pidnavsa-v-seriu-a.html</text:a>
</text:p>
      <!--NEWS-->
      <text:h text:style-name="P10" text:outline-level="1">
<text:span text:style-name="T4">
国王查尔斯三世和卡米拉女王去了白金汉宫阳台</text:span>
</text:h>
      <text:p text:style-name="P4">
作者: Ukrinform (Person)</text:p>
      <text:p text:style-name="P4">
出版商: Укринформ (Organization)</text:p>
      <text:p text:style-name="P4">
出版时间: 2023-05-06T17:37:00+03:00</text:p>
      <text:p text:style-name="P4">
修改时间: 2023-05-06T17:37:00+03:00</text:p>
      <text:p text:style-name="P4">
描述: 查尔斯三世国王与卡米拉女王一起爬上白金汉宫的阳台。  - 乌克林。</text:p>
      <text:p text:style-name="P4">
图片: ["<text:a xlink:type="simple" xlink:href="https://static.ukrinform.com/photos/2023_05/thumb_files/630_360_1683383591-596.jpg" text:style-name="Internet_20_link" text:visited-style-name="Visited_20_Internet_20_Link">
630_360_16833...</text:a>
", "<text:a xlink:type="simple" xlink:href="https://static.ukrinform.com/photos/2023_05/1683383683-315.jpg" text:style-name="Internet_20_link" text:visited-style-name="Visited_20_Internet_20_Link">
1683383683-31...</text:a>
", "<text:a xlink:type="simple" xlink:href="https://static.ukrinform.com/photos/2023_05/1683383682-952.jpg" text:style-name="Internet_20_link" text:visited-style-name="Visited_20_Internet_20_Link">
1683383682-95...</text:a>
", "<text:a xlink:type="simple" xlink:href="https://static.ukrinform.com/photos/2023_05/1683383683-263.jpg" text:style-name="Internet_20_link" text:visited-style-name="Visited_20_Internet_20_Link">
1683383683-26...</text:a>
", "<text:a xlink:type="simple" xlink:href="https://static.ukrinform.com/photos/2023_05/1683383734-261.jpg" text:style-name="Internet_20_link" text:visited-style-name="Visited_20_Internet_20_Link">
1683383734-26...</text:a>
"]</text:p>
      <text:p text:style-name="P4">
标签: ['Британія', 'Чарльз ІІІ', 'Коронація']</text:p>
      <text:p text:style-name="P4">
类型: Article</text:p>
      <!--METADATA-->
      <text:p text:style-name="P4">
<draw:frame draw:style-name="fr1" draw:name="Image215" text:anchor-type="as-char" svg:width="6.9236in" svg:height="3.938709in" draw:z-index="0">
<draw:image xlink:href="../Images/yкринформ/2023-05-06T17-37-00-03-00/630_360_1683383591-596.jpg" xlink:type="simple" xlink:show="embed" xlink:actuate="onLoad" draw:mime-type="image/jpeg"/>
</draw:frame>
科洛哈尔兹三世(Korolharlz III)与卡米拉女王(Queen Kamila)一起爬上了白金汉·帕姆(Buckingham Paml)的阳台。</text:p>
      <text:p text:style-name="P4">
正如乌克林福姆报道的那样，它报告了<text:a xlink:type="simple" xlink:href="https://www.bbc.com/news/live/uk-65474712" text:style-name="Internet_20_link" text:visited-style-name="Visited_20_Internet_20_Link">
</text:a>
。</text:p>
      <text:p text:style-name="P4">
新国王和女王向宫殿的阳台升起，祝贺一个巨大的午睡，聚集在宫殿前。</text:p>
      <text:p text:style-name="P4">
<draw:frame draw:style-name="fr1" draw:name="Image216" text:anchor-type="as-char" svg:width="6.9236in" svg:height="4.615733in" draw:z-index="0">
<draw:image xlink:href="../Images/yкринформ/2023-05-06T17-37-00-03-00/1683383683-315.jpg" xlink:type="simple" xlink:show="embed" xlink:actuate="onLoad" draw:mime-type="image/jpeg"/>
</draw:frame>
</text:p>
      <text:p text:style-name="P4">
<draw:frame draw:style-name="fr1" draw:name="Image217" text:anchor-type="as-char" svg:width="6.9236in" svg:height="4.604638in" draw:z-index="0">
<draw:image xlink:href="../Images/yкринформ/2023-05-06T17-37-00-03-00/1683383682-952.jpg" xlink:type="simple" xlink:show="embed" xlink:actuate="onLoad" draw:mime-type="image/jpeg"/>
</draw:frame>
新的国王和皇后人也与王子和韦利·泰瓦公主一起加入了。 卡米拉(Camilla)的一些孙子也出现在阳台上。</text:p>
      <text:p text:style-name="P4">
<draw:frame draw:style-name="fr1" draw:name="Image218" text:anchor-type="as-char" svg:width="6.9236in" svg:height="4.604638in" draw:z-index="0">
<draw:image xlink:href="../Images/yкринформ/2023-05-06T17-37-00-03-00/1683383683-263.jpg" xlink:type="simple" xlink:show="embed" xlink:actuate="onLoad" draw:mime-type="image/jpeg"/>
</draw:frame>
</text:p>
      <text:p text:style-name="P4">
<draw:frame draw:style-name="fr1" draw:name="Image219" text:anchor-type="as-char" svg:width="6.9236in" svg:height="4.615733in" draw:z-index="0">
<draw:image xlink:href="../Images/yкринформ/2023-05-06T17-37-00-03-00/1683383734-261.jpg" xlink:type="simple" xlink:show="embed" xlink:actuate="onLoad" draw:mime-type="image/jpeg"/>
</draw:frame>
<text:span text:style-name="T4">
另请阅读：</text:span>
 <text:a xlink:type="simple" xlink:href="https://www.ukrinform.ua/rubric-polytics/3705621-zelenska-i-smigal-u-vestminsterskomu-abatstvi-na-ceremonii-koronacii-carlza-iii.html" text:style-name="Internet_20_link" text:visited-style-name="Visited_20_Internet_20_Link">
<text:span text:style-name="T4">
查尔斯</text:span>
</text:a>
如报道<text:a xlink:type="simple" xlink:href="https://www.ukrinform.ua/rubric-world/3705581-ceremonia-koronacii-carlza-iii.html" text:style-name="Internet_20_link" text:visited-style-name="Visited_20_Internet_20_Link">
</text:a>
，5月6日在威斯敏斯特·阿巴特斯特维夫(Westminster Abatstviv)的查尔斯三世(Charles III)加冕典礼。 邀请了高位代表团前往伦敦，其中包括乌克兰人，而没有邀请俄罗斯人。</text:p>
      <text:p text:style-name="P4">
<text:span text:style-name="T5">
foto：Getty Images / PA Media</text:span>
</text:p>
      <text:p text:style-name="P4">
News Source: <text:a xlink:type="simple" xlink:href="https://www.ukrinform.ua/rubric-world/3705699-korol-carlz-iii-iz-korolevou-kamilou-vijsli-na-balkon-bukingemskogo-palacu.html" text:style-name="Internet_20_link" text:visited-style-name="Visited_20_Internet_20_Link">
https://www.ukrinform.ua/rubric-world/3705699-korol-carlz-iii-iz-korolevou-kamilou-vijsli-na-balkon-bukingemskogo-palacu.html</text:a>
</text:p>
      <!--NEWS-->
      <text:h text:style-name="P10" text:outline-level="1">
<text:span text:style-name="T4">
国防部呼吁不要在俄罗斯领导人的陈述中寻找“深厚的含义”</text:span>
</text:h>
      <text:p text:style-name="P4">
作者: Ukrinform (Person)</text:p>
      <text:p text:style-name="P4">
出版商: Укринформ (Organization)</text:p>
      <text:p text:style-name="P4">
出版时间: 2023-05-06T17:53:31+03:00</text:p>
      <text:p text:style-name="P4">
修改时间: 2023-05-06T17:53:31+03:00</text:p>
      <text:p text:style-name="P4">
描述: 国防部副部长安娜·马里亚尔（Anna Malyar）呼吁在俄罗斯领导人的言论中寻找深厚的含义或提示多超速组合的声明。  - 乌克林。</text:p>
      <text:p text:style-name="P4">
图片: ["<text:a xlink:type="simple" xlink:href="https://static.ukrinform.com/photos/2022_08/thumb_files/630_360_1659616970-117.jpg" text:style-name="Internet_20_link" text:visited-style-name="Visited_20_Internet_20_Link">
630_360_16596...</text:a>
"]</text:p>
      <text:p text:style-name="P4">
标签: ['Міноборони', 'ПВК "Вагнера"', 'Пригожин', 'Війна з росією', 'Ганна Маляр']</text:p>
      <text:p text:style-name="P4">
类型: Article</text:p>
      <!--METADATA-->
      <text:p text:style-name="P4">
<draw:frame draw:style-name="fr1" draw:name="Image220" text:anchor-type="as-char" svg:width="6.9236in" svg:height="3.956343in" draw:z-index="0">
<draw:image xlink:href="../Images/yкринформ/2023-05-06T17-53-31-03-00/630_360_1659616970-117.jpg" xlink:type="simple" xlink:show="embed" xlink:actuate="onLoad" draw:mime-type="image/jpeg"/>
</draw:frame>
副国防部长安娜·马里亚尔(Anna Malyar)呼吁不要在俄罗斯领导人的陈述中寻找多人组合的陈述。</text:p>
      <text:p text:style-name="P4">
她在<text:a xlink:type="simple" xlink:href="http://Про це вона написала в Телеграмі, передаєУкрінформ.  " text:style-name="Internet_20_link" text:visited-style-name="Visited_20_Internet_20_Link">
</text:a>
，报道乌克林福姆。</text:p>
      <text:p text:style-name="P4">
“如何查看敌对领导者的视频和文本语句有关他们的计划？不。</text:p>
      <text:p text:style-name="P4">
据她说，敌人并没有改变其对乌克兰的计划，应该与整个领土相比。</text:p>
      <text:p text:style-name="P4">
<text:span text:style-name="T4">
另请阅读：</text:span>
 <text:a xlink:type="simple" xlink:href="https://www.ukrinform.ua/rubric-ato/3703038-putin-ne-priznacav-komanduvaca-dla-vtorgnenna-v-ukrainu-sob-pripisati-peremogu-sobi-isw.html" text:style-name="Internet_20_link" text:visited-style-name="Visited_20_Internet_20_Link">
<text:span text:style-name="T4">
 putin </text:span>
 <text:span text:style-name="T4">
分配</text:span>
</text:a>
因此，在去年失败的闪电战尝试失败之后，入侵者现在将逐步走出去。</text:p>
      <text:p text:style-name="P4">
画家说：“更确切地说，他们试图移动，因为我们的捍卫者不让他们这样做。”</text:p>
      <text:p text:style-name="P4">
副部长强调，不论上述敌人，由敌人撰写，应该始终为最阴险的场景做好准备，因为俄罗斯从战争开始就证明了这一点。</text:p>
      <text:p text:style-name="P4">
<text:span text:style-name="T4">
另请阅读：</text:span>
 <text:a xlink:type="simple" xlink:href="https://www.ukrinform.ua/rubric-ato/3703276-zaavi-prigozina-pro-nestacu-resursiv-mozut-buti-vorozou-ipso-ekspert.html" text:style-name="Internet_20_link" text:visited-style-name="Visited_20_Internet_20_Link">
<text:span text:style-name="T4">
 prigogine </text:span>
</text:a>
</text:p>
      <text:p text:style-name="P4">
军事分析师Petro Chernyk上校建议，来自Bakhmut的Wagner的声明<text:a xlink:type="simple" xlink:href="https://www.ukrinform.ua/rubric-ato/3705211-zaava-pro-vihid-pvk-vagner-iz-bahmutu-moze-buti-vijskovou-hitristu-ekspert.html" text:style-name="Internet_20_link" text:visited-style-name="Visited_20_Internet_20_Link">
</text:a>
 .</text:p>
      <text:p text:style-name="P4">
News Source: <text:a xlink:type="simple" xlink:href="https://www.ukrinform.ua/rubric-ato/3705703-u-minoboroni-zaklikali-ne-sukati-glibokih-sensiv-u-zaavah-rosijskih-vatazkiv.html" text:style-name="Internet_20_link" text:visited-style-name="Visited_20_Internet_20_Link">
https://www.ukrinform.ua/rubric-ato/3705703-u-minoboroni-zaklikali-ne-sukati-glibokih-sensiv-u-zaavah-rosijskih-vatazkiv.html</text:a>
</text:p>
      <!--NEWS-->
      <text:h text:style-name="P10" text:outline-level="1">
<text:span text:style-name="T4">
哈尔基夫地区：调查人员抓住了俄罗斯火箭X-101的碎片</text:span>
</text:h>
      <text:p text:style-name="P4">
作者: Ukrinform (Person)</text:p>
      <text:p text:style-name="P4">
出版商: Укринформ (Organization)</text:p>
      <text:p text:style-name="P4">
出版时间: 2023-05-06T18:04:00+03:00</text:p>
      <text:p text:style-name="P4">
修改时间: 2023-05-06T18:04:00+03:00</text:p>
      <text:p text:style-name="P4">
描述: 在哈尔基夫地区，调查人员抓住了X-101火箭的碎片，该火箭在5月5日晚上在伊兹地区袭击了X-101火箭。  - 乌克林。</text:p>
      <text:p text:style-name="P4">
图片: ["<text:a xlink:type="simple" xlink:href="https://static.ukrinform.com/photos/2023_05/thumb_files/630_360_1683385463-476.jpg" text:style-name="Internet_20_link" text:visited-style-name="Visited_20_Internet_20_Link">
630_360_16833...</text:a>
"]</text:p>
      <text:p text:style-name="P4">
标签: ['Прокуратура', 'Ракета', 'Харківщина', 'Війна з росією']</text:p>
      <text:p text:style-name="P4">
类型: Article</text:p>
      <!--METADATA-->
      <text:p text:style-name="P4">
<draw:frame draw:style-name="fr1" draw:name="Image221" text:anchor-type="as-char" svg:width="6.9236in" svg:height="3.956343in" draw:z-index="0">
<draw:image xlink:href="../Images/yкринформ/2023-05-06T18-04-00-03-00/630_360_1683385463-476.jpg" xlink:type="simple" xlink:show="embed" xlink:actuate="onLoad" draw:mime-type="image/jpeg"/>
</draw:frame>
调查人员删除了X-101火箭的残骸，俄罗斯联邦部队于5月5日晚上开枪射击了波西姆区。</text:p>
      <text:p text:style-name="P4">
这是在[]中报道的(https://t.me/prokuratura_kharkiv/8945)乌克林福姆报道说，阿哈基夫地区检察官办公室的媒体服务。</text:p>
      <text:p text:style-name="P4">
“根据调查，在5月5日晚上，入侵者在伊祖姆区村进行了火箭袭击。 火箭落在一个私人住房部门附近：许多建筑物和附属建筑都受到损害。 由于射击，葡萄酒的深度约为7 m，直径为10 m。 根据初步数据，它是<text:a xlink:type="simple" xlink:href="https://www.ukrinform.ua/tag-raketa" text:style-name="Internet_20_link" text:visited-style-name="Visited_20_Internet_20_Link">
</text:a>
类型X -101»， - 消息读取。</text:p>
      <text:p text:style-name="P4">
起诉小组收集了重大证据，并记录了侵略者国家的后果。</text:p>
      <text:p text:style-name="P4">
<text:span text:style-name="T4">
另请阅读：</text:span>
 <text:a xlink:type="simple" xlink:href="https://www.ukrinform.ua/rubric-ato/3705520-povitrani-sili-pidtverdili-zbitta-kindzala-ukrainskou-ppo.html" text:style-name="Internet_20_link" text:visited-style-name="Visited_20_Internet_20_Link">
</text:a>
对违反法律和战争习俗的行为进行了预审调查(艺术的第1部分。 乌克兰《刑法》的438).</text:p>
      <text:p text:style-name="P4">
Як повідомлялося, протягом минулої доби ворог з артилерії, мінометів та іншогоозброєння обстрілював прикордонні та прифронтові населені пункти Харківського,Чугуївського, Ізюмського та Куп'янського районів області.</text:p>
      <text:p text:style-name="P4">
News Source: <text:a xlink:type="simple" xlink:href="https://www.ukrinform.ua/rubric-ato/3705707-obstril-harkivsini-slidci-vilucili-ulamki-rosijskoi-raketi-h101.html" text:style-name="Internet_20_link" text:visited-style-name="Visited_20_Internet_20_Link">
https://www.ukrinform.ua/rubric-ato/3705707-obstril-harkivsini-slidci-vilucili-ulamki-rosijskoi-raketi-h101.html</text:a>
</text:p>
      <!--NEWS-->
      <text:h text:style-name="P10" text:outline-level="1">
<text:span text:style-name="T4">
Zelensky向步兵勇士颁发了奖项</text:span>
</text:h>
      <text:p text:style-name="P4">
作者: Ukrinform (Person)</text:p>
      <text:p text:style-name="P4">
出版商: Укринформ (Organization)</text:p>
      <text:p text:style-name="P4">
出版时间: 2023-05-06T18:20:00+03:00</text:p>
      <text:p text:style-name="P4">
修改时间: 2023-05-06T18:20:00+03:00</text:p>
      <text:p text:style-name="P4">
描述: 沃迪米尔总统Zelenskyy祝贺步兵战士，并向他们颁发了州奖。  - 乌克林。</text:p>
      <text:p text:style-name="P4">
图片: ["<text:a xlink:type="simple" xlink:href="https://static.ukrinform.com/photos/2023_05/thumb_files/630_360_1683386349-122.jpeg" text:style-name="Internet_20_link" text:visited-style-name="Visited_20_Internet_20_Link">
630_360_16833...</text:a>
"]</text:p>
      <text:p text:style-name="P4">
标签: ['Нагорода', 'ЗСУ', 'Зеленський', 'Війна з росією']</text:p>
      <text:p text:style-name="P4">
类型: Article</text:p>
      <!--METADATA-->
      <text:p text:style-name="P4">
<draw:frame draw:style-name="fr1" draw:name="Image222" text:anchor-type="as-char" svg:width="6.9236in" svg:height="3.956343in" draw:z-index="0">
<draw:image xlink:href="../Images/yкринформ/2023-05-06T18-20-00-03-00/630_360_1683386349-122.jpeg" xlink:type="simple" xlink:show="embed" xlink:actuate="onLoad" draw:mime-type="image/jpeg"/>
</draw:frame>
总统洛尔里尔·泽伦斯基(Lordir Zelensky)祝贺步兵战士，并授予了州奖。</text:p>
      <text:p text:style-name="P4">
正如乌克林福姆报道的那样，它报告了<text:a xlink:type="simple" xlink:href="https://www.president.gov.ua/news/prezident-na-urochistostyah-z-nagodi-dnya-pihoti-sho-b-ne-ro-82737" text:style-name="Internet_20_link" text:visited-style-name="Visited_20_Internet_20_Link">
</text:a>
总统办公室。</text:p>
      <text:p text:style-name="P4">
<text:span text:style-name="T4">
 <text:span text:style-name="T5">
视频：</text:span>
 </text:span>
 <text:a xlink:type="simple" xlink:href="https://t.me/V_Zelenskiy_official/6144" text:style-name="Internet_20_link" text:visited-style-name="Visited_20_Internet_20_Link">
<text:span text:style-name="T5">
zelenskiy/官方</text:span>
</text:a>
“今天，乌克兰庆祝步兵勇士的勇气和力量 - 最重要的结果是我们防守的不间断。 祝贺您的步兵当天，这是我的荣幸，这对我来说是一种荣誉说 <text:a xlink:type="simple" xlink:href="https://www.ukrinform.ua/tag-zelenskij" text:style-name="Internet_20_link" text:visited-style-name="Visited_20_Internet_20_Link">
</text:a>
。</text:p>
      <text:p text:style-name="P4">
庄严的事件发生在马里因斯基宫(Mariinsky Palace)，总统指出，每个世界不仅摆脱了多年的幻想，据称俄罗斯俄罗斯，而且包括步兵在内改变世界的历史。</text:p>
      <text:p text:style-name="P4">
<text:span text:style-name="T4">
另请阅读：</text:span>
 <text:a xlink:type="simple" xlink:href="https://www.ukrinform.ua/rubric-society/3705494-zaluznij-ukrainska-pihota-e-prikladom-stijkosti-vidvagi-j-nezlamnosti-duhu.html" text:style-name="Internet_20_link" text:visited-style-name="Visited_20_Internet_20_Link">
<text:span text:style-name="T4">
 Zaluzhni </text:span>
</text:a>
国家元首回忆说，伟大的士兵将他们的生命献给了乌克兰并获胜。 他希望步兵继续成为乌克兰的可靠，顽强的英雄防御，以及假期之际。</text:p>
      <text:p text:style-name="P4">
尤其是乌克兰英雄的最高称号，获得了金星勋章的裁决”，授予第56个独立机械大队的指挥官塞尔吉乌西尔琴科上校。</text:p>
      <text:p text:style-name="P4">
据报道，从2014年到2018年，上校参与了限制卢甘斯克和顿涅茨克地区的武装侵略。 在2月24日全面入侵俄罗斯的那天，他组织了有效的情报，以确保在旅的责任领域做出可靠的防御。他在Zaporizhzhia地区执行了许多战斗任务包括Uzugledar，Bakhmuta和Bakhmut区的地区。</text:p>
      <text:p text:style-name="P4">
<text:span text:style-name="T4">
另请阅读：</text:span>
 <text:a xlink:type="simple" xlink:href="https://www.ukrinform.ua/rubric-ato/3705589-naev-pihota-e-markerom-ukrainskoi-teritorii-za-ii-spinou-zitta-ta-vilna-ukraina.html" text:style-name="Internet_20_link" text:visited-style-name="Visited_20_Internet_20_Link">
<text:span text:style-name="T4">
 naev </text:span>
</text:a>
Zelensky State还将金星交给了座右铭 - 派塔·罗塔(Rota Rota)的司令瓦利·格莱博夫(Valery Glebov)的甜甜圈，后者被授予乌克兰英雄的头衔。总统手中的奖项还获得了另外14名军人的奖项 - 士兵被授予Bohdan Khmelnitsky III学位的命令，“为勇气”，Danylo Halytsky，Danylo Halytsky，奖牌，奖励乌克兰的军事服务”和“祖国的捍卫者”。</text:p>
      <text:p text:style-name="P4">
此外，武装部队的三个军事部队的三个军事部门也接受了名誉区别：第十单山区攻击旅“ Edelweiss”，这是第14个单独的机械大队，以罗曼王子的伟大和大帝命名第56台独立的电动机Pullet Mariupol。 国家观众军事部队的负责人军事部队将录像带上的战旗录像带。 作为回应，OGSB第十司令官给了雪佛龙总统和旅的木板。</text:p>
      <text:p text:style-name="P4">
“国家之所以坚定地站着，是因为您正在尊严地战斗 - 以及所有乌克兰部队和安全!我感谢你!” Zelensky添加了。</text:p>
      <text:p text:style-name="P4">
<text:span text:style-name="T4">
另请阅读：</text:span>
 <text:a xlink:type="simple" xlink:href="https://www.ukrinform.ua/rubric-ato/3705597-vdali-kontrnastupalni-operacii-stali-mozlivimi-zavdaki-profesionalizmu-pihoti-sirskij.html" text:style-name="Internet_20_link" text:visited-style-name="Visited_20_Internet_20_Link">
<text:span text:style-name="T4">
 Syrsky </text:span>
</text:a>
据报道，5月6日，乌克兰步兵庆祝了职业假期 - 乌克兰武装部队的步兵日，该假期由当时的总统Petro Poroshenko于2019年成立。</text:p>
      <text:p text:style-name="P4">
<text:span text:style-name="T5">
照片：总统gov.ua</text:span>
</text:p>
      <text:p text:style-name="P4">
News Source: <text:a xlink:type="simple" xlink:href="https://www.ukrinform.ua/rubric-ato/3705709-zelenskij-vruciv-nagorodi-voinampihotincam.html" text:style-name="Internet_20_link" text:visited-style-name="Visited_20_Internet_20_Link">
https://www.ukrinform.ua/rubric-ato/3705709-zelenskij-vruciv-nagorodi-voinampihotincam.html</text:a>
</text:p>
      <!--NEWS-->
      <text:h text:style-name="P10" text:outline-level="1">
<text:span text:style-name="T4">
敦促Zaporizhzhya地区的居民</text:span>
</text:h>
      <text:p text:style-name="P4">
作者: Ukrinform (Person)</text:p>
      <text:p text:style-name="P4">
出版商: Укринформ (Organization)</text:p>
      <text:p text:style-name="P4">
出版时间: 2023-05-06T18:39:00+03:00</text:p>
      <text:p text:style-name="P4">
修改时间: 2023-05-06T18:39:00+03:00</text:p>
      <text:p text:style-name="P4">
描述: 替补人士，用于创新，发展，教育发展，科学和技术最大的数字化转型，米哈伊尔·费多罗夫（Mikhail Fedorov）敦促公民通过聊天bota“ yevorov”在Zaporizhhya地区被捕的俄罗斯军队的军事设备列报告。  - 乌克林。</text:p>
      <text:p text:style-name="P4">
图片: ["<text:a xlink:type="simple" xlink:href="https://static.ukrinform.com/photos/2022_08/thumb_files/630_360_1659680502-569.jpg" text:style-name="Internet_20_link" text:visited-style-name="Visited_20_Internet_20_Link">
630_360_16596...</text:a>
"]</text:p>
      <text:p text:style-name="P4">
标签: ['Російські військові', 'Військова техніка', 'Мінцифри', 'Запоріжжя', 'Чат-бот', 'Війна з росією', 'єВорог']</text:p>
      <text:p text:style-name="P4">
类型: Article</text:p>
      <!--METADATA-->
      <text:p text:style-name="P4">
<draw:frame draw:style-name="fr1" draw:name="Image223" text:anchor-type="as-char" svg:width="6.9236in" svg:height="3.956343in" draw:z-index="0">
<draw:image xlink:href="../Images/yкринформ/2023-05-06T18-39-00-03-00/630_360_1659680502-569.jpg" xlink:type="simple" xlink:show="embed" xlink:actuate="onLoad" draw:mime-type="image/jpeg"/>
</draw:frame>
替补人士的创新，教育，科学和技术发展的创新，数字转型部长米哈伊尔·费多洛夫(Mikhail Fedorov 。</text:p>
      <text:p text:style-name="P4">
根据乌克林福姆的说法，相应的呼叫Fedorov发布于<text:a xlink:type="simple" xlink:href="https://t.me/zedigital/3112" text:style-name="Internet_20_link" text:visited-style-name="Visited_20_Internet_20_Link">
</text:a>
。  “您在Zaporozhye地区的帮助非常需要军队 - 发送申请<text:a xlink:type="simple" xlink:href="https://www.ukrinform.ua/tag-vijskova-tehnika" text:style-name="Internet_20_link" text:visited-style-name="Visited_20_Internet_20_Link">
</text:a>
Fedorov写道。</text:p>
      <text:p text:style-name="P4">
特别是，他要求发送有关Vasylivka，Tokmak，Kamianka-Dniprovsk，Dniproudno，Energodar和Childbirth的信息。</text:p>
      <text:p text:style-name="P4">
“写下，如果您看到坦克，APC，加油卡车，C300导弹系统，Isanders。 或移动设备柱和人员积累。 一个有价值的信息，”费多夫敦促。</text:p>
      <text:p text:style-name="P4">
<text:span text:style-name="T4">
另请阅读：</text:span>
 <text:a xlink:type="simple" xlink:href="https://www.ukrinform.ua/rubric-ato/3705600-rosiani-vdarili-po-zaporizzu-z-iskandera-ta-104-razi-za-dobu-obstrilali-oblast.html" text:style-name="Internet_20_link" text:visited-style-name="Visited_20_Internet_20_Link">
<text:span text:style-name="T4">
 Zaporizhia </text:span>
</text:a>
此外，他建议拍摄照片和视频。 Fedorov在此之前提供的俄罗斯人看不到收集数据的人。</text:p>
      <text:p text:style-name="P4">
出发前往Evorog后，应立即删除与聊天机器人和释放数据的通信。</text:p>
      <text:p text:style-name="P4">
正如乌克林福姆报道的<text:a xlink:type="simple" xlink:href="https://www.ukrinform.ua/rubric-ato/3705695-mincifri-peredalo-na-front-se-100-droniv.html" text:style-name="Internet_20_link" text:visited-style-name="Visited_20_Internet_20_Link">
</text:a>
在100 fpv-GALS凤凰城03重型UCAV的前部。</text:p>
      <text:p text:style-name="P4">
News Source: <text:a xlink:type="simple" xlink:href="https://www.ukrinform.ua/rubric-ato/3705712-ziteliv-zaporizkoi-oblasti-zaklikaut-povidomlati-u-catbot-evorog-pro-rosijsku-tehniku.html" text:style-name="Internet_20_link" text:visited-style-name="Visited_20_Internet_20_Link">
https://www.ukrinform.ua/rubric-ato/3705712-ziteliv-zaporizkoi-oblasti-zaklikaut-povidomlati-u-catbot-evorog-pro-rosijsku-tehniku.html</text:a>
</text:p>
      <!--NEWS-->
      <text:h text:style-name="P10" text:outline-level="1">
<text:span text:style-name="T4">
医院的Berlusconi录制了一个视频地址</text:span>
</text:h>
      <text:p text:style-name="P4">
作者: Ukrinform (Person)</text:p>
      <text:p text:style-name="P4">
出版商: Укринформ (Organization)</text:p>
      <text:p text:style-name="P4">
出版时间: 2023-05-06T18:49:00+03:00</text:p>
      <text:p text:style-name="P4">
修改时间: 2023-05-06T18:49:00+03:00</text:p>
      <text:p text:style-name="P4">
描述: 这位现年86岁的意大利政治家西尔维奥·贝鲁索尼（Silvio Berlusoni）于4月初通过白血病住院，记录了一场视频地址。  - 乌克林。</text:p>
      <text:p text:style-name="P4">
图片: ["<text:a xlink:type="simple" xlink:href="https://static.ukrinform.com/photos/2023_05/thumb_files/630_360_1683387754-406.jpg" text:style-name="Internet_20_link" text:visited-style-name="Visited_20_Internet_20_Link">
630_360_16833...</text:a>
"]</text:p>
      <text:p text:style-name="P4">
标签: ['Берлусконі', 'Італія', 'Партія']</text:p>
      <text:p text:style-name="P4">
类型: Article</text:p>
      <!--METADATA-->
      <text:p text:style-name="P4">
<draw:frame draw:style-name="fr1" draw:name="Image224" text:anchor-type="as-char" svg:width="6.9236in" svg:height="3.956343in" draw:z-index="0">
<draw:image xlink:href="../Images/yкринформ/2023-05-06T18-49-00-03-00/630_360_1683387754-406.jpg" xlink:type="simple" xlink:show="embed" xlink:actuate="onLoad" draw:mime-type="image/jpeg"/>
</draw:frame>
这位现年86岁的i黎政治家西尔维奥·贝卢斯科尼(Sylvio Berlusconi)因白血病而在一朵花一开始住院，并向一党录制了视频地址。</text:p>
      <text:p text:style-name="P4">
根据乌克林福姆的报道，该机构报告了<text:a xlink:type="simple" xlink:href="https://www.ansa.it/sito/notizie/politica/2023/05/06/berlusconi-in-video-sono-qui-per-voi-standing-ovation-alla-convention-di-fi_8fb674b2-5a33-4180-9b6b-f25f732e6da3.html" text:style-name="Internet_20_link" text:visited-style-name="Visited_20_Internet_20_Link">
</text:a>
贝卢索尼(Berlusoni)在医院中写道。 他的政党成员“前进，意大利!” 他们在掌声中遇到了领导者。</text:p>
      <text:p text:style-name="P4">
贝卢索尼(Berlusoni)短暂的20分钟吸引力致力于思考三十年前进入政治的特殊性，以及他的政党在意大利宣教生活中的作用。</text:p>
      <text:p text:style-name="P4">
<text:span text:style-name="T4">
另请阅读：</text:span>
 <text:a xlink:type="simple" xlink:href="https://www.ukrinform.ua/rubric-polytics/3669365-u-mzs-ukraini-nagadali-ak-berluskoni-ciluvav-ruki-kaddafi.html" text:style-name="Internet_20_link" text:visited-style-name="Visited_20_Internet_20_Link">
<text:span text:style-name="T4">
 berlusoni </text:span>
</text:a>
据报道，4月5日，贝卢斯科尼(Berlusconi)持有意大利四次的股份，<text:a xlink:type="simple" xlink:href="https://www.ukrinform.ua/rubric-world/3692020-ekspremer-italii-berluskoni-potrapiv-do-reanimacii.html" text:style-name="Internet_20_link" text:visited-style-name="Visited_20_Internet_20_Link">
</text:a>
米兰医院圣拉法利。</text:p>
      <text:p text:style-name="P4">
随后，医生报告说Berlusconi已有一段时间<text:a xlink:type="simple" xlink:href="https://www.ukrinform.ua/tag-berluskoni" text:style-name="Internet_20_link" text:visited-style-name="Visited_20_Internet_20_Link">
</text:a>
但是他接受了重症监护。</text:p>
      <text:p text:style-name="P4">
<text:span text:style-name="T5">
foto：ansa</text:span>
</text:p>
      <text:p text:style-name="P4">
News Source: <text:a xlink:type="simple" xlink:href="https://www.ukrinform.ua/rubric-world/3705715-berluskoni-z-likarni-zapisav-videozvernenna-do-odnopartijciv.html" text:style-name="Internet_20_link" text:visited-style-name="Visited_20_Internet_20_Link">
https://www.ukrinform.ua/rubric-world/3705715-berluskoni-z-likarni-zapisav-videozvernenna-do-odnopartijciv.html</text:a>
</text:p>
      <!--NEWS-->
      <text:h text:style-name="P10" text:outline-level="1">
<text:span text:style-name="T4">
APL：切尔西在所有比赛中打断了六周的损失系列</text:span>
</text:h>
      <text:p text:style-name="P4">
作者: Ukrinform (Person)</text:p>
      <text:p text:style-name="P4">
出版商: Укринформ (Organization)</text:p>
      <text:p text:style-name="P4">
出版时间: 2023-05-06T18:55:39+03:00</text:p>
      <text:p text:style-name="P4">
修改时间: 2023-05-06T18:55:39+03:00</text:p>
      <text:p text:style-name="P4">
描述: 在所有比赛中，贵族在过去10场比赛中赢得了第一场胜利。  - 乌克林。</text:p>
      <text:p text:style-name="P4">
图片: ["<text:a xlink:type="simple" xlink:href="https://static.ukrinform.com/photos/2023_05/thumb_files/630_360_1683388220-745.jpg" text:style-name="Internet_20_link" text:visited-style-name="Visited_20_Internet_20_Link">
630_360_16833...</text:a>
"]</text:p>
      <text:p text:style-name="P4">
标签: ['Челсі', 'АПЛ']</text:p>
      <text:p text:style-name="P4">
类型: Article</text:p>
      <!--METADATA-->
      <text:p text:style-name="P4">
<draw:frame draw:style-name="fr1" draw:name="Image225" text:anchor-type="as-char" svg:width="6.9236in" svg:height="3.956343in" draw:z-index="0">
<draw:image xlink:href="../Images/yкринформ/2023-05-06T18-55-39-03-00/630_360_1683388220-745.jpg" xlink:type="simple" xlink:show="embed" xlink:actuate="onLoad" draw:mime-type="image/jpeg"/>
</draw:frame>
在所有比赛中，贵族在过去10场比赛中赢得了第一场胜利。</text:p>
      <text:p text:style-name="P4">
乌克林福姆报道，切尔西在一个外国领域的伯恩茅斯3：1在英超联赛的第35轮比赛中以3：1的比分。</text:p>
      <text:p text:style-name="P4">
切尔西以加拉格勒，地狱和菲利克斯为特色。 对Vin负责任的“樱桃”。</text:p>
      <text:p text:style-name="P4">
乌克兰Wnger Chelsea Mikhail Mudryk在起跑线上进入了场地，但没有通过有效的行动来区分自己，并在第63分钟离开了场地。</text:p>
      <text:p text:style-name="P4">
胜利使弗兰克·莱姆帕德(Frank Lempard)的病房(Frank Lempard)成为了“樱桃”(Cherries)-14的第11阶段。</text:p>
      <text:p text:style-name="P4">
<text:span text:style-name="T4">
另请阅读：</text:span>
 <text:a xlink:type="simple" xlink:href="https://www.ukrinform.ua/rubric-sports/3705698-futbol-dzenoa-dostrokovo-pidnavsa-v-seriu-a.html" text:style-name="Internet_20_link" text:visited-style-name="Visited_20_Internet_20_Link">
<text:span text:style-name="T4">
足球</text:span>
</text:a>
据报道，曼彻斯特城领导APL，在资产34场比赛后得到82分。</text:p>
      <text:p text:style-name="P4">
照片：twitter.com/chelseafc</text:p>
      <text:p text:style-name="P4">
News Source: <text:a xlink:type="simple" xlink:href="https://www.ukrinform.ua/rubric-sports/3705716-apl-celsi-perervav-sestimatcevu-prograsnu-seriu-u-vsih-turnirah.html" text:style-name="Internet_20_link" text:visited-style-name="Visited_20_Internet_20_Link">
https://www.ukrinform.ua/rubric-sports/3705716-apl-celsi-perervav-sestimatcevu-prograsnu-seriu-u-vsih-turnirah.html</text:a>
</text:p>
      <!--NEWS-->
      <text:h text:style-name="P10" text:outline-level="1">
<text:span text:style-name="T4">
俄罗斯军队向赫尔森地区开火，受伤的妇女</text:span>
</text:h>
      <text:p text:style-name="P4">
作者: Ukrinform (Person)</text:p>
      <text:p text:style-name="P4">
出版商: Укринформ (Organization)</text:p>
      <text:p text:style-name="P4">
出版时间: 2023-05-06T18:56:00+03:00</text:p>
      <text:p text:style-name="P4">
修改时间: 2023-05-06T18:56:00+03:00</text:p>
      <text:p text:style-name="P4">
描述: 俄罗斯联邦的军队于周六向赫尔森地区开火，导致一名妇女受伤。  - 乌克林。</text:p>
      <text:p text:style-name="P4">
图片: ["<text:a xlink:type="simple" xlink:href="https://static.ukrinform.com/photos/2023_05/thumb_files/630_360_1683388433-936.jpeg" text:style-name="Internet_20_link" text:visited-style-name="Visited_20_Internet_20_Link">
630_360_16833...</text:a>
", "<text:a xlink:type="simple" xlink:href="https://static.ukrinform.com/photos/2023_05/1683388433-265.jpeg" text:style-name="Internet_20_link" text:visited-style-name="Visited_20_Internet_20_Link">
1683388433-26...</text:a>
"]</text:p>
      <text:p text:style-name="P4">
标签: ['Херсонщина', 'Війна з росією']</text:p>
      <text:p text:style-name="P4">
类型: Article</text:p>
      <!--METADATA-->
      <text:p text:style-name="P4">
<draw:frame draw:style-name="fr1" draw:name="Image226" text:anchor-type="as-char" svg:width="6.9236in" svg:height="3.956343in" draw:z-index="0">
<draw:image xlink:href="../Images/yкринформ/2023-05-06T18-56-00-03-00/630_360_1683388433-936.jpeg" xlink:type="simple" xlink:show="embed" xlink:actuate="onLoad" draw:mime-type="image/jpeg"/>
</draw:frame>
周六，陆军联合会于周六向赫尔森地区开火，导致一名妇女受伤。</text:p>
      <text:p text:style-name="P4">
根据乌克林福姆的说法，检察长的办公室报告了<text:a xlink:type="simple" xlink:href="https://t.me/pgo_gov_ua/11909" text:style-name="Internet_20_link" text:visited-style-name="Visited_20_Internet_20_Link">
</text:a>
 .</text:p>
      <text:p text:style-name="P4">
<draw:frame draw:style-name="fr1" draw:name="Image227" text:anchor-type="as-char" svg:width="6.9236in" svg:height="3.4618in" draw:z-index="0">
<draw:image xlink:href="../Images/yкринформ/2023-05-06T18-56-00-03-00/1683388433-265.jpeg" xlink:type="simple" xlink:show="embed" xlink:actuate="onLoad" draw:mime-type="image/jpeg"/>
</draw:frame>
根据调查，5月6日，俄罗斯军队再次向霍森蛇区和郊区定居点开火。</text:p>
      <text:p text:style-name="P4">
由于在一个定居点的一所私人房屋中遭受了敌对的弹丸的袭击，因此一名妇女受伤。</text:p>
      <text:p text:style-name="P4">
<text:span text:style-name="T4">
另请阅读：</text:span>
 <text:a xlink:type="simple" xlink:href="https://www.ukrinform.ua/rubric-ato/3705707-obstril-harkivsini-slidci-vilucili-ulamki-rosijskoi-raketi-h101.html" text:style-name="Internet_20_link" text:visited-style-name="Visited_20_Internet_20_Link">
<text:span text:style-name="T4">
射击</text:span>
</text:a>
在赫尔森地区检察官办公室的程序领导下，对违反战争法的刑事诉讼的案件调查(艺术的第1部分。 乌克兰《刑法》的438).</text:p>
      <text:p text:style-name="P4">
Прокурори продовжують вживати всі належні та можливі заходи для документуваннявоєнних злочинів, вчинених представниками збройних сил російської федерації.</text:p>
      <text:p text:style-name="P4">
Як повідомляв Укрінформ, армія російської федерації за минулу добу, 5 травня,здійснила 71 обстріл <text:a xlink:type="simple" xlink:href="https://www.ukrinform.ua/rubric-ato/3705489-armia-rf-za-dobu-71-raz-obstrilala-hersonsinu-dvoe-poranenih.html" text:style-name="Internet_20_link" text:visited-style-name="Visited_20_Internet_20_Link">
 </text:a>
，两个人受伤。  <text:span text:style-name="T5">
照片：检察官办公室，电报</text:span>
</text:p>
      <text:p text:style-name="P4">
News Source: <text:a xlink:type="simple" xlink:href="https://www.ukrinform.ua/rubric-ato/3705717-armia-rf-obstrilala-hersonsinu-poranena-zinka.html" text:style-name="Internet_20_link" text:visited-style-name="Visited_20_Internet_20_Link">
https://www.ukrinform.ua/rubric-ato/3705717-armia-rf-obstrilala-hersonsinu-poranena-zinka.html</text:a>
</text:p>
      <!--NEWS-->
      <text:h text:style-name="P10" text:outline-level="1">
<text:span text:style-name="T4">
在乌克兰预测寒冷，有时会下雨</text:span>
</text:h>
      <text:p text:style-name="P4">
作者: Ukrinform (Person)</text:p>
      <text:p text:style-name="P4">
出版商: Укринформ (Organization)</text:p>
      <text:p text:style-name="P4">
出版时间: 2023-05-06T19:00:00+03:00</text:p>
      <text:p text:style-name="P4">
修改时间: 2023-05-06T19:00:00+03:00</text:p>
      <text:p text:style-name="P4">
描述: 白天的短期降雨和晚上的霜冻 - 下周将在乌克兰的大领土上天气。  - 乌克林。</text:p>
      <text:p text:style-name="P4">
图片: ["<text:a xlink:type="simple" xlink:href="https://static.ukrinform.com/photos/2019_08/thumb_files/630_360_1565425943-564.jpg" text:style-name="Internet_20_link" text:visited-style-name="Visited_20_Internet_20_Link">
630_360_15654...</text:a>
"]</text:p>
      <text:p text:style-name="P4">
标签: ['Дощ', 'Погода', 'Прогноз', 'Весна']</text:p>
      <text:p text:style-name="P4">
类型: Article</text:p>
      <!--METADATA-->
      <text:p text:style-name="P4">
<draw:frame draw:style-name="fr1" draw:name="Image228" text:anchor-type="as-char" svg:width="6.9236in" svg:height="3.956343in" draw:z-index="0">
<draw:image xlink:href="../Images/yкринформ/2023-05-06T19-00-00-03-00/630_360_1565425943-564.jpg" xlink:type="simple" xlink:show="embed" xlink:actuate="onLoad" draw:mime-type="image/jpeg"/>
</draw:frame>
白天的短期降雨和晚上的霜冻 - 这将是乌克兰大区域的下周的天气。</text:p>
      <text:p text:style-name="P4">
根据乌克林福姆(Ukrinform)的说法，乌克里德顿中心(Ukrhydromet Center)报道。</text:p>
      <text:p text:style-name="P4">
特别是，在西方地区，它将多云带有清除。 中等，局部意义<text:a xlink:type="simple" xlink:href="https://www.ukrinform.ua/tag-dos" text:style-name="Internet_20_link" text:visited-style-name="Visited_20_Internet_20_Link">
</text:a>
; 晚上温度为2-7°，在下午7-12°，在跨速度15-20°(在夜间和下午2-7°的喀尔巴阡山脉高地).</text:p>
      <text:p text:style-name="P4">
На решті території мінлива хмарність, без опадів, лише на Житомирщині таВінниччині місцями короткочасний дощ; температура вночі 1-6° тепла, наповерхні ґрунту (在切尔尼希夫和苏米地区以及空中)霜冻0-5°，半圆形国家的热量为4-9°，温度为9-14°，在15-20°的南部和东南部。</text:p>
      <text:p text:style-name="P4">
东北，东部，7-12 m/s，阵风15-20m/s的阵风。</text:p>
      <text:p text:style-name="P4">
5月8日，在大多数西部和南部地区有时会下雨(在喀尔巴阡山脉里浸泡了雪)，在其余领土内没有降水。</text:p>
      <text:p text:style-name="P4">
5月9日，在短期时代的中央地区的南部，东部和地点，个人雷暴； 在其余领土内没有降水。</text:p>
      <text:p text:style-name="P4">
5月8日至9日，风为东北7-12 m/s。 5月9日，波尔塔瓦北部的北部，西北部，哈尔基夫(Kharkiv)，在弗罗斯特(Frost)0-5°的土壤表面，在3-8°的其余部分中，温度为1-6°的温度为1-6°的温度；在下午3-8°； 10-15°，经易经术，在跨载速14-19°。 在夜间和白天0-5°温暖的喀尔巴阡山脉的高地上。</text:p>
      <text:p text:style-name="P4">
5月10日至11日在该国东南部和哈尔基夫地区的小雨(5月11日)，在其余领土内没有降水。</text:p>
      <text:p text:style-name="P4">
在霜冻热量的其余部分，在霜冻0-5°的土壤表面上的其余1-6°热的跨速率和南部的温度为3-8°的热量； 第11-17°°温暖(在跨载波中最多21°)，5月10日在该国东南部和Nakarkiv地区7-13°。</text:p>
      <text:p text:style-name="P4">
<text:span text:style-name="T4">
另请阅读：</text:span>
 <text:a xlink:type="simple" xlink:href="https://www.ukrinform.ua/rubric-regions/3705646-sinoptiki-poperedzaut-pro-nicni-zamorozki.html" text:style-name="Internet_20_link" text:visited-style-name="Visited_20_Internet_20_Link">
<text:span text:style-name="T4">
霜</text:span>
</text:a>
在基辅地区，5月7日正在改变多云。 没有降水。 东北风，7-12 m/s。 晚上1-6°，在霜冻0-5°的表面，下午9-14°。</text:p>
      <text:p text:style-name="P4">
在基辅，不断变多多云。 没有降水。 向东北风，晚上4-6°的温度为7-12 m/c。下午11-13°。</text:p>
      <text:p text:style-name="P4">
5月8日至9日在该地区没有降水。 东北风，晚上1-6°的温度为7-12 m/c。在霜冻0-5°的土壤表面，下午10-15°。</text:p>
      <text:p text:style-name="P4">
在基辅没有降水的情况下。 东北风，7-12 m/s。 晚上的温度为3-5°，下午12-14°。在基辅没有降水的情况下。 晚上3-5°的温度在5月10日12-14°，11th 14-16°。</text:p>
      <text:p text:style-name="P4">
News Source: <text:a xlink:type="simple" xlink:href="https://www.ukrinform.ua/rubric-regions/3705706-v-ukraini-prognozuut-poholodanna-podekudi-iz-dosami.html" text:style-name="Internet_20_link" text:visited-style-name="Visited_20_Internet_20_Link">
https://www.ukrinform.ua/rubric-regions/3705706-v-ukraini-prognozuut-poholodanna-podekudi-iz-dosami.html</text:a>
</text:p>
      <!--NEWS-->
      <text:h text:style-name="P10" text:outline-level="1">
<text:span text:style-name="T4">
武装部队每天反映30多个敌人攻击</text:span>
</text:h>
      <text:p text:style-name="P4">
作者: Ukrinform (Person)</text:p>
      <text:p text:style-name="P4">
出版商: Укринформ (Organization)</text:p>
      <text:p text:style-name="P4">
出版时间: 2023-05-06T19:01:00+03:00</text:p>
      <text:p text:style-name="P4">
修改时间: 2023-05-06T19:01:00+03:00</text:p>
      <text:p text:style-name="P4">
描述: 俄罗斯入侵者将主要努力集中在巴赫穆特和玛丽斯基指示的进攻行动上。  - 乌克林。</text:p>
      <text:p text:style-name="P4">
图片: ["<text:a xlink:type="simple" xlink:href="https://static.ukrinform.com/photos/2023_05/thumb_files/630_360_1682957743-533.jpg" text:style-name="Internet_20_link" text:visited-style-name="Visited_20_Internet_20_Link">
630_360_16829...</text:a>
"]</text:p>
      <text:p text:style-name="P4">
标签: ['Генштаб', 'Війна з росією']</text:p>
      <text:p text:style-name="P4">
类型: Article</text:p>
      <!--METADATA-->
      <text:p text:style-name="P4">
<draw:frame draw:style-name="fr1" draw:name="Image229" text:anchor-type="as-char" svg:width="6.9236in" svg:height="3.956343in" draw:z-index="0">
<draw:image xlink:href="../Images/yкринформ/2023-05-06T19-01-00-03-00/630_360_1682957743-533.jpg" xlink:type="simple" xlink:show="embed" xlink:actuate="onLoad" draw:mime-type="image/jpeg"/>
</draw:frame>
俄罗斯的拥抱将主要努力集中在Nabakhmut和Mariinsky指示的进攻行动上。</text:p>
      <text:p text:style-name="P4">
乌克兰武装部队的总参谋部在[]中报道了这一点(https://www.facebook.com/GeneralStaff.ua/posts/pfbid02hRzhey1h6MSPRfcf5xgzjA5hqrTCsZtc2osw788NiHnJMKAQLtsRSZkPQWnriP42l)据报道，截至5月6日(星期六)截至18:00及时发布了及时的信息。</text:p>
      <text:p text:style-name="P4">
总参谋部说：“巴赫穆特(Bakhmut)和马林卡(Marinka)进行了激烈的战斗。总的来说，总共有30多次袭击。”</text:p>
      <text:p text:style-name="P4">
据报道，乌克兰航空是由总共五个中风领域的人员和军事装备集中在敌人的敌人的防空导弹综合体中进行的。</text:p>
      <text:p text:style-name="P4">
在当前的一天中，乌克兰的捍卫者摧毁了四个打击乐器136/131的打击乐器，并摧毁了两架俄罗斯人的侦察无人机。</text:p>
      <text:p text:style-name="P4">
<text:span text:style-name="T4">
另请阅读：</text:span>
 <text:a xlink:type="simple" xlink:href="https://www.ukrinform.ua/rubric-ato/3705514-ppo-zbila-nad-dnipropetrovsinou-se-odin-vorozij-bezpilotnik.html" text:style-name="Internet_20_link" text:visited-style-name="Visited_20_Internet_20_Link">
<text:span text:style-name="T4">
击倒</text:span>
</text:a>
乌克兰导弹和炮兵部队的一部分被标点符号，三个集中武器和军事装备的领域以及在入侵者火灾位置处于火炮部队中。</text:p>
      <text:p text:style-name="P4">
在当前的一天，俄罗斯军队进行了6枚导弹和25次航空罢工，以及20多个帽子连词的炮击。 入侵者尤其袭击了霍森和顿涅茨克地区的城市 -  Yar和Konstantinovka的时代。</text:p>
      <text:p text:style-name="P4">
住房大火摧毁并损坏了私人住宅和其他基础设施。</text:p>
      <text:p text:style-name="P4">
总参谋部强调，整个乌克兰领土上的导弹中风的可能性仍然很高。</text:p>
      <text:p text:style-name="P4">
<text:span text:style-name="T4">
在Volyn和Polissya方向</text:span>
尚未检测到进攻群体形成的迹象。 在白俄罗斯共和国的垃圾填埋场，对俄罗斯联邦的领土防御部门进行了培训。</text:p>
      <text:p text:style-name="P4">
<text:span text:style-name="T4">
在Siversky和Slobozhansky的指示中</text:span>
敌人在与乌克兰边境地区保留了军事发病率。 白天，俄罗斯航空在切尔尼希夫地区的扎里希奇，莱昂尼夫卡和克拉斯尼农场的地区开枪。</text:p>
      <text:p text:style-name="P4">
<text:span text:style-name="T4">
另请阅读：</text:span>
 <text:a xlink:type="simple" xlink:href="https://www.ukrinform.ua/rubric-ato/3705600-rosiani-vdarili-po-zaporizzu-z-iskandera-ta-104-razi-za-dobu-obstrilali-oblast.html" text:style-name="Internet_20_link" text:visited-style-name="Visited_20_Internet_20_Link">
<text:span text:style-name="T4">
射击</text:span>
</text:a>
</text:p>
      <text:p text:style-name="P4">
<text:span text:style-name="T4">
在库皮斯克方向</text:span>
俄罗斯军队对辛维夫卡的不利作用进行了不成功的进攻行动。 俄罗斯人的炮兵和迫击击袭击是第一个，两年，西部，sindivka，沙子，樱桃和斯特尔马乔夫kivkivka地区。</text:p>
      <text:p text:style-name="P4">
<text:span text:style-name="T4">
在利马方向</text:span>
入侵者正在寻找乌克兰Vetron的弱点。 敌人朝着Bigorivka的方向进行了进攻行动，但没有成功，但没有取得成功，袭击了Makeevka和Nevsky Luhansk地区，Bigorivka和有争议的Donetsk地区的炮兵。</text:p>
      <text:p text:style-name="P4">
<text:span text:style-name="T4">
在巴赫穆特(Bakhmut)方向</text:span>
俄罗斯军队继续采取进攻行动，在巴赫穆特(Bakhmut)作战。 在俄罗斯联合会的那天，它在Bogdanivka，Ivanovsky，Predive and New York的指示下没有成功。</text:p>
      <text:p text:style-name="P4">
<text:span text:style-name="T4">
另请阅读：</text:span>
 <text:a xlink:type="simple" xlink:href="https://www.ukrinform.ua/rubric-ato/3705703-u-minoboroni-zaklikali-ne-sukati-glibokih-sensiv-u-zaavah-rosijskih-vatazkiv.html" text:style-name="Internet_20_link" text:visited-style-name="Visited_20_Internet_20_Link">
</text:a>
光荣的炮击受到开朗，Orikhovo-Vasylivka，Markovo，Grigorivka，Bakhmut，Ivanivske，Yar，Konstantinovka，Alexander-Schultine，South，South，Toretsk，Toretsk，North，North和New York donetsk地区的影响。</text:p>
      <text:p text:style-name="P4">
<text:span text:style-name="T4">
在Avdeevsky的方向</text:span>
进攻行动当天，俄罗斯人不是，而是<text:a xlink:type="simple" xlink:href="https://www.ukrinform.ua/tag-obstril" text:style-name="Internet_20_link" text:visited-style-name="Visited_20_Internet_20_Link">
</text:a>
Berdychi，Avdiivka，Severne，Karlovka，Netaylovo和Pervomaisk Donetsk地区。</text:p>
      <text:p text:style-name="P4">
<text:span text:style-name="T4">
在Mariinsky方向</text:span>
防御部队反映了Marinka地区的众多攻击。 敌对的中风遭到了顿涅茨克地区的圣塔普德(St. Tapobed)的折磨。</text:p>
      <text:p text:style-name="P4">
<text:span text:style-name="T4">
在矿物方向上</text:span>
在进攻行动的那天，俄罗斯军队被驱使了顿涅茨克地区的水，煤炭，前体和Zolotunyev。</text:p>
      <text:p text:style-name="P4">
<text:span text:style-name="T4">
在Zaporizhzhya和Kherson的指示中</text:span>
敌人继续在战斗恢复线附近保持防御和开火定居点。</text:p>
      <text:p text:style-name="P4">
俄罗斯军队尤其是在伯拉特斯基，自由领域和诺维波尔·顿涅茨克·奥布拉斯特(Novopol Donetsk Oblast)殴打，在奥尔吉夫斯基，马利诺诺夫卡，古利亚波尔，魔术师，魔术，怀特，马利姆托克马赫，诺瓦多尼利夫卡，小舍尔巴基和小型sherbaky和kamyansk zaporizhzhia地区。</text:p>
      <text:p text:style-name="P4">
据总参谋部称，俄罗斯入侵者继续掠夺乌克兰公民和暂时捕获的领土的企业。</text:p>
      <text:p text:style-name="P4">
<text:span text:style-name="T4">
另请阅读：</text:span>
 <text:a xlink:type="simple" xlink:href="https://www.ukrinform.ua/rubric-ato/3705717-armia-rf-obstrilala-hersonsinu-poranena-zinka.html" text:style-name="Internet_20_link" text:visited-style-name="Visited_20_Internet_20_Link">
<text:span text:style-name="T4">
 kherson </text:span>
</text:a>
</text:p>
      <text:p text:style-name="P4">
总裁指出：“越来越多的信息受到敌人人员的道德和心理状态较低的信息。”</text:p>
      <text:p text:style-name="P4">
可以确定的是，在穆林尼克地区俄罗斯军队的一个部门中，指挥官公开称为下属“ cannonomas”。</text:p>
      <text:p text:style-name="P4">
除其他事项外，俄罗斯军人抱怨医疗支持不令人满意，缺乏个人保护设备和设备。很少有一半的人员没有机会发行付款卡，并且在死亡时不会收到房屋。</text:p>
      <text:p text:style-name="P4">
根据乌克林福姆的报道，5月6日晚上<text:a xlink:type="simple" xlink:href="https://www.ukrinform.ua/rubric-ato/3705570-vnoci-nad-ukrainou-ppo-znisila-visim-sahediv.html" text:style-name="Internet_20_link" text:visited-style-name="Visited_20_Internet_20_Link">
</text:a>
</text:p>
      <text:p text:style-name="P4">
News Source: <text:a xlink:type="simple" xlink:href="https://www.ukrinform.ua/rubric-ato/3705723-rosiani-zoseredili-sili-na-vedenni-nastupu-na-dvoh-napramkah-genstab.html" text:style-name="Internet_20_link" text:visited-style-name="Visited_20_Internet_20_Link">
https://www.ukrinform.ua/rubric-ato/3705723-rosiani-zoseredili-sili-na-vedenni-nastupu-na-dvoh-napramkah-genstab.html</text:a>
</text:p>
      <!--NEWS-->
      <text:h text:style-name="P10" text:outline-level="1">
<text:span text:style-name="T4">
曼城赢得了LED并加强了APL的领导</text:span>
</text:h>
      <text:p text:style-name="P4">
作者: Ukrinform (Person)</text:p>
      <text:p text:style-name="P4">
出版商: Укринформ (Organization)</text:p>
      <text:p text:style-name="P4">
出版时间: 2023-05-06T19:05:06+03:00</text:p>
      <text:p text:style-name="P4">
修改时间: 2023-05-06T19:05:06+03:00</text:p>
      <text:p text:style-name="P4">
描述: “当地人”领先于桌子中的4分。  - 乌克林。</text:p>
      <text:p text:style-name="P4">
图片: ["<text:a xlink:type="simple" xlink:href="https://static.ukrinform.com/photos/2023_05/thumb_files/630_360_1683389052-879.jpg" text:style-name="Internet_20_link" text:visited-style-name="Visited_20_Internet_20_Link">
630_360_16833...</text:a>
"]</text:p>
      <text:p text:style-name="P4">
标签: ['Футбол', 'Манчестер Сіті', 'АПЛ']</text:p>
      <text:p text:style-name="P4">
类型: Article</text:p>
      <!--METADATA-->
      <text:p text:style-name="P4">
<draw:frame draw:style-name="fr1" draw:name="Image230" text:anchor-type="as-char" svg:width="6.9236in" svg:height="3.956343in" draw:z-index="0">
<draw:image xlink:href="../Images/yкринформ/2023-05-06T19-05-06-03-00/630_360_1683389052-879.jpg" xlink:type="simple" xlink:show="embed" xlink:actuate="onLoad" draw:mime-type="image/jpeg"/>
</draw:frame>
“当地人”领先于桌子中的4分。</text:p>
      <text:p text:style-name="P4">
乌克林福姆报道，曼彻斯特城在英超联赛的第35轮中以2：1击败了盖子。</text:p>
      <text:p text:style-name="P4">
作为当地人的一部分，Gundogan被分为两次。 LED回答了Goom Rodrigo。</text:p>
      <text:p text:style-name="P4">
<text:span text:style-name="T4">
另请阅读：</text:span>
 <text:a xlink:type="simple" xlink:href="https://www.ukrinform.ua/rubric-sports/3705716-apl-celsi-perervav-sestimatcevu-prograsnu-seriu-u-vsih-turnirah.html" text:style-name="Internet_20_link" text:visited-style-name="Visited_20_Internet_20_Link">
<text:span text:style-name="T4">
切尔西</text:span>
</text:a>
瓜迪奥利(Guardioli)的Hosep病房负责英格兰冠军，这项资产负有82次职务。</text:p>
      <text:p text:style-name="P4">
照片：mancity.com</text:p>
      <text:p text:style-name="P4">
News Source: <text:a xlink:type="simple" xlink:href="https://www.ukrinform.ua/rubric-sports/3705719-man-siti-peremig-lids-i-zmicniv-liderstvo-v-apl.html" text:style-name="Internet_20_link" text:visited-style-name="Visited_20_Internet_20_Link">
https://www.ukrinform.ua/rubric-sports/3705719-man-siti-peremig-lids-i-zmicniv-liderstvo-v-apl.html</text:a>
</text:p>
      <!--NEWS-->
      <text:h text:style-name="P10" text:outline-level="1">
<text:span text:style-name="T4">
在库森地区，在烟火技术的矿工中，六名死者被解雇了</text:span>
</text:h>
      <text:p text:style-name="P4">
作者: Ukrinform (Person)</text:p>
      <text:p text:style-name="P4">
出版商: Укринформ (Organization)</text:p>
      <text:p text:style-name="P4">
出版时间: 2023-05-06T19:09:00+03:00</text:p>
      <text:p text:style-name="P4">
修改时间: 2023-05-06T19:09:00+03:00</text:p>
      <text:p text:style-name="P4">
描述: 在赫尔森地区，在执行烟火技术的任务时，遭到了抨击，六名专家被杀。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Розмінування', 'Війна з росією']</text:p>
      <text:p text:style-name="P4">
类型: Article</text:p>
      <!--METADATA-->
      <text:p text:style-name="P4">
<draw:frame draw:style-name="fr1" draw:name="Image231" text:anchor-type="as-char" svg:width="6.9236in" svg:height="3.948443in" draw:z-index="0">
<draw:image xlink:href="../Images/yкринформ/2023-05-06T19-09-00-03-00/630_360_1538997483-946.jpg" xlink:type="simple" xlink:show="embed" xlink:actuate="onLoad" draw:mime-type="image/jpeg"/>
</draw:frame>
在执行烟火技术的任务期间，乌赫森地区被解雇了，六名专家被杀。</text:p>
      <text:p text:style-name="P4">
根据乌克林福姆的说法，州紧急服务在[]中报告(https://www.facebook.com/MNS.GOV.UA/posts/pfbid02BhZuAqkL91FJ5pfQwLRc72ivr7E2c5BcBMBPYnM4YqhvrhiP7Ngs29E2MDx5aamnl).</text:p>
      <text:p text:style-name="P4">
"Світ повинен про це знати!Сьогодні ДСНС втратила частину своєї родини. Підчас виконання завдань з розмінування на Херсонщині, наші піротехніки потрапилипід <text:a xlink:type="simple" xlink:href="https://www.ukrinform.ua/tag-obstril" text:style-name="Internet_20_link" text:visited-style-name="Visited_20_Internet_20_Link">
 </text:a>
。 六个专家已同意。 另外两个，其中一个是一名护理人员，他们受伤了，现在已知。 SES主席Sergey Kruk说。</text:p>
      <text:p text:style-name="P4">
他向家人和亲人表示哀悼。 SES主席补充说：“恐怖分子继续违反所有国际法规则，解雇了我们的家伙，他们不是第一个交换侵略者被弹药紧紧抛弃的领土的月份。”</text:p>
      <text:p text:style-name="P4">
<text:span text:style-name="T4">
另请阅读：</text:span>
 <text:a xlink:type="simple" xlink:href="https://www.ukrinform.ua/rubric-ato/3705669-rosiani-obstrilali-se-pat-prikordonnih-sil-sumsini-ta-cernigivsini.html" text:style-name="Internet_20_link" text:visited-style-name="Visited_20_Internet_20_Link">
<text:span text:style-name="T4">
射击</text:span>
</text:a>
如报道<text:a xlink:type="simple" xlink:href="https://www.ukrinform.ua/rubric-ato/3705717-armia-rf-obstrilala-hersonsinu-poranena-zinka.html" text:style-name="Internet_20_link" text:visited-style-name="Visited_20_Internet_20_Link">
</text:a>
4月6日，俄罗斯子机构联合会的军队向赫尔森地区开火，导致一名妇女。</text:p>
      <text:p text:style-name="P4">
News Source: <text:a xlink:type="simple" xlink:href="https://www.ukrinform.ua/rubric-ato/3705722-na-hersonsini-pid-cas-rozminuvanna-pirotehniki-potrapili-pid-obstril-sestero-zagiblih.html" text:style-name="Internet_20_link" text:visited-style-name="Visited_20_Internet_20_Link">
https://www.ukrinform.ua/rubric-ato/3705722-na-hersonsini-pid-cas-rozminuvanna-pirotehniki-potrapili-pid-obstril-sestero-zagiblih.html</text:a>
</text:p>
      <!--NEWS-->
      <text:h text:style-name="P10" text:outline-level="1">
<text:span text:style-name="T4">
乌克兰斯维托利纳在法国的WTA锦标赛125的半决赛中停下来</text:span>
</text:h>
      <text:p text:style-name="P4">
作者: Ukrinform (Person)</text:p>
      <text:p text:style-name="P4">
出版商: Укринформ (Organization)</text:p>
      <text:p text:style-name="P4">
出版时间: 2023-05-06T19:10:49+03:00</text:p>
      <text:p text:style-name="P4">
修改时间: 2023-05-06T19:10:49+03:00</text:p>
      <text:p text:style-name="P4">
描述: 乌克兰网球运动员Elina Svitolina（＃1088 WTA）在法国的WTA锦标赛125的1/2决赛中失去了美国人史蒂文斯（＃48 WTA）。  - 乌克林。</text:p>
      <text:p text:style-name="P4">
图片: ["<text:a xlink:type="simple" xlink:href="https://static.ukrinform.com/photos/2023_05/thumb_files/630_360_1683389399-841.jpg" text:style-name="Internet_20_link" text:visited-style-name="Visited_20_Internet_20_Link">
630_360_16833...</text:a>
"]</text:p>
      <text:p text:style-name="P4">
标签: ['Світоліна', 'Теніс']</text:p>
      <text:p text:style-name="P4">
类型: Article</text:p>
      <!--METADATA-->
      <text:p text:style-name="P4">
<draw:frame draw:style-name="fr1" draw:name="Image232" text:anchor-type="as-char" svg:width="6.9236in" svg:height="3.956343in" draw:z-index="0">
<draw:image xlink:href="../Images/yкринформ/2023-05-06T19-10-49-03-00/630_360_1683389399-841.jpg" xlink:type="simple" xlink:show="embed" xlink:actuate="onLoad" draw:mime-type="image/jpeg"/>
</draw:frame>
乌克兰Svina Svitolina(№1088WTA)失去的美国人stevens(№48WTA)在法国WTA锦标赛125的1/2决赛中。</text:p>
      <text:p text:style-name="P4">
乌克兰人让位于2：0的得分(7：5，7：6)，报道乌克林福姆。</text:p>
      <text:p text:style-name="P4">
比赛持续了2小时19分钟。 乌克兰卡已经提交了2次，犯了2年的错误，并进行了5/15的突破点。</text:p>
      <text:p text:style-name="P4">
在第一盘中，斯维托利纳(Svitolina)领先5：2，但美国人能够赢得塞思(Seth)。</text:p>
      <text:p text:style-name="P4">
最后一名网球运动员在2018年WWTA-2018决赛的决赛中互相比赛，埃琳娜(Elina)庆祝了胜利。 他们的眼对抗得分-3：2赞成美国人。</text:p>
      <text:p text:style-name="P4">
在进入四分之一决赛的途中，斯维托林击败了迪帕帕米哈尔，伊萨尔班邦特尔和莱尔·珍扬。</text:p>
      <text:p text:style-name="P4">
<text:span text:style-name="T4">
另请阅读：</text:span>
 <text:a xlink:type="simple" xlink:href="https://www.ukrinform.ua/rubric-sports/3705647-snigur-postupilasa-ispanci-u-pivfinali-turniru-itf-v-tossademar.html" text:style-name="Internet_20_link" text:visited-style-name="Visited_20_Internet_20_Link">
</text:a>
据报道，对于Svitolina来说，这是自2021年8月以来的第一个WTA半决赛。</text:p>
      <text:p text:style-name="P4">
照片：btu.org.ua</text:p>
      <text:p text:style-name="P4">
News Source: <text:a xlink:type="simple" xlink:href="https://www.ukrinform.ua/rubric-sports/3705724-ukrainka-svitolina-zupinilasa-u-pivfinali-turniru-wta-125-u-francii.html" text:style-name="Internet_20_link" text:visited-style-name="Visited_20_Internet_20_Link">
https://www.ukrinform.ua/rubric-sports/3705724-ukrainka-svitolina-zupinilasa-u-pivfinali-turniru-wta-125-u-francii.html</text:a>
</text:p>
      <!--NEWS-->
      <text:h text:style-name="P10" text:outline-level="1">
<text:span text:style-name="T4">
预计在乌克兰，经济部将积极参与DFC的军事风险保险</text:span>
</text:h>
      <text:p text:style-name="P4">
作者: Ukrinform (Person)</text:p>
      <text:p text:style-name="P4">
出版商: Укринформ (Organization)</text:p>
      <text:p text:style-name="P4">
出版时间: 2023-05-06T19:14:00+03:00</text:p>
      <text:p text:style-name="P4">
修改时间: 2023-05-06T19:14:00+03:00</text:p>
      <text:p text:style-name="P4">
描述: 经济部预计，美国国际发展融资（DFC）将参与乌克兰提供军事风险保险。  - 乌克林。</text:p>
      <text:p text:style-name="P4">
图片: ["<text:a xlink:type="simple" xlink:href="https://static.ukrinform.com/photos/2023_05/thumb_files/630_360_1683389493-701.jpg" text:style-name="Internet_20_link" text:visited-style-name="Visited_20_Internet_20_Link">
630_360_16833...</text:a>
"]</text:p>
      <text:p text:style-name="P4">
标签: ['Мінекономіки', 'США', 'Страхування', 'Війна з росією']</text:p>
      <text:p text:style-name="P4">
类型: Article</text:p>
      <!--METADATA-->
      <text:p text:style-name="P4">
<draw:frame draw:style-name="fr1" draw:name="Image233" text:anchor-type="as-char" svg:width="6.9236in" svg:height="3.956343in" draw:z-index="0">
<draw:image xlink:href="../Images/yкринформ/2023-05-06T19-14-00-03-00/630_360_1683389493-701.jpg" xlink:type="simple" xlink:show="embed" xlink:actuate="onLoad" draw:mime-type="image/jpeg"/>
</draw:frame>
经济部期望一家美国公司为国际发展提供资金(DFC)它将参与在乌克兰提供军事上升保险。</text:p>
      <text:p text:style-name="P4">
根据乌克林福姆的说法，新闻服务报告<text:a xlink:type="simple" xlink:href="https://www.me.gov.ua/News/Detail" text:style-name="Internet_20_link" text:visited-style-name="Visited_20_Internet_20_Link">
</text:a>
。</text:p>
      <text:p text:style-name="P4">
值得注意的是，第一位维塞勒米尔 - 米尼斯特 - 经济部长Yuliasviridenko 4月5日与DFC Scott Natano的执行董事举行了有关保险合作的住宅讨论<text:a xlink:type="simple" xlink:href="https://www.ukrinform.ua/tag-vijna" text:style-name="Internet_20_link" text:visited-style-name="Visited_20_Internet_20_Link">
</text:a>
乌克兰私营部门的风险和投资。</text:p>
      <text:p text:style-name="P4">
“乌克兰业务预计将开始这样一个重要的财务工具，例如军事风险的保险。 我们希望在伦敦恢复乌克兰的会议上与利益相关者(例如Miga，IFC Taebrr)等利益相关者的合作和联合计划的结果。 DFC公司已经使用了所有可用工具来动员乌克兰私营部门的投资。 我们还期望对许多项目进行积极的决定，这些项目是考虑到公司的，包括乌克兰军事风险保险项目。” Sviridenko强调。</text:p>
      <text:p text:style-name="P4">
她补充说，DFC有意动员10亿美元在乌克兰确保在乌克兰战略部门创建新项目，例如能源，粮食安全，社会和关键基础设施的重建，军事技术，IT等。 此外，DFCC是在乌克兰的一个新投资项目，以2500万美元的Horizo​​n Capital Growth Fund IV作为有限的责任合作伙伴。</text:p>
      <text:p text:style-name="P4">
根据乌克兰世界银行的最后一份RDNA报告，今年维持保险和军事风险，有必要从捐助者那里至少动员至少5亿美元，这可以是乘数x2。</text:p>
      <text:p text:style-name="P4">
“ DFC专注于在乌克兰私营部门动员资本，坚持存在军事风险是这一过程的重要组成部分。 对于DFC来说，重要的是要了解我们可以投资的潜在项目的建议。</text:p>
      <text:p text:style-name="P4">
<text:span text:style-name="T4">
另请阅读：</text:span>
 <text:a xlink:type="simple" xlink:href="https://www.ukrinform.ua/rubric-economy/3702028-smigal-zustrivsa-z-predstavnikami-usaid-ta-amerikanskoi-korporacii-dfc.html" text:style-name="Internet_20_link" text:visited-style-name="Visited_20_Internet_20_Link">
<text:span text:style-name="T4">
 DFC </text:span>
</text:a>
</text:p>
      <text:p text:style-name="P4">
照片：www.mei.gov.ua</text:p>
      <text:p text:style-name="P4">
News Source: <text:a xlink:type="simple" xlink:href="https://www.ukrinform.ua/rubric-economy/3705725-minekonomiki-ocikue-na-aktivnu-ucast-dfc-u-strahuvanni-voennih-rizikiv-v-ukraini.html" text:style-name="Internet_20_link" text:visited-style-name="Visited_20_Internet_20_Link">
https://www.ukrinform.ua/rubric-economy/3705725-minekonomiki-ocikue-na-aktivnu-ucast-dfc-u-strahuvanni-voennih-rizikiv-v-ukraini.html</text:a>
</text:p>
      <!--NEWS-->
      <text:h text:style-name="P10" text:outline-level="1">
<text:span text:style-name="T4">
亚历克西（Alexi）的姐妹成为世界杯艺术游泳的第一场</text:span>
</text:h>
      <text:p text:style-name="P4">
作者: Ukrinform (Person)</text:p>
      <text:p text:style-name="P4">
出版商: Укринформ (Organization)</text:p>
      <text:p text:style-name="P4">
出版时间: 2023-05-06T19:18:00+03:00</text:p>
      <text:p text:style-name="P4">
修改时间: 2023-05-06T19:18:00+03:00</text:p>
      <text:p text:style-name="P4">
描述: 乌克兰人在世界杯上的任意计划中的二重奏中取得了胜利。  - 乌克林。</text:p>
      <text:p text:style-name="P4">
图片: ["<text:a xlink:type="simple" xlink:href="https://static.ukrinform.com/photos/2023_05/thumb_files/630_360_1683389831-336.jpg" text:style-name="Internet_20_link" text:visited-style-name="Visited_20_Internet_20_Link">
630_360_16833...</text:a>
"]</text:p>
      <text:p text:style-name="P4">
标签: ['синхронне плавання']</text:p>
      <text:p text:style-name="P4">
类型: Article</text:p>
      <!--METADATA-->
      <text:p text:style-name="P4">
<draw:frame draw:style-name="fr1" draw:name="Image234" text:anchor-type="as-char" svg:width="6.9236in" svg:height="3.956343in" draw:z-index="0">
<draw:image xlink:href="../Images/yкринформ/2023-05-06T19-18-00-03-00/630_360_1683389831-336.jpg" xlink:type="simple" xlink:show="embed" xlink:actuate="onLoad" draw:mime-type="image/jpeg"/>
</draw:frame>
乌克兰的二重奏在世界杯上的任意节目中。</text:p>
      <text:p text:style-name="P4">
乌克林福姆报道，乌克兰卡码头和弗拉迪斯拉夫·亚历克西亚娃(Vladislav Aleksiaeva)成为世界第二阶段游泳世界的获胜者，该世界在法国蒙彼利埃(French Montpellier)举行。</text:p>
      <text:p text:style-name="P4">
乌克兰人在任意计划中赢得了二重奏比赛。 他们演讲的护理得到370,2791分。 对于他们来说，这是2023年第三名COP。</text:p>
      <text:p text:style-name="P4">
<text:span text:style-name="T4">
另请阅读：</text:span>
 <text:a xlink:type="simple" xlink:href="https://www.ukrinform.ua/rubric-sports/3705609-marta-fedina-vigrala-sribnu-medal-na-kubku-svitu-z-artisticnogo-plavanna.html" text:style-name="Internet_20_link" text:visited-style-name="Visited_20_Internet_20_Link">
<text:span text:style-name="T4">
 fedina </text:span>
</text:a>
这枚奖牌成为乌克兰在这位警察上的第二枚。</text:p>
      <text:p text:style-name="P4">
照片：盖蒂图像</text:p>
      <text:p text:style-name="P4">
News Source: <text:a xlink:type="simple" xlink:href="https://www.ukrinform.ua/rubric-sports/3705727-sestri-aleksiivi-stali-persimi-na-etapi-kubka-svitu-z-artisticnogo-plavanna.html" text:style-name="Internet_20_link" text:visited-style-name="Visited_20_Internet_20_Link">
https://www.ukrinform.ua/rubric-sports/3705727-sestri-aleksiivi-stali-persimi-na-etapi-kubka-svitu-z-artisticnogo-plavanna.html</text:a>
</text:p>
      <!--NEWS-->
      <text:h text:style-name="P10" text:outline-level="1">
<text:span text:style-name="T4">
空军销毁了五架俄罗斯无人机</text:span>
</text:h>
      <text:p text:style-name="P4">
作者: Ukrinform (Person)</text:p>
      <text:p text:style-name="P4">
出版商: Укринформ (Organization)</text:p>
      <text:p text:style-name="P4">
出版时间: 2023-05-06T19:21:00+03:00</text:p>
      <text:p text:style-name="P4">
修改时间: 2023-05-06T19:21:00+03:00</text:p>
      <text:p text:style-name="P4">
描述: 5月6日星期六，乌克兰武装部队的空军摧毁了四个俄罗斯的手术水平和一种冲击类型的“柳叶刀”。  - 乌克林。</text:p>
      <text:p text:style-name="P4">
图片: ["<text:a xlink:type="simple" xlink:href="https://static.ukrinform.com/photos/2023_03/thumb_files/630_360_1680242099-410.jpg" text:style-name="Internet_20_link" text:visited-style-name="Visited_20_Internet_20_Link">
630_360_16802...</text:a>
", "<text:a xlink:type="simple" xlink:href="https://static.ukrinform.com/photos/2023_05/1683390134-788.jpeg" text:style-name="Internet_20_link" text:visited-style-name="Visited_20_Internet_20_Link">
1683390134-78...</text:a>
"]</text:p>
      <text:p text:style-name="P4">
标签: ['Безпілотник', 'Повітряні сили ЗСУ', 'Війна з росією']</text:p>
      <text:p text:style-name="P4">
类型: Article</text:p>
      <!--METADATA-->
      <text:p text:style-name="P4">
<draw:frame draw:style-name="fr1" draw:name="Image235" text:anchor-type="as-char" svg:width="6.9236in" svg:height="3.956343in" draw:z-index="0">
<draw:image xlink:href="../Images/yкринформ/2023-05-06T19-21-00-03-00/630_360_1680242099-410.jpg" xlink:type="simple" xlink:show="embed" xlink:actuate="onLoad" draw:mime-type="image/jpeg"/>
</draw:frame>
乌克兰空军于5月6日星期六摧毁了四个俄罗斯手术水平和一种冲击类型的“柳叶刀”。</text:p>
      <text:p text:style-name="P4">
根据乌克林福姆的说法，乌克兰中尉武装部队的空军指挥官在[]中报道(https://t.me/MykolaOleshchuk/44)“在5月6日的那天，五个敌军和对乌克兰武装部队空军空军的防空手段被摧毁(https://www.ukrinform.ua/tag-bezpilotnik)：他说，四项操作水平和一种冲击无人机类型的“柳叶刀”， - 他说。</text:p>
      <text:p text:style-name="P4">
<draw:frame draw:style-name="fr1" draw:name="Image236" text:anchor-type="as-char" svg:width="6.9236in" svg:height="6.9236in" draw:z-index="0">
<draw:image xlink:href="../Images/yкринформ/2023-05-06T19-21-00-03-00/1683390134-788.jpeg" xlink:type="simple" xlink:show="embed" xlink:actuate="onLoad" draw:mime-type="image/jpeg"/>
</draw:frame>
<text:span text:style-name="T4">
另请阅读：</text:span>
 <text:a xlink:type="simple" xlink:href="https://www.ukrinform.ua/rubric-ato/3705541-nad-krivim-rogom-zbili-vorozij-bezpilotnik.html" text:style-name="Internet_20_link" text:visited-style-name="Visited_20_Internet_20_Link">
</text:a>
正如乌克林福姆报道的那样，在5月6日晚上，俄罗斯军队袭击了乌克兰，乌克兰是Droam-Kamikadze型Shahd-136/131的南部方向。 空军 <text:a xlink:type="simple" xlink:href="https://www.ukrinform.ua/rubric-ato/3705570-vnoci-nad-ukrainou-ppo-znisila-visim-sahediv.html" text:style-name="Internet_20_link" text:visited-style-name="Visited_20_Internet_20_Link">
</text:a>
照片：盖蒂图像</text:p>
      <text:p text:style-name="P4">
News Source: <text:a xlink:type="simple" xlink:href="https://www.ukrinform.ua/rubric-ato/3705728-povitrani-sili-znisili-se-pat-rosijskih-bezpilotnikiv.html" text:style-name="Internet_20_link" text:visited-style-name="Visited_20_Internet_20_Link">
https://www.ukrinform.ua/rubric-ato/3705728-povitrani-sili-znisili-se-pat-rosijskih-bezpilotnikiv.html</text:a>
</text:p>
      <!--NEWS-->
      <text:h text:style-name="P10" text:outline-level="1">
<text:span text:style-name="T4">
SBU从被囚禁中展示了乌克兰捍卫者的一次会议</text:span>
</text:h>
      <text:p text:style-name="P4">
作者: Ukrinform (Person)</text:p>
      <text:p text:style-name="P4">
出版商: Укринформ (Organization)</text:p>
      <text:p text:style-name="P4">
出版时间: 2023-05-06T19:40:00+03:00</text:p>
      <text:p text:style-name="P4">
修改时间: 2023-05-06T19:40:00+03:00</text:p>
      <text:p text:style-name="P4">
描述: 乌克兰的安全局显示，由于5月6日星期六的交流，乌克兰捍卫者从俄罗斯囚禁中解放了一次视频会议。  - 乌克林。</text:p>
      <text:p text:style-name="P4">
图片: ["<text:a xlink:type="simple" xlink:href="https://static.ukrinform.com/photos/2023_05/thumb_files/630_360_1683392287-428.jpg" text:style-name="Internet_20_link" text:visited-style-name="Visited_20_Internet_20_Link">
630_360_16833...</text:a>
"]</text:p>
      <text:p text:style-name="P4">
标签: ['СБУ', 'Військові', 'Полонені', 'Війна з росією']</text:p>
      <text:p text:style-name="P4">
类型: Article</text:p>
      <!--METADATA-->
      <text:p text:style-name="P4">
<draw:frame draw:style-name="fr1" draw:name="Image237" text:anchor-type="as-char" svg:width="6.9236in" svg:height="3.956343in" draw:z-index="0">
<draw:image xlink:href="../Images/yкринформ/2023-05-06T19-40-00-03-00/630_360_1683392287-428.jpg" xlink:type="simple" xlink:show="embed" xlink:actuate="onLoad" draw:mime-type="image/jpeg"/>
</draw:frame>
乌克兰的服务展示了一段视频，该视频是5月6日(星期六)交换后，乌克兰捍卫者被俘虏解放的乌克兰捍卫者会议。</text:p>
      <text:p text:style-name="P4">
正如乌克林福姆报道的那样，这已经报道了<text:a xlink:type="simple" xlink:href="https://ssu.gov.ua/novyny/z-polonu-zvilnyly-shche-45-ukraintsiv-video-sbu" text:style-name="Internet_20_link" text:visited-style-name="Visited_20_Internet_20_Link">
</text:a>
。</text:p>
      <text:p text:style-name="P4">
“又有45张从囚禁中释放<text:a xlink:type="simple" xlink:href="https://www.ukrinform.ua/tag-vijskovi" text:style-name="Internet_20_link" text:visited-style-name="Visited_20_Internet_20_Link">
</text:a>
。 该部门说：“搜查和释放中提琴联合中心的核心是在战俘问题上执行了协调总部的决定。”</text:p>
      <text:p text:style-name="P4">
<text:span text:style-name="T5">
video：sbu</text:span>
</text:p>
      <text:p text:style-name="P4">
<text:span text:style-name="T4">
另请阅读：</text:span>
 <text:a xlink:type="simple" xlink:href="https://www.ukrinform.ua/rubric-ato/3705582-u-poloni-rf-perebuvaut-kilka-soten-zinokvijskovih-koordinacijnij-stab.html" text:style-name="Internet_20_link" text:visited-style-name="Visited_20_Internet_20_Link">
<text:span text:style-name="T4">
囚禁</text:span>
</text:a>
如报道<text:a xlink:type="simple" xlink:href="https://www.ukrinform.ua/rubric-ato/3705662-ukraina-povernula-z-rosijskogo-polonu-se-45-zahisnikiv-azovstali.html" text:style-name="Internet_20_link" text:visited-style-name="Visited_20_Internet_20_Link">
</text:a>
，5月6日，乌克兰返回了45名Azovstal Defenders，他们被俘虏。 媒介 - 乌克兰国防智能局主要撤离“直升机”任务的参与者。</text:p>
      <text:p text:style-name="P4">
<text:span text:style-name="T5">
foto：Andriy Yermak / Telegram</text:span>
</text:p>
      <text:p text:style-name="P4">
News Source: <text:a xlink:type="simple" xlink:href="https://www.ukrinform.ua/rubric-ato/3705740-sbu-pokazala-zustric-ukrainskih-zahisnikiv-z-polonu.html" text:style-name="Internet_20_link" text:visited-style-name="Visited_20_Internet_20_Link">
https://www.ukrinform.ua/rubric-ato/3705740-sbu-pokazala-zustric-ukrainskih-zahisnikiv-z-polonu.html</text:a>
</text:p>
      <!--NEWS-->
      <text:h text:style-name="P10" text:outline-level="1">
<text:span text:style-name="T4">
密西西比州发生在一个聚会上 - 死者，至少六人受伤</text:span>
</text:h>
      <text:p text:style-name="P4">
作者: Ukrinform (Person)</text:p>
      <text:p text:style-name="P4">
出版商: Укринформ (Organization)</text:p>
      <text:p text:style-name="P4">
出版时间: 2023-05-06T19:45:00+03:00</text:p>
      <text:p text:style-name="P4">
修改时间: 2023-05-06T19:45:00+03:00</text:p>
      <text:p text:style-name="P4">
描述: 当地警方说，周五晚上，一家餐馆的一家餐馆里，至少有六人在周五晚上的一家餐厅受伤。  - 乌克林。</text:p>
      <text:p text:style-name="P4">
图片: ["<text:a xlink:type="simple" xlink:href="https://static.ukrinform.com/photos/2019_08/thumb_files/630_360_1565003595-957.jpg" text:style-name="Internet_20_link" text:visited-style-name="Visited_20_Internet_20_Link">
630_360_15650...</text:a>
"]</text:p>
      <text:p text:style-name="P4">
标签: ['Поранені', 'США', 'Стрілянина', 'Загибель']</text:p>
      <text:p text:style-name="P4">
类型: Article</text:p>
      <!--METADATA-->
      <text:p text:style-name="P4">
<draw:frame draw:style-name="fr1" draw:name="Image238" text:anchor-type="as-char" svg:width="6.9236in" svg:height="3.956343in" draw:z-index="0">
<draw:image xlink:href="../Images/yкринформ/2023-05-06T19-45-00-03-00/630_360_1565003595-957.jpg" xlink:type="simple" xlink:show="embed" xlink:actuate="onLoad" draw:mime-type="image/jpeg"/>
</draw:frame>
当地警方说，一个人被杀，周五晚些时候在密西西比州的一场聚会上，至少有六人受伤。</text:p>
      <text:p text:style-name="P4">
正如乌克林福姆报道的那样，它报告了<text:a xlink:type="simple" xlink:href="https://apnews.com/article/mississippi-fatal-shooting-restaurant-cinco-de-mayo-ada3d67f49b3a4a03260a4dcf21c4604" text:style-name="Internet_20_link" text:visited-style-name="Visited_20_Internet_20_Link">
</text:a>
。</text:p>
      <text:p text:style-name="P4">
据Upolsi报道，受害者被带到当地医院协助。 没有报告伤害程度。</text:p>
      <text:p text:style-name="P4">
后果 <text:a xlink:type="simple" xlink:href="https://www.ukrinform.ua/tag-strilanina" text:style-name="Internet_20_link" text:visited-style-name="Visited_20_Internet_20_Link">
</text:a>
这位19岁的男子去世了。 截至周六早上，没有人在此案中被捕，事件仍在继续。</text:p>
      <text:p text:style-name="P4">
<text:span text:style-name="T4">
另请阅读：</text:span>
 <text:a xlink:type="simple" xlink:href="https://www.ukrinform.ua/rubric-world/3705420-italijska-mafia-vcinila-strilaninu-pid-cas-svatkuvanna-cempionstva-napoli.html" text:style-name="Internet_20_link" text:visited-style-name="Visited_20_Internet_20_Link">
<text:span text:style-name="T4">
拍摄</text:span>
</text:a>
值得注意的是，在餐厅事件发生时，总共有200人。</text:p>
      <text:p text:style-name="P4">
News Source: <text:a xlink:type="simple" xlink:href="https://www.ukrinform.ua/rubric-world/3705732-u-missisipi-stalasa-strilanina-na-vecirci-e-zagiblij-sonajmense-sestero-poraneni.html" text:style-name="Internet_20_link" text:visited-style-name="Visited_20_Internet_20_Link">
https://www.ukrinform.ua/rubric-world/3705732-u-missisipi-stalasa-strilanina-na-vecirci-e-zagiblij-sonajmense-sestero-poraneni.html</text:a>
</text:p>
      <!--NEWS-->
      <text:h text:style-name="P10" text:outline-level="1">
<text:span text:style-name="T4">
乒乓球队的男子队进入了团队负责人的最后一部分</text:span>
</text:h>
      <text:p text:style-name="P4">
作者: Ukrinform (Person)</text:p>
      <text:p text:style-name="P4">
出版商: Укринформ (Organization)</text:p>
      <text:p text:style-name="P4">
出版时间: 2023-05-06T19:48:47+03:00</text:p>
      <text:p text:style-name="P4">
修改时间: 2023-05-06T19:48:47+03:00</text:p>
      <text:p text:style-name="P4">
描述: 2023年欧元将在瑞典马尔梅举行。  - 乌克林。</text:p>
      <text:p text:style-name="P4">
图片: ["<text:a xlink:type="simple" xlink:href="https://static.ukrinform.com/photos/2023_05/thumb_files/630_360_1683391636-693.jpg" text:style-name="Internet_20_link" text:visited-style-name="Visited_20_Internet_20_Link">
630_360_16833...</text:a>
"]</text:p>
      <text:p text:style-name="P4">
标签: ['настільний теніс']</text:p>
      <text:p text:style-name="P4">
类型: Article</text:p>
      <!--METADATA-->
      <text:p text:style-name="P4">
<draw:frame draw:style-name="fr1" draw:name="Image239" text:anchor-type="as-char" svg:width="6.9236in" svg:height="3.956343in" draw:z-index="0">
<draw:image xlink:href="../Images/yкринформ/2023-05-06T19-48-47-03-00/630_360_1683391636-693.jpg" xlink:type="simple" xlink:show="embed" xlink:actuate="onLoad" draw:mime-type="image/jpeg"/>
</draw:frame>
Euro-2023 Euro-2023将去瑞典Malme。</text:p>
      <text:p text:style-name="P4">
乌克林福姆报道，男子乒乓球队在欧洲队冠军的最后一部分中排名第一。</text:p>
      <text:p text:style-name="P4">
乌克兰国家队由Yevgeny Prishchepa，Viktor Yefimov，Yaroslav Zhmudenko Taanton Limonov代表。</text:p>
      <text:p text:style-name="P4">
在克罗地亚的奥西耶克(Osiyek)，乌克兰人与以色列一起参加了同一小组(3：2)， 荷兰人(3：0)和拉脱维亚(3：0). Україна виграла групу та разом зНідерландами вийшла на Євро, Ізраїль гратиме у плей-оф.</text:p>
      <text:p text:style-name="P4">
Євро-2023 проведуть у шведському Мальме з 10 по 17 вересня.</text:p>
      <text:p text:style-name="P4">
<text:span text:style-name="T4">
Читайте також:</text:span>
 <text:a xlink:type="simple" xlink:href="https://www.ukrinform.ua/rubric-sports/3705724-ukrainka-svitolina-zupinilasa-u-pivfinali-turniru-wta-125-u-francii.html" text:style-name="Internet_20_link" text:visited-style-name="Visited_20_Internet_20_Link">
 </text:a>
据乌克林福姆(Ukrinform)报道，乌克兰女子国家队将参加一支痛苦的队伍，并于2015年参加乌克兰人赢得了青铜比赛。</text:p>
      <text:p text:style-name="P4">
照片：facebook.com/uttfofficial</text:p>
      <text:p text:style-name="P4">
News Source: <text:a xlink:type="simple" xlink:href="https://www.ukrinform.ua/rubric-sports/3705734-colovica-zbirna-ukraini-z-nastilnogo-tenisu-vijsla-do-finalnoi-castini-komandnogo-ce.html" text:style-name="Internet_20_link" text:visited-style-name="Visited_20_Internet_20_Link">
https://www.ukrinform.ua/rubric-sports/3705734-colovica-zbirna-ukraini-z-nastilnogo-tenisu-vijsla-do-finalnoi-castini-komandnogo-ce.html</text:a>
</text:p>
      <!--NEWS-->
      <text:h text:style-name="P10" text:outline-level="1">
<text:span text:style-name="T4">
我们需要从俄罗斯囚禁中返回所有人 - 总统</text:span>
</text:h>
      <text:p text:style-name="P4">
作者: Ukrinform (Person)</text:p>
      <text:p text:style-name="P4">
出版商: Укринформ (Organization)</text:p>
      <text:p text:style-name="P4">
出版时间: 2023-05-06T20:00:00+03:00</text:p>
      <text:p text:style-name="P4">
修改时间: 2023-05-06T20:00:00+03:00</text:p>
      <text:p text:style-name="P4">
描述: 我们必须从俄罗斯囚禁中返回并返回所有人。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Військові', 'Полонені', 'Зеленський', 'Чарльз ІІІ']</text:p>
      <text:p text:style-name="P4">
类型: Article</text:p>
      <!--METADATA-->
      <text:p text:style-name="P4">
<draw:frame draw:style-name="fr1" draw:name="Image240" text:anchor-type="as-char" svg:width="6.9236in" svg:height="3.956343in" draw:z-index="0">
<draw:image xlink:href="../Images/yкринформ/2023-05-06T20-00-00-03-00/630_360_1679682020-565.jpeg" xlink:type="simple" xlink:show="embed" xlink:actuate="onLoad" draw:mime-type="image/jpeg"/>
</draw:frame>
我们必须从俄罗斯囚禁中更新并将所有人退还。</text:p>
      <text:p text:style-name="P4">
在您的[]中(https://www.youtube.com/watch?v=ea93FZn1wtw)报道说，乌克兰总统Volodymyr Zelenskyy报道。</text:p>
      <text:p text:style-name="P4">
<text:span text:style-name="T5">
viso：<text:a xlink:type="simple" xlink:href="https://t.me/OP_UA/9445" text:style-name="Internet_20_link" text:visited-style-name="Visited_20_Internet_20_Link">
</text:a>
</text:span>
</text:p>
      <text:p text:style-name="P4">
<text:span text:style-name="T4">
我希望健康，亲爱的乌克兰人!</text:span>
</text:p>
      <text:p text:style-name="P4">
今天对我们的士兵来说是重要的一天，今天是乌克兰步兵的日子。</text:p>
      <text:p text:style-name="P4">
这是一个捍卫者和后卫的职业假期，总是值得关注。</text:p>
      <text:p text:style-name="P4">
陆军最大的组成部分，那些对防御最重要的抵抗力。 表现特别重要的人。</text:p>
      <text:p text:style-name="P4">
他很荣幸今天祝贺我们的步兵，并获得州奖和荣誉荣誉荣誉荣誉，我们的船员以勇气和勇气。 第10个单独的农业旅，第14个独立的机械化，第56个单独的运动步兵……谢谢勇士队的表现!感谢所有必须在乌克兰步兵任职的人!</text:p>
      <text:p text:style-name="P4">
然而，今天，金星的命令移交给了我们的英雄瓦莱尔博夫上尉。 他死于战斗。 他是第93个独立机械化旅“冷纱”的汽车步兵营的汽车步兵公司的指挥官。</text:p>
      <text:p text:style-name="P4">
这个人字形，乌克兰的雪佛龙英雄，是他的女儿维多利亚(Victoria)交给我的。 我会构建它。 对我来说，这是一个非常荣幸的荣誉。</text:p>
      <text:p text:style-name="P4">
今天，我们的团队设法从俄罗斯囚禁中返回了45个我们的囚禁。 42名乌克兰捍卫者和三名捍卫者。 他们都为Azovstal辩护。 35名普通和中士，十个军官。</text:p>
      <text:p text:style-name="P4">
我们必须从俄罗斯囚禁中返回并返回所有人!我非常感谢交流团队。 Budanov，Yermak，Usov，Kid，Loubin。谢谢，伙计们!</text:p>
      <text:p text:style-name="P4">
今天，他会见了犹他州代表 - 最强大的国家之一。 我们已经讨论了我们的互动，这是一个很好的例子，说明了特定部分如何帮助保护自由和人民。 人道主义支持，援助，政治互动。 我们有足够的机会为乌克兰人和美国人的共同利益共同努力。</text:p>
      <text:p text:style-name="P4">
还有一个。 今天，乌克兰政府负责人和乌克兰的第一夫人代表了英国的国家，在那里，查理伊国王和卡米拉皇后的加冕典礼。我亲自在伦敦会面，我记得我们的谈话是一种荣幸，我记得我对乌克兰和乌克兰人的真诚情感。 谢谢支持!谢谢大家!</text:p>
      <text:p text:style-name="P4">
<text:span text:style-name="T4">
感谢所有帮助保护生活和自由的人!</text:span>
</text:p>
      <text:p text:style-name="P4">
<text:span text:style-name="T4">
荣耀现在我们正在战斗的所有士兵!荣耀我们美丽的人!</text:span>
</text:p>
      <text:p text:style-name="P4">
<text:span text:style-name="T4">
荣耀到乌克兰!</text:span>
</text:p>
      <text:p text:style-name="P4">
_foto：op _</text:p>
      <text:p text:style-name="P4">
News Source: <text:a xlink:type="simple" xlink:href="https://www.ukrinform.ua/rubric-ato/3705743-maemo-povernuti-usih-nasih-ludej-iz-rosijskogo-polonu-prezident.html" text:style-name="Internet_20_link" text:visited-style-name="Visited_20_Internet_20_Link">
https://www.ukrinform.ua/rubric-ato/3705743-maemo-povernuti-usih-nasih-ludej-iz-rosijskogo-polonu-prezident.html</text:a>
</text:p>
      <!--NEWS-->
      <text:h text:style-name="P10" text:outline-level="1">
<text:span text:style-name="T4">
我们需要从俄罗斯囚禁中返回所有人 - 总统</text:span>
</text:h>
      <text:p text:style-name="P4">
作者: Ukrinform (Person)</text:p>
      <text:p text:style-name="P4">
出版商: Укринформ (Organization)</text:p>
      <text:p text:style-name="P4">
出版时间: 2023-05-06T20:00:00+03:00</text:p>
      <text:p text:style-name="P4">
修改时间: 2023-05-06T20:00:00+03:00</text:p>
      <text:p text:style-name="P4">
描述: 我们必须从俄罗斯囚禁中返回并返回所有人。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Військові', 'Полонені', 'Зеленський', 'Чарльз ІІІ']</text:p>
      <text:p text:style-name="P4">
类型: Article</text:p>
      <!--METADATA-->
      <text:p text:style-name="P4">
<draw:frame draw:style-name="fr1" draw:name="Image241" text:anchor-type="as-char" svg:width="6.9236in" svg:height="3.956343in" draw:z-index="0">
<draw:image xlink:href="../Images/yкринформ/2023-05-06T20-00-00-03-00/630_360_1679682020-565.jpeg" xlink:type="simple" xlink:show="embed" xlink:actuate="onLoad" draw:mime-type="image/jpeg"/>
</draw:frame>
我们必须从俄罗斯囚禁中更新并将所有人退还。</text:p>
      <text:p text:style-name="P4">
在您的[]中(https://www.youtube.com/watch?v=ea93FZn1wtw)报道说，乌克兰总统Volodymyr Zelenskyy报道。</text:p>
      <text:p text:style-name="P4">
<text:span text:style-name="T5">
viso：<text:a xlink:type="simple" xlink:href="https://t.me/OP_UA/9445" text:style-name="Internet_20_link" text:visited-style-name="Visited_20_Internet_20_Link">
</text:a>
</text:span>
</text:p>
      <text:p text:style-name="P4">
<text:span text:style-name="T4">
我希望健康，亲爱的乌克兰人!</text:span>
</text:p>
      <text:p text:style-name="P4">
今天对我们的士兵来说是重要的一天，今天是乌克兰步兵的日子。</text:p>
      <text:p text:style-name="P4">
这是一个捍卫者和后卫的职业假期，总是值得关注。</text:p>
      <text:p text:style-name="P4">
陆军最大的组成部分，那些对防御最重要的抵抗力。 表现特别重要的人。</text:p>
      <text:p text:style-name="P4">
他很荣幸今天祝贺我们的步兵，并获得州奖和荣誉荣誉荣誉荣誉，我们的船员以勇气和勇气。 第10个单独的农业旅，第14个独立的机械化，第56个单独的运动步兵……谢谢勇士队的表现!感谢所有必须在乌克兰步兵任职的人!</text:p>
      <text:p text:style-name="P4">
然而，今天，金星的命令移交给了我们的英雄瓦莱尔博夫上尉。 他死于战斗。 他是第93个独立机械化旅“冷纱”的汽车步兵营的汽车步兵公司的指挥官。</text:p>
      <text:p text:style-name="P4">
这个人字形，乌克兰的雪佛龙英雄，是他的女儿维多利亚(Victoria)交给我的。 我会构建它。 对我来说，这是一个非常荣幸的荣誉。</text:p>
      <text:p text:style-name="P4">
今天，我们的团队设法从俄罗斯囚禁中返回了45个我们的囚禁。 42名乌克兰捍卫者和三名捍卫者。 他们都为Azovstal辩护。 35名普通和中士，十个军官。</text:p>
      <text:p text:style-name="P4">
我们必须从俄罗斯囚禁中返回并返回所有人!我非常感谢交流团队。 Budanov，Yermak，Usov，Kid，Loubin。谢谢，伙计们!</text:p>
      <text:p text:style-name="P4">
今天，他会见了犹他州代表 - 最强大的国家之一。 我们已经讨论了我们的互动，这是一个很好的例子，说明了特定部分如何帮助保护自由和人民。 人道主义支持，援助，政治互动。 我们有足够的机会为乌克兰人和美国人的共同利益共同努力。</text:p>
      <text:p text:style-name="P4">
还有一个。 今天，乌克兰政府负责人和乌克兰的第一夫人代表了英国的国家，在那里，查理伊国王和卡米拉皇后的加冕典礼。我亲自在伦敦会面，我记得我们的谈话是一种荣幸，我记得我对乌克兰和乌克兰人的真诚情感。 谢谢支持!谢谢大家!</text:p>
      <text:p text:style-name="P4">
<text:span text:style-name="T4">
感谢所有帮助保护生活和自由的人!</text:span>
</text:p>
      <text:p text:style-name="P4">
<text:span text:style-name="T4">
荣耀现在我们正在战斗的所有士兵!荣耀我们美丽的人!</text:span>
</text:p>
      <text:p text:style-name="P4">
<text:span text:style-name="T4">
荣耀到乌克兰!</text:span>
</text:p>
      <text:p text:style-name="P4">
_foto：op _</text:p>
      <text:p text:style-name="P4">
News Source: <text:a xlink:type="simple" xlink:href="https://www.ukrinform.ua/rubric-ato/3705743-maemo-povernuti-usih-nasih-ludej-iz-rosijskogo-polonu-prezident.html" text:style-name="Internet_20_link" text:visited-style-name="Visited_20_Internet_20_Link">
https://www.ukrinform.ua/rubric-ato/3705743-maemo-povernuti-usih-nasih-ludej-iz-rosijskogo-polonu-prezident.html</text:a>
</text:p>
      <!--NEWS-->
      <text:h text:style-name="P10" text:outline-level="1">
<text:span text:style-name="T4">
国际高尔夫联合会承认了俄罗斯联合会和白俄罗斯的运动员</text:span>
</text:h>
      <text:p text:style-name="P4">
作者: Ukrinform (Person)</text:p>
      <text:p text:style-name="P4">
出版商: Укринформ (Organization)</text:p>
      <text:p text:style-name="P4">
出版时间: 2023-05-06T20:03:00+03:00</text:p>
      <text:p text:style-name="P4">
修改时间: 2023-05-06T20:03:00+03:00</text:p>
      <text:p text:style-name="P4">
描述: 国际高尔夫联合会（IGF）决定，俄罗斯和白俄罗斯运动员可以重新参加国际比赛作为中性比赛。  - 乌克林。</text:p>
      <text:p text:style-name="P4">
图片: ["<text:a xlink:type="simple" xlink:href="https://static.ukrinform.com/photos/2023_05/thumb_files/630_360_1683392061-562.jpg" text:style-name="Internet_20_link" text:visited-style-name="Visited_20_Internet_20_Link">
630_360_16833...</text:a>
"]</text:p>
      <text:p text:style-name="P4">
标签: ['білорусь', 'Спорт', 'росія', 'Гольф', 'Війна з росією']</text:p>
      <text:p text:style-name="P4">
类型: Article</text:p>
      <!--METADATA-->
      <text:p text:style-name="P4">
<draw:frame draw:style-name="fr1" draw:name="Image242" text:anchor-type="as-char" svg:width="6.9236in" svg:height="3.956343in" draw:z-index="0">
<draw:image xlink:href="../Images/yкринформ/2023-05-06T20-03-00-03-00/630_360_1683392061-562.jpg" xlink:type="simple" xlink:show="embed" xlink:actuate="onLoad" draw:mime-type="image/jpeg"/>
</draw:frame>
国际高尔夫联合会(IGF)她认为俄罗斯和白俄罗斯运动员可以作为中立人参加国际比赛。</text:p>
      <text:p text:style-name="P4">
根据乌克林福姆的报道，该机构报告了<text:a xlink:type="simple" xlink:href="https://www.reuters.com/sports/golf/russian-belarusian-golfers-allowed-return-neutrals-2023-05-06/" text:style-name="Internet_20_link" text:visited-style-name="Visited_20_Internet_20_Link">
</text:a>
.</text:p>
      <text:p text:style-name="P4">
Зазначається, що Міжнародний олімпійський комітет (莫克)俄罗斯军队于2022年2月入侵乌克兰后，他对莫斯科及其白俄罗斯的盟友进行了制裁。</text:p>
      <text:p text:style-name="P4">
但是，乒乓球，五项全能，围栏，柔道和跆拳道属于奥运会，他们返回了<text:a xlink:type="simple" xlink:href="https://www.ukrinform.ua/tag-sport" text:style-name="Internet_20_link" text:visited-style-name="Visited_20_Internet_20_Link">
</text:a>
来自两个国家。</text:p>
      <text:p text:style-name="P4">
声明说：“……国际奥委会没有决定2024年俄罗斯和白俄罗斯运动员参加巴黎奥运会的参与，因此，IGF董事会推迟了他们参加奥运会高尔夫比赛的荣耀。”</text:p>
      <text:p text:style-name="P4">
<text:span text:style-name="T4">
另请阅读：</text:span>
 <text:a xlink:type="simple" xlink:href="https://www.ukrinform.ua/rubric-sports/3703697-vismoh-rosian-ne-dopustili-do-ucasti-na-cs2023-z-dzudo.html" text:style-name="Internet_20_link" text:visited-style-name="Visited_20_Internet_20_Link">
</text:a>
据报道，俄罗斯和白俄罗斯运动员被从国际比赛中撤离，以应对乌克兰俄罗斯的全面入侵。 2023年1月，国际奥委会提议如果他们为乌克兰的战争讲话并且不使用兴奋剂，则允许他们参加比赛。</text:p>
      <text:p text:style-name="P4">
2023年2月，有35个国家表示<text:a xlink:type="simple" xlink:href="https://www.ukrinform.ua/rubric-sports/3681001-britania-zaklikala-sponsoriv-olimpiadi-ne-dopustiti-povernenna-rosian-i-bilorusiv.html" text:style-name="Internet_20_link" text:visited-style-name="Visited_20_Internet_20_Link">
</text:a>
乌克兰在奥林匹克体育运动中的体育联合会已与IOC合资，以防止俄罗斯人和白俄罗斯人参加比赛。</text:p>
      <text:p text:style-name="P4">
奥运会将于2024年在巴黎举行。</text:p>
      <text:p text:style-name="P4">
News Source: <text:a xlink:type="simple" xlink:href="https://www.ukrinform.ua/rubric-sports/3705739-miznarodna-federacia-golfu-dopustila-do-zmagan-sportsmeniv-z-rf-ta-bilorusi.html" text:style-name="Internet_20_link" text:visited-style-name="Visited_20_Internet_20_Link">
https://www.ukrinform.ua/rubric-sports/3705739-miznarodna-federacia-golfu-dopustila-do-zmagan-sportsmeniv-z-rf-ta-bilorusi.html</text:a>
</text:p>
      <!--NEWS-->
      <text:h text:style-name="P10" text:outline-level="1">
<text:span text:style-name="T4">
Zelensky祝贺查尔斯三世（Charles III）</text:span>
</text:h>
      <text:p text:style-name="P4">
作者: Ukrinform (Person)</text:p>
      <text:p text:style-name="P4">
出版商: Укринформ (Organization)</text:p>
      <text:p text:style-name="P4">
出版时间: 2023-05-06T20:10:00+03:00</text:p>
      <text:p text:style-name="P4">
修改时间: 2023-05-06T20:10:00+03:00</text:p>
      <text:p text:style-name="P4">
描述: 沃迪米尔·泽伦斯基（Volodymyr Zelenskyy）总统祝贺查尔斯三世（Charles III）加冕典礼，并希望成功多年的统治。  - 乌克林。</text:p>
      <text:p text:style-name="P4">
图片: ["<text:a xlink:type="simple" xlink:href="https://static.ukrinform.com/photos/2023_02/thumb_files/630_360_1677434079-719.jpeg" text:style-name="Internet_20_link" text:visited-style-name="Visited_20_Internet_20_Link">
630_360_16774...</text:a>
"]</text:p>
      <text:p text:style-name="P4">
标签: ['Британія', 'Зеленський', 'Чарльз ІІІ', 'Коронація']</text:p>
      <text:p text:style-name="P4">
类型: Article</text:p>
      <!--METADATA-->
      <text:p text:style-name="P4">
<draw:frame draw:style-name="fr1" draw:name="Image243" text:anchor-type="as-char" svg:width="6.9236in" svg:height="3.956343in" draw:z-index="0">
<draw:image xlink:href="../Images/yкринформ/2023-05-06T20-10-00-03-00/630_360_1677434079-719.jpeg" xlink:type="simple" xlink:show="embed" xlink:actuate="onLoad" draw:mime-type="image/jpeg"/>
</draw:frame>
 ПрезидентВолодимир Зеленський привітав Короля Чарльза ІІІ з коронацією та побажавдовгих років успішного правління.</text:p>
      <text:p text:style-name="P4">
Як передає Укрінформ, про це Зеленський сказав у вечірньому <text:a xlink:type="simple" xlink:href="https://t.me/V_Zelenskiy_official/6147" text:style-name="Internet_20_link" text:visited-style-name="Visited_20_Internet_20_Link">
</text:a>
“代表整个乌克兰人民，我向乌克兰真正的女士们表示祝贺，这是一个历史上的事件，开始了英国君主制的新时代。 我希望查尔斯三世国王在多年的成功统治下，以及与我们有联系的人们的人民 - 繁荣，我们与我们有着共同的共同之处。” Zelensky说。</text:p>
      <text:p text:style-name="P4">
_viso：op _</text:p>
      <text:p text:style-name="P4">
他回忆说，今天乌克兰政府和乌克兰第一夫人的负责人在英国介绍了我们的国家，在那里进行了骑兵的加冕礼。(https://www.ukrinform.ua/tag-carlz-iii)和卡米拉的女王。 总统还感谢所有英国人的支持。</text:p>
      <text:p text:style-name="P4">
<text:span text:style-name="T4">
另请阅读：</text:span>
 <text:a xlink:type="simple" xlink:href="https://www.ukrinform.ua/rubric-ato/3705694-zelenskij-nagorodiv-tri-brigadi-zsu-vidznakou-za-muznist-ta-vidvagu.html" text:style-name="Internet_20_link" text:visited-style-name="Visited_20_Internet_20_Link">
<text:span text:style-name="T4">
 Zelensky </text:span>
</text:a>
“我个人会在伦敦认识他的je下是一种荣幸，我会记得我们的谈话，我记得我对乌克兰和乌克兰人的真诚情感。 谢谢支持!谢谢大家!”  - 总结总统。</text:p>
      <text:p text:style-name="P4">
据报道，5月6日<text:a xlink:type="simple" xlink:href="https://www.ukrinform.ua/rubric-world/3705656-u-britanii-koronuvali-carlza-iii.html" text:style-name="Internet_20_link" text:visited-style-name="Visited_20_Internet_20_Link">
</text:a>
在伦敦代表团的邀请下，其中将有乌克兰人，而俄罗斯人则没有被邀请。</text:p>
      <text:p text:style-name="P4">
News Source: <text:a xlink:type="simple" xlink:href="https://www.ukrinform.ua/rubric-polytics/3705744-zelenskij-privitav-carlza-iii-z-koronacieu.html" text:style-name="Internet_20_link" text:visited-style-name="Visited_20_Internet_20_Link">
https://www.ukrinform.ua/rubric-polytics/3705744-zelenskij-privitav-carlza-iii-z-koronacieu.html</text:a>
</text:p>
      <!--NEWS-->
      <text:h text:style-name="P10" text:outline-level="1">
<text:span text:style-name="T4">
prilepin企图：俄罗斯联邦表示被拘留者已证明</text:span>
</text:h>
      <text:p text:style-name="P4">
作者: Ukrinform (Person)</text:p>
      <text:p text:style-name="P4">
出版商: Укринформ (Organization)</text:p>
      <text:p text:style-name="P4">
出版时间: 2023-05-06T20:19:00+03:00</text:p>
      <text:p text:style-name="P4">
修改时间: 2023-05-06T20:19:00+03:00</text:p>
      <text:p text:style-name="P4">
描述: 俄罗斯的调查委员会报道说，亚历山大·伯利亚科夫（Alexander Permyakov）被拘留在反对乌克兰宣传家Zakhar Zpolepin的企图中作证。  - 乌克林。</text:p>
      <text:p text:style-name="P4">
图片: ["<text:a xlink:type="simple" xlink:href="https://static.ukrinform.com/photos/2018_07/thumb_files/630_360_1530711759-3858.jpg" text:style-name="Internet_20_link" text:visited-style-name="Visited_20_Internet_20_Link">
630_360_15307...</text:a>
"]</text:p>
      <text:p text:style-name="P4">
标签: ['Прилєпін', 'росія', 'Слідком РФ', 'Замах', 'Затримання']</text:p>
      <text:p text:style-name="P4">
类型: Article</text:p>
      <!--METADATA-->
      <text:p text:style-name="P4">
<draw:frame draw:style-name="fr1" draw:name="Image244" text:anchor-type="as-char" svg:width="6.9236in" svg:height="3.956343in" draw:z-index="0">
<draw:image xlink:href="../Images/yкринформ/2023-05-06T20-19-00-03-00/630_360_1530711759-3858.jpg" xlink:type="simple" xlink:show="embed" xlink:actuate="onLoad" draw:mime-type="image/jpeg"/>
</draw:frame>
这位俄罗斯调查员报道说，亚历山大·伯利亚科夫(Alexander Permyakov)被拘留在对反乌克兰宣传家Zakhar Zpolepin的袭击中。</text:p>
      <text:p text:style-name="P4">
正如乌克林福姆报道的那样，它在[]中报告(https://t.me/sledcom_press/6657)SKR新闻服务。</text:p>
      <text:p text:style-name="P4">
据该部门称，被拘留者表示，据称他在乌克兰特殊服务的雇员的任务上进行了操作。 据他说，他在不得不开车的道路上放置了爆炸装置。 俄罗斯联合会写道，佩里科夫卡(Permikovka)的设备爆炸。</text:p>
      <text:p text:style-name="P4">
新闻服务补充说，被拘留的permyakov的审讯仍在继续。 为了法医专业知识的目的和行为，他的手和衣服的检查液洗涤。 他在1993年的Permyakov SKR的视频中说，他是乌克兰顿涅茨克地区的Druzhkivka的一种内容，在俄罗斯联合会中，他于2022年出现，目的是在[]的帮助下进行枪击pelpin。(https://t.me/sledcom_press/6659)同时，俄罗斯新闻<text:a xlink:type="simple" xlink:href="https://t.me/ENews112/13766" text:style-name="Internet_20_link" text:visited-style-name="Visited_20_Internet_20_Link">
</text:a>
另一名嫌疑人被拘留。 据该频道称，莫斯科还搜索了据称报告的几个地址。</text:p>
      <text:p text:style-name="P4">
如报道，<text:a xlink:type="simple" xlink:href="https://www.ukrinform.ua/rubric-world/3705602-u-niznomu-novgorodi-pidirvali-avto-iz-prihilnikom-rosijskoi-agresii-prilepinim.html" text:style-name="Internet_20_link" text:visited-style-name="Visited_20_Internet_20_Link">
</text:a>
驾驶员被杀，普里列平(Prilepin)本人受重伤，他应该受到操作。俄罗斯联邦的调查委员会是在涉及恐怖袭击的一篇文章中爆炸而启动的。</text:p>
      <text:p text:style-name="P4">
News Source: <text:a xlink:type="simple" xlink:href="https://www.ukrinform.ua/rubric-world/3705746-zamah-na-prilepina-slidkom-rf-zaaviv-so-zatrimanij-u-spravi-dav-svidcenna.html" text:style-name="Internet_20_link" text:visited-style-name="Visited_20_Internet_20_Link">
https://www.ukrinform.ua/rubric-world/3705746-zamah-na-prilepina-slidkom-rf-zaaviv-so-zatrimanij-u-spravi-dav-svidcenna.html</text:a>
</text:p>
      <!--NEWS-->
      <text:h text:style-name="P10" text:outline-level="1">
<text:span text:style-name="T4">
哈佛大学的库莱巴敦促亚洲国家放弃中立和支持乌克兰</text:span>
</text:h>
      <text:p text:style-name="P4">
作者: Ukrinform (Person)</text:p>
      <text:p text:style-name="P4">
出版商: Укринформ (Organization)</text:p>
      <text:p text:style-name="P4">
出版时间: 2023-05-06T20:30:00+03:00</text:p>
      <text:p text:style-name="P4">
修改时间: 2023-05-06T20:30:00+03:00</text:p>
      <text:p text:style-name="P4">
描述: 俄罗斯对乌克兰的侵略对亚洲和全世界都带来负面影响，因此为了该地区国家的利益，以明确的立场来支持我们的国家和联合国宪章。  - 乌克林。</text:p>
      <text:p text:style-name="P4">
图片: ["<text:a xlink:type="simple" xlink:href="https://static.ukrinform.com/photos/2023_05/thumb_files/630_360_1683309948-158.png" text:style-name="Internet_20_link" text:visited-style-name="Visited_20_Internet_20_Link">
630_360_16833...</text:a>
"]</text:p>
      <text:p text:style-name="P4">
标签: ['Дмитро Кулеба', 'Україна', 'Азія', 'Війна з росією']</text:p>
      <text:p text:style-name="P4">
类型: Article</text:p>
      <!--METADATA-->
      <text:p text:style-name="P4">
<draw:frame draw:style-name="fr1" draw:name="Image245" text:anchor-type="as-char" svg:width="6.9236in" svg:height="3.956343in" draw:z-index="0">
<draw:image xlink:href="../Images/yкринформ/2023-05-06T20-30-00-03-00/630_360_1683309948-158.png" xlink:type="simple" xlink:show="embed" xlink:actuate="onLoad" draw:mime-type="image/png"/>
</draw:frame>
俄罗斯对乌克兰的侵略对亚洲和世界各地造成了负面影响，因此该地区国家的花环明确地支持了我们的国家美味联合国。</text:p>
      <text:p text:style-name="P4">
这说明了(美国)，报道乌克林福称<text:a xlink:type="simple" xlink:href="https://mfa.gov.ua/news/dmitro-kuleba-u-garvardi-zaklikav-krayini-aziyi-vidmovitisya-vid-nejtralnosti-ta-pidtrimati-ukrayinu" text:style-name="Internet_20_link" text:visited-style-name="Visited_20_Internet_20_Link">
</text:a>
“我从亚洲同事那里听到的两个词比我想成为“团结”和“中立”的频率要多。 他们对乌克兰表示声援，我们对此表示感谢，但对我们和俄罗斯宣布中立。 同时，在侵略，谋杀，恐怖，强奸，抢劫和大规模暴行方面，不​​可能发表讲话。 亚洲国家在支持乌克兰和联合国宪章方面拥有就业立场。”  - 强调<text:a xlink:type="simple" xlink:href="https://www.ukrinform.ua/tag-kuleba" text:style-name="Internet_20_link" text:visited-style-name="Visited_20_Internet_20_Link">
</text:a>
外交大臣表达了他的信念，即世界划分为全球南方是人为的。 取而代之的是，必须保护不受帝国主义的联合国流游的普遍价值对于所有价值观都是普遍的。</text:p>
      <text:p text:style-name="P4">
“新的帝国主义不仅在敲门，而且把它们淘汰了。 这一切都是因为几十年来，世界与俄罗斯的规模相处。 幸运的是，它受到迫害。 俄罗斯正在输掉战争 - 不仅反对乌克兰，而且反对现在，理性和常识。”他说。</text:p>
      <text:p text:style-name="P4">
<text:span text:style-name="T4">
另请阅读：</text:span>
 <text:a xlink:type="simple" xlink:href="https://www.ukrinform.ua/rubric-polytics/3705271-dmitro-kuleba-zaklikav-do-pogliblenna-dialogu-z-bahrejnom.html" text:style-name="Internet_20_link" text:visited-style-name="Visited_20_Internet_20_Link">
<text:span text:style-name="T4">
 kuleba </text:span>
</text:a>
这位部长强调，乌克兰将获胜，俄罗斯将需要“从其驱动的坑中进行选择”。 主要的教训是“侵略不会产生任何结果”，并且与世界的东部，东，南部和北部同样相关。</text:p>
      <text:p text:style-name="P4">
“仍然有可能避免文明的碰撞。 彼此支持的国家仍然有意义。 如果我们可以一起保护，以便我们可以承受其他挑战：气候变化，粮食危机，全球不平等。”他总结道。</text:p>
      <text:p text:style-name="P4">
据报道，外交部长德米特里·库莱布(Dmitry Kuleb)在一次采访中<text:a xlink:type="simple" xlink:href="https://www.youtube.com/watch" text:style-name="Internet_20_link" text:visited-style-name="Visited_20_Internet_20_Link">
</text:a>
他说，乌克兰为计划计划取得了胜利，没有其他选择。</text:p>
      <text:p text:style-name="P4">
News Source: <text:a xlink:type="simple" xlink:href="https://www.ukrinform.ua/rubric-polytics/3705748-kuleba-u-garvardi-zaklikav-kraini-azii-vidmovitisa-vid-nejtralnosti-ta-pidtrimati-ukrainu.html" text:style-name="Internet_20_link" text:visited-style-name="Visited_20_Internet_20_Link">
https://www.ukrinform.ua/rubric-polytics/3705748-kuleba-u-garvardi-zaklikav-kraini-azii-vidmovitisa-vid-nejtralnosti-ta-pidtrimati-ukrainu.html</text:a>
</text:p>
      <!--NEWS-->
      <text:h text:style-name="P10" text:outline-level="1">
<text:span text:style-name="T4">
敌人当天在尼科波尔区开火</text:span>
</text:h>
      <text:p text:style-name="P4">
作者: Ukrinform (Person)</text:p>
      <text:p text:style-name="P4">
出版商: Укринформ (Organization)</text:p>
      <text:p text:style-name="P4">
出版时间: 2023-05-06T20:39:00+03:00</text:p>
      <text:p text:style-name="P4">
修改时间: 2023-05-06T20:39:00+03:00</text:p>
      <text:p text:style-name="P4">
描述: 下午，敌人八次袭击了尼科波尔区，这导致7人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Дніпропетровщина', 'Нікополь', 'Обстріл', 'Поранені', 'Війна з росією']</text:p>
      <text:p text:style-name="P4">
类型: Article</text:p>
      <!--METADATA-->
      <text:p text:style-name="P4">
<draw:frame draw:style-name="fr1" draw:name="Image246" text:anchor-type="as-char" svg:width="6.9236in" svg:height="3.956343in" draw:z-index="0">
<draw:image xlink:href="../Images/yкринформ/2023-05-06T20-39-00-03-00/630_360_1654768443-794.jpg" xlink:type="simple" xlink:show="embed" xlink:actuate="onLoad" draw:mime-type="image/jpeg"/>
</draw:frame>
他白天八次击中尼科波尔区，导致7人受伤。</text:p>
      <text:p text:style-name="P4">
关于<text:a xlink:type="simple" xlink:href="https://t.me/mykola_lukashuk/4425" text:style-name="Internet_20_link" text:visited-style-name="Visited_20_Internet_20_Link">
</text:a>
乌克林福姆报道，通知首席Properpetrovsk区域委员会Mykola Lukashuk。</text:p>
      <text:p text:style-name="P4">
《邮报》写道：“尼科波尔区的八人炮击，七人受到了行动仪的伤害。”</text:p>
      <text:p text:style-name="P4">
值得注意的是，在尼科波尔，敌人被隐藏在“毕业生”和重型炮兵中。年龄在44至60岁的男性受伤。 其中四个被切碎，一名受害者将在家里接受治疗。</text:p>
      <text:p text:style-name="P4">
<text:span text:style-name="T4">
另请阅读：</text:span>
 <text:a xlink:type="simple" xlink:href="https://www.ukrinform.ua/rubric-ato/3705717-armia-rf-obstrilala-hersonsinu-poranena-zinka.html" text:style-name="Internet_20_link" text:visited-style-name="Visited_20_Internet_20_Link">
<text:span text:style-name="T4">
射击</text:span>
</text:a>
该地区理事会补充说，该市有14座私人建筑物和13座建筑物，天然气管道，工业企业在该市被撤离。 碘未操作。</text:p>
      <text:p text:style-name="P4">
“该地区的另外三个社区 - 马尔甘斯卡亚(Marganetskaya)，米尔夫斯卡(Mirovska)，波克罗夫斯卡(Pokrovska) - 被重型炮兵挤压。后者受到63岁 - 年龄的影响，它在医院里。一个附属建筑，电力建筑损坏。</text:p>
      <text:p text:style-name="P4">
晚上，占领者再次来自“冰雹” <text:a xlink:type="simple" xlink:href="https://www.ukrinform.ua/tag-obstril" text:style-name="Internet_20_link" text:visited-style-name="Visited_20_Internet_20_Link">
</text:a>
根据Mirovsk TG的说法。 众所周知，一名男子受伤了43年。2个住宅，带来的，带来了汽车。 这些零件目前正在徘徊。</text:p>
      <text:p text:style-name="P4">
<text:span text:style-name="T4">
另请阅读：</text:span>
 <text:a xlink:type="simple" xlink:href="https://www.ukrinform.ua/rubric-ato/3705485-vnoci-nad-dnipropetrovsinou-ppo-znisila-cotiri-sahedi.html" text:style-name="Internet_20_link" text:visited-style-name="Visited_20_Internet_20_Link">
<text:span text:style-name="T4">
 dnipropetrovsk区域</text:span>
</text:a>
Dnipropetrovsk地区的其他地区没有遭受敌对袭击。</text:p>
      <text:p text:style-name="P4">
由于5月1日的火箭袭击，工业企业，24座高层建筑和80所私人住宅，五所学校，因为许多幼儿园和商店，一家门诊诊所，一家银行机构和一个宿舍的据报道5月1日在Pavlograd的火箭袭击。 两人被杀，48人受伤，孩子是孩子。</text:p>
      <text:p text:style-name="P4">
News Source: <text:a xlink:type="simple" xlink:href="https://www.ukrinform.ua/rubric-ato/3705749-vorog-uden-obstrilav-nikopolskij-rajon-iz-gradiv-i-vazkoi-artilerii-semero-postrazdalih.html" text:style-name="Internet_20_link" text:visited-style-name="Visited_20_Internet_20_Link">
https://www.ukrinform.ua/rubric-ato/3705749-vorog-uden-obstrilav-nikopolskij-rajon-iz-gradiv-i-vazkoi-artilerii-semero-postrazdalih.html</text:a>
</text:p>
      <!--NEWS-->
      <text:h text:style-name="P10" text:outline-level="1">
<text:span text:style-name="T4">
Zelensky会见了美国犹他州的代表团</text:span>
</text:h>
      <text:p text:style-name="P4">
作者: Ukrinform (Person)</text:p>
      <text:p text:style-name="P4">
出版商: Укринформ (Organization)</text:p>
      <text:p text:style-name="P4">
出版时间: 2023-05-06T20:41:00+03:00</text:p>
      <text:p text:style-name="P4">
修改时间: 2023-05-06T20:41:00+03:00</text:p>
      <text:p text:style-name="P4">
描述: 乌克兰沃罗迪米尔·泽伦斯基（Ukraine Volodymyr Zelensky）总统会见了美国犹他州的代表团，这是由当地参议院参议院总统斯图尔特·亚当斯（Stuart Adams）领导的商业和慈善组织的一部分。  - 乌克林。</text:p>
      <text:p text:style-name="P4">
图片: ["<text:a xlink:type="simple" xlink:href="https://static.ukrinform.com/photos/2023_03/thumb_files/630_360_1679422598-802.jpg" text:style-name="Internet_20_link" text:visited-style-name="Visited_20_Internet_20_Link">
630_360_16794...</text:a>
"]</text:p>
      <text:p text:style-name="P4">
标签: ['Бізнес', 'США', 'Благодійність', 'Зеленський']</text:p>
      <text:p text:style-name="P4">
类型: Article</text:p>
      <!--METADATA-->
      <text:p text:style-name="P4">
<draw:frame draw:style-name="fr1" draw:name="Image247" text:anchor-type="as-char" svg:width="6.9236in" svg:height="3.956343in" draw:z-index="0">
<draw:image xlink:href="../Images/yкринформ/2023-05-06T20-41-00-03-00/630_360_1679422598-802.jpg" xlink:type="simple" xlink:show="embed" xlink:actuate="onLoad" draw:mime-type="image/jpeg"/>
</draw:frame>
Volodymyr Zelensky总统委员会会见了由当地参议院斯图尔特·亚当斯(Stuart Adams)领导的商业和慈善组织代表组成的美国国家的代表团。</text:p>
      <text:p text:style-name="P4">
根据乌克林福姆的说法，国家元首在[]中报告(https://t.me/V_Zelenskiy_official/6146)。</text:p>
      <text:p text:style-name="P4">
Zelensky说：“这样的访问是对我们国家的支持的信号，不仅在国家一级，而且在区域性上也是如此。”</text:p>
      <text:p text:style-name="P4">
<text:span text:style-name="T5">
viso：<text:a xlink:type="simple" xlink:href="https://t.me/V_Zelenskiy_official/6146" text:style-name="Internet_20_link" text:visited-style-name="Visited_20_Internet_20_Link">
</text:a>
</text:span>
</text:p>
      <text:p text:style-name="P4">
总统代表乌克兰人民感谢<text:a xlink:type="simple" xlink:href="https://www.ukrinform.ua/tag-ssa" text:style-name="Internet_20_link" text:visited-style-name="Visited_20_Internet_20_Link">
</text:a>
他们提供乌克兰。</text:p>
      <text:p text:style-name="P4">
根据国家元首的说法，“从一场全面战争开始，俄罗斯侵略开始的开始，我们的社会就经历并依靠支持美国的支持。”</text:p>
      <text:p text:style-name="P4">
当她添加<text:a xlink:type="simple" xlink:href="https://www.president.gov.ua/news/volodimir-zelenskij-zustrivsya-z-predstavnikami-shtatu-yuta-82741" text:style-name="Internet_20_link" text:visited-style-name="Visited_20_Internet_20_Link">
</text:a>
在会议期间，Zelensky专注于美国的援助不仅是在联邦政府一级得到的，而且在个别州的层面上，特别是在个人国家的层面上指出了住房，对内部流离失所者的援助和人道主义支持。</text:p>
      <text:p text:style-name="P4">
转向代表团，国家元首呼吁美国业务积极投资乌克兰并创造新的就业机会。</text:p>
      <text:p text:style-name="P4">
他说：“对于我们来说，创造新的就业机会很重要。如果您能提供帮助，请做到这一点。这也是对我们胜利的贡献。”</text:p>
      <text:p text:style-name="P4">
总统补充说，乌克兰需要在重建的住房侵略者，由于俄罗斯的火箭袭击能源基础设施的恐怖袭击中的私人企业，学校和大学被摧毁。</text:p>
      <text:p text:style-name="P4">
他还敦促投资于乌克兰农业产业和IT部门，强调这种合作的相互性。</text:p>
      <text:p text:style-name="P4">
<text:span text:style-name="T4">
另请阅读：</text:span>
 <text:a xlink:type="simple" xlink:href="https://www.ukrinform.ua/rubric-economy/3705687-ukraina-zacikavlena-v-dosvidi-statu-uta-sodo-rozvitku-vidnovluvalnih-dzerel-energii-minenergo.html" text:style-name="Internet_20_link" text:visited-style-name="Visited_20_Internet_20_Link">
<text:span text:style-name="T4">
犹他州</text:span>
</text:a>
除其他事项外，总统向犹他州的代表们告知乌克兰的局势对州代表可以帮助与侵略者作斗争的步骤进行了交流。</text:p>
      <text:p text:style-name="P4">
另外，国家负责人强调，他将欢迎在武器生产和创建新的国防技术领域与美国业务的双边沟通。</text:p>
      <text:p text:style-name="P4">
泽伦斯基说：“我们对此持开放态度。我们邀请您。”<text:span text:style-name="T5">
viso：<text:a xlink:type="simple" xlink:href="https://t.me/V_Zelenskiy_official/6147" text:style-name="Internet_20_link" text:visited-style-name="Visited_20_Internet_20_Link">
</text:a>
</text:span>
</text:p>
      <text:p text:style-name="P4">
“今天，他会见了犹他州代表 - 美国最强大的代表之一。 我们已经讨论了我们的互动，这是一个很好的例子，说明了特定员工如何帮助保护自由和人民。” Zelensky说。</text:p>
      <text:p text:style-name="P4">
据他说，乌克兰拥有一切：人道主义支持，恢复政治互动的援助，“为了乌克兰人和美国人的共同利益共同努力。”</text:p>
      <text:p text:style-name="P4">
如报道<text:a xlink:type="simple" xlink:href="https://www.ukrinform.ua/rubric-polytics/3705406-prezident-zustrivsa-iz-predstavnikami-venecianskoi-komisii.html" text:style-name="Internet_20_link" text:visited-style-name="Visited_20_Internet_20_Link">
</text:a>
，5月5日，乌克兰总统与威尼斯委员会的代表和美国国会代表团一起举行。</text:p>
      <text:p text:style-name="P4">
_foto：op _</text:p>
      <text:p text:style-name="P4">
News Source: <text:a xlink:type="simple" xlink:href="https://www.ukrinform.ua/rubric-economy/3705750-zelenskij-zustrivsa-z-delegacieu-amerikanskogo-statu-uta.html" text:style-name="Internet_20_link" text:visited-style-name="Visited_20_Internet_20_Link">
https://www.ukrinform.ua/rubric-economy/3705750-zelenskij-zustrivsa-z-delegacieu-amerikanskogo-statu-uta.html</text:a>
</text:p>
      <!--NEWS-->
      <text:h text:style-name="P10" text:outline-level="1">
<text:span text:style-name="T4">
世界第十个球拍不会参加罗马的比赛</text:span>
</text:h>
      <text:p text:style-name="P4">
作者: Ukrinform (Person)</text:p>
      <text:p text:style-name="P4">
出版商: Укринформ (Organization)</text:p>
      <text:p text:style-name="P4">
出版时间: 2023-05-06T20:52:00+03:00</text:p>
      <text:p text:style-name="P4">
修改时间: 2023-05-06T20:52:00+03:00</text:p>
      <text:p text:style-name="P4">
描述: 彼得·克维托夫（Peter Kvitov）因受伤而错过罗马的WTA 1000。  - 乌克林。</text:p>
      <text:p text:style-name="P4">
图片: ["<text:a xlink:type="simple" xlink:href="https://static.ukrinform.com/photos/2023_05/thumb_files/630_360_1683395601-158.jpg" text:style-name="Internet_20_link" text:visited-style-name="Visited_20_Internet_20_Link">
630_360_16833...</text:a>
"]</text:p>
      <text:p text:style-name="P4">
标签: ['Теніс']</text:p>
      <text:p text:style-name="P4">
类型: Article</text:p>
      <!--METADATA-->
      <text:p text:style-name="P4">
<draw:frame draw:style-name="fr1" draw:name="Image248" text:anchor-type="as-char" svg:width="6.9236in" svg:height="3.956343in" draw:z-index="0">
<draw:image xlink:href="../Images/yкринформ/2023-05-06T20-52-00-03-00/630_360_1683395601-158.jpg" xlink:type="simple" xlink:show="embed" xlink:actuate="onLoad" draw:mime-type="image/jpeg"/>
</draw:frame>
由于受伤，Petrakvitova将错过罗马的WTA 1000。</text:p>
      <text:p text:style-name="P4">
关于它 <text:a xlink:type="simple" xlink:href="https://twitter.com/Petra_Kvitova/status/1654889039990759424" text:style-name="Internet_20_link" text:visited-style-name="Visited_20_Internet_20_Link">
</text:a>
据报道，在他的Twitter中，乌克林福姆报道。</text:p>
      <text:p text:style-name="P4">
“不幸的是，我的右腿仍然很痛苦，所以在咨询了我的团队之后，我决定在罗马放弃演讲。 我会为一个美好的地方，意大利球迷感到难过，我希望一周愉快的一周锦标赛。 我将努力工作，为法国公开冠军做好准备。”克维托娃写道。</text:p>
      <text:p text:style-name="P4">
比赛将于5月8日至5月21日举行。</text:p>
      <text:p text:style-name="P4">
<text:span text:style-name="T4">
另请阅读：</text:span>
 <text:a xlink:type="simple" xlink:href="https://www.ukrinform.ua/rubric-sports/3705724-ukrainka-svitolina-zupinilasa-u-pivfinali-turniru-wta-125-u-francii.html" text:style-name="Internet_20_link" text:visited-style-name="Visited_20_Internet_20_Link">
<text:span text:style-name="T4">
 svitolina </text:span>
</text:a>
正如乌克林福姆报道的Elina Svitolina(№1088WTA)震惊者失去了美国人(№48WTA)在法国WTA锦标赛125的1/2决赛中。</text:p>
      <text:p text:style-name="P4">
照片：盖蒂图像</text:p>
      <text:p text:style-name="P4">
News Source: <text:a xlink:type="simple" xlink:href="https://www.ukrinform.ua/rubric-sports/3705752-desata-raketka-svitu-ne-zigrae-na-turniri-v-rimi.html" text:style-name="Internet_20_link" text:visited-style-name="Visited_20_Internet_20_Link">
https://www.ukrinform.ua/rubric-sports/3705752-desata-raketka-svitu-ne-zigrae-na-turniri-v-rimi.html</text:a>
</text:p>
      <!--NEWS-->
      <text:h text:style-name="P10" text:outline-level="1">
<text:span text:style-name="T4">
在伦敦，在查尔斯三世加冕典礼期间，有超过一百多名抗议者被拘留</text:span>
</text:h>
      <text:p text:style-name="P4">
作者: Ukrinform (Person)</text:p>
      <text:p text:style-name="P4">
出版商: Укринформ (Organization)</text:p>
      <text:p text:style-name="P4">
出版时间: 2023-05-06T20:56:00+03:00</text:p>
      <text:p text:style-name="P4">
修改时间: 2023-05-06T20:56:00+03:00</text:p>
      <text:p text:style-name="P4">
描述: 伦敦警察今天逮捕了52人，当时新国王查尔斯三世在城市举行了庄严的加冕典礼。  - 乌克林。</text:p>
      <text:p text:style-name="P4">
图片: ["<text:a xlink:type="simple" xlink:href="https://static.ukrinform.com/photos/2016_08/thumb_files/630_360_1472258510-5840.jpg" text:style-name="Internet_20_link" text:visited-style-name="Visited_20_Internet_20_Link">
630_360_14722...</text:a>
"]</text:p>
      <text:p text:style-name="P4">
标签: ['Протест', 'Затримання', 'Чарльз ІІІ', 'Коронація']</text:p>
      <text:p text:style-name="P4">
类型: Article</text:p>
      <!--METADATA-->
      <text:p text:style-name="P4">
<draw:frame draw:style-name="fr1" draw:name="Image249" text:anchor-type="as-char" svg:width="6.9236in" svg:height="3.956343in" draw:z-index="0">
<draw:image xlink:href="../Images/yкринформ/2023-05-06T20-56-00-03-00/630_360_1472258510-5840.jpg" xlink:type="simple" xlink:show="embed" xlink:actuate="onLoad" draw:mime-type="image/jpeg"/>
</draw:frame>
伦敦警方今天逮捕了52人，当时新国王查尔斯三世在该市举行了加冕典礼。</text:p>
      <text:p text:style-name="P4">
正如乌克林福姆报道的那样，它报告了<text:a xlink:type="simple" xlink:href="https://www.bbc.com/news/live/uk-65474712" text:style-name="Internet_20_link" text:visited-style-name="Visited_20_Internet_20_Link">
</text:a>
.</text:p>
      <text:p text:style-name="P4">
У заяві лондонської поліції йдеться, що людей було <text:a xlink:type="simple" xlink:href="https://www.ukrinform.ua/tag-arest" text:style-name="Internet_20_link" text:visited-style-name="Visited_20_Internet_20_Link">
</text:a>
涉嫌违反公共行政。</text:p>
      <text:p text:style-name="P4">
“我们在加冕典礼前后的集会期间没有干涉众多抗议活动。 我们的职责是按照相关立法成比例。 当事件变成犯罪并可能导致严重的命令时，我们还需要擦拭。”</text:p>
      <text:p text:style-name="P4">
<text:span text:style-name="T4">
另请阅读：</text:span>
 <text:a xlink:type="simple" xlink:href="https://www.ukrinform.ua/rubric-world/3705611-u-britanii-naperedodni-koronacii-carlza-iii-zatrimali-ucasnikiv-antimonarhicnih-protestiv.html" text:style-name="Internet_20_link" text:visited-style-name="Visited_20_Internet_20_Link">
<text:span text:style-name="T4">
英国</text:span>
</text:a>
如报道，<text:a xlink:type="simple" xlink:href="https://www.ukrinform.ua/rubric-world/3705656-u-britanii-koronuvali-carlza-iii.html" text:style-name="Internet_20_link" text:visited-style-name="Visited_20_Internet_20_Link">
</text:a>
在仪式的前70年，星期六在威斯敏斯特大教堂举行。</text:p>
      <text:p text:style-name="P4">
News Source: <text:a xlink:type="simple" xlink:href="https://www.ukrinform.ua/rubric-world/3705753-u-londoni-pid-cas-koronacii-carlza-iii-zatrimali-ponad-piv-sotni-protestuvalnikiv.html" text:style-name="Internet_20_link" text:visited-style-name="Visited_20_Internet_20_Link">
https://www.ukrinform.ua/rubric-world/3705753-u-londoni-pid-cas-koronacii-carlza-iii-zatrimali-ponad-piv-sotni-protestuvalnikiv.html</text:a>
</text:p>
      <!--NEWS-->
      <text:h text:style-name="P10" text:outline-level="1">
<text:span text:style-name="T4">
SBU评论了prilepin机器的爆炸</text:span>
</text:h>
      <text:p text:style-name="P4">
作者: Ukrinform (Person)</text:p>
      <text:p text:style-name="P4">
出版商: Укринформ (Organization)</text:p>
      <text:p text:style-name="P4">
出版时间: 2023-05-06T21:07:00+03:00</text:p>
      <text:p text:style-name="P4">
修改时间: 2023-05-06T21:07:00+03:00</text:p>
      <text:p text:style-name="P4">
描述: 乌克兰的安全局并未确认并驳斥参与反乌克兰宣传家扎克哈·普里勒普（Zakhar Prylepin）的爆炸，但强调它可以提供的唯一观点就是死亡。  - 乌克林。</text:p>
      <text:p text:style-name="P4">
图片: ["<text:a xlink:type="simple" xlink:href="https://static.ukrinform.com/photos/2015_10/thumb_files/630_360_1445544717-5978-sbu.jpg" text:style-name="Internet_20_link" text:visited-style-name="Visited_20_Internet_20_Link">
630_360_14455...</text:a>
"]</text:p>
      <text:p text:style-name="P4">
标签: ['Прилєпін', 'СБУ', 'Вибух', 'Війна з росією']</text:p>
      <text:p text:style-name="P4">
类型: Article</text:p>
      <!--METADATA-->
      <text:p text:style-name="P4">
<draw:frame draw:style-name="fr1" draw:name="Image250" text:anchor-type="as-char" svg:width="6.9236in" svg:height="3.956343in" draw:z-index="0">
<draw:image xlink:href="../Images/yкринформ/2023-05-06T21-07-00-03-00/630_360_1445544717-5978-sbu.jpg" xlink:type="simple" xlink:show="embed" xlink:actuate="onLoad" draw:mime-type="image/jpeg"/>
</draw:frame>
乌克兰的安全局并未确认并驳斥反对乌克兰宣传家扎克哈·普莱尔平(Zakhar Prylepin)爆炸性的参与，但强调她可以向占领者提供的唯一观点就是死亡。</text:p>
      <text:p text:style-name="P4">
根据乌克林福姆的要求，在SBU新闻服务中报道了这一点。</text:p>
      <text:p text:style-name="P4">
“正式我们无法确认也不能驳斥参与<text:a xlink:type="simple" xlink:href="https://www.ukrinform.ua/tag-sbu" text:style-name="Internet_20_link" text:visited-style-name="Visited_20_Internet_20_Link">
</text:a>
与占领者及其同事一起发生的一种或另一种棉花。 但是，正如较早前的那样，SBU vasyl Malyuk的负责人反复确立，因为带到我们土地的俄罗斯人，人民的死亡和暴力，棉花被烧毁，烧毁，将成为病房，”新闻服务部门是。</text:p>
      <text:p text:style-name="P4">
该部门补充说，死亡是他们可以向占领者提出的唯一观点。</text:p>
      <text:p text:style-name="P4">
“我们将能够在我们的赢家之后谈论谁在一个或另一种情况下站着。 肯定会很快来。” SBU强调。</text:p>
      <text:p text:style-name="P4">
<text:span text:style-name="T4">
另请阅读：</text:span>
 <text:a xlink:type="simple" xlink:href="https://www.ukrinform.ua/rubric-ato/3690810-u-melitopoli-pidirvali-avtomobil-kolaboranta.html" text:style-name="Internet_20_link" text:visited-style-name="Visited_20_Internet_20_Link">
<text:span text:style-name="T4">
炸毁</text:span>
 <text:span text:style-name="T4">
汽车</text:span>
</text:a>
如报道，<text:a xlink:type="simple" xlink:href="https://www.ukrinform.ua/rubric-world/3705602-u-niznomu-novgorodi-pidirvali-avto-iz-prihilnikom-rosijskoi-agresii-prilepinim.html" text:style-name="Internet_20_link" text:visited-style-name="Visited_20_Internet_20_Link">
</text:a>
5月6日在Nizhny Novgorod地区的Borsky区。 驾驶员被杀，他被严重受伤，应该行动。 俄罗斯联邦的调查委员会在恐怖袭击的一篇文章下提起了刑事案件，并爆炸了。 后来，Passon司令部报道说，亚历山大·佩里亚科夫(Alexander Permyakov)，<text:a xlink:type="simple" xlink:href="https://www.ukrinform.ua/rubric-world/3705691-u-rosii-zatrimali-pidozruvanogo-u-zamahu-na-prilepina.html" text:style-name="Internet_20_link" text:visited-style-name="Visited_20_Internet_20_Link">
</text:a>
Nanty -Ukrainian宣传家Zakhar Prilepin，<text:a xlink:type="simple" xlink:href="https://www.ukrinform.ua/rubric-world/3705746-zamah-na-prilepina-slidkom-rf-zaaviv-so-zatrimanij-u-spravi-dav-svidcenna.html" text:style-name="Internet_20_link" text:visited-style-name="Visited_20_Internet_20_Link">
</text:a>
 .</text:p>
      <text:p text:style-name="P4">
News Source: <text:a xlink:type="simple" xlink:href="https://www.ukrinform.ua/rubric-ato/3705756-u-sbu-prokomentuvali-vibuh-masini-prilepina.html" text:style-name="Internet_20_link" text:visited-style-name="Visited_20_Internet_20_Link">
https://www.ukrinform.ua/rubric-ato/3705756-u-sbu-prokomentuvali-vibuh-masini-prilepina.html</text:a>
</text:p>
      <!--NEWS-->
      <text:h text:style-name="P10" text:outline-level="1">
<text:span text:style-name="T4">
由于宣布俄罗斯人的撤离，宗教人形成了巨大的交通拥堵</text:span>
</text:h>
      <text:p text:style-name="P4">
作者: Ukrinform (Person)</text:p>
      <text:p text:style-name="P4">
出版商: Укринформ (Organization)</text:p>
      <text:p text:style-name="P4">
出版时间: 2023-05-06T21:18:00+03:00</text:p>
      <text:p text:style-name="P4">
修改时间: 2023-05-06T21:18:00+03:00</text:p>
      <text:p text:style-name="P4">
描述: Chongar检查站已经形成了大量的汽车队列，试图离开Melitopol，因为占领者宣布的疏散入侵者。  - 乌克林。</text:p>
      <text:p text:style-name="P4">
图片: ["<text:a xlink:type="simple" xlink:href="https://static.ukrinform.com/photos/2023_05/thumb_files/630_360_1683396967-903.jpg" text:style-name="Internet_20_link" text:visited-style-name="Visited_20_Internet_20_Link">
630_360_16833...</text:a>
", "<text:a xlink:type="simple" xlink:href="https://static.ukrinform.com/photos/2023_05/1683396967-879.jpg" text:style-name="Internet_20_link" text:visited-style-name="Visited_20_Internet_20_Link">
1683396967-87...</text:a>
", "<text:a xlink:type="simple" xlink:href="https://static.ukrinform.com/photos/2023_05/1683396967-672.jpg" text:style-name="Internet_20_link" text:visited-style-name="Visited_20_Internet_20_Link">
1683396967-67...</text:a>
"]</text:p>
      <text:p text:style-name="P4">
标签: ['Чонгар', 'Евакуація', 'Мелітополь', 'затори']</text:p>
      <text:p text:style-name="P4">
类型: Article</text:p>
      <!--METADATA-->
      <text:p text:style-name="P4">
<draw:frame draw:style-name="fr1" draw:name="Image251" text:anchor-type="as-char" svg:width="6.9236in" svg:height="3.956343in" draw:z-index="0">
<draw:image xlink:href="../Images/yкринформ/2023-05-06T21-18-00-03-00/630_360_1683396967-903.jpg" xlink:type="simple" xlink:show="embed" xlink:actuate="onLoad" draw:mime-type="image/jpeg"/>
</draw:frame>
由于占领者宣布的疏散入侵者，Chongar检查站已经形成了试图离开乌兹利托波尔的汽车的大量队列。</text:p>
      <text:p text:style-name="P4">
可以在[]中发布的照片(https://t.me/ivan_fedorov_melitopol/1891?single)据报道，梅利托波利亚·费多罗夫市长据报道。</text:p>
      <text:p text:style-name="P4">
“入侵者已在'[]中给予(https://www.ukrinform.ua/tag-evakuacia)»：发疯的恐慌和同样疯狂的排队。 他写道，从梅利托波尔(Melitopol)到克里米亚(Crimea)的途中，kppchongar上的照片“无言语”。”</text:p>
      <text:p text:style-name="P4">
<draw:frame draw:style-name="fr1" draw:name="Image252" text:anchor-type="as-char" svg:width="6.9236in" svg:height="9.231467in" draw:z-index="0">
<draw:image xlink:href="../Images/yкринформ/2023-05-06T21-18-00-03-00/1683396967-879.jpg" xlink:type="simple" xlink:show="embed" xlink:actuate="onLoad" draw:mime-type="image/jpeg"/>
</draw:frame>
据他说，军事和特殊交通的所有者。</text:p>
      <text:p text:style-name="P4">
<draw:frame draw:style-name="fr1" draw:name="Image253" text:anchor-type="as-char" svg:width="6.9236in" svg:height="9.231467in" draw:z-index="0">
<draw:image xlink:href="../Images/yкринформ/2023-05-06T21-18-00-03-00/1683396967-672.jpg" xlink:type="simple" xlink:show="embed" xlink:actuate="onLoad" draw:mime-type="image/jpeg"/>
</draw:frame>
市长写道：“卡车在一个单独的队列中。和数千辆乘用车 - 至少需要等待5个小时。”</text:p>
      <text:p text:style-name="P4">
<text:span text:style-name="T4">
另请阅读：</text:span>
 <text:a xlink:type="simple" xlink:href="https://www.ukrinform.ua/rubric-regions/3705554-na-zaporizzi-zagarbniki-pid-prikrittam-evakuacii-civilnogo-naselenna-vivozat-svoih-soldat.html" text:style-name="Internet_20_link" text:visited-style-name="Visited_20_Internet_20_Link">
</text:a>
据报道，入侵者已宣布从Zaporizhzhya地区捕获的领土的至少15点撤离。</text:p>
      <text:p text:style-name="P4">
<text:span text:style-name="T5">
foto：Ivan Fedorov / Telegram</text:span>
</text:p>
      <text:p text:style-name="P4">
News Source: <text:a xlink:type="simple" xlink:href="https://www.ukrinform.ua/rubric-regions/3705760-cerez-ogolosenu-rosianami-evakuaciu-na-congari-utvorivsa-veliceznij-zator.html" text:style-name="Internet_20_link" text:visited-style-name="Visited_20_Internet_20_Link">
https://www.ukrinform.ua/rubric-regions/3705760-cerez-ogolosenu-rosianami-evakuaciu-na-congari-utvorivsa-veliceznij-zator.html</text:a>
</text:p>
      <!--NEWS-->
      <text:h text:style-name="P10" text:outline-level="1">
<text:span text:style-name="T4">
在俄罗斯奥伦堡（Orenburg）</text:span>
</text:h>
      <text:p text:style-name="P4">
作者: Ukrinform (Person)</text:p>
      <text:p text:style-name="P4">
出版商: Укринформ (Organization)</text:p>
      <text:p text:style-name="P4">
出版时间: 2023-05-06T21:22:00+03:00</text:p>
      <text:p text:style-name="P4">
修改时间: 2023-05-06T21:22:00+03:00</text:p>
      <text:p text:style-name="P4">
描述: 在奥伦堡（Orenburg）的俄罗斯地区中心，一条连锁旋转木马在娱乐公园掉落，包括20人，包括儿童。  - 乌克林。</text:p>
      <text:p text:style-name="P4">
图片: ["<text:a xlink:type="simple" xlink:href="https://static.ukrinform.com/photos/2023_05/thumb_files/630_360_1683397348-534.jpg" text:style-name="Internet_20_link" text:visited-style-name="Visited_20_Internet_20_Link">
630_360_16833...</text:a>
"]</text:p>
      <text:p text:style-name="P4">
标签: ['Діти', 'Лікарня', 'росія', 'Атракціон']</text:p>
      <text:p text:style-name="P4">
类型: Article</text:p>
      <!--METADATA-->
      <text:p text:style-name="P4">
<draw:frame draw:style-name="fr1" draw:name="Image254" text:anchor-type="as-char" svg:width="6.9236in" svg:height="3.956343in" draw:z-index="0">
<draw:image xlink:href="../Images/yкринформ/2023-05-06T21-22-00-03-00/630_360_1683397348-534.jpg" xlink:type="simple" xlink:show="embed" xlink:actuate="onLoad" draw:mime-type="image/jpeg"/>
</draw:frame>
休闲公园奥伦堡的乌罗斯地区中心倒下了旋转木马“链”，其中约有20人，包括儿童。</text:p>
      <text:p text:style-name="P4">
正如乌克林福姆报道的那样，它报告了<text:a xlink:type="simple" xlink:href="https://www.interfax.ru/russia/900444" text:style-name="Internet_20_link" text:visited-style-name="Visited_20_Internet_20_Link">
</text:a>
参考俄罗斯联邦卫生部。</text:p>
      <text:p text:style-name="P4">
根据该部门的新闻服务，在20名受害者中有12名儿童。 Naudybulator治疗被送8人，有12人住院给<text:a xlink:type="simple" xlink:href="https://www.ukrinform.ua/tag-bolnica" text:style-name="Internet_20_link" text:visited-style-name="Visited_20_Internet_20_Link">
</text:a>
奥伦堡，包括六个孩子。</text:p>
      <text:p text:style-name="P4">
一名处于极为严重的伤害的妇女是分离。 同样在严重的情况下，一个孩子的复苏也是10岁。 十种疗法接受创伤学病房的治疗。</text:p>
      <text:p text:style-name="P4">
<text:span text:style-name="T4">
另请阅读：</text:span>
 <text:a xlink:type="simple" xlink:href="https://www.ukrinform.ua/rubric-world/3705648-u-kanadi-pid-potagom-iz-nebezpecnim-vantazem-provalivsa-mist-castina-vagoniv-upala-v-ricku.html" text:style-name="Internet_20_link" text:visited-style-name="Visited_20_Internet_20_Link">
</text:a>
根据市政厅新闻服务的说法，机舱的倒塌是通过机制故障而发生的。</text:p>
      <text:p text:style-name="P4">
据报道，在[]的前夕(https://www.ukrinform.ua/rubric-world/3704633-u-nimeccini-poizd-naihav-na-grupu-zaliznicnikiv-dvoe-zagiblih.html)两个人被杀。</text:p>
      <text:p text:style-name="P4">
News Source: <text:a xlink:type="simple" xlink:href="https://www.ukrinform.ua/rubric-world/3705762-u-rosijskomu-orenburzi-vpala-karusel-20-postrazdalih.html" text:style-name="Internet_20_link" text:visited-style-name="Visited_20_Internet_20_Link">
https://www.ukrinform.ua/rubric-world/3705762-u-rosijskomu-orenburzi-vpala-karusel-20-postrazdalih.html</text:a>
</text:p>
      <!--NEWS-->
      <text:h text:style-name="P10" text:outline-level="1">
<text:span text:style-name="T4">
索尔斯基宣布与摩尔多瓦的决定限制了乌克兰农业生产的进口</text:span>
</text:h>
      <text:p text:style-name="P4">
作者: Ukrinform (Person)</text:p>
      <text:p text:style-name="P4">
出版商: Укринформ (Organization)</text:p>
      <text:p text:style-name="P4">
出版时间: 2023-05-06T21:33:00+03:00</text:p>
      <text:p text:style-name="P4">
修改时间: 2023-05-06T21:33:00+03:00</text:p>
      <text:p text:style-name="P4">
描述: 农业政策和食品部长Mykola Solsky在对Chisinau的工作访问中表示，他对摩尔多瓦的决定限制了从乌克兰谷物和油料种子中进口的决定。  - 乌克林。</text:p>
      <text:p text:style-name="P4">
图片: ["<text:a xlink:type="simple" xlink:href="https://static.ukrinform.com/photos/2023_01/thumb_files/630_360_1672835822-745.jpg" text:style-name="Internet_20_link" text:visited-style-name="Visited_20_Internet_20_Link">
630_360_16728...</text:a>
"]</text:p>
      <text:p text:style-name="P4">
标签: ['Економіка', 'Імпорт', 'Молдова', 'Україна', 'Сольський', 'Агропродукція']</text:p>
      <text:p text:style-name="P4">
类型: Article</text:p>
      <!--METADATA-->
      <text:p text:style-name="P4">
<draw:frame draw:style-name="fr1" draw:name="Image255" text:anchor-type="as-char" svg:width="6.9236in" svg:height="3.956343in" draw:z-index="0">
<draw:image xlink:href="../Images/yкринформ/2023-05-06T21-33-00-03-00/630_360_1672835822-745.jpg" xlink:type="simple" xlink:show="embed" xlink:actuate="onLoad" draw:mime-type="image/jpeg"/>
</draw:frame>
年级政策和食品部长Mykola Solsky在Vitsyshyn的工作访问期间对摩尔多瓦的决定表示了分歧。</text:p>
      <text:p text:style-name="P4">
对这个 <text:a xlink:type="simple" xlink:href="https://minagro.gov.ua/news/ministr-mikola-solskij-zustrivsya-v-kishinevi-z-volodimirom-bolya" text:style-name="Internet_20_link" text:visited-style-name="Visited_20_Internet_20_Link">
 </text:a>
乌克林福姆报道，乌克兰的农业政策和食品部报道。</text:p>
      <text:p text:style-name="P4">
索尔斯基(Solsky)在与摩尔多瓦·弗拉迪米尔·博莱(Moldova Vladimir Boly)的摩尔多瓦·科里(Moldovan Corily)会面时发表了相应的声明。</text:p>
      <text:p text:style-name="P4">
“部长在摩尔多瓦方面的陈述是在暂时进口<text:span text:style-name="T4">
 []的意图之后去了摩尔多瓦。(https://www.ukrinform.ua/tag-agroprodukcia)</text:span>
来自乌克兰，就像一些欧盟国家以前所做的那样。 索尔斯基(Solsky)在摩尔多瓦(Moldova)的类似决定中表达了分歧。”</text:p>
      <text:p text:style-name="P4">
<text:span text:style-name="T4">
另请阅读：</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在会议期间，农业政策部负责人还指出，这样的决定的理由是难以理解的，因为乌克兰没有进口这些摩尔多瓦这些文化。</text:p>
      <text:p text:style-name="P4">
痛苦保证，乌克兰农产品通过摩尔多瓦的过境将完全。 谈判将继续。</text:p>
      <text:p text:style-name="P4">
<text:span text:style-name="T4">
另请阅读：</text:span>
 <text:span text:style-name="T4">
 <text:a xlink:type="simple" xlink:href="https://www.ukrinform.ua/rubric-ato/3705445-sandu-mi-v-bezpeci-lise-zavdaki-ukraini-rosia-pragne-vidroditi-srsr.html" text:style-name="Internet_20_link" text:visited-style-name="Visited_20_Internet_20_Link">
</text:a>
</text:span>
</text:p>
      <text:p text:style-name="P4">
正如乌克林福姆(Ukrinform)报道的那样，5月5日，在与欧盟代表团主席Janissa Mazeiks会面时，Pain宣布摩尔多瓦打算及时限制从乌克兰进口谷物和油籽的进口。</text:p>
      <text:p text:style-name="P4">
此前，欧盟委员会正式宣布了_ <text:span text:style-name="T4">
 []的引入(https://www.ukrinform.ua/rubric-economy/3703840-evrokomisia-zaboronila-import-okremih-agroproduktiv-z-ukraini.html)</text:span>
 _反对从乌克兰进口的，比较了乌克兰生产五个欧盟国家的农业产品的收到。</text:p>
      <text:p text:style-name="P4">
<text:span text:style-name="T4">
另请阅读：</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预防措施将与四种农产品有关：谷物，玉米，菜籽和葵花籽。</text:p>
      <text:p text:style-name="P4">
News Source: <text:a xlink:type="simple" xlink:href="https://www.ukrinform.ua/rubric-economy/3705761-solskij-zaaviv-pro-nezgodu-z-risennam-moldovi-obmeziti-import-ukrainskoi-agroprodukcii.html" text:style-name="Internet_20_link" text:visited-style-name="Visited_20_Internet_20_Link">
https://www.ukrinform.ua/rubric-economy/3705761-solskij-zaaviv-pro-nezgodu-z-risennam-moldovi-obmeziti-import-ukrainskoi-agroprodukcii.html</text:a>
</text:p>
      <!--NEWS-->
      <text:h text:style-name="P10" text:outline-level="1">
<text:span text:style-name="T4">
APL：萨拉（Salah）的进球使利物浦（Liverpool）击败了布伦特福德（Brentford）</text:span>
</text:h>
      <text:p text:style-name="P4">
作者: Ukrinform (Person)</text:p>
      <text:p text:style-name="P4">
出版商: Укринформ (Organization)</text:p>
      <text:p text:style-name="P4">
出版时间: 2023-05-06T21:41:00+03:00</text:p>
      <text:p text:style-name="P4">
修改时间: 2023-05-06T21:41:00+03:00</text:p>
      <text:p text:style-name="P4">
描述: “红色”接近前4名。  - 乌克林。</text:p>
      <text:p text:style-name="P4">
图片: ["<text:a xlink:type="simple" xlink:href="https://static.ukrinform.com/photos/2023_05/thumb_files/630_360_1683398426-417.jpg" text:style-name="Internet_20_link" text:visited-style-name="Visited_20_Internet_20_Link">
630_360_16833...</text:a>
"]</text:p>
      <text:p text:style-name="P4">
标签: ['Футбол', 'Ліверпуль', 'АПЛ']</text:p>
      <text:p text:style-name="P4">
类型: Article</text:p>
      <!--METADATA-->
      <text:p text:style-name="P4">
<draw:frame draw:style-name="fr1" draw:name="Image256" text:anchor-type="as-char" svg:width="6.9236in" svg:height="3.956343in" draw:z-index="0">
<draw:image xlink:href="../Images/yкринформ/2023-05-06T21-41-00-03-00/630_360_1683398426-417.jpg" xlink:type="simple" xlink:show="embed" xlink:actuate="onLoad" draw:mime-type="image/jpeg"/>
</draw:frame>
“红色”接近前4名。</text:p>
      <text:p text:style-name="P4">
据乌克林福姆报道，在利物浦锦标赛第35轮比赛的比赛中，布伦特福德的最低传球得分为1-0。</text:p>
      <text:p text:style-name="P4">
决斗中唯一的进球是在上半场得分的 - 穆罕默德·萨拉赫(Mohammed Salah)被区分了。甚至在休息之前，帐户也被阐述了，但大门被取消了。 下半场记分牌上的分数没有改变。</text:p>
      <text:p text:style-name="P4">
利物浦在这场比赛后获得62分，在APL的转子表中排名第五，布伦特福德处于第九位。</text:p>
      <text:p text:style-name="P4">
在利物浦的下一轮中，冠军将在对阵莱斯特的比赛中比赛，布伦特福德将与西海姆一起比赛。</text:p>
      <text:p text:style-name="P4">
<text:span text:style-name="T4">
另请阅读：</text:span>
 <text:a xlink:type="simple" xlink:href="https://www.ukrinform.ua/rubric-sports/3705719-man-siti-peremig-lids-i-zmicniv-liderstvo-v-apl.html" text:style-name="Internet_20_link" text:visited-style-name="Visited_20_Internet_20_Link">
<text:span text:style-name="T4">
 apl </text:span>
</text:a>
正如乌克林福姆报道的那样，在热刺日的另一个垫子中，“水晶贝尔斯”(Crystal Peles) -  1：0克服了。</text:p>
      <text:p text:style-name="P4">
照片：盖蒂图像</text:p>
      <text:p text:style-name="P4">
News Source: <text:a xlink:type="simple" xlink:href="https://www.ukrinform.ua/rubric-sports/3705765-apl-gol-salaha-prinis-liverpulu-peremogu-nad-brentfordom.html" text:style-name="Internet_20_link" text:visited-style-name="Visited_20_Internet_20_Link">
https://www.ukrinform.ua/rubric-sports/3705765-apl-gol-salaha-prinis-liverpulu-peremogu-nad-brentfordom.html</text:a>
</text:p>
      <!--NEWS-->
      <text:h text:style-name="P10" text:outline-level="1">
<text:span text:style-name="T4">
波多克（Podolyak</text:span>
</text:h>
      <text:p text:style-name="P4">
作者: Ukrinform (Person)</text:p>
      <text:p text:style-name="P4">
出版商: Укринформ (Organization)</text:p>
      <text:p text:style-name="P4">
出版时间: 2023-05-06T21:48:00+03:00</text:p>
      <text:p text:style-name="P4">
修改时间: 2023-05-06T21:48:00+03:00</text:p>
      <text:p text:style-name="P4">
描述: 反乌克兰宣传家扎卡·普里列平的爆炸是一种内部升级的尝试，应有助于俄罗斯维持对人口和精英的控制。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Прилєпін', 'Пропаганда', 'росія', 'Замах', 'Подоляк', 'Єдині новини']</text:p>
      <text:p text:style-name="P4">
类型: Article</text:p>
      <!--METADATA-->
      <text:p text:style-name="P4">
<draw:frame draw:style-name="fr1" draw:name="Image257" text:anchor-type="as-char" svg:width="6.9236in" svg:height="3.956343in" draw:z-index="0">
<draw:image xlink:href="../Images/yкринформ/2023-05-06T21-48-00-03-00/630_360_1669378255-230.jpg" xlink:type="simple" xlink:show="embed" xlink:actuate="onLoad" draw:mime-type="image/jpeg"/>
</draw:frame>
反乌克兰宣传的炸药Zakhar Prilepin是一种内部援助的尝试，应有助于俄罗斯维持对人口和精英的控制。</text:p>
      <text:p text:style-name="P4">
根据乌克林福姆(Ukrinform)的说法，总统办公室主管Mikhailopodolyak的顾问在Tele Scale“ One News”中说了这一点。</text:p>
      <text:p text:style-name="P4">
“奇怪的事件是，在前线上没有影响前线的人，特别是在国内市场中的适度信息，即这些宣传者，最小化的是一个大型升级计划。 它针对内部市场，至少是由俄罗斯联邦的特殊服务来照顾的。 他们之所以需要它，是因为他们逐渐失去了对垂直管理的管理，失去了对俄罗斯正在发生的事情的控制，” Podolyak说。</text:p>
      <text:p text:style-name="P4">
<text:span text:style-name="T4">
另请阅读：</text:span>
 <text:span text:style-name="T4">
 <text:a xlink:type="simple" xlink:href="https://www.ukrinform.ua/rubric-ato/3705756-u-sbu-prokomentuvali-vibuh-masini-prilepina.html" text:style-name="Internet_20_link" text:visited-style-name="Visited_20_Internet_20_Link">
</text:a>
</text:span>
</text:p>
      <text:p text:style-name="P4">
据他说，他们试图通过恐惧升级来维持对俄罗斯空间的控制，因为正是通过这种情感，俄罗斯才可以团结人口。</text:p>
      <text:p text:style-name="P4">
“这样的事件有一些精英。 例如，为了不开始开始，如何在没有普京的情况下摆脱这种情况。 这应吸引俄罗斯某些过程的控制。 因此，例如不再尝试内部升级的尝试，但不再是。” Podolyak补充说。</text:p>
      <text:p text:style-name="P4">
<text:span text:style-name="T4">
另请阅读：</text:span>
 <text:span text:style-name="T4">
 <text:a xlink:type="simple" xlink:href="https://www.ukrinform.ua/rubric-world/3705691-u-rosii-zatrimali-pidozruvanogo-u-zamahu-na-prilepina.html" text:style-name="Internet_20_link" text:visited-style-name="Visited_20_Internet_20_Link">
</text:a>
</text:span>
</text:p>
      <text:p text:style-name="P4">
据报道，5月6日，在尼兹尼·诺夫哥罗德地区的伯斯基地区，据报道，反乌克兰宣传家Zakhar Pelpinovka的汽车据报道。 驾驶员死了，本人<text:span text:style-name="T4">
 <text:a xlink:type="simple" xlink:href="https://www.ukrinform.ua/tag-prilepin" text:style-name="Internet_20_link" text:visited-style-name="Visited_20_Internet_20_Link">
</text:a>
</text:span>
他受到了严重伤害，应该操作。 俄罗斯联邦的调查委员会违反了与恐怖袭击有关的爆炸性刑事案件有关的。</text:p>
      <text:p text:style-name="P4">
后来，他报道说，亚历山大·佩里亚科夫(Alexander Permyakov)被拘留在抗乌克兰宣传家Zakhar Prylepin的Prozami案中，<text:span text:style-name="T4">
 _ <text:a xlink:type="simple" xlink:href="https://www.ukrinform.ua/rubric-world/3705746-zamah-na-prilepina-slidkom-rf-zaaviv-so-zatrimanij-u-spravi-dav-svidcenna.html" text:style-name="Internet_20_link" text:visited-style-name="Visited_20_Internet_20_Link">
</text:a>
_ </text:span>
</text:p>
      <text:p text:style-name="P4">
News Source: <text:a xlink:type="simple" xlink:href="https://www.ukrinform.ua/rubric-ato/3705764-podolak-nazvav-vibuh-masini-prilepina-sprobou-vnutrisnoi-eskalacii-u-rf.html" text:style-name="Internet_20_link" text:visited-style-name="Visited_20_Internet_20_Link">
https://www.ukrinform.ua/rubric-ato/3705764-podolak-nazvav-vibuh-masini-prilepina-sprobou-vnutrisnoi-eskalacii-u-rf.html</text:a>
</text:p>
      <!--NEWS-->
      <text:h text:style-name="P10" text:outline-level="1">
<text:span text:style-name="T4">
敌人每天在Sumy地区开火11次</text:span>
</text:h>
      <text:p text:style-name="P4">
作者: Ukrinform (Person)</text:p>
      <text:p text:style-name="P4">
出版商: Укринформ (Organization)</text:p>
      <text:p text:style-name="P4">
出版时间: 2023-05-06T21:57:00+03:00</text:p>
      <text:p text:style-name="P4">
修改时间: 2023-05-06T21:57:00+03:00</text:p>
      <text:p text:style-name="P4">
描述: 5月6日星期六，俄罗斯联邦的部队在苏米地区的不同类型的武器边界定居点袭击了11次，记录了84起爆炸。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258" text:anchor-type="as-char" svg:width="6.9236in" svg:height="3.956343in" draw:z-index="0">
<draw:image xlink:href="../Images/yкринформ/2023-05-06T21-57-00-03-00/630_360_1640330796-210.jpeg" xlink:type="simple" xlink:show="embed" xlink:actuate="onLoad" draw:mime-type="image/jpeg"/>
</draw:frame>
5月6日星期六，俄罗斯联邦从苏米地区的不同类型的武器边界定居点袭击了11次，通常记录了84次爆炸。</text:p>
      <text:p text:style-name="P4">
根据乌克林福姆的说法，Sumy地区军事行政部门在[]中报道了(https://t.me/Sumy_news_ODA/15989)。</text:p>
      <text:p text:style-name="P4">
特别是在Belopil社区入侵者<text:a xlink:type="simple" xlink:href="https://www.ukrinform.ua/tag-obstril" text:style-name="Internet_20_link" text:visited-style-name="Visited_20_Internet_20_Link">
</text:a>
来自迫击炮和炮兵 -  28和三爆炸发生了。 由于私人拥有的迫击炮炮击之一。</text:p>
      <text:p text:style-name="P4">
Novoslobid社区遭受了俄罗斯人的打击 - 听到了12个刀片。</text:p>
      <text:p text:style-name="P4">
在Miropil社区，敌人击中了画架手榴弹发射器(ths)发生了一次爆炸。</text:p>
      <text:p text:style-name="P4">
27个矿山被扔进了Velikopysariv社区的领土。 埃斯曼社区也从俄罗斯砂浆中解雇了四次爆炸。</text:p>
      <text:p text:style-name="P4">
<text:span text:style-name="T4">
另请阅读：</text:span>
 <text:a xlink:type="simple" xlink:href="https://www.ukrinform.ua/rubric-ato/3705749-vorog-uden-obstrilav-nikopolskij-rajon-iz-gradiv-i-vazkoi-artilerii-semero-postrazdalih.html" text:style-name="Internet_20_link" text:visited-style-name="Visited_20_Internet_20_Link">
<text:span text:style-name="T4">
射击</text:span>
</text:a>
Zivob-Novgorod社区袭击了敌方炮兵的9次爆炸。</text:p>
      <text:p text:style-name="P4">
据乌克林福姆报道，在5月5日，在俄罗斯军队的罢工下是苏米地区的边境社区。 总共记录了9次亮相和33起爆炸。</text:p>
      <text:p text:style-name="P4">
News Source: <text:a xlink:type="simple" xlink:href="https://www.ukrinform.ua/rubric-ato/3705766-vorog-za-dobu-11-raziv-obstrilav-prikordonna-sumsini.html" text:style-name="Internet_20_link" text:visited-style-name="Visited_20_Internet_20_Link">
https://www.ukrinform.ua/rubric-ato/3705766-vorog-za-dobu-11-raziv-obstrilav-prikordonna-sumsini.html</text:a>
</text:p>
      <!--NEWS-->
      <text:h text:style-name="P10" text:outline-level="1">
<text:span text:style-name="T4">
在俄罗斯联邦的Sverdlovsk地区用火药燃烧仓库，宣布了撤离</text:span>
</text:h>
      <text:p text:style-name="P4">
作者: Ukrinform (Person)</text:p>
      <text:p text:style-name="P4">
出版商: Укринформ (Organization)</text:p>
      <text:p text:style-name="P4">
出版时间: 2023-05-06T22:16:00+03:00</text:p>
      <text:p text:style-name="P4">
修改时间: 2023-05-06T22:16:00+03:00</text:p>
      <text:p text:style-name="P4">
描述: 由于俄罗斯的Pervomaisky Sverdlovsk村庄的森林大火，带着火药的仓库。 该地区的当局开始撤离该定居点居民。  - 乌克林。</text:p>
      <text:p text:style-name="P4">
图片: ["<text:a xlink:type="simple" xlink:href="https://static.ukrinform.com/photos/2023_05/thumb_files/630_360_1683400566-195.jpg" text:style-name="Internet_20_link" text:visited-style-name="Visited_20_Internet_20_Link">
630_360_16834...</text:a>
"]</text:p>
      <text:p text:style-name="P4">
标签: ['Артсклад', 'Пожежа', 'росія']</text:p>
      <text:p text:style-name="P4">
类型: Article</text:p>
      <!--METADATA-->
      <text:p text:style-name="P4">
<draw:frame draw:style-name="fr1" draw:name="Image259" text:anchor-type="as-char" svg:width="6.9236in" svg:height="3.956343in" draw:z-index="0">
<draw:image xlink:href="../Images/yкринформ/2023-05-06T22-16-00-03-00/630_360_1683400566-195.jpg" xlink:type="simple" xlink:show="embed" xlink:actuate="onLoad" draw:mime-type="image/jpeg"/>
</draw:frame>
由于俄罗斯的Pervomaisky Sverdlovsk村庄的森林大火，带着火药的仓库。 该地区的当局开始撤离该定居点居民。</text:p>
      <text:p text:style-name="P4">
这是俄罗斯宣传资源的报道<text:a xlink:type="simple" xlink:href="https://t.me/tass_agency/190888" text:style-name="Internet_20_link" text:visited-style-name="Visited_20_Internet_20_Link">
</text:a>
据报道，关于紧急服务。</text:p>
      <text:p text:style-name="P4">
据宣传员说，大火威胁着18个相邻的仓库，这也保护了火药。</text:p>
      <text:p text:style-name="P4">
<text:span text:style-name="T4">
另请阅读：</text:span>
 <text:span text:style-name="T4">
 <text:a xlink:type="simple" xlink:href="https://www.ukrinform.ua/rubric-world/3704508-u-rosii-vnoci-stalisa-pozezi-na-dvoh-naftopererobnih-zavodah.html" text:style-name="Internet_20_link" text:visited-style-name="Visited_20_Internet_20_Link">
</text:a>
</text:span>
</text:p>
      <text:p text:style-name="P4">
当局已经开始撤离Pervomaisky的居民。 俄罗斯公共汽车和个人运输。 大约有400人居住在决定需要去的村庄。</text:p>
      <text:p text:style-name="P4">
今天在俄罗斯航空学委员会的网站上<text:a xlink:type="simple" xlink:href="https://aviales.ru/popup.aspx" text:style-name="Internet_20_link" text:visited-style-name="Visited_20_Internet_20_Link">
</text:a>
在Sverdlovsk地区，在森林基金的土地上燃烧了37次大火，该广场被大火传播，12 084公顷。</text:p>
      <text:p text:style-name="P4">
回想：在俄罗斯的星期四晚上，有<text:span text:style-name="T4">
 <text:a xlink:type="simple" xlink:href="https://www.ukrinform.ua/tag-pozeza" text:style-name="Internet_20_link" text:visited-style-name="Visited_20_Internet_20_Link">
</text:a>
</text:span>
在两个炼油厂 -  Urostov地区和Krasnodar地区。</text:p>
      <text:p text:style-name="P4">
News Source: <text:a xlink:type="simple" xlink:href="https://www.ukrinform.ua/rubric-world/3705769-u-sverdlovskij-oblasti-rf-gorat-skladi-z-porohom-ogolosena-evakuacia.html" text:style-name="Internet_20_link" text:visited-style-name="Visited_20_Internet_20_Link">
https://www.ukrinform.ua/rubric-world/3705769-u-sverdlovskij-oblasti-rf-gorat-skladi-z-porohom-ogolosena-evakuacia.html</text:a>
</text:p>
      <!--NEWS-->
      <text:h text:style-name="P10" text:outline-level="1">
<text:span text:style-name="T4">
施旺特克（Schwontek）让位给马德里的比赛决赛</text:span>
</text:h>
      <text:p text:style-name="P4">
作者: Ukrinform (Person)</text:p>
      <text:p text:style-name="P4">
出版商: Укринформ (Organization)</text:p>
      <text:p text:style-name="P4">
出版时间: 2023-05-06T22:21:00+03:00</text:p>
      <text:p text:style-name="P4">
修改时间: 2023-05-06T22:21:00+03:00</text:p>
      <text:p text:style-name="P4">
描述: 波尔卡在三盘比赛中输掉了索博伦科。  - 乌克林。</text:p>
      <text:p text:style-name="P4">
图片: ["<text:a xlink:type="simple" xlink:href="https://static.ukrinform.com/photos/2023_05/thumb_files/630_360_1683400619-789.jpg" text:style-name="Internet_20_link" text:visited-style-name="Visited_20_Internet_20_Link">
630_360_16834...</text:a>
"]</text:p>
      <text:p text:style-name="P4">
标签: ['Теніс']</text:p>
      <text:p text:style-name="P4">
类型: Article</text:p>
      <!--METADATA-->
      <text:p text:style-name="P4">
<draw:frame draw:style-name="fr1" draw:name="Image260" text:anchor-type="as-char" svg:width="6.9236in" svg:height="3.956343in" draw:z-index="0">
<draw:image xlink:href="../Images/yкринформ/2023-05-06T22-21-00-03-00/630_360_1683400619-789.jpg" xlink:type="simple" xlink:show="embed" xlink:actuate="onLoad" draw:mime-type="image/jpeg"/>
</draw:frame>
Polkanovanenko三套。</text:p>
      <text:p text:style-name="P4">
Iga Schwontek世界的第一个球拍(波兰)在马德里的WTA 1000系列赛上无法赢得奖杯(西班牙)，报道乌克林福姆。</text:p>
      <text:p text:style-name="P4">
在比赛的决赛中，波兰网球运动员三盘失去了Arini Sobolenko(WTA 2)-3：6，6：3，4：6。</text:p>
      <text:p text:style-name="P4">
比赛持续了2小时27分钟。</text:p>
      <text:p text:style-name="P4">
Schwontec在过去的10场比赛中遭受了第一次失败。 在西班牙首都锦标赛之前，施旺特克在斯图加特赢得了WTA 500冠军，击败了同样的Sobolenko。</text:p>
      <text:p text:style-name="P4">
<text:span text:style-name="T4">
另请阅读：</text:span>
 <text:a xlink:type="simple" xlink:href="https://www.ukrinform.ua/rubric-sports/3705724-ukrainka-svitolina-zupinilasa-u-pivfinali-turniru-wta-125-u-francii.html" text:style-name="Internet_20_link" text:visited-style-name="Visited_20_Internet_20_Link">
<text:span text:style-name="T4">
 LED </text:span>
</text:a>
正如乌克林福姆报道的那样，埃利娜·斯维托利纳(Elina Svitolina)输给了法国WTA 125锦标赛决赛的美国人史蒂文斯(Stevens)B1/2。</text:p>
      <text:p text:style-name="P4">
照片：盖蒂图像</text:p>
      <text:p text:style-name="P4">
News Source: <text:a xlink:type="simple" xlink:href="https://www.ukrinform.ua/rubric-sports/3705770-svontek-postupilas-u-finali-turniru-v-madridi.html" text:style-name="Internet_20_link" text:visited-style-name="Visited_20_Internet_20_Link">
https://www.ukrinform.ua/rubric-sports/3705770-svontek-postupilas-u-finali-turniru-v-madridi.html</text:a>
</text:p>
      <!--NEWS-->
      <text:h text:style-name="P10" text:outline-level="1">
<text:span text:style-name="T4">
在大多数地区焦虑中：入侵者提出航空，发射导弹</text:span>
</text:h>
      <text:p text:style-name="P4">
作者: Ukrinform (Person)</text:p>
      <text:p text:style-name="P4">
出版商: Укринформ (Organization)</text:p>
      <text:p text:style-name="P4">
出版时间: 2023-05-06T22:26:00+03:00</text:p>
      <text:p text:style-name="P4">
修改时间: 2023-05-06T22:26:00+03:00</text:p>
      <text:p text:style-name="P4">
描述: 在5月6日晚上，在大多数地区，宣布了空气警报。 这样做的原因是，俄罗斯被轰炸机，尤其是X-22导弹的载体抬起空中。  - 乌克林。</text:p>
      <text:p text:style-name="P4">
图片: ["<text:a xlink:type="simple" xlink:href="https://static.ukrinform.com/photos/2018_10/thumb_files/630_360_1538997471-852.jpg" text:style-name="Internet_20_link" text:visited-style-name="Visited_20_Internet_20_Link">
630_360_15389...</text:a>
", "<text:a xlink:type="simple" xlink:href="https://static.ukrinform.com/photos/2023_05/1683401202-240.jpg" text:style-name="Internet_20_link" text:visited-style-name="Visited_20_Internet_20_Link">
1683401202-24...</text:a>
"]</text:p>
      <text:p text:style-name="P4">
标签: ['Обстріл', 'Агресія РФ', 'Війна з росією', 'Повітряна тривога']</text:p>
      <text:p text:style-name="P4">
类型: Article</text:p>
      <!--METADATA-->
      <text:p text:style-name="P4">
<draw:frame draw:style-name="fr1" draw:name="Image261" text:anchor-type="as-char" svg:width="6.9236in" svg:height="3.956343in" draw:z-index="0">
<draw:image xlink:href="../Images/yкринформ/2023-05-06T22-26-00-03-00/630_360_1538997471-852.jpg" xlink:type="simple" xlink:show="embed" xlink:actuate="onLoad" draw:mime-type="image/jpeg"/>
</draw:frame>
晚上，空气警报宣布了又有第六个区域。 这样做的原因是俄罗斯已经取消了轰炸机，其中包括X-22导弹的载体。</text:p>
      <text:p text:style-name="P4">
乌克林向[]报告(https://alerts.in.ua)润肤室。</text:p>
      <text:p text:style-name="P4">
<draw:frame draw:style-name="fr1" draw:name="Image262" text:anchor-type="as-char" svg:width="6.9236in" svg:height="4.320839in" draw:z-index="0">
<draw:image xlink:href="../Images/yкринформ/2023-05-06T22-26-00-03-00/1683401202-240.jpg" xlink:type="simple" xlink:show="embed" xlink:actuate="onLoad" draw:mime-type="image/jpeg"/>
</draw:frame>
监测小组报告说，TU-22M3，Carrier X-22在俄罗斯飞行。</text:p>
      <text:p text:style-name="P4">
还观察到了不久的将来，俄罗斯战术航空在布莱恩斯克地区的活动，苏米地区的埃兹拉兹罗扎(Ezlazhroza)。</text:p>
      <text:p text:style-name="P4">
我们将提醒：最近在DNIEPER爆炸中。 目前，该地区一直感到震惊。</text:p>
      <text:p text:style-name="P4">
News Source: <text:a xlink:type="simple" xlink:href="https://www.ukrinform.ua/rubric-ato/3705772-u-bilsosti-regioniv-trivoga-zagarbniki-pidnali-aviaciu-mozlivij-zapusk-raket.html" text:style-name="Internet_20_link" text:visited-style-name="Visited_20_Internet_20_Link">
https://www.ukrinform.ua/rubric-ato/3705772-u-bilsosti-regioniv-trivoga-zagarbniki-pidnali-aviaciu-mozlivij-zapusk-raket.html</text:a>
</text:p>
      <!--NEWS-->
      <text:h text:style-name="P10" text:outline-level="1">
<text:span text:style-name="T4">
普里戈金的陈述是俄罗斯始于俄罗斯的内部战争的体现</text:span>
</text:h>
      <text:p text:style-name="P4">
作者: Ukrinform (Person)</text:p>
      <text:p text:style-name="P4">
出版商: Укринформ (Organization)</text:p>
      <text:p text:style-name="P4">
出版时间: 2023-05-06T22:37:00+03:00</text:p>
      <text:p text:style-name="P4">
修改时间: 2023-05-06T22:37:00+03:00</text:p>
      <text:p text:style-name="P4">
描述: 私人军事公司“ Wagner” Yevgeny Prigogine负责从Bakhmut撤军的威胁只是俄罗斯始于俄罗斯的内部战争的一种表现。  - 乌克林。</text:p>
      <text:p text:style-name="P4">
图片: ["<text:a xlink:type="simple" xlink:href="https://static.ukrinform.com/photos/2022_11/thumb_files/630_360_1669378256-680.jpg" text:style-name="Internet_20_link" text:visited-style-name="Visited_20_Internet_20_Link">
630_360_16693...</text:a>
"]</text:p>
      <text:p text:style-name="P4">
标签: ['Бахмут', 'Пригожин', 'Подоляк', 'Війна з росією', 'Єдині новини']</text:p>
      <text:p text:style-name="P4">
类型: Article</text:p>
      <!--METADATA-->
      <text:p text:style-name="P4">
<draw:frame draw:style-name="fr1" draw:name="Image263" text:anchor-type="as-char" svg:width="6.9236in" svg:height="3.956343in" draw:z-index="0">
<draw:image xlink:href="../Images/yкринформ/2023-05-06T22-37-00-03-00/630_360_1669378256-680.jpg" xlink:type="simple" xlink:show="embed" xlink:actuate="onLoad" draw:mime-type="image/jpeg"/>
</draw:frame>
Yevgeny Prigogin对从Bakhmut撤离雇佣军的私人军事公司“ Wagner”的威胁只是俄罗斯内部战争的一种表现之一。</text:p>
      <text:p text:style-name="P4">
根据乌克林福姆(Ukrinform)的说法，总统办公室主管Mikhailopodolyak的顾问在Tele Scale“ One News”中说了这一点。</text:p>
      <text:p text:style-name="P4">
“普里戈宁并不是当今的垄断者，他以前曾是解决第三国某些重要问题的军事体系中非常重要的组成部分。 Prigogine不再获得预算融资，由于国防部而没有获得资源。” Podolyak说。</text:p>
      <text:p text:style-name="P4">
<text:span text:style-name="T4">
另请阅读：</text:span>
 <text:span text:style-name="T4">
 <text:a xlink:type="simple" xlink:href="https://www.ukrinform.ua/rubric-ato/3705703-u-minoboroni-zaklikali-ne-sukati-glibokih-sensiv-u-zaavah-rosijskih-vatazkiv.html" text:style-name="Internet_20_link" text:visited-style-name="Visited_20_Internet_20_Link">
</text:a>
</text:span>
</text:p>
      <text:p text:style-name="P4">
据他介绍，普里戈宁与克里姆林宫没有直接的交流，他来自巴赫穆特的雇佣军的威胁只是俄罗斯始于内部战争的表现之一。 特别是，在俄罗斯，现在有许多“小点击，所有这些氏族都在普京的大家族中”。</text:p>
      <text:p text:style-name="P4">
“当今所有这些小氏族都在寻找机会“闻到”与普京的相关性，并将其转移给某人。 为此，他们必须逐步互相摧毁或转移公众对乌克兰袭击的责任。” Podolyak补充说。</text:p>
      <text:p text:style-name="P4">
<text:span text:style-name="T4">
另请阅读：</text:span>
 <text:span text:style-name="T4">
 <text:a xlink:type="simple" xlink:href="https://www.ukrinform.ua/rubric-ato/3704222-proval-svo-zmusue-rosijskih-pridvornih-savok-sukati-novih-pokroviteliv.html" text:style-name="Internet_20_link" text:visited-style-name="Visited_20_Internet_20_Link">
</text:a>
</text:span>
</text:p>
      <text:p text:style-name="P4">
据报道，前几天，私人军事公司“瓦格纳”的负责人<text:span text:style-name="T4">
 <text:a xlink:type="simple" xlink:href="https://www.ukrinform.ua/tag-prigozin" text:style-name="Internet_20_link" text:visited-style-name="Visited_20_Internet_20_Link">
</text:a>
</text:span>
他说，自5月10日以来，他将获得顿涅茨克地区的雇佣军的战斗。 他呼吁俄罗斯国防部给他们足够的弹药。</text:p>
      <text:p text:style-name="P4">
<text:span text:style-name="T4">
另请阅读：</text:span>
 <text:span text:style-name="T4">
 <text:a xlink:type="simple" xlink:href="https://www.ukrinform.ua/rubric-ato/3702671-prigozin-boitsa-kontratak-zsu-u-bahmuti-institut-vivcenna-vijni.html" text:style-name="Internet_20_link" text:visited-style-name="Visited_20_Internet_20_Link">
</text:a>
</text:span>
</text:p>
      <text:p text:style-name="P4">
这种威胁已成为该群体与莫斯科军事领导人之间多年仇恨的最后一集。</text:p>
      <text:p text:style-name="P4">
News Source: <text:a xlink:type="simple" xlink:href="https://www.ukrinform.ua/rubric-ato/3705773-zaavi-prigozina-e-proavom-vnutrisnoi-vijni-aka-rozpocalasa-v-rosii-podolak.html" text:style-name="Internet_20_link" text:visited-style-name="Visited_20_Internet_20_Link">
https://www.ukrinform.ua/rubric-ato/3705773-zaavi-prigozina-e-proavom-vnutrisnoi-vijni-aka-rozpocalasa-v-rosii-podolak.html</text:a>
</text:p>
      <!--NEWS-->
      <text:h text:style-name="P10" text:outline-level="1">
<text:span text:style-name="T4">
Yermak：新Jamala专辑中的歌曲将是克里米亚回归之前的保证</text:span>
</text:h>
      <text:p text:style-name="P4">
作者: Ukrinform (Person)</text:p>
      <text:p text:style-name="P4">
出版商: Укринформ (Organization)</text:p>
      <text:p text:style-name="P4">
出版时间: 2023-05-06T22:43:00+03:00</text:p>
      <text:p text:style-name="P4">
修改时间: 2023-05-06T22:43:00+03:00</text:p>
      <text:p text:style-name="P4">
描述: 总统办公室主管Andriy Yermak坚信新的Jamala Qirim专辑中的歌曲将在克里米亚回来之前成为Signposts。  - 乌克林。</text:p>
      <text:p text:style-name="P4">
图片: ["<text:a xlink:type="simple" xlink:href="https://static.ukrinform.com/photos/2023_05/thumb_files/630_360_1683402237-872.jpg" text:style-name="Internet_20_link" text:visited-style-name="Visited_20_Internet_20_Link">
630_360_16834...</text:a>
"]</text:p>
      <text:p text:style-name="P4">
标签: ['Джамала', 'Крим', 'Культура', 'Єрмак']</text:p>
      <text:p text:style-name="P4">
类型: Article</text:p>
      <!--METADATA-->
      <text:p text:style-name="P4">
<draw:frame draw:style-name="fr1" draw:name="Image264" text:anchor-type="as-char" svg:width="6.9236in" svg:height="3.956343in" draw:z-index="0">
<draw:image xlink:href="../Images/yкринформ/2023-05-06T22-43-00-03-00/630_360_1683402237-872.jpg" xlink:type="simple" xlink:show="embed" xlink:actuate="onLoad" draw:mime-type="image/jpeg"/>
</draw:frame>
总统领导力安德里·耶尔马克(Andriy Yermak)坚信，新的Jamalqrim专辑中的歌曲将在克里米亚回来之前得到保证。</text:p>
      <text:p text:style-name="P4">
正如乌克林福姆报道的那样，他在[]中撰写了有关它的文章(https://t.me/ermaka2022/2610)。</text:p>
      <text:p text:style-name="P4">
““实现真理的斗争从来都不是一件简单的事情。”贾马拉说了一张新的Qirim专辑。这些是非常强烈的话。这是一张非常强烈的演讲。而且是一张很强的专辑，我向Jamal表示祝贺。” Ermak。</text:p>
      <text:p text:style-name="P4">
<text:span text:style-name="T4">
另请阅读：</text:span>
 <text:span text:style-name="T4">
 <text:a xlink:type="simple" xlink:href="https://www.ukrinform.ua/rubric-culture/3705402-dzamala-prezentuvala-albom-qirim-zi-starovinnimi-krimskotatarskimi-pisnami.html" text:style-name="Internet_20_link" text:visited-style-name="Visited_20_Internet_20_Link">
</text:a>
</text:span>
</text:p>
      <text:p text:style-name="P4">
据他说，这张专辑显示了世界，尽管试图翻译克里米亚的历史，但乌克兰人将不允许忘记真相。</text:p>
      <text:p text:style-name="P4">
“我确定这张专辑中的歌曲将在克里米亚人返回之前是路标。乌克兰。我们等待这张专辑的发行并等待。现在我们正在等待<text:span text:style-name="T4">
 <text:a xlink:type="simple" xlink:href="https://www.ukrinform.ua/rubric-crimea" text:style-name="Internet_20_link" text:visited-style-name="Visited_20_Internet_20_Link">
</text:a>
</text:span>
”， -  op的声明。</text:p>
      <text:p text:style-name="P4">
据乌克林福姆报道，前几天，乌克兰歌手贾马尔(Jamal)介绍了一张新的专辑Qirim，其中包括克里米亚塔塔尔人(Crimean Tatar People)的古代歌曲。</text:p>
      <text:p text:style-name="P4">
News Source: <text:a xlink:type="simple" xlink:href="https://www.ukrinform.ua/rubric-crimea/3705774-ermak-pisni-z-novogo-albomu-dzamali-stanut-dorogovkazami-do-povernenna-krimu-dodomu.html" text:style-name="Internet_20_link" text:visited-style-name="Visited_20_Internet_20_Link">
https://www.ukrinform.ua/rubric-crimea/3705774-ermak-pisni-z-novogo-albomu-dzamali-stanut-dorogovkazami-do-povernenna-krimu-dodomu.html</text:a>
</text:p>
      <!--NEWS-->
      <text:h text:style-name="P10" text:outline-level="1">
<text:span text:style-name="T4">
赫尔森地区的烟火丧生</text:span>
</text:h>
      <text:p text:style-name="P4">
作者: Ukrinform (Person)</text:p>
      <text:p text:style-name="P4">
出版商: Укринформ (Organization)</text:p>
      <text:p text:style-name="P4">
出版时间: 2023-05-06T22:57:00+03:00</text:p>
      <text:p text:style-name="P4">
修改时间: 2023-05-06T22:57:00+03:00</text:p>
      <text:p text:style-name="P4">
描述: 在赫尔森地区，由于俄罗斯无人机的炸药释放炸药而杀死了一群州紧急服务部的烟火，执法人员开始了一项预审之前的调查。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Безпілотник', 'Вибухівка', 'Офіс генпрокурора', 'Війна з росією']</text:p>
      <text:p text:style-name="P4">
类型: Article</text:p>
      <!--METADATA-->
      <text:p text:style-name="P4">
<draw:frame draw:style-name="fr1" draw:name="Image265" text:anchor-type="as-char" svg:width="6.9236in" svg:height="3.956343in" draw:z-index="0">
<draw:image xlink:href="../Images/yкринформ/2023-05-06T22-57-00-03-00/630_360_1667124180-530.jpg" xlink:type="simple" xlink:show="embed" xlink:actuate="onLoad" draw:mime-type="image/jpeg"/>
</draw:frame>
乌森地区是一群国家紧急情况服务部门的烟火技术，由于俄罗斯无人机炸药的释放而丧生，执法人员开始了一项预审之前的调查。</text:p>
      <text:p text:style-name="P4">
根据乌克林福姆的说法，检察官办公室在[]中报道(https://www.facebook.com/pgo.gov.ua/posts/pfbid03cqdeDKo1PWE8PwEy3ifgxX6zeARqdMewciimev9oGHtkjjzEMKGwSpAEPKNMVMYl).</text:p>
      <text:p text:style-name="P4">
Провадження відкрите за фактом порушення законів і звичаїв війни, поєднаного зумисним вбивством (艺术的第2部分。 乌克兰《刑法》的438).</text:p>
      <text:p text:style-name="P4">
За попередніми даними, 6 травня російські військові скинули з безпілотника <text:a xlink:type="simple" xlink:href="https://www.ukrinform.ua/tag-vibuhivka" text:style-name="Internet_20_link" text:visited-style-name="Visited_20_Internet_20_Link">
</text:a>
一个在定居点附近工作的烟火集团的主题。 在现场，发现了六个死者 - 他们是SES的雇员。</text:p>
      <text:p text:style-name="P4">
两次重伤被送往医院。</text:p>
      <text:p text:style-name="P4">
<text:span text:style-name="T4">
另请阅读：</text:span>
 <text:span text:style-name="T4">
 <text:a xlink:type="simple" xlink:href="https://www.ukrinform.ua/rubric-regions/3705577-na-kiivsini-traktorist-pidirvavsa-na-protitankovij-mini.html" text:style-name="Internet_20_link" text:visited-style-name="Visited_20_Internet_20_Link">
</text:a>
</text:span>
</text:p>
      <text:p text:style-name="P4">
采取优先措施记录俄罗斯联邦军队犯下的罪行。</text:p>
      <text:p text:style-name="P4">
如报道<text:a xlink:type="simple" xlink:href="https://www.ukrinform.ua/rubric-ato/3705722-na-hersonsini-pid-cas-rozminuvanna-pirotehniki-potrapili-pid-obstril-sestero-zagiblih.html" text:style-name="Internet_20_link" text:visited-style-name="Visited_20_Internet_20_Link">
</text:a>
，在赫尔森地区，在执行烟火技术的任务期间，他们被解雇了，六名专家被杀。</text:p>
      <text:p text:style-name="P4">
News Source: <text:a xlink:type="simple" xlink:href="https://www.ukrinform.ua/rubric-ato/3705768-pirotehniki-na-hersonsini-zaginuli-cerez-skidanna-vibuhivki-z-bezpilotnika.html" text:style-name="Internet_20_link" text:visited-style-name="Visited_20_Internet_20_Link">
https://www.ukrinform.ua/rubric-ato/3705768-pirotehniki-na-hersonsini-zaginuli-cerez-skidanna-vibuhivki-z-bezpilotnika.html</text:a>
</text:p>
      <!--NEWS-->
      <text:h text:style-name="P10" text:outline-level="1">
<text:span text:style-name="T4">
入侵者带着32个“口径”带到了黑海火箭发射器</text:span>
</text:h>
      <text:p text:style-name="P4">
作者: Ukrinform (Person)</text:p>
      <text:p text:style-name="P4">
出版商: Укринформ (Organization)</text:p>
      <text:p text:style-name="P4">
出版时间: 2023-05-06T23:11:00+03:00</text:p>
      <text:p text:style-name="P4">
修改时间: 2023-05-06T23:11:00+03:00</text:p>
      <text:p text:style-name="P4">
描述: 俄罗斯人用四个地面火箭发射器补充了在黑海的船舶分组。 口径火箭的总齐射 - 最多32个单位。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ЗСУ', 'Війна з росією', 'Південь України']</text:p>
      <text:p text:style-name="P4">
类型: Article</text:p>
      <!--METADATA-->
      <text:p text:style-name="P4">
<draw:frame draw:style-name="fr1" draw:name="Image266" text:anchor-type="as-char" svg:width="6.9236in" svg:height="3.956343in" draw:z-index="0">
<draw:image xlink:href="../Images/yкринформ/2023-05-06T23-11-00-03-00/630_360_1670245790-453.jpeg" xlink:type="simple" xlink:show="embed" xlink:actuate="onLoad" draw:mime-type="image/jpeg"/>
</draw:frame>
俄罗斯人用四个地面机器人在黑海中填满了船只。 口径火箭的总齐射 - 最多32个单位。</text:p>
      <text:p text:style-name="P4">
关于此操作命令“南” <text:a xlink:type="simple" xlink:href="https://www.facebook.com/OperationalCommandSouth/posts/pfbid08Ks867oTmgGXi9c7NrxCs2WSE3jUGUwCZqWGMDxyzp2jt4vViqovDMfeH9y4vWD1l" text:style-name="Internet_20_link" text:visited-style-name="Visited_20_Internet_20_Link">
</text:a>
乌克林福姆报道，5月6日晚上。</text:p>
      <text:p text:style-name="P4">
“在战略航空活动的背景下，导弹危害的水平尽可能高。 不要忽略空气警报!”  - 消息说。</text:p>
      <text:p text:style-name="P4">
我们将提醒：在5月6日晚上，乌克兰的大多数地区_ <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News Source: <text:a xlink:type="simple" xlink:href="https://www.ukrinform.ua/rubric-ato/3705778-zagarbniki-viveli-u-corne-more-raketonosii-z-32-kalibrami.html" text:style-name="Internet_20_link" text:visited-style-name="Visited_20_Internet_20_Link">
https://www.ukrinform.ua/rubric-ato/3705778-zagarbniki-viveli-u-corne-more-raketonosii-z-32-kalibrami.html</text:a>
</text:p>
      <!--NEWS-->
      <text:h text:style-name="P10" text:outline-level="1">
<text:span text:style-name="T4">
乌克兰体操运动员克里斯蒂娜（Christina Border）在波兰的比赛中给了“银色”</text:span>
</text:h>
      <text:p text:style-name="P4">
作者: Ukrinform (Person)</text:p>
      <text:p text:style-name="P4">
出版商: Укринформ (Organization)</text:p>
      <text:p text:style-name="P4">
出版时间: 2023-05-06T23:31:00+03:00</text:p>
      <text:p text:style-name="P4">
修改时间: 2023-05-06T23:31:00+03:00</text:p>
      <text:p text:style-name="P4">
描述: 乌克兰的胜利总共赢得了胜利。  - 乌克林。</text:p>
      <text:p text:style-name="P4">
图片: ["<text:a xlink:type="simple" xlink:href="https://static.ukrinform.com/photos/2023_05/thumb_files/630_360_1683404989-520.jpg" text:style-name="Internet_20_link" text:visited-style-name="Visited_20_Internet_20_Link">
630_360_16834...</text:a>
"]</text:p>
      <text:p text:style-name="P4">
标签: ['Гімнастика']</text:p>
      <text:p text:style-name="P4">
类型: Article</text:p>
      <!--METADATA-->
      <text:p text:style-name="P4">
<draw:frame draw:style-name="fr1" draw:name="Image267" text:anchor-type="as-char" svg:width="6.9236in" svg:height="3.956343in" draw:z-index="0">
<draw:image xlink:href="../Images/yкринформ/2023-05-06T23-31-00-03-00/630_360_1683404989-520.jpg" xlink:type="simple" xlink:show="embed" xlink:actuate="onLoad" draw:mime-type="image/jpeg"/>
</draw:frame>
乌克兰在所有方面都遭受了胜利。</text:p>
      <text:p text:style-name="P4">
乌克林福姆报道，国际gdynia Rhythmicstars 2023国际体操锦标赛在波兰举行。</text:p>
      <text:p text:style-name="P4">
乌克兰克里斯蒂娜·布莱纳尼奇(Christina Bryanichna)成为全部第二个，其结果为122,350。</text:p>
      <text:p text:style-name="P4">
比赛中的胜利是由保加利亚西里安·尼古拉瓦(Bulgaria Silian Nikolava)赢得的，后者达到131.400分。 波兰代表艾米莉亚·盖哈尔(Emilia Gayhal)排名第三，其资产117,800分。</text:p>
      <text:p text:style-name="P4">
<text:span text:style-name="T4">
另请阅读：</text:span>
 <text:span text:style-name="T4">
 <text:a xlink:type="simple" xlink:href="https://www.ukrinform.ua/rubric-sports/3703342-kalendar-golovnih-sportivnih-podij-travna-rozpocav-cempionat-svitu-z-boksu.html" text:style-name="Internet_20_link" text:visited-style-name="Visited_20_Internet_20_Link">
</text:a>
</text:span>
</text:p>
      <text:p text:style-name="P4">
据乌克林福姆(Ukrinform)报道，从5月17日至5月21日，欧洲体操锦标赛将在巴库举行。</text:p>
      <text:p text:style-name="P4">
<text:span text:style-name="T5">
foto：facebook.com/team.ukraine</text:span>
</text:p>
      <text:p text:style-name="P4">
News Source: <text:a xlink:type="simple" xlink:href="https://www.ukrinform.ua/rubric-sports/3705776-ukrainska-gimnastka-hristina-pogranicna-zdobula-sriblo-na-turniri-v-polsi.html" text:style-name="Internet_20_link" text:visited-style-name="Visited_20_Internet_20_Link">
https://www.ukrinform.ua/rubric-sports/3705776-ukrainska-gimnastka-hristina-pogranicna-zdobula-sriblo-na-turniri-v-polsi.html</text:a>
</text:p>
      <!--NEWS-->
      <text:h text:style-name="P10" text:outline-level="1">
<text:span text:style-name="T4">
康乃馨：今天您可以为自己感到骄傲的“乌克兰人”一词</text:span>
</text:h>
      <text:p text:style-name="P4">
作者: Ukrinform (Person)</text:p>
      <text:p text:style-name="P4">
出版商: Укринформ (Organization)</text:p>
      <text:p text:style-name="P4">
出版时间: 2023-05-06T23:42:28+03:00</text:p>
      <text:p text:style-name="P4">
修改时间: 2023-05-06T23:42:28+03:00</text:p>
      <text:p text:style-name="P4">
描述: 前半重量冠军亚历山大·格沃兹迪克（Alexander Gvozdik）（18-1，14 KO）在与理查兹·博洛尼克斯（Richards Bolonix）的战斗前夕（19-6-1，8 KO）求助于乌克兰人。  - 乌克林。</text:p>
      <text:p text:style-name="P4">
图片: ["<text:a xlink:type="simple" xlink:href="https://static.ukrinform.com/photos/2023_05/thumb_files/630_360_1683405639-932.jpg" text:style-name="Internet_20_link" text:visited-style-name="Visited_20_Internet_20_Link">
630_360_16834...</text:a>
"]</text:p>
      <text:p text:style-name="P4">
标签: ['Бокс', 'Гвоздик']</text:p>
      <text:p text:style-name="P4">
类型: Article</text:p>
      <!--METADATA-->
      <text:p text:style-name="P4">
<draw:frame draw:style-name="fr1" draw:name="Image268" text:anchor-type="as-char" svg:width="6.9236in" svg:height="3.956343in" draw:z-index="0">
<draw:image xlink:href="../Images/yкринформ/2023-05-06T23-42-28-03-00/630_360_1683405639-932.jpg" xlink:type="simple" xlink:show="embed" xlink:actuate="onLoad" draw:mime-type="image/jpeg"/>
</draw:frame>
小型半加权世界冠军亚历山大·格沃兹迪克(Alexander Gvozdik)(18-1，14 XO)与理查兹·博洛尼克斯(Richards Bolonix)的战斗前夕，公爵公爵(19-6-1，8 KO).</text:p>
      <text:p text:style-name="P4">
Гвоздик звернувся до українців в <text:a xlink:type="simple" xlink:href="https://www.instagram.com/p/Crvsr-lIwM4/" text:style-name="Internet_20_link" text:visited-style-name="Visited_20_Internet_20_Link">
 </text:a>
Luckypunchnet，Ukrinform报道。</text:p>
      <text:p text:style-name="P4">
“你为我保留我的拳头，我为你保留拳头。 我们是一个强大的国家。今天，“乌克兰人”一词是值得骄傲的一词。 我们还将赢得乌克兰的荣耀。”卡恩说。</text:p>
      <text:p text:style-name="P4">
Oleksandr Gvozdik比赛 - 理查德·博洛特尼克斯(Richard Bolotnix)将于5月7日(星期日)在瓜达拉哈(Guadalahar)举行(墨西哥).</text:p>
      <text:p text:style-name="P4">
<text:span text:style-name="T4">
Читайте також:</text:span>
 <text:a xlink:type="simple" xlink:href="https://www.ukrinform.ua/rubric-sports/3704790-cempion-svitu-z-boksu-saul-alvares-z-bratami-uvijsov-do-knigi-rekordiv-ginnesa.html" text:style-name="Internet_20_link" text:visited-style-name="Visited_20_Internet_20_Link">
 <text:span text:style-name="T4">
Альварес</text:span>
 </text:a>
据乌克林福姆(Ukrinform)报道，康乃馨战将在索拉尔瓦尔(Saulalvars) - 约翰·莱德(John Ryder)的透明牌中举行。</text:p>
      <text:p text:style-name="P4">
照片：instagram.com/toprank</text:p>
      <text:p text:style-name="P4">
News Source: <text:a xlink:type="simple" xlink:href="https://www.ukrinform.ua/rubric-sports/3705777-gvozdik-sogodni-slovo-ukrainec-te-akim-mozna-pisatisa.html" text:style-name="Internet_20_link" text:visited-style-name="Visited_20_Internet_20_Link">
https://www.ukrinform.ua/rubric-sports/3705777-gvozdik-sogodni-slovo-ukrainec-te-akim-mozna-pisatisa.html</text:a>
</text:p>
      <!--NEWS-->
      <text:h text:style-name="P10" text:outline-level="1">
<text:span text:style-name="T4">
乌克兰正在准备摩尔多瓦的进口禁令 - 销售代表</text:span>
</text:h>
      <text:p text:style-name="P4">
作者: Ukrinform (Person)</text:p>
      <text:p text:style-name="P4">
出版商: Укринформ (Organization)</text:p>
      <text:p text:style-name="P4">
出版时间: 2023-05-06T23:54:00+03:00</text:p>
      <text:p text:style-name="P4">
修改时间: 2023-05-06T23:54:00+03:00</text:p>
      <text:p text:style-name="P4">
描述: 为了应对摩尔多瓦施加的限制，政府正在准备禁止摩尔多瓦进口的决定。  - 乌克林。</text:p>
      <text:p text:style-name="P4">
图片: ["<text:a xlink:type="simple" xlink:href="https://static.ukrinform.com/photos/2021_07/thumb_files/630_360_1626884330-852.jpg" text:style-name="Internet_20_link" text:visited-style-name="Visited_20_Internet_20_Link">
630_360_16268...</text:a>
"]</text:p>
      <text:p text:style-name="P4">
标签: ['Економіка', 'Імпорт', 'Молдова', 'Україна', 'Заборона', 'Тарас Качка']</text:p>
      <text:p text:style-name="P4">
类型: Article</text:p>
      <!--METADATA-->
      <text:p text:style-name="P4">
<draw:frame draw:style-name="fr1" draw:name="Image269" text:anchor-type="as-char" svg:width="6.9236in" svg:height="3.956343in" draw:z-index="0">
<draw:image xlink:href="../Images/yкринформ/2023-05-06T23-54-00-03-00/630_360_1626884330-852.jpg" xlink:type="simple" xlink:show="embed" xlink:actuate="onLoad" draw:mime-type="image/jpeg"/>
</draw:frame>
最初，摩尔多瓦对乌克兰农业远离施加的限制，耳朵正在准备禁止摩尔多瓦进口的决议。</text:p>
      <text:p text:style-name="P4">
对这个 ” <text:a xlink:type="simple" xlink:href="https://www.eurointegration.com.ua/news/2023/05/6/7161160/" text:style-name="Internet_20_link" text:visited-style-name="Visited_20_Internet_20_Link">
 </text:a>
“乌克兰福姆的贸易代表塔拉斯·卡赫卡(Taras Kachka)表示：“乌克兰的贸易代表塔拉斯·卡赫卡(Taras Kachka)表示：“</text:p>
      <text:p text:style-name="P4">
这位官员说：“我们已经告知Chisinau-摩尔多瓦的任何限制都将被视为不友好的步骤，并将迫切禁止对所有摩尔多瓦Importuz。”</text:p>
      <text:p text:style-name="P4">
<text:span text:style-name="T4">
另请阅读：</text:span>
 <text:span text:style-name="T4">
 <text:a xlink:type="simple" xlink:href="https://www.ukrinform.ua/rubric-economy/3705761-solskij-zaaviv-pro-nezgodu-z-risennam-moldovi-obmeziti-import-ukrainskoi-agroprodukcii.html" text:style-name="Internet_20_link" text:visited-style-name="Visited_20_Internet_20_Link">
</text:a>
</text:span>
</text:p>
      <text:p text:style-name="P4">
据他说，这种禁令的引入已经达成共识并开始。</text:p>
      <text:p text:style-name="P4">
正如乌克林福姆(Ukrinform)报道的那样，5月5日，在与欧盟代表团主席Janis Mazeiks会面时，痛苦地宣布意图<text:span text:style-name="T4">
 [] [] [] [] [] <text:a xlink:type="simple" xlink:href="https://www.ukrinform.ua/tag-moldova" text:style-name="Internet_20_link" text:visited-style-name="Visited_20_Internet_20_Link">
</text:a>
</text:span>
对乌克兰的谷物和油料种子产生临时限制。</text:p>
      <text:p text:style-name="P4">
此前，欧盟委员会正式宣布_ <text:span text:style-name="T4">
 <text:a xlink:type="simple" xlink:href="https://www.ukrinform.ua/rubric-economy/3703840-evrokomisia-zaboronila-import-okremih-agroproduktiv-z-ukraini.html" text:style-name="Internet_20_link" text:visited-style-name="Visited_20_Internet_20_Link">
</text:a>
</text:span>
 _反对从乌克兰进口的，比较了乌克兰生产五个欧盟国家的农业产品的收到。</text:p>
      <text:p text:style-name="P4">
<text:span text:style-name="T4">
另请阅读：</text:span>
 <text:span text:style-name="T4">
 <text:a xlink:type="simple" xlink:href="https://www.ukrinform.ua/rubric-economy/3705220-u-moldovi-planuut-timcasovo-obmeziti-import-ukrainskoi-agroprodukcii.html" text:style-name="Internet_20_link" text:visited-style-name="Visited_20_Internet_20_Link">
</text:a>
</text:span>
</text:p>
      <text:p text:style-name="P4">
预防措施将与四种农产品有关：谷物，玉米，菜籽和葵花籽。</text:p>
      <text:p text:style-name="P4">
News Source: <text:a xlink:type="simple" xlink:href="https://www.ukrinform.ua/rubric-economy/3705779-ukraina-gotue-zaboronu-importu-z-moldovi-kacka.html" text:style-name="Internet_20_link" text:visited-style-name="Visited_20_Internet_20_Link">
https://www.ukrinform.ua/rubric-economy/3705779-ukraina-gotue-zaboronu-importu-z-moldovi-kacka.html</text:a>
</text:p>
      <!--NEWS-->
      <text:h text:style-name="P10" text:outline-level="1">
<text:span text:style-name="T4">
在哈尔基夫（Kharkiv）拘留了一个外国博客作者，他否认了种族主义者的罪行</text:span>
</text:h>
      <text:p text:style-name="P4">
作者: ['АРМІЯINFORM']</text:p>
      <text:p text:style-name="P4">
时间: 2023-05-06T45:00:00-04:00</text:p>
      <text:p text:style-name="P4">
描述: Bezpeki Zibrazov docasova基地的iNo -Earth博客作者Yaki Publinno Vravarovavovo ...与乌克兰2022年的战争，与乌克兰的最新新闻，今天与乌克兰2022年与乌克兰的最新新闻进行战争，今天与乌克兰2022年的新闻战争，乌克兰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ssu_gov_ua_sbu4_id63339_1300x866_46_650x410.jpg" text:style-name="Internet_20_link" text:visited-style-name="Visited_20_Internet_20_Link">
ssu_gov_ua_sbu4_id63339_1300x866_46_650x410.jpg</text:a>
']</text:p>
      <text:p text:style-name="P4">
标签: ['STOPRUSSIA', 'ВТОРГНЕННЯ РФ', 'СЛУЖБА БЕЗПЕКИ УКРАЇНИ']</text:p>
      <text:p text:style-name="P4">
类别: News</text:p>
      <!--METADATA-->
      <text:p text:style-name="P4">
<draw:frame draw:style-name="fr1" draw:name="Image270" text:anchor-type="as-char" svg:width="6.9236in" svg:height="4.367194in" draw:z-index="0">
<draw:image xlink:href="../Images/AРМІЯINFORM/2023-05-06T45-00-00-04-00/ssu_gov_ua_sbu4_id63339_1300x866_46_650x410.jpg" xlink:type="simple" xlink:show="embed" xlink:actuate="onLoad" draw:mime-type="image/jpeg"/>
</draw:frame>
安全局已为外国博客作者收集了一个证据基础，该博客作者公开报告了对俄罗斯联邦的武装侵略，并传播了关于乌克兰战争的假货，<text:a xlink:type="simple" xlink:href="https://t.me/SBUkr/8224" text:style-name="Internet_20_link" text:visited-style-name="Visited_20_Internet_20_Link">
告知</text:a>
该部门的新闻服务。</text:p>
      <text:p text:style-name="P4">
“涉及的人拥有拉丁美洲之一的公民身份，但在哈尔基夫生活了几年。 从第一次开始对博客作者的全面入侵开始后，他支持了俄罗斯入侵者，并呼唤了他们的军事室。 消息还被转交给了我国高级军事政治中心和国防军。”</text:p>
      <text:p text:style-name="P4">
执法人员记录在去年春天，他亲自拍摄了视频视频，他试图捕捉乌克兰防守者的面孔并冒犯了他们。 他在YouTube的两个频道上发表了自己的“ Strams”，并以近300,000个订户的观众发表了电报。</text:p>
      <text:p text:style-name="P4">
此外，在他的评论中，他否认了乌克兰城市中俄罗斯火箭发射器的事实和大量和平人民的轻率屠杀。</text:p>
      <text:p text:style-name="P4">
在搜查该人的住所期间，手机被发现是具有非法活动证据的裁缝。 SBU发起的SBU证实了外国博客作者的犯罪行为事实。 目前，安全局的调查人员已通知他有关CC的怀疑。 2和3汤匙。 乌克兰刑法的436-2(生产和分配涉及俄罗斯联邦对乌克兰的武装侵略程度的材料).</text:p>
      <text:p text:style-name="P4">
Суд обрав міру запобіжного заходу ˗ тримання під вартою. Триває розслідуваннядля встановлення всіх обставин злочину.</text:p>
      <text:p text:style-name="P4">
News Source: <text:a xlink:type="simple" xlink:href="https://armyinform.com.ua/2023/05/06/u-harkovi-zatrymaly-inozemnogo-blogera-yakyj-zaperechuvav-zlochyny-rashystiv/" text:style-name="Internet_20_link" text:visited-style-name="Visited_20_Internet_20_Link">
https://armyinform.com.ua/2023/05/06/u-harkovi-zatrymaly-inozemnogo-blogera-yakyj-zaperechuvav-zlochyny-rashystiv/</text:a>
</text:p>
      <!--NEWS-->
      <text:h text:style-name="P10" text:outline-level="1">
<text:span text:style-name="T4">
欧盟成员国是与俄罗斯联邦的战争中乌克兰的主要合作伙伴</text:span>
</text:h>
      <text:p text:style-name="P4">
作者: ['АРМІЯINFORM']</text:p>
      <text:p text:style-name="P4">
时间: 2023-05-06T46:00:00-04:00</text:p>
      <text:p text:style-name="P4">
描述: 关于CED Doimela，尿道门户。 在TSOMO上推动了迷你-Zhoni健康的乌克兰人……与乌克兰2022年的战争，与乌克兰与乌克兰的最新新闻战争，今天与乌克兰2022年的新闻战争，今天将在乌克兰和俄罗斯之间发动战争，何时与乌克兰战争，这是一场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2/07/ilyustratyvne-foto_large-2.jpg" text:style-name="Internet_20_link" text:visited-style-name="Visited_20_Internet_20_Link">
ilyustratyvne-foto_large-2.jpg</text:a>
']</text:p>
      <text:p text:style-name="P4">
标签: ['STOPRUSSIA', 'YES', 'АГРЕСІЯ РФ', 'ВІЙНА', 'ВТОРГНЕННЯ РФ', 'УРЯДОВИЙ ПОРТАЛ']</text:p>
      <text:p text:style-name="P4">
类别: News</text:p>
      <!--METADATA-->
      <text:p text:style-name="P4">
<draw:frame draw:style-name="fr1" draw:name="Image271" text:anchor-type="as-char" svg:width="6.9236in" svg:height="3.893007in" draw:z-index="0">
<draw:image xlink:href="../Images/AРМІЯINFORM/2023-05-06T46-00-00-04-00/ilyustratyvne-foto_large-2.jpg" xlink:type="simple" xlink:show="embed" xlink:actuate="onLoad" draw:mime-type="image/jpeg"/>
</draw:frame>
关于它<text:a xlink:type="simple" xlink:href="https://www.kmu.gov.ua/news/krainy-chleny-ies-prodovzhat-aktyvno-pidtrymuvaty-medychnu-systemu-ukrainy" text:style-name="Internet_20_link" text:visited-style-name="Visited_20_Internet_20_Link">
报告</text:a>
政府门户。</text:p>
      <text:p text:style-name="P4">
欧盟成员国部长们在乌克兰维克多·莱什科(Uktor Viktor Lyashko)卫生部长强调了这一点，其中包括欧盟成员国不同机构在卫生保健领域的负责人。</text:p>
      <text:p text:style-name="P4">
“对于乌克兰来说，支持欧盟国家非常重要，因为欧洲地区是我们的关键伙伴，以应对俄罗斯的真实侵略。 卫生保健是战争最受欢迎的保健之一，也是最负载的保健之一。 我们将确定对各种医疗服务和服务的需求的增长。 如今，乌克兰人没有医院，这不会受到受战争影响的乌克兰人的影响。 每个第六个医疗保健机构都会在自己的看台上感觉到，这意味着俄罗斯的“精密武器”。 对医疗机构的攻击只是对平民基础设施有意攻击的更广泛局面的一部分，包括住宅建筑，学校，大学，水和电源系统，运输，仓库，食品库存等。 所有这些退出都是有意识的，包括出于压力和和平秩序的恐吓。 在超过400天内，侵略者没有意识到没有什么能使乌克兰人撤退。 就像没有天然气，能源或政治锤子迫使您欧洲伙伴偏离乌克兰的帮助，以使开始这场战争的国家的让步。 我很感激人道主义对乌克兰的支持水平仍然很高，而且侵略者的政治旅行继续增长。</text:p>
      <text:p text:style-name="P4">
这位部长补充说，俄罗斯针对乌克兰的全面战争已在国家卫生保健系统上建立了关键的接待。 迄今为止，超过1,400家医疗机构的设施，177人被摧毁。 同样，从一开始，俄罗斯损坏了103个“快速”，另外250人被摧毁并捕获了125次，近700家药房遭到袭击。 许多国家已经照顾了一些塔扎克拉德地区。 目前，该过程是协调的，并实施了雄心勃勃的计划。欧盟成员国的代表证实了他们在与侵略者战争中对乌克兰的完整和毫无疑问的支持，并表达了他们的准备，并意识到了支持乌克兰和在项目中合作的认识。 这是关于支持乌克兰的难民，机械师的整合以及在某些欧盟国家的工作条件的简化，提供人道主义援助，在物理心理康复领域的服务发展，参与被摧毁或损坏的基础设施，医疗，医疗，医疗机构的重建撤离乌克兰人。</text:p>
      <text:p text:style-name="P4">
卫生部还积极地为技术向欧洲共同体的方向发展。 进行自我筛查，根据欧盟要求制定了600多个文件的表。 我们的目标是建立一个透明的系统，乌克兰将能够以平等的方式成为欧洲地区医疗空间的完整组成部分，并能够报告这些条件。</text:p>
      <text:p text:style-name="P4">
News Source: <text:a xlink:type="simple" xlink:href="https://armyinform.com.ua/2023/05/06/krayiny-chleny-yevropejskogo-soyuzu-ye-klyuchovymy-partneramy-ukrayiny-u-vijni-z-rf/" text:style-name="Internet_20_link" text:visited-style-name="Visited_20_Internet_20_Link">
https://armyinform.com.ua/2023/05/06/krayiny-chleny-yevropejskogo-soyuzu-ye-klyuchovymy-partneramy-ukrayiny-u-vijni-z-rf/</text:a>
</text:p>
      <!--NEWS-->
      <text:h text:style-name="P10" text:outline-level="1">
<text:span text:style-name="T4">
在特殊情况下，来自失踪人员的单个登记册的摘录专门为内政部</text:span>
</text:h>
      <text:p text:style-name="P4">
作者: ['АРМІЯINFORM']</text:p>
      <text:p text:style-name="P4">
时间: 2023-05-06T47:00:00-04:00</text:p>
      <text:p text:style-name="P4">
描述: 关于CED Doimlay minrintegrachia，电报。 通过Garyachi上的野兽数量...与乌克兰2022年的战争，与乌克兰的最新新闻，与乌克兰的新闻战争，与乌克兰2022年的新闻战争，今天将在乌克兰和俄罗斯之间发动战争，当与乌克兰的战争将在是否将是，是否将是不久的将来与乌克兰的战争，《与乌克兰的战争》，《今日乌克兰新闻》，乌克兰新闻，乌克兰媒体上的乌克兰新闻</text:p>
      <text:p text:style-name="P4">
图片: ['<text:a xlink:type="simple" xlink:href="https://armyinform.com.ua/wp-content/uploads/2023/05/18_main-v1667904068-850x477-1.jpg" text:style-name="Internet_20_link" text:visited-style-name="Visited_20_Internet_20_Link">
18_main-v1667904068-850x477-1.jpg</text:a>
']</text:p>
      <text:p text:style-name="P4">
标签: ['STOPRUSSIA', 'АГРЕСІЯ РФ', 'ВІЙНА', 'ВТОРГНЕННЯ РФ', 'МІНРЕІНТЕГРАЦІЇ']</text:p>
      <text:p text:style-name="P4">
类别: News</text:p>
      <!--METADATA-->
      <text:p text:style-name="P4">
<draw:frame draw:style-name="fr1" draw:name="Image272" text:anchor-type="as-char" svg:width="6.9236in" svg:height="3.885361in" draw:z-index="0">
<draw:image xlink:href="../Images/AРМІЯINFORM/2023-05-06T47-00-00-04-00/18_main-v1667904068-850x477-1.jpg" xlink:type="simple" xlink:show="embed" xlink:actuate="onLoad" draw:mime-type="image/jpeg"/>
</draw:frame>
说明性照片</text:p>
      <text:p text:style-name="P4">
关于它<text:a xlink:type="simple" xlink:href="https://t.me/minre_ua/3252" text:style-name="Internet_20_link" text:visited-style-name="Visited_20_Internet_20_Link">
报告</text:a>
在电报中，重返社会部。</text:p>
      <text:p text:style-name="P4">
由于失踪人员对专员的热线呼吁进行了许多呼吁，我们将释放出，从内部事务部仅执行了有意识的情况消失的统一人民登记册的摘录。</text:p>
      <text:p text:style-name="P4">
失踪的家庭可以通过向内政部发送相关陈述来获得摘录。(https://t.me/minre_ua/3234)摘录确认了缺少专业人士的人的法律地位。 可以将其解决给养老基金，以使养家糊口的家庭成员失去养家糊口。</text:p>
      <text:p text:style-name="P4">
News Source: <text:a xlink:type="simple" xlink:href="https://armyinform.com.ua/2023/05/06/vytyagy-z-yedynogo-reyestru-znyklyh-bezvisty-za-osoblyvyh-obstavyn-vydaye-vyklyuchno-mvs/" text:style-name="Internet_20_link" text:visited-style-name="Visited_20_Internet_20_Link">
https://armyinform.com.ua/2023/05/06/vytyagy-z-yedynogo-reyestru-znyklyh-bezvisty-za-osoblyvyh-obstavyn-vydaye-vyklyuchno-mvs/</text:a>
</text:p>
      <!--NEWS-->
      <text:h text:style-name="P10" text:outline-level="1">
<text:span text:style-name="T4">
我们正在努力加快乌克兰从矿山和炸药中的清洗</text:span>
</text:h>
      <text:p text:style-name="P4">
作者: ['АРМІЯINFORM']</text:p>
      <text:p text:style-name="P4">
时间: 2023-05-06T48:00:00-04:00</text:p>
      <text:p text:style-name="P4">
描述: 关于乌克兰的CTI Remolavie Portal，积极地Shuki Plosti Sprit ...与乌克兰2022年的战争，与乌克兰的最新新闻战争，今天与乌克兰2022年的新闻战争，乌克兰和俄罗斯之间以及俄罗斯之间的战争以及俄罗斯之间的战争，当时，当，当，当，当，当，当，当，当，当，当，当，当，当，当，当，当，当，当，当，当，当乌克兰的战争中他们说，乌克兰在2022年将是与乌克兰的战争</text:p>
      <text:p text:style-name="P4">
图片: ['<text:a xlink:type="simple" xlink:href="https://armyinform.com.ua/wp-content/uploads/2023/03/nebezpechno-miny.jpg" text:style-name="Internet_20_link" text:visited-style-name="Visited_20_Internet_20_Link">
nebezpechno-miny.jpg</text:a>
']</text:p>
      <text:p text:style-name="P4">
标签: ['STOPRUSSIA', 'АГРЕСІЯ РФ', 'ВІЙНА', 'ВТОРГНЕННЯ РФ', 'МІНИ']</text:p>
      <text:p text:style-name="P4">
类别: News</text:p>
      <!--METADATA-->
      <text:p text:style-name="P4">
<draw:frame draw:style-name="fr1" draw:name="Image273" text:anchor-type="as-char" svg:width="6.9236in" svg:height="4.619339in" draw:z-index="0">
<draw:image xlink:href="../Images/AРМІЯINFORM/2023-05-06T48-00-00-04-00/nebezpechno-miny.jpg" xlink:type="simple" xlink:show="embed" xlink:actuate="onLoad" draw:mime-type="image/jpeg"/>
</draw:frame>
“危险地。 地雷。” 说明性照片</text:p>
      <text:p text:style-name="P4">
关于它<text:a xlink:type="simple" xlink:href="https://www.kmu.gov.ua/news/pratsiuiemo-nad-tym-shchob-pryshvydshyty-ochyshchennia-ukrainy-vid-min-ta-vybukhivky-iuliia-svyrydenko" text:style-name="Internet_20_link" text:visited-style-name="Visited_20_Internet_20_Link">
报告</text:a>
政府门户</text:p>
      <text:p text:style-name="P4">
乌克兰正在积极寻找机会来增强其自身领土人道主义领域的能力。 在本周中，由国家领导者的代表进行了许多谈判，拥有现代技术并生产适当的设备。</text:p>
      <text:p text:style-name="P4">
因此，5月5日，乌克兰尤利亚·斯维里德科(乌克兰经济的第一副总理)与斯洛伐克共和国国防部长雅罗斯拉夫·纳迪姆(Yaroslav Nadym)担任国防部长。 同样在这一天，尤利亚·斯维里德科(Yulia Sviridenko)与瑞士联邦政府的代表举行了在线会议。</text:p>
      <text:p text:style-name="P4">
乌克兰乌克兰尤利亚斯维尔尼科经济经济少年的第一任副总理概述了对乌克兰对话者的潜在污染程度，包括污染有价值的土地农业用途。 以及乌克兰为返回土地农场运营的全面措施，尽快对已释放的终止者进行检查，净化和降解。</text:p>
      <text:p text:style-name="P4">
对话的主要主题是乌克兰对国际援助的需求 - 财务，技术，专家以及培训乌克兰族裔单位的培训。</text:p>
      <text:p text:style-name="P4">
乌克兰需要矿工，运输优质物体和人员的设备。 我们还需要国际社会的财政援助。 我们的目标是最大程度地提高提供乌克兰人工作的土地的加速，并且是世界各地粮食安全的重要组成部分。 Sviridenko说：“清洁乌克兰大学和没有破坏的贝壳的领土 - 优先任务之一。”</text:p>
      <text:p text:style-name="P4">
我们将提醒，早些时候，乌克兰尤利亚·斯维里德科(Ulia Yulia Sviridenko)的乌克兰经济局长第一副总理在网上会议就克罗地亚共和国内政部诺言内政大臣迪迪·博兹希诺维奇(Daddy Bozhinovich)的主题。 此外，在与乌克兰大使的一次工作期间，二十多个国家讨论了乌克兰对矿工的搜索和吸引。</text:p>
      <text:p text:style-name="P4">
News Source: <text:a xlink:type="simple" xlink:href="https://armyinform.com.ua/2023/05/06/praczyuyemo-nad-tym-shhob-pryshvydshyty-ochyshhennya-ukrayiny-vid-min-ta-vybuhivky/" text:style-name="Internet_20_link" text:visited-style-name="Visited_20_Internet_20_Link">
https://armyinform.com.ua/2023/05/06/praczyuyemo-nad-tym-shhob-pryshvydshyty-ochyshhennya-ukrayiny-vid-min-ta-vybuhivky/</text:a>
</text:p>
      <!--NEWS-->
      <text:h text:style-name="P10" text:outline-level="1">
<text:span text:style-name="T4">
打击错误信息的中心揭示了 - 俄罗斯西方媒体的基本操作</text:span>
</text:h>
      <text:p text:style-name="P4">
作者: ['АРМІЯINFORM']</text:p>
      <text:p text:style-name="P4">
时间: 2023-05-06T49:00:00-04:00</text:p>
      <text:p text:style-name="P4">
描述: Facebook上的Wizin -Format中心关于...与乌克兰2022年的战争，与乌克兰最新新闻的战争，与乌克兰2022年的新闻战争是今天的最后一场，将是今天的最后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345255458_1034147027551848_5145311235287255970_n-e1683302535180.jpg" text:style-name="Internet_20_link" text:visited-style-name="Visited_20_Internet_20_Link">
345255458_1034147027551848_5145311235287255970_n-e1683302535180.jpg</text:a>
']</text:p>
      <text:p text:style-name="P4">
标签: ['STOPRUSSIA', 'АГРЕСІЯ РФ', 'ВІЙНА', 'ВТОРГНЕННЯ РФ', 'ЦЕНТР ПРОТИДІЇ ДЕЗІНФОРМАЦІЇ']</text:p>
      <text:p text:style-name="P4">
类别: News</text:p>
      <!--METADATA-->
      <text:p text:style-name="P4">
<draw:frame draw:style-name="fr1" draw:name="Image274" text:anchor-type="as-char" svg:width="6.9236in" svg:height="4.788823in" draw:z-index="0">
<draw:image xlink:href="../Images/AРМІЯINFORM/2023-05-06T49-00-00-04-00/345255458_1034147027551848_5145311235287255970_n-e1683302535180.jpg" xlink:type="simple" xlink:show="embed" xlink:actuate="onLoad" draw:mime-type="image/jpeg"/>
</draw:frame>
在其Facebook页面上打击错误信息的中心<text:a xlink:type="simple" xlink:href="https://www.facebook.com/protydiyadezinformatsiyi.cpd/posts/pfbid025Pz4cg5QBPmXNbhi9BMq3ZTycdNQ5PPSbJ7qb2PFayRZUQfV75imff4GxqKfGHv6l" text:style-name="Internet_20_link" text:visited-style-name="Visited_20_Internet_20_Link">
报告</text:a>
关于错误的信息和操纵，常见的敌对宣传家。</text:p>
      <text:p text:style-name="P4">
<text:span text:style-name="T4">
操纵</text:span>
</text:p>
      <text:p text:style-name="P4">
*德国芬兰博客作者金·多特克(Kim Dotk)在Twitter上写道：“想象一下，俄罗斯和中国将向纳粹支付纳粹，以推翻墨西哥民主选举的政府，使其成为他们的军事联盟的一部分，并用适合的导弹建立军事基地用于核武器。 然后想象墨西哥用无人机袭击了白宫。”</text:p>
      <text:p text:style-name="P4">
<text:span text:style-name="T4">
误传</text:span>
</text:p>
      <text:p text:style-name="P4">
*美国国防部长道格拉斯·麦格雷戈(Douglas McGregor)在接受伦敦皇家YouTube频道采访时说：“……乌克兰方面丧生了30万次丧生。 这是最低限度的，我遇到了更多的人数……[俄罗斯受伤]撤离并迅速治疗 - 约90％，乌克兰一方并不是这样，那么许多士兵死于战场上的伤口。”</text:p>
      <text:p text:style-name="P4">
<text:span text:style-name="T4">
误传</text:span>
</text:p>
      <text:p text:style-name="P4">
*“美国F-16战斗机将无法承受俄罗斯防空系统，”美国空军说，约翰·韦内布拉(John Venebla)的汇总业务内部人士说。</text:p>
      <text:p text:style-name="P4">
News Source: <text:a xlink:type="simple" xlink:href="https://armyinform.com.ua/2023/05/06/czentr-protydiyi-dezinformacziyi-vyyavyv-osnovni-manipulyacziyi-vid-svitovyh-media/" text:style-name="Internet_20_link" text:visited-style-name="Visited_20_Internet_20_Link">
https://armyinform.com.ua/2023/05/06/czentr-protydiyi-dezinformacziyi-vyyavyv-osnovni-manipulyacziyi-vid-svitovyh-media/</text:a>
</text:p>
      <!--NEWS-->
      <text:h text:style-name="P10" text:outline-level="1">
<text:span text:style-name="T4">
俄罗斯军事和合作者被判长期监禁 - 检察官办公室</text:span>
</text:h>
      <text:p text:style-name="P4">
作者: ['АРМІЯINFORM']</text:p>
      <text:p text:style-name="P4">
时间: 2023-05-06T50:00:00-04:00</text:p>
      <text:p text:style-name="P4">
描述: 关于总检察官的牢房。 13.5 Rockiva Pozbalnnye Volis -Virok ...与乌克兰2022年的战争，与乌克兰的最新新闻战争，今天与乌克兰2022年的新闻战争，乌克兰和俄罗斯之间的战争将在乌克兰和俄罗斯之间发动战争，与乌克兰的战争将在2022年发生。不，他们会在不久的将来与乌克兰发动战争，他们说，今天与乌克兰的战争，今天的乌克兰新闻，乌克兰的新闻，乌克兰媒体的俄罗斯媒体</text:p>
      <text:p text:style-name="P4">
图片: ['<text:a xlink:type="simple" xlink:href="https://armyinform.com.ua/wp-content/uploads/2023/05/345198997_255661523596905_5733517583584503284_n.jpg" text:style-name="Internet_20_link" text:visited-style-name="Visited_20_Internet_20_Link">
345198997_255661523596905_5733517583584503284_n.jp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275" text:anchor-type="as-char" svg:width="6.9236in" svg:height="7.44864in" draw:z-index="0">
<draw:image xlink:href="../Images/AРМІЯINFORM/2023-05-06T50-00-00-04-00/345198997_255661523596905_5733517583584503284_n.jpg" xlink:type="simple" xlink:show="embed" xlink:actuate="onLoad" draw:mime-type="image/jpeg"/>
</draw:frame>
关于它<text:a xlink:type="simple" xlink:href="https://www.facebook.com/pgo.gov.ua/posts/pfbid031n2etKknMmj8VxNTY4wQeb7QTruTAdjmgWUG7hZN36ePsDa8TdbboffV7oiQVb7Yl" text:style-name="Internet_20_link" text:visited-style-name="Visited_20_Internet_20_Link">
报告</text:a>
检察长办公室。</text:p>
      <text:p text:style-name="P4">
13。5年的监禁 - 俄罗斯联邦武装部队总参谋长判处企图责备国家背叛乌克兰公民的官员。 长达11.5和11年，两名俄罗斯联合会的军人因对切尼希夫地区的民事注册治疗而进行。</text:p>
      <text:p text:style-name="P4">
长达15年的监禁被判处敖德萨判处敖德萨，敖德萨以70000 UAH的费用赋予敌人武装部队的位置，防空机构的位置和重要的物体基础设施。 13年将担任哈尔基夫地区的合作者，该合作者在占领期间自愿加入人民警察。</text:p>
      <text:p text:style-name="P4">
资产以近300万美元的价格转移到ARMA，属于俄罗斯 - 俄罗斯 -  FC“ CSKA”的所有者。</text:p>
      <text:p text:style-name="P4">
如果您目睹了俄罗斯联邦的军事犯罪，请在hhttps：//warcrimes.gov.ua上解决并发送证据。 您的贡献很重要。</text:p>
      <text:p text:style-name="P4">
News Source: <text:a xlink:type="simple" xlink:href="https://armyinform.com.ua/2023/05/06/rosijski-vijskovi-i-kolaboranty-otrymaly-velyki-stroky-pozbavlennya-voli-ofis-generalnogo-prokurora/" text:style-name="Internet_20_link" text:visited-style-name="Visited_20_Internet_20_Link">
https://armyinform.com.ua/2023/05/06/rosijski-vijskovi-i-kolaboranty-otrymaly-velyki-stroky-pozbavlennya-voli-ofis-generalnogo-prokurora/</text:a>
</text:p>
      <!--NEWS-->
      <text:h text:style-name="P10" text:outline-level="1">
<text:span text:style-name="T4">
外交部对俄罗斯违反国际法的OSCE报告的出版发表了评论</text:span>
</text:h>
      <text:p text:style-name="P4">
作者: ['АРМІЯINFORM']</text:p>
      <text:p text:style-name="P4">
时间: 2023-05-06T51:00:00-04:00</text:p>
      <text:p text:style-name="P4">
描述: MZS乌克兰Oprailudnnya由非洛比特尼特（Non -robitnitstvoy）在єvropi中组织...与乌克兰2022年的战争，与乌克兰的最新新闻，今天与乌克兰的新闻战争，今天与乌克兰2022年的《新闻战》，今天与乌克兰和俄罗斯之间的战争以及乌克兰之间的战争，以及何时与乌克兰战争他们说，在2022年，无论是否有一年，是否会在不久的将来与乌克兰进行战争</text:p>
      <text:p text:style-name="P4">
图片: ['<text:a xlink:type="simple" xlink:href="https://armyinform.com.ua/wp-content/uploads/2020/11/obsye.jpg" text:style-name="Internet_20_link" text:visited-style-name="Visited_20_Internet_20_Link">
obsye.jpg</text:a>
']</text:p>
      <text:p text:style-name="P4">
标签: ['STOPRUSSIA', 'АГРЕСІЯ РФ', 'ВІЙНА', 'ВТОРГНЕННЯ РФ', 'МЗС УКРАЇНИ', 'ОБСЄ']</text:p>
      <text:p text:style-name="P4">
类别: News</text:p>
      <!--METADATA-->
      <text:p text:style-name="P4">
<draw:frame draw:style-name="fr1" draw:name="Image276" text:anchor-type="as-char" svg:width="6.9236in" svg:height="3.928332in" draw:z-index="0">
<draw:image xlink:href="../Images/AРМІЯINFORM/2023-05-06T51-00-00-04-00/obsye.jpg" xlink:type="simple" xlink:show="embed" xlink:actuate="onLoad" draw:mime-type="image/jpeg"/>
</draw:frame>
乌克兰外交部祝贺有关Vevroppe的安全与合作的出版物(奥斯科)<text:a xlink:type="simple" xlink:href="https://www.osce.org/odihr/542751" text:style-name="Internet_20_link" text:visited-style-name="Visited_20_Internet_20_Link">
“关于违反和滥用国际人道主义法和国际人权法的报告，战争犯罪和针对人类犯罪与强制运动和/或将乌克兰儿童驱逐到俄罗斯联邦有关的报告”</text:a>
.</text:p>
      <text:p text:style-name="P4">
Підготовлена незалежною місією експертів Московського механізму ОБСЄ доповідьє першим окремим міжнародним звітом, присвяченим проблематиці незаконногопереміщення Росією українських дітей. Слід зазначити, що Російська Федераціявідмовилась співпрацювати із згаданою місією.</text:p>
      <text:p text:style-name="P4">
<text:span text:style-name="T4">
Серед ключових висновків Звіту необхідно виділити, що:</text:span>
</text:p>
      <ul>
        <li>
велика кількість українських дітей, починаючи з 24 лютого 2022 року і раніше цієї дати, були переміщені на тимчасово окуповані території України та на територію російської федерації, що може кваліфікуватися як злочин проти людяності «депортація або примусове переміщення населення»;  * евакуація та тривале переміщення українських дітей без згоди є порушенням міжнародного гуманітарного права, а в окремих випадках — серйозними порушеннями IV Женевської конвенції та воєнними злочинами;  * примусово переміщені чи депортовані українські діти опиняються в суцільно російському середовищі, зокрема за мовою, звичаями та релігією, та піддаються проросійській інформаційній кампанії, яка часто зводиться до цілеспрямованого перевиховання та залучення до військової освіти;  * дії росії із зміни громадянства українських дітей, незаконне усиновлення дітей або подібні заходи з асиміляції є порушеннями IV Женевської конвенції;  * російська федерація створює різноманітні перепони для сімей, які прагнуть повернути своїх дітей, а також перешкоджає встановленню переліку та місцезнаходженню дітей, що є порушенням Женевських конвенцій;  * зафіксовано численні та повторювані порушення інтересів та прав дітей, передбачених Конвенцією ООН про права дитини, зокрема права на ідентичність, сім’ю та возз’єднання з сім’єю, освіту, доступ до інформації, відпочинок, дозвілля, свободу думки, совісті та релігії, права на свободу і недоторканність тощо;  * сукупні наслідки цих численних порушень викликають серйозні занепокоєння щодо того, що було порушено право переміщених українських дітей не піддаватися катуванням і жорстокому поводженню та іншим нелюдським або таким, що принижують гідність, видам поводження чи покарання.</li>
      </ul>
      <text:p text:style-name="P4">
该报告的结果可用于在犯罪报告中记录的国家和国际起诉客户和表演者的起诉机制的框架内。</text:p>
      <text:p text:style-name="P4">
News Source: <text:a xlink:type="simple" xlink:href="https://armyinform.com.ua/2023/05/06/komentar-mzs-ukrayiny-shhodo-zvitu-obsye-stosovno-porushen-mizhnarodnogo-prava-povyazanyh-iz-deportacziyeyu-ukrayinskyh-ditej-do-rf/" text:style-name="Internet_20_link" text:visited-style-name="Visited_20_Internet_20_Link">
https://armyinform.com.ua/2023/05/06/komentar-mzs-ukrayiny-shhodo-zvitu-obsye-stosovno-porushen-mizhnarodnogo-prava-povyazanyh-iz-deportacziyeyu-ukrayinskyh-ditej-do-rf/</text:a>
</text:p>
      <!--NEWS-->
      <text:h text:style-name="P10" text:outline-level="1">
<text:span text:style-name="T4">
Denis Shmigal与英国外交部恢复乌克兰讨论</text:span>
</text:h>
      <text:p text:style-name="P4">
作者: ['АРМІЯINFORM']</text:p>
      <text:p text:style-name="P4">
时间: 2023-05-06T52:00:00-04:00</text:p>
      <text:p text:style-name="P4">
描述: 乌克兰的乌克兰丹尼斯·施密列（Denis Schmigal）小时Robocho Viszita在伦敦Proviv Zustych ...与乌克兰2022年的战争，与乌克兰的最新新闻，今天与乌克兰的新闻战争，今天与乌克兰2022年的新闻战争，乌克兰和俄罗斯和俄罗斯之间的战争会何时，何时，何时，何时，何时，何时，何时，何时，何时，何时，何时，何时与乌克兰在2022年与乌克兰进行战争，将在不久的将来与乌克兰发生战争，与乌克兰与乌克兰的战争今天，乌克兰新闻在乌克兰媒体的俄罗斯人</text:p>
      <text:p text:style-name="P4">
图片: ['<text:a xlink:type="simple" xlink:href="https://armyinform.com.ua/wp-content/uploads/2023/05/345072793_775402794094275_403724515943715382_n.jpg" text:style-name="Internet_20_link" text:visited-style-name="Visited_20_Internet_20_Link">
345072793_775402794094275_403724515943715382_n.jpg</text:a>
']</text:p>
      <text:p text:style-name="P4">
标签: ['ВЕЛИКА БРИТАНІЯ', 'ДЕНИС ШМИГАЛЬ', 'ДЖЕЙМС КЛЕВЕРЛІ', 'ЛОНДОН']</text:p>
      <text:p text:style-name="P4">
类别: News</text:p>
      <!--METADATA-->
      <text:p text:style-name="P4">
<draw:frame draw:style-name="fr1" draw:name="Image277" text:anchor-type="as-char" svg:width="6.9236in" svg:height="4.615733in" draw:z-index="0">
<draw:image xlink:href="../Images/AРМІЯINFORM/2023-05-06T52-00-00-04-00/345072793_775402794094275_403724515943715382_n.jpg" xlink:type="simple" xlink:show="embed" xlink:actuate="onLoad" draw:mime-type="image/jpeg"/>
</draw:frame>
乌克兰丹尼斯·施米加尔(Denis Shmigal)总理在伦敦的一次工作访问中指挥外交大臣，社区支持和发展詹姆斯·克莱维利(James Kleverli)。 双方讨论了下一次关于乌克兰恢复的会议的准备，该会议将于今年在伦敦发布。(https://www.facebook.com/KabminUA/posts/pfbid02Eta1eAGYo6vTomom7rHRtMuavxFsHS7AqkXMpEGa2VxisfM9MrBHdG4eWZFey6Dyl)乌克兰部长内阁的新闻服务。</text:p>
      <text:p text:style-name="P4">
乌克兰打算专注于三个领域：快速恢复，私人业务在恢复和发展中的吸引力，改革的实施。 我们指望英国公司具有以下协议的高度利益。”乌克兰政府负责人说。</text:p>
      <text:p text:style-name="P4">
Denis Shmigal和James Kleverli还讨论了乌克兰在各个领域的支持，尤其是在防御行业中的支持。 乌克兰总理强调，我们的州希望在维尔纽斯举行的北约最多的峰会得到英国的支持。</text:p>
      <text:p text:style-name="P4">
丹尼斯·施米加尔(Denis Shmigal)说：“乌克兰军队在实践中发展了联盟的标准，​​在胜利之后，准备好与盟国成功打击体验。”</text:p>
      <text:p text:style-name="P4">
乌克兰政府负责人感谢英国在对我国的支持方面的领导地位。</text:p>
      <text:p text:style-name="P4">
News Source: <text:a xlink:type="simple" xlink:href="https://armyinform.com.ua/2023/05/06/denys-shmygal-obgovoryv-z-glavoyu-mzs-velykoyi-brytaniyi-vidnovlennya-ukrayiny/" text:style-name="Internet_20_link" text:visited-style-name="Visited_20_Internet_20_Link">
https://armyinform.com.ua/2023/05/06/denys-shmygal-obgovoryv-z-glavoyu-mzs-velykoyi-brytaniyi-vidnovlennya-ukrayiny/</text:a>
</text:p>
      <!--NEWS-->
      <text:h text:style-name="P10" text:outline-level="1">
<text:span text:style-name="T4">
乌克兰将从日本获得3亿年YON，以购买内窥镜</text:span>
</text:h>
      <text:p text:style-name="P4">
作者: ['АРМІЯINFORM']</text:p>
      <text:p text:style-name="P4">
时间: 2023-05-06T53:00:00-04:00</text:p>
      <text:p text:style-name="P4">
描述: KABISNET MINSTRYV乌克兰人在农业的代理人方面就实现了日本人的实现……与乌克兰2022年的战争，与乌克兰的最新新闻，今天与乌克兰2022年的《新闻战》，今天上次与乌克兰的新闻战争，乌克兰和俄罗斯和俄罗斯之间以及俄罗斯和俄罗斯之间的战争将发生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yaponiya.jpg" text:style-name="Internet_20_link" text:visited-style-name="Visited_20_Internet_20_Link">
yaponiya.jpg</text:a>
']</text:p>
      <text:p text:style-name="P4">
标签: ['ВІКТОР ЛЯШКО', 'МІНІСТР ОХОРОНИ ЗДОРОВ’Я', 'ЯПОНІЯ']</text:p>
      <text:p text:style-name="P4">
类别: News</text:p>
      <!--METADATA-->
      <text:p text:style-name="P4">
<draw:frame draw:style-name="fr1" draw:name="Image278" text:anchor-type="as-char" svg:width="6.9236in" svg:height="3.954686in" draw:z-index="0">
<draw:image xlink:href="../Images/AРМІЯINFORM/2023-05-06T53-00-00-04-00/yaponiya.jpg" xlink:type="simple" xlink:show="embed" xlink:actuate="onLoad" draw:mime-type="image/jpeg"/>
</draw:frame>
乌克兰部长的内阁批准了有关实施日本赠款援助的机构协议草案。 该协议将在乌克兰政府与日本皇家特工有限公司之间达成协议，<text:a xlink:type="simple" xlink:href="https://www.kmu.gov.ua/news/ukraina-otrymaie-vid-iaponii-300-milioniv-ien-na-zakupivliu-endoskopiv" text:style-name="Internet_20_link" text:visited-style-name="Visited_20_Internet_20_Link">
报告</text:a>
政府门户。</text:p>
      <text:p text:style-name="P4">
授予3亿日元的量(等效近8000万UAH)提供用于购买特殊设备的(内窥镜)对于乌克兰人。</text:p>
      <text:p text:style-name="P4">
“医疗保健系统是战争影响最大的系统之一 - 俄罗斯联邦的全面入侵造成了很大的负担。 这不仅归因于医疗机构的大规模系统破坏，还归因于对某些类型的医疗和服务的需求增长，而这些医疗服务和服务的需求是以前尚未优先考虑的。 177个医疗保健设施已经被彻底摧毁，1433人已损坏。</text:p>
      <text:p text:style-name="P4">
一年多来，乌克兰与合作伙伴一起能够确保甚至在前线附近的医院中断。</text:p>
      <text:p text:style-name="P4">
“尽管乌克兰卫生系统面临炮击和挑战，在国际合作伙伴的支持下，我们恢复了医疗基础设施，我们的医院继续出现在我们的医院中。 日本的赠款将为更多的乌克兰医院和医院提供现代医疗设备，因此为乌克兰患者提供优质的医疗援助。 我们非常感谢在我们的艰难时期如此强烈的援助。”部长说。</text:p>
      <text:p text:style-name="P4">
News Source: <text:a xlink:type="simple" xlink:href="https://armyinform.com.ua/2023/05/06/ukrayina-otrymaye-vid-yaponiyi-300-miljoniv-yen-na-zakupivlyu-endoskopiv/" text:style-name="Internet_20_link" text:visited-style-name="Visited_20_Internet_20_Link">
https://armyinform.com.ua/2023/05/06/ukrayina-otrymaye-vid-yaponiyi-300-miljoniv-yen-na-zakupivlyu-endoskopiv/</text:a>
</text:p>
      <!--NEWS-->
      <text:h text:style-name="P10" text:outline-level="1">
<text:span text:style-name="T4">
矿工已经训练了“四足袋”</text:span>
</text:h>
      <text:p text:style-name="P4">
作者: ['АРМІЯINFORM']</text:p>
      <text:p text:style-name="P4">
时间: 2023-05-06T54:00:00-04:00</text:p>
      <text:p text:style-name="P4">
描述: 关于Cordon，乌克兰的Prosordonna服务的君主。 进口Rolenity角色...与乌克兰2022年的战争，与乌克兰的最新新闻战争，今天与乌克兰2022年的新闻战争，乌克兰和俄罗斯之间的战争以及俄罗斯之间的战争以及2022年与乌克兰的战争将会发生，他们会在不久的将来与乌克兰发生战争吗？</text:p>
      <text:p text:style-name="P4">
图片: ['<text:a xlink:type="simple" xlink:href="https://armyinform.com.ua/wp-content/uploads/2023/05/image-scaled.jpg" text:style-name="Internet_20_link" text:visited-style-name="Visited_20_Internet_20_Link">
image-scaled.jpg</text:a>
', '<text:a xlink:type="simple" xlink:href="https://armyinform.com.ua/wp-content/uploads/2023/05/news_20230505_150209_168328812911-scaled.jpg" text:style-name="Internet_20_link" text:visited-style-name="Visited_20_Internet_20_Link">
news_20230505_150209_168328812911-scaled.jpg</text:a>
', '<text:a xlink:type="simple" xlink:href="https://armyinform.com.ua/wp-content/uploads/2023/05/news_20230505_150152_16832881123-150x150.jpg" text:style-name="Internet_20_link" text:visited-style-name="Visited_20_Internet_20_Link">
news_20230505_150152_16832881123-150x150.jpg</text:a>
', '<text:a xlink:type="simple" xlink:href="https://armyinform.com.ua/wp-content/uploads/2023/05/news_20230505_150154_16832881144-150x150.jpg" text:style-name="Internet_20_link" text:visited-style-name="Visited_20_Internet_20_Link">
news_20230505_150154_16832881144-150x150.jpg</text:a>
', '<text:a xlink:type="simple" xlink:href="https://armyinform.com.ua/wp-content/uploads/2023/05/news_20230505_150206_16832881269-150x150.jpg" text:style-name="Internet_20_link" text:visited-style-name="Visited_20_Internet_20_Link">
news_20230505_150206_16832881269-150x150.jpg</text:a>
']</text:p>
      <text:p text:style-name="P4">
标签: ['STOPRUSSIA', 'АГРЕСІЯ РФ', 'ВІЙНА', 'ВТОРГНЕННЯ РФ', 'ДЕРЖПРИКОРДОНСЛУЖБА', 'САПЕРИ', 'ЧОТИРИЛАПІ САПЕРИ']</text:p>
      <text:p text:style-name="P4">
类别: News</text:p>
      <!--METADATA-->
      <text:p text:style-name="P4">
<draw:frame draw:style-name="fr1" draw:name="Image279" text:anchor-type="as-char" svg:width="6.9236in" svg:height="5.36579in" draw:z-index="0">
<draw:image xlink:href="../Images/AРМІЯINFORM/2023-05-06T54-00-00-04-00/image-scaled.jpg" xlink:type="simple" xlink:show="embed" xlink:actuate="onLoad" draw:mime-type="image/jpeg"/>
</draw:frame>
关于它<text:a xlink:type="simple" xlink:href="https://dpsu.gov.ua/ua/news/CHotirilapi-saperi-proyshli-navchannya-z-minno-rozshukovoi-roboti/" text:style-name="Internet_20_link" text:visited-style-name="Visited_20_Internet_20_Link">
报告</text:a>
乌克兰国家边境服务。</text:p>
      <text:p text:style-name="P4">
很难高估服务犬的作用。 在边境服务中，四名leapipomers推迟了违规者，检测毒品和炸药，现在他们将能够交换领土。</text:p>
      <text:p text:style-name="P4">
边境警卫与四足合伙人一起接受了矿工的培训。</text:p>
      <text:p text:style-name="P4">
<draw:frame draw:style-name="fr1" draw:name="Image280" text:anchor-type="as-char" svg:width="6.9236in" svg:height="5.19847in" draw:z-index="0">
<draw:image xlink:href="../Images/AРМІЯINFORM/2023-05-06T54-00-00-04-00/news_20230505_150209_168328812911-scaled.jpg" xlink:type="simple" xlink:show="embed" xlink:actuate="onLoad" draw:mime-type="image/jpeg"/>
</draw:frame>
狗育种者及其病房一起研究，因为它是同时工作的。 这是狗对的完整互动。 大型狗 - 牧羊人和覆盆子和小猎犬都消失了训练。</text:p>
      <text:p text:style-name="P4">
尾巴有独特的嗅觉，因此他们听到了地雷，地下被埋葬。选择会冲上锯齿形，当他们找到我的时，他们坐着并指示了其细胞学家。 狗被禁止挖，咬或树皮压倒物，因为这很危险。</text:p>
      <text:p text:style-name="P4">
<text:a xlink:type="simple" xlink:href="https://armyinform.com.ua/wp-content/uploads/2023/05/news_20230505_150152_16832881123-scaled.jpg" text:style-name="Internet_20_link" text:visited-style-name="Visited_20_Internet_20_Link">
!(Images/AРМІЯINFORM/2023-05-06T54-00-00-04-00/news_20230505_150152_16832881123-150x150.jpg)</text:a>
</text:p>
      <text:p text:style-name="P4">
<text:a xlink:type="simple" xlink:href="https://armyinform.com.ua/wp-content/uploads/2023/05/news_20230505_150154_16832881144-scaled.jpg" text:style-name="Internet_20_link" text:visited-style-name="Visited_20_Internet_20_Link">
<draw:frame draw:style-name="fr1" draw:name="Image281" text:anchor-type="as-char" svg:width="6.9236in" svg:height="6.9236in" draw:z-index="0">
<draw:image xlink:href="../Images/AРМІЯINFORM/2023-05-06T54-00-00-04-00/news_20230505_150154_16832881144-150x150.jpg" xlink:type="simple" xlink:show="embed" xlink:actuate="onLoad" draw:mime-type="image/jpeg"/>
</draw:frame>
</text:a>
</text:p>
      <text:p text:style-name="P4">
<text:a xlink:type="simple" xlink:href="https://armyinform.com.ua/wp-content/uploads/2023/05/news_20230505_150206_16832881269-scaled.jpg" text:style-name="Internet_20_link" text:visited-style-name="Visited_20_Internet_20_Link">
<draw:frame draw:style-name="fr1" draw:name="Image282" text:anchor-type="as-char" svg:width="6.9236in" svg:height="6.9236in" draw:z-index="0">
<draw:image xlink:href="../Images/AРМІЯINFORM/2023-05-06T54-00-00-04-00/news_20230505_150206_16832881269-150x150.jpg" xlink:type="simple" xlink:show="embed" xlink:actuate="onLoad" draw:mime-type="image/jpeg"/>
</draw:frame>
</text:a>
“乌克兰的战争仍在继续，尽管进行了战斗，但狗的准备仍在继续。 经过采矿犬的边防部队将在战区遇到困难。 他们将在领土上工作，并将帮助交换提供安全的方法，在我们的边防部队中提供安全的方法。</text:p>
      <text:p text:style-name="P4">
因此，如今，狗仍然忠于助手，尽管现代设备，但还是比尾巴更好地探测爆炸物。 分离和战争期间，四足助理有助于捍卫公共时光并挽救生命，有时会牺牲自己的生命。</text:p>
      <text:p text:style-name="P4">
News Source: <text:a xlink:type="simple" xlink:href="https://armyinform.com.ua/2023/05/06/chotyrylapi-sapery-projshly-navchannya-z-minno-rozshukovoyi-roboty/" text:style-name="Internet_20_link" text:visited-style-name="Visited_20_Internet_20_Link">
https://armyinform.com.ua/2023/05/06/chotyrylapi-sapery-projshly-navchannya-z-minno-rozshukovoyi-roboty/</text:a>
</text:p>
      <!--NEWS-->
      <text:h text:style-name="P10" text:outline-level="1">
<text:span text:style-name="T4">
“让我们一起赢得这场战争”：Alexei Reznikov会见了美国国会的代表团</text:span>
</text:h>
      <text:p text:style-name="P4">
作者: ['АРМІЯINFORM']</text:p>
      <text:p text:style-name="P4">
时间: 2023-05-06T55:00:00-04:00</text:p>
      <text:p text:style-name="P4">
描述: Kiwi Povviv Zustych IZ IZ代表团成员的乌克兰Oleksii Reznikov的Mainstro Deform Deform of to ukraine 2022年，与乌克兰的最新新闻，与乌克兰2022年的新闻战争，乌克兰和俄罗斯与俄罗斯和俄罗斯之间的战争将会发生与乌克兰的战争将是不久的</text:p>
      <text:p text:style-name="P4">
图片: ['<text:a xlink:type="simple" xlink:href="https://armyinform.com.ua/wp-content/uploads/2023/05/cd7d01466842861aba96e7c21350986ebe1ea4c0.jpg" text:style-name="Internet_20_link" text:visited-style-name="Visited_20_Internet_20_Link">
cd7d01466842861aba96e7c21350986ebe1ea4c0.jpg</text:a>
', '<text:a xlink:type="simple" xlink:href="https://armyinform.com.ua/wp-content/uploads/2023/05/a250034edc369e00f843705e8daa2baa00cb1abd-150x150.jpg" text:style-name="Internet_20_link" text:visited-style-name="Visited_20_Internet_20_Link">
a250034edc369e00f843705e8daa2baa00cb1abd-150x150.jpg</text:a>
', '<text:a xlink:type="simple" xlink:href="https://armyinform.com.ua/wp-content/uploads/2023/05/bb7133b5a784d3aac64244e054daa2c4f0316b99-150x150.jpg" text:style-name="Internet_20_link" text:visited-style-name="Visited_20_Internet_20_Link">
bb7133b5a784d3aac64244e054daa2c4f0316b99-150x150.jpg</text:a>
', '<text:a xlink:type="simple" xlink:href="https://armyinform.com.ua/wp-content/uploads/2023/05/e4e994fe5ea8baa8f4f2dda7d4dd3f6c4fc33ae7-150x150.jpg" text:style-name="Internet_20_link" text:visited-style-name="Visited_20_Internet_20_Link">
e4e994fe5ea8baa8f4f2dda7d4dd3f6c4fc33ae7-150x150.jpg</text:a>
']</text:p>
      <text:p text:style-name="P4">
标签: ['STOPRUSSIA', 'ВТОРГНЕННЯ РФ', 'ЕДДІСОН «ДЖО» ВІЛСОН', 'КОНГРЕС США', 'ОЛЕКСІЙ РЕЗНІКОВ']</text:p>
      <text:p text:style-name="P4">
类别: News</text:p>
      <!--METADATA-->
      <text:p text:style-name="P4">
<draw:frame draw:style-name="fr1" draw:name="Image283" text:anchor-type="as-char" svg:width="6.9236in" svg:height="3.767592in" draw:z-index="0">
<draw:image xlink:href="../Images/AРМІЯINFORM/2023-05-06T55-00-00-04-00/cd7d01466842861aba96e7c21350986ebe1ea4c0.jpg" xlink:type="simple" xlink:show="embed" xlink:actuate="onLoad" draw:mime-type="image/jpeg"/>
</draw:frame>
基辅乌克兰Oleksiy Reznikov国防部长会见了国会代表的代表团，由埃迪森·乔·乔·威尔逊(Eddison“ Joe” Wilson)领导，由美国赫尔辛基委员会负责(https://www.mil.gov.ua/news/2023/05/05/peremozhemo-u-czij-vijni-razom-oleksij-reznikov-zustrivsya-z-delegaczieyu-kongresu-ssha/)乌克兰的Nasyiti Mo。</text:p>
      <text:p text:style-name="P4">
代表团还包括美国大使布里奇特·布里奇特·布林克(Bridjite Bridget Brynk)，他是赫尔辛基委员会的民主党代表斯蒂芬·科恩(Stephen Cohen)，他是赫尔辛基委员会的共和党代表维多利亚·斯巴茨(Victoria Spartz)，美国驻卡尔潘德(Karpend)大使。</text:p>
      <text:p text:style-name="P4">
Alexei Reznikov指出了国会，政府委托州和整个美国人民支持乌克兰的重要性，并感谢需要加强国家的援助，以获得俄罗斯侵略者的胜利者。</text:p>
      <text:p text:style-name="P4">
对话者谈到了军事援助的会计和透明度问题。 向美国代表团介绍了监视西方武器的供应和移动系统以及乌克兰提供的后勤援助的简报。</text:p>
      <text:p text:style-name="P4">
<text:a xlink:type="simple" xlink:href="https://armyinform.com.ua/wp-content/uploads/2023/05/a250034edc369e00f843705e8daa2baa00cb1abd.jpg" text:style-name="Internet_20_link" text:visited-style-name="Visited_20_Internet_20_Link">
!(Images/AРМІЯINFORM/2023-05-06T55-00-00-04-00/a250034edc369e00f843705e8daa2baa00cb1abd-150x150.jpg)</text:a>
</text:p>
      <text:p text:style-name="P4">
<text:a xlink:type="simple" xlink:href="https://armyinform.com.ua/wp-content/uploads/2023/05/bb7133b5a784d3aac64244e054daa2c4f0316b99.jpg" text:style-name="Internet_20_link" text:visited-style-name="Visited_20_Internet_20_Link">
<draw:frame draw:style-name="fr1" draw:name="Image284" text:anchor-type="as-char" svg:width="6.9236in" svg:height="6.9236in" draw:z-index="0">
<draw:image xlink:href="../Images/AРМІЯINFORM/2023-05-06T55-00-00-04-00/bb7133b5a784d3aac64244e054daa2c4f0316b99-150x150.jpg" xlink:type="simple" xlink:show="embed" xlink:actuate="onLoad" draw:mime-type="image/jpeg"/>
</draw:frame>
</text:a>
</text:p>
      <text:p text:style-name="P4">
<text:a xlink:type="simple" xlink:href="https://armyinform.com.ua/wp-content/uploads/2023/05/e4e994fe5ea8baa8f4f2dda7d4dd3f6c4fc33ae7.jpg" text:style-name="Internet_20_link" text:visited-style-name="Visited_20_Internet_20_Link">
<draw:frame draw:style-name="fr1" draw:name="Image285" text:anchor-type="as-char" svg:width="6.9236in" svg:height="6.9236in" draw:z-index="0">
<draw:image xlink:href="../Images/AРМІЯINFORM/2023-05-06T55-00-00-04-00/e4e994fe5ea8baa8f4f2dda7d4dd3f6c4fc33ae7-150x150.jpg" xlink:type="simple" xlink:show="embed" xlink:actuate="onLoad" draw:mime-type="image/jpeg"/>
</draw:frame>
</text:a>
</text:p>
      <text:p text:style-name="P4">
美国代表还谈到了他们对基夫地区城市俄罗斯军队的访问的印象，战争罪的规模，俄罗斯入侵者的愤怒和破坏。</text:p>
      <ul>
        <li>
我看到了我!埃迪森·“乔·威尔逊(Eddison“ Joe” Wilson)表示，俄罗斯犯下了危害人类的罪行，因此我们的目标是支持乌克兰，您的捍卫者，并在争取自由的斗争中取得胜利。</li>
      </ul>
      <text:p text:style-name="P4">
News Source: <text:a xlink:type="simple" xlink:href="https://armyinform.com.ua/2023/05/06/peremozhemo-u-czij-vijni-razom-oleksij-reznikov-zustrivsya-z-delegacziyeyu-kongresu-ssha/" text:style-name="Internet_20_link" text:visited-style-name="Visited_20_Internet_20_Link">
https://armyinform.com.ua/2023/05/06/peremozhemo-u-czij-vijni-razom-oleksij-reznikov-zustrivsya-z-delegacziyeyu-kongresu-ssha/</text:a>
</text:p>
      <!--NEWS-->
      <text:h text:style-name="P10" text:outline-level="1">
<text:span text:style-name="T4">
欧盟委员会已批准提供5亿欧元以提高欧盟国防工业的能力</text:span>
</text:h>
      <text:p text:style-name="P4">
作者: ['АРМІЯINFORM']</text:p>
      <text:p text:style-name="P4">
时间: 2023-05-06T56:00:00-04:00</text:p>
      <text:p text:style-name="P4">
描述: 为了使人们着重考虑，将Sutan Ilntegraita的缘故归为to：tse ...与乌克兰2022年上次与乌克兰的战争，乌克兰和俄罗斯之间的战争将发生战争。乌克兰，今日乌克兰新闻，乌克兰新闻在乌克兰媒体的俄罗斯人</text:p>
      <text:p text:style-name="P4">
图片: ['<text:a xlink:type="simple" xlink:href="https://armyinform.com.ua/wp-content/uploads/2023/05/345321738_1617353422107354_1377550224173636223_n-e1683304365850.jpg" text:style-name="Internet_20_link" text:visited-style-name="Visited_20_Internet_20_Link">
345321738_1617353422107354_1377550224173636223_n-e1683304365850.jpg</text:a>
']</text:p>
      <text:p text:style-name="P4">
标签: ['STOPRUSSIA', 'АГРЕСІЯ РФ', 'ВІЙНА', 'ВТОРГНЕННЯ РФ', 'ЄВРОКОМІСІЯ']</text:p>
      <text:p text:style-name="P4">
类别: News</text:p>
      <!--METADATA-->
      <text:p text:style-name="P4">
<draw:frame draw:style-name="fr1" draw:name="Image286" text:anchor-type="as-char" svg:width="6.9236in" svg:height="4.706077in" draw:z-index="0">
<draw:image xlink:href="../Images/AРМІЯINFORM/2023-05-06T56-00-00-04-00/345321738_1617353422107354_1377550224173636223_n-e1683304365850.jpg" xlink:type="simple" xlink:show="embed" xlink:actuate="onLoad" draw:mime-type="image/jpeg"/>
</draw:frame>
关于它<text:a xlink:type="simple" xlink:href="https://www.facebook.com/verkhovna.rada.ukraine/posts/pfbid02TvCDqBe6Lw1jgWDVkN1oxiRpxHPRTissHuMQDQtzSoVP49CTwutVdsbc2VwqTHXNl" text:style-name="Internet_20_link" text:visited-style-name="Visited_20_Internet_20_Link">
报告</text:a>
乌克兰的Verkhovna Rada委员会关于将乌克兰整合到欧盟的委员会：</text:p>
      <text:p text:style-name="P4">
这将使欧洲国防工业能够支持乌克兰和欧盟国家的武装力量。</text:p>
      <text:p text:style-name="P4">
乌克兰在英勇地反对残酷的俄罗斯入侵者。 我们坚持希望尽可能多地支持乌克兰及其人民。 但是，乌克兰的勇敢战士需要足够的军事装备来保护自己的国家， - 欧洲欧洲委员会主席Ursulafon der Lyen。</text:p>
      <text:p text:style-name="P4">
她补充说，他与欧盟成员国一起动员了另外10亿欧元以增加产能。</text:p>
      <text:p text:style-name="P4">
根据她的说法，这是欧洲保护利益和价值观并帮助支持整个非洲和平的战略能力的重要组成部分。</text:p>
      <text:p text:style-name="P4">
News Source: <text:a xlink:type="simple" xlink:href="https://armyinform.com.ua/2023/05/06/yevrokomisiya-zatverdyla-nadannya-500-miljoniv-yevro-dlya-terminovogo-zbilshennya-potuzhnostej-oboronnoyi-promyslovosti-yes/" text:style-name="Internet_20_link" text:visited-style-name="Visited_20_Internet_20_Link">
https://armyinform.com.ua/2023/05/06/yevrokomisiya-zatverdyla-nadannya-500-miljoniv-yevro-dlya-terminovogo-zbilshennya-potuzhnostej-oboronnoyi-promyslovosti-yes/</text:a>
</text:p>
      <!--NEWS-->
      <text:h text:style-name="P10" text:outline-level="1">
<text:span text:style-name="T4">
退伍军人部邀请乌克兰人参加身体和健康活动“马拉松”</text:span>
</text:h>
      <text:p text:style-name="P4">
作者: ['АРМІЯINFORM']</text:p>
      <text:p text:style-name="P4">
时间: 2023-05-06T57:00:00-04:00</text:p>
      <text:p text:style-name="P4">
描述: 关于CED Doimlaya Minvelave。 在《真实实现仓库》的摘要中，与乌克兰2022的战争，与乌克兰的战争是今天的最新消息，与乌克兰2022年的新闻战是今天的最后一场新闻，当乌克兰和俄罗斯之间的战争是否会发生战争，以及俄罗斯之间的战争，以及，与乌克兰的战争将会与乌克兰的战争在不久的将来与乌克兰战争，他们说，今天与乌克兰的战争，今天的乌克兰新闻，乌克兰新闻，乌克兰媒体在俄罗斯的乌克兰新闻</text:p>
      <text:p text:style-name="P4">
图片: ['<text:a xlink:type="simple" xlink:href="https://armyinform.com.ua/wp-content/uploads/2023/05/zobrazhennya1.png" text:style-name="Internet_20_link" text:visited-style-name="Visited_20_Internet_20_Link">
zobrazhennya1.png</text:a>
']</text:p>
      <text:p text:style-name="P4">
标签: ['STOPRUSSIA', 'АГРЕСІЯ РФ', 'ВЕТЕРАНИ АТО/ООС', 'ВІЙНА', 'ВТОРГНЕННЯ РФ', 'МІНВЕТЕРАНІВ', 'ПАТРІОТИЧНИЙ ЗАБІГ', 'СПОРТИВНИЙ ЗАБІГ']</text:p>
      <text:p text:style-name="P4">
类别: News</text:p>
      <!--METADATA-->
      <text:p text:style-name="P4">
<draw:frame draw:style-name="fr1" draw:name="Image287" text:anchor-type="as-char" svg:width="6.9236in" svg:height="6.9236in" draw:z-index="0">
<draw:image xlink:href="../Images/AРМІЯINFORM/2023-05-06T57-00-00-04-00/zobrazhennya1.png" xlink:type="simple" xlink:show="embed" xlink:actuate="onLoad" draw:mime-type="image/png"/>
</draw:frame>
关于它<text:a xlink:type="simple" xlink:href="https://www.facebook.com/DPSUkraine/posts/pfbid01GVyCwXxqxjexT1SsVW36u2b5RcDhxXF2XG1jZprkH9BMJz3xCtMdPwXt71jZFrPl" text:style-name="Internet_20_link" text:visited-style-name="Visited_20_Internet_20_Link">
报告</text:a>
退伍军人部。</text:p>
      <text:p text:style-name="P4">
在俄罗斯对乌克兰军事侵略的现代复杂现实中，乌克兰将对身心健康造成严重影响。 因此，特殊的关注需要战争退伍军人，捍卫者和轮椅的体育和体育卫星的参与，作为康复的组成部分，并将其引用到社会和功能生活的积极生活中，并恢复其工作。</text:p>
      <text:p text:style-name="P4">
仅在乌克兰发展的体育锻炼类型之一就是埃斯坎达瓦(Escandava)步行。</text:p>
      <text:p text:style-name="P4">
斯堪的纳维亚步行是一项运动，一个人走路，靠在纳斯塔棍子上。 这种技术使您可以加载手的肌肉，同时移开下肢的关节。 整个身体的肌肉参与了运动，这就是为什么在行走时，健康效果的速度更快，更容易。 这就是为什么斯堪的纳维亚步行技术变得越来越受欢迎，不仅用于整体健康，而且还可以作为康复剂，并且可以在任何年龄段和任何体育级别的体育培训中参与其中。</text:p>
      <text:p text:style-name="P4">
因此，乌克兰退伍军人部邀请所有希望退伍军人退伍军人参加身体和健康活动“马拉松”。</text:p>
      <text:p text:style-name="P4">
<text:span text:style-name="T4">
该活动将于2023年5月7日在弗吉尼亚州的Bucha举行。 研究所，54(布坎城公园的中央入口).</text:span>
</text:p>
      <text:p text:style-name="P4">
<text:span text:style-name="T4">
Дистанції: Забіг на 5 км та 10 км; 5 км Скандинавська ходьба.</text:span>
</text:p>
      <text:p text:style-name="P4">
<text:span text:style-name="T4">
Реєстрація: 7:00</text:span>
</text:p>
      <text:p text:style-name="P4">
<text:span text:style-name="T4">
Старт: 10:00</text:span>
</text:p>
      <text:p text:style-name="P4">
<text:span text:style-name="T4">
Стартовий пакет включає:</text:span>
</text:p>
      <ul>
        <li>
медаль фінішера;  * стартовий номер;  * електронний чіп для фіксації результату;  * номер для отримання пакету з речами в камері зберігання;  * онлайн диплом з результатом.</li>
      </ul>
      <text:p text:style-name="P4">
Реєстрація безкоштовна: &lt;https://ticketme.org/events/16&gt;
</text:p>
      <text:p text:style-name="P4">
Усі учасники також отримують подарунки від організаторів заходу.</text:p>
      <text:p text:style-name="P4">
News Source: <text:a xlink:type="simple" xlink:href="https://armyinform.com.ua/2023/05/06/minveteraniv-zaproshuye-veteraniv-i-veteranok-do-uchasti-u-fizkulturno-ozdorovchomu-zahodi-marathon-neskorena-bucha-z-ukrayinoyu-v-serczi/" text:style-name="Internet_20_link" text:visited-style-name="Visited_20_Internet_20_Link">
https://armyinform.com.ua/2023/05/06/minveteraniv-zaproshuye-veteraniv-i-veteranok-do-uchasti-u-fizkulturno-ozdorovchomu-zahodi-marathon-neskorena-bucha-z-ukrayinoyu-v-serczi/</text:a>
</text:p>
      <!--NEWS-->
      <text:h text:style-name="P10" text:outline-level="1">
<text:span text:style-name="T4">
Zala，Orlan-10，立方体，柳叶刀：10名Uaks Rushists</text:span>
</text:h>
      <text:p text:style-name="P4">
作者: ['АРМІЯINFORM']</text:p>
      <text:p text:style-name="P4">
时间: 2023-05-06T58:00:00-04:00</text:p>
      <text:p text:style-name="P4">
描述: 关于CED Doimlay，ZS乌克兰人，位于Rankova Zvedenni。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2/9-1-2.jpg" text:style-name="Internet_20_link" text:visited-style-name="Visited_20_Internet_20_Link">
9-1-2.jpg</text:a>
']</text:p>
      <text:p text:style-name="P4">
标签: ['STOPRUSSIA', 'ZALA', 'ВТОРГНЕННЯ РФ', 'ГШ ЗС УКРАЇНИ', 'КУБ', 'ЛАНЦЕТ', 'ОРЛАН-10']</text:p>
      <text:p text:style-name="P4">
类别: News</text:p>
      <!--METADATA-->
      <text:p text:style-name="P4">
<draw:frame draw:style-name="fr1" draw:name="Image288" text:anchor-type="as-char" svg:width="6.9236in" svg:height="5.1927in" draw:z-index="0">
<draw:image xlink:href="../Images/AРМІЯINFORM/2023-05-06T58-00-00-04-00/9-1-2.jpg" xlink:type="simple" xlink:show="embed" xlink:actuate="onLoad" draw:mime-type="image/jpeg"/>
</draw:frame>
<text:span text:style-name="T4">
🔥俄罗斯入侵的局势</text:span>
 <text:a xlink:type="simple" xlink:href="https://www.facebook.com/GeneralStaff.ua/posts/pfbid031HdnnsAUpaqZ9P2PJtDDix9wqS1VtEhRFXUZPUafADCQUtB8cJ7opdkLtiA8AYzZl" text:style-name="Internet_20_link" text:visited-style-name="Visited_20_Internet_20_Link">
报告</text:a>
乌克兰武装部队将军在早晨摘要中。</text:p>
      <text:p text:style-name="P4">
“国防军航空在敌人的个人员工和军事装备的集中领域中进行了10次节拍。 另外，5个敌对的洗礼“ Shahed-136/131”，Zala类型的2个无人机，1“ Orlan-10”，1 Cube”，1个Blatip“ Lancet”被拍摄，消息读取。</text:p>
      <text:p text:style-name="P4">
此外，导弹和炮兵部队还影响了武器和军事装备的5园，3个踢踏和润滑剂的弹药库，1个防空和5个重要的敌人目标。</text:p>
      <text:p text:style-name="P4">
News Source: <text:a xlink:type="simple" xlink:href="https://armyinform.com.ua/2023/05/06/zala-orlan-10-kub-lanczet-za-dobu-zbyto-10-bpla-rashystiv/" text:style-name="Internet_20_link" text:visited-style-name="Visited_20_Internet_20_Link">
https://armyinform.com.ua/2023/05/06/zala-orlan-10-kub-lanczet-za-dobu-zbyto-10-bpla-rashystiv/</text:a>
</text:p>
      <!--NEWS-->
      <text:h text:style-name="P10" text:outline-level="1">
<text:span text:style-name="T4">
最后一天，俄罗斯人击中了8枚火箭和49次航空打击</text:span>
</text:h>
      <text:p text:style-name="P4">
作者: ['АРМІЯINFORM']</text:p>
      <text:p text:style-name="P4">
时间: 2023-05-06T59:00:00-04:00</text:p>
      <text:p text:style-name="P4">
描述: 关于CED Doimlay，ZS乌克兰人，位于Rankova Zvedenni。 “敌人已经由对手经过……与乌克兰2022年的战争，与乌克兰的战争是今天的最新消息，与乌克兰2022年的新闻战是今天的最后一场新闻，乌克兰和俄罗斯之间以及俄罗斯和俄罗斯之间的战争是否会发生。 ，与乌克兰的战争将会发生，将会发生，是否会有与乌克兰在不久的将来与乌克兰的战争是否说，今天与乌克兰的战争，今天的乌克兰新闻，乌克兰的新闻，乌克兰媒体在俄罗斯的乌克兰新闻</text:p>
      <text:p text:style-name="P4">
图片: ['<text:a xlink:type="simple" xlink:href="https://armyinform.com.ua/wp-content/uploads/2022/12/raketni-udary-voroga.jpg" text:style-name="Internet_20_link" text:visited-style-name="Visited_20_Internet_20_Link">
raketni-udary-voroga.jpg</text:a>
']</text:p>
      <text:p text:style-name="P4">
标签: ['STOPRUSSIA', 'ВОЄННІ ЗЛОЧИНИ ЗС РФ', 'ВТОРГНЕННЯ РФ', 'ГШ ЗС УКРАЇНИ']</text:p>
      <text:p text:style-name="P4">
类别: News</text:p>
      <!--METADATA-->
      <text:p text:style-name="P4">
<draw:frame draw:style-name="fr1" draw:name="Image289" text:anchor-type="as-char" svg:width="6.9236in" svg:height="3.894525in" draw:z-index="0">
<draw:image xlink:href="../Images/AРМІЯINFORM/2023-05-06T59-00-00-04-00/raketni-udary-voroga.jpg" xlink:type="simple" xlink:show="embed" xlink:actuate="onLoad" draw:mime-type="image/jpeg"/>
</draw:frame>
<text:span text:style-name="T4">
🔥俄罗斯入侵的局势</text:span>
 <text:a xlink:type="simple" xlink:href="https://www.facebook.com/GeneralStaff.ua/posts/pfbid031HdnnsAUpaqZ9P2PJtDDix9wqS1VtEhRFXUZPUafADCQUtB8cJ7opdkLtiA8AYzZl" text:style-name="Internet_20_link" text:visited-style-name="Visited_20_Internet_20_Link">
报告</text:a>
乌克兰武装部队将军在早晨摘要中。</text:p>
      <text:p text:style-name="P4">
“最后一天，敌人击中了8个火箭发射器，49架飞机罢工，并从火箭发射器中造成了82件。 和平的人受伤，私人住宅和其他平民基础设施遭到破坏和损害。</text:p>
      <text:p text:style-name="P4">
它还强调了整个领土上进一步的导弹和航空罢工的可能性。</text:p>
      <text:p text:style-name="P4">
News Source: <text:a xlink:type="simple" xlink:href="https://armyinform.com.ua/2023/05/06/mynuloyi-doby-rosiyany-zavdaly-8-raketnyh-ta-49-aviaczijnyh-udariv/" text:style-name="Internet_20_link" text:visited-style-name="Visited_20_Internet_20_Link">
https://armyinform.com.ua/2023/05/06/mynuloyi-doby-rosiyany-zavdaly-8-raketnyh-ta-49-aviaczijnyh-udariv/</text:a>
</text:p>
      <!--NEWS-->
      <text:h text:style-name="P10" text:outline-level="1">
<text:span text:style-name="T4">
大约50名入侵者的攻击反映在顿涅茨克地区，巴赫穆特仍在战斗</text:span>
</text:h>
      <text:p text:style-name="P4">
作者: ['АРМІЯINFORM']</text:p>
      <text:p text:style-name="P4">
时间: 2023-05-06T60:00:00-04:00</text:p>
      <text:p text:style-name="P4">
描述: 关于CED Doimlay，ZS乌克兰人，位于Rankova Zvedenni。 “在巴赫穆特（Bakhmuts），与乌克兰2022年的战争中，与乌克兰的战争是今天的最新消息，即与乌克兰2022年的新闻战争，今天的《新闻战》将在乌克兰和俄罗斯之间发生战争，当2022年2022年与乌克兰战争之间无论是否将在不久的将来与乌克兰进行战争</text:p>
      <text:p text:style-name="P4">
图片: ['<text:a xlink:type="simple" xlink:href="https://armyinform.com.ua/wp-content/uploads/2023/04/bahmut-2.jpg" text:style-name="Internet_20_link" text:visited-style-name="Visited_20_Internet_20_Link">
bahmut-2.jpg</text:a>
']</text:p>
      <text:p text:style-name="P4">
标签: ['STOPRUSSIA', 'АВДІЇВСЬКА', 'БАХМУТ', 'ВТОРГНЕННЯ РФ', 'ГШ ЗС УКРАЇНИ', 'МАР’ЇНКА']</text:p>
      <text:p text:style-name="P4">
类别: News</text:p>
      <!--METADATA-->
      <text:p text:style-name="P4">
<draw:frame draw:style-name="fr1" draw:name="Image290" text:anchor-type="as-char" svg:width="6.9236in" svg:height="4.609964in" draw:z-index="0">
<draw:image xlink:href="../Images/AРМІЯINFORM/2023-05-06T60-00-00-04-00/bahmut-2.jpg" xlink:type="simple" xlink:show="embed" xlink:actuate="onLoad" draw:mime-type="image/jpeg"/>
</draw:frame>
<text:span text:style-name="T4">
🔥俄罗斯入侵的局势</text:span>
 <text:a xlink:type="simple" xlink:href="https://www.facebook.com/GeneralStaff.ua/posts/pfbid031HdnnsAUpaqZ9P2PJtDDix9wqS1VtEhRFXUZPUafADCQUtB8cJ7opdkLtiA8AYzZl" text:style-name="Internet_20_link" text:visited-style-name="Visited_20_Internet_20_Link">
报告</text:a>
乌克兰武装部队将军在早晨摘要中。</text:p>
      <text:p text:style-name="P4">
“在巴赫穆特的方向上，敌人继续采取进攻行动。 巴赫穆特的男孩继续。 入侵者朝着格里戈里夫卡，伊万诺夫斯基和纽约的方向攻击未能成功。 Vasyukivka，Minskivka，Orikhovo-Vasylivka，Markovo，Grigorivka，Bakhmut，Bakhmut，Ivanivske，Time，Konstantinovka，Konstantinovka，Kramatorsk，Slavyansk，Slavyansk，Oleksandr-Schultine，Oleksandr-Schultine，South，North，Neort，New York Donetsk受到了histiles soldsile sellsile sellsile sallemile sallemile salle的vasy。</text:p>
      <text:p text:style-name="P4">
还指出，敌人继续集中于在巴赫穆特，阿夫迪夫斯基和马林斯卡亚纳普里姆基采取进攻行动的基本努力 - 反映了大约50名入侵者。 巴赫穆特(Bakhmut)和马林卡(Marinka)是战斗的中心，我们的捍卫者保持辩护。</text:p>
      <text:p text:style-name="P4">
News Source: <text:a xlink:type="simple" xlink:href="https://armyinform.com.ua/2023/05/06/na-donechchyni-vidbyto-blyzko-50-atak-okupantiv-u-bahmuti-tryvayut-boyi/" text:style-name="Internet_20_link" text:visited-style-name="Visited_20_Internet_20_Link">
https://armyinform.com.ua/2023/05/06/na-donechchyni-vidbyto-blyzko-50-atak-okupantiv-u-bahmuti-tryvayut-boyi/</text:a>
</text:p>
      <!--NEWS-->
      <text:h text:style-name="P10" text:outline-level="1">
<text:span text:style-name="T4">
占领者在四个地区开火了数十个定居点</text:span>
</text:h>
      <text:p text:style-name="P4">
作者: ['АРМІЯINFORM']</text:p>
      <text:p text:style-name="P4">
时间: 2023-05-06T61:00:00-04:00</text:p>
      <text:p text:style-name="P4">
描述: 关于CED Doimlay，ZS乌克兰人，位于Rankova Zvedenni。 “在Zaporizhzky ...与乌克兰2022年的战争，与乌克兰的战争是今天的最新消息，与乌克兰2022年的战争是今天的最后一场新闻，乌克兰和俄罗斯与俄罗斯之间以及与乌克兰在与乌克兰的战争之间是否会发生战争。 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STOPRUSSIA', 'ВОЄННІ ЗЛОЧИНИ ЗС РФ', 'ВТОРГНЕННЯ РФ', 'ГШ ЗС УКРАЇНИ', 'ХЕРСОН']</text:p>
      <text:p text:style-name="P4">
类别: News</text:p>
      <!--METADATA-->
      <text:p text:style-name="P4">
<draw:frame draw:style-name="fr1" draw:name="Image291" text:anchor-type="as-char" svg:width="6.9236in" svg:height="5.490198in" draw:z-index="0">
<draw:image xlink:href="../Images/AРМІЯINFORM/2023-05-06T61-00-00-04-00/2022-12-06-obstrily-prykordonnya-ukrayiny-e1670330009167.jpeg" xlink:type="simple" xlink:show="embed" xlink:actuate="onLoad" draw:mime-type="image/jpeg"/>
</draw:frame>
说明性照片</text:p>
      <text:p text:style-name="P4">
<text:span text:style-name="T4">
🔥俄罗斯入侵的局势</text:span>
 <text:a xlink:type="simple" xlink:href="https://www.facebook.com/GeneralStaff.ua/posts/pfbid031HdnnsAUpaqZ9P2PJtDDix9wqS1VtEhRFXUZPUafADCQUtB8cJ7opdkLtiA8AYzZl" text:style-name="Internet_20_link" text:visited-style-name="Visited_20_Internet_20_Link">
报告</text:a>
乌克兰武装部队将军在早晨摘要中。</text:p>
      <text:p text:style-name="P4">
“在Zaporizhzhya和Kherson的指示中，敌人正在捍卫。 发射了40多个定居点。 其中 - 伯拉特斯克，弗雷米夫卡，诺维奥西卡，Zelenopole，顿涅茨克地区的诺维波尔； Olgivske，Malynivka，Gulyaipole，Railway，Gulyaypil，Belogorye，Little Tokmachka，Mali Shcherbaki，Kamyansk Stepnogorsk，Zaporizhzhya地区； Nikopol -Dnipropetrovsk； 邮件写道：“金银行，杜德琴，维塞尔，德尼普罗夫斯克，赫森地区的基兹莫斯和纽约尔森。”</text:p>
      <text:p text:style-name="P4">
News Source: <text:a xlink:type="simple" xlink:href="https://armyinform.com.ua/2023/05/06/okupanty-obstrilyaly-desyatky-naselenyh-punktiv-u-chotyroh-oblastyah/" text:style-name="Internet_20_link" text:visited-style-name="Visited_20_Internet_20_Link">
https://armyinform.com.ua/2023/05/06/okupanty-obstrilyaly-desyatky-naselenyh-punktiv-u-chotyroh-oblastyah/</text:a>
</text:p>
      <!--NEWS-->
      <text:h text:style-name="P10" text:outline-level="1">
<text:span text:style-name="T4">
拒绝拿乌克兰人的俄罗斯护照送往“过滤点”</text:span>
</text:h>
      <text:p text:style-name="P4">
作者: ['АРМІЯINFORM']</text:p>
      <text:p text:style-name="P4">
时间: 2023-05-06T62:00:00-04:00</text:p>
      <text:p text:style-name="P4">
描述: 关于CED Doimlay，ZS乌克兰人，位于Rankova Zvedenni。 “乌克兰巨大的人，雅基……与乌克兰2022年的战争，与乌克兰的最新消息，与乌克兰的新闻战争，与乌克兰2022年的新闻战争，今天将在乌克兰和俄罗斯之间发动战争，当与乌克兰的战争将在是否将是，是否将是不久的将来与乌克兰的战争，《与乌克兰的战争》，《今日乌克兰新闻》，乌克兰新闻，乌克兰媒体上的乌克兰新闻</text:p>
      <text:p text:style-name="P4">
图片: ['<text:a xlink:type="simple" xlink:href="https://armyinform.com.ua/wp-content/uploads/2023/05/24_news_big-v1654187872.jpeg" text:style-name="Internet_20_link" text:visited-style-name="Visited_20_Internet_20_Link">
24_news_big-v1654187872.jpeg</text:a>
']</text:p>
      <text:p text:style-name="P4">
标签: ['STOPRUSSIA', 'ВОЄННІ ЗЛОЧИНИ ЗС РФ', 'ВТОРГНЕННЯ РФ', 'ГШ ЗС УКРАЇНИ']</text:p>
      <text:p text:style-name="P4">
类别: News</text:p>
      <!--METADATA-->
      <text:p text:style-name="P4">
<draw:frame draw:style-name="fr1" draw:name="Image292" text:anchor-type="as-char" svg:width="6.9236in" svg:height="3.615658in" draw:z-index="0">
<draw:image xlink:href="../Images/AРМІЯINFORM/2023-05-06T62-00-00-04-00/24_news_big-v1654187872.jpeg" xlink:type="simple" xlink:show="embed" xlink:actuate="onLoad" draw:mime-type="image/jpeg"/>
</draw:frame>
<text:span text:style-name="T4">
🔥俄罗斯入侵的局势</text:span>
 <text:a xlink:type="simple" xlink:href="https://www.facebook.com/GeneralStaff.ua/posts/pfbid031HdnnsAUpaqZ9P2PJtDDix9wqS1VtEhRFXUZPUafADCQUtB8cJ7opdkLtiA8AYzZl" text:style-name="Internet_20_link" text:visited-style-name="Visited_20_Internet_20_Link">
报告</text:a>
乌克兰武装部队将军在早晨摘要中。</text:p>
      <text:p text:style-name="P4">
“拒绝接收俄罗斯护照的乌克兰公民被强行驱逐出自己家。 通常，前提不超过两次。 第三次，人们及其分支机构被抛在外面。 入侵者甚至没有停止未成年子女可以生活的事实。 驱逐后，这些公民被吸引到过滤点，他们的住房被送往军事占领军进行和解。”</text:p>
      <text:p text:style-name="P4">
News Source: <text:a xlink:type="simple" xlink:href="https://armyinform.com.ua/2023/05/06/za-vidmovu-braty-rosijskyj-pasport-ukrayincziv-vidpravlyayut-do-filtraczijnyh-punktiv/" text:style-name="Internet_20_link" text:visited-style-name="Visited_20_Internet_20_Link">
https://armyinform.com.ua/2023/05/06/za-vidmovu-braty-rosijskyj-pasport-ukrayincziv-vidpravlyayut-do-filtraczijnyh-punktiv/</text:a>
</text:p>
      <!--NEWS-->
      <text:h text:style-name="P10" text:outline-level="1">
<text:span text:style-name="T4">
今天是步兵的日子</text:span>
</text:h>
      <text:p text:style-name="P4">
作者: ['АРМІЯINFORM']</text:p>
      <text:p text:style-name="P4">
时间: 2023-05-06T63:00:00-04:00</text:p>
      <text:p text:style-name="P4">
描述: 在2019年，乌克兰Pidsissions总统是第152/2019号法令，内容涉及当天的Vidhennya 6草药……与乌克兰2022年的战争，与乌克兰与乌克兰的最新新闻，与乌克兰的新闻，与乌克兰2022年的新闻战争，今天将有今天，将会有今天，将会有乌克兰与俄罗斯之间的战争，以及何时，何时，何时，何时，何时，何时，何时，何时，何时与乌克兰在2022年进行战争，将在不久的将来与乌克兰发生战争，与乌克兰与乌克兰的战争今天的乌克兰新闻，乌克兰新闻在乌克兰媒体上的新闻</text:p>
      <text:p text:style-name="P4">
图片: ['<text:a xlink:type="simple" xlink:href="https://armyinform.com.ua/wp-content/uploads/2023/05/infantry-day2-scaled.jpg" text:style-name="Internet_20_link" text:visited-style-name="Visited_20_Internet_20_Link">
infantry-day2-scaled.jpg</text:a>
']</text:p>
      <text:p text:style-name="P4">
标签: ['ДЕНЬ ПІХОТИ']</text:p>
      <text:p text:style-name="P4">
类别: News</text:p>
      <!--METADATA-->
      <text:p text:style-name="P4">
<draw:frame draw:style-name="fr1" draw:name="Image293" text:anchor-type="as-char" svg:width="6.9236in" svg:height="4.50611in" draw:z-index="0">
<draw:image xlink:href="../Images/AРМІЯINFORM/2023-05-06T63-00-00-04-00/infantry-day2-scaled.jpg" xlink:type="simple" xlink:show="embed" xlink:actuate="onLoad" draw:mime-type="image/jpeg"/>
</draw:frame>
2019年，乌克兰总统签署了<text:a xlink:type="simple" xlink:href="https://www.president.gov.ua/documents/1522019-26574" text:style-name="Internet_20_link" text:visited-style-name="Visited_20_Internet_20_Link">
第152/2019号法令</text:a>
一定会在5月6日，步兵日。 今年，他已经在该国庆祝。 该法令指出，这个职业假期是“为了纪念勇气和英雄主义的现代军事传统”。</text:p>
      <text:p text:style-name="P4">
为什么我们的步兵荣誉在5月6日？ 毕竟，这一天在1648年，卡萨克斯队赢得了黄水域附近的战斗。 这场战斗被认为是第一场胜利 - 在Bohdan Khmelnitsky的领导下。 5月6日，他们庆祝宗教假期-Yuri Zmieborets Day，他是乌克兰军队的顾客之一。</text:p>
      <text:p text:style-name="P4">
自2014年以来，我们的步兵与其他家庭和部队的战士一起，在 - 恐怖主义的行动和联合部队的行动中，勇敢地捍卫了乌克兰。</text:p>
      <text:p text:style-name="P4">
像去年一样，在反映广泛的武装俄罗斯对乌克兰的武装侵略的条件下，步兵日现在受到庆祝。</text:p>
      <text:p text:style-name="P4">
在2022年春天的步兵的压力下，敌人逃离了基夫，切尼希夫和苏米地区。</text:p>
      <text:p text:style-name="P4">
乌克兰步兵参加了哈尔基夫地区的闪电反击。</text:p>
      <text:p text:style-name="P4">
去年11月，步兵士兵与其他家庭和维迪亚米夫斯克(Vidyamivsk)一起解放了乌克兰市中心 - 赫森市。</text:p>
      <text:p text:style-name="P4">
为此，成千上万的士兵被授予州奖。</text:p>
      <text:p text:style-name="P4">
今天，乌克兰步兵准备解放我们州的其他领土。</text:p>
      <text:p text:style-name="P4">
在当前困难的环境中，机械化和运动步兵部队的人员表明了军事誓言和高责任的忠诚。</text:p>
      <text:p text:style-name="P4">
而发射力量和高机动性使现代步兵能够摧毁战场上的俄罗斯入侵者。</text:p>
      <text:p text:style-name="P4">
陆军联合会加入问候，祝我们步兵新的胜利!</text:p>
      <text:p text:style-name="P4">
News Source: <text:a xlink:type="simple" xlink:href="https://armyinform.com.ua/2023/05/06/sogodni-vidznachayetsya-den-pihoty/" text:style-name="Internet_20_link" text:visited-style-name="Visited_20_Internet_20_Link">
https://armyinform.com.ua/2023/05/06/sogodni-vidznachayetsya-den-pihoty/</text:a>
</text:p>
      <!--NEWS-->
      <text:h text:style-name="P10" text:outline-level="1">
<text:span text:style-name="T4">
国防军消除了560多名入侵者，摧毁了14个手工系统和14个无人机</text:span>
</text:h>
      <text:p text:style-name="P4">
作者: ['АРМІЯINFORM']</text:p>
      <text:p text:style-name="P4">
时间: 2023-05-06T64:00:00-04:00</text:p>
      <text:p text:style-name="P4">
描述: Zagalni Boyov，在06/24/22到06/06/23 Orintovo成为：...与乌克兰2022的战争，与乌克兰的战争，今天与乌克兰的最新新闻，今天与乌克兰的新闻战争，今天与乌克兰2022年的新闻战争，今天会有一场战争，会有一场战争他们说，在乌克兰和俄罗斯与乌克兰在2022年与乌克兰战争时，是否会在不久的将来与乌克兰战争，他们说，与乌克兰的战争，今天的乌克兰新闻，乌克兰新闻，乌克兰新闻俄罗斯的媒体</text:p>
      <text:p text:style-name="P4">
图片: ['<text:a xlink:type="simple" xlink:href="https://armyinform.com.ua/wp-content/uploads/2023/05/photo_5379873518575012193_w-scaled.jpg" text:style-name="Internet_20_link" text:visited-style-name="Visited_20_Internet_20_Link">
photo_5379873518575012193_w-scaled.jpg</text:a>
']</text:p>
      <text:p text:style-name="P4">
标签: ['STOPRUSSIA', 'АГРЕСІЯ РФ', 'ВТОРГНЕННЯ РФ', 'ВТРАТИ ВОРОГА']</text:p>
      <text:p text:style-name="P4">
类别: News</text:p>
      <!--METADATA-->
      <text:p text:style-name="P4">
<draw:frame draw:style-name="fr1" draw:name="Image294" text:anchor-type="as-char" svg:width="6.9236in" svg:height="6.998606in" draw:z-index="0">
<draw:image xlink:href="../Images/AРМІЯINFORM/2023-05-06T64-00-00-04-00/photo_5379873518575012193_w-scaled.jpg" xlink:type="simple" xlink:show="embed" xlink:actuate="onLoad" draw:mime-type="image/jpeg"/>
</draw:frame>
从24.02.22到06.05.23的敌人的总损失将定向：</text:p>
      <text:p text:style-name="P4">
<text:span text:style-name="T5">
人员-193770(+560)被淘汰的人 </text:span>
坦克-3717(+7)<text:span text:style-name="T5">
战斗装甲车-7238(+14)</text:span>
炮兵系统-2992(+14)<text:span text:style-name="T5">
 RSZV -552(+2)</text:span>
防空手段-306(+2)<text:span text:style-name="T5">
飞机-308(0)</text:span>
直升机-294(0)<text:span text:style-name="T5">
无人机手术级别2554(+14)</text:span>
有翼导弹-947(0)<text:span text:style-name="T5">
船 /船-18(0)</text:span>
汽车设备和坦克-5936(+20)*特殊技术-375(+2)指定数据...</text:p>
      <text:p text:style-name="P4">
击败占用者!让我们一起赢!我们的力量真实!</text:p>
      <text:p text:style-name="P4">
News Source: <text:a xlink:type="simple" xlink:href="https://armyinform.com.ua/2023/05/06/syly-oborony-likviduvaly-ponad-500-okupantiv-znyshhyly-14-artsystem-i-14-bpla/" text:style-name="Internet_20_link" text:visited-style-name="Visited_20_Internet_20_Link">
https://armyinform.com.ua/2023/05/06/syly-oborony-likviduvaly-ponad-500-okupantiv-znyshhyly-14-artsystem-i-14-bpla/</text:a>
</text:p>
      <!--NEWS-->
      <text:h text:style-name="P10" text:outline-level="1">
<text:span text:style-name="T4">
空军发言人评论了乌克兰爱国者系统的工作</text:span>
</text:h>
      <text:p text:style-name="P4">
作者: ['Ольга Мосьондз']</text:p>
      <text:p text:style-name="P4">
时间: 2023-05-06T65:00:00-04:00</text:p>
      <text:p text:style-name="P4">
描述: Vidpovlychi涉及该菜的水桶，Rosiysky的捍卫...与乌克兰2022年的战争，与乌克兰与乌克兰的最新新闻，今天与乌克兰的新闻，乌克兰2022年最后一次与乌克兰的新闻战争，将在乌克兰和俄罗斯之间以及俄罗斯和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2/ignat-rakety-2.jpg" text:style-name="Internet_20_link" text:visited-style-name="Visited_20_Internet_20_Link">
ignat-rakety-2.jpg</text:a>
']</text:p>
      <text:p text:style-name="P4">
标签: ['ПАТРІОТ', 'ЮРІЙ ІГНАТ']</text:p>
      <text:p text:style-name="P4">
类别: News</text:p>
      <!--METADATA-->
      <text:p text:style-name="P4">
<draw:frame draw:style-name="fr1" draw:name="Image295" text:anchor-type="as-char" svg:width="6.9236in" svg:height="4.615733in" draw:z-index="0">
<draw:image xlink:href="../Images/AРМІЯINFORM/2023-05-06T65-00-00-04-00/ignat-rakety-2.jpg" xlink:type="simple" xlink:show="embed" xlink:actuate="onLoad" draw:mime-type="image/jpeg"/>
</draw:frame>
尤里(Yuri)关于俄罗斯导弹。 拼贴军</text:p>
      <text:p text:style-name="P4">
回答了演示者关于几天前辩方“匕首”是否击败部队的问题，这是乌克兰武装部队在空中的武装部队空军的发言人<text:a xlink:type="simple" xlink:href="https://www.youtube.com/watch" text:style-name="Internet_20_link" text:visited-style-name="Visited_20_Internet_20_Link">
电视马拉松</text:a>
唯一的消息强调，该信息应由空军指挥官或其他不存在的指挥官宣布。 毕竟，提供及时信息是敌人的帮助。与此同时，他评论说，我们现在拥有一种可以用于此目的的武器。</text:p>
      <ul>
        <li>
乌克兰的_patrio系统的工作 - 这是整个世界的历史。 我们知道西方媒体已经说明了多少并展示了它。 是的，我们的武器相反。 但是在实践中，没有人知道_patriot_是否可以工作。 当然，出于某些目的说明了这一点。 但是要练习练习，不。 一周前，空军指挥官发表了一个矮人，他在那里，以及_patriot **** _的计算说：“好吧，您需要尝试吗？ 我们需要尝试!一起胜利，伙计们。” 他握手，去开展业务。 男孩们开始做他们的工作。</li>
      </ul>
      <text:p text:style-name="P4">
我想说的是，_patriot_通常是一个独特的复杂，非常强大。 它也可以用于弹道目的。 也许在一个不合时宜的地方，但是一个装置可以放在4种不同类型的火箭矿中，这将用于各种目的。 因为无需使用火箭弹弹性弹力来击倒空气动力学目标。这就是这种复合物的独特性。 好吧，我们有这样的Azom。 不幸的是，很少有人 - 尤里·伊格纳特(Yuri Ignat)说。</text:p>
      <text:p text:style-name="P4">
他还强调，没有正式确认空军单位，没有立即报告空军的信息。</text:p>
      <text:p text:style-name="P4">
News Source: <text:a xlink:type="simple" xlink:href="https://armyinform.com.ua/2023/05/06/rechnyk-povitryanyh-syl-prokomentuvav-robotu-system-patriot-v-ukrayini/" text:style-name="Internet_20_link" text:visited-style-name="Visited_20_Internet_20_Link">
https://armyinform.com.ua/2023/05/06/rechnyk-povitryanyh-syl-prokomentuvav-robotu-system-patriot-v-ukrayini/</text:a>
</text:p>
      <!--NEWS-->
      <text:h text:style-name="P10" text:outline-level="1">
<text:span text:style-name="T4">
在乌克兰沉默的时刻</text:span>
</text:h>
      <text:p text:style-name="P4">
作者: ['АРМІЯINFORM']</text:p>
      <text:p text:style-name="P4">
时间: 2023-05-06T66: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96" text:anchor-type="as-char" svg:width="6.9236in" svg:height="3.895992in" draw:z-index="0">
<draw:image xlink:href="../Images/AРМІЯINFORM/2023-05-06T66-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6/v-ukrayini-hvylyna-movchannya-2/" text:style-name="Internet_20_link" text:visited-style-name="Visited_20_Internet_20_Link">
https://armyinform.com.ua/2023/05/06/v-ukrayini-hvylyna-movchannya-2/</text:a>
</text:p>
      <!--NEWS-->
      <text:h text:style-name="P10" text:outline-level="1">
<text:span text:style-name="T4">
空军指挥官确认乌克兰首次击败了俄罗斯火箭“匕首”</text:span>
</text:h>
      <text:p text:style-name="P4">
作者: ['АРМІЯINFORM']</text:p>
      <text:p text:style-name="P4">
时间: 2023-05-06T67:00:00-04:00</text:p>
      <text:p text:style-name="P4">
描述: Mikola Oleshchuk Pisdaferdiv的Gycolas指挥官，Pid Hour Hour Hour Nice Attacks 4受伤...与乌克兰2022年的战争，与乌克兰的最新新闻，今天与乌克兰的新闻，今天与乌克兰2022年的新闻，今天，乌克兰和俄罗斯和俄罗斯和俄罗斯之间的战争将会，与2022年的战争，乌克兰是否会在不久</text:p>
      <text:p text:style-name="P4">
图片: ['<text:a xlink:type="simple" xlink:href="https://armyinform.com.ua/wp-content/uploads/2023/05/1200_0_1653133488-4923-e1683355947810.webp" text:style-name="Internet_20_link" text:visited-style-name="Visited_20_Internet_20_Link">
1200_0_1653133488-4923-e1683355947810.webp</text:a>
']</text:p>
      <text:p text:style-name="P4">
标签: ['МИКОЛА ОЛЕЩУК', 'ПАТРІОТ', 'ПОВІТРЯНІ СИЛИ ЗБРОЙНИХ СИЛ УКРАЇНИ', 'РОСІЙСЬКИЙ КИНДЖАЛ']</text:p>
      <text:p text:style-name="P4">
类别: News</text:p>
      <!--METADATA-->
      <text:p text:style-name="P4">
<draw:frame draw:style-name="fr1" draw:name="Image297" text:anchor-type="as-char" svg:width="6.9236in" svg:height="5.140248in" draw:z-index="0">
<draw:image xlink:href="../ConvertedIMGs/AРМІЯINFORM/2023-05-06T67-00-00-04-00/1200_0_1653133488-4923-e1683355947810.png" xlink:type="simple" xlink:show="embed" xlink:actuate="onLoad" draw:mime-type="image/png"/>
</draw:frame>
空军指挥官Mykola Oleshchuk <text:a xlink:type="simple" xlink:href="https://t.me/MykolaOleshchuk/43" text:style-name="Internet_20_link" text:visited-style-name="Visited_20_Internet_20_Link">
确认，</text:a>
在夜间袭击中，乌克兰第四乌克兰首先击落了俄罗斯高超音速火箭火箭“匕首”。 在美国爱国者系统的帮助下做到了这一点。</text:p>
      <text:p text:style-name="P4">
“我祝贺乌克兰人民参加历史活动!是的，我们击倒了“ Dange” DAG!爱国者 - 力量。</text:p>
      <text:p text:style-name="P4">
它发生在5月4日在基辅地区天空的夜间袭击中。 X-47火箭从俄罗斯领土释放，”他在电报中写道。</text:p>
      <text:p text:style-name="P4">
此外，空军指挥官要求未经官方确认，不要急于发布重要信息。</text:p>
      <text:p text:style-name="P4">
“还有一个，您不必像他们在乌克兰所说的那样奔跑：在您的父亲在地狱之前，提前发布了敌人可以使用的信息!我们必然会通知您什么，何时，什么时候和何时被殴打!所有时间。 我的女儿在空中大声爆炸，用这句话使我们的邻居平静下来：冷静地，我们的防空作用!与您的邻居交谈，在艰难的时刻帮助一个人，相信我们的空军，相信防空。” Mykola Oleshchuk说。</text:p>
      <text:p text:style-name="P4">
News Source: <text:a xlink:type="simple" xlink:href="https://armyinform.com.ua/2023/05/06/komanduvach-povitryanyh-syl-pidtverdyv-shho-ukrayina-vpershe-zbyla-rosijsku-raketu-kyndzhal/" text:style-name="Internet_20_link" text:visited-style-name="Visited_20_Internet_20_Link">
https://armyinform.com.ua/2023/05/06/komanduvach-povitryanyh-syl-pidtverdyv-shho-ukrayina-vpershe-zbyla-rosijsku-raketu-kyndzhal/</text:a>
</text:p>
      <!--NEWS-->
      <text:h text:style-name="P10" text:outline-level="1">
<text:span text:style-name="T4">
国防军击倒了所有“沙哈达”  - 尤里·伊格纳特（Yuri Ignat）</text:span>
</text:h>
      <text:p text:style-name="P4">
作者: ['Ольга Мосьондз']</text:p>
      <text:p text:style-name="P4">
时间: 2023-05-06T68:00:00-04:00</text:p>
      <text:p text:style-name="P4">
描述: 关于ZS乌克兰Yuriyi Igdomiv的Vodrena部队的Tsnikov指挥官...与乌克兰2022年的战争，与乌克兰与乌克兰的最新新闻战争，今天与乌克兰2022年的新闻战争，今天，乌克兰和俄罗斯之间的战争将在战争中以及战争他们在2022年与乌克兰有一年</text:p>
      <text:p text:style-name="P4">
图片: ['<text:a xlink:type="simple" xlink:href="https://armyinform.com.ua/wp-content/uploads/2023/03/ignat.jpg" text:style-name="Internet_20_link" text:visited-style-name="Visited_20_Internet_20_Link">
ignat.jpg</text:a>
']</text:p>
      <text:p text:style-name="P4">
标签: ['ПОВІТРЯНІ СИЛИ ЗБРОЙНИХ СИЛ УКРАЇНИ', 'ППО', 'ШАХЕДИ', 'ЮРІЙ ІГНАТ']</text:p>
      <text:p text:style-name="P4">
类别: News</text:p>
      <!--METADATA-->
      <text:p text:style-name="P4">
<draw:frame draw:style-name="fr1" draw:name="Image298" text:anchor-type="as-char" svg:width="6.9236in" svg:height="4.869599in" draw:z-index="0">
<draw:image xlink:href="../Images/AРМІЯINFORM/2023-05-06T68-00-00-04-00/ignat.jpg" xlink:type="simple" xlink:show="embed" xlink:actuate="onLoad" draw:mime-type="image/jpeg"/>
</draw:frame>
关于这是乌克兰尤里·伊格纳特空军司令部发言人报道说Vifiri <text:a xlink:type="simple" xlink:href="https://www.youtube.com/watch" text:style-name="Internet_20_link" text:visited-style-name="Visited_20_Internet_20_Link">
电视马拉松</text:a>
“单一新闻”</text:p>
      <ul>
        <li>
今晚录制了八人。 他们从阿佐夫地区飞来飞去。 这八个均在顿涅茨克tadnipropetrovsk地区的领土上被枪杀。 东航空司令部效果很好。</li>
      </ul>
      <text:p text:style-name="P4">
他还报告说，俄罗斯人也于今晚在S-300系统上开火。</text:p>
      <ul>
        <li>
仍在使用C-300。 不幸的是，这些火箭飞到弹道后面。 他们需要使用我们必须出现的这种武器。 但是，在C-300面对的情况下，最好的接待是将它们摧毁，地面，从它们发射的地方。 原则上，可以获得它们。 他们还不远， - 尤里·伊格纳特(Yuri Ignat)说。</li>
      </ul>
      <text:p text:style-name="P4">
News Source: <text:a xlink:type="simple" xlink:href="https://armyinform.com.ua/2023/05/06/cziyeyi-nochi-syly-oborony-zbyly-vsi-shahedy-yurij-ignat/" text:style-name="Internet_20_link" text:visited-style-name="Visited_20_Internet_20_Link">
https://armyinform.com.ua/2023/05/06/cziyeyi-nochi-syly-oborony-zbyly-vsi-shahedy-yurij-ignat/</text:a>
</text:p>
      <!--NEWS-->
      <text:h text:style-name="P10" text:outline-level="1">
<text:span text:style-name="T4">
总统对乌克兰启示者的问候</text:span>
</text:h>
      <text:p text:style-name="P4">
作者: ['АРМІЯINFORM']</text:p>
      <text:p text:style-name="P4">
时间: 2023-05-06T69:00:00-04:00</text:p>
      <text:p text:style-name="P4">
描述: “ Shanovni Vonya-Pikhottsi！ 我把你从事圣徒的职业。 乌克兰...与乌克兰2022年的战争，与乌克兰的最新新闻，与乌克兰的新闻战争，与乌克兰2022年的新闻战争，今天将在乌克兰和俄罗斯之间发生战争，当2022年与乌克兰的战争将是他们说，在不久的将来与乌克兰发动了战争</text:p>
      <text:p text:style-name="P4">
图片: ['<text:a xlink:type="simple" xlink:href="https://armyinform.com.ua/wp-content/uploads/2023/04/2f56f141e9a058bb70e21de5c10859b6_1680550707_extra_large.png" text:style-name="Internet_20_link" text:visited-style-name="Visited_20_Internet_20_Link">
2f56f141e9a058bb70e21de5c10859b6_1680550707_extra_large.png</text:a>
']</text:p>
      <text:p text:style-name="P4">
标签: ['ВОЛОДИМИР ЗЕЛЕНСЬКИЙ', 'ДО ДНЯ ПІХОТИ']</text:p>
      <text:p text:style-name="P4">
类别: News</text:p>
      <!--METADATA-->
      <text:p text:style-name="P4">
<draw:frame draw:style-name="fr1" draw:name="Image299" text:anchor-type="as-char" svg:width="6.9236in" svg:height="3.871446in" draw:z-index="0">
<draw:image xlink:href="../Images/AРМІЯINFORM/2023-05-06T69-00-00-04-00/2f56f141e9a058bb70e21de5c10859b6_1680550707_extra_large.png" xlink:type="simple" xlink:show="embed" xlink:actuate="onLoad" draw:mime-type="image/png"/>
</draw:frame>
_ <text:span text:style-name="T4">
“亲爱的pychotin战士!</text:span>
 _</text:p>
      <text:p text:style-name="P4">
我祝贺您的职业假期 - 步兵。</text:p>
      <text:p text:style-name="P4">
乌克兰步兵是一位勇敢，果断和大胆的战士，他们会喜欢自己的祖国并以尊严的态度捍卫它。</text:p>
      <text:p text:style-name="P4">
用沉重的血腥战斗硬化，您正和谐而有力地摧毁了​​Terronment入侵者，将繁忙的包裹在愤怒和炮击下，反映了许多敌人的攻击，并自信地向前迈进，并迈出了我们的胜利。</text:p>
      <text:p text:style-name="P4">
如今，乌克兰步兵通过形成新单位，现代武器的武器以及外国和国内生产的军事装备，增加了人员培训，增强了战场上的管理水平和互动水平，从而继续积极提高其战斗性。 保持，步兵!</text:p>
      <text:p text:style-name="P4">
通过尊重著名的步兵战士，我们低下的记忆力低下，并记住任何在为乌克兰自由和独立斗争中丧生的人。</text:p>
      <text:p text:style-name="P4">
我代表乌克兰人民感谢步兵对军事职责，勇气，韧性和自我镇定的钦佩和无私的表现，您将在与俄罗斯侵略者的战斗中进行翻新。</text:p>
      <text:p text:style-name="P4">
我坚信，乌克兰步兵的高专业精神和技巧将成为任务的典范。</text:p>
      <text:p text:style-name="P4">
祝您在捍卫乌克兰的独立性和领土良心以及与俄罗斯入侵者战斗中的新胜利方面具有顽强的精神。</text:p>
      <text:p text:style-name="P4">
荣耀乌克兰步兵!</text:p>
      <text:p text:style-name="P4">
荣耀乌克兰!”。</text:p>
      <text:p text:style-name="P4">
资料来源：<text:a xlink:type="simple" xlink:href="https://www.president.gov.ua/news/vitannya-prezidenta-ukrayinskim-voyinam-pihotincyam-82729" text:style-name="Internet_20_link" text:visited-style-name="Visited_20_Internet_20_Link">
乌克兰总裁的官方网站</text:a>
</text:p>
      <text:p text:style-name="P4">
News Source: <text:a xlink:type="simple" xlink:href="https://armyinform.com.ua/2023/05/06/vitannya-prezydenta-ukrayinskym-voyinam-pihotynczyam-2/" text:style-name="Internet_20_link" text:visited-style-name="Visited_20_Internet_20_Link">
https://armyinform.com.ua/2023/05/06/vitannya-prezydenta-ukrayinskym-voyinam-pihotynczyam-2/</text:a>
</text:p>
      <!--NEWS-->
      <text:h text:style-name="P10" text:outline-level="1">
<text:span text:style-name="T4">
我们需要一个现代化的飞机，以加强我们的防空-Alexei Reznikov</text:span>
</text:h>
      <text:p text:style-name="P4">
作者: ['АРМІЯINFORM']</text:p>
      <text:p text:style-name="P4">
时间: 2023-05-06T70:00:00-04:00</text:p>
      <text:p text:style-name="P4">
描述: Dmitra Komarov“ Rik”的特殊比例的PID小时间隔。 幕后。 Ministra”是一样的...与乌克兰2022年的战争，与乌克兰的最新新闻，与乌克兰2022年的新闻战争，今天的最后一场战争，乌克兰和俄罗斯之间的战争以及俄罗斯之间的战争，以及2022年与乌克兰的战争将威尔不管您是否会在不久的将来与乌克兰的战争，与乌克兰的战争，今天的乌克兰新闻，乌克兰新闻，乌克兰媒体在俄罗斯的乌克兰新闻</text:p>
      <text:p text:style-name="P4">
图片: ['<text:a xlink:type="simple" xlink:href="https://armyinform.com.ua/wp-content/uploads/2023/02/reznikov-03.jpg" text:style-name="Internet_20_link" text:visited-style-name="Visited_20_Internet_20_Link">
reznikov-03.jpg</text:a>
']</text:p>
      <text:p text:style-name="P4">
标签: ['STOPRUSSIA', 'АГРЕСІЯ РФ', 'ВТОРГНЕННЯ РФ', 'МІНІСТР ОБОРОНИ УКРАЇНИ', 'ОЛЕКСІЙ РЕЗНІКОВ', 'ОФІЦІЙНО']</text:p>
      <text:p text:style-name="P4">
类别: News</text:p>
      <!--METADATA-->
      <text:p text:style-name="P4">
<draw:frame draw:style-name="fr1" draw:name="Image300" text:anchor-type="as-char" svg:width="6.9236in" svg:height="4.615733in" draw:z-index="0">
<draw:image xlink:href="../Images/AРМІЯINFORM/2023-05-06T70-00-00-04-00/reznikov-03.jpg" xlink:type="simple" xlink:show="embed" xlink:actuate="onLoad" draw:mime-type="image/jpeg"/>
</draw:frame>
乌克兰国防部Alexei Reznikov</text:p>
      <text:p text:style-name="P4">
在德米特里·科马罗夫(Dmitry Komarov)的采访中，一年。 配音。 这位部长说，俄罗斯宣传使用了这样的信息，即乌克兰航空完全下降或仅少数几架旧飞机。</text:p>
      <ul>
        <li>
现代战争的要素是一场信息战。 对于俄罗斯人来说，有一个重要的Oceinaratus说乌克兰人很快就会倒下，因为他们已经没有使用。 这不是真的。 我们的战术航空，陆军飞机和飞机以及扭伤创造了奇迹。 我们有很棒的飞行员。 Oleksiresnikov在接受采访时说，我们已经选择了讲英语的飞行员，他们正在准备即将开始的培训。</li>
      </ul>
      <text:p text:style-name="P4">
国防部长还指出，我们需要一个现代化的飞机，以加强我们的防空，因为飞机还可以击倒无人机或有翼火箭。</text:p>
      <text:p text:style-name="P4">
News Source: <text:a xlink:type="simple" xlink:href="https://armyinform.com.ua/2023/05/06/nam-potribna-suchasna-aviaplatforma-yaka-posylyt-nashu-ppo-oleksij-reznikov/" text:style-name="Internet_20_link" text:visited-style-name="Visited_20_Internet_20_Link">
https://armyinform.com.ua/2023/05/06/nam-potribna-suchasna-aviaplatforma-yaka-posylyt-nashu-ppo-oleksij-reznikov/</text:a>
</text:p>
      <!--NEWS-->
      <text:h text:style-name="P10" text:outline-level="1">
<text:span text:style-name="T4">
在我们在白俄罗斯进行谈判的那天，我们已经算出了约3000名俄罗斯人 - 乌克兰国防部长</text:span>
</text:h>
      <text:p text:style-name="P4">
作者: ['АРМІЯINFORM']</text:p>
      <text:p text:style-name="P4">
时间: 2023-05-06T71:00:00-04:00</text:p>
      <text:p text:style-name="P4">
描述: PID小时间隔与Dmitrom Komarovo，乌克兰Oleksiy Reznikov Rospoves的Ministra防御，...与2022年与乌克兰的战争，与乌克兰的最新新闻，今天与乌克兰的新闻战争，今天与乌克兰的最新新闻，今天与乌克兰的新闻战争，乌克兰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2/reznikov-10-1.jpg" text:style-name="Internet_20_link" text:visited-style-name="Visited_20_Internet_20_Link">
reznikov-10-1.jpg</text:a>
']</text:p>
      <text:p text:style-name="P4">
标签: ['МІНІСТР ОБОРОНИ УКРАЇНИ', 'ОЛЕКСІЙ РЕЗНІКОВ', 'ОФІЦІЙНО']</text:p>
      <text:p text:style-name="P4">
类别: News</text:p>
      <!--METADATA-->
      <text:p text:style-name="P4">
<draw:frame draw:style-name="fr1" draw:name="Image301" text:anchor-type="as-char" svg:width="6.9236in" svg:height="4.615733in" draw:z-index="0">
<draw:image xlink:href="../Images/AРМІЯINFORM/2023-05-06T71-00-00-04-00/reznikov-10-1.jpg" xlink:type="simple" xlink:show="embed" xlink:actuate="onLoad" draw:mime-type="image/jpeg"/>
</draw:frame>
纳扎尔·沃尔辛(Nazar Voloshin)的照片</text:p>
      <text:p text:style-name="P4">
在接受德米特里·科马罗夫(Dmitry Komarov)采访时，乌克兰国防部阿列克谢·雷兹尼科夫(Alexei Reznikov)报告说，俄罗斯的军事领导层在入侵乌克兰领土开始时掩盖了他的军队的真正损失。</text:p>
      <ul>
        <li>
我对俄罗斯人的愤世嫉俗感到惊讶。 在我们参加Ubilorus谈判的那天，我们甚至算出3,000名俄罗斯人被杀。 这些是Gostomel，其他城市。 我们这边建议他们的代表团夺走了被士兵杀害的尸体 - 亚历克西·雷兹尼科夫(Alexei Reznikov)说。  - 俄罗斯代表团负责人返回俄罗斯国防部副部长，他说他们没有确认此信息。 据他们说，他们杀死了数百人。</li>
      </ul>
      <text:p text:style-name="P4">
他们愤世嫉俗地隐藏了领导层的损失。 他们害怕将这些信息传达给俄罗斯最高领导。</text:p>
      <ul>
        <li>
他们不抛出自己的短语，与任何现实不符 - 总结了乌克兰国防部长。</li>
      </ul>
      <text:p text:style-name="P4">
News Source: <text:a xlink:type="simple" xlink:href="https://armyinform.com.ua/2023/05/06/u-toj-den-koly-my-buly-na-peremovynah-u-bilorusi-my-vzhe-todi-narahuvaly-vbytymy-des-3000-rosiyan-ministr-oborony-ukrayiny/" text:style-name="Internet_20_link" text:visited-style-name="Visited_20_Internet_20_Link">
https://armyinform.com.ua/2023/05/06/u-toj-den-koly-my-buly-na-peremovynah-u-bilorusi-my-vzhe-todi-narahuvaly-vbytymy-des-3000-rosiyan-ministr-oborony-ukrayiny/</text:a>
</text:p>
      <!--NEWS-->
      <text:h text:style-name="P10" text:outline-level="1">
<text:span text:style-name="T4">
开发将是独立的乌克兰无人机领域非常重要-Alexei Reznikov</text:span>
</text:h>
      <text:p text:style-name="P4">
作者: ['АРМІЯINFORM']</text:p>
      <text:p text:style-name="P4">
时间: 2023-05-06T72:00:00-04:00</text:p>
      <text:p text:style-name="P4">
描述: 关于TSE ROSPOVYV PD小时Interva'yu，Dmitrom Komarov，乌克兰的乌克兰战争，乌克兰2022年的战争，与乌克兰与乌克兰的最新新闻，与乌克兰2022年的新闻战争，乌克兰和俄罗斯与俄罗斯和俄罗斯之间的战争将会发生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2/07/bpla1.jpg" text:style-name="Internet_20_link" text:visited-style-name="Visited_20_Internet_20_Link">
bpla1.jpg</text:a>
']</text:p>
      <text:p text:style-name="P4">
标签: ['МІНІСТР ОБОРОНИ УКРАЇНИ', 'ОЛЕКСІЙ РЕЗНІКОВ', 'ОФІЦІЙНО']</text:p>
      <text:p text:style-name="P4">
类别: News</text:p>
      <!--METADATA-->
      <text:p text:style-name="P4">
<draw:frame draw:style-name="fr1" draw:name="Image302" text:anchor-type="as-char" svg:width="6.9236in" svg:height="3.711969in" draw:z-index="0">
<draw:image xlink:href="../Images/AРМІЯINFORM/2023-05-06T72-00-00-04-00/bpla1.jpg" xlink:type="simple" xlink:show="embed" xlink:actuate="onLoad" draw:mime-type="image/jpeg"/>
</draw:frame>
在接受乌克兰乌克兰国防部的德米特里·科马罗夫(Dmitry Komarov)的采访中，这被告知。 他指出，在战场上的情境意识(将用于无人机)非常重要。</text:p>
      <ul>
        <li>
我们使用了系统“眼”。 这是一个天生的项目，从Kharkiv地区解放的基辅地区的改进之时起。 目前，我们有成千上万的运营商，从小到大型无人机。 我们不断保持在线观察。所有单元，命令都会看到图片。 多亏了这些眼睛，我们在空中占主导地位，我们的男孩们向前迈进， -  Oleksiyreznikov说。</li>
      </ul>
      <text:p text:style-name="P4">
他强调说，俄罗斯人害怕报告该领土的损失。他们可以将其保密几天。 因此，当报道物流的指挥官认为他们距离前线50-60公里，乌克兰军队被乌克兰军队包围。 他们震惊了乌克兰军队已经可以在这里。 通过使用所有力量和手段，适当的胜任计划，态势身份给予了偏爱。</text:p>
      <ul>
        <li>
发展乌克兰无人机部门非常重要。 有必要独立于中国，其他国家。 您需要拥有自己的独立无人机行业。 这将是情境意识和优势。”乌克兰国防部长说。</li>
      </ul>
      <text:p text:style-name="P4">
News Source: <text:a xlink:type="simple" xlink:href="https://armyinform.com.ua/2023/05/06/duzhe-vazhlyvo-rozvyvaty-ukrayinskyj-sektor-bpla-yakyj-bude-nezalezhnym-oleksij-reznikov/" text:style-name="Internet_20_link" text:visited-style-name="Visited_20_Internet_20_Link">
https://armyinform.com.ua/2023/05/06/duzhe-vazhlyvo-rozvyvaty-ukrayinskyj-sektor-bpla-yakyj-bude-nezalezhnym-oleksij-reznikov/</text:a>
</text:p>
      <!--NEWS-->
      <text:h text:style-name="P10" text:outline-level="1">
<text:span text:style-name="T4">
“ Pychotin战士是乌克兰军队的基础，乌克兰军队是我们独立的魅力之一！” -Alexei Reznikov</text:span>
</text:h>
      <text:p text:style-name="P4">
作者: ['АРМІЯINFORM']</text:p>
      <text:p text:style-name="P4">
时间: 2023-05-06T73:00:00-04:00</text:p>
      <text:p text:style-name="P4">
描述: 捍卫乌克兰Oleksiy Reznikov Provita ukhotskiye Pikhotsiv的小型舞会与教授...与乌克兰2022年的战争，与乌克兰与乌克兰的最新新闻，今天与乌克兰的新闻战争，今天与乌克兰的新闻最新战争，今天与乌克兰的2022年作战，将在乌克兰和俄罗斯和俄罗斯和俄罗斯之间以及俄罗斯和俄罗斯之间发生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16e1dac5905aa3b1737c0746321d2c6d8b8de5ed.jpg" text:style-name="Internet_20_link" text:visited-style-name="Visited_20_Internet_20_Link">
16e1dac5905aa3b1737c0746321d2c6d8b8de5ed.jpg</text:a>
']</text:p>
      <text:p text:style-name="P4">
标签: []</text:p>
      <text:p text:style-name="P4">
类别: News</text:p>
      <!--METADATA-->
      <text:p text:style-name="P4">
<draw:frame draw:style-name="fr1" draw:name="Image303" text:anchor-type="as-char" svg:width="6.9236in" svg:height="6.9236in" draw:z-index="0">
<draw:image xlink:href="../Images/AРМІЯINFORM/2023-05-06T73-00-00-04-00/16e1dac5905aa3b1737c0746321d2c6d8b8de5ed.jpg" xlink:type="simple" xlink:show="embed" xlink:actuate="onLoad" draw:mime-type="image/jpeg"/>
</draw:frame>
乌克兰国防部Alexei Reznikov <text:a xlink:type="simple" xlink:href="https://www.mil.gov.ua/news/2023/05/06/vitannya-ministra-oboroni-ukraini-voinam-pihotinczyam/" text:style-name="Internet_20_link" text:visited-style-name="Visited_20_Internet_20_Link">
祝贺</text:a>
乌克兰步兵有一个专业假期：</text:p>
      <text:p text:style-name="P4">
“ Pychotin战士是乌克兰军队的基础，这是我们的尊重之一!</text:p>
      <text:p text:style-name="P4">
他们凭借他们的血液和泰坦尼克号的努力来束缚俄罗斯侵略者，与敌人进行激烈的战斗，咬住乌克兰土地的每一厘米，并争取胜利。 现在，乌克兰武装部队的机械化，步兵，山区和突击部队以及陆军部队的审判负担最大。 当他们是同一防御工事的防御工事时，他们是第一个热情地与敌人见面的人。</text:p>
      <text:p text:style-name="P4">
乌克兰步兵的职业假期，我们的战士现在在Okopakhna庆祝，在训练或战斗中庆祝这一点 - 重复的另一个机会：我们为在步兵中服役并每天获得胜利者并获得胜利者而感到自豪!</text:p>
      <text:p text:style-name="P4">
我们向所有为了我们的不易自动和未来而献出生命的步兵士兵致敬!永恒的记忆和永恒的荣耀!</text:p>
      <text:p text:style-name="P4">
荣耀乌克兰步兵!荣耀乌克兰!”。</text:p>
      <text:p text:style-name="P4">
还有Alexei Reznikov <text:a xlink:type="simple" xlink:href="https://twitter.com/oleksiireznikov" text:style-name="Internet_20_link" text:visited-style-name="Visited_20_Internet_20_Link">
祝贺</text:a>
乌克兰步兵在Twitter中。</text:p>
      <text:p text:style-name="P4">
News Source: <text:a xlink:type="simple" xlink:href="https://armyinform.com.ua/2023/05/06/u-czej-den-pihoty-ya-vitayu-nashyh-muzhnih-voyiniv-oleksij-reznikov/" text:style-name="Internet_20_link" text:visited-style-name="Visited_20_Internet_20_Link">
https://armyinform.com.ua/2023/05/06/u-czej-den-pihoty-ya-vitayu-nashyh-muzhnih-voyiniv-oleksij-reznikov/</text:a>
</text:p>
      <!--NEWS-->
      <text:h text:style-name="P10" text:outline-level="1">
<text:span text:style-name="T4">
“步兵是军队的基础”  - 瓦莱里·扎卢兹尼</text:span>
</text:h>
      <text:p text:style-name="P4">
作者: ['АРМІЯINFORM']</text:p>
      <text:p text:style-name="P4">
时间: 2023-05-06T74:00:00-04:00</text:p>
      <text:p text:style-name="P4">
描述: “ Pikhota是Viiska的基础。 公用事业，机械化，Motopykhotnis，Grisko-Sturmomi ...与乌克兰2022年的战争，与乌克兰的最新新闻战争，今天与乌克兰2022年的新闻战争，乌克兰和俄罗斯之间的战争将发生战争，与乌克兰的战争将在他们说，在2022年，他们是否在不久的将来与乌克兰进行战争</text:p>
      <text:p text:style-name="P4">
图片: []</text:p>
      <text:p text:style-name="P4">
标签: ['ВАЛЕРІЙ ЗАЛУЖНИЙ', 'ДО ДНЯ ПІХОТИ']</text:p>
      <text:p text:style-name="P4">
类别: News</text:p>
      <!--METADATA-->
      <text:p text:style-name="P4">
“步兵是军队的基础。</text:p>
      <text:p text:style-name="P4">
步枪，机械化，汽车步兵，每天的山区攻击单位，专心战斗，表示俄罗斯入侵者。</text:p>
      <text:p text:style-name="P4">
亲爱的战斗兄弟姐妹!</text:p>
      <text:p text:style-name="P4">
您是稳定，勇气，兄弟情谊和顽强精神的一个例子。 您在战es和观察点中离开敌人。 你咬在前线。 您停止敌方设备。 您不是庄园，因为您看着敌人的眼睛。 在雨雪中，炮击塔维亚斯 - 您将捍卫乌克兰。</text:p>
      <text:p text:style-name="P4">
谢谢大家!</text:p>
      <text:p text:style-name="P4">
尊重和尊重你!”</text:p>
      <text:p text:style-name="P4">
<text:a xlink:type="simple" xlink:href="https://www.facebook.com/CinCAFU" text:style-name="Internet_20_link" text:visited-style-name="Visited_20_Internet_20_Link">
<text:span text:style-name="T4">
指挥官-in-乌克兰的主持人</text:span>
</text:a>
Valeryzluzhny将军</text:p>
      <text:p text:style-name="P4">
News Source: <text:a xlink:type="simple" xlink:href="https://armyinform.com.ua/2023/05/06/pihota-cze-osnova-vijska-valerij-zaluzhnyj/" text:style-name="Internet_20_link" text:visited-style-name="Visited_20_Internet_20_Link">
https://armyinform.com.ua/2023/05/06/pihota-cze-osnova-vijska-valerij-zaluzhnyj/</text:a>
</text:p>
      <!--NEWS-->
      <text:h text:style-name="P10" text:outline-level="1">
<text:span text:style-name="T4">
在黑海没有俄罗斯航空公司的载体</text:span>
</text:h>
      <text:p text:style-name="P4">
作者: ['АРМІЯINFORM']</text:p>
      <text:p text:style-name="P4">
时间: 2023-05-06T75:00:00-04:00</text:p>
      <text:p text:style-name="P4">
描述: Chorny Morce Rosia Trima Boyovikh船上Herbalon村，有一颗相当多的心...与乌克兰2022年的战争，与乌克兰的最新新闻，今天与乌克兰的新闻战争，今天与乌克兰2022年上次与乌克兰进行战争，乌克兰和俄罗斯之间将发生战争何时，何时，何时，何时，何时，何时，何时，何时，何时，何时，何时，何时与乌克兰在2022年与乌克兰进行战争，将在不久的将来与乌克兰发生战争，与乌克兰的战争，乌克兰的新闻今天，乌克兰新闻在乌克兰媒体的俄罗斯人</text:p>
      <text:p text:style-name="P4">
图片: ['<text:a xlink:type="simple" xlink:href="https://armyinform.com.ua/wp-content/uploads/2023/05/1200_0_1650545003-4288.webp" text:style-name="Internet_20_link" text:visited-style-name="Visited_20_Internet_20_Link">
1200_0_1650545003-4288.webp</text:a>
']</text:p>
      <text:p text:style-name="P4">
标签: ['КАЛІБРИ', 'ОК «ПІВДЕНЬ»', 'РАКЕТОНОСІЇ', 'ЧОРНЕ МОРЕ']</text:p>
      <text:p text:style-name="P4">
类别: News</text:p>
      <!--METADATA-->
      <text:p text:style-name="P4">
<draw:frame draw:style-name="fr1" draw:name="Image304" text:anchor-type="as-char" svg:width="6.9236in" svg:height="4.615733in" draw:z-index="0">
<draw:image xlink:href="../ConvertedIMGs/AРМІЯINFORM/2023-05-06T75-00-00-04-00/1200_0_1650545003-4288.png" xlink:type="simple" xlink:show="embed" xlink:actuate="onLoad" draw:mime-type="image/png"/>
</draw:frame>
截至5月6日，俄罗斯在黑海拥有6艘军舰，没有中型地毯载体。</text:p>
      <text:p text:style-name="P4">
在<text:a xlink:type="simple" xlink:href="https://www.facebook.com/OperationalCommandSouth/posts/pfbid0g4Gq7UbUeykhZRqz24yBgCouGUWBNekSqWs37rMbC5Cq6Rk9jMzvhKMJjs1rtGqkl" text:style-name="Internet_20_link" text:visited-style-name="Visited_20_Internet_20_Link">
Facebook</text:a>
手术命令“南”报告。</text:p>
      <text:p text:style-name="P4">
“黑海有6艘船，所有火箭架都在某些地方。 但是，火箭的危险可能会突然发生，包括麻醉和通过活动。”信息写道。</text:p>
      <text:p text:style-name="P4">
值得注意的是，敌方航空和无人机的吹动很可能像晚上下午一样。</text:p>
      <text:p text:style-name="P4">
“在陆地上，尤其是解放的循环，沿着沿海水域的黑海沿岸，也存在着矿山爆炸的威胁，”南方还可以。</text:p>
      <text:p text:style-name="P4">
News Source: <text:a xlink:type="simple" xlink:href="https://armyinform.com.ua/2023/05/06/u-chornomu-mori-nemaye-rosijskyh-nosiyiv-kalibriv/" text:style-name="Internet_20_link" text:visited-style-name="Visited_20_Internet_20_Link">
https://armyinform.com.ua/2023/05/06/u-chornomu-mori-nemaye-rosijskyh-nosiyiv-kalibriv/</text:a>
</text:p>
      <!--NEWS-->
      <text:h text:style-name="P10" text:outline-level="1">
<text:span text:style-name="T4">
“进攻，防守，暴风雨，保持位置，在战斗中获胜 - 这些是步兵的不变和光荣的任务”  - 谢尔盖·纳耶夫</text:span>
</text:h>
      <text:p text:style-name="P4">
作者: ['АРМІЯINFORM']</text:p>
      <text:p text:style-name="P4">
时间: 2023-05-06T76:00:00-04:00</text:p>
      <text:p text:style-name="P4">
描述: “ Attacuvati，Boronity，Stormwati是Utitrimuvati，重新包装在战斗中-TSER VIKHNI，...与乌克兰2022年的战争，与乌克兰的最新新闻，与乌克兰的新闻，与乌克兰的新闻战争，2022年的新闻战争，乌克兰和俄罗斯的最后一个将是乌克兰和俄罗斯的最后一个，以及何时何时在那里，成为一场战争，当2022年与乌克兰的战争将在不久的将来与乌克兰发生战争时</text:p>
      <text:p text:style-name="P4">
图片: []</text:p>
      <text:p text:style-name="P4">
标签: ['ДО ДНЯ ПІХОТИ', 'СЕРГІЙ НАЄВ']</text:p>
      <text:p text:style-name="P4">
类别: News</text:p>
      <!--METADATA-->
      <text:p text:style-name="P4">
“攻击，捍卫，袭击和保持职位，在战斗中获胜，这是不变和光荣的步兵任务。 那是从远古时代开始的，今天也是如此。</text:p>
      <text:p text:style-name="P4">
只有炮兵，航空，坦克和装甲技术技术才能加强步兵，以摧毁敌人的生命力并实现所需的目标。</text:p>
      <text:p text:style-name="P4">
步兵力量取决于火的力量。</text:p>
      <text:p text:style-name="P4">
步兵是一个标记，是我们领土所在的标记和敌对的地方。 在她的背后 - 生活和自由的乌克兰，前方 - 需要被摧毁的敌人。</text:p>
      <text:p text:style-name="P4">
我们为乌克兰提供一个，全战争。 我们一定会赢。 Inasha胜利也将是所有人。</text:p>
      <text:p text:style-name="P4">
荣耀乌克兰!</text:p>
      <text:p text:style-name="P4">
我们将一起赢!”  -  _ <text:a xlink:type="simple" xlink:href="https://www.facebook.com/serhiynaiev/posts/pfbid0L6eRwxmL6mKHdespWNyaHgYZ4VWsAfwLY5YULRRgMZ5vDvGLYLkUCpZEydm7uZrrl" text:style-name="Internet_20_link" text:visited-style-name="Visited_20_Internet_20_Link">
武装部队Sergiyev联合部队的指挥官。</text:a>
_</text:p>
      <text:p text:style-name="P4">
News Source: <text:a xlink:type="simple" xlink:href="https://armyinform.com.ua/2023/05/06/atakuvaty-boronyty-shturmuvaty-ta-utrymuvaty-pozycziyi-peremagaty-v-boyu-cze-vichni-nezminni-i-pochesni-zavdannya-pihoty/" text:style-name="Internet_20_link" text:visited-style-name="Visited_20_Internet_20_Link">
https://armyinform.com.ua/2023/05/06/atakuvaty-boronyty-shturmuvaty-ta-utrymuvaty-pozycziyi-peremagaty-v-boyu-cze-vichni-nezminni-i-pochesni-zavdannya-pihoty/</text:a>
</text:p>
      <!--NEWS-->
      <text:h text:style-name="P10" text:outline-level="1">
<text:span text:style-name="T4">
Yuri Ignat：Belling“ Dagger”实际上是</text:span>
</text:h>
      <text:p text:style-name="P4">
作者: ['Ольга Мосьондз']</text:p>
      <text:p text:style-name="P4">
时间: 2023-05-06T77:00:00-04:00</text:p>
      <text:p text:style-name="P4">
描述: Syogodn和乌克兰米库拉·米克罗拉·奥尔什丘克·奥里西奥的兹布罗伊萨尼部队的司令...与乌克兰2022年的战争，与乌克兰与乌克兰的最新新闻，今天与乌克兰的新闻，今天与乌克兰2022年的战争，今天，乌克兰和俄罗斯之间的战争将在乌克兰和俄罗斯之间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2/ignat-rakety-2.jpg" text:style-name="Internet_20_link" text:visited-style-name="Visited_20_Internet_20_Link">
ignat-rakety-2.jpg</text:a>
']</text:p>
      <text:p text:style-name="P4">
标签: ['ЗБИТТЯ КИНДЖАЛА', 'ЗРК PATRIOT', 'КИНДЖАТ', 'ПОВІТРЯНІ СИЛИ ЗБРОЙНИХ СИЛ УКРАЇНИ', 'ЮРІЙ ІГНАТ']</text:p>
      <text:p text:style-name="P4">
类别: News</text:p>
      <!--METADATA-->
      <text:p text:style-name="P4">
<draw:frame draw:style-name="fr1" draw:name="Image305" text:anchor-type="as-char" svg:width="6.9236in" svg:height="4.615733in" draw:z-index="0">
<draw:image xlink:href="../Images/AРМІЯINFORM/2023-05-06T77-00-00-04-00/ignat-rakety-2.jpg" xlink:type="simple" xlink:show="embed" xlink:actuate="onLoad" draw:mime-type="image/jpeg"/>
</draw:frame>
尤里(Yuri)关于俄罗斯导弹。 拼贴军</text:p>
      <text:p text:style-name="P4">
今天，乌克兰米科拉·奥尔什丘克(Mykola Oleshchuk)武装部队空军的指挥官已正式确认，乌克兰防空在历史上首次击落了俄罗斯的健身师从业者“匕首”。 这发生在5月4日在基辅地区天空的夜间袭击中。X-47女士从俄罗斯领土上释放了MIG-31K。</text:p>
      <text:p text:style-name="P4">
空军发言人尤里·伊格纳蒂(Yuri Ignati)(https://www.youtube.com/watch?v=j5TqaWCCdUg)关于火箭的特征，打开了俄罗斯火箭弹的细节。</text:p>
      <ul>
        <li>
5月4日，早上大约第二点，敌人的Mig-31k从Savaslaka机场上升了，实际上是从那里开始的。 照顾基辅地区的中心航空司令部伴随着这个目标。 实际上，这个目标是由爱国者部门确定的，该部门能够拆除弹道路线。</li>
      </ul>
      <text:p text:style-name="P4">
他补充说，今天<text:a xlink:type="simple" xlink:href="https://armyinform.com.ua/2023/05/06/komanduvach-povitryanyh-syl-pidtverdyv-shho-ukrayina-vpershe-zbyla-rosijsku-raketu-kyndzhal/" text:style-name="Internet_20_link" text:visited-style-name="Visited_20_Internet_20_Link">
报告</text:a>
在他的电报渠道中，中尉米科拉·奥尔什丘克(Mykola Oleshchuk)指挥官。</text:p>
      <text:p text:style-name="P4">
空军发言人还指出，乌克兰需要尽可能多的帕拉特里奥，因为俄罗斯是整个乌克兰的这种火箭的威胁，尤其是在东方方向。 但是转移它们的决定是由国际合作伙伴做出的。</text:p>
      <ul>
        <li>
东方方向是最重要的方向之一，因为攻击正在发生，但乌克兰的首都也是敌人的第一目标。 Yuri Ignat说，这是基辅最常见的攻击，我们管理，权力和许多基础设施站点的所有尸体都位于其中。</li>
      </ul>
      <text:p text:style-name="P4">
同时，他回忆说，乌克兰还期望Samp/T和其​​他人，这将在下次出现。</text:p>
      <ul>
        <li>
我们预计SAMP/T，我们还希望其他爱国者分区，我们将增强原型防御。 现在，最必要的是只能保护我们的天空免受弹道导弹的影响，也可以免受敌方航空的影响。 我们知道，俄罗斯使用航空公司存在严重威胁。 这就是为什么我们必须朝这个方向朝这个方向驱逐俄罗斯航空的原因。</li>
      </ul>
      <text:p text:style-name="P4">
他再次指出，击倒是个好消息。</text:p>
      <ul>
        <li>
当然，在帕雷布里克(Parebrik)后面，在那里燃烧，但这并不能肯定是第一天，因为它实际上是俄罗斯的一巴掌， - 尤里·伊格纳特(Yuri Ignat)说。 - 我们的空军感谢给我们这样武器的合作伙伴。它不认为爱国者可以这么快地在乌克兰。 它可能早些时候感到羞耻，但可以提供合作伙伴。 我们希望合作伙伴在工作中看到此武器。 尤里·伊格纳特(Yuri Ignat)说，我们已经显示了一些视频，向世界展示了一切成功。</li>
      </ul>
      <text:p text:style-name="P4">
News Source: <text:a xlink:type="simple" xlink:href="https://armyinform.com.ua/2023/05/06/yurij-ignat-zbyttya-kyndzhala-cze-faktychno-lyapas-rosiyi/" text:style-name="Internet_20_link" text:visited-style-name="Visited_20_Internet_20_Link">
https://armyinform.com.ua/2023/05/06/yurij-ignat-zbyttya-kyndzhala-cze-faktychno-lyapas-rosiyi/</text:a>
</text:p>
      <!--NEWS-->
      <text:h text:style-name="P10" text:outline-level="1">
<text:span text:style-name="T4">
武装部队陆军的指挥官祝贺步兵在职业假期</text:span>
</text:h>
      <text:p text:style-name="P4">
作者: ['АРМІЯINFORM']</text:p>
      <text:p text:style-name="P4">
时间: 2023-05-06T78:00:00-04:00</text:p>
      <text:p text:style-name="P4">
描述: 他的ZS乌克兰土地副指挥官Oleksandr上校...与乌克兰2022年的战争，与乌克兰与乌克兰的最新新闻，今天与乌克兰的新闻战争，乌克兰2022年最后一次，乌克兰与俄罗斯之间以及俄罗斯之间以及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foto-3-syrskyj.jpeg" text:style-name="Internet_20_link" text:visited-style-name="Visited_20_Internet_20_Link">
foto-3-syrskyj.jpeg</text:a>
']</text:p>
      <text:p text:style-name="P4">
标签: ['STOPRUSSIA', 'АГРЕСІЯ РФ', 'ГЕНЕРАЛ-ПОЛКОВНИК ОЛЕКСАНДР СИРСЬКИЙ', 'ДЕНЬ ПІХОТИ']</text:p>
      <text:p text:style-name="P4">
类别: News</text:p>
      <!--METADATA-->
      <text:p text:style-name="P4">
<draw:frame draw:style-name="fr1" draw:name="Image306" text:anchor-type="as-char" svg:width="6.9236in" svg:height="5.375754in" draw:z-index="0">
<draw:image xlink:href="../Images/AРМІЯINFORM/2023-05-06T78-00-00-04-00/foto-3-syrskyj.jpeg" xlink:type="simple" xlink:show="embed" xlink:actuate="onLoad" draw:mime-type="image/jpeg"/>
</draw:frame>
乌克兰武装部队陆军的指挥官，苏尔斯基一般 - 塞尔斯基<text:a xlink:type="simple" xlink:href="https://t.me/osirskiy/61" text:style-name="Internet_20_link" text:visited-style-name="Visited_20_Internet_20_Link">
放置</text:a>
在电报中：</text:p>
      <text:p text:style-name="P4">
“亲爱的勇士，步兵!</text:p>
      <text:p text:style-name="P4">
今天，我们庆祝我们的职业假期!</text:p>
      <text:p text:style-name="P4">
这是一个钢铁和勇敢的人的假期。 步兵是关于耐力，勇气，勇气和英雄主义的。 关于角色 - 这是稳定的基础。</text:p>
      <text:p text:style-name="P4">
正如卡尔·克劳塞维茨(Karl Clausewitz)所写，“性格力量”的概念是关于信仰的坚定性。 后者是否是外国或自己的观点体系的结论，是否是源于原则，规范，即时印象以及思想的任何其他表现形式。</text:p>
      <text:p text:style-name="P4">
步兵 - 总是困难的地方!</text:p>
      <text:p text:style-name="P4">
近年来，您已经表明，即使在最困难的情况下，也有可能以自己的利益打破事件。 即使是敌人在数字上，也可以征服乌克兰土地。</text:p>
      <text:p text:style-name="P4">
由于步兵的明确纪律，成功的反官方行动已成为可能。</text:p>
      <text:p text:style-name="P4">
如今，假期不仅是陆军，而且是领土辩护，登陆部队，海军陆战队以及所有持有前线的人的捍卫者，那里发生了激烈的战斗。</text:p>
      <text:p text:style-name="P4">
永恒的荣誉对堕落的英雄，他们在与Pidlagressor的斗争中献出了生命。 向所有继续战斗和无所畏惧地摧毁敌人的人的荣耀。</text:p>
      <text:p text:style-name="P4">
我坚信，在不久的将来，乌克兰步兵将把乌克兰的标签提升到DeOocupovan Donetsk，Lugansk和Crimea。</text:p>
      <text:p text:style-name="P4">
快乐步兵，我们亲爱的捍卫者和乌克兰的捍卫者!</text:p>
      <text:p text:style-name="P4">
荣耀乌克兰!”。</text:p>
      <text:p text:style-name="P4">
News Source: <text:a xlink:type="simple" xlink:href="https://armyinform.com.ua/2023/05/06/komanduvach-suhoputnyh-vijsk-zsu-pryvitav-pihotyncziv-iz-profesijnym-svyatom/" text:style-name="Internet_20_link" text:visited-style-name="Visited_20_Internet_20_Link">
https://armyinform.com.ua/2023/05/06/komanduvach-suhoputnyh-vijsk-zsu-pryvitav-pihotyncziv-iz-profesijnym-svyatom/</text:a>
</text:p>
      <!--NEWS-->
      <text:h text:style-name="P10" text:outline-level="1">
<text:span text:style-name="T4">
国家麦克风-Alexei Reznikov应该主要加强</text:span>
</text:h>
      <text:p text:style-name="P4">
作者: ['АРМІЯINFORM']</text:p>
      <text:p text:style-name="P4">
时间: 2023-05-06T79:00:00-04:00</text:p>
      <text:p text:style-name="P4">
描述: 乌克兰乌克兰的麦克雷特（Mainstr）防御乌克兰·奥利克斯（Oleksiy Reznikov），维多夫利奇（Viddovlychi）撰写pid小时间隔...与乌克兰2022年的战争，与乌克兰的最新新闻，《与乌克兰的新闻》（News News），与乌克兰的新闻战争，今天与乌克兰2022年的新闻战争，乌克兰和俄罗斯和俄罗斯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5/340982599_759271135785535_1815886209850072442_n.jpg" text:style-name="Internet_20_link" text:visited-style-name="Visited_20_Internet_20_Link">
340982599_759271135785535_1815886209850072442_n.jpg</text:a>
']</text:p>
      <text:p text:style-name="P4">
标签: ['МІНІСТР ОБОРОНИ УКРАЇНИ', 'ОЛЕКСІЙ РЕЗНІКОВ', 'ОФІЦІЙНО']</text:p>
      <text:p text:style-name="P4">
类别: News</text:p>
      <!--METADATA-->
      <text:p text:style-name="P4">
<draw:frame draw:style-name="fr1" draw:name="Image307" text:anchor-type="as-char" svg:width="6.9236in" svg:height="4.615733in" draw:z-index="0">
<draw:image xlink:href="../Images/AРМІЯINFORM/2023-05-06T79-00-00-04-00/340982599_759271135785535_1815886209850072442_n.jpg" xlink:type="simple" xlink:show="embed" xlink:actuate="onLoad" draw:mime-type="image/jpeg"/>
</draw:frame>
乌克兰Alexei Reznikov国防部长，在Dmitry Komarov的特别专题投影中回答了问题。 配音。 部长”关于击败侵略国之后乌克兰必要变化的部长说，国家麦克风是需要加强的。</text:p>
      <ul>
        <li>
如果您看未来，我们绝对需要建立一个独立的军事工业综合体。 此外，重要的是要从童年开始准备一个童年。  - 我相信我们不需要固定的服务，但是应该有一种更好的方法，也许是瑞士预备役式变体的类似物。</li>
      </ul>
      <text:p text:style-name="P4">
他还补充说，在乌克兰胜利之后，必须在俄罗斯杀手进行审判的诺恩伯格2举行。</text:p>
      <ul>
        <li>
必须有一个国际法院，俄罗斯罪犯，他们的军事政治领导人应在被告上并获得刑期。 对于历史，后代和他们特别是要了解责任必须到来 - 乌克兰国防部长强调，这一点很重要。 从象征性的是哈尔基夫或玛丽奥波尔。 他们应该坐在这里，他们杀害的人必须从天上看到这个法院。</li>
      </ul>
      <text:p text:style-name="P4">
News Source: <text:a xlink:type="simple" xlink:href="https://armyinform.com.ua/2023/05/06/pershochergovo-potribno-posylyty-naczionalnyj-vpk-oleksij-reznikov/" text:style-name="Internet_20_link" text:visited-style-name="Visited_20_Internet_20_Link">
https://armyinform.com.ua/2023/05/06/pershochergovo-potribno-posylyty-naczionalnyj-vpk-oleksij-reznikov/</text:a>
</text:p>
      <!--NEWS-->
      <text:h text:style-name="P10" text:outline-level="1">
<text:span text:style-name="T4">
武装部队总司令与美国总部联合委员会主席进行了电话交谈</text:span>
</text:h>
      <text:p text:style-name="P4">
作者: ['АРМІЯINFORM']</text:p>
      <text:p text:style-name="P4">
时间: 2023-05-06T80:00:00-04:00</text:p>
      <text:p text:style-name="P4">
描述: 关于Tsov Golovkomandavach ZS乌克兰，瓦莱伊·扎卢兹（Valeriy Zaluzhny Voydomiv）在Facebook上：...与乌克兰2022年的战争，与乌克兰的最新消息，今天与乌克兰的新闻，今天与乌克兰2022年的新闻战争，乌克兰和俄罗斯和俄罗斯之间的战争将会发生，何时以及何时，乌克兰和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345420612_1005897150571446_8017289562036678695_n.jpg" text:style-name="Internet_20_link" text:visited-style-name="Visited_20_Internet_20_Link">
345420612_1005897150571446_8017289562036678695_n.jpg</text:a>
']</text:p>
      <text:p text:style-name="P4">
标签: ['STOPRUSSIA', 'АГРЕСІЯ РФ', 'ВАЛЕРІЙ ЗАЛУЖНИЙ']</text:p>
      <text:p text:style-name="P4">
类别: News</text:p>
      <!--METADATA-->
      <text:p text:style-name="P4">
<draw:frame draw:style-name="fr1" draw:name="Image308" text:anchor-type="as-char" svg:width="6.9236in" svg:height="6.9236in" draw:z-index="0">
<draw:image xlink:href="../Images/AРМІЯINFORM/2023-05-06T80-00-00-04-00/345420612_1005897150571446_8017289562036678695_n.jpg" xlink:type="simple" xlink:show="embed" xlink:actuate="onLoad" draw:mime-type="image/jpeg"/>
</draw:frame>
关于它，乌克兰武装部队武装部队瓦莱里·扎卢兹尼(Valery Zaluzhny)的指挥官(https://www.facebook.com/CinCAFU/posts/pfbid0x3o3qVvHTeMg8h4hed65Vk6gjfycQAw4nVRYfZcbS8MPFKAYgkZJdK1kmNZxUABWl)在Facebook上：</text:p>
      <text:p text:style-name="P4">
“我支持与参谋长马克·米莉(Mark Millie)联合委员会主席的可持续对话。</text:p>
      <text:p text:style-name="P4">
在电话交谈中，他为乌克兰领土的占领而告知了我们军队未来步骤的情况和培训。</text:p>
      <text:p text:style-name="P4">
他感谢美国合作伙伴的下一个军事援助计划，该计划是前一天在五角大楼宣布的。</text:p>
      <text:p text:style-name="P4">
同意米莉将军继续积极互动。 我们的目标是乌克兰的赢家!”。</text:p>
      <text:p text:style-name="P4">
News Source: <text:a xlink:type="simple" xlink:href="https://armyinform.com.ua/2023/05/06/golovnokomanduvach-zsu-proviv-telefonnu-rozmovu-iz-golovoyu-obyednanogo-komitetu-nachalnykiv-shtabiv-ssha/" text:style-name="Internet_20_link" text:visited-style-name="Visited_20_Internet_20_Link">
https://armyinform.com.ua/2023/05/06/golovnokomanduvach-zsu-proviv-telefonnu-rozmovu-iz-golovoyu-obyednanogo-komitetu-nachalnykiv-shtabiv-ssha/</text:a>
</text:p>
      <!--NEWS-->
      <text:h text:style-name="P10" text:outline-level="1">
<text:span text:style-name="T4">
协调总部提出了一项慈善计划“比钢铁强的小心”</text:span>
</text:h>
      <text:p text:style-name="P4">
作者: ['Євген Проворний']</text:p>
      <text:p text:style-name="P4">
时间: 2023-05-06T81:00:00-04:00</text:p>
      <text:p text:style-name="P4">
描述: 在Pywan的协调总部，简报，P -P.与乌克兰2022年的战争，与乌克兰的战争，与乌克兰2022年的最新消息，将是乌克兰和俄罗斯的最后一场新闻，当时是与乌克兰在乌克兰在乌克兰的战争。将是，是否会在不久的将来与乌克兰进行战争，今天与乌克兰的战争，今天的乌克兰新闻</text:p>
      <text:p text:style-name="P4">
图片: ['<text:a xlink:type="simple" xlink:href="https://armyinform.com.ua/wp-content/uploads/2023/05/golovna-25.jpg" text:style-name="Internet_20_link" text:visited-style-name="Visited_20_Internet_20_Link">
golovna-25.jpg</text:a>
', '<text:a xlink:type="simple" xlink:href="https://armyinform.com.ua/wp-content/uploads/2023/05/podolyanchuk.jpg" text:style-name="Internet_20_link" text:visited-style-name="Visited_20_Internet_20_Link">
podolyanchuk.jpg</text:a>
', '<text:a xlink:type="simple" xlink:href="https://armyinform.com.ua/wp-content/uploads/2023/05/1-28-150x150.jpg" text:style-name="Internet_20_link" text:visited-style-name="Visited_20_Internet_20_Link">
1-28-150x150.jpg</text:a>
', '<text:a xlink:type="simple" xlink:href="https://armyinform.com.ua/wp-content/uploads/2023/05/2-28-150x150.jpg" text:style-name="Internet_20_link" text:visited-style-name="Visited_20_Internet_20_Link">
2-28-150x150.jpg</text:a>
', '<text:a xlink:type="simple" xlink:href="https://armyinform.com.ua/wp-content/uploads/2023/05/3-28-150x150.jpg" text:style-name="Internet_20_link" text:visited-style-name="Visited_20_Internet_20_Link">
3-28-150x150.jpg</text:a>
', '<text:a xlink:type="simple" xlink:href="https://armyinform.com.ua/wp-content/uploads/2023/05/4-27-150x150.jpg" text:style-name="Internet_20_link" text:visited-style-name="Visited_20_Internet_20_Link">
4-27-150x150.jpg</text:a>
', '<text:a xlink:type="simple" xlink:href="https://armyinform.com.ua/wp-content/uploads/2023/05/5-17-150x150.jpg" text:style-name="Internet_20_link" text:visited-style-name="Visited_20_Internet_20_Link">
5-17-150x150.jpg</text:a>
', '<text:a xlink:type="simple" xlink:href="https://armyinform.com.ua/wp-content/uploads/2023/05/czymbalyuk.jpg" text:style-name="Internet_20_link" text:visited-style-name="Visited_20_Internet_20_Link">
czymbalyuk.jpg</text:a>
', '<text:a xlink:type="simple" xlink:href="https://armyinform.com.ua/wp-content/uploads/2023/05/ohrimenko.jpg" text:style-name="Internet_20_link" text:visited-style-name="Visited_20_Internet_20_Link">
ohrimenko.jpg</text:a>
', '<text:a xlink:type="simple" xlink:href="https://armyinform.com.ua/wp-content/uploads/2023/05/dyakun-rudyuk.jpg" text:style-name="Internet_20_link" text:visited-style-name="Visited_20_Internet_20_Link">
dyakun-rudyuk.jpg</text:a>
', '<text:a xlink:type="simple" xlink:href="https://armyinform.com.ua/wp-content/uploads/2023/05/payevska.jpg" text:style-name="Internet_20_link" text:visited-style-name="Visited_20_Internet_20_Link">
payevska.jpg</text:a>
', '<text:a xlink:type="simple" xlink:href="https://armyinform.com.ua/wp-content/uploads/2023/05/kravczova.jpg" text:style-name="Internet_20_link" text:visited-style-name="Visited_20_Internet_20_Link">
kravczova.jpg</text:a>
']</text:p>
      <text:p text:style-name="P4">
标签: ['STOPRUSSIA', 'АГРЕСІЯ РФ', 'КООРДИНАЦІЙНИЙ ШТАБ З ПИТАНЬ ПОВОДЖЕННЯ З ВІЙСЬКОВОПОЛОНЕНИМИ']</text:p>
      <text:p text:style-name="P4">
类别: News</text:p>
      <!--METADATA-->
      <text:p text:style-name="P4">
<draw:frame draw:style-name="fr1" draw:name="Image309" text:anchor-type="as-char" svg:width="6.9236in" svg:height="4.615733in" draw:z-index="0">
<draw:image xlink:href="../Images/AРМІЯINFORM/2023-05-06T81-00-00-04-00/golovna-25.jpg" xlink:type="simple" xlink:show="embed" xlink:actuate="onLoad" draw:mime-type="image/jpeg"/>
</draw:frame>
在有关战俘管理的协调总部，有一份早餐，在此期间，媒体代表讲述了慈善计划“比钢铁强的小心”。</text:p>
      <text:p text:style-name="P4">
_俄罗斯坦克在一个慈善项目中扮演的角色是什么？ 他对他有感觉吗？ 但是，谁能帮助您今天的母亲的孩子 - 今天的妈妈被囚禁呢？ 在我们的材料中阅读此内容。</text:p>
      <text:h text:style-name="P12" text:outline-level="3">
<text:span text:style-name="T4">
<text:span text:style-name="T4">
 Zaya Reds的协调总部收据约500人每天找到</text:span>
</text:span>
</text:h>
      <ul>
        <li>
我们有一个众所周知的GUR MOU单元，它的性能非常复杂。 该单元拍摄了一个俄罗斯T-80BM坦克。 乌克兰基里尔·布达诺夫国防部智力部主要政府主管部门将其交给了我们，进行了一项井井有条的项目，交通工具帮助武装部队的总司令Valeryzluzhny的总司令。 我们与我们的美国合作伙伴一起看到了坦克的坦克。 这些作品在世界各地出售，并赢得了50万hryvnias。 赚取的资金决定分为两道(其中一些资金用于国防军的帮助。  -  ed。)戴安娜·波多利安丘克(Diana Podolianchuk)慈善基金会慈善基金会(Diana Podolianchuk)说。</li>
      </ul>
      <text:p text:style-name="P4">
<draw:frame draw:style-name="fr1" draw:name="Image310" text:anchor-type="as-char" svg:width="6.9236in" svg:height="5.833133in" draw:z-index="0">
<draw:image xlink:href="../Images/AРМІЯINFORM/2023-05-06T81-00-00-04-00/podolyanchuk.jpg" xlink:type="simple" xlink:show="embed" xlink:actuate="onLoad" draw:mime-type="image/jpeg"/>
</draw:frame>
根据她的说法，销毁坦克的项目是在乌克兰 - 司令部瓦莱里·扎卢兹尼(Valery Zaluzhny)和古尔·穆尔(Gur Mou)少校基里布达诺夫少校的武装部队的支持下与美利坚合众国共同实施的。</text:p>
      <ul>
        <li>
我们决定发展人道主义方向 - 即协助协调总部关于战俘的管理。</li>
      </ul>
      <text:p text:style-name="P4">
<text:a xlink:type="simple" xlink:href="https://armyinform.com.ua/wp-content/uploads/2023/05/1-28.jpg" text:style-name="Internet_20_link" text:visited-style-name="Visited_20_Internet_20_Link">
!(Images/AРМІЯINFORM/2023-05-06T81-00-00-04-00/1-28-150x150.jpg)</text:a>
</text:p>
      <text:p text:style-name="P4">
<text:a xlink:type="simple" xlink:href="https://armyinform.com.ua/wp-content/uploads/2023/05/2-28.jpg" text:style-name="Internet_20_link" text:visited-style-name="Visited_20_Internet_20_Link">
<draw:frame draw:style-name="fr1" draw:name="Image311" text:anchor-type="as-char" svg:width="6.9236in" svg:height="6.9236in" draw:z-index="0">
<draw:image xlink:href="../Images/AРМІЯINFORM/2023-05-06T81-00-00-04-00/2-28-150x150.jpg" xlink:type="simple" xlink:show="embed" xlink:actuate="onLoad" draw:mime-type="image/jpeg"/>
</draw:frame>
</text:a>
</text:p>
      <text:p text:style-name="P4">
<text:a xlink:type="simple" xlink:href="https://armyinform.com.ua/wp-content/uploads/2023/05/3-28.jpg" text:style-name="Internet_20_link" text:visited-style-name="Visited_20_Internet_20_Link">
<draw:frame draw:style-name="fr1" draw:name="Image312" text:anchor-type="as-char" svg:width="6.9236in" svg:height="6.9236in" draw:z-index="0">
<draw:image xlink:href="../Images/AРМІЯINFORM/2023-05-06T81-00-00-04-00/3-28-150x150.jpg" xlink:type="simple" xlink:show="embed" xlink:actuate="onLoad" draw:mime-type="image/jpeg"/>
</draw:frame>
</text:a>
</text:p>
      <text:p text:style-name="P4">
<text:a xlink:type="simple" xlink:href="https://armyinform.com.ua/wp-content/uploads/2023/05/4-27.jpg" text:style-name="Internet_20_link" text:visited-style-name="Visited_20_Internet_20_Link">
<draw:frame draw:style-name="fr1" draw:name="Image313" text:anchor-type="as-char" svg:width="6.9236in" svg:height="6.9236in" draw:z-index="0">
<draw:image xlink:href="../Images/AРМІЯINFORM/2023-05-06T81-00-00-04-00/4-27-150x150.jpg" xlink:type="simple" xlink:show="embed" xlink:actuate="onLoad" draw:mime-type="image/jpeg"/>
</draw:frame>
</text:a>
</text:p>
      <text:p text:style-name="P4">
<text:a xlink:type="simple" xlink:href="https://armyinform.com.ua/wp-content/uploads/2023/05/5-17.jpg" text:style-name="Internet_20_link" text:visited-style-name="Visited_20_Internet_20_Link">
<draw:frame draw:style-name="fr1" draw:name="Image314" text:anchor-type="as-char" svg:width="6.9236in" svg:height="6.9236in" draw:z-index="0">
<draw:image xlink:href="../Images/AРМІЯINFORM/2023-05-06T81-00-00-04-00/5-17-150x150.jpg" xlink:type="simple" xlink:show="embed" xlink:actuate="onLoad" draw:mime-type="image/jpeg"/>
</draw:frame>
</text:a>
</text:p>
      <text:p text:style-name="P4">
她指出，从俄罗斯坦克制成的纪念品制成的纪念品的销售部分是为俄罗斯被囚禁的那些妇女的孩子购买的，或自2023年初以来被释放。</text:p>
      <text:p text:style-name="P4">
<draw:frame draw:style-name="fr1" draw:name="Image315" text:anchor-type="as-char" svg:width="6.9236in" svg:height="5.37156in" draw:z-index="0">
<draw:image xlink:href="../Images/AРМІЯINFORM/2023-05-06T81-00-00-04-00/czymbalyuk.jpg" xlink:type="simple" xlink:show="embed" xlink:actuate="onLoad" draw:mime-type="image/jpeg"/>
</draw:frame>
### <text:span text:style-name="T4">
通常从美国，加拿大，日本和欧洲国家订购此类纪念品</text:span>
</text:p>
      <ul>
        <li>
妇女是一个特别敏感的话题。 它们必须被遣返，也就是说，返回的情况下没有任何条件。 同时，重要的是要支持一直在等待并继续等待妈妈的小乌克兰人。 因此，这对于我们的小哥萨克人和哥萨克人来说，这是有害事件， - 协调总部Bogdan Okhrimenko的代表说。</li>
      </ul>
      <text:p text:style-name="P4">
<draw:frame draw:style-name="fr1" draw:name="Image316" text:anchor-type="as-char" svg:width="6.9236in" svg:height="5.429256in" draw:z-index="0">
<draw:image xlink:href="../Images/AРМІЯINFORM/2023-05-06T81-00-00-04-00/ohrimenko.jpg" xlink:type="simple" xlink:show="embed" xlink:actuate="onLoad" draw:mime-type="image/jpeg"/>
</draw:frame>
 - 加入该项目并订购纪念品(俄罗斯坦克桶的一部分。  -  ed。)我们基金的网站可能在销毁坦克部分的网站上。最常见的是美国，加拿大，日本和欧洲国家的纪念品。 人们将其视为支持我们国家的手势。 对他们而言，参与这一支持很重要。 我们的一项工作是与囚犯问题的协调总部合作，并助长了Toukraine慈善基金会的代表Marina Dyakun-Rudyuk。</text:p>
      <text:p text:style-name="P4">
<draw:frame draw:style-name="fr1" draw:name="Image317" text:anchor-type="as-char" svg:width="6.9236in" svg:height="5.660043in" draw:z-index="0">
<draw:image xlink:href="../Images/AРМІЯINFORM/2023-05-06T81-00-00-04-00/dyakun-rudyuk.jpg" xlink:type="simple" xlink:show="embed" xlink:actuate="onLoad" draw:mime-type="image/jpeg"/>
</draw:frame>
 - 我要感谢所有加入囚犯家属的帮助，所有帮助交流的人。 我们都在等我们的家人，兄弟，朋友。 谈论这件事对我来说非常痛苦，我尽力做我可以加速并帮助孩子的一切 - 慈善组织“乌克兰基金会“ Mriya” Mriya'Yulia Yulia Payevskaya)说，幸存下来。</text:p>
      <text:p text:style-name="P4">
<draw:frame draw:style-name="fr1" draw:name="Image318" text:anchor-type="as-char" svg:width="6.9236in" svg:height="5.411947in" draw:z-index="0">
<draw:image xlink:href="../Images/AРМІЯINFORM/2023-05-06T81-00-00-04-00/payevska.jpg" xlink:type="simple" xlink:show="embed" xlink:actuate="onLoad" draw:mime-type="image/jpeg"/>
</draw:frame>
 - 被捕的妇女是这场战争中最脆弱的类别。 多个月以来，有些甚至一年多，他们就不了解任何亲人，对孩子一无所知。 Natalia Kravtsova的代表Natalia Kravtsova说，俄罗斯忽略了纪念公约的所有规定，因此它不提供有关被俘虏的人的信息，因此不允许他们与家人交流。</text:p>
      <text:p text:style-name="P4">
<draw:frame draw:style-name="fr1" draw:name="Image319" text:anchor-type="as-char" svg:width="6.9236in" svg:height="5.927898in" draw:z-index="0">
<draw:image xlink:href="../Images/AРМІЯINFORM/2023-05-06T81-00-00-04-00/kravczova.jpg" xlink:type="simple" xlink:show="embed" xlink:actuate="onLoad" draw:mime-type="image/jpeg"/>
</draw:frame>
</text:p>
      <text:p text:style-name="P4">
News Source: <text:a xlink:type="simple" xlink:href="https://armyinform.com.ua/2023/05/06/u-koordynaczijnomu-shtabi-predstavyly-blagodijnu-inicziatyvu-malenki-serczya-micznishi-za-stal/" text:style-name="Internet_20_link" text:visited-style-name="Visited_20_Internet_20_Link">
https://armyinform.com.ua/2023/05/06/u-koordynaczijnomu-shtabi-predstavyly-blagodijnu-inicziatyvu-malenki-serczya-micznishi-za-stal/</text:a>
</text:p>
      <!--NEWS-->
      <text:h text:style-name="P10" text:outline-level="1">
<text:span text:style-name="T4">
45名阿佐夫斯塔尔的防守者和捍卫者被释放出敌对的囚禁</text:span>
</text:h>
      <text:p text:style-name="P4">
作者: ['АРМІЯINFORM']</text:p>
      <text:p text:style-name="P4">
时间: 2023-05-06T82:00:00-04:00</text:p>
      <text:p text:style-name="P4">
描述: 融合了雪茄的人。 塞雷达·欧普齐夫（Sereda Opertziv），雅基（Yaki）到达多姆（Dodom），42 Choloviki ...与乌克兰2022年的战争，与乌克兰的战争是今天的最新消息，今天与乌克兰2022年最后一次与乌克兰的战争，乌克兰和俄罗斯之间以及俄罗斯和俄罗斯之间的战争将是一场战争，与乌克兰的战争将在2022年，他们说，在不久的将来，是否会与乌克兰进行战争</text:p>
      <text:p text:style-name="P4">
图片: ['<text:a xlink:type="simple" xlink:href="https://armyinform.com.ua/wp-content/uploads/2023/05/345452227_1668263723597266_5750559912096392603_n.jpg" text:style-name="Internet_20_link" text:visited-style-name="Visited_20_Internet_20_Link">
345452227_1668263723597266_5750559912096392603_n.jpg</text:a>
', '<text:a xlink:type="simple" xlink:href="https://armyinform.com.ua/wp-content/uploads/2023/05/344737989_1005197027529437_4950673762597581785_n-150x150.jpg" text:style-name="Internet_20_link" text:visited-style-name="Visited_20_Internet_20_Link">
344737989_1005197027529437_4950673762597581785_n-150x150.jpg</text:a>
', '<text:a xlink:type="simple" xlink:href="https://armyinform.com.ua/wp-content/uploads/2023/05/344824722_821793276190849_5260441470892167694_n-150x150.jpg" text:style-name="Internet_20_link" text:visited-style-name="Visited_20_Internet_20_Link">
344824722_821793276190849_5260441470892167694_n-150x150.jpg</text:a>
', '<text:a xlink:type="simple" xlink:href="https://armyinform.com.ua/wp-content/uploads/2023/05/345447491_543723707707195_2156128192797922302_n-150x150.jpg" text:style-name="Internet_20_link" text:visited-style-name="Visited_20_Internet_20_Link">
345447491_543723707707195_2156128192797922302_n-150x150.jpg</text:a>
', '<text:a xlink:type="simple" xlink:href="https://armyinform.com.ua/wp-content/uploads/2023/05/345593420_223674820278136_1546737531487213610_n-150x150.jpg" text:style-name="Internet_20_link" text:visited-style-name="Visited_20_Internet_20_Link">
345593420_223674820278136_1546737531487213610_n-150x150.jpg</text:a>
']</text:p>
      <text:p text:style-name="P4">
标签: ['STOPRUSSIA', 'АГРЕСІЯ РФ', 'АЗОВСТАЛЬ', 'ОБМІН ВІЙСЬКОВОПОЛОНЕНИМИ']</text:p>
      <text:p text:style-name="P4">
类别: News</text:p>
      <!--METADATA-->
      <text:p text:style-name="P4">
<draw:frame draw:style-name="fr1" draw:name="Image320" text:anchor-type="as-char" svg:width="6.9236in" svg:height="5.1927in" draw:z-index="0">
<draw:image xlink:href="../Images/AРМІЯINFORM/2023-05-06T82-00-00-04-00/345452227_1668263723597266_5750559912096392603_n.jpg" xlink:type="simple" xlink:show="embed" xlink:actuate="onLoad" draw:mime-type="image/jpeg"/>
</draw:frame>
另一个囚犯交换。 在返回家园的后卫中，有42名男子和3名妇女。</text:p>
      <text:p text:style-name="P4">
关于它<text:a xlink:type="simple" xlink:href="https://www.facebook.com/MReintegration/posts/pfbid02w42Cs4mLvL41eppkFiQbKeQ7J8DugxmhaGRSxX9MoVE6oCQGE8uLxf7PPCdWCxicl" text:style-name="Internet_20_link" text:visited-style-name="Visited_20_Internet_20_Link">
报告</text:a>
乌克兰暂时占领领土的重新融入部。</text:p>
      <text:p text:style-name="P4">
他们所有人都是9年前创建的Azov部门的国民警卫队。</text:p>
      <text:p text:style-name="P4">
囚犯的交换是由总统办公室，乌克兰安全局，内政部，重返社会部和其他机构共同努力的。</text:p>
      <text:p text:style-name="P4">
国家信息局(笔尖)在重返社会部的情况下，传统上提供了基本背包的俘虏。</text:p>
      <text:p text:style-name="P4">
NIB还协助发布文件，银行帐户，从囚禁中解放的七牌。 它有助于从一项时间的财政援助中收集文件，速度更快。</text:p>
      <text:p text:style-name="P4">
重返社会部还将在国家付款和心理康复的支持下为妇女提供囚禁。</text:p>
      <text:p text:style-name="P4">
<text:a xlink:type="simple" xlink:href="https://armyinform.com.ua/wp-content/uploads/2023/05/344737989_1005197027529437_4950673762597581785_n.jpg" text:style-name="Internet_20_link" text:visited-style-name="Visited_20_Internet_20_Link">
!(Images/AРМІЯINFORM/2023-05-06T82-00-00-04-00/344737989_1005197027529437_4950673762597581785_n-150x150.jpg)</text:a>
</text:p>
      <text:p text:style-name="P4">
<text:a xlink:type="simple" xlink:href="https://armyinform.com.ua/wp-content/uploads/2023/05/344824722_821793276190849_5260441470892167694_n.jpg" text:style-name="Internet_20_link" text:visited-style-name="Visited_20_Internet_20_Link">
<draw:frame draw:style-name="fr1" draw:name="Image321" text:anchor-type="as-char" svg:width="6.9236in" svg:height="6.9236in" draw:z-index="0">
<draw:image xlink:href="../Images/AРМІЯINFORM/2023-05-06T82-00-00-04-00/344824722_821793276190849_5260441470892167694_n-150x150.jpg" xlink:type="simple" xlink:show="embed" xlink:actuate="onLoad" draw:mime-type="image/jpeg"/>
</draw:frame>
</text:a>
</text:p>
      <text:p text:style-name="P4">
<text:a xlink:type="simple" xlink:href="https://armyinform.com.ua/wp-content/uploads/2023/05/345447491_543723707707195_2156128192797922302_n.jpg" text:style-name="Internet_20_link" text:visited-style-name="Visited_20_Internet_20_Link">
<draw:frame draw:style-name="fr1" draw:name="Image322" text:anchor-type="as-char" svg:width="6.9236in" svg:height="6.9236in" draw:z-index="0">
<draw:image xlink:href="../Images/AРМІЯINFORM/2023-05-06T82-00-00-04-00/345447491_543723707707195_2156128192797922302_n-150x150.jpg" xlink:type="simple" xlink:show="embed" xlink:actuate="onLoad" draw:mime-type="image/jpeg"/>
</draw:frame>
</text:a>
</text:p>
      <text:p text:style-name="P4">
<text:a xlink:type="simple" xlink:href="https://armyinform.com.ua/wp-content/uploads/2023/05/345593420_223674820278136_1546737531487213610_n.jpg" text:style-name="Internet_20_link" text:visited-style-name="Visited_20_Internet_20_Link">
<draw:frame draw:style-name="fr1" draw:name="Image323" text:anchor-type="as-char" svg:width="6.9236in" svg:height="6.9236in" draw:z-index="0">
<draw:image xlink:href="../Images/AРМІЯINFORM/2023-05-06T82-00-00-04-00/345593420_223674820278136_1546737531487213610_n-150x150.jpg" xlink:type="simple" xlink:show="embed" xlink:actuate="onLoad" draw:mime-type="image/jpeg"/>
</draw:frame>
</text:a>
</text:p>
      <text:p text:style-name="P4">
News Source: <text:a xlink:type="simple" xlink:href="https://armyinform.com.ua/2023/05/06/z-vorozhogo-polonu-zvilnyly-shhe-45-zahysnykiv-i-zahysnycz-azovstali/" text:style-name="Internet_20_link" text:visited-style-name="Visited_20_Internet_20_Link">
https://armyinform.com.ua/2023/05/06/z-vorozhogo-polonu-zvilnyly-shhe-45-zahysnykiv-i-zahysnycz-azovstali/</text:a>
</text:p>
      <!--NEWS-->
      <text:h text:style-name="P10" text:outline-level="1">
<text:span text:style-name="T4">
乌克兰肯定会在北约 - 乌克兰国防部长</text:span>
</text:h>
      <text:p text:style-name="P4">
作者: ['АРМІЯINFORM']</text:p>
      <text:p text:style-name="P4">
时间: 2023-05-06T83:00:00-04:00</text:p>
      <text:p text:style-name="P4">
描述: Dmitra Komarov“ Rik”的特殊比例的PID小时间隔。 幕后。 Minigra” Oleksiy Reznikov ...与乌克兰2022年的战争，与乌克兰的最新新闻，今天与乌克兰2022年的新闻战争，乌克兰和俄罗斯之间的战争，乌克兰和俄罗斯之间的战争将在2022年在2022年与乌克兰进行战争，无论是否将是，无论是否会，无论是否会在不久的将来都与乌克兰的战争，这是与乌克兰的战争，今天的乌克兰新闻，乌克兰新闻，乌克兰媒体在俄罗斯的乌克兰新闻</text:p>
      <text:p text:style-name="P4">
图片: ['<text:a xlink:type="simple" xlink:href="https://armyinform.com.ua/wp-content/uploads/2023/02/reznikov-04-1.jpg" text:style-name="Internet_20_link" text:visited-style-name="Visited_20_Internet_20_Link">
reznikov-04-1.jpg</text:a>
']</text:p>
      <text:p text:style-name="P4">
标签: ['МІНІСТР ОБОРОНИ УКРАЇНИ', 'НАТО', 'ОЛЕКСІЙ РЕЗНІКОВ', 'ОФІЦІЙНО']</text:p>
      <text:p text:style-name="P4">
类别: News</text:p>
      <!--METADATA-->
      <text:p text:style-name="P4">
<draw:frame draw:style-name="fr1" draw:name="Image324" text:anchor-type="as-char" svg:width="6.9236in" svg:height="4.615733in" draw:z-index="0">
<draw:image xlink:href="../Images/AРМІЯINFORM/2023-05-06T83-00-00-04-00/reznikov-04-1.jpg" xlink:type="simple" xlink:show="embed" xlink:actuate="onLoad" draw:mime-type="image/jpeg"/>
</draw:frame>
乌克兰国防部Alexei Reznikov</text:p>
      <text:p text:style-name="P4">
在德米特里·科马罗夫(Dmitry Komarov)的采访中，一年。 配音。 部长” Alexei Reznikov强调，乌克兰将在北约。 首先，这不会因为我们的愿望而发生，而是基于联盟本身的主动性。</text:p>
      <ul>
        <li>
今天我们有各种现代武器。 而且我们知道如何破坏八月，其他欧洲国家只能在垃圾填埋场中使用它。在马德里的最后一次峰会上批准的北约战略假设在未来十年中，北约是对北约的战略威胁，” Alexei Reznikov说。  - 如果俄罗斯对北约是战略威胁，那么今天就有能够击败俄罗斯人以外的俄罗斯人的经验。 没有人。 仍然有必要有一个争论乌克兰进入联盟。</li>
      </ul>
      <text:p text:style-name="P4">
News Source: <text:a xlink:type="simple" xlink:href="https://armyinform.com.ua/2023/05/06/ukrayina-obovyazkovo-bude-v-nato-ministr-obrony-ukrayiny/" text:style-name="Internet_20_link" text:visited-style-name="Visited_20_Internet_20_Link">
https://armyinform.com.ua/2023/05/06/ukrayina-obovyazkovo-bude-v-nato-ministr-obrony-ukrayiny/</text:a>
</text:p>
      <!--NEWS-->
      <text:h text:style-name="P10" text:outline-level="1">
<text:span text:style-name="T4">
问候乌克兰艺术家的步兵日快乐</text:span>
</text:h>
      <text:p text:style-name="P4">
作者: ['АРМІЯINFORM']</text:p>
      <text:p text:style-name="P4">
时间: 2023-05-06T84:00:00-04:00</text:p>
      <text:p text:style-name="P4">
描述: “ Majama Pidnim乌克兰少尉在星空犯罪，Donetsk，Luhansku！”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ДЕНЬ ПІХОТИ', 'ПРИВІТАННЯ АРТИСТІВ']</text:p>
      <text:p text:style-name="P4">
类别: News</text:p>
      <!--METADATA-->
      <text:p text:style-name="P4">
“是步兵将在解放的克里米亚顿涅茨克·塔卢根斯克(Donetsk Talugansk)举起乌克兰国旗!”</text:p>
      <text:p text:style-name="P4">
Dmitry Komarov，Taras Topol，Andriy Tanchynets，Fagot，Tina Karol，Ivanleno，Ivanleno，Svyatoslav Vakarchuk，Olga Sumska，Dasha Astafyev，Svetlana Tarabarova，Oksana Bilozir bilozir and Minterneer vicholes。 视频<text:a xlink:type="simple" xlink:href="https://www.facebook.com/UALandForces/posts/pfbid0asQ9V8JNzuKcRNLrC2VUe5X4AaFUpWTpkTJv7nBjK2bvEPaMuvnu8PCJDR4fXNmDl" text:style-name="Internet_20_link" text:visited-style-name="Visited_20_Internet_20_Link">
公开</text:a>
乌克兰武装部队的土地部队的指挥。</text:p>
      <text:p text:style-name="P4">
News Source: <text:a xlink:type="simple" xlink:href="https://armyinform.com.ua/2023/05/06/vitannya-z-dnem-pihoty-vid-ukrayinskyh-artystiv/" text:style-name="Internet_20_link" text:visited-style-name="Visited_20_Internet_20_Link">
https://armyinform.com.ua/2023/05/06/vitannya-z-dnem-pihoty-vid-ukrayinskyh-artystiv/</text:a>
</text:p>
      <!--NEWS-->
      <text:h text:style-name="P10" text:outline-level="1">
<text:span text:style-name="T4">
安娜·马利亚（Anna Malyar）与北约妇女秘书长，和平与安全的特别代表举行了会议</text:span>
</text:h>
      <text:p text:style-name="P4">
作者: ['АРМІЯINFORM']</text:p>
      <text:p text:style-name="P4">
时间: 2023-05-06T85:00:00-04:00</text:p>
      <text:p text:style-name="P4">
描述: 关于Ministan of Ukraine的代祷者，Facebook上乌克兰Ganna Malledomila的防御：“ Mala ...与乌克兰2022年的战争，与乌克兰与乌克兰的最新新闻，新闻战争，与乌克兰2022年的新闻战争，今天将在今天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345419254_944450536707376_5222034483081925893_n.jpg" text:style-name="Internet_20_link" text:visited-style-name="Visited_20_Internet_20_Link">
345419254_944450536707376_5222034483081925893_n.jpg</text:a>
']</text:p>
      <text:p text:style-name="P4">
标签: ['STOPRUSSIA', 'АГРЕСІЯ РФ', 'ГАННА МАЛЯР']</text:p>
      <text:p text:style-name="P4">
类别: News</text:p>
      <!--METADATA-->
      <text:p text:style-name="P4">
<draw:frame draw:style-name="fr1" draw:name="Image325" text:anchor-type="as-char" svg:width="6.9236in" svg:height="6.998606in" draw:z-index="0">
<draw:image xlink:href="../Images/AРМІЯINFORM/2023-05-06T85-00-00-04-00/345419254_944450536707376_5222034483081925893_n.jpg" xlink:type="simple" xlink:show="embed" xlink:actuate="onLoad" draw:mime-type="image/jpeg"/>
</draw:frame>
乌克兰国防部副部长安娜·马里亚尔<text:a xlink:type="simple" xlink:href="https://www.facebook.com/ganna.maliar/posts/pfbid0ob1DWi97NGRX7zAQo5pqg54YHNvWscBo35ySky5HpNSQCMAiCCVgXjTL2v3MiVEYl" text:style-name="Internet_20_link" text:visited-style-name="Visited_20_Internet_20_Link">
报道</text:a>
在Facebook上：</text:p>
      <text:p text:style-name="P4">
“她与北约妇女，和平与安全艾琳·费林(Irene Fellin)的特别代表与一位特别代表进行了愉快而重要的会议。</text:p>
      <text:p text:style-name="P4">
会议有义务以干燥的官方语言写作。 诸如“当事方讨论重要问题”之类的标准短语，“会议通过了手机”等。</text:p>
      <text:p text:style-name="P4">
现在，我将开始拿起单词来传达会议的真实氛围，而不是提高协议。</text:p>
      <text:p text:style-name="P4">
会议是情感和坦率的。 艾琳·费林(Irene Fellin)非常意识到我们的战争，并为乌克兰和乌克兰人的命运而真诚地生病。</text:p>
      <text:p text:style-name="P4">
艾琳(Irene)在葡萄牙的一次国际活动中听到了我的讲话，涉及武装部队中伊科洛维克(Icholovik)的妇女问题，这是由一场全面战争引起的，现在想更详细地谈论它。</text:p>
      <text:p text:style-name="P4">
是的，有些事情只能以这种个人会议格式进行讨论。</text:p>
      <text:p text:style-name="P4">
艾琳·费林(Irene Fellin)感谢冷漠和主动地位。”</text:p>
      <text:p text:style-name="P4">
News Source: <text:a xlink:type="simple" xlink:href="https://armyinform.com.ua/2023/05/06/ganna-malyar-provela-zustrich-zi-speczialnym-predstavnykom-genseka-nato-z-pytan-zhinok-myru-ta-bezpeky/" text:style-name="Internet_20_link" text:visited-style-name="Visited_20_Internet_20_Link">
https://armyinform.com.ua/2023/05/06/ganna-malyar-provela-zustrich-zi-speczialnym-predstavnykom-genseka-nato-z-pytan-zhinok-myru-ta-bezpeky/</text:a>
</text:p>
      <!--NEWS-->
      <text:h text:style-name="P10" text:outline-level="1">
<text:span text:style-name="T4">
沃迪米尔·泽伦斯基（Volodymyr Zelensky）在步兵日庆祝活动中的讲话</text:span>
</text:h>
      <text:p text:style-name="P4">
作者: ['АРМІЯINFORM']</text:p>
      <text:p text:style-name="P4">
时间: 2023-05-06T86:00:00-04:00</text:p>
      <text:p text:style-name="P4">
描述: “ Syogodni乌克兰人，善良，voyn-pikhotsiv-theos of daes的力量……与乌克兰2022年的战争，今天与乌克兰最新消息的战争，与乌克兰2022的战争是今天的最后一场，将是今天的最后一场乌克兰与俄罗斯之间的战争，何时，何时，何时，何时，何时，何时，何时，何时，何时，何时，何时，何时，何时，何时，何时，何时与乌克兰在2022年进行战争乌克兰在不久的将来，与乌克兰的战争，今天的乌克兰新闻，乌克兰新闻，乌克兰媒体在俄罗斯的媒体</text:p>
      <text:p text:style-name="P4">
图片: []</text:p>
      <text:p text:style-name="P4">
标签: ['STOPRUSSIA', 'АГРЕСІЯ РФ', 'ВОЛОДИМИР ЗЕЛЕНСЬКИЙ', 'ДЕНЬ ПІХОТИ']</text:p>
      <text:p text:style-name="P4">
类别: News</text:p>
      <!--METADATA-->
      <text:p text:style-name="P4">
“如今，乌克兰庆祝步兵战士的勇气和力量 - 这给国家带来了最重要的结果，即我们的防御能力。</text:p>
      <text:p text:style-name="P4">
该州之所以站着，是因为您正在尊严地战斗 - 以及所有乌克兰部队和安全!谢谢你!</text:p>
      <text:p text:style-name="P4">
每当乌克兰与世界交谈时，我们的战士所取得的战斗成就是一个非常令人信服的论点。</text:p>
      <text:p text:style-name="P4">
摆脱对俄罗斯的多年幻想并不容易 - 国家已经使世界上有很多邪恶是无法克服的。</text:p>
      <text:p text:style-name="P4">
但是乌克兰人，乌克兰勇士，乌克兰步兵勇士证明了邪恶的结束。</text:p>
      <text:p text:style-name="P4">
我们每个士兵的稳定和勇气都破坏了世界的幻想 - 改变了历史。 在战斗中取得成功的每个人和每个人都促使世界与我们的力量一起 - 与乌克兰成为历史的一方面。”  -  <text:a xlink:type="simple" xlink:href="https://www.facebook.com/watch/" text:style-name="Internet_20_link" text:visited-style-name="Visited_20_Internet_20_Link">
说</text:a>
在他的讲话中。</text:p>
      <text:p text:style-name="P4">
News Source: <text:a xlink:type="simple" xlink:href="https://armyinform.com.ua/2023/05/06/vystup-volodymyra-zelenskogo-pid-chas-urochystostej-z-nagody-dnya-pihoty/" text:style-name="Internet_20_link" text:visited-style-name="Visited_20_Internet_20_Link">
https://armyinform.com.ua/2023/05/06/vystup-volodymyra-zelenskogo-pid-chas-urochystostej-z-nagody-dnya-pihoty/</text:a>
</text:p>
      <!--NEWS-->
      <text:h text:style-name="P10" text:outline-level="1">
<text:span text:style-name="T4">
国防军每天的航空在俄罗斯人的人员和设备集中的领域进行了5次节拍</text:span>
</text:h>
      <text:p text:style-name="P4">
作者: ['АРМІЯINFORM']</text:p>
      <text:p text:style-name="P4">
时间: 2023-05-06T87: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ВІАЦІЯ ЗСУ', 'АГРЕСІЯ РФ', 'ВТОРГНЕННЯ РФ', 'ГШ ЗСУ']</text:p>
      <text:p text:style-name="P4">
类别: News</text:p>
      <!--METADATA-->
      <text:p text:style-name="P4">
<draw:frame draw:style-name="fr1" draw:name="Image326" text:anchor-type="as-char" svg:width="6.9236in" svg:height="3.894525in" draw:z-index="0">
<draw:image xlink:href="../Images/AРМІЯINFORM/2023-05-06T87-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hRzhey1h6MSPRfcf5xgzjA5hqrTCsZtc2osw788NiHnJMKAQLtsRSZkPQWnriP42l" text:style-name="Internet_20_link" text:visited-style-name="Visited_20_Internet_20_Link">
повідомляє</text:a>
乌克兰武装部队的总参谋部。</text:p>
      <text:p text:style-name="P4">
“每天的国防军航空在敌人的个人工作人员和军事装备的集中领域进行了5杆，并对敌对的空袭导弹综合体造成了打击。</text:p>
      <text:p text:style-name="P4">
在这一天，我们的后卫摧毁了4次冲击Blashad-136/131和2台情报无人机。</text:p>
      <text:p text:style-name="P4">
导弹和​​炮兵部队在白天被办公室，敌人的武器和军事装备的3个区域以及射击位置击中。</text:p>
      <text:p text:style-name="P4">
支持武装部队!让我们一起赢!荣耀乌克兰!”  - 演讲说。</text:p>
      <text:p text:style-name="P4">
News Source: <text:a xlink:type="simple" xlink:href="https://armyinform.com.ua/2023/05/06/aviacziya-syl-oborony-za-dobu-zavdala-5-udariv-po-rajonah-zoseredzhennya-osobovogo-skladu-ta-tehniky-rosiyan/" text:style-name="Internet_20_link" text:visited-style-name="Visited_20_Internet_20_Link">
https://armyinform.com.ua/2023/05/06/aviacziya-syl-oborony-za-dobu-zavdala-5-udariv-po-rajonah-zoseredzhennya-osobovogo-skladu-ta-tehniky-rosiyan/</text:a>
</text:p>
      <!--NEWS-->
      <text:h text:style-name="P10" text:outline-level="1">
<text:span text:style-name="T4">
俄罗斯人的这个时代在乌克兰造成了6架火箭和25次航空罢工</text:span>
</text:h>
      <text:p text:style-name="P4">
作者: ['АРМІЯINFORM']</text:p>
      <text:p text:style-name="P4">
时间: 2023-05-06T88:00:00-04:00</text:p>
      <text:p text:style-name="P4">
描述: 关于ZS乌克兰人的总部。 “ Triva Chotirist Tridnsit Soma ...与乌克兰2022年的战争，与乌克兰的最新新闻战争，今天与乌克兰2022年的新闻战争，无论是乌克兰和俄罗斯之间的战争，以及何时与乌克兰的战争， 2022年，是否将是。</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STOPRUSSIA', 'АВІАУДАРИ РФ', 'АГРЕСІЯ РФ', 'ВТОРГНЕННЯ РФ', 'ГШ ЗСУ', 'РАКЕТНІ УДАРИ РФ']</text:p>
      <text:p text:style-name="P4">
类别: News</text:p>
      <!--METADATA-->
      <text:p text:style-name="P4">
<draw:frame draw:style-name="fr1" draw:name="Image327" text:anchor-type="as-char" svg:width="6.9236in" svg:height="3.893007in" draw:z-index="0">
<draw:image xlink:href="../Images/AРМІЯINFORM/2023-05-06T88-00-00-04-00/2022-10-31-raketnyj-udar-po-harkivshhyni.jpg" xlink:type="simple" xlink:show="embed" xlink:actuate="onLoad" draw:mime-type="image/jpeg"/>
</draw:frame>
说明性照片<text:span text:style-name="T4">
🔥俄罗斯完成的情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俄罗斯联邦的大规模武装侵略的四百三十七天正在进行中。</text:p>
      <text:p text:style-name="P4">
在这一天，敌人击中了6次火箭，其中包括当时的城市，康斯坦丁诺夫卡和赫尔森。 此外，俄罗斯联邦袭击了25次航空罢工，并造成了20多个喷气系统火火般的火灾。 私人住宅和其他基础设施已被摧毁和损坏。</text:p>
      <text:p text:style-name="P4">
乌克兰整个乌克兰的火箭和航空罢工的可能性很高。”</text:p>
      <text:p text:style-name="P4">
News Source: <text:a xlink:type="simple" xlink:href="https://armyinform.com.ua/2023/05/06/cziyeyi-doby-rosiyany-zavdaly-6-raketnyh-ta-25-aviaczijnyh-udariv-po-ukrayini/" text:style-name="Internet_20_link" text:visited-style-name="Visited_20_Internet_20_Link">
https://armyinform.com.ua/2023/05/06/cziyeyi-doby-rosiyany-zavdaly-6-raketnyh-ta-25-aviaczijnyh-udariv-po-ukrayini/</text:a>
</text:p>
      <!--NEWS-->
      <text:h text:style-name="P10" text:outline-level="1">
<text:span text:style-name="T4">
在国防军当天，俄罗斯人击退了30多次袭击，巴赫穆特和马克卡的城市仍在继续进行激烈的战斗</text:span>
</text:h>
      <text:p text:style-name="P4">
作者: ['АРМІЯINFORM']</text:p>
      <text:p text:style-name="P4">
时间: 2023-05-06T89:00:00-04:00</text:p>
      <text:p text:style-name="P4">
描述: 关于ZS乌克兰人的总部。 “ Rosiyani是Zoserdhuvati的景象……与乌克兰2022年的战争，与乌克兰的战争是今天的最新消息，与乌克兰2022年的新闻战是今天的最后一场新闻，乌克兰和俄罗斯之间的战争是否会发生战争，什么时候2022年将与乌克兰发生战争，无论是否会发生，不久的将来，与乌克兰的战争是否会说，与乌克兰的战争今天，乌克兰的新闻，乌克兰的新闻，乌克兰媒体在俄罗斯的乌克兰新闻</text:p>
      <text:p text:style-name="P4">
图片: ['<text:a xlink:type="simple" xlink:href="https://armyinform.com.ua/wp-content/uploads/2023/05/345561938_169733466036684_5362462622211363921_n.jpg" text:style-name="Internet_20_link" text:visited-style-name="Visited_20_Internet_20_Link">
345561938_169733466036684_5362462622211363921_n.jpg</text:a>
']</text:p>
      <text:p text:style-name="P4">
标签: []</text:p>
      <text:p text:style-name="P4">
类别: News</text:p>
      <!--METADATA-->
      <text:p text:style-name="P4">
<draw:frame draw:style-name="fr1" draw:name="Image328" text:anchor-type="as-char" svg:width="6.9236in" svg:height="4.622945in" draw:z-index="0">
<draw:image xlink:href="../Images/AРМІЯINFORM/2023-05-06T89-00-00-04-00/345561938_169733466036684_5362462622211363921_n.jpg" xlink:type="simple" xlink:show="embed" xlink:actuate="onLoad" draw:mime-type="image/jpeg"/>
</draw:frame>
说明性照片<text:span text:style-name="T4">
🔥俄罗斯入侵的情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俄罗斯人继续将主要努力集中在领导进攻性巴赫穆特和马林斯基的方向上。 Bakhmutt Marinka有激烈的战斗。 在白天，敌人发动了30多次袭击。</text:p>
      <text:p text:style-name="P4">
<text:span text:style-name="T4">
在Volyn和Polissya方向</text:span>
未检测到形成进攻群体的迹象。 在白俄罗斯共和国的垃圾填埋场，准备了敌人领土辩护的单位。</text:p>
      <text:p text:style-name="P4">
<text:span text:style-name="T4">
在Siversky和Slobozhansky的指示中</text:span>
敌人在与乌克兰边境地区保留了军事发病率。 白天，敌人放弃了Zarichchy，Leonivka和Krasny Khutirchernihiv地区的定居点。 塞尼希夫地区莱昂尼夫卡(Leonivka)居住的铁城市进行了迫击炮和炮弹； Rivne，Boyars领导的Sumy地区的Volfini，以及Lammongings，Granules，Cossack Lopan，Sagittarius，Lukyanka，Neskachny，Neskachny，Old Taritsa，Vovchansky Farms，Okhrimivka，Black和House Naarkiv地区。</text:p>
      <text:p text:style-name="P4">
<text:span text:style-name="T4">
在kupyansk的方向</text:span>
敌人通过定居点Sinkivka的胜任领导了不成功的进攻行动。 炮弹和迫击炮是第一批红色，两年，西部，sindivka，沙子，樱桃，tasttelmakhivka，哈尔基夫地区。</text:p>
      <text:p text:style-name="P4">
<text:span text:style-name="T4">
朝利马方向</text:span>
敌人在我们的防守中寻找薄弱的地方。 他朝着Bigorivka的方向进行了进攻行动，并没有成功。 Makeevka和Nevsky Luhansk地区Tabulogovka和有争议的Donetsk地区是炮弹。</text:p>
      <text:p text:style-name="P4">
<text:span text:style-name="T4">
在Bakhmutsky </text:span>
 <text:span text:style-name="T4">
方向</text:span>
敌人继续进攻行动。 巴赫穆特的男孩继续。 在白天，敌人进行了Bogdanivka，Ivanovsky，Prevent和New York的进攻行动不成功。 开朗，Orikhovo-vasylivka，Markovo，Grigorivka，Bakhmut，Ivanivske，Yar，Konstantinovka，Oleksandr-Schultine，South，Toretsk，Toretsk，North，North and New York donetsk地区受伤。<text:span text:style-name="T4">
在Mariinsky方向</text:span>
防御部队反映了Marinka地区的众多攻击。 同时，敌对的炮击受到圣乔治和顿涅茨克地区胜利的影响。</text:p>
      <text:p text:style-name="P4">
<text:span text:style-name="T4">
在矿物方向</text:span>
，白天，进攻行动的敌人不是。 他向顿涅茨克地区的水，煤炭，前体和金田开火。</text:p>
      <text:p text:style-name="P4">
<text:span text:style-name="T4">
在Zaporizhzhya和Kherson的指示</text:span>
敌人继续防御。 他向战斗恢复线附近的定居点开火。 特别是，是Burlatske，自由领域，Donetsk地区的Novopol； Olgivske，Malynivka，Gulyaipole，Magic，White，Little Tokmachka，Novodanilovka，Mali Shcherbaki，Kamianske Zaporizhzhya地区； 霍森地区的安东尼夫卡和霍森市的金·巴尔卡(Golden Balka)。</text:p>
      <text:p text:style-name="P4">
News Source: <text:a xlink:type="simple" xlink:href="https://armyinform.com.ua/2023/05/06/protyagom-doby-syly-oborony-vidbyly-ponad-30-atak-rosiyan-vazhki-boyi-tryvayut-za-mista-bahmut-ta-maryinku/" text:style-name="Internet_20_link" text:visited-style-name="Visited_20_Internet_20_Link">
https://armyinform.com.ua/2023/05/06/protyagom-doby-syly-oborony-vidbyly-ponad-30-atak-rosiyan-vazhki-boyi-tryvayut-za-mista-bahmut-ta-maryinku/</text:a>
</text:p>
      <!--NEWS-->
      <text:h text:style-name="P10" text:outline-level="1">
<text:span text:style-name="T4">
基辅（21:24）。 红色警报：空中威胁。 警笛声。 立即掩盖！</text:span>
</text:h>
      <text:p text:style-name="P4">
作者: liveuamap (Language: en)</text:p>
      <text:p text:style-name="P4">
时间: 2023-05-06T8:25:00</text:p>
      <text:p text:style-name="P4">
地点: Kyiv (Latitude:50.44343 Longtitude:30.53022)</text:p>
      <text:p text:style-name="P4">
视频: []</text:p>
      <text:p text:style-name="P4">
图片: []</text:p>
      <text:p text:style-name="P4">
标签: ["Europe", "Central and Eastern Europe"]</text:p>
      <text:p text:style-name="P4">
Id: 22560964</text:p>
      <!--METADATA-->
      <text:p text:style-name="P4">
基辅(21:24). Red Alert: aerial threat. Sirens sounding. Take cover now!</text:p>
      <text:p text:style-name="P4">
News Collection Link: <text:a xlink:type="simple" xlink:href="https://liveuamap.com/en/2023/06-may-kyiv2124-red-alert-aerial-threat-sireng" text:style-name="Internet_20_link" text:visited-style-name="Visited_20_Internet_20_Link">
https://liveuamap.com/en/2023/06-may-kyiv2124-red-alert-aerial-threat-sireng</text:a>
</text:p>
      <text:p text:style-name="P4">
News Source: <text:a xlink:type="simple" xlink:href="https://t.me/KyivCityOfficial/6621" text:style-name="Internet_20_link" text:visited-style-name="Visited_20_Internet_20_Link">
https://t.me/KyivCityOfficial/6621</text:a>
</text:p>
      <!--NEWS-->
      <text:h text:style-name="P10" text:outline-level="1">
<text:span text:style-name="T4">
在Energodar，俄罗斯人绑架汽车和能源企业的Rob Warehouses</text:span>
</text:h>
      <text:p text:style-name="P4">
作者: ['АРМІЯINFORM']</text:p>
      <text:p text:style-name="P4">
时间: 2023-05-06T90:00:00-04:00</text:p>
      <text:p text:style-name="P4">
描述: 关于ZS乌克兰人的总部。 “罗西斯克（Rosisk）不喝酒……与乌克兰2022的战争，与乌克兰的战争是今天的最新消息，今天与乌克兰的新闻战2022今天的最后一场战争，乌克兰和俄罗斯之间的战争将会发生战争2022年与乌克兰的战争，这将是，这将是不久的将来，与乌克兰与乌克兰的战争是否表示，今天与乌克兰的战争，今天的乌克兰新闻，乌克兰新闻，乌克兰媒体在俄罗斯的乌克兰新闻</text:p>
      <text:p text:style-name="P4">
图片: ['<text:a xlink:type="simple" xlink:href="https://armyinform.com.ua/wp-content/uploads/2023/05/47rs220805b511-2048x1400-1.jpg" text:style-name="Internet_20_link" text:visited-style-name="Visited_20_Internet_20_Link">
47rs220805b511-2048x1400-1.jpg</text:a>
']</text:p>
      <text:p text:style-name="P4">
标签: ['STOPRUSSIA', 'АГРЕСІЯ РФ', 'ВТОРГНЕННЯ РФ', 'ЕНЕРГОДАР', 'МАРОДЕРИ', 'РОСІЯНИ-ЗЛОДІЇ']</text:p>
      <text:p text:style-name="P4">
类别: News</text:p>
      <!--METADATA-->
      <text:p text:style-name="P4">
<draw:frame draw:style-name="fr1" draw:name="Image329" text:anchor-type="as-char" svg:width="6.9236in" svg:height="4.731127in" draw:z-index="0">
<draw:image xlink:href="../Images/AРМІЯINFORM/2023-05-06T90-00-00-04-00/47rs220805b511-2048x1400-1.jpg" xlink:type="simple" xlink:show="embed" xlink:actuate="onLoad" draw:mime-type="image/jpeg"/>
</draw:frame>
说明性照片<text:span text:style-name="T4">
🔥俄罗斯入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俄罗斯入侵者不会停止失去乌克兰公民和暂时占领领土的企业。 截至5月5日，在Energodar，企业“电蒙蒙塔兹-10”的努利族没有留下任何乘用车。 仓库被掠夺，画架设备被导出，”该消息将可用。</text:p>
      <text:p text:style-name="P4">
News Source: <text:a xlink:type="simple" xlink:href="https://armyinform.com.ua/2023/05/06/v-energodari-rosiyany-vykradayut-mashyny-ta-grabuyut-sklady-energetychnyh-pidpryyemstv/" text:style-name="Internet_20_link" text:visited-style-name="Visited_20_Internet_20_Link">
https://armyinform.com.ua/2023/05/06/v-energodari-rosiyany-vykradayut-mashyny-ta-grabuyut-sklady-energetychnyh-pidpryyemstv/</text:a>
</text:p>
      <!--NEWS-->
      <text:h text:style-name="P10" text:outline-level="1">
<text:span text:style-name="T4">
5更多敌人无人机被摧毁</text:span>
</text:h>
      <text:p text:style-name="P4">
作者: ['АРМІЯINFORM']</text:p>
      <text:p text:style-name="P4">
时间: 2023-05-06T91:00:00-04:00</text:p>
      <text:p text:style-name="P4">
描述: 关于ZSU真正的Child Demlyal综合性：“ Vorog代理BPL机器人...与乌克兰2022年的战争，与乌克兰的最新新闻战争，今天与乌克兰2022年的新闻战争，乌克兰和俄罗斯和俄罗斯和俄罗斯与俄罗斯与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345599081_197301336454519_7125297270954891757_n.jpg" text:style-name="Internet_20_link" text:visited-style-name="Visited_20_Internet_20_Link">
345599081_197301336454519_7125297270954891757_n.jpg</text:a>
']</text:p>
      <text:p text:style-name="P4">
标签: ['STOPRUSSIA', 'АГРЕСІЯ РФ', 'БПЛА']</text:p>
      <text:p text:style-name="P4">
类别: News</text:p>
      <!--METADATA-->
      <text:p text:style-name="P4">
<draw:frame draw:style-name="fr1" draw:name="Image330" text:anchor-type="as-char" svg:width="6.9236in" svg:height="6.9236in" draw:z-index="0">
<draw:image xlink:href="../Images/AРМІЯINFORM/2023-05-06T91-00-00-04-00/345599081_197301336454519_7125297270954891757_n.jpg" xlink:type="simple" xlink:show="embed" xlink:actuate="onLoad" draw:mime-type="image/jpeg"/>
</draw:frame>
关于它<text:a xlink:type="simple" xlink:href="https://www.facebook.com/kpszsu/posts/pfbid0cwCizDc3aa7x2DvwuQ1F9CkNtXdbnz6PGeTztps2XH6dHmWnnrNX7gyWtPCiyQq5l" text:style-name="Internet_20_link" text:visited-style-name="Visited_20_Internet_20_Link">
报告</text:a>
武装部队司令部：</text:p>
      <text:p text:style-name="P4">
“敌人加强了整个前线不同类型的无人机工作。</text:p>
      <text:p text:style-name="P4">
在5月6日的那天，五架敌人的无人机被乌克兰武装部队的部队和防空摧毁：四个行动型级别和一辆柳叶刀型无人机。</text:p>
      <text:p text:style-name="P4">
News Source: <text:a xlink:type="simple" xlink:href="https://armyinform.com.ua/2023/05/06/znyshheno-shhe-5-vorozhyh-bpla/" text:style-name="Internet_20_link" text:visited-style-name="Visited_20_Internet_20_Link">
https://armyinform.com.ua/2023/05/06/znyshheno-shhe-5-vorozhyh-bpla/</text:a>
</text:p>
      <!--NEWS-->
      <text:h text:style-name="P10" text:outline-level="1">
<text:span text:style-name="T4">
我们必须从俄罗斯囚禁 - 乌克兰总统返回并将所有人民返回</text:span>
</text:h>
      <text:p text:style-name="P4">
作者: ['АРМІЯINFORM']</text:p>
      <text:p text:style-name="P4">
时间: 2023-05-06T92:00:00-04:00</text:p>
      <text:p text:style-name="P4">
描述: https://www.youtube.com/watch?v=o8vfbjjn0xi关于乌克兰Volodymyr的总统...与乌克兰2022年的战争，与乌克兰的最新新闻，今天与乌克兰2022年的战争，今天将在今天之间发生战争，和俄罗斯，当2022年与乌克兰的战争将在不久的将来与乌克兰战争，乌克兰与乌克兰的战争，今天的乌克兰新闻，乌克兰的新闻，乌克兰媒体在俄罗斯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mi-mayemo-povernuti-j-povernemo-vsih-nashih-lyudej-iz-rosijs-82745" text:style-name="Internet_20_link" text:visited-style-name="Visited_20_Internet_20_Link">
Said</text:a>
在他的视频地址：</text:p>
      <text:p text:style-name="P4">
“我希望健康，亲爱的乌克兰人!</text:p>
      <text:p text:style-name="P4">
今天对我们的士兵来说是重要的一天，今天是乌克兰步兵的日子。</text:p>
      <text:p text:style-name="P4">
这是一个捍卫者和后卫的职业假期，总是值得关注。</text:p>
      <text:p text:style-name="P4">
陆军最大的组成部分，那些对防御最重要的抵抗力。 表现特别重要的人。</text:p>
      <text:p text:style-name="P4">
他很荣幸今天祝贺我们的步兵，并获得州奖和荣誉荣誉荣誉荣誉，我们的船员以勇气和勇气。 第10个单独的农业旅，第14个独立的机械化，第56个单独的运动步兵……谢谢勇士队的表现!感谢所有必须在乌克兰步兵任职的人!</text:p>
      <text:p text:style-name="P4">
然而，今天，金星的命令移交给了我们的英雄瓦莱尔博夫上尉。 他死于战斗。 他是第93个独立机械化旅“冷纱”的汽车步兵营的汽车步兵公司的指挥官。</text:p>
      <text:p text:style-name="P4">
这个人字形，乌克兰的雪佛龙英雄，是他的女儿维多利亚(Victoria)交给我的。 我会构建它。 对我来说，这是一个非常荣幸的荣誉。</text:p>
      <text:p text:style-name="P4">
今天，我们的团队设法从俄罗斯囚禁中返回了45个我们的囚禁。 42名乌克兰捍卫者和三名捍卫者。 他们都为Azovstal辩护。 35名普通和中士，十个军官。</text:p>
      <text:p text:style-name="P4">
我们必须从俄罗斯囚禁中返回并返回所有人!我非常感谢交流团队。 Budanov，Yermak，Usov，Kid，Loubin。谢谢，伙计们!</text:p>
      <text:p text:style-name="P4">
今天，他会见了犹他州代表 - 最强大的国家之一。 我们已经讨论了我们的互动，这是一个很好的例子，说明了特定部分如何帮助保护自由和人民。 人道主义支持，援助，政治互动。 我们有足够的机会为乌克兰人和美国人的共同利益共同努力。</text:p>
      <text:p text:style-name="P4">
还有一个。 今天，乌克兰政府负责人和乌克兰的第一夫人代表了英国的国家，查尔西伊国王和卡米拉皇后的加冕典礼。</text:p>
      <text:p text:style-name="P4">
我代表整个乌克兰人民，祝贺他们的je下 - 乌克兰的真正朋友 - 这一历史活动开始了英国君主制的新时代。 我祝查尔斯三世国王(King Charles III)有多年的成功统治，以及聚集在一起的人们的人民 - 与我们共同的繁荣和胜利。感谢所有帮助保护生活和自由的人!</text:p>
      <text:p text:style-name="P4">
荣耀现在我们正在战斗的所有士兵!荣耀我们美丽的人!</text:p>
      <text:p text:style-name="P4">
荣耀乌克兰!”。</text:p>
      <text:p text:style-name="P4">
News Source: <text:a xlink:type="simple" xlink:href="https://armyinform.com.ua/2023/05/06/my-mayemo-povernuty-j-povernemo-vsih-nashyh-lyudej-iz-rosijskoyi-nevoli-prezydent-ukrayiny/" text:style-name="Internet_20_link" text:visited-style-name="Visited_20_Internet_20_Link">
https://armyinform.com.ua/2023/05/06/my-mayemo-povernuty-j-povernemo-vsih-nashyh-lyudej-iz-rosijskoyi-nevoli-prezydent-ukrayiny/</text:a>
</text:p>
      <!--NEWS-->
      <text:h text:style-name="P10" text:outline-level="1">
<text:span text:style-name="T4">
7北约维尔纽斯峰会对乌克兰国防部长的期望</text:span>
</text:h>
      <text:p text:style-name="P4">
作者: ['АРМІЯINFORM']</text:p>
      <text:p text:style-name="P4">
时间: 2023-05-06T93:00:00-04:00</text:p>
      <text:p text:style-name="P4">
描述: 关于乌克兰奥利克斯尼科夫的第七届Ochikuvan Ministra防御，我被Samit Nato的乡村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photo1683382388.jpeg" text:style-name="Internet_20_link" text:visited-style-name="Visited_20_Internet_20_Link">
photo1683382388.jpeg</text:a>
']</text:p>
      <text:p text:style-name="P4">
标签: ['STOPRUSSIA', 'АГРЕСІЯ РФ', 'ВІЛЬНЮСЬКИЙ САМІТ', 'ОЛЕКСІЙ РЕЗНІКОВ']</text:p>
      <text:p text:style-name="P4">
类别: News</text:p>
      <!--METADATA-->
      <text:p text:style-name="P4">
<draw:frame draw:style-name="fr1" draw:name="Image331" text:anchor-type="as-char" svg:width="6.9236in" svg:height="7.919757in" draw:z-index="0">
<draw:image xlink:href="../Images/AРМІЯINFORM/2023-05-06T93-00-00-04-00/photo1683382388.jpeg" xlink:type="simple" xlink:show="embed" xlink:actuate="onLoad" draw:mime-type="image/jpeg"/>
</draw:frame>
Vilnius峰会上乌克兰Alexei Reznikov国防部长的期望约7个期望<text:a xlink:type="simple" xlink:href="https://t.me/militarymediacenter/1874" text:style-name="Internet_20_link" text:visited-style-name="Visited_20_Internet_20_Link">
报告</text:a>
军事媒体中心：</text:p>
      <text:p text:style-name="P4">
1️⃣在2023年底对乌克兰提出了明确的会员资格算法；</text:p>
      <text:p text:style-name="P4">
2️⃣北约对乌克兰会员的承诺；</text:p>
      <text:p text:style-name="P4">
3️⃣保证乌克兰在加入联盟之前的保证；</text:p>
      <text:p text:style-name="P4">
4️⃣北约愿意支持乌克兰和平公式；</text:p>
      <text:p text:style-name="P4">
5️⃣提供乌克兰的防御需求，包括防空，坦克和敌对行动；</text:p>
      <text:p text:style-name="P4">
6️⃣根据第4条法规与乌克兰建立了危机咨询机制；</text:p>
      <text:p text:style-name="P4">
7️⃣将北约乌克兰委员会重新格式化为北约乌克兰从乌克兰过渡到国防系统，医疗和释放的北约标准。</text:p>
      <text:p text:style-name="P4">
News Source: <text:a xlink:type="simple" xlink:href="https://armyinform.com.ua/2023/05/06/7-ochikuvan-ministra-oborony-ukrayiny-vid-vilnyuskogo-samitu-nato/" text:style-name="Internet_20_link" text:visited-style-name="Visited_20_Internet_20_Link">
https://armyinform.com.ua/2023/05/06/7-ochikuvan-ministra-oborony-ukrayiny-vid-vilnyuskogo-samitu-nato/</text:a>
</text:p>
      <!--NEWS-->
      <text:h text:style-name="P10" text:outline-level="1">
<text:span text:style-name="T4">
乌克兰总统尊重荣誉名誉荣誉荣誉名誉荣誉名誉荣誉荣誉荣誉荣誉卓越</text:span>
</text:h>
      <text:p text:style-name="P4">
作者: ['АРМІЯINFORM']</text:p>
      <text:p text:style-name="P4">
时间: 2023-05-06T94:00:00-04:00</text:p>
      <text:p text:style-name="P4">
描述: 关于乌克兰总统第265/2023号总统的法令，“关于Vidnika的荣誉 - 知道...与乌克兰2022年的战争，与乌克兰的战争是今天的最新消息，这是与战争的最新消息，这是与与乌克兰的战争。乌克兰2022年是今天的最后一次，无论乌克兰和俄罗斯之间是否会发生战争，何时，何时，何时，何时，何时，何时，何时，何时，何时，何时，何时，何时与乌克兰战争在2022年将是，将在不久的将来与乌克兰发动战争，与乌克兰的战争，今天的乌克兰新闻，乌克兰新闻，乌克兰媒体在俄罗斯</text:p>
      <text:p text:style-name="P4">
图片: ['<text:a xlink:type="simple" xlink:href="https://armyinform.com.ua/wp-content/uploads/2023/05/zyro-image-1536x1022-1.jpg" text:style-name="Internet_20_link" text:visited-style-name="Visited_20_Internet_20_Link">
zyro-image-1536x1022-1.jpg</text:a>
']</text:p>
      <text:p text:style-name="P4">
标签: ['STOPRUSSIA', 'АГРЕСІЯ РФ', 'ВІДЗНАКА «ЗА\xa0МУЖНІСТЬ ТА\xa0ВІДВАГУ»']</text:p>
      <text:p text:style-name="P4">
类别: News</text:p>
      <!--METADATA-->
      <text:p text:style-name="P4">
<draw:frame draw:style-name="fr1" draw:name="Image332" text:anchor-type="as-char" svg:width="6.9236in" svg:height="4.604194in" draw:z-index="0">
<draw:image xlink:href="../Images/AРМІЯINFORM/2023-05-06T94-00-00-04-00/zyro-image-1536x1022-1.jpg" xlink:type="simple" xlink:show="embed" xlink:actuate="onLoad" draw:mime-type="image/jpeg"/>
</draw:frame>
说明性照片</text:p>
      <text:p text:style-name="P4">
关于这个<text:a xlink:type="simple" xlink:href="https://www.president.gov.ua/documents/2652023-46693" text:style-name="Internet_20_link" text:visited-style-name="Visited_20_Internet_20_Link">
被引用</text:a>
在乌克兰总统第265/2023号总统的法令中，“庆祝荣誉荣誉”的勇气”：</text:p>
      <text:p text:style-name="P4">
“为了纪念勇气和英雄主义的目的，在保护期间发现</text:p>
      <text:p text:style-name="P4">
1 \。 要注意荣誉区别“为勇气和英勇”，乌克兰武装部队的土地部队的这类军事部位：</text:p>
      <text:p text:style-name="P4">
10个单独的Edelweiss Mountain股票旅；</text:p>
      <text:p text:style-name="P4">
14个单独的机械大队以罗曼王子大帝的名字命名；</text:p>
      <text:p text:style-name="P4">
56独立的汽车步兵野马旅。</text:p>
      <text:p text:style-name="P4">
乌克兰V. Zelensky总裁</text:p>
      <text:p text:style-name="P4">
5月5日2023年</text:p>
      <text:p text:style-name="P4">
News Source: <text:a xlink:type="simple" xlink:href="https://armyinform.com.ua/2023/05/06/pochesnoyu-vidznakoyu-za-muzhnist-ta-vidvagu-prezydent-ukrayiny-vidznachyv-try-brygady-zsu/" text:style-name="Internet_20_link" text:visited-style-name="Visited_20_Internet_20_Link">
https://armyinform.com.ua/2023/05/06/pochesnoyu-vidznakoyu-za-muzhnist-ta-vidvagu-prezydent-ukrayiny-vidznachyv-try-brygady-zsu/</text:a>
</text:p>
      <!--NEWS-->
      <text:h text:style-name="P10" text:outline-level="1">
<text:span text:style-name="T4">
俄罗斯指挥官公开称其下属“加农炮肉”</text:span>
</text:h>
      <text:p text:style-name="P4">
作者: ['АРМІЯINFORM']</text:p>
      <text:p text:style-name="P4">
时间: 2023-05-06T95:00:00-04:00</text:p>
      <text:p text:style-name="P4">
描述: 关于ZS乌克兰人的总部。 “达达鲁斯经常受到监督……与乌克兰2022年的战争，与乌克兰的最新新闻，今天与乌克兰的新闻战争，今天的最后一场新闻战争，今天将在乌克兰和俄罗斯之间发动战争，当2022年与乌克兰的战争将在2022年与乌克兰战争时是否会在不久的将来与乌克兰进行战争，这是与乌克兰的战争，今天的乌克兰新闻，乌克兰新闻，乌克兰媒体的战争</text:p>
      <text:p text:style-name="P4">
图片: ['<text:a xlink:type="simple" xlink:href="https://armyinform.com.ua/wp-content/uploads/2022/09/prymusova-mobilizacziya-tot.jpg" text:style-name="Internet_20_link" text:visited-style-name="Visited_20_Internet_20_Link">
prymusova-mobilizacziya-tot.jpg</text:a>
']</text:p>
      <text:p text:style-name="P4">
标签: ['STOPRUSSIA', 'АГРЕСІЯ РФ', 'ВІЙСЬКОВІ РФ', 'ВТОРГНЕННЯ РФ', 'ГШ ЗСУ']</text:p>
      <text:p text:style-name="P4">
类别: News</text:p>
      <!--METADATA-->
      <text:p text:style-name="P4">
<draw:frame draw:style-name="fr1" draw:name="Image333" text:anchor-type="as-char" svg:width="6.9236in" svg:height="4.032997in" draw:z-index="0">
<draw:image xlink:href="../Images/AРМІЯINFORM/2023-05-06T95-00-00-04-00/prymusova-mobilizacziya-tot.jpg" xlink:type="simple" xlink:show="embed" xlink:actuate="onLoad" draw:mime-type="image/jpeg"/>
</draw:frame>
说明性照片<text:span text:style-name="T4">
🔥俄罗斯完成的情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越来越多地收到有关敌人人员道德和心理状态低水平的信息。</text:p>
      <text:p text:style-name="P4">
因此，在俄罗斯占领部队的一个部门中，该部门位于尼兹尼·诺夫哥罗德地区穆里诺的穆利诺穆利诺穆利诺(Mulino)的一个部门中，指挥官公开指的是下属的“枪肉”。</text:p>
      <text:p text:style-name="P4">
此外，军事人员还抱怨医疗服务不良，并提供个人防护设备和设备。</text:p>
      <text:p text:style-name="P4">
消息写道：“大约有50％的人员没有机会发行付款卡，担心如果他们去世，他们的资金将不会由家人获得。”</text:p>
      <text:p text:style-name="P4">
News Source: <text:a xlink:type="simple" xlink:href="https://armyinform.com.ua/2023/05/06/rosijski-komandyry-vidkryto-nazyvayut-svoyih-pidleglyh-garmatnym-myasom/" text:style-name="Internet_20_link" text:visited-style-name="Visited_20_Internet_20_Link">
https://armyinform.com.ua/2023/05/06/rosijski-komandyry-vidkryto-nazyvayut-svoyih-pidleglyh-garmatnym-myasom/</text:a>
</text:p>
      <!--NEWS-->
      <text:h text:style-name="P10" text:outline-level="1">
<text:span text:style-name="T4">
SBU打破了两个俄罗斯同事的逃脱，这帮助了霍森地区的敌人</text:span>
</text:h>
      <text:p text:style-name="P4">
作者: ['АРМІЯINFORM']</text:p>
      <text:p text:style-name="P4">
时间: 2023-05-06T96:00:00-04:00</text:p>
      <text:p text:style-name="P4">
描述: Служба безпеки затримала ще двох прихильників рф у результаті масштабних контрдиверс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标签: ['КОЛАБОРАНТИ', 'СБУ']</text:p>
      <text:p text:style-name="P4">
类别: News</text:p>
      <!--METADATA-->
      <text:p text:style-name="P4">
<draw:frame draw:style-name="fr1" draw:name="Image334" text:anchor-type="as-char" svg:width="6.9236in" svg:height="3.555362in" draw:z-index="0">
<draw:image xlink:href="../Images/AРМІЯINFORM/2023-05-06T96-00-00-04-00/232191481_149444590648295_3523033550936501027_n.jpg" xlink:type="simple" xlink:show="embed" xlink:actuate="onLoad" draw:mime-type="image/jpeg"/>
</draw:frame>
说明性照片</text:p>
      <text:p text:style-name="P4">
安全服务<text:a xlink:type="simple" xlink:href="https://www.facebook.com/SecurSerUkraine/posts/pfbid0rcPtrxc4VButjTzTxuyQJRLw8bmRBnw9AcPhD8p6wZpUhvPmERb3zM1NqEkLmQm9l" text:style-name="Internet_20_link" text:visited-style-name="Visited_20_Internet_20_Link">
延迟</text:a>
由于大规模矛盾的措施，俄罗斯联邦的另外两个支持者以赫森地区的名字命名。</text:p>
      <text:p text:style-name="P4">
当地人是虐待者：父亲和儿子，在该地区临时职业期间支持。</text:p>
      <text:p text:style-name="P4">
右河畔赫尔森地区释放后，年轻人继续与逃到左海岸的俄罗斯军队保持联系。</text:p>
      <text:p text:style-name="P4">
根据调查，它“耗尽”了贝洛泽尔斯基地区领土的基地和siloboron的占领者。</text:p>
      <text:p text:style-name="P4">
大多数敌人对武装部队武装部队的战斗位置的位置感兴趣。</text:p>
      <text:p text:style-name="P4">
该人还向入侵者通报了俄罗斯对关键基础设施，社会机构和住宅建筑物的当地对象的俄罗斯空袭后果。</text:p>
      <text:p text:style-name="P4">
智能占用者被用来调整重复的火箭艺术作品打击，以对Bilozerki，Kizomis和巨大的定居点进行调整，包括使用托管航空。</text:p>
      <text:p text:style-name="P4">
为了进行交流，叛徒使用了匿名信使，并以文本和音频消息的形式以及AshelectRonic坐标进行了传输。</text:p>
      <text:p text:style-name="P4">
同时，在临时占领霍尔森的父亲的父亲同意被任命为“阿西里克和赫尔森地区的渔业部”的入侵者。</text:p>
      <text:p text:style-name="P4">
在执政的职位时，他遵循了高拉特(Gaulayter)对该地区克里姆林宫平衡的指示。</text:p>
      <text:p text:style-name="P4">
发现合作者定期参加了一位重要的“部长”总统的会议，并敦促人们支持入侵者。</text:p>
      <text:p text:style-name="P4">
此外，他迫使当地农民为侵略国的利益而工作。 如果拒绝 - 受到俄罗斯联邦惩罚性器官的镇压威胁。</text:p>
      <text:p text:style-name="P4">
了解对犯罪的惩罚的必然性，他们俩都逃到了霍森地区的暂时捕获的部分。</text:p>
      <text:p text:style-name="P4">
为此，与入侵者撤离有关。根据收集的证据，SBU的调查人员告诉敌方校正者根据第2部分的艺术规定。 111(在戒严状态下犯下的国家背叛)，父亲的父亲 - 根据艺术的第5部分。 111-1(合作)乌克兰的刑法。</text:p>
      <text:p text:style-name="P4">
目前，两名攻击者都被拘留。 正在进行调查，以确定犯罪的所有情况并起诉肇事者。</text:p>
      <text:p text:style-name="P4">
反之亦然的措施是由SBU的工作人员在检察官办公室保存领导层的。</text:p>
      <text:p text:style-name="P4">
News Source: <text:a xlink:type="simple" xlink:href="https://armyinform.com.ua/2023/05/06/sbu-zirvala-vtechu-dvoh-poplichnykiv-rf-yaki-dopomagaly-vorogu-na-hersonshhyni/" text:style-name="Internet_20_link" text:visited-style-name="Visited_20_Internet_20_Link">
https://armyinform.com.ua/2023/05/06/sbu-zirvala-vtechu-dvoh-poplichnykiv-rf-yaki-dopomagaly-vorogu-na-hersonshhyni/</text:a>
</text:p>
      <!--NEWS-->
      <text:h text:style-name="P10" text:outline-level="1">
<text:span text:style-name="T4">
乌克兰海军陆战队支持消防训练技能</text:span>
</text:h>
      <text:p text:style-name="P4">
作者: ['АРМІЯINFORM']</text:p>
      <text:p text:style-name="P4">
时间: 2023-05-06T97:00:00-04:00</text:p>
      <text:p text:style-name="P4">
描述: 关于VMS ZS乌克兰人的工作：“乌克兰莫斯基·普罗蒂（Ukrainian Morsky the）...与乌克兰2022年的战争，与乌克兰的最新新闻，今天与乌克兰2022年的《新闻战》，今天，乌克兰和俄罗斯之间的战争是否会发生战争，一场战争，一场战争，一场战争，一场战争，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44547283_788178359286444_6056673073977343410_n.jpg" text:style-name="Internet_20_link" text:visited-style-name="Visited_20_Internet_20_Link">
344547283_788178359286444_6056673073977343410_n.jpg</text:a>
', '<text:a xlink:type="simple" xlink:href="https://armyinform.com.ua/wp-content/uploads/2023/05/344000609_2317306275123458_3974039771555639074_n-150x150.jpg" text:style-name="Internet_20_link" text:visited-style-name="Visited_20_Internet_20_Link">
344000609_2317306275123458_3974039771555639074_n-150x150.jpg</text:a>
', '<text:a xlink:type="simple" xlink:href="https://armyinform.com.ua/wp-content/uploads/2023/05/344393261_249865827548559_1263438314601649190_n-150x150.jpg" text:style-name="Internet_20_link" text:visited-style-name="Visited_20_Internet_20_Link">
344393261_249865827548559_1263438314601649190_n-150x150.jpg</text:a>
', '<text:a xlink:type="simple" xlink:href="https://armyinform.com.ua/wp-content/uploads/2023/05/344698781_770859191351421_1765689977540530875_n-150x150.jpg" text:style-name="Internet_20_link" text:visited-style-name="Visited_20_Internet_20_Link">
344698781_770859191351421_1765689977540530875_n-150x150.jpg</text:a>
', '<text:a xlink:type="simple" xlink:href="https://armyinform.com.ua/wp-content/uploads/2023/05/345071461_768604664803084_30857586329907468_n-150x150.jpg" text:style-name="Internet_20_link" text:visited-style-name="Visited_20_Internet_20_Link">
345071461_768604664803084_30857586329907468_n-150x150.jpg</text:a>
', '<text:a xlink:type="simple" xlink:href="https://armyinform.com.ua/wp-content/uploads/2023/05/345447711_606546211405951_4108454640402040050_n-150x150.jpg" text:style-name="Internet_20_link" text:visited-style-name="Visited_20_Internet_20_Link">
345447711_606546211405951_4108454640402040050_n-150x150.jpg</text:a>
', '<text:a xlink:type="simple" xlink:href="https://armyinform.com.ua/wp-content/uploads/2023/05/345450980_232259032744126_1260553145642037009_n-150x150.jpg" text:style-name="Internet_20_link" text:visited-style-name="Visited_20_Internet_20_Link">
345450980_232259032744126_1260553145642037009_n-150x150.jpg</text:a>
', '<text:a xlink:type="simple" xlink:href="https://armyinform.com.ua/wp-content/uploads/2023/05/345450980_3211315939159023_9052386862747969743_n-150x150.jpg" text:style-name="Internet_20_link" text:visited-style-name="Visited_20_Internet_20_Link">
345450980_3211315939159023_9052386862747969743_n-150x150.jpg</text:a>
', '<text:a xlink:type="simple" xlink:href="https://armyinform.com.ua/wp-content/uploads/2023/05/345451575_758855142436287_903879792692173176_n-150x150.jpg" text:style-name="Internet_20_link" text:visited-style-name="Visited_20_Internet_20_Link">
345451575_758855142436287_903879792692173176_n-150x150.jpg</text:a>
', '<text:a xlink:type="simple" xlink:href="https://armyinform.com.ua/wp-content/uploads/2023/05/345456353_981856383250999_7663699566592861940_n-150x150.jpg" text:style-name="Internet_20_link" text:visited-style-name="Visited_20_Internet_20_Link">
345456353_981856383250999_7663699566592861940_n-150x150.jpg</text:a>
', '<text:a xlink:type="simple" xlink:href="https://armyinform.com.ua/wp-content/uploads/2023/05/345458104_895941781490846_1433059254335478437_n-150x150.jpg" text:style-name="Internet_20_link" text:visited-style-name="Visited_20_Internet_20_Link">
345458104_895941781490846_1433059254335478437_n-150x150.jpg</text:a>
', '<text:a xlink:type="simple" xlink:href="https://armyinform.com.ua/wp-content/uploads/2023/05/345461068_983524266160113_3132960177275386790_n-150x150.jpg" text:style-name="Internet_20_link" text:visited-style-name="Visited_20_Internet_20_Link">
345461068_983524266160113_3132960177275386790_n-150x150.jpg</text:a>
', '<text:a xlink:type="simple" xlink:href="https://armyinform.com.ua/wp-content/uploads/2023/05/345469663_771832520950558_2270270761723913755_n-150x150.jpg" text:style-name="Internet_20_link" text:visited-style-name="Visited_20_Internet_20_Link">
345469663_771832520950558_2270270761723913755_n-150x150.jpg</text:a>
', '<text:a xlink:type="simple" xlink:href="https://armyinform.com.ua/wp-content/uploads/2023/05/345573354_162155996814741_1906949450506445878_n-150x150.jpg" text:style-name="Internet_20_link" text:visited-style-name="Visited_20_Internet_20_Link">
345573354_162155996814741_1906949450506445878_n-150x150.jpg</text:a>
', '<text:a xlink:type="simple" xlink:href="https://armyinform.com.ua/wp-content/uploads/2023/05/345653926_249927864372149_3207295380449602624_n-150x150.jpg" text:style-name="Internet_20_link" text:visited-style-name="Visited_20_Internet_20_Link">
345653926_249927864372149_3207295380449602624_n-150x150.jpg</text:a>
']</text:p>
      <text:p text:style-name="P4">
标签: ['STOPRUSSIA', 'АГРЕСІЯ РФ']</text:p>
      <text:p text:style-name="P4">
类别: News</text:p>
      <!--METADATA-->
      <text:p text:style-name="P4">
<draw:frame draw:style-name="fr1" draw:name="Image335" text:anchor-type="as-char" svg:width="6.9236in" svg:height="4.615733in" draw:z-index="0">
<draw:image xlink:href="../Images/AРМІЯINFORM/2023-05-06T97-00-00-04-00/344547283_788178359286444_6056673073977343410_n.jpg" xlink:type="simple" xlink:show="embed" xlink:actuate="onLoad" draw:mime-type="image/jpeg"/>
</draw:frame>
关于这个<text:a xlink:type="simple" xlink:href="https://www.facebook.com/navy.mil.gov.ua/posts/pfbid0zNfo32f3qPSsxHv2isJdRE6JQCekTz3DBdaK1YCLTGWJJqz2r1uuUDqmmcTyvwJWl" text:style-name="Internet_20_link" text:visited-style-name="Visited_20_Internet_20_Link">
被引用</text:a>
在乌克兰武装部队海军的报告中：</text:p>
      <text:p text:style-name="P4">
“乌克兰海军陆战队继续提高他们的知识，并在适当的水平上维持技能，以使俄罗斯法西斯军队的有效抵抗。</text:p>
      <text:p text:style-name="P4">
尽管日常任务的时间表紧迫，但海军陆战队会非常关注各种消防训练练习的发展，因为每个军事人员不仅必须彻底了解自己的武器，而且还成功地使用了自己的武器，摧毁了俄罗斯占领者。”</text:p>
      <text:p text:style-name="P4">
<text:a xlink:type="simple" xlink:href="https://armyinform.com.ua/wp-content/uploads/2023/05/344000609_2317306275123458_3974039771555639074_n.jpg" text:style-name="Internet_20_link" text:visited-style-name="Visited_20_Internet_20_Link">
!(Images/AРМІЯINFORM/2023-05-06T97-00-00-04-00/344000609_2317306275123458_3974039771555639074_n-150x150.jpg)</text:a>
</text:p>
      <text:p text:style-name="P4">
<text:a xlink:type="simple" xlink:href="https://armyinform.com.ua/wp-content/uploads/2023/05/344393261_249865827548559_1263438314601649190_n.jpg" text:style-name="Internet_20_link" text:visited-style-name="Visited_20_Internet_20_Link">
<draw:frame draw:style-name="fr1" draw:name="Image336" text:anchor-type="as-char" svg:width="6.9236in" svg:height="6.9236in" draw:z-index="0">
<draw:image xlink:href="../Images/AРМІЯINFORM/2023-05-06T97-00-00-04-00/344393261_249865827548559_1263438314601649190_n-150x150.jpg" xlink:type="simple" xlink:show="embed" xlink:actuate="onLoad" draw:mime-type="image/jpeg"/>
</draw:frame>
</text:a>
</text:p>
      <text:p text:style-name="P4">
<text:a xlink:type="simple" xlink:href="https://armyinform.com.ua/wp-content/uploads/2023/05/344698781_770859191351421_1765689977540530875_n.jpg" text:style-name="Internet_20_link" text:visited-style-name="Visited_20_Internet_20_Link">
<draw:frame draw:style-name="fr1" draw:name="Image337" text:anchor-type="as-char" svg:width="6.9236in" svg:height="6.9236in" draw:z-index="0">
<draw:image xlink:href="../Images/AРМІЯINFORM/2023-05-06T97-00-00-04-00/344698781_770859191351421_1765689977540530875_n-150x150.jpg" xlink:type="simple" xlink:show="embed" xlink:actuate="onLoad" draw:mime-type="image/jpeg"/>
</draw:frame>
</text:a>
</text:p>
      <text:p text:style-name="P4">
<text:a xlink:type="simple" xlink:href="https://armyinform.com.ua/wp-content/uploads/2023/05/345071461_768604664803084_30857586329907468_n.jpg" text:style-name="Internet_20_link" text:visited-style-name="Visited_20_Internet_20_Link">
<draw:frame draw:style-name="fr1" draw:name="Image338" text:anchor-type="as-char" svg:width="6.9236in" svg:height="6.9236in" draw:z-index="0">
<draw:image xlink:href="../Images/AРМІЯINFORM/2023-05-06T97-00-00-04-00/345071461_768604664803084_30857586329907468_n-150x150.jpg" xlink:type="simple" xlink:show="embed" xlink:actuate="onLoad" draw:mime-type="image/jpeg"/>
</draw:frame>
</text:a>
</text:p>
      <text:p text:style-name="P4">
<text:a xlink:type="simple" xlink:href="https://armyinform.com.ua/wp-content/uploads/2023/05/345447711_606546211405951_4108454640402040050_n.jpg" text:style-name="Internet_20_link" text:visited-style-name="Visited_20_Internet_20_Link">
<draw:frame draw:style-name="fr1" draw:name="Image339" text:anchor-type="as-char" svg:width="6.9236in" svg:height="6.9236in" draw:z-index="0">
<draw:image xlink:href="../Images/AРМІЯINFORM/2023-05-06T97-00-00-04-00/345447711_606546211405951_4108454640402040050_n-150x150.jpg" xlink:type="simple" xlink:show="embed" xlink:actuate="onLoad" draw:mime-type="image/jpeg"/>
</draw:frame>
</text:a>
</text:p>
      <text:p text:style-name="P4">
<text:a xlink:type="simple" xlink:href="https://armyinform.com.ua/wp-content/uploads/2023/05/345450980_232259032744126_1260553145642037009_n.jpg" text:style-name="Internet_20_link" text:visited-style-name="Visited_20_Internet_20_Link">
<draw:frame draw:style-name="fr1" draw:name="Image340" text:anchor-type="as-char" svg:width="6.9236in" svg:height="6.9236in" draw:z-index="0">
<draw:image xlink:href="../Images/AРМІЯINFORM/2023-05-06T97-00-00-04-00/345450980_232259032744126_1260553145642037009_n-150x150.jpg" xlink:type="simple" xlink:show="embed" xlink:actuate="onLoad" draw:mime-type="image/jpeg"/>
</draw:frame>
</text:a>
</text:p>
      <text:p text:style-name="P4">
<text:a xlink:type="simple" xlink:href="https://armyinform.com.ua/wp-content/uploads/2023/05/345450980_3211315939159023_9052386862747969743_n.jpg" text:style-name="Internet_20_link" text:visited-style-name="Visited_20_Internet_20_Link">
<draw:frame draw:style-name="fr1" draw:name="Image341" text:anchor-type="as-char" svg:width="6.9236in" svg:height="6.9236in" draw:z-index="0">
<draw:image xlink:href="../Images/AРМІЯINFORM/2023-05-06T97-00-00-04-00/345450980_3211315939159023_9052386862747969743_n-150x150.jpg" xlink:type="simple" xlink:show="embed" xlink:actuate="onLoad" draw:mime-type="image/jpeg"/>
</draw:frame>
</text:a>
</text:p>
      <text:p text:style-name="P4">
<text:a xlink:type="simple" xlink:href="https://armyinform.com.ua/wp-content/uploads/2023/05/345451575_758855142436287_903879792692173176_n.jpg" text:style-name="Internet_20_link" text:visited-style-name="Visited_20_Internet_20_Link">
<draw:frame draw:style-name="fr1" draw:name="Image342" text:anchor-type="as-char" svg:width="6.9236in" svg:height="6.9236in" draw:z-index="0">
<draw:image xlink:href="../Images/AРМІЯINFORM/2023-05-06T97-00-00-04-00/345451575_758855142436287_903879792692173176_n-150x150.jpg" xlink:type="simple" xlink:show="embed" xlink:actuate="onLoad" draw:mime-type="image/jpeg"/>
</draw:frame>
</text:a>
</text:p>
      <text:p text:style-name="P4">
<text:a xlink:type="simple" xlink:href="https://armyinform.com.ua/wp-content/uploads/2023/05/345458104_895941781490846_1433059254335478437_n.jpg" text:style-name="Internet_20_link" text:visited-style-name="Visited_20_Internet_20_Link">
<draw:frame draw:style-name="fr1" draw:name="Image343" text:anchor-type="as-char" svg:width="6.9236in" svg:height="6.9236in" draw:z-index="0">
<draw:image xlink:href="../Images/AРМІЯINFORM/2023-05-06T97-00-00-04-00/345458104_895941781490846_1433059254335478437_n-150x150.jpg" xlink:type="simple" xlink:show="embed" xlink:actuate="onLoad" draw:mime-type="image/jpeg"/>
</draw:frame>
</text:a>
</text:p>
      <text:p text:style-name="P4">
<text:a xlink:type="simple" xlink:href="https://armyinform.com.ua/wp-content/uploads/2023/05/345461068_983524266160113_3132960177275386790_n.jpg" text:style-name="Internet_20_link" text:visited-style-name="Visited_20_Internet_20_Link">
<draw:frame draw:style-name="fr1" draw:name="Image344" text:anchor-type="as-char" svg:width="6.9236in" svg:height="6.9236in" draw:z-index="0">
<draw:image xlink:href="../Images/AРМІЯINFORM/2023-05-06T97-00-00-04-00/345461068_983524266160113_3132960177275386790_n-150x150.jpg" xlink:type="simple" xlink:show="embed" xlink:actuate="onLoad" draw:mime-type="image/jpeg"/>
</draw:frame>
</text:a>
</text:p>
      <text:p text:style-name="P4">
<text:a xlink:type="simple" xlink:href="https://armyinform.com.ua/wp-content/uploads/2023/05/345469663_771832520950558_2270270761723913755_n.jpg" text:style-name="Internet_20_link" text:visited-style-name="Visited_20_Internet_20_Link">
<draw:frame draw:style-name="fr1" draw:name="Image345" text:anchor-type="as-char" svg:width="6.9236in" svg:height="6.9236in" draw:z-index="0">
<draw:image xlink:href="../Images/AРМІЯINFORM/2023-05-06T97-00-00-04-00/345469663_771832520950558_2270270761723913755_n-150x150.jpg" xlink:type="simple" xlink:show="embed" xlink:actuate="onLoad" draw:mime-type="image/jpeg"/>
</draw:frame>
</text:a>
</text:p>
      <text:p text:style-name="P4">
<text:a xlink:type="simple" xlink:href="https://armyinform.com.ua/wp-content/uploads/2023/05/345573354_162155996814741_1906949450506445878_n.jpg" text:style-name="Internet_20_link" text:visited-style-name="Visited_20_Internet_20_Link">
<draw:frame draw:style-name="fr1" draw:name="Image346" text:anchor-type="as-char" svg:width="6.9236in" svg:height="6.9236in" draw:z-index="0">
<draw:image xlink:href="../Images/AРМІЯINFORM/2023-05-06T97-00-00-04-00/345573354_162155996814741_1906949450506445878_n-150x150.jpg" xlink:type="simple" xlink:show="embed" xlink:actuate="onLoad" draw:mime-type="image/jpeg"/>
</draw:frame>
</text:a>
</text:p>
      <text:p text:style-name="P4">
<text:a xlink:type="simple" xlink:href="https://armyinform.com.ua/wp-content/uploads/2023/05/345653926_249927864372149_3207295380449602624_n.jpg" text:style-name="Internet_20_link" text:visited-style-name="Visited_20_Internet_20_Link">
<draw:frame draw:style-name="fr1" draw:name="Image347" text:anchor-type="as-char" svg:width="6.9236in" svg:height="6.9236in" draw:z-index="0">
<draw:image xlink:href="../Images/AРМІЯINFORM/2023-05-06T97-00-00-04-00/345653926_249927864372149_3207295380449602624_n-150x150.jpg" xlink:type="simple" xlink:show="embed" xlink:actuate="onLoad" draw:mime-type="image/jpeg"/>
</draw:frame>
</text:a>
</text:p>
      <text:p text:style-name="P4">
News Source: <text:a xlink:type="simple" xlink:href="https://armyinform.com.ua/2023/05/06/ukrayinski-morpihy-pidtrymuyut-navychky-z-vognevoyi-pidgotovky/" text:style-name="Internet_20_link" text:visited-style-name="Visited_20_Internet_20_Link">
https://armyinform.com.ua/2023/05/06/ukrayinski-morpihy-pidtrymuyut-navychky-z-vognevoyi-pidgotovky/</text:a>
</text:p>
      <!--NEWS-->
      <text:h text:style-name="P10" text:outline-level="1">
<text:span text:style-name="T4">
武装侵略期间的俄罗斯军队在乌克兰杀死了480名儿童</text:span>
</text:h>
      <text:p text:style-name="P4">
作者: ['АРМІЯINFORM']</text:p>
      <text:p text:style-name="P4">
时间: 2023-05-06T98:00:00-04:00</text:p>
      <text:p text:style-name="P4">
描述: 受伤第6次伤害2023年的村庄比乌克兰Vnaslikok的NISZH 1444迪蒂尼（Ditini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47_big.jpg" text:style-name="Internet_20_link" text:visited-style-name="Visited_20_Internet_20_Link">
47_big.jpg</text:a>
']</text:p>
      <text:p text:style-name="P4">
标签: ['STOPRUSSIA', 'АГРЕСІЯ РФ', 'ВІЙНА', 'ВТОРГНЕННЯ РФ', 'ДІТИ ВІЙНИ', 'ЮВЕНАЛЬНІ ПРОКУРОРИ']</text:p>
      <text:p text:style-name="P4">
类别: News</text:p>
      <!--METADATA-->
      <text:p text:style-name="P4">
<draw:frame draw:style-name="fr1" draw:name="Image348" text:anchor-type="as-char" svg:width="6.9236in" svg:height="5.18693in" draw:z-index="0">
<draw:image xlink:href="../Images/AРМІЯINFORM/2023-05-06T98-00-00-04-00/47_big.jpg" xlink:type="simple" xlink:show="embed" xlink:actuate="onLoad" draw:mime-type="image/jpeg"/>
</draw:frame>
说明性照片</text:p>
      <text:p text:style-name="P4">
截至2023年5月6日上午，由于俄罗斯联邦的大规模武装侵略，乌克兰有1444多名儿童受伤。 通过<text:a xlink:type="simple" xlink:href="https://www.gp.gov.ua/ua/posts/yuvenalni-prokurori-480-ditei-zaginulo-v-ukrayini-vnaslidok-zbroinoyi-agresiyi-rf" text:style-name="Internet_20_link" text:visited-style-name="Visited_20_Internet_20_Link">
官方信息</text:a>
少年检察官480人死亡，964多人受伤的严重程度不同。 这些数字不是最终的。 工作继续安装在临时占领和解放的领土上采取行动的地方。 以下地区的儿童受到最大影响：</text:p>
      <ul>
        <li>
Donetsk地区-455， * Kharkiv -275， *基辅-128， * Kherson -96， * Zaporizhia -89， * Mykolaivskaya -89， * Chernihiv -70， * Dnipropetrovsk -67， * Lugansk -66。</li>
      </ul>
      <text:p text:style-name="P4">
5月5日，一名16岁的女孩在医院死亡，由于俄罗斯军队于4月29日遭受了艰难的时期，他于4月29日，顿涅茨克地区的克拉曼托克斯克(Kramatorsk)。 由于敌人村庄的炮击，2022年7月3日在2022年7月3日在Tatyanovkadonnets地区村的一名14岁女孩的死亡众所周知。 5月5日，一名12岁的年轻人在Sumy地区的Hlukhiv地区受伤。</text:p>
      <text:p text:style-name="P4">
News Source: <text:a xlink:type="simple" xlink:href="https://armyinform.com.ua/2023/05/06/rosijski-vijskovi-za-chas-zbrojnoyi-agresiyi-vbyly-v-ukrayini-480-ditej/" text:style-name="Internet_20_link" text:visited-style-name="Visited_20_Internet_20_Link">
https://armyinform.com.ua/2023/05/06/rosijski-vijskovi-za-chas-zbrojnoyi-agresiyi-vbyly-v-ukrayini-480-ditej/</text:a>
</text:p>
      <!--NEWS-->
      <text:h text:style-name="P10" text:outline-level="1">
<text:span text:style-name="T4">
四月在巴赫穆特（Bakhmut）通过步兵战士的眼睛。 我们保留线条！</text:span>
</text:h>
      <text:p text:style-name="P4">
作者: ['АРМІЯINFORM']</text:p>
      <text:p text:style-name="P4">
时间: 2023-05-06T99:00:00-04:00</text:p>
      <text:p text:style-name="P4">
描述: Bakhmuti Ochima Voyniv-Pikhotsiv的Kviten。 trimmo！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5/345233524_555920483117359_1604682296362987471_n.jpg" text:style-name="Internet_20_link" text:visited-style-name="Visited_20_Internet_20_Link">
345233524_555920483117359_1604682296362987471_n.jpg</text:a>
']</text:p>
      <text:p text:style-name="P4">
标签: ['БАХМУТ', 'ДЕНЬ ПІХОТИ']</text:p>
      <text:p text:style-name="P4">
类别: News</text:p>
      <!--METADATA-->
      <text:p text:style-name="P4">
<draw:frame draw:style-name="fr1" draw:name="Image349" text:anchor-type="as-char" svg:width="6.9236in" svg:height="4.615733in" draw:z-index="0">
<draw:image xlink:href="../Images/AРМІЯINFORM/2023-05-06T99-00-00-04-00/345233524_555920483117359_1604682296362987471_n.jpg" xlink:type="simple" xlink:show="embed" xlink:actuate="onLoad" draw:mime-type="image/jpeg"/>
</draw:frame>
四月在巴赫穆特(Bakhmut)通过步兵战士的眼睛。 我们保留线条!</text:p>
      <text:p text:style-name="P4">
News Source: <text:a xlink:type="simple" xlink:href="https://armyinform.com.ua/2023/05/06/kviten-v-bahmuti-ochyma-voyiniv-pihotyncziv-trymayemo-strij/" text:style-name="Internet_20_link" text:visited-style-name="Visited_20_Internet_20_Link">
https://armyinform.com.ua/2023/05/06/kviten-v-bahmuti-ochyma-voyiniv-pihotyncziv-trymayemo-strij/</text:a>
</text:p>
      <!--NEWS-->
      <text:h text:style-name="P10" text:outline-level="1">
<text:span text:style-name="T4">
白俄罗斯营沿着通往巴赫穆特的道路表现出沟渠</text:span>
</text:h>
      <text:p text:style-name="P4">
作者: Ukrinform (Person)</text:p>
      <text:p text:style-name="P4">
出版商: Укринформ (Organization)</text:p>
      <text:p text:style-name="P4">
出版时间: 2023-05-07T-31:18:00+03:00</text:p>
      <text:p text:style-name="P4">
修改时间: 2023-05-07T00:18:00+03:00</text:p>
      <text:p text:style-name="P4">
描述: 在乌克兰一侧进行战斗的白俄罗斯志愿营Terr发布了一段视频，据称，录制了录制的视频，清洁了沿Bakhmut的“生命之路”的入侵者的沟渠，由敌人控制。  - 乌克林。</text:p>
      <text:p text:style-name="P4">
图片: ["<text:a xlink:type="simple" xlink:href="https://static.ukrinform.com/photos/2023_05/thumb_files/630_360_1683408799-784.jpg" text:style-name="Internet_20_link" text:visited-style-name="Visited_20_Internet_20_Link">
630_360_16834...</text:a>
"]</text:p>
      <text:p text:style-name="P4">
标签: ['Бахмут', 'білорусь', 'Агресія РФ', 'Добровольці', 'Війна з росією']</text:p>
      <text:p text:style-name="P4">
类型: Article</text:p>
      <!--METADATA-->
      <text:p text:style-name="P4">
<draw:frame draw:style-name="fr1" draw:name="Image350" text:anchor-type="as-char" svg:width="6.9236in" svg:height="3.956343in" draw:z-index="0">
<draw:image xlink:href="../Images/yкринформ/2023-05-07T-31-18-00-03-00/630_360_1683408799-784.jpg" xlink:type="simple" xlink:show="embed" xlink:actuate="onLoad" draw:mime-type="image/jpeg"/>
</draw:frame>
在乌克兰一侧战斗的白俄罗斯志愿营Terr发布了一段视频，如所声称的那样，录制了录制的录像带，清洁了占领者的占领者的线路，沿Bakhmut的“生命之路”，由敌人控制。 。</text:p>
      <text:p text:style-name="P4">
ukrinform从[]转移(https://t.me/terrorbel/102)在电报中的页面 -  cubatalion。</text:p>
      <text:p text:style-name="P4">
据指出，任务是继续前往敌人的盔甲，摧毁人员，占领并获得具有战略意义的音乐。</text:p>
      <text:p text:style-name="P4">
营说：“任务已经完成。”</text:p>
      <text:p text:style-name="P4">
该视频可以看到许多被摧毁的设备和分散的尸体，可能是俄罗斯入侵者。</text:p>
      <text:p text:style-name="P4">
回忆：德米特里(Dmitry)的恐怖营 - 阿帕纳索维奇(Apanasovich) - 特别任命的支队以白俄罗斯志愿者的名字命名，他在伊彭(Irpen)期间去世。 自2022年以来就已经存在。 早些时候，该营是团的一部分。</text:p>
      <text:p text:style-name="P4">
News Source: <text:a xlink:type="simple" xlink:href="https://www.ukrinform.ua/rubric-ato/3705780-biloruskij-bataljon-pokazav-zacistku-transei-uzdovz-dorogi-na-bahmut.html" text:style-name="Internet_20_link" text:visited-style-name="Visited_20_Internet_20_Link">
https://www.ukrinform.ua/rubric-ato/3705780-biloruskij-bataljon-pokazav-zacistku-transei-uzdovz-dorogi-na-bahmut.html</text:a>
</text:p>
      <!--NEWS-->
      <text:h text:style-name="P10" text:outline-level="1">
<text:span text:style-name="T4">
白俄罗斯营沿着通往巴赫穆特的道路表现出沟渠</text:span>
</text:h>
      <text:p text:style-name="P4">
作者: Ukrinform (Person)</text:p>
      <text:p text:style-name="P4">
出版商: Укринформ (Organization)</text:p>
      <text:p text:style-name="P4">
出版时间: 2023-05-07T00:18:00+03:00</text:p>
      <text:p text:style-name="P4">
修改时间: 2023-05-07T00:18:00+03:00</text:p>
      <text:p text:style-name="P4">
描述: 在乌克兰一侧进行战斗的白俄罗斯志愿营Terr发布了一段视频，据称，录制了录制的视频，清洁了沿Bakhmut的“生命之路”的入侵者的沟渠，由敌人控制。  - 乌克林。</text:p>
      <text:p text:style-name="P4">
图片: ["<text:a xlink:type="simple" xlink:href="https://static.ukrinform.com/photos/2023_05/thumb_files/630_360_1683408799-784.jpg" text:style-name="Internet_20_link" text:visited-style-name="Visited_20_Internet_20_Link">
630_360_16834...</text:a>
"]</text:p>
      <text:p text:style-name="P4">
标签: ['Бахмут', 'білорусь', 'Агресія РФ', 'Добровольці', 'Війна з росією']</text:p>
      <text:p text:style-name="P4">
类型: Article</text:p>
      <!--METADATA-->
      <text:p text:style-name="P4">
<draw:frame draw:style-name="fr1" draw:name="Image351" text:anchor-type="as-char" svg:width="6.9236in" svg:height="3.956343in" draw:z-index="0">
<draw:image xlink:href="../Images/yкринформ/2023-05-07T00-18-00-03-00/630_360_1683408799-784.jpg" xlink:type="simple" xlink:show="embed" xlink:actuate="onLoad" draw:mime-type="image/jpeg"/>
</draw:frame>
在乌克兰一侧战斗的白俄罗斯志愿营Terr发布了一段视频，如所声称的那样，录制了录制的录像带，清洁了占领者的占领者的线路，沿Bakhmut的“生命之路”，由敌人控制。 。</text:p>
      <text:p text:style-name="P4">
ukrinform从[]转移(https://t.me/terrorbel/102)在电报中的页面 -  cubatalion。</text:p>
      <text:p text:style-name="P4">
据指出，任务是继续前往敌人的盔甲，摧毁人员，占领并获得具有战略意义的音乐。</text:p>
      <text:p text:style-name="P4">
营说：“任务已经完成。”</text:p>
      <text:p text:style-name="P4">
该视频可以看到许多被摧毁的设备和分散的尸体，可能是俄罗斯入侵者。</text:p>
      <text:p text:style-name="P4">
回忆：德米特里(Dmitry)的恐怖营 - 阿帕纳索维奇(Apanasovich) - 特别任命的支队以白俄罗斯志愿者的名字命名，他在伊彭(Irpen)期间去世。 自2022年以来就已经存在。 早些时候，该营是团的一部分。</text:p>
      <text:p text:style-name="P4">
News Source: <text:a xlink:type="simple" xlink:href="https://www.ukrinform.ua/rubric-ato/3705780-biloruskij-bataljon-pokazav-zacistku-transei-uzdovz-dorogi-na-bahmut.html" text:style-name="Internet_20_link" text:visited-style-name="Visited_20_Internet_20_Link">
https://www.ukrinform.ua/rubric-ato/3705780-biloruskij-bataljon-pokazav-zacistku-transei-uzdovz-dorogi-na-bahmut.html</text:a>
</text:p>
      <!--NEWS-->
      <text:h text:style-name="P10" text:outline-level="1">
<text:span text:style-name="T4">
在尼古拉夫爆炸中，听到了：金不排除新的炮击</text:span>
</text:h>
      <text:p text:style-name="P4">
作者: Ukrinform (Person)</text:p>
      <text:p text:style-name="P4">
出版商: Укринформ (Organization)</text:p>
      <text:p text:style-name="P4">
出版时间: 2023-05-07T00:34:00+03:00</text:p>
      <text:p text:style-name="P4">
修改时间: 2023-05-07T00:34:00+03:00</text:p>
      <text:p text:style-name="P4">
描述: 5月7日，俄罗斯发射了战略航空导弹，几分钟后，尼古拉夫发生了爆炸。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Миколаїв', 'Обстріл', 'Агресія РФ', 'Війна з росією']</text:p>
      <text:p text:style-name="P4">
类型: Article</text:p>
      <!--METADATA-->
      <text:p text:style-name="P4">
<draw:frame draw:style-name="fr1" draw:name="Image352" text:anchor-type="as-char" svg:width="6.9236in" svg:height="3.956343in" draw:z-index="0">
<draw:image xlink:href="../Images/yкринформ/2023-05-07T00-34-00-03-00/630_360_1677569405-698.jpg" xlink:type="simple" xlink:show="embed" xlink:actuate="onLoad" draw:mime-type="image/jpeg"/>
</draw:frame>
晚上，俄罗斯在晚上发射了战略航空导弹，到了几分钟，尼古拉夫就发生了爆炸。</text:p>
      <text:p text:style-name="P4">
乌克利福姆(Ukrinform)参考<text:a xlink:type="simple" xlink:href="https://t.me/mykolaivskaODA/4970" text:style-name="Internet_20_link" text:visited-style-name="Visited_20_Internet_20_Link">
</text:a>
Nikolaev Ova Vitaliy Kim的负责人。</text:p>
      <text:p text:style-name="P4">
据他说，尼古拉夫发生了2次爆炸，但这也可能是该地区的声音。 军事政府负责人指出，爆炸可能是防空的好处，但确切的信息将在稍后。</text:p>
      <text:p text:style-name="P4">
金还警告了新发布的威胁。 根据00:30的监视频道。</text:p>
      <text:p text:style-name="P4">
正如该机构报道的那样，在乌克兰的大多数地区，5月6日晚上_ <text:span text:style-name="T4">
 <text:a xlink:type="simple" xlink:href="https://www.ukrinform.ua/rubric-ato/3705772-u-bilsosti-regioniv-trivoga-zagarbniki-pidnali-aviaciu-mozlivij-zapusk-raket.html" text:style-name="Internet_20_link" text:visited-style-name="Visited_20_Internet_20_Link">
</text:a>
</text:span>
 _</text:p>
      <text:p text:style-name="P4">
News Source: <text:a xlink:type="simple" xlink:href="https://www.ukrinform.ua/rubric-ato/3705781-u-mikolaevi-prolunali-vibuhi-kim-ne-viklucae-novih-obstriliv.html" text:style-name="Internet_20_link" text:visited-style-name="Visited_20_Internet_20_Link">
https://www.ukrinform.ua/rubric-ato/3705781-u-mikolaevi-prolunali-vibuhi-kim-ne-viklucae-novih-obstriliv.html</text:a>
</text:p>
      <!--NEWS-->
      <text:h text:style-name="P10" text:outline-level="1">
<text:span text:style-name="T4">
俄罗斯苏-35拦截了黑海上的波兰边境飞机</text:span>
</text:h>
      <text:p text:style-name="P4">
作者: Ukrinform (Person)</text:p>
      <text:p text:style-name="P4">
出版商: Укринформ (Organization)</text:p>
      <text:p text:style-name="P4">
出版时间: 2023-05-07T00:48:00+03:00</text:p>
      <text:p text:style-name="P4">
修改时间: 2023-05-07T00:48:00+03:00</text:p>
      <text:p text:style-name="P4">
描述: 波兰边境飞机L410涡轮在罗马尼亚领空附近的黑海飞行中被俄罗斯Su-35战斗机拦截。  - 乌克林。</text:p>
      <text:p text:style-name="P4">
图片: ["<text:a xlink:type="simple" xlink:href="https://static.ukrinform.com/photos/2016_02/thumb_files/630_360_1454323584-3169.jpg" text:style-name="Internet_20_link" text:visited-style-name="Visited_20_Internet_20_Link">
630_360_14543...</text:a>
"]</text:p>
      <text:p text:style-name="P4">
标签: ['Літак', 'Перехоплення', 'Польща', ' Чорне море', 'росія', 'Війна з росією']</text:p>
      <text:p text:style-name="P4">
类型: Article</text:p>
      <!--METADATA-->
      <text:p text:style-name="P4">
<draw:frame draw:style-name="fr1" draw:name="Image353" text:anchor-type="as-char" svg:width="6.9236in" svg:height="3.956343in" draw:z-index="0">
<draw:image xlink:href="../Images/yкринформ/2023-05-07T00-48-00-03-00/630_360_1454323584-3169.jpg" xlink:type="simple" xlink:show="embed" xlink:actuate="onLoad" draw:mime-type="image/jpeg"/>
</draw:frame>
俄罗斯战斗机35号拦截了飞行在罗马尼亚领空的黑色海鲜供应时，波兰边界飞机L410涡轮增压器被拦截。</text:p>
      <text:p text:style-name="P4">
ukrinform从[]转移(https://english.mapn.ro/cpresa/5967_press-release)到罗马尼亚国防部的网站。</text:p>
      <text:p text:style-name="P4">
空气事件发生在5月5日(星期五)下午约13.20替代时间。</text:p>
      <text:p text:style-name="P4">
声明说：“侵略性和危险的演习反复在波兰飞机附近进行了II联邦的战斗机，造成了高度的动荡，并在管理波兰 - 乡村方面造成了严重的困难。”</text:p>
      <text:p text:style-name="P4">
<text:span text:style-name="T4">
另请阅读：</text:span>
 <text:span text:style-name="T4">
 <text:a xlink:type="simple" xlink:href="https://www.ukrinform.ua/rubric-ato/3705778-zagarbniki-viveli-u-corne-more-raketonosii-z-32-kalibrami.html" text:style-name="Internet_20_link" text:visited-style-name="Visited_20_Internet_20_Link">
</text:a>
</text:span>
</text:p>
      <text:p text:style-name="P4">
在此类行动之后，两场罗马尼亚空军战斗和两起西班牙空军被任命为空军​​警察的任务，并由北约西班牙托雷伦的联合国中心阻止了。</text:p>
      <text:p text:style-name="P4">
罗马尼亚国防部说：“尽管有四个飞机随时准备干预，但需要进行干预。”</text:p>
      <text:p text:style-name="P4">
波兰船员“在俄罗斯飞行员不负责任的情况下，平静而专业地行事，并能够完全控制SU-35飞机演习造成的产后身高损失的飞机。”</text:p>
      <text:p text:style-name="P4">
<text:span text:style-name="T4">
另请阅读：</text:span>
 <text:span text:style-name="T4">
 <text:a xlink:type="simple" xlink:href="https://www.ukrinform.ua/rubric-crimea/3701215-cerez-agresivni-dii-rf-corne-more-ne-mozna-vvazati-bezpecnim-vze-20-rokiv-komanduvac-vms.html" text:style-name="Internet_20_link" text:visited-style-name="Visited_20_Internet_20_Link">
</text:a>
</text:span>
</text:p>
      <text:p text:style-name="P4">
这架飞机能够安全地降落在Mikhail Kongelnichan机场。在此事件中，没有观看波兰飞机上的任何机组人员。</text:p>
      <text:p text:style-name="P4">
“罗马尼亚当局与Frontex和波兰当局进行了调查，以调查这一事件的所有情况。这是相当不可接受的攻击行为，类似于这种行为，这已经证明了这一行为。</text:p>
      <text:p text:style-name="P4">
在军事部门还补充说，这一事件是俄罗斯联邦在<text:span text:style-name="T4">
 []中的挑衅方法的另一个证据。(https://www.ukrinform.ua/tag-corne-more) </text:span>
.</text:p>
      <text:p text:style-name="P4">
News Source: <text:a xlink:type="simple" xlink:href="https://www.ukrinform.ua/rubric-world/3705782-rosijskij-su35-perehopiv-polskij-prikordonnij-litak-nad-cornim-morem.html" text:style-name="Internet_20_link" text:visited-style-name="Visited_20_Internet_20_Link">
https://www.ukrinform.ua/rubric-world/3705782-rosijskij-su35-perehopiv-polskij-prikordonnij-litak-nad-cornim-morem.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